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p" style:master-page-name="MP0" style:family="paragraph">
      <style:paragraph-properties fo:break-before="page"/>
    </style:style>
    <style:style style:name="T3" style:parent-style-name="Policepardéfaut" style:family="text">
      <style:text-properties/>
    </style:style>
    <style:style style:name="P2" style:parent-style-name="p" style:family="paragraph">
      <style:paragraph-properties fo:text-indent="0in">
        <style:drop-cap style:length="1" style:lines="3"/>
      </style:paragraph-properties>
    </style:style>
    <style:style style:name="T5" style:parent-style-name="Policepardéfaut" style:family="text">
      <style:text-properties/>
    </style:style>
    <style:style style:name="P4" style:parent-style-name="p" style:family="paragraph">
      <style:paragraph-properties fo:text-indent="0in">
        <style:drop-cap style:length="1" style:lines="3"/>
      </style:paragraph-properties>
    </style:style>
    <style:style style:name="T7" style:parent-style-name="Policepardéfaut" style:family="text">
      <style:text-properties/>
    </style:style>
    <style:style style:name="P6" style:parent-style-name="p" style:family="paragraph">
      <style:paragraph-properties fo:text-indent="0in">
        <style:drop-cap style:length="1" style:lines="3"/>
      </style:paragraph-properties>
    </style:style>
    <style:style style:name="T9" style:parent-style-name="Policepardéfaut" style:family="text">
      <style:text-properties/>
    </style:style>
    <style:style style:name="P8" style:parent-style-name="p" style:family="paragraph">
      <style:paragraph-properties fo:text-indent="0in">
        <style:drop-cap style:length="1" style:lines="3"/>
      </style:paragraph-properties>
    </style:style>
    <style:style style:name="T11" style:parent-style-name="Policepardéfaut" style:family="text">
      <style:text-properties/>
    </style:style>
    <style:style style:name="P10" style:parent-style-name="p" style:family="paragraph">
      <style:paragraph-properties fo:text-indent="0in">
        <style:drop-cap style:length="1" style:lines="3"/>
      </style:paragraph-properties>
    </style:style>
    <style:style style:name="T13" style:parent-style-name="Policepardéfaut" style:family="text">
      <style:text-properties/>
    </style:style>
    <style:style style:name="P12" style:parent-style-name="p" style:family="paragraph">
      <style:paragraph-properties fo:text-indent="0in">
        <style:drop-cap style:length="1" style:lines="3"/>
      </style:paragraph-properties>
    </style:style>
    <style:style style:name="T15" style:parent-style-name="Policepardéfaut" style:family="text">
      <style:text-properties/>
    </style:style>
    <style:style style:name="P14" style:parent-style-name="p" style:family="paragraph">
      <style:paragraph-properties fo:text-indent="0in">
        <style:drop-cap style:length="1" style:lines="3"/>
      </style:paragraph-properties>
    </style:style>
    <style:style style:name="T17" style:parent-style-name="Policepardéfaut" style:family="text">
      <style:text-properties/>
    </style:style>
    <style:style style:name="P16" style:parent-style-name="p" style:family="paragraph">
      <style:paragraph-properties fo:text-indent="0in">
        <style:drop-cap style:length="1" style:lines="3"/>
      </style:paragraph-properties>
    </style:style>
    <style:style style:name="T19" style:parent-style-name="Policepardéfaut" style:family="text">
      <style:text-properties/>
    </style:style>
    <style:style style:name="P18" style:parent-style-name="p" style:family="paragraph">
      <style:paragraph-properties fo:text-indent="0in">
        <style:drop-cap style:length="1" style:lines="3"/>
      </style:paragraph-properties>
    </style:style>
    <style:style style:name="T21" style:parent-style-name="Policepardéfaut" style:family="text">
      <style:text-properties/>
    </style:style>
    <style:style style:name="P20" style:parent-style-name="p" style:family="paragraph">
      <style:paragraph-properties fo:text-indent="0in">
        <style:drop-cap style:length="1" style:lines="3"/>
      </style:paragraph-properties>
    </style:style>
    <style:style style:name="T23" style:parent-style-name="Policepardéfaut" style:family="text">
      <style:text-properties/>
    </style:style>
    <style:style style:name="P22" style:parent-style-name="p" style:family="paragraph">
      <style:paragraph-properties fo:text-indent="0in">
        <style:drop-cap style:length="1" style:lines="3"/>
      </style:paragraph-properties>
    </style:style>
    <style:style style:name="T25" style:parent-style-name="Policepardéfaut" style:family="text">
      <style:text-properties/>
    </style:style>
    <style:style style:name="P24" style:parent-style-name="p" style:family="paragraph">
      <style:paragraph-properties fo:text-indent="0in">
        <style:drop-cap style:length="1" style:lines="3"/>
      </style:paragraph-properties>
    </style:style>
    <style:style style:name="T27" style:parent-style-name="Policepardéfaut" style:family="text">
      <style:text-properties/>
    </style:style>
    <style:style style:name="P26" style:parent-style-name="p" style:family="paragraph">
      <style:paragraph-properties fo:text-indent="0in">
        <style:drop-cap style:length="1" style:lines="3"/>
      </style:paragraph-properties>
    </style:style>
    <style:style style:name="T29" style:parent-style-name="Policepardéfaut" style:family="text">
      <style:text-properties/>
    </style:style>
    <style:style style:name="P28" style:parent-style-name="p" style:family="paragraph">
      <style:paragraph-properties fo:text-indent="0in">
        <style:drop-cap style:length="1" style:lines="3"/>
      </style:paragraph-properties>
    </style:style>
    <style:style style:name="T31" style:parent-style-name="Policepardéfaut" style:family="text">
      <style:text-properties/>
    </style:style>
    <style:style style:name="P30" style:parent-style-name="p" style:family="paragraph">
      <style:paragraph-properties fo:text-indent="0in">
        <style:drop-cap style:length="1" style:lines="3"/>
      </style:paragraph-properties>
    </style:style>
    <style:style style:name="T33" style:parent-style-name="Policepardéfaut" style:family="text">
      <style:text-properties/>
    </style:style>
    <style:style style:name="P32" style:parent-style-name="p" style:family="paragraph">
      <style:paragraph-properties fo:text-indent="0in">
        <style:drop-cap style:length="1" style:lines="3"/>
      </style:paragraph-properties>
    </style:style>
    <style:style style:name="T35" style:parent-style-name="Policepardéfaut" style:family="text">
      <style:text-properties/>
    </style:style>
    <style:style style:name="P34" style:parent-style-name="p" style:family="paragraph">
      <style:paragraph-properties fo:text-indent="0in">
        <style:drop-cap style:length="1" style:lines="3"/>
      </style:paragraph-properties>
    </style:style>
    <style:style style:name="T37" style:parent-style-name="Policepardéfaut" style:family="text">
      <style:text-properties/>
    </style:style>
    <style:style style:name="P36" style:parent-style-name="p" style:family="paragraph">
      <style:paragraph-properties fo:text-indent="0in">
        <style:drop-cap style:length="1" style:lines="3"/>
      </style:paragraph-properties>
    </style:style>
    <style:style style:name="T39" style:parent-style-name="Policepardéfaut" style:family="text">
      <style:text-properties/>
    </style:style>
    <style:style style:name="P38" style:parent-style-name="p" style:family="paragraph">
      <style:paragraph-properties fo:text-indent="0in">
        <style:drop-cap style:length="1" style:lines="3"/>
      </style:paragraph-properties>
    </style:style>
    <style:style style:name="T41" style:parent-style-name="Policepardéfaut" style:family="text">
      <style:text-properties/>
    </style:style>
    <style:style style:name="P40" style:parent-style-name="p" style:family="paragraph">
      <style:paragraph-properties fo:text-indent="0in">
        <style:drop-cap style:length="1" style:lines="3"/>
      </style:paragraph-properties>
    </style:style>
    <style:style style:name="T43" style:parent-style-name="Policepardéfaut" style:family="text">
      <style:text-properties/>
    </style:style>
    <style:style style:name="P42" style:parent-style-name="p" style:family="paragraph">
      <style:paragraph-properties fo:text-indent="0in">
        <style:drop-cap style:length="1" style:lines="3"/>
      </style:paragraph-properties>
    </style:style>
    <style:style style:name="T45" style:parent-style-name="Policepardéfaut" style:family="text">
      <style:text-properties/>
    </style:style>
    <style:style style:name="P44" style:parent-style-name="p" style:family="paragraph">
      <style:paragraph-properties fo:text-indent="0in">
        <style:drop-cap style:length="1" style:lines="3"/>
      </style:paragraph-properties>
    </style:style>
    <style:style style:name="T47" style:parent-style-name="Policepardéfaut" style:family="text">
      <style:text-properties/>
    </style:style>
    <style:style style:name="P46" style:parent-style-name="p" style:family="paragraph">
      <style:paragraph-properties fo:text-indent="0in">
        <style:drop-cap style:length="1" style:lines="3"/>
      </style:paragraph-properties>
    </style:style>
    <style:style style:name="T49" style:parent-style-name="Policepardéfaut" style:family="text">
      <style:text-properties/>
    </style:style>
    <style:style style:name="P48" style:parent-style-name="p" style:family="paragraph">
      <style:paragraph-properties fo:text-indent="0in">
        <style:drop-cap style:length="1" style:lines="3"/>
      </style:paragraph-properties>
    </style:style>
    <style:style style:name="T51" style:parent-style-name="Policepardéfaut" style:family="text">
      <style:text-properties/>
    </style:style>
    <style:style style:name="P50" style:parent-style-name="p" style:family="paragraph">
      <style:paragraph-properties fo:text-indent="0in">
        <style:drop-cap style:length="1" style:lines="3"/>
      </style:paragraph-properties>
    </style:style>
    <style:style style:name="T53" style:parent-style-name="Policepardéfaut" style:family="text">
      <style:text-properties/>
    </style:style>
    <style:style style:name="P52" style:parent-style-name="p" style:family="paragraph">
      <style:paragraph-properties fo:text-indent="0in">
        <style:drop-cap style:length="1" style:lines="3"/>
      </style:paragraph-properties>
    </style:style>
    <style:style style:name="T55" style:parent-style-name="Policepardéfaut" style:family="text">
      <style:text-properties/>
    </style:style>
    <style:style style:name="P54" style:parent-style-name="p" style:family="paragraph">
      <style:paragraph-properties fo:text-indent="0in">
        <style:drop-cap style:length="1" style:lines="3"/>
      </style:paragraph-properties>
    </style:style>
    <style:style style:name="T57" style:parent-style-name="Policepardéfaut" style:family="text">
      <style:text-properties/>
    </style:style>
    <style:style style:name="P56" style:parent-style-name="p" style:family="paragraph">
      <style:paragraph-properties fo:text-indent="0in">
        <style:drop-cap style:length="1" style:lines="3"/>
      </style:paragraph-properties>
    </style:style>
    <style:style style:name="T59" style:parent-style-name="Policepardéfaut" style:family="text">
      <style:text-properties/>
    </style:style>
    <style:style style:name="P58" style:parent-style-name="p" style:family="paragraph">
      <style:paragraph-properties fo:text-indent="0in">
        <style:drop-cap style:length="1" style:lines="3"/>
      </style:paragraph-properties>
    </style:style>
    <style:style style:name="T61" style:parent-style-name="Policepardéfaut" style:family="text">
      <style:text-properties/>
    </style:style>
    <style:style style:name="P60" style:parent-style-name="p" style:family="paragraph">
      <style:paragraph-properties fo:text-indent="0in">
        <style:drop-cap style:length="1" style:lines="3"/>
      </style:paragraph-properties>
    </style:style>
    <style:style style:name="T63" style:parent-style-name="Policepardéfaut" style:family="text">
      <style:text-properties/>
    </style:style>
    <style:style style:name="P62" style:parent-style-name="p" style:family="paragraph">
      <style:paragraph-properties fo:text-indent="0in">
        <style:drop-cap style:length="1" style:lines="3"/>
      </style:paragraph-properties>
    </style:style>
    <style:style style:name="T65" style:parent-style-name="Policepardéfaut" style:family="text">
      <style:text-properties/>
    </style:style>
    <style:style style:name="P64" style:parent-style-name="p" style:family="paragraph">
      <style:paragraph-properties fo:text-indent="0in">
        <style:drop-cap style:length="1" style:lines="3"/>
      </style:paragraph-properties>
    </style:style>
    <style:style style:name="T67" style:parent-style-name="Policepardéfaut" style:family="text">
      <style:text-properties/>
    </style:style>
    <style:style style:name="P66" style:parent-style-name="p" style:family="paragraph">
      <style:paragraph-properties fo:text-indent="0in">
        <style:drop-cap style:length="1" style:lines="3"/>
      </style:paragraph-properties>
    </style:style>
    <style:style style:name="T69" style:parent-style-name="Policepardéfaut" style:family="text">
      <style:text-properties/>
    </style:style>
    <style:style style:name="P68" style:parent-style-name="p" style:family="paragraph">
      <style:paragraph-properties fo:text-indent="0in">
        <style:drop-cap style:length="1" style:lines="3"/>
      </style:paragraph-properties>
    </style:style>
    <style:style style:name="T71" style:parent-style-name="Policepardéfaut" style:family="text">
      <style:text-properties/>
    </style:style>
    <style:style style:name="P70" style:parent-style-name="p" style:family="paragraph">
      <style:paragraph-properties fo:text-indent="0in">
        <style:drop-cap style:length="1" style:lines="3"/>
      </style:paragraph-properties>
    </style:style>
    <style:style style:name="T73" style:parent-style-name="Policepardéfaut" style:family="text">
      <style:text-properties/>
    </style:style>
    <style:style style:name="P72" style:parent-style-name="p" style:family="paragraph">
      <style:paragraph-properties fo:text-indent="0in">
        <style:drop-cap style:length="1" style:lines="3"/>
      </style:paragraph-properties>
    </style:style>
    <style:style style:name="T75" style:parent-style-name="Policepardéfaut" style:family="text">
      <style:text-properties/>
    </style:style>
    <style:style style:name="P74" style:parent-style-name="p" style:family="paragraph">
      <style:paragraph-properties fo:text-indent="0in">
        <style:drop-cap style:length="1" style:lines="3"/>
      </style:paragraph-properties>
    </style:style>
    <style:style style:name="T77" style:parent-style-name="Policepardéfaut" style:family="text">
      <style:text-properties/>
    </style:style>
    <style:style style:name="P76" style:parent-style-name="p" style:family="paragraph">
      <style:paragraph-properties fo:text-indent="0in">
        <style:drop-cap style:length="1" style:lines="3"/>
      </style:paragraph-properties>
    </style:style>
    <style:style style:name="T79" style:parent-style-name="Policepardéfaut" style:family="text">
      <style:text-properties/>
    </style:style>
    <style:style style:name="P78" style:parent-style-name="p" style:family="paragraph">
      <style:paragraph-properties fo:text-indent="0in">
        <style:drop-cap style:length="1" style:lines="3"/>
      </style:paragraph-properties>
    </style:style>
    <style:style style:name="T81" style:parent-style-name="Policepardéfaut" style:family="text">
      <style:text-properties/>
    </style:style>
    <style:style style:name="P80" style:parent-style-name="p" style:family="paragraph">
      <style:paragraph-properties fo:text-indent="0in">
        <style:drop-cap style:length="1" style:lines="3"/>
      </style:paragraph-properties>
    </style:style>
    <style:style style:name="T83" style:parent-style-name="Policepardéfaut" style:family="text">
      <style:text-properties/>
    </style:style>
    <style:style style:name="P82" style:parent-style-name="p" style:family="paragraph">
      <style:paragraph-properties fo:text-indent="0in">
        <style:drop-cap style:length="1" style:lines="3"/>
      </style:paragraph-properties>
    </style:style>
    <style:style style:name="T85" style:parent-style-name="Policepardéfaut" style:family="text">
      <style:text-properties/>
    </style:style>
    <style:style style:name="P84" style:parent-style-name="p" style:family="paragraph">
      <style:paragraph-properties fo:text-indent="0in">
        <style:drop-cap style:length="1" style:lines="3"/>
      </style:paragraph-properties>
    </style:style>
    <style:style style:name="T87" style:parent-style-name="Policepardéfaut" style:family="text">
      <style:text-properties/>
    </style:style>
    <style:style style:name="P86" style:parent-style-name="p" style:family="paragraph">
      <style:paragraph-properties fo:text-indent="0in">
        <style:drop-cap style:length="1" style:lines="3"/>
      </style:paragraph-properties>
    </style:style>
    <style:style style:name="T89" style:parent-style-name="Policepardéfaut" style:family="text">
      <style:text-properties/>
    </style:style>
    <style:style style:name="P88" style:parent-style-name="p" style:family="paragraph">
      <style:paragraph-properties fo:text-indent="0in">
        <style:drop-cap style:length="1" style:lines="3"/>
      </style:paragraph-properties>
    </style:style>
    <style:style style:name="T91" style:parent-style-name="Policepardéfaut" style:family="text">
      <style:text-properties/>
    </style:style>
    <style:style style:name="P90" style:parent-style-name="p" style:family="paragraph">
      <style:paragraph-properties fo:text-indent="0in">
        <style:drop-cap style:length="1" style:lines="3"/>
      </style:paragraph-properties>
    </style:style>
    <style:style style:name="T93" style:parent-style-name="Policepardéfaut" style:family="text">
      <style:text-properties/>
    </style:style>
    <style:style style:name="P92" style:parent-style-name="p" style:family="paragraph">
      <style:paragraph-properties fo:text-indent="0in">
        <style:drop-cap style:length="1" style:lines="3"/>
      </style:paragraph-properties>
    </style:style>
    <style:style style:name="T95" style:parent-style-name="Policepardéfaut" style:family="text">
      <style:text-properties/>
    </style:style>
    <style:style style:name="P94" style:parent-style-name="p" style:family="paragraph">
      <style:paragraph-properties fo:text-indent="0in">
        <style:drop-cap style:length="1" style:lines="3"/>
      </style:paragraph-properties>
    </style:style>
    <style:style style:name="T97" style:parent-style-name="Policepardéfaut" style:family="text">
      <style:text-properties/>
    </style:style>
    <style:style style:name="P96" style:parent-style-name="p" style:family="paragraph">
      <style:paragraph-properties fo:text-indent="0in">
        <style:drop-cap style:length="1" style:lines="3"/>
      </style:paragraph-properties>
    </style:style>
    <style:style style:name="T99" style:parent-style-name="Policepardéfaut" style:family="text">
      <style:text-properties/>
    </style:style>
    <style:style style:name="P98" style:parent-style-name="p" style:family="paragraph">
      <style:paragraph-properties fo:text-indent="0in">
        <style:drop-cap style:length="1" style:lines="3"/>
      </style:paragraph-properties>
    </style:style>
    <style:style style:name="T101" style:parent-style-name="Policepardéfaut" style:family="text">
      <style:text-properties/>
    </style:style>
    <style:style style:name="P100" style:parent-style-name="p" style:family="paragraph">
      <style:paragraph-properties fo:text-indent="0in">
        <style:drop-cap style:length="1" style:lines="3"/>
      </style:paragraph-properties>
    </style:style>
    <style:style style:name="T103" style:parent-style-name="Policepardéfaut" style:family="text">
      <style:text-properties/>
    </style:style>
    <style:style style:name="P102" style:parent-style-name="p" style:family="paragraph">
      <style:paragraph-properties fo:text-indent="0in">
        <style:drop-cap style:length="1" style:lines="3"/>
      </style:paragraph-properties>
    </style:style>
    <style:style style:name="T105" style:parent-style-name="Policepardéfaut" style:family="text">
      <style:text-properties/>
    </style:style>
    <style:style style:name="P104" style:parent-style-name="p" style:family="paragraph">
      <style:paragraph-properties fo:text-indent="0in">
        <style:drop-cap style:length="1" style:lines="3"/>
      </style:paragraph-properties>
    </style:style>
    <style:style style:name="T107" style:parent-style-name="Policepardéfaut" style:family="text">
      <style:text-properties/>
    </style:style>
    <style:style style:name="P106" style:parent-style-name="p" style:family="paragraph">
      <style:paragraph-properties fo:text-indent="0in">
        <style:drop-cap style:length="1" style:lines="3"/>
      </style:paragraph-properties>
    </style:style>
    <style:style style:name="T109" style:parent-style-name="Policepardéfaut" style:family="text">
      <style:text-properties/>
    </style:style>
    <style:style style:name="P108" style:parent-style-name="p" style:family="paragraph">
      <style:paragraph-properties fo:text-indent="0in">
        <style:drop-cap style:length="1" style:lines="3"/>
      </style:paragraph-properties>
    </style:style>
    <style:style style:name="T111" style:parent-style-name="Policepardéfaut" style:family="text">
      <style:text-properties/>
    </style:style>
    <style:style style:name="P110" style:parent-style-name="p" style:family="paragraph">
      <style:paragraph-properties fo:text-indent="0in">
        <style:drop-cap style:length="1" style:lines="3"/>
      </style:paragraph-properties>
    </style:style>
    <style:style style:name="T113" style:parent-style-name="Policepardéfaut" style:family="text">
      <style:text-properties/>
    </style:style>
    <style:style style:name="P112" style:parent-style-name="p" style:family="paragraph">
      <style:paragraph-properties fo:text-indent="0in">
        <style:drop-cap style:length="1" style:lines="3"/>
      </style:paragraph-properties>
    </style:style>
    <style:style style:name="T115" style:parent-style-name="Policepardéfaut" style:family="text">
      <style:text-properties/>
    </style:style>
    <style:style style:name="P114" style:parent-style-name="p" style:family="paragraph">
      <style:paragraph-properties fo:text-indent="0in">
        <style:drop-cap style:length="1" style:lines="3"/>
      </style:paragraph-properties>
    </style:style>
    <style:style style:name="T117" style:parent-style-name="Policepardéfaut" style:family="text">
      <style:text-properties/>
    </style:style>
    <style:style style:name="P116" style:parent-style-name="p" style:family="paragraph">
      <style:paragraph-properties fo:text-indent="0in">
        <style:drop-cap style:length="1" style:lines="3"/>
      </style:paragraph-properties>
    </style:style>
    <style:style style:name="T119" style:parent-style-name="Policepardéfaut" style:family="text">
      <style:text-properties/>
    </style:style>
    <style:style style:name="P118" style:parent-style-name="p" style:family="paragraph">
      <style:paragraph-properties fo:text-indent="0in">
        <style:drop-cap style:length="1" style:lines="3"/>
      </style:paragraph-properties>
    </style:style>
    <style:style style:name="T121" style:parent-style-name="Policepardéfaut" style:family="text">
      <style:text-properties/>
    </style:style>
    <style:style style:name="P120" style:parent-style-name="p" style:family="paragraph">
      <style:paragraph-properties fo:text-indent="0in">
        <style:drop-cap style:length="1" style:lines="3"/>
      </style:paragraph-properties>
    </style:style>
    <style:style style:name="T123" style:parent-style-name="Policepardéfaut" style:family="text">
      <style:text-properties/>
    </style:style>
    <style:style style:name="P122" style:parent-style-name="p" style:family="paragraph">
      <style:paragraph-properties fo:text-indent="0in">
        <style:drop-cap style:length="1" style:lines="3"/>
      </style:paragraph-properties>
    </style:style>
    <style:style style:name="T125" style:parent-style-name="Policepardéfaut" style:family="text">
      <style:text-properties/>
    </style:style>
    <style:style style:name="P124" style:parent-style-name="p" style:family="paragraph">
      <style:paragraph-properties fo:text-indent="0in">
        <style:drop-cap style:length="1" style:lines="3"/>
      </style:paragraph-properties>
    </style:style>
    <style:style style:name="T127" style:parent-style-name="Policepardéfaut" style:family="text">
      <style:text-properties/>
    </style:style>
    <style:style style:name="P126" style:parent-style-name="p" style:family="paragraph">
      <style:paragraph-properties fo:text-indent="0in">
        <style:drop-cap style:length="1" style:lines="3"/>
      </style:paragraph-properties>
    </style:style>
    <style:style style:name="T129" style:parent-style-name="Policepardéfaut" style:family="text">
      <style:text-properties/>
    </style:style>
    <style:style style:name="P128" style:parent-style-name="p" style:family="paragraph">
      <style:paragraph-properties fo:text-indent="0in">
        <style:drop-cap style:length="1" style:lines="3"/>
      </style:paragraph-properties>
    </style:style>
    <style:style style:name="T131" style:parent-style-name="Policepardéfaut" style:family="text">
      <style:text-properties/>
    </style:style>
    <style:style style:name="P130" style:parent-style-name="p" style:family="paragraph">
      <style:paragraph-properties fo:text-indent="0in">
        <style:drop-cap style:length="1" style:lines="3"/>
      </style:paragraph-properties>
    </style:style>
    <style:style style:name="T133" style:parent-style-name="Policepardéfaut" style:family="text">
      <style:text-properties/>
    </style:style>
    <style:style style:name="P132" style:parent-style-name="p" style:family="paragraph">
      <style:paragraph-properties fo:text-indent="0in">
        <style:drop-cap style:length="1" style:lines="3"/>
      </style:paragraph-properties>
    </style:style>
    <style:style style:name="T135" style:parent-style-name="Policepardéfaut" style:family="text">
      <style:text-properties/>
    </style:style>
    <style:style style:name="P134" style:parent-style-name="p" style:family="paragraph">
      <style:paragraph-properties fo:text-indent="0in">
        <style:drop-cap style:length="1" style:lines="3"/>
      </style:paragraph-properties>
    </style:style>
    <style:style style:name="T137" style:parent-style-name="Policepardéfaut" style:family="text">
      <style:text-properties/>
    </style:style>
    <style:style style:name="P136" style:parent-style-name="p" style:family="paragraph">
      <style:paragraph-properties fo:text-indent="0in">
        <style:drop-cap style:length="1" style:lines="3"/>
      </style:paragraph-properties>
    </style:style>
    <style:style style:name="T139" style:parent-style-name="Policepardéfaut" style:family="text">
      <style:text-properties/>
    </style:style>
    <style:style style:name="P138" style:parent-style-name="p" style:family="paragraph">
      <style:paragraph-properties fo:text-indent="0in">
        <style:drop-cap style:length="1" style:lines="3"/>
      </style:paragraph-properties>
    </style:style>
    <style:style style:name="T141" style:parent-style-name="Policepardéfaut" style:family="text">
      <style:text-properties/>
    </style:style>
    <style:style style:name="P140" style:parent-style-name="p" style:family="paragraph">
      <style:paragraph-properties fo:text-indent="0in">
        <style:drop-cap style:length="1" style:lines="3"/>
      </style:paragraph-properties>
    </style:style>
    <style:style style:name="T143" style:parent-style-name="Policepardéfaut" style:family="text">
      <style:text-properties/>
    </style:style>
    <style:style style:name="P142" style:parent-style-name="p" style:family="paragraph">
      <style:paragraph-properties fo:text-indent="0in">
        <style:drop-cap style:length="1" style:lines="3"/>
      </style:paragraph-properties>
    </style:style>
    <style:style style:name="T145" style:parent-style-name="Policepardéfaut" style:family="text">
      <style:text-properties/>
    </style:style>
    <style:style style:name="P144" style:parent-style-name="p" style:family="paragraph">
      <style:paragraph-properties fo:text-indent="0in">
        <style:drop-cap style:length="1" style:lines="3"/>
      </style:paragraph-properties>
    </style:style>
    <style:style style:name="T147" style:parent-style-name="Policepardéfaut" style:family="text">
      <style:text-properties/>
    </style:style>
    <style:style style:name="P146" style:parent-style-name="p" style:family="paragraph">
      <style:paragraph-properties fo:text-indent="0in">
        <style:drop-cap style:length="1" style:lines="3"/>
      </style:paragraph-properties>
    </style:style>
    <style:style style:name="T149" style:parent-style-name="Policepardéfaut" style:family="text">
      <style:text-properties/>
    </style:style>
    <style:style style:name="P148" style:parent-style-name="p" style:family="paragraph">
      <style:paragraph-properties fo:text-indent="0in">
        <style:drop-cap style:length="1" style:lines="3"/>
      </style:paragraph-properties>
    </style:style>
    <style:style style:name="T151" style:parent-style-name="Policepardéfaut" style:family="text">
      <style:text-properties/>
    </style:style>
    <style:style style:name="P150" style:parent-style-name="p" style:family="paragraph">
      <style:paragraph-properties fo:text-indent="0in">
        <style:drop-cap style:length="1" style:lines="3"/>
      </style:paragraph-properties>
    </style:style>
    <style:style style:name="T153" style:parent-style-name="Policepardéfaut" style:family="text">
      <style:text-properties/>
    </style:style>
    <style:style style:name="P152" style:parent-style-name="p" style:family="paragraph">
      <style:paragraph-properties fo:text-indent="0in">
        <style:drop-cap style:length="1" style:lines="3"/>
      </style:paragraph-properties>
    </style:style>
    <style:style style:name="T155" style:parent-style-name="Policepardéfaut" style:family="text">
      <style:text-properties/>
    </style:style>
    <style:style style:name="P154" style:parent-style-name="p" style:family="paragraph">
      <style:paragraph-properties fo:text-indent="0in">
        <style:drop-cap style:length="1" style:lines="3"/>
      </style:paragraph-properties>
    </style:style>
    <style:style style:name="T157" style:parent-style-name="Policepardéfaut" style:family="text">
      <style:text-properties/>
    </style:style>
    <style:style style:name="P156" style:parent-style-name="p" style:family="paragraph">
      <style:paragraph-properties fo:text-indent="0in">
        <style:drop-cap style:length="1" style:lines="3"/>
      </style:paragraph-properties>
    </style:style>
    <style:style style:name="T159" style:parent-style-name="Policepardéfaut" style:family="text">
      <style:text-properties/>
    </style:style>
    <style:style style:name="P158" style:parent-style-name="p" style:family="paragraph">
      <style:paragraph-properties fo:text-indent="0in">
        <style:drop-cap style:length="1" style:lines="3"/>
      </style:paragraph-properties>
    </style:style>
    <style:style style:name="T161" style:parent-style-name="Policepardéfaut" style:family="text">
      <style:text-properties/>
    </style:style>
    <style:style style:name="P160" style:parent-style-name="p" style:family="paragraph">
      <style:paragraph-properties fo:text-indent="0in">
        <style:drop-cap style:length="1" style:lines="3"/>
      </style:paragraph-properties>
    </style:style>
    <style:style style:name="T163" style:parent-style-name="Policepardéfaut" style:family="text">
      <style:text-properties/>
    </style:style>
    <style:style style:name="P162" style:parent-style-name="p" style:family="paragraph">
      <style:paragraph-properties fo:text-indent="0in">
        <style:drop-cap style:length="1" style:lines="3"/>
      </style:paragraph-properties>
    </style:style>
    <style:style style:name="T165" style:parent-style-name="Policepardéfaut" style:family="text">
      <style:text-properties/>
    </style:style>
    <style:style style:name="P164" style:parent-style-name="p" style:family="paragraph">
      <style:paragraph-properties fo:text-indent="0in">
        <style:drop-cap style:length="1" style:lines="3"/>
      </style:paragraph-properties>
    </style:style>
    <style:style style:name="T167" style:parent-style-name="Policepardéfaut" style:family="text">
      <style:text-properties/>
    </style:style>
    <style:style style:name="P166" style:parent-style-name="p" style:family="paragraph">
      <style:paragraph-properties fo:text-indent="0in">
        <style:drop-cap style:length="1" style:lines="3"/>
      </style:paragraph-properties>
    </style:style>
    <style:style style:name="T169" style:parent-style-name="Policepardéfaut" style:family="text">
      <style:text-properties/>
    </style:style>
    <style:style style:name="P168" style:parent-style-name="p" style:family="paragraph">
      <style:paragraph-properties fo:text-indent="0in">
        <style:drop-cap style:length="1" style:lines="3"/>
      </style:paragraph-properties>
    </style:style>
    <style:style style:name="T171" style:parent-style-name="Policepardéfaut" style:family="text">
      <style:text-properties/>
    </style:style>
    <style:style style:name="P170" style:parent-style-name="p" style:family="paragraph">
      <style:paragraph-properties fo:text-indent="0in">
        <style:drop-cap style:length="1" style:lines="3"/>
      </style:paragraph-properties>
    </style:style>
    <style:style style:name="T173" style:parent-style-name="Policepardéfaut" style:family="text">
      <style:text-properties/>
    </style:style>
    <style:style style:name="P172" style:parent-style-name="p" style:family="paragraph">
      <style:paragraph-properties fo:text-indent="0in">
        <style:drop-cap style:length="1" style:lines="3"/>
      </style:paragraph-properties>
    </style:style>
    <style:style style:name="T175" style:parent-style-name="Policepardéfaut" style:family="text">
      <style:text-properties/>
    </style:style>
    <style:style style:name="P174" style:parent-style-name="p" style:family="paragraph">
      <style:paragraph-properties fo:text-indent="0in">
        <style:drop-cap style:length="1" style:lines="3"/>
      </style:paragraph-properties>
    </style:style>
    <style:style style:name="T177" style:parent-style-name="Policepardéfaut" style:family="text">
      <style:text-properties/>
    </style:style>
    <style:style style:name="P176" style:parent-style-name="p" style:family="paragraph">
      <style:paragraph-properties fo:text-indent="0in">
        <style:drop-cap style:length="1" style:lines="3"/>
      </style:paragraph-properties>
    </style:style>
    <style:style style:name="T179" style:parent-style-name="Policepardéfaut" style:family="text">
      <style:text-properties/>
    </style:style>
    <style:style style:name="P178" style:parent-style-name="p" style:family="paragraph">
      <style:paragraph-properties fo:text-indent="0in">
        <style:drop-cap style:length="1" style:lines="3"/>
      </style:paragraph-properties>
    </style:style>
    <style:style style:name="T181" style:parent-style-name="Policepardéfaut" style:family="text">
      <style:text-properties/>
    </style:style>
    <style:style style:name="P180" style:parent-style-name="p" style:family="paragraph">
      <style:paragraph-properties fo:text-indent="0in">
        <style:drop-cap style:length="1" style:lines="3"/>
      </style:paragraph-properties>
    </style:style>
    <style:style style:name="T183" style:parent-style-name="Policepardéfaut" style:family="text">
      <style:text-properties/>
    </style:style>
    <style:style style:name="P182" style:parent-style-name="p" style:family="paragraph">
      <style:paragraph-properties fo:text-indent="0in">
        <style:drop-cap style:length="1" style:lines="3"/>
      </style:paragraph-properties>
    </style:style>
    <style:style style:name="T185" style:parent-style-name="Policepardéfaut" style:family="text">
      <style:text-properties/>
    </style:style>
    <style:style style:name="P184" style:parent-style-name="p" style:family="paragraph">
      <style:paragraph-properties fo:text-indent="0in">
        <style:drop-cap style:length="1" style:lines="3"/>
      </style:paragraph-properties>
    </style:style>
    <style:style style:name="T187" style:parent-style-name="Policepardéfaut" style:family="text">
      <style:text-properties/>
    </style:style>
    <style:style style:name="P186" style:parent-style-name="p" style:family="paragraph">
      <style:paragraph-properties fo:text-indent="0in">
        <style:drop-cap style:length="1" style:lines="3"/>
      </style:paragraph-properties>
    </style:style>
    <style:style style:name="T189" style:parent-style-name="Policepardéfaut" style:family="text">
      <style:text-properties/>
    </style:style>
    <style:style style:name="P188" style:parent-style-name="p" style:family="paragraph">
      <style:paragraph-properties fo:text-indent="0in">
        <style:drop-cap style:length="1" style:lines="3"/>
      </style:paragraph-properties>
    </style:style>
    <style:style style:name="T191" style:parent-style-name="Policepardéfaut" style:family="text">
      <style:text-properties/>
    </style:style>
    <style:style style:name="P190" style:parent-style-name="p" style:family="paragraph">
      <style:paragraph-properties fo:text-indent="0in">
        <style:drop-cap style:length="1" style:lines="3"/>
      </style:paragraph-properties>
    </style:style>
    <style:style style:name="T193" style:parent-style-name="Policepardéfaut" style:family="text">
      <style:text-properties/>
    </style:style>
    <style:style style:name="P192" style:parent-style-name="p" style:family="paragraph">
      <style:paragraph-properties fo:text-indent="0in">
        <style:drop-cap style:length="1" style:lines="3"/>
      </style:paragraph-properties>
    </style:style>
    <style:style style:name="T195" style:parent-style-name="Policepardéfaut" style:family="text">
      <style:text-properties/>
    </style:style>
    <style:style style:name="P194" style:parent-style-name="p" style:family="paragraph">
      <style:paragraph-properties fo:text-indent="0in">
        <style:drop-cap style:length="1" style:lines="3"/>
      </style:paragraph-properties>
    </style:style>
    <style:style style:name="T197" style:parent-style-name="Policepardéfaut" style:family="text">
      <style:text-properties/>
    </style:style>
    <style:style style:name="P196" style:parent-style-name="p" style:family="paragraph">
      <style:paragraph-properties fo:text-indent="0in">
        <style:drop-cap style:length="1" style:lines="3"/>
      </style:paragraph-properties>
    </style:style>
    <style:style style:name="T199" style:parent-style-name="Policepardéfaut" style:family="text">
      <style:text-properties/>
    </style:style>
    <style:style style:name="P198" style:parent-style-name="p" style:family="paragraph">
      <style:paragraph-properties fo:text-indent="0in">
        <style:drop-cap style:length="1" style:lines="3"/>
      </style:paragraph-properties>
    </style:style>
    <style:style style:name="T201" style:parent-style-name="Policepardéfaut" style:family="text">
      <style:text-properties/>
    </style:style>
    <style:style style:name="P200" style:parent-style-name="p" style:family="paragraph">
      <style:paragraph-properties fo:text-indent="0in">
        <style:drop-cap style:length="1" style:lines="3"/>
      </style:paragraph-properties>
    </style:style>
    <style:style style:name="T203" style:parent-style-name="Policepardéfaut" style:family="text">
      <style:text-properties/>
    </style:style>
    <style:style style:name="P202" style:parent-style-name="p" style:family="paragraph">
      <style:paragraph-properties fo:text-indent="0in">
        <style:drop-cap style:length="1" style:lines="3"/>
      </style:paragraph-properties>
    </style:style>
    <style:style style:name="T205" style:parent-style-name="Policepardéfaut" style:family="text">
      <style:text-properties/>
    </style:style>
    <style:style style:name="P204" style:parent-style-name="p" style:family="paragraph">
      <style:paragraph-properties fo:text-indent="0in">
        <style:drop-cap style:length="1" style:lines="3"/>
      </style:paragraph-properties>
    </style:style>
  </office:automatic-styles>
  <office:body>
    <office:text text:use-soft-page-breaks="true">
      <text:p text:style-name="P1">title : Les cent nouvelles. S’ensuyvent les cent nouvelles contenant cent hystoires ou nouveaulx comptes plaisans a deviser en toutes bonnes compaignies par matiere de ioyeusete</text:p>
      <text:p text:style-name="p">author : Anonyme</text:p>
      <text:p text:style-name="p">publisher : Sorbonne Université, LABEX OBVIL</text:p>
      <text:p text:style-name="p">issued : 2019</text:p>
      <text:p text:style-name="p">idno : http://http://obvil.sorbonne-universite.site/corpus/faceties/anonyme_cent-nouvelles_1530</text:p>
      <text:p text:style-name="p">source : Anonyme, Les cent nouvelles. S’ensuyvent les cent nouvelles contenant cent<text:s/>hystoires ou nouveaulx comptes plaisans a deviser en toutes bonnes compaignies par matiere de ioyeusete, Lyon, Olivier Arnoullet, [1530]. Cote : Bibliothèque du château de Chantilly, Cabinet des livres, IV-E-026.</text:p>
      <text:p text:style-name="p">created : 1530</text:p>
      <text:p text:style-name="figure"><text:span text:style-name="pb">[n.p.]</text:span><text:span text:style-name="pb"><text:line-break/></text:span>&lt;ATTimage&gt;</text:p>
      <text:h text:style-name="Titre1" text:outline-level="1"><text:span text:style-name="pb">[n.p.]</text:span><text:line-break/>(pdm) Sensupt la table des cent nouuelles nouuelles.</text:h>
      <text:p text:style-name="P2"><text:span text:style-name="T3">L</text:span>A premiere nouuelle traicte d(u1)g qui trouua facon de iouir de la<text:line-break/>femme de son voisin. Lequel il auoyt enuoye dehors pour pl(us) ay<text:line-break/>seement en iouyr (et) luy retourne de son voyage le trouua (q2) se bain<text:line-break/>gnoit auecques sa femme et non saichant que ce feust elle le vou(-)<text:line-break/>lut veoir (et) pmis luy fut de seullemeut en veoir le derriere (et) alors iugea (q1) a<text:line-break/>celluy sembla sa femme mais croire ne losa. Et sur ce partit et vint trou(-)<text:line-break/>uer sa femme a son hostel que on auoit boutee dehors par vne poterne de<text:line-break/>derrier et luy c(o1)pta limaginati(o1) (q1) il auoit eu sur elle dont il se repentoit.</text:p>
      <text:p text:style-name="p">(pdm) La sec(o1)de nouuelle traicte dune ieune fille qui auoyt le mal des broches<text:line-break/>laquelle creua a vng cordelier (q2) la<text:s/>vouloit medeciner vng seul bon oeil (q2)l<text:line-break/>auoit et aussi du proces qui sensuit puis apres.</text:p>
      <text:p text:style-name="p">(pdm) La troiziesme nouuelle rac(o1)ptee par monseigneur de la roche de la tr(o1)<text:line-break/>perie que fist vng cheualier a la f(e1)me de sou meusnier a lequel le il bailloit<text:line-break/>a ent(e1)dre (q1) son c(o1) luy cherroit sil nestoit recoingne (et) ainsi (p3) plusieurs fois<text:line-break/>si luy recoigna. Et le meusnier de ce aduerty pescha puis apres dedans le<text:line-break/>corps de la femme dudict cheualier vng dyam(a1)t quelle auoit perdu en soy<text:line-break/>baign(a1)t et<text:s/>pescha si bien et si au(a1)t quil le trouua comme bi(e1) sceut despuis<text:line-break/>ledit cheualier lequel appella le meusnier pescheur de dyamans (sol) (et) le meus(-)<text:line-break/>nier luy respondit en lappellant recoingneur de cons.</text:p>
      <text:p text:style-name="p">(pdm) La quatriesme nouuelle de vng archier escossois qui fut amoureux du<text:line-break/>ne belle et g(e1)te damoiselle femme d(u1)g eschopier la(q1)lle par le c(o1)mandem(e1)t<text:line-break/>de son mary assigna iour audit escossois et de faict garny de sa grande es<text:line-break/>peey comparut (et) besongna tant que il voulut present ledict eschopier (q2) de<text:line-break/>grant pour se estoit cache en la ruelle de son lit (et) tout pouuoit veoir (et) ouyr<text:line-break/>plainem(e1)t et la complaincte que fist apres la femme a son mary.</text:p>
      <text:p text:style-name="p">(pdm) La cinquiesme nouuelle rac(o1)ptee par phelippe de laon de deux iugem(e1)t<text:line-break/>de monseigneur thalebot (sol) cest assauoir dung francoys (q2) fut prins (p3) vng<text:line-break/>anglois soubz son saufconduit disant (q1) esguillettes estoient habillem(e1)s<text:line-break/>de guerres (et) ainsi le fist armer de ses Esguillettes sans aultre chose encon<text:line-break/>tre le francois (sol) le(q1)l de vne espee le frappoit present thalebot et laultre qui<text:line-break/>leglise auoit desrobbee auquel il fist iurer de iamais plus en leglise entrer.</text:p>
      <text:soft-page-break/>
      <text:p text:style-name="p">(pdm) La.vj.nouuelle d(u1)g yur(o1)gne (q2) par force au prieur des augustins de la<text:line-break/>haye en hollande se boulut c(o1)fesser et apres sa confessi(o1) disant quil estoit<text:line-break/>en b(o1) estat vouloit mourir et cuidoit auoir la teste trenchee et estre mort et<text:line-break/>(p3) ses c(o1)paign(o1)s fut emporte les(q1)lz disoy(e1)t (q2)lz le portoy(e1)t en terre.</text:p>
      <text:p text:style-name="p">(pdm) La.vij.nouuelle dung orfeure de paris (q2) fist coucher vng charreton le(-)<text:line-break/>quel luy auoit admene du charbon auec luy et sa femme et comment ledit<text:line-break/>charreton par derriere se iouoyt auecques elle dont lorfeure sapperceut et<text:line-break/><text:span text:style-name="pb">[n.p.]</text:span><text:line-break/>tronua ce (q2) estoit. Et des parolles quil dist au<text:s/>charreton.</text:p>
      <text:p text:style-name="p">(pdm) La.viij.nounelle dung compaign(o1) picart demour(a1)t a brucelles lequel<text:line-break/>engrossa la fille de son maistre (et) a ceste cause print congie de haulte heure<text:line-break/>et vint en picardie soy marier (et) tost apres son partem(e1)t la mere de sa fille<text:line-break/>sapperceut de lencoulouree de sadicte fille (sol) laquelle a quelque meschief (q1) ce<text:line-break/>fust confessa a sa mere le cas et tel quil estoit et la mere la renuoya deuers le<text:line-break/>dict compaignon pour luy deffaire ce quil luy auoit fait a sa fille. Et du<text:line-break/>reffus que la<text:s/>nouuelle mariee fist audit compaignon et du compte (q1)lle luy<text:line-break/>compta a loccasion duquel duquel de elle se departit incontinent et retour(-)<text:line-break/>na a sa premiere amoureuse laquelle il espousa.</text:p>
      <text:p text:style-name="p">(pdm) La.ix.nouuelle racompte (et) parle dung cheualier de bourgongne lequel<text:line-break/>estoit tant amoureux dune des chamberieres de sa femme que cestoit mer<text:line-break/>neille (et) cuidant coucher auecques ladicte chamberiere coucha auec sa fem(-)<text:line-break/>me laquelle sestoit couchee au lit de sadicte chamberiere. Et aussi comm(e1)t<text:line-break/>il fist vng aultre<text:s/>cheualier son voisin par ordonnance coucher auec sadicte<text:line-break/>femme cuid(a1)t veritablement que ce fut la chamberiere de laquelle chose il<text:line-break/>fut despuis bien mal content iacoit ce que la dame n(e1)sceust oncques ri(e1)s<text:line-break/>et ne cuy doit auoir eu que son mary c(o1)me ie croy.</text:p>
      <text:p text:style-name="p">(pdm) La.x.nouuelle dung cheualier dangleterre lequel despuis quil fut ma(-)<text:line-break/>rie voulut (q1) son mign(o1) c(o1)me par adu(a1)t son mariage faisoit de belles fil(-)<text:line-break/>les luy fist fin(a1)ce. La(q1)lle chose il ne voulut faire (sol) car il se<text:s/>p(e1)soit (q2)l luy suffi(-)<text:line-break/>soit bien dauoir vne femme (sol) mais ledict cheualier a son premier train le<text:line-break/>ramena par le faire tousiours seruir de pastez danguilles au disner et au<text:line-break/>soupper.</text:p>
      <text:p text:style-name="p">(pdm) La.xj.nouuelle dung paillart ialoux qui apres plusieurs offr(a1)des fai(-)<text:line-break/>ctes a plusieurs sainctz pour le remede de sa maladie de ialousie (sol) lequel of<text:line-break/>frit vne chandelle au dyable que on paint c(o1)munem(e1)t dessoubz sainct mi(-)<text:line-break/>chel et du songe quil songea et de ce que il luy aduint au resueiller comme<text:line-break/>vous pourrez ouyr cy apres.</text:p>
      <text:p text:style-name="p">(pdm) La.xij.nouuelle si parle de vng hollandois qui nuyt et iour a toute heu<text:line-break/>re ne cessoit de assaillir sa f(e1)me au ieu damours (sol) et comm(e1)t dau(e1)ture il la<text:line-break/>rua par terre en passant par vng boys soubz vng gr(a1)t arbre sur le(q1)l estoit<text:line-break/>vng laboureur (q2) auoit (p3)du son beau. Et en faisant inu(e1)toire des beault<text:line-break/>m(e1)bres de sa femme dist que il veoyt tant de belles choses (sol) et quasi tout le<text:line-break/>m(o1)de a qui le laboureur dem(a1)da se il veoit point son beau que il cherchoit<text:line-break/>duquel il disoit que il luy sembloit en veoit la queue.</text:p>
      <text:p text:style-name="p">(pdm) La.xiij.nouuelle comment le clerc dung procureur dangleterre deceut<text:line-break/>son maistre pour luy faire accroyre quilz nauoit nulz couillons et a cette<text:line-break/>cause il eut le gouuernement de sa maistresse aulx champs et a la ville<text:line-break/><text:span text:style-name="pb">[n.p.]</text:span><text:line-break/>et se d(o1)nerent bon temps.</text:p>
      <text:soft-page-break/>
      <text:p text:style-name="p">(pdm) La.xiiij.nouuellle de lhermitte (q2) deceut la fille dune pouure femme et<text:line-break/>luy faisoit acroire que sa fille auroit vng filz de luy qui seroit pape (sol) et a<text:line-break/>d(o1)c qu(a1)t vint a lenfanter ce fut vne fille. Et ainsi fut lembusche du faulx<text:line-break/>hermite descouuerte qui a ceste cause sen fuyt du pays.</text:p>
      <text:p text:style-name="p">(pdm) La.xv.nouuuelle dune nonnain qui vng moyne cuydoit tr(o1)per. Le(-)<text:line-break/>quel en sa c(o1)paignie admena son compaignon qui deuoit bailler a taster<text:line-break/>a elle son instrum(e1)t comme le marche le portoit (et) c(o1)me le moyne mist son<text:line-break/>compaignon en son lieu (et) de la responce que elle fist.</text:p>
      <text:p text:style-name="p">(pdm) La.xvj.nouuelle dung cheualier de picardie lequel en prusse sen alla t(a1)(-)<text:line-break/>dis ma dame sa femme dung aultre sacointa (sol) et a lheure que son mary<text:line-break/>retourna elle estoit couchee auecques son amy lequel par vne gracieuse<text:line-break/>subtillitte elle le bouta hors de sa chambre sans ce que son mary le cheua(-)<text:line-break/>lier sen donnast garde.</text:p>
      <text:p text:style-name="p">(pdm) La.xvij.nouuelle par monseigueur dung presid(e1)t de parlem(e1)t qui de(-)<text:line-break/>uint amoureux de sa ch(a1)beriere laquelle a force en blutt(a1)t la farine cuyda<text:line-break/>violler. Mais (p3) beau (p3)ler de luy se desarma et luy fist affubler le bluteau de<text:line-break/>quoy elle tamissoit (sol) puis alla querir sa maistresse qui en cest estat son ma(-)<text:line-break/>ry et seigneur trouua comme icy apres vous orrez cy dessoubz.</text:p>
      <text:p text:style-name="p">(pdm) La.xviij.nouuelle racomptee par monseigneur de la roche dung gentil<text:line-break/>homme de bourgongne. Lequel trouua facon moyennant dix escus quil<text:line-break/>fist bailler a la<text:s/>chamberiere de coucher auec elle. Mais au(a1)t quil voulsist (p3)<text:line-break/>tit de sa chambre il eut ses dix escus (sol) et se fist porter sur les espaules de ladi<text:line-break/>cte chamberiere par la chambre de lhoste. Et eu passant par ladicte cham(-)<text:line-break/>bre il fist vng sonner tout de faict aduise qui leur fait encusa comme vous<text:line-break/>pourrez ouyr en la nouuelle cy dessoubz.</text:p>
      <text:p text:style-name="p">(pdm) La.xix.nouuelle par phelippes vignieu de vng marchant dangleterre<text:line-break/>duquel la femme en son absence fist vng enfant et disoit quil estoit sien (sol) et<text:line-break/>comment il<text:s/>sen depescha gracieusement comme elle luy auoit baille a croi<text:line-break/>re que il estoit venu de neige (sol) aussi pareillement au soleil comme la neige<text:line-break/>cestoit fondue.</text:p>
      <text:p text:style-name="p">(pdm) La.xx.nouuelle racomptee par phelippe de laon dung lourdault cham<text:line-break/>penois lequel qu(a1)t il<text:s/>se maria nauoyt encores iamais monte sur beste cre(-)<text:line-break/>stienne dont sa femme se tenit bien de rire et de lexpedient que la mere del(-)<text:line-break/>le y trouua. Et soubdain pleur dudict lourdault a vne feste et assemblee (q2)<text:line-break/>se fist despuis apres quon luy eut monstre<text:s/>lamoureux mestier comme vo(us)<text:line-break/>pourrez ouyr plus a plain cy apres.</text:p>
      <text:p text:style-name="p">(pdm) La.xxj.nouuelle racomptee par phelippe de laon dune abbesse (q2) fut ma<text:line-break/>lade (sol) par faulte de faire cela que vous scauez ce que elle ne vouloit faire<text:line-break/>doubtant de ses nonnains estre<text:s/>reprochee et toutes luy acorderent de faire<text:line-break/><text:span text:style-name="pb">[n.p.]</text:span><text:line-break/>comme elle et ainsi sen firent toutes donner largement.</text:p>
      <text:p text:style-name="p">(pdm) La.xxij.nouuelle rac(o1)ptee dung gentil homme qui engrossa vne ieune<text:line-break/>fille et puis en vne armee sen alla et auant son retour elle dung aultre<text:s/>sa(-)<text:line-break/>cointa auquel son enfant elle donna et le gentil h(o1)me de la guerre retour<text:line-break/>ne son enfant dem(a1)da (sol) et elle luy pria que a son nouuel amy le laissast pro<text:line-break/>mettant que le premier quel feroit sans faulte luy donneroit c(o1)me cy des(-)<text:line-break/>soubz vous sera recorde.</text:p>
      <text:p text:style-name="p">(pdm) La.xxiij.nouuelle d(u1)g clerc de qui sa maistresse fut amoureuse laquel(-)<text:line-break/>le a bon escient si accorda pourtant quelle auoit passe la roye (q1) ledit clerc<text:line-break/><text:soft-page-break/>luy auoit faicte la voy(a1)t son petit filz dist a son pere qu(a1)t il fut venu (q2)l ne<text:line-break/>passast po(i1)t la roye car sil la passoit le clerc luy feroit c(o1)e il auoit a sa mere</text:p>
      <text:p text:style-name="p">(pdm) La.xxiiij.nouuelle dicte (et) rac(o1)ptee (p3) m(o1)seigneur de fi(e1)nes (sol) dung c(o1)te (q2)<text:line-break/>vne tresbelle ieune et g(e1)te fille lune de ses subiectes cuyda decepuoir (p3) for(-)<text:line-break/>ce et c(o1)ment elle sen eschappa par le moyen de ses houseaulx (sol) mais depuis<text:line-break/>len prisa tresfort (et) layda a marier c(o1)me vous sera cy apres declaire.</text:p>
      <text:p text:style-name="p">(pdm) La.xxv.nouuelle racomptee et dicte par monseigneur de sainct yon de<text:line-break/>celle qui de force se plaignit d(u1)g c(o1)paign(o1) lequel elle auoit mesmes adres<text:line-break/>se a trouuer ce quil queroit et du iugement qui en fut fait.</text:p>
      <text:p text:style-name="p">(pdm) La.xxvj.nouuelle rac(o1)ptee (et) mise en terme (p3) monseigneur de soquesso<text:line-break/>les des amours dung g(e1)til h(o1)me et dune damoyselle (sol) laquelle esprouua la<text:line-break/>loyaulte du g(e1)til h(o1)me par vne merueilleuse et g(e1)te facon et coucha troys<text:line-break/>nuytz auec luy sans aulcunem(e1)t scauoir (q1) ce fust elle (sol) mais pour homme<text:line-break/>la tenoit ainsi comme plus a plain pourrez ouyr cy apres.</text:p>
      <text:p text:style-name="p">(pdm) La.xxvij.nouuelle rac(o1)ptee par m(o1)seigneur de beauuoir des amours<text:line-break/>dung grant seigneur de ce royaulme et dune gente damoyselle mariee (sol) la<text:line-break/>quelle affin de bailler lieu a son seruiteur fist son mary bouter en<text:s/>vng ba(-)<text:line-break/>hu (sol) par le moyen de ses ch(a1)berieres (sol) et leans le fist tenir toute la nuyt tan(-)<text:line-break/>dis que auec son seruiteur passoit le t(e1)ps et des gaigeures qui furent fai(-)<text:line-break/>ctes entre elle et son dit mary comme il vous sera recorde cy apres.</text:p>
      <text:p text:style-name="p">(pdm) La.xxviij.nouuelle dicte et rac(o1)ptee par messire michault de ch(a1)gy (sol) de<text:line-break/>la iournee assignee avng grant prince de ce royaulme par vne damoyselle<text:line-break/>seruante de ch(a1)bre de la royne (et) du petit exploit darmes que fist ledict prin<text:line-break/>ce et des faintises que ladicte damoyselle disoit a la royne de sa leuriere la(-)<text:line-break/>quelle estoit tout a propos enfermee dehors de la chambre de la royne com<text:line-break/>me orres cy apres.</text:p>
      <text:p text:style-name="p">(pdm) La.xxix.nouuelle racomptee par m(o1)seigneur dung gentil h(o1)me (q2) des<text:line-break/>la premiere nuyt quil se maria et apres quil eut heurte vng coup a sa fem(-)<text:line-break/>me elle luy rendit vng enfant (sol) et de la maniere quil en tint et des parolles<text:line-break/>quil en dist a ses compaignons qui luy aportoyent du chauldeau comme<text:line-break/>vous orrez cy apres.</text:p>
      <text:p text:style-name="p"><text:span text:style-name="pb">[n.p.]</text:span><text:line-break/>(pdm) La.xxx.nouuelle racomptee par monseigneur de beauuoys fr(a1)coys de<text:line-break/>troys marchans de sauoye allans en pelerinaige a sainct anthoyne en vi(e1)<text:line-break/>noys qui furent trompes et deceus par troys cordeliers lesquelz coucher(e1)t<text:line-break/>auec leurs femmes combien quelles cuidoyent estre auec leurs marys. Et<text:line-break/>comment par le rapport quelles firent les marys le sceur(e1)t et de la manie(-)<text:line-break/>niere que ilz en tindrent comme vous orrez cy apres.</text:p>
      <text:p text:style-name="p">(pdm) La.xxxj.nouuelle mise en au(a1)t par m(o1)seigneur lescuyer qui trouua la<text:line-break/>mullete de son c(o1)paignon et m(o1)ta dessus. Laquelle le mena a lhuys de la<text:line-break/>dame de son maistre (sol) et fist tant lescuper quil coucha leans ou son compai<text:line-break/>gnon le vint trouuer et pareillement des parolles qui furent entre eulx c(o1)<text:line-break/>me plus a plain vous sera declaire cy<text:s/>apres.</text:p>
      <text:p text:style-name="p">(pdm) La.xxxij.nouuelle rac(o1)ptee par monseigneur de villiers des cordeliers<text:line-break/>dostellerie en castelongne qui prindrent la disme des femmes de la ville (sol) et<text:line-break/>comment il fut sceu (sol) et quelle pugnition par le seigneur et ses subiectz en<text:line-break/>fut<text:s/>faicte comme vous orrez cy apres.</text:p>
      <text:p text:style-name="p">(pdm) La.xxxiij.nouuelle rac(o1)ptee (p3) m(o1)seigneur de vng g(e1)til seig(n1)r (q2) fut a(-)<text:line-break/><text:soft-page-break/>moureux dune damoyselle d(o1)t se d(o1)na gardevng aultre gr(a1)t seig(n1)r (q2) luy<text:line-break/>dist et laultre tousioues plus luy celloit et en estoit tout affolle de lentrete(-)<text:line-break/>nement depuis deulx enuers elle c(o1)me vous pourrez ouyr cy apres.</text:p>
      <text:p text:style-name="p">(pdm) La.xxxiiij.nouuelle rac(o1)ptee par m(o1)seigneur de la roche de vne femme<text:line-break/>mariee qui assigna iournee a deux c(o1)paignons lesquelz vindrent et beson<text:line-break/>gnerent et le mary tantost apres suruint et des parolles (q2) apres en fur(e1)t et<text:line-break/>de la maniere que ilz tindrent (sol) comme vous orrez cy apres.</text:p>
      <text:p text:style-name="p">(pdm) La.xxxv.nouuelle racomptee par monseigneur de villiers dung cheua<text:line-break/>lier duquel son amoureuse<text:s/>se maria tandis quil fut en voyage et a son re(-)<text:line-break/>tour dauenture la trouua en mesnaige laquelle pour coucher auec son a(-)<text:line-break/>m(a1)t mist en son lieu coucher auecques son mary vne ieune damoyselle sa<text:line-break/>chamberiere (sol) et des parolles dentre le mary et le cheualier voyageur com(-)<text:line-break/>me plus a plain vous sera recorde cy apres.</text:p>
      <text:p text:style-name="p">(pdm) La.xxxvj.nouuelle rac(o1)ptee par m(o1)seig(n1)r de la roche d(u1)g escuper (q2) veit<text:line-break/>sa maistresse dont il estoit moult feru entre deux g(e1)tilz h(o1)mes et ne se don(-)<text:line-break/>noit garde quelle tenoit chascun de eulx en ses laz et vng aultre cheualier<text:line-break/>qui scauoit son cas le luy bailla a entendre c(o1)me vous orrez cy apres.</text:p>
      <text:p text:style-name="p">(pdm) La.xxxvij.nouuelle par monseigneur de la roche dung ialoux qui enre<text:line-break/>gistroit toutes les facons quil pouuoit ouyr<text:s/>ne scauoir d(o1)t les f(e1)mes ont<text:line-break/>deceu leurs marys le temps passe (sol) mais a la fin il fut trompe par lorde ea<text:line-break/>ue que lamant de sadicte femme getta par vne fenestre sur elle en venant<text:line-break/>de la messe comme vous orrez cy apres.</text:p>
      <text:p text:style-name="p">(pdm) La.xxxviij.nouuelle racomptee par monseigneur le seneschal de gup(e1)(-)<text:line-break/>ne dung bourgeoys de tours qui achepta bne lamproye que a sa f(e1)me<text:line-break/><text:span text:style-name="pb">[n.p.]</text:span><text:line-break/>en(-)uoya pour apointer affin de festoyer son cure (sol) et ladicte femme lenuoya a<text:line-break/>vng cordelier son amy (sol) et c(o1)ment elle<text:s/>fist coucher sa voysine auec son ma(-)<text:line-break/>ry qui fut batu dieu scet comment et de ce quelle fist acroire a son mary c(o1)<text:line-break/>me vous orrez cy apres.</text:p>
      <text:p text:style-name="p">(pdm) La.xxxix.nouuelle racomptee par monseigneur de sainct pol dung che<text:line-break/>ualier qui en attendant sa dame<text:s/>besongna troys foys auec la chamberie(-)<text:line-break/>re quelle auoit enuoyee pour entretenir ledict cheualier affin que troy ne<text:line-break/>luy ennuyast et depuis besongna troys foys auec la dame (sol) et c(o1)m(e1)t le ma<text:line-break/>ry sceut tout par ladicte chamberiere comme vous orrez cy<text:s/>apres.</text:p>
      <text:p text:style-name="p">(pdm) La.xl.nouuelle par messire michault de changy dung iacobin qui ha(-)<text:line-break/>bandonna sa dame par amours vne bouchere pour vne aultre plus belle<text:line-break/>et plus ieune (sol) et comment la dessusdicte bouchere cuyda entrer dedans sa<text:line-break/>maison par la cheminee.</text:p>
      <text:p text:style-name="p">(pdm) La.xlj.nouuelle par monseigneur de la roche d(u1)g cheualier qui faisoit<text:line-break/>vestir a sa femme vng haulbergon quant il luy vouloit faire ce que vous<text:line-break/>scauez ou compter les dentz et du clerc qui luy apprint aultre maniere d(o1)t<text:line-break/>elle fut a pou pres par sa bouche mesmes encusee a son mary (sol) se neust este<text:line-break/>la glose quelle controuua subtillement.</text:p>
      <text:p text:style-name="p">(pdm) La.xlij.nouuelle par meriadech dung clerc de villaige estant en la cite<text:line-break/>de comme cuydant que sa femme fust morte deuint prestre et impetra la<text:line-break/>cure de son villaige (sol) et quant il vint a sa cure la premiere personne quil r(e1)<text:line-break/>contra ce fut sa femme.</text:p>
      <text:soft-page-break/>
      <text:p text:style-name="p">(pdm) La.xliij.nouuelle par m(o1)seigneur de fi(e1)nes dung laboureux qui trou(-)<text:line-break/>ua vng h(o1)me dessus sa f(e1)me (et) laissa a le tuer pour vne s(o1)me de ble et<text:s/>fut la<text:line-break/>f(e1)me cause du traicte et affin que laultre parfist ce quil auoit c(o1)mence.</text:p>
      <text:p text:style-name="p">(pdm) La.xliiij.nouuelle racomptee par m(o1)seigneur de la roche dung cure de<text:line-break/>villaige qui trouua facon de marier vne fille d(o1)t il estoit amoureux la(q1)lle<text:line-break/>luy auoit<text:s/>promis que quant elle seroit mariee de faire ce quil vouldroit (sol) la<text:line-break/>quelle chose le iour de ses nopces il luy ramenteust ce (q1) le mary delle ouyt<text:line-break/>bien tout a plain a quoy il mist prouision c(o1)me vous orrez cy apres.</text:p>
      <text:p text:style-name="p">(pdm) La.xiv.nouuelle par monseigneur de la roche de vng ieune escossoys (q2)<text:line-break/>se tint en habillem(e1)t de f(e1)me lespace de.xiiij.ans (sol) (et) (p3) ce moy(e1) couchoit auec<text:line-break/>filles et f(e1)mes maryees d(o1)t il fut pugny en la fin c(o1)me vous orrez.</text:p>
      <text:p text:style-name="p">(pdm) La.xlvj.nouuelle rac(o1)ptee<text:s/>(p3) m(o1)seigneur de thi(e1)ges d(u1)g iacopin (et) de la<text:line-break/>nonnain (q2) sestoi(e1)t boutez en vng preau pour faire armes a plaisance des(-)<text:line-break/>soubz vng poirier ou sestoit cache vng qui scauoit leur fait tout a propos<text:line-break/>qui leur rompit leur fait pour ceste heure comme plus a plain vous orrez<text:line-break/>cy apres desclairer.</text:p>
      <text:p text:style-name="p">(pdm) La.xlvij.nouuelle par m(o1)seigneur de la roche d(u1)g presid(e1)t saichant la deshonneste bie de sa femme la fist noyer par sa mulle laquelle il fist tenir<text:line-break/><text:span text:style-name="pb">[n.p.]</text:span><text:line-break/>de boire (p3) lespace de huyt iours pend(a1)t ce temps luy faisoit bailler du sel<text:line-break/>a menger comme il vous sera recorde plus a plain.</text:p>
      <text:p text:style-name="p">(pdm) La.xlviij.nouuelle racomptee par m(o1)seigneur de la roche de celle (q2) ne<text:line-break/>bouloit souffrir que on la baisast (sol) mais bien vouloit quon luy rembour(-)<text:line-break/>rast son bas et habandonnoit tous ses membres fors la bouche et de la rai(-)<text:line-break/>son quelle y mettoit.</text:p>
      <text:p text:style-name="p">(pdm) La.xlix.nouuelle racomptee par pierre dauid de celluy qui veit sa f(e1)me<text:line-break/>auec vng homme auquel elle donnoit tout son corps entieremeut excepte<text:line-break/>son derriere quelle laissoyt a son mary lequel la fist habiller presens ses a(-)<text:line-break/>mys dune robe de bureau et fist mettre sur son derriere vne belle piece des<text:line-break/>carlate et ainsi la laissa deuant tous ses amys.</text:p>
      <text:p text:style-name="p">(pdm) La.l.nouuelle racomptee et dicte par anthoine<text:s/>de la salle dung pere (q2)<text:line-break/>voulut tuer son filz pource que il a voulu monter sur sa mere grant et de<text:line-break/>la responce dudit filz.</text:p>
      <text:p text:style-name="p">La.lj.nouuelle dicte et racomptee par lacteur de la femme qui despartoit<text:line-break/>ses enfans au lit de la mort en labsence de sou mary qui siens les tenoit (sol) et<text:line-break/>comment vng des plus petis en aduertit son pere.</text:p>
      <text:p text:style-name="p">(pdm) La.lij.nouuelle racomptee par monseigneur de la roche de troys ensei<text:line-break/>gnemens que vng pere bailla a son filz luy est(a1)t au lit de la mort lesquelz<text:line-break/>ledict filz mist en auant et<text:s/>en effect tout au contraire de ce quil luy auoit<text:line-break/>enseigne. Et comm(e1)t il se deslia dune ieune fille quil auoit espousee pour<text:line-break/>ce (q2)l la veit coucher auec le prestre de la maison la premiere nuyct de leurs<text:line-break/>nopces.</text:p>
      <text:p text:style-name="p">(pdm) La.liij.nouuelle racomptee par m(o1)seigneur lam(a1)t de brucelles de deux<text:line-break/>hommes et deux femmes qui attendoyent pour espouser a la premiere<text:line-break/>messe bien matin (sol) et pource que le cure ne veoit pas trop cler il print lune<text:line-break/>pour laultre et changea a chascun homme la femme quil deuoyt auoir<text:s/>c(o1)<text:line-break/>me vous orres cy apres.</text:p>
      <text:soft-page-break/>
      <text:p text:style-name="p">(pdm) La.liiij.nouuelle dicte et racomptee par mahyot dune damoyselle de<text:line-break/>maubeuge qui sabandonna a vng charreton et refusa plusieurs gens de<text:line-break/>bien et de la responce quelle fist a vng noble cheualier pource quil luy re(-)<text:line-break/>prochoit plusieurs choses comme vous orrez cy apres.</text:p>
      <text:p text:style-name="p">(pdm) La.lv.nouuelles racompter par monseigneur de villiers dune ieune<text:line-break/>fille qui auoit lepidimie qui fist mourir trois hommes pour auoir la com<text:line-break/>paignie delle et comment le quatriesme fut saulue et elle aussi.</text:p>
      <text:p text:style-name="p">(pdm) La.lvj.nouuelle racomptee par monseigneur de villiers dung gentil<text:line-break/>h(o1)me (q2) atrapa en vng piege (q1) il fist le cure sa f(e1)me et sa ch(a1)beriere et vng<text:line-break/>loup auec eux et brusla tout la ded(a1)s pource (q1) le cure maintenoit sa f(e1)me.</text:p>
      <text:p text:style-name="p">(pdm) La.lvij.nouuelle par monseigneur de villiers dune damoiselle qui es(-)<text:line-break/>pousa vng bergier (sol) de la maniere du traicte du mariage et des parolles<text:line-break/><text:span text:style-name="pb">[n.p.]</text:span><text:line-break/>quen disoit vng gentil homme frere de ladicte damoiselle.</text:p>
      <text:p text:style-name="p">(pdm) La.lviij.nouuelle (p3) m(o1)seigneur le<text:s/>duc de deux c(o1)paign(o1)s (q2) cuidoyent<text:line-break/>trouuer leurs dames pl(us) courtoises vers eulx (et) iouerent tant du bas mes<text:line-break/>tier (q1) pl(us) nen pouuoy(e1)t et puis dirent pource quelles ne tenoyent compte<text:line-break/>deulx quelles auoyent comme eulx ioue du cymier comme vous orrez.</text:p>
      <text:p text:style-name="p">(pdm) La.lix.nouuelle racomptee par poncelet dung seigneur qui contre fist<text:line-break/>le malade pour coucher auec sa ch(a1)beriere auec la(q1)lle sa f(e1)me le trouua.</text:p>
      <text:p text:style-name="p">(pdm) La.lx.nouuelle racomptee par poncelet de troys damoiselles de mali(-)<text:line-break/>gnes qui<text:s/>acointees sestoyent de trois cordeliers qui leur firent faire cou(-)<text:line-break/>ronnes et bestir lhabit de religion affin quelle ne fussent apperceues et<text:line-break/>comment il fut sceu.</text:p>
      <text:p text:style-name="p">(pdm) La.lxj.nouuelle racomptee (p3) poncelet dung marchant (q2) enferma en<text:line-break/>sa huche lamoureux de sa femme et elle y mist vng asne secrettem(e1)t (sol) d(o1)t<text:line-break/>le mary eut depuis bien a souffrir et se trouua confus</text:p>
      <text:p text:style-name="p">(pdm) Llxij.nonuelle racomptee par monseigneur de commessuram de deux<text:line-break/>compaignons dont lung deulx laissa vng dyamant au lit de son hostes(-)<text:line-break/>se et laultre le trouua (sol) dont il sourdit entre eulx vng moult grant debat<text:line-break/>que le mary de ladicte hostesse appaisa par tresbonne facon.</text:p>
      <text:p text:style-name="p">(pdm) La.lxiij.nouuelle dung n(o1)me m(o1)tbleru (sol) le(q1)l a vne foire d(e1)uers desro(-)<text:line-break/>ba a ses c(o1)paign(o1)s leurs chemises et leurs coeuurechief quil auoi(e1)t baillez<text:line-break/>a blanchir a la chamberiere de leur hostesse (sol) et c(o1)ment depuis ilz pardon(-)<text:line-break/>nerent au larron et puis montbleru leur c(o1)pta le cas tout au long.</text:p>
      <text:p text:style-name="p">(pdm) La.lxiiij.nouuelle rac(o1)ptee par messire micahult de ch(a1)gy dung cure (q1)<text:line-break/>se vouloit railler dung chatreur nomme trenche couille (sol) mais il eut ses ge<text:line-break/>nitoires coupees par le consentement de lhoste.</text:p>
      <text:p text:style-name="p">(pdm) La.lxv.nouuelle racomptee par monseigneur le preuost de m(a1)tenes de<text:line-break/>la f(e1)me (q2) ouyt c(o1)pter a son mary qung hostelier du m(o1)t saint michel fai(-)<text:line-break/>soit raige de rouciner si y alla cuid(a1)t lesprouuer (sol) mais son mary len gar(-)<text:line-break/>da trop bien donc elle fut trop mal c(o1)t(e1)te comme vo(us) orrez cy apres.</text:p>
      <text:p text:style-name="p">(pdm) La.lxvj.nouuelle racomptee par phelipe de laon d(u1)g tauernier de sait<text:line-break/>omer (q2) fist vne question a son petit filz d(o1)t il se repentit apres quil eut ouy<text:line-break/>la responce de laquelle sa femme en fut treshonteuse c(o1)me vous orrez pl(us)<text:line-break/>a plain cy apres.</text:p>
      <text:p text:style-name="p">(pdm) La.lxvij.nouuelle dicte et racomptee par phelipe de laon dung chappe<text:line-break/>ron fourre de paris qui vne cordou(e1)niere cuy da tromper (sol) mais il se trom<text:line-break/>pa luy mesmes bien lourdement (sol) car il la maria a vng barbier et cuydant<text:line-break/><text:soft-page-break/>delle estre despechee<text:s/>se boulut maryer ailleurs (sol) mais elle len garda bien c(o1)<text:line-break/>me vous pourrez veoir cy dessonbz plus a plain.</text:p>
      <text:p text:style-name="p">(pdm) La.lxviij.nouuelle dung homme marie (q2) sa femme trouua auec vng<text:line-break/>aultre et puis trouua maniere dauoir delle son arg(e1)t (sol) ses bagues<text:s/>(sol) ses<text:line-break/><text:span text:style-name="pb">[n.p.]</text:span><text:line-break/>ioy(-)aulx et tout iusques a la chemise (sol) et puis lenuoya paistre en ce point com(-)<text:line-break/>me cy apres vous sera recorde.</text:p>
      <text:p text:style-name="p">(pdm) La.lxix.nouuelle dicte (et) racomptee par m(o1)seig(n1)t dung g(e1)til cheualier<text:line-break/>de la c(o1)te de fl(a1)dres marye a vne moult belle et gente damoiselle lequel fut<text:line-break/>prisonnier en turquie par treslongue espace (sol) durant laquelle sa bonne et<text:line-break/>loyalle femme par ladmonnestem(e1)t de ses amys se remaria a vng aultre<text:line-break/>cheualier (sol) (et) tantost apres quelle fut remariee<text:s/>elle ouyt nouuelles certaines<text:line-break/>que son premier mary reuenoit de turquie. Dont par desplaisance se lais(-)<text:line-break/>sa mourir pource quelle auoit fait nouuelle aliance.</text:p>
      <text:p text:style-name="p">(pdm) La.lxx.nouuelle racomptee par m(o1)seigneur dung gentil cheualier da(-)<text:line-break/>lemaigne moult gr(a1)t voyager en son temps (sol) lequel a(p1)s vng certain voy(-)<text:line-break/>age par luy fait fist veu de ne iamais faire le signe de la croix par tresfer(-)<text:line-break/>me foy et credence (q1)l auoit au sainct sacrem(e1)t de baptesme en laquelle cre<text:line-break/>dence il combatit le dyable comme vous orrez cy apres.</text:p>
      <text:p text:style-name="p">(pdm) La.lxxj.nouuelle racomptee par m(o1)seigneur dung cheualier de picar<text:line-break/>die qui en la ville de sainct omer se logea en vne hostelerie ou il fut amou(-)<text:line-break/>reux de lhostesse de leans auec laquelle il fut tresamoureusement mais en<text:line-break/>faisant ce que vous scauez le mary de ladicte hostesse les trouua lequel tit<text:line-break/>maniere telle que cy apres pourrez ouyr.</text:p>
      <text:p text:style-name="p">(pdm) La.lxxij.nouuelle (p3) monseigneur de commessuram dung gentil h(o1)me<text:line-break/>de picardie qui fut amoureux de la femme dung cheualier son voisin le<text:line-break/>quel gentil homme trouua facon par bons moyens dauoir la grace de sa<text:line-break/>dame auec la(q1)lle il fut assiege dont a gr(a1)t peine trouua maniere den yssir<text:line-break/>comme vous orrez cy apres.</text:p>
      <text:p text:style-name="p">(pdm) La.lxxiij.nouuelle par maistre ieh(a1) l(a1)bin dung cure qui fut amoureux<text:line-break/>dune sienne parroissi(e1)ne auec laquelle ledit cure fut trouue par laduertis(-)<text:line-break/>sement de ses voisins et de la maniere comm(e1)t ledit cure eschappa comme<text:line-break/>vous orrez cy apres.</text:p>
      <text:p text:style-name="p">(pdm) La.lxxiiij.nouuelle racomptee par phelippe de laon dung prebstre bou<text:line-break/>lienoys qui leua deux foys le corps de nostre seigneur Jesucrist en chant(a1)t<text:line-break/>vne messe pource quil cuidoit que monseigneur le seneschal de boulongne<text:line-break/>fust venu tard a la messe et aussi comment il reffusa de prendre la paix de(-)<text:line-break/>uant monseigneur le seneschal comme vous pourrez ouyr cy apres.</text:p>
      <text:p text:style-name="p">(pdm) La.lxxv.nouuelle (sol) racomptee (p3) monseigneur de thalemas d(u1)g gentil<text:line-break/>galant demy fol et non gueres saige qui en gr(a1)t adu(a1)ture se mist de mou<text:line-break/>rir et estre pendu au gibet pour nuire et faire desplaisir au baillit a la iusti<text:line-break/>ce (sol) et aultres plusieurs de la ville de troyes en ch(a1)paigne desquelz il estoit<text:line-break/>hay mortellement comme plus a plain pourrez ouyr cy apres.</text:p>
      <text:p text:style-name="p">(pdm) La.lxxvj.nouuelle racomptee par phelippe de laon dung prebstre cha(-)<text:line-break/>pellain<text:s/>a vng cheualier de bourgongne lequel fut amoureux de la gouge<text:line-break/><text:span text:style-name="pb">[n.p.]</text:span><text:line-break/>dudit cheualier et de ladu(e1)ture qui luy aduint a cause desdites amours c(o1)<text:line-break/>me cy dessoubz vous orrez.</text:p>
      <text:p text:style-name="p">(pdm) La.lxxvij.nouuelle rac(o1)ptee (p3) alardin dung gentil h(o1)me des<text:s/>marches<text:line-break/>de flandres lequel faisoit sa residence en france mais durant le temps que<text:line-break/><text:soft-page-break/>en france residoit sa mere fut malade esdictes marches de flandres lequel<text:line-break/>la benoit tressouuent visiter cuydant quelle mourust et des parolles quil<text:line-break/>disoit (et) de la maniere<text:s/>quil tenoit c(o1)me vous orrez cy dessoubz.</text:p>
      <text:p text:style-name="p">(pdm) La.lxxviij.nouuelle par iehan martin dung gentil homme marie le(q1)l<text:line-break/>sa voulente fut de faire plusieurs et loingtains voyages durant lesquelz<text:line-break/>sa b(o1)ne et loyalle preude f(e1)me de troys gentilz compaignons sacointa c(o1)<text:line-break/>me cy apres pourrez ouyz et comm(e1)t elle c(o1)fessa son cas a son mary qu(a1)t<text:line-break/>desoitz voyages fut retourne cuid(a1)t le confesser a son cure (et) de la maniere<text:line-break/>comment elle se saulua comme vo(us) orrez apres.</text:p>
      <text:p text:style-name="p">(pdm) La.lxxix.nouuelle par messire michault de changy dung bon homme<text:line-break/>de bourgongne lequel alla au c(o1)seil a vng saige homme dudict lieu pour<text:line-break/>son asne quil auoit perdu et comment il croioit que miraculeusem(e1)t il re(-)<text:line-break/>trouua sondit asne comme cy apres pourrez ouyr.</text:p>
      <text:p text:style-name="p">(pdm) La.lxxx.nouuelle par messire michault de ch(a1)gy dune fille dalemaigne<text:line-break/>qui de laage de quinze a seize ans ou enuiron se maria a vng gentil gal(a1)t<text:line-break/>laquelle se c(o1)plaignit de ce que son mary auoit trop petit instrum(e1)t a son<text:line-break/>gre pour ce quelle veoit vng petit asne qui nauoit (q1) demy an et auoit pl(us)<text:line-break/>grant oustil que son mary qui auoit.xxiiij.ou.xxvj.ans.</text:p>
      <text:p text:style-name="p">(pdm) La.lxxxj.nouuelle racompte par m(o1)seigneur de vaulvrain (sol) dung g(e1)(-)<text:line-break/>til cheualier qui fut amoureux dune tresbelle ieuue dame mariee lequel<text:line-break/>cuida bien paruenir a la grace dicelle et aussi dune aultre sienne voysine<text:line-break/>mais il faillit a toutes deux comme cy apres vous sera recorde.</text:p>
      <text:p text:style-name="p">(pdm) La.lxxxij.nouuelle par monseigneur de lannoy de vng bergier (q2) fist<text:line-break/>marche auec vne bergiere (sol) quil m(o1)teroit sur elle affin quil veist plus loing<text:line-break/>par tel si quil ne lembrocheroit nomplus auant que le signe (q1)lle mesmes<text:line-break/>fist de sa main sus linstrum(e1)t dudict bergier (sol) comme cy apres plus a plain<text:line-break/>pourrez ouyr.</text:p>
      <text:p text:style-name="p">(pdm) La.lxxxiij.nouuelle par monseigneur devaulvrain dung carme qui en<text:line-break/>vng village prescha et comment apres son preschem(e1)t il fut prie de disner<text:line-break/>auec vne damoyselle et comment en disnant il mist gr(a1)t peine de fournir<text:line-break/>et emplir son pourpoint comme vous orrez cy apres.</text:p>
      <text:p text:style-name="p">(pdm) La.lxxxiiij.nouuelle par monseigneur le marquis de rotelin dung sien<text:line-break/>mareschal qui se maria a la plus doulce et amoureuse femme qui fust en<text:line-break/>tout le pays dalemaigne (sol) sil est vray ce que ie dy sans en faire grant ser(-)<text:line-break/>ment (sol) affin que par mon escript menteur<text:s/>ne soye repute vous le pourrez<text:line-break/>veoir cy dessoubz plus a plain.</text:p>
      <text:p text:style-name="p"><text:span text:style-name="pb">[n.p.]</text:span><text:line-break/>(pdm) La.lxxxv.nouuelle v(u1)g orfeure marie a vne tresbelle doulce et gracieu(-)<text:line-break/>se f(e1)me (et) auecques ce tres amoureuse par especial de s(o1) cure leur prochain<text:line-break/>voysin auecques le(q1)l son mary la trouua couchee par lauertissem(e1)t vung<text:line-break/>sien seruiteur et ce par ialousie comme vous pourrez ouyz.</text:p>
      <text:p text:style-name="p">(pdm) La.lxxxvj.nouuelle racomptee et parle dung ieune homme de rouen (q2)<text:line-break/>print en mariage vne gente et ieune fille de laage de quinze ans<text:s/>(sol) ou enui(-)<text:line-break/>ron. Lesquelz la mere de ladicte fille cuy da bien faire desmarier par mon(-)<text:line-break/>seigneur lofficial de rouen et de la sent(e1)ce que ledict official en d(o1)na apres<text:line-break/>les parties par luy ouyes c(o1)me vo(us) pourrez veoir cy dessoubz plus a plain<text:line-break/>en ladicte nouuelle.</text:p>
      <text:p text:style-name="p">(pdm) La.lxxxvij.nouuelle rac(o1)ptee et parle dung g(e1)til cheualier. Lequel sen<text:line-break/>amoura dune tresbelle ieune et gente fille (sol) et aussi c(o1)ment il luy print vne<text:line-break/>tres gr(a1)de maladie en vng œil (sol) pour laquelle cause luy<text:s/>conuint auoir vng<text:line-break/><text:soft-page-break/>medecin lequel pareillem(e1)t deuint amoureux de ladicte fille comme vous<text:line-break/>orrez (sol) et des parolles qui en furent entre le cheualier (et) le medecin pour lem<text:line-break/>plastre quil luy mist sur son oeil.</text:p>
      <text:p text:style-name="p">(pdm) La.lxxxviij.nouuelle d(u1)g b(o1) simple homme paisant marie a vne plai(-)<text:line-break/>sante et gente femme (sol) laquelle laissoit bien le voyre (sol) et le manger pour ay(-)<text:line-break/>mer par amours (sol) et de fait pour asseurement estre auec son amoureux en<text:line-break/>ferma son mary au columbier par la maniere que vous<text:s/>orrez.</text:p>
      <text:p text:style-name="p">(pdm) La.lxxxix.nouuelle dung cure (q2) oublia par neglig(e1)ce ou faulte de sens<text:line-break/>a an(o1)cer le Karesme a ses parroissi(e1)s iusques a la vigille de pasques fleu<text:line-break/>ries comme cy apres pourrez ouyr (sol) et de la maniere comment il sexcusa de<text:line-break/>uers ses parroissiens.</text:p>
      <text:p text:style-name="p">(pdm) La.xc.nouuelle est dung bon marchant de brebant qui auoit sa femme<text:line-break/>tresfort malade (sol) doubtant quelle ne mourust apres plusieurs remonstran<text:line-break/>ces et exortations quil luy fist pour le salut de son ame luy cria mercy la(q1)l(-)<text:line-break/>le luy<text:s/>pardonne tres voulentiers tout ce quil pouoit luy auoir meffaict (sol) ex(-)<text:line-break/>cepte tant seullement ce quil auoit si peu besongne en son ouurouer com(-)<text:line-break/>me en ladicte nouuelle pourrez ouyr plusaplain.</text:p>
      <text:p text:style-name="p">(pdm) La.xcj.nouuelle parle de vng homme qui fut marye a<text:s/>vne ieune fem(-)<text:line-break/>me laquelle estoit tant luxurieuse et tant chaulde sur potaige que ie cuy de<text:line-break/>quelle fut nee es estuues ou a demye lieue pres du soleil de mydy car il ne(-)<text:line-break/>stoit nul tant bon ouurier fust il qui la peust refroidir et comment il la cuy<text:line-break/>va<text:s/>chastier et de la responce que elle luy bailla.</text:p>
      <text:p text:style-name="p">(pdm) La.xcij.nouuelle parle de vne bourgoyse mariee qui estoit amoureuse<text:line-break/>d(u1)g chanoyne (sol) laquelle pour plus couuertem(e1)t aller deuers ledict chanoy<text:line-break/>ne si accointa dune si(e1)ne voysine (et) de la noyse et debat qui entre elles sour<text:line-break/>dit pour lamour du mestier d(o1)t elles estoy(e1)t c(o1)me vous orrez cy apres.</text:p>
      <text:p text:style-name="p">(pdm) La.xciij.nouuelle racomptee de vne g(e1)te femme mariee qui faingnoit<text:line-break/><text:span text:style-name="pb">[n.p.]</text:span><text:line-break/>a son mary daller en pellerinage pour soy trouuer auec(q1)s<text:s/>le clerc de la vil(-)<text:line-break/>le son amoureux auecques le(q1)l son mary la trouua (sol) et de la maniere que il<text:line-break/>tint qu(a1)t ensemble les vit faire le mestier (q1) vo(us) scauez comme vous orres.</text:p>
      <text:p text:style-name="p">(pdm) La.xciiij.nouuelle racomptee dung cure qui portoit courte robbe com(-)<text:line-break/>me ses gall(a1)s a maryer (sol) pour la(q1)lle cause il fut cite deu(a1)t son iuge ordinai<text:line-break/>re (sol) et de la sentence qui en fut donnee (sol) aussi la deff(e1)ce (q2) luy fut faicte et des<text:line-break/>aultres tr(o1)peries quil fist apres c(o1)me vous orres plus a plain.</text:p>
      <text:p text:style-name="p">(pdm) La.xcv.nouuelle dung moyne qui faignit estre tres fort malade (sol) et en<text:line-break/>danger de mort pour paruenir a lamour dune sienne voysine par la ma(-)<text:line-break/>niere qui cy apres sensuyt.</text:p>
      <text:p text:style-name="p">(pdm) La.xcvj.nouuelle dung simple (et) riche cure de village (sol) qui (p3) sa simplesse<text:line-break/>auoit enterre son chien au cymetiere pour la(q1)lle chose il fut cite par deu(a1)t<text:line-break/>son eues(q1) et c(o1)me il bailla la somme de cinquante escus dor audict euesque<text:line-break/>et de ce (q1) leues(q1) luy en dist c(o1)me pourrez ouyr cy dessoubz.</text:p>
      <text:p text:style-name="p">(pdm) La.xcvij.nouuelle dune assemblee de bons c(o1)paignons faisans bonne<text:line-break/>chiere a la tauerne (sol) beuuans daut(a1)t (et) dautel dont lung diceulx se c(o1)batit a<text:line-break/>sa femme qu(a1)t a son hostel y fut tetourne c(o1)me vous orrez cy dessoubz.</text:p>
      <text:p text:style-name="p">(pdm)<text:s/>La.xcbiij.nouuelle dung cheualier de ce royaulme (sol) lequel auoit de sa f(e1)<text:line-break/>me vne belle fille et tres g(e1)te damoiselle aagee de.xv.a.xvj.ans ou enuir(o1).<text:line-break/>Mais pource que son pere la voulut marier a vng riche cheualier ancien (sol)<text:line-break/>lequel estoit son<text:s/>voysin (sol) elle sen alla auecques vng aultre ieune cheualier<text:line-break/>son seruiteur en amours en tout bien (et) h(o1)neur (sol) et comment par merueil(-)<text:line-break/><text:soft-page-break/>leuse fortune (sol) ilz finerent leurs iours tous deux piteusement sans iamais<text:line-break/>en nulle maniere auoir habitation lung auec laultre comme tous or(-)<text:line-break/>rez cy apres.</text:p>
      <text:p text:style-name="p">(pdm) La.xcix.nouuelle racomptee dung euesque despaigne qui par desfaul(-)<text:line-break/>te de poisson mengea deux perdrix a vng v(e1)dredy (sol) et comment il dist a ses<text:line-break/>gens (q1) il les auoit conuerties par parolles de chair en poisson c(o1)me cy en<text:line-break/>apres plus a plain vous sera recorde.</text:p>
      <text:p text:style-name="p">(pdm) La.c. et derniere de ces presentes nouuelles dung riche march(a1)t de la ci<text:line-break/>te de gennes qui se maria a vne belle et gente fille. Laquelle par la longue<text:line-break/>absence de son mary et<text:s/>par son mesme aduertissem(e1)t manda querir vng<text:line-break/>saige clerc ieune et roy de pour la bien secourit de ce dont elle auoit mestier<text:line-break/>et de la ieusne que il luy fist faire c(o1)me vous orrez cy apres pius a plain.</text:p>
      <text:p text:style-name="trailer">(pdm) Cy finist table de ce present liure.</text:p>
      <text:p text:style-name="p"><text:span text:style-name="pb">[n.p.</text:span><text:span text:style-name="pb">]</text:span></text:p>
      <text:p text:style-name="P4"><text:span text:style-name="T5">L</text:span>ors comme ainsi soyt que entre les b(o1)s et tres prof<text:line-break/>fitables passe temps le tres gracieulx excercice de le(-)<text:line-break/>cture et destude soit de grande et sumptueuse rec(o1)(-)<text:line-break/>mandation duquel sans flaterie. Mon tres redoub<text:line-break/>te seigneur vous estes tres haultem(e1)t (sol) et tres large<text:line-break/>ment doue. Je vostre tres obeyssant seruiteur desi(-)<text:line-break/>rant complaire c(o1)me ie doy a toutes voz tres haul(-)<text:line-break/>tes et tres nobles intentions en facon a moy possi(-)<text:line-break/>ble ose ce present petit oeuure a vostre commande(-)<text:line-break/>ment et aduertissement mys en terme et sur piedz vous presenter (et) offrir.<text:line-break/>Suppliant tres humblement que aggreablement soit receu qui en soy c(o1)<text:line-break/>tient et aussi traicte c(e1)t hystoires assez semblables en matiere sans attain<text:line-break/>dre le subtil (et) tres aorne l(a1)gaige<text:s/>du liure de cent nouuelles (sol) (et) se peut intitu<text:line-break/>ler le liure de c(e1)t nouuelles nouuelles. Et pource (q1) les cas descriptz et rac(o1)<text:line-break/>ptez audict liure de c(e1)t nouuelles aduindr(e1)t la pl(us)part es marches (et) es met<text:line-break/>tes des ytallies ia long t(e1)ps et neaulmoins touteffoys portans et reten(a1)s<text:line-break/>tousiours nom de nouuelles se peut tres bien et par raison fondee conue(-)<text:line-break/>nablement en assez apparente verite ce present liure intituler de cent nou(-)<text:line-break/>uelles nouuelles (sol) iacoit ce quelles sopent aduenues es parties de tr(a1)ce (sol) val<text:line-break/>lemaigne (sol) dangleterre (sol) de haynault (sol) de flandres (sol) de breban. Aussi pource (q1)<text:line-break/>lestoffe taille (et) fac(o1) dicelle est dassez fresche memoyre et de myne beaucoup<text:line-break/>nouuelle. Et notes que par toutes<text:s/>les nouuelles ou il est dict par monsei(-)<text:line-break/>gneur (sol) il est entendu par monseigneur le daulphin (sol) lequel despuis a succe(-)<text:line-break/>de a la couronne et est le roy Loys vnziesme. Car il estoit lors es pays du<text:line-break/>duc de bourgongne.</text:p>
      <text:h text:style-name="Titre1" text:outline-level="1">(pdm) Sensuyt la premiere nouuelle de ce present li(-)<text:line-break/>ure. Et premierement.</text:h>
      <text:p text:style-name="figure"><text:span text:style-name="pb">[n.p.]</text:span><text:line-break/>&lt;ATTimage&gt;</text:p>
      <text:p text:style-name="P6"><text:span text:style-name="T7">A</text:span><text:s/>La ville de balen<text:line-break/>ci(e1)nes eut nague<text:line-break/>res vng notable<text:line-break/>bourgoys en son<text:line-break/><text:soft-page-break/>temps recepueur de hap(-)<text:line-break/>nault. Lequel entre les aul<text:line-break/>tres fut renomme de large<text:line-break/>et discrette prudence (et) entre<text:line-break/>ses louables vertus celle de<text:line-break/>liberalite ne fut pas la mo(i1)<text:line-break/>dre car par ycelle vint en la<text:line-break/>grace des princes seig(n1)rs (sol) (et)<text:line-break/>aultres gens de tous estatz<text:line-break/>En ceste heureuse felicite se<text:line-break/>maintint. Et soustint ius(-)<text:line-break/>ques en la fin de ses iours.<text:line-break/>Deuant et apres ce (q1) mort<text:line-break/>leust detache de la chaine qui a mariage lacouploit le bon bourgoys cau(-)<text:line-break/>se de ceste hystoire ne estoit pas si malloge en ladicte ville (q1) vng bien gr(a1)t<text:line-break/>maistre ne sen tint pour content et honnore dauoir vng tel logis. Et entre<text:line-break/>les desirez (et) louez ediffices sa maison descouuroit sur plusieurs rues et la<text:line-break/>auoit vne petite poterne vis a vis pres de la en laquelle demouroit vng<text:line-break/>moult bon compaignon qui tres belle femme et gente auoit et encores en<text:line-break/>meilleur poit. Et c(o1)me il est de coustume les peulx de elle archiers de cueur<text:line-break/>descoucher(e1)t tant de flesches en la personne dudict bourgoys (q2) sans pro(-)<text:line-break/>chain remede son cas ne estoit pas maindre que mortel, pour laquelle cho<text:line-break/>se seurement obuier trouua par plusieurs et subtilles facons<text:s/>que le c(o1)pai<text:line-break/>gnon mary de ladicte gouge fut son amy tres priue et familier (et) tant que<text:line-break/>peu de disners de souppers (sol) de b(a1)cquetz (sol) de baings (sol) destuues (sol) (et) aultres pas<text:line-break/>se temps en son hostel et ailleurs ne se fissent iamais sans<text:s/>sa compaignie<text:line-break/>et a ceste occasion se tenoit le compaignon bien fier et encores autant heu<text:line-break/>reux. Quant nostre bourgoys plus subtil que vng regnard eut gaigne la<text:line-break/>grace du compaignon bien peu se soucia de paruenir a lamour de sa fem<text:line-break/>me (et) en peu de iours tant et si bien laboura que la vaillant femme fut con<text:line-break/>tente iouyr (et) ent(e1)dre son cas pour y bailler remede c(o1)uenable ne restoit pl(us)<text:line-break/>(q1) t(e1)ps (et) lieu (et) fut a ce menee (q1)lle luy promist t(a1)tost (q1) son mary proit (q1)lque<text:line-break/>part dehors pour seiourner vne nuyt elle inc(o1)tin(e1)t l(e1) aduertiroyt. A chief<text:line-break/>de piece ce desire iour fust assigne (et) dit le c(o1)paign(o1) a sa f(e1)me (q2)l sen alloit a<text:line-break/>vng chasteau lo(i1)gtain de val(e1)ci(e1)nes enuir(o1) troys lieues (et) la chargea bi(e1) de<text:line-break/>soy tenir a sa maison pource (q1) ses affaires ne pouoy(e1)t souffrir (q1) celle nupt<text:line-break/><text:span text:style-name="pb">[n.p.]</text:span><text:line-break/>il tetournast celle en fut bien ioyeuse sans en faire semblance ne maniere<text:line-break/>en parolles ne aultrement. Il ne le fault ia dem(a1)der car il nauoit pas enco<text:line-break/>res<text:s/>chemine vne lieue dasses (sol) quant le bourgoys le sceut cest aduanture de<text:line-break/>pieca desiree. Il fist tantost tirer les baings chauffer les estuues (sol) faire pa(-)<text:line-break/>stes (sol) tartres (sol) ypocras (sol) (et) le surplus des bi(e1)s de dieu si largement que lappa(-)<text:line-break/>reil sembloit vng droit desroy. Qu(a1)t vint sur le soir la poterne fut desser(-)<text:line-break/>ree (sol) et celle qui pour la nuyt y deuoit le guet saillit dedans (et) dieu scet quel(-)<text:line-break/>le fut doulcemet receue ie men passe en bref espoire plus quilz firent plu(-)<text:line-break/>sieurs deuises daulcunes choses quilz nauoient pas en ceste heureuse iour<text:line-break/>nee a leur premiere voulente. Apres ce que en la chambre furent descendus<text:line-break/>t(a1)tost se bouterent au baing deuant lequel beau soupper fut en hasts cou(-)<text:line-break/><text:soft-page-break/>uert (et) seruy (et) dieu<text:s/>scet quon y beut dautant largem(e1)t et souuent. De vins<text:line-break/>et viandes parler nen seroit que redicte et pour faire le compte brief faul(-)<text:line-break/>te ny auoit que du trop en ce tres gracieux estat se passa la plus part de ce(-)<text:line-break/>ste doulce (et) courte nuyt baisiers d(o1)nez baisiers r(e1)dus tant et si longuem(e1)t<text:line-break/>que chascun ne desiroit que le lict tandis (q1) ceste grant chiere se faisoit voi(-)<text:line-break/>cy bon mary ia retourne de son voyage non querant ceste sa bonne aduen<text:line-break/>ture qui heurte bien fort a lhuys de sa chambre et<text:s/>pour la compaignie qui<text:line-break/>y estoit a lentree de plain sault luy fut reffusee iusques ad ce quil nommast<text:line-break/>son parrain. Adoncques se nomme hault et cler et tres bien lentendir(e1)t et<text:line-break/>rec(o1)gneur(e1)t sa bonne f(e1)me (et) le bourgoys. La gouge fut tant fort effrayee<text:line-break/>a la voix de son mary que a peu que son loyal cueur ne failloit (et) ne scauoit<text:line-break/>sa contenance se le bon bourgoys (et) ses g(e1)s ne leussent rec(o1)fortee. Mais le(-)<text:line-break/>dict b(o1) bourgoys tant asseure et de son fait tres aduise se fist bien en haste<text:line-break/>coucher au plus pres delle se bouta (et) luy chargea quelle se ioingnist pres de<text:line-break/>luy (et) cachast le visaige qu(o1) ne peust rien aparceuoir et cela fait au pl(us) brief<text:line-break/>qu(o1) peut sans soy trop haster il c(o1)manda ouurir la porte (et) le bon compai(-)<text:line-break/>gn(o1) sault ded(a1)s la ch(a1)bre p(e1)sant en soy que aulcun mistere y auoit quant<text:line-break/>deu(a1)t lhuys lauoy(e1)t retenu si longuem(e1)t. Et quant il vit la table t(a1)t char<text:line-break/>gee de vins (et) de grans viandes ensemble ce beau baing tres bien pare. Et<text:line-break/>le bourgoys au tres beau lict encourtine auec la sec(o1)de personne dieu scet<text:line-break/>sil parla hault et blasonna les armes de son bon voysin. Lors lappella ri(-)<text:line-break/>bault loudier apres putier (sol) apres yur(o1)gne et tant bien le baptisa que tous<text:line-break/>ceulx qui estoyent en la ch(e1)bre et luy auec sen rioyent bien fort mais sa fem<text:line-break/>me a ceste heure nauoit ce loysir tant estoyent ses leures empeschees de soy<text:line-break/>ioingdre pres son mary nouuel. Ha dist il maistre holier vous mauez bien<text:line-break/>celee ceste bonne chiere. Mais par ma foy se ie nay<text:s/>este a la grant teste si<text:line-break/>fault il bi(e1) (q1) l(e1) me m(o1)stre lespousee (sol) (et) a ce tout ten(a1)t la ch(a1)delle en sa main<text:line-break/>se tira pres du lict (et) ia vouloit haulcer la couuerture (sol) soubz laquelle faisoit<text:line-break/>moult gr(a1)t penit(e1)ce (et) sil(e1)ce a sa tres (p3)faicte (et) b(o1)ne f(e1)me qu(a1)t le bourgoys<text:line-break/><text:span text:style-name="pb">[n.p.]</text:span><text:line-break/>et ses gens len garderent (sol) dont le compaignon ne sen cont(e1)toit pas trop<text:line-break/>et a force maulgre chascun tousiours auoit la main au lict mais il ne fut<text:line-break/>pas maistre pour lors ne creu<text:s/>de faire son vouloir (et) pour cause. Sur quoy<text:line-break/>vng appointement tresgracieux (et) bi(e1) nouueau fut fait dequoy assez se c(o1)<text:line-break/>tenta (q2) fut tel. Le bon bourgoys fut c(o1)tent qu(o1) luy m(o1)strast a descouuert<text:line-break/>le derriere de sa femme les rains (et) les cuysses (q2) bl(a1)ches (et) grosses estoy(e1)t (et) le<text:line-break/>surplus bel (et) h(o1)neste sans en ri(e1) descouurir neveoir levisaige. Le b(o1) c(o1)pai<text:line-break/>gn(o1) tousiours la ch(a1)delle en sa main fut l(o1)guem(e1)t s(a1)s dire mot. Et qu(a1)t<text:line-break/>il (p3)la ce fut<text:s/>en lou(a1)t beaucoup la tresgr(a1)de beaulte de ceste f(e1)me (et) afferma<text:line-break/>(p3) vng bien gr(a1)t serm(e1)t (q1) iamais nauoit veu chose si bi(e1) ressembl(a1)t au cul<text:line-break/>de sa f(e1)me et sil ne fust bien seur (q1) elle fust en son hostel a ceste heure il diroit<text:line-break/>(q1) ce seroit elle (sol) mais elle fut t(a1)tost recouuerte et ad(o1)cques se tira arriere cou<text:line-break/>uerte et ad(o1)cques se tira arriere assez p(e1)sit. Et dieu scet se on luy disoit bi(e1) (sol)<text:line-break/>puis l(u1)g (sol) puis laultre (q1) cestoit de luy mal c(o1)gneu a sa f(e1)me porte pou dh(o1)(-)<text:line-break/>neur et (q1) cestoit bien aultre chose (q1) cy apres assez il pourroit veoir pour re(-)<text:line-break/>faire les yeulx abusez de ce pouure martir le bourgoys c(o1)m(a1)da qu(o1) le fist<text:line-break/>seoir a la table ou il reprit nouuelle ymaginati(o1) (p3) boire (et) m(e1)ger largem(e1)t<text:line-break/><text:soft-page-break/>du souper de ceulx (q1) entret(a1)t au lict se deuisoi(e1)t a son gr(a1)t preiudice. Puis<text:line-break/>leur vint despartir et d(o1)na la b(o1)ne nuyt au bourgoys et a sa c(o1)paignie et<text:line-break/>pria moult doulcement qu(o1) le boutast hors de le(a1)s par la poterne pour pl(us)<text:line-break/>tost trouuer sa maison (sol) mais le bourgoys luy resp(o1)dit (q2)l ne scaroit a ceste<text:line-break/>heure trouuer la clef pensoit aussi (q1) la serrure fust tant enrouillee quon ne<text:line-break/>la pourroit ouurir pource (q1) nulle foys ou peu souuent souuroit (sol) il fut au<text:line-break/>fort c(o1)traint de saillir par la porte de deu(a1)t (et) daller le grant tour a sa mai<text:line-break/>son t(a1)dis (q1) les g(e1)s au bourgoys le c(o1)duysoy(e1)tvers la porte ten(a1)t le bec en<text:line-break/>leaue (p3) deuises et la b(o1)ne f(e1)me fut inc(o1)tin(e1)t mise sur piedz et en peu deure<text:line-break/>habillee (et) lacee sa cotte simple son corset en son bras et venue a la poterne<text:line-break/>puis ne fist q(u1)g sault en sa maison ou elle att(e1)doit son mary (q2) le l(o1)g tour<text:line-break/>venoit tres aduisee de son fait (et) des manieres (q1)lle auoit a tenir vecy nostre<text:line-break/>h(o1)me voy(a1)t encores la lumiere (et) la clarte en sa maison heurte assez rude(-)<text:line-break/>m(e1)t et sa b(o1)ne f(e1)me (q2) mesnagoyt par le(a1)s (sol) en sa main ten(a1)tvng ram(o1) de<text:line-break/>m(a1)de ce (q1)lle bi(e1)<text:s/>scet (sol) (q2) est cela et il resp(o1)dit cest vostre mary (sol) mon mary dit<text:line-break/>elle (sol) mon mary nest ce pas. Il nest pas en la ville (sol) et il heurte de rechief (et) dit<text:line-break/>ouurez ouurez ie suis vostre mary. Je c(o1)gnois bi(e1) mon mary dist elle (et)<text:s/>ne<text:line-break/>est pas sa coustume de soy enclourre si tard quant il seroit en la ville (sol) allez<text:line-break/>ailleurs (sol) vous nestes pas bien arriue ce nest point ce(a1)s qu(o1) doyt heurter a<text:line-break/>ceste heure (sol) (et) il heurte pour la tierce foys (et) lappella (p3) son n(o1)<text:s/>vne foys deux<text:line-break/>foys. Ad(o1)c fist elle aulcunem(e1)t sembl(a1)t de le c(o1)gnoistre en demand(a1)t d(o1)t<text:line-break/>il venoit a ceste heure (sol) et pour responce ne bailloit aultre chose (q1) ouurez ou(-)<text:line-break/>ures. Ouurez dist elle encores ny estes vo(us) pas mesch(a1)t houllier. Par saicte<text:line-break/><text:span text:style-name="pb">[n.p.]</text:span><text:line-break/>manere aymeroye mieulx vous veoir noyer (q1) ce(a1)s vous bouter. Allez cou<text:line-break/>cher en mal repos d(o1)t vo(us) venez (sol) (et) lors le b(o1) mary de soy courroucer (et) fiert<text:line-break/>t(a1)t (q2)l peut de son pied c(o1)tre la porte (et)<text:s/>semble (q2)l doyue tout abbatre et me(-)<text:line-break/>nace la b(o1)ne f(e1)me de la t(a1)t batre (q1) cest raige d(o1)t elle na guiere gr(a1)t paour<text:line-break/>mais au fort pour apaiser la noise (et) a son ayse mieulx dire sa p(e1)see elle ou<text:line-break/>urit lhuys (sol) (et) a l(e1)tree (q2)l fist dieu scait (q2)l fut seruy dune chere bi(e1) rechinee et<text:line-break/>d(u1)g agu et enfl(a1)be visaige (sol) (et) qu(a1)t la l(a1)gue delle eut pouuoir sur le cueur<text:line-break/>charge treffort dyre de courroux par sembl(a1)t les parolles (q1) elle descocha n(e1)<text:line-break/>fur(e1)t pas mains tr(a1)chantes (q1) rasouers de guingu(a1)t bi(e1) affillez. Et entre<text:line-break/>aultres choses fort luy reprochoit (q2)l auoit (p3) malice c(o1)clud ceste fainte allee<text:line-break/>pour lesprouuer et (q1) cestoit faict dung lasche (et) recreu couraige (sol) indigne de<text:line-break/>estre allie a si preude femme c(o1)me elle. Le bon c(o1)paignon iacoit ce quil fust<text:line-break/>moult courrouce et mal meu (p3) adu(a1)t (sol) touteffoys pource (q2)l veoit son tort a<text:line-break/>loeil (et) le rebours de sa p(e1)see refraint son pre (et) le courroux que en son cueur<text:line-break/>auoit c(o1)ceu qu(a1)t a sa porte t(a1)t heurtoit fut tout acoup en courtoys parler<text:line-break/>c(o1)uerty. Car il dit pour soy excuser (et) pour sa f(e1)me c(o1)t(e1)ter (q1) il estoit retour<text:line-break/>ne de son chemin pource (q2)l auoit oublie la lettre principalle (q2) touchoit pl(us)<text:line-break/>le faict de son voyage. S(a1)s faire sembl(a1)t de le croire elle rec(o1)mence sa leg(e1)<text:line-break/>de doree luy mett(a1)t sus (q1) il venoit de la tauerne et de lieux desh(o1)nestes (et) di<text:line-break/>solus et (q2)l se gouuernoit mal en h(o1)me de bien mauldissant lheure que on<text:line-break/>ques elle eut son accoint(a1)ce (et) son amour et sa tresmauldicte alli(a1)ce (sol) le pou<text:line-break/>ure desolle c(o1)gnoissant son cas voy(a1)t sa b(o1)ne f(e1)me trop plus quil nevoul<text:line-break/>sist troublee (sol) helas (et) a sa cause ne scauoit (q1) dire.<text:s/>Si se pr(e1)t a p(e1)ser (et) a chef de<text:line-break/><text:soft-page-break/>pensee ou meditation se tire pres delle ploy(a1)t ses genoulx tout en bas sur<text:line-break/>la terre (sol) (et) dit les beaulx motz qui sensuyu(e1)t. Ma treschere c(o1)paigne (et) tres<text:line-break/>loyalle espouse ie vous prie (et) requiers (q1) ostez vostre cueur de tous ces cour<text:line-break/>roux (q1) auez deuers moy c(o1)ceuz (et) me pard(o1)nez au surpl(us) ce que vous puis<text:line-break/>auoir meffaict ne mesdict. Je congnoys mon cas et biens naguieres dune<text:line-break/>place ou len faisoit bien bonne chiere. Si vous ose bien dire (q1) congnoistre<text:line-break/>vous y cuiday (sol) dont ie estoye tres desplaisant. Et pource que a tort et sans<text:line-break/>cause ie le contessevous ay suspecionnee destre aultre que b(o1)ne dont me re<text:line-break/>pens amerement. Je vous suplie (sol) (et) de rechief que tous aultres passez<text:s/>cour<text:line-break/>roux (sol) et cestuy cy oubliez vostre grace me soit d(o1)nee (et) me pard(o1)nez ma fol(-)<text:line-break/>lye. Le mautalent de nostre gouge voyant son mary en bon ploy et a son<text:line-break/>droit ne se monstra meshuy si aspre ne sivenimeuse. C(o1)me dist elle villain<text:line-break/>putier se<text:s/>vous venez de voz deshonnestes lieux et infames est il dit pour(-)<text:line-break/>tant que vous deuez p(e1)ser ne en quelle facon croire (q1) vostre bonne femme<text:line-break/>les daignast regarder. Nenny par dieu (sol) helas ce scay ie bi(e1) mamye n(e1) par(-)<text:line-break/>lons plus pour dieu dist le bon homme. Et de plus belle vers elle se incline<text:line-break/>faisant sa requeste ia pieca que trop dicte. Elle iasoit ce que encores<text:line-break/><text:span text:style-name="pb">[n.p.]</text:span><text:line-break/>mar(-)riee et pres que enragee de ceste suspection voyant la partonde c(o1)triction<text:line-break/>du bon homme cessa son parler et petit<text:s/>a petit son trouble cueur se remist<text:line-break/>a nature et luy pardonna c(o1)bien que en grant regret apres cent mille ser(-)<text:line-break/>mens et autant de promesses que celluy qui lauoit tant greuee. Et par ce<text:line-break/>point a moins de crainte et de regret elle passa mainteesfoys despuis la po<text:line-break/>terne sans que l(e1)busche fust iamais descouuerte (sol) a celluy a (q2) pl(us) touchoit.<text:line-break/>Et ce souffise quant a la premiere hystoire.</text:p>
      <text:h text:style-name="Titre1" text:outline-level="1">(pdm) La seconde nouuelle.</text:h>
      <text:p text:style-name="figure">&lt;ATTimage&gt;</text:p>
      <text:p text:style-name="P8"><text:span text:style-name="T9">E</text:span>N la maistresse vi<text:line-break/>le du royaulme d(a1)<text:line-break/>gleterre n(o1)mee l(o1)(-)<text:line-break/>dres assez hantee (et)<text:line-break/>congneue de plusieurs g(e1)s<text:line-break/>na pas long temps demou(-)<text:line-break/>roit vng riche (sol) (et) puissant h(o1)<text:line-break/>me (sol) qui marchant et bour(-)<text:line-break/>goys estoit (sol) qui entre ses ri(-)<text:line-break/>ches bagues (sol) et innumera(-)<text:line-break/>bles tresors sesiouyssoit (et) se<text:line-break/>tenoit plus enrichy dune bel<text:line-break/>le fille que dieu luy auoit en<text:line-break/>uoyee que du bien grant sur<text:line-break/>plus de sa cheu(a1)ce (sol) car de b(o1)<text:line-break/>te beaulte (sol) et gentete passoit<text:line-break/>toutes les filles delles plus<text:line-break/>aagees. Et au temps que ce tresheureux bruyt (sol) et vertueuse renommee de<text:line-break/>elle sourdoyt en son quinziesme an ou enuiron dieu scait se plusieurs g(e1)s<text:line-break/>de bien desiroyent et pourchassoyent sa grace par plusieurs et toutes fa(-)<text:line-break/>cons en amours acoustumees qui nestoit pas vng plaisir petit au pere et<text:line-break/><text:soft-page-break/>a la mere (sol) et a<text:s/>ceste occasion de plus en plus croissoit en eulx lardente et pa<text:line-break/>ternelle amour que a leur tresaymee fille portoient. Aduint touteffoys ou<text:line-break/>que dieu le permist (sol) ou que fortune le voulut et comment enuieuse et mal<text:line-break/>contente de la beaulte et prosperite de<text:s/>celle belle fille et de ses parens (sol) ou de<text:line-break/>tous deux ensemble ou espoir de vne secrette cause et raison naturelle d(o1)t<text:line-break/>ie laisse linquisition aux philosophes (sol) et medecins quelle cheut en vne d(a1)(-)<text:line-break/>gereuse et desplaisante et mauluaise maladie<text:s/>que c(o1)munement on appel<text:line-break/>le broches la doulce maison fut tres largem(e1)t troublee qu(a1)t en la gar(e1)ne<text:line-break/>(q1) plus chere tenoy(e1)t lesditz par(e1)s auoit ose lascher ses leuriers et limiers ce<text:line-break/><text:span text:style-name="pb">[n.p.]</text:span><text:line-break/>desplaisant mal et qui plus est toucher sa proye en d(a1)gereux et d(o1)magea(-)<text:line-break/>ble lieu. La pouure fille de ce gr(a1)t mal toute affolee ne scait sa c(o1)tenance (q1)<text:line-break/>de plourer (sol) et souspirer. Sa tresdoulente mere est si tres fort troublee (sol) que<text:line-break/>delle il nest ri(e1) plus desplaisant et son tresennuye pere destort ses mains (et)<text:line-break/>destire ses cheueux pour la raige de ce nouueau courroux. Que vo(us) diray<text:line-break/>ie toute la gr(a1)t tri(u1)phe qu(e1) cest hostel souloit t(a1)t c(o1)blem(e1)nt abonder est (p3) ce<text:line-break/>cas flappie et ternie et en amere et subite tristesse a la malle heure conuertie.<text:line-break/>Or vi(e1)nent les par(e1)s (sol) amys (et) voysins de ce doul(e1)t hostel visiter (et) c(o1)forter<text:line-break/>la c(o1)paignie mais pou ou ri(e1)s proffitoit car de plus en pl(us) est aggressee et<text:line-break/>oppressee la b(o1)ne fille de ce mal. Ad(o1)c(q1)s vi(e1)t vne matrone (q2) moult (et) trop<text:line-break/>enquiert de ceste maladie et fait virer et reuirer puis cy puis la (sol) la tresdou(-)<text:line-break/>lente (et) pouure paci(e1)te a gr(a1)t regret dieu le scait (sol) et puis luy baille medecine<text:line-break/>de c(e1)t mille facons dherbes mais ri(e1)s plus vi(e1)t au(a1)t et plus empire. Si est<text:line-break/>force (q1) les medecins de la ville et du pays enuir(o1) soy(e1)t m(a1)dez (sol) et (q1) la poure<text:line-break/>fille descouure et m(o1)stre son trespiteux cas. Or sont venus maistre pierre (sol)<text:line-break/>maistre ieh(a1) maistre ca maistre la t(a1)t de phisici(e1)s (q1) vo(us) vouldrez (q2) veull(e1)t<text:line-break/>veoir la paci(e1)te ensemble (sol) et les (p3)ties du corps a descouuert de ce mauldit<text:line-break/>mal de broches sestoit helas l(o1)guem(e1)t embusche. Ceste pouure fille fut pl(us)<text:line-break/>surprise et esbahye (q1) se a la mort fust iugee (sol) et ne se voulut accorder qu(o1) la<text:line-break/>mist en fac(o1) (q1) son mal fust apperceu mesmes aymoit pl(us) cher mourir que<text:line-break/>vng tel secret fust a vng h(o1)me descouuert. Ceste obstinee voul(e1)te ne dura<text:line-break/>pas gr(a1)m(e1)t qu(a1)t pere et mere vindr(e1)t (q2) plusieurs rem(o1)str(a1)ces luy fir(e1)t c(o1)(-)<text:line-break/>me de dire (q1)lle pourroit estre cause de sa mort (sol) (q2) nest pas vng petit peche et<text:line-break/>plusieurs aultres y eut trop l(o1)gz a rac(o1)pter. Finablem(e1)t trop pl(us) pour pe(-)<text:line-break/>re et mere (q1) pour craite de mort vaincue la pouure fille se laissa serrer (sol) et fut<text:line-break/>mise sur vne couche les dentz dessoubz et son corps t(a1)t et si tresau(a1)t descou<text:line-break/>uert (q1) les medecins vir(e1)t a(p3)tem(e1)t le gr(a1)t meschief (q2) fort la tourmentoit.<text:line-break/>Ilz ord(o1)nerent son regime faire aux apoticaires clisteres pouldres oigne(-)<text:line-break/>mes et le surplus (q1) b(o1) sembla et elle print et fist tout ce (q1) on voulut pour re(-)<text:line-break/>couurer sante mais tout rien ny vault car il<text:s/>nest tour ne engin que lesditz<text:line-break/>medecins sachent pour alleger quel(q1) peu de ce destresseux mal (sol) ne en leurs<text:line-break/>liures n(o1)t veu ne acoustume (q1) ri(e1)s si tressort la pouure fille empire mais<text:line-break/>que lennuy (q1)lle sen d(o1)ne car aut(a1)t semble estre<text:s/>morte (q1) viue en ceste aspre<text:line-break/>langueur et douleur forte se passer(e1)t beaucoup de iours. Et c(o1)me le pere et<text:line-break/>la mere par(e1)s et voysins senqueroy(e1)t par tout la leg(e1)de de la fille si renc(o1)(-)<text:line-break/>trer(e1)t vng tresancien cordellier (q2) borgne estoit et en son temps auoit veu<text:line-break/>moult de choses et de sa principalle sci(e1)ce se mesloit fort de medecine d(o1)t sa<text:line-break/><text:soft-page-break/>presence fut plus agreable aux par(e1)s de la paci(e1)te la(q1)lle helas a tel regret<text:line-break/>que dessus regarda tout a son beau loysir et se fist fort de la guarir pensez<text:line-break/>quil fut tres voulentiers ouy et tant que la doulente assemblee qui de liesse<text:line-break/><text:span text:style-name="pb">[n.p.]</text:span><text:line-break/>pieca banie estoit fut a ce point quelque peu c(o1)solee esperant le fait sortir<text:line-break/>tel que la parolle touchoit. Ad(o1)c le maistre cordelier se partit<text:s/>de le(a1)s (et) pr(i1)t<text:line-break/>iour a demain de retourner fourny (et) pourueu de medecine si tres vertueu<text:line-break/>se quil luy ostera la gr(a1)t douleur qui tant martire et desbrise la pouure pa<text:line-break/>ciente. La nuyt fut beaucoup l(o1)gue attendant le iour desire (sol) neaulmoins<text:line-break/>passerent tant diuers a quelque peine (q1) ce fut (q1) nostre b(o1) cordelier fut ac(q2)(-)<text:line-break/>te de sa promesse pour soy rendre deuers la paciente a lheure assignee. Si<text:line-break/>fut ioyeusem(e1)t receu pensez que ouy. Et qu(a1)t vint lheure (q2)l voulut beson<text:line-break/>gner (et) la paciente medeciner on la print c(o1)me laultre foys et sur la couche<text:line-break/>tout au plus bel quon peust fut au bourg(o1)s couchee (et) son derriere descou(-)<text:line-break/>uert assez auant lequel fut inc(o1)tin(e1)t des matrones d(u1)g tresbeau bl(a1)c drap<text:line-break/>de linge<text:s/>garny tapisse (sol) (et) arme al(e1)droit du secret mal fut fait vng beau per<text:line-break/>tuis par lequel le maistre cordelier pouuoit apertem(e1)t le choisir et il regar(-)<text:line-break/>de ce mal puis d(u1)g coste puis daultre ma(i1)ten(a1)t luy touche du doy t(a1)t doul<text:line-break/>cem(e1)t<text:s/>vne aultre foys prent pouldre dont medeciner la vouloit. Or regar(-)<text:line-break/>de le tuyau dont il veult souffler icelle pouldre par sus (et) dedans le mal. Or<text:line-break/>retourne arriere (et) iecte loeil de rechief sur ce dict mal (sol) et ne se scait saouller<text:line-break/>dassez le regarder. A chief de piece il prent sa pouldre a la main gauche mi<text:line-break/>se en vng beau petit vaisseau plat (et) de laultre son tuyau quil vouloit em(-)<text:line-break/>plir de ladicte pouldre (sol) et c(o1)me il regardoit tres ent(e1)tiuem(e1)t (et) de tres pres<text:line-break/>par ce (p3)tuis (et) a l(e1)uiron le destresseux mal de la pouure fille (et) elle ne se peut<text:line-break/>c(o1)tenir voy(a1)t lestr(a1)ge fac(o1) de regarder a tout vng oeil de nostre cordelier<text:line-break/>que force de rire ne la surprint quelle cuyda bien l(o1)guem(e1)t retenir mais si<text:line-break/>mal helas luy aduint (q1) ce ris a force retenu fut c(o1)uerty en vng sonnet d(o1)t<text:line-break/>le vent retourna si tres a point la pouldre (q1) la plus part il fist voler c(o1)tre le<text:line-break/>visaige de ce b(o1) cordelier lequel sentant ceste douleur haband(o1)na tantost (et)<text:line-break/>vaisseau et tuyau (et) a peu quil ne cheut a la renuerse t(a1)t fort fut effroye. Et<text:line-break/>quant il vit son sang i met tost en haste la main a son oeil soy plaignant<text:line-break/>durem(e1)t disant (q2)l estoit h(o1)me deffait (et) en dangier de perdre vng seul bon<text:line-break/>oeil (q1) il auoit.<text:s/>Il ne m(e1)toit pas (sol) car en peu de iours la pouldre qui corrosi(-)<text:line-break/>ue estoit luy gasta et m(e1)gea trestout loeil (et) par ce point laultre qui ia estoit<text:line-break/>perdu aueugle fut (sol) et ainsi demoura ledict cordelier. Si se fist guider (et) me<text:line-break/>ner vng certain iour apres ce iusques a lhostel ou il c(o1)quist ce beau butin (et)<text:line-break/>par la au maistre de le(a1)s auquel il remonstra son piteux cas priant (et) reque<text:line-break/>r(a1)t ainsi (q1) droit le porte qui luy baille et assigne ainsi qua son estat appar<text:line-break/>tient sa vie honnourablem(e1)t. Le bourgoys respondit (q1) de ceste aduenture<text:line-break/>beaucoup luy desplaisoit c(o1)bien qu(e1) ri(e1)s il nen soit cause ne en quelque fa<text:line-break/>con que ce soit charge ne sen tient. Trop bien est il content luy faire quel(-)<text:line-break/>que gracieuse ayde dargent pource que il auoit entreprins de garir sa fille<text:line-break/>ce quil nauoit pas fait et que a luy ne voulut estre tenu en riens (sol) luy veult<text:line-break/><text:span text:style-name="pb">[n.p.]</text:span><text:line-break/>bailler autant en somme (q1) sil luy eust sa fille en sante rendue n(o1) pas c(o1)me<text:line-break/>dit est (q2)l soit tenu de ce faire<text:s/>(sol) se maistre cordelier n(o1) c(o1)tent de ceste offre de(-)<text:line-break/>m(a1)de (q2)l luy assignast sa vie rem(o1)strant c(o1)ment sa fille lauoit aueugle en<text:line-break/>sa presence (sol) et a ceste occasion priue estoit de la saincte (et) tres saincte c(o1)ser(-)<text:line-break/>uati(o1) du precieux corps de iesus du sainct seruice de leglise (sol) et de la glorieu<text:line-break/><text:soft-page-break/>se inquisition des docteurs (q2)lz ont escript sur la saincte theologie (sol) (et) par ce<text:line-break/>point de predication plus ne pouuoit seruir le peuple (q2) estoit sa totalle de<text:line-break/>struction (sol) car il est m(e1)diant (et) n(o1) fonde sin(o1) sur aumosnes (q1) pl(us) conquerre<text:line-break/>ne pouuoit (q1)lque chose (q2)l allegue ne remonstre il ne peut finer daultre res<text:line-break/>p(o1)ce que ceste preced(e1)te. Si se tira par deuers la iustice de plement dudit l(o1)<text:line-break/>dres deu(a1)t le(q1)l fist bailler iour a nostre h(o1)me dessusdit. Et qu(a1)t il vit lheu(-)<text:line-break/>re de plaider sa cause par vng b(o1) aduocat bien informe de ce (q2)l deuoit dire<text:line-break/>dieu scait que plusieurs se r(e1)dir(e1)t au c(o1)sistoire pour ouyr ce nouueau pro(-)<text:line-break/>ces qui beaucoup pleut aux seigneurs dudit parlement (sol) tant pour la nou<text:line-break/>ueaulte du cas (q1) pour les allegations et argum(e1)s des parties deu(a1)t eulx<text:line-break/>debat(a1)t (q1) n(o1) accoustumes nauoy(e1)t (sol) mais plaisantes estoy(e1)t. Le proces<text:s/>t(a1)t<text:line-break/>plaisant et nouuel affin que il fust de plusieurs gens congneu fut tenu et<text:line-break/>maintenu assez (et) l(o1)guem(e1)t n(o1) pas (q1) a son tour de roulle ne fust bi(e1) r(e1)uoye<text:line-break/>et mis en ieu mais le iuge le fist differer iusques a la facon de ceste. Et par<text:line-break/>ce point celle qui estoit au parauant (p3) sa beaulte b(o1)te et g(e1)tete congneue<text:line-break/>estoit de plusieurs g(e1)s deu(a1)t notoire a tout le m(o1)de par ce mauldit mal de<text:line-break/>broches dont en la fin fut guarie ainsi (q1) despuis me fut compte.</text:p>
      <text:h text:style-name="Titre1" text:outline-level="1">(pdm) La.iij.nouuelle par monseigneur de la roche.</text:h>
      <text:p text:style-name="P10"><text:span text:style-name="T11">O</text:span>N la duche de bourg(o1)gne eut naguieres vng gentil<text:line-break/>cheualier dont lhistoire passe le n(o1) qui marie estoit a<text:line-break/>vne belle et g(e1)te dame (sol) et assez pres du chasteau ou le<text:line-break/>dict cheualier faisoit residence demouroit bng mus(-)<text:line-break/>nier pareillem(e1)t a vne belle g(e1)te et ieune femme ma(-)<text:line-break/>rie. Aduint vne foys entre les aultres que c(o1)me le che<text:line-break/>ualier pour passer t(e1)ps et prendre son es batement se<text:line-break/>pourmenoit entour son hostel et du long de la riuie(-)<text:line-break/>re (sol) sur la(q1)lle estoit assise la maison heritaige et moulin de son dit musnier<text:line-break/>qui a ce coup nestoit pas a son hostel (sol) mais a dyion ou a beaulne ledict che<text:line-break/>ualier apperceut la f(e1)me dudict musnier portant deux cruches et retour(-)<text:line-break/>n(a1)t de la riuiere (q1)rir de leaue. Si se adu(a1)ca vers elle et doulcem(e1)t la salua<text:line-break/>(et) elle c(o1)me saige et bi(e1) aprinse luy fist lh(o1)neur (et) reuer(e1)ce (q2) luy appartenoit<text:line-break/>Le bon cheualier voy(a1)t ceste meusniere tres belle et en bon point mais de<text:line-break/>sens assez escharssement hourdee. Se pensa de b(o1)nes et luy dist certes ma<text:line-break/>mye iappercoy bi(e1) (q1) vo(us) estes malade (sol) (et) en gr(a1)t peril a ces parolles la meus<text:line-break/><text:span text:style-name="pb">[n.p.]</text:span><text:line-break/>niere sapprocha de luy (et) luy dist helas monseig(n1)r (et) (q1) me fault il vrayem(e1)t<text:line-break/>mamye iappercoy bi(e1) si vous cheminez gueres adu(a1)t (q1) vostre deu(a1)t est en<text:line-break/>grant danger de cheoir et vous ose bien dire (q1) ne le porterez gueres l(o1)gue<text:line-break/>ment (q2)l ne vous chee tant my c(o1)gnois ie. La simple meusniere oyant les<text:line-break/>parolles de monseigneur deuint tres esbahye et courroucee (sol) et esbahye c(o1)(-)<text:line-break/>ment m(o1)seigneur pouuoit scauoir ne beoir ce meschief aduenir. Et cour(-)<text:line-break/>roucee de ouyz la perte du meilleur membre de son corps (sol) et dont elle se ser<text:line-break/>uoit mieulx et son mary aussi<text:s/>si resp(o1)dit. Helas m(o1)seigneur (et) a quoy con(-)<text:line-break/>gnoissez vous (q1) mon deu(a1)t est en dangier de cheoir (sol) il me semble quil ti(e1)t<text:line-break/>tant bi(e1) dea mamye souffise vous a tant (sol) et soyez seure (q1) ie vous dis lave<text:line-break/><text:soft-page-break/>rite et ne seriez pas la<text:s/>premiere a qui le cas est aduenu. Helas dist elle mon(-)<text:line-break/>seigneur or suis ie femme deffaicte desh(o1)nouree et (p3)due et que dira mon<text:line-break/>mary nostre dame quant il scaura ce meschief il ne tiendra plus de moy c(o1)<text:line-break/>pte (sol) ne bous desconfortez (q1) bien a point (sol) mamye dist monseigneur encore<text:line-break/>nest pas le cas aduenu aussi ya il b(o1) remede (sol) qu(a1)t la ieune meusniere ouyt<text:line-break/>quon trouueroit bi(e1) remede en son faict le sang luy c(o1)menca a reuenir et<text:line-break/>ainsi (q1)lle sceut pria m(o1)seigneur pour dieu (q1) de sa grace luy voulsist ensei(-)<text:line-break/>gner (q1)lle doit faire pour garder ce pouure deuant de cheoir. M(o1)seigneur<text:line-break/>qui tres courtoys (et) gracieulx estoit (sol) mesmem(e1)t tousiours vers les dames<text:line-break/>luy dist (sol) mamye pource (q1) vous estes belle (et) b(o1)ne et (q1) iayme bien vostre ma<text:line-break/>ry il me pr(e1)t pitie (et) c(o1)passion de vostre faict si vo(us) enseigneray c(o1)m(e1)t vo(us)<text:line-break/>garderez vostre deu(a1)t de cheoir helas m(o1)seigneur ie vo(us) en mercye (et) certes<text:line-break/>vo(us) ferez vne oeuure bien meritoire (sol) car tant me bauldroit n(o1) estre (q1) de bi<text:line-break/>ure sans mon deuant (sol) et que doys ie dont faire monseigneur. Mamye dist<text:line-break/>il affin de garder vostre deu(a1)t de cheoir le remede si est que au plustost que<text:line-break/>faire pourrez le fort et souuent faire recoigner (sol) recoigner monseigneur et<text:line-break/>qui le mescauroit faire (sol) a qui me fauldroit il parler pour bi(e1) faire ceste be<text:line-break/>songne. Je vous diray mamye dist monseigneur pource que ie vous ay ad<text:line-break/>uertie de vostre grant meschief qui tres prochain et grief estoit ensemble<text:line-break/>aussi (sol) et du remede necessaire pour obuier aux inconueniens qui sourdre<text:line-break/>en pourroyent ie suis content affin de plus en mieulx nourrir amour en(-)<text:line-break/>tre nous deux vous recoigner vostre deuant et ie vous rendray en tel estat<text:line-break/>que par tout le pourres tout seurem(e1)t porter sans auoir crainte ne doub(-)<text:line-break/>te que iamais il puisse cheoir et de ce me faitz bien fort (sol) se nostre meusnie(-)<text:line-break/>re fut bien ioyeuse (sol) il ne le fault pas demander qui mettoit tres grant pei(-)<text:line-break/>ne du peu de sens (q1) elle<text:s/>auoit de suffisamm(e1)t remercier m(o1)seig(n1)r. Si mar<text:line-break/>cher(e1)t tant m(o1)seigneur (et) elle (q2)lz vindr(e1)t au moulin ou ilz ne fur(e1)t gueres<text:line-break/>sans mettre la main a loeuure (sol) car m(o1)seig(n1)r (p3) sa courtoysie d(u1)g hostil (q2)l<text:line-break/>auoit recoigna en peu dheure troys ou quatre foys le deu(a1)t de nostre meus<text:line-break/>niere (q2) tres ioyeuse et lyee en fut. Et apres (q1) loeuure fut pollie (et) de deuises<text:line-break/><text:span text:style-name="pb">[n.p.]</text:span><text:line-break/>vng millier (et) iour assigne decorees ouurer a ce deu(a1)t. M(o1)seig(n1)r (p3)t et tout<text:line-break/>le beau pas sen retourne deuers son hostel (et) au iour n(o1)me se r(e1)dit monsei<text:line-break/>gneur bers sa musniere en la fac(o1) dessus (et) au mieulx (q2)l peut il semploya<text:line-break/>a recoigner ce deu(a1)t (et) si bi(e1) y ouura par continuation de temps que ce de(-)<text:line-break/>u(a1)t fut tout asseure (et) teuoit ferme et bien. P(e1)d(a1)t le t(e1)ps m(o1)seig(n1)r recoi(-)<text:line-break/>gnoit le deu(a1)t de ceste musniere le meusnier retourna sa march(a1)dise (et) fist<text:line-break/>grant chiere (sol) et aussi fist a sa femme (sol) c(o1)me ilz eur(e1)t deuise de leurs beson(-)<text:line-break/>gnes la tressaige musniere va dire a son mary par ma foy sire nous som(-)<text:line-break/>mes bi(e1) obligez a monseig(n1)r de ceste ville voire mamie dist le musnier en<text:line-break/>quelle fac(o1) (sol) cest bi(e1) raison que le vous die affin (q1) l(e1) merciez (sol) car vo(us) y estes<text:line-break/>tenu (sol) il est vray (q1) t(a1)dis que auez este dehors m(o1)seig(n1)r passoit par cy droict<text:line-break/>a la court ainsi (q1) a tout deux cruches ie alloye a la riuiere il me salua si<text:line-break/>fis ie luy (sol) (et) comme ie marchoye il aperceut que mon deuant ne tenoit com<text:line-break/>me rien (sol) (et) que il estoit en trop gr(a1)de aduanture de cheoir et le me dist de sa<text:line-break/>grace d(o1)t ie fus si tresesbaye voyre par dieu aut(a1)t courroucee que se tout<text:line-break/>le m(o1)de fust mort. Le b(o1) seig(n1)r (q2) me veoit en ce point lamenter en eut pi(-)<text:line-break/>tie (sol) et de fait menseigna vng beau remede pour me garder de ce mauldit<text:line-break/>danger. Encores me fist il bien plus (q2)l neust point fait a vng aultre (sol) car le<text:line-break/><text:soft-page-break/>remede dont il me aduertit qui estoit de faire recoigner (et) recheuiller<text:s/>m(o1) de<text:line-break/>u(a1)t affin de le garder de cheoir luy mesmes le mist a executi(o1) (q2) luy fut tres<text:line-break/>gr(a1)t peine et en sua plusieurs fois (sol) pource (q1) m(o1) cas requeroit destre sou(-)<text:line-break/>uent visite. Que vous diray ie plus (sol) il sen est t(a1)t bi(e1) ac(q2)cte que iamais ne<text:line-break/>luy scauroie desseruir par ma foy il ma tel iour de ceste sepmaine recoigne<text:line-break/>les trois les.iiij.fois vng aultre deux bng aultre trois il ne ma ia laissee<text:line-break/>t(a1)t que aye este toute garie (sol) (et) si ma mis en tel estat (q1) m(o1) deu(a1)t tient a ceste<text:line-break/>heure tout aussi bi(e1) et aussi fermem(e1)t (q1) celluy de femme de nostre ville (sol) le<text:line-break/>musnier oy(a1)t ceste adu(a1)ture ne fist pas sembl(a1)t par dehors tel (q1) son cueur<text:line-break/>au (p3) dedans portoyt comme il fut bien ioyeulx dist a sa<text:s/>f(e1)me (sol) or ca mamye<text:line-break/>ie suis bi(e1) ioyeulx que m(o1)seig(n1)r no(us) a fait ce plaisir (et) se dieu plaist qu(a1)t il<text:line-break/>sera possible ie feray aut(a1)t pour luy (sol) mais pource (q1) vostre cas nestoit pas<text:line-break/>h(o1)neste gardez vous bi(e1) den rien dire<text:s/>a personne (et) aussi puis (q1) vous estes<text:line-break/>garie il nest ia mestier que vous trauaillez plus monseigneur (sol) vo(us) nauez<text:line-break/>garde dist la musniere (q1) ien die iamais vng mot car aussi le me deffendit<text:line-break/>bi(e1) m(o1)seigneur (sol) nostre musnier (q2) estoit g(e1)til c(o1)paign(o1) a (q2) les crign(o1)s de<text:line-break/>sa teste ram(e1)teuoyent souu(e1)t (et) trop la courtoisie (q1) m(o1)seigneur luy auoit<text:line-break/>faicte et si saigement se conduisit quoncques m(o1)seigneur ne sapperceut<text:line-break/>quil se doubtast de la tromperie quil luy auoit faicte (et) cuidoyt en soy mes(-)<text:line-break/>mes quil nen sceust rien mais helas si faisoit (et) nauoit ailleurs son cueur<text:line-break/>son estudie ne toutes ses pensees que a soy v(e1)ger de luy sil scauoit en fac(o1)<text:line-break/>telle ou semblable quil luy deceut sa femme. Et tant ainsi<text:s/>fist par son<text:line-break/><text:span text:style-name="pb">[n.p.]</text:span><text:line-break/>en(-)gin que point oyfeux nestoit quil aduisa vne maniere. Par laquelle bien<text:line-break/>luy sembloit que sil en pouuoit venir a chief que monseigneur auroit<text:line-break/>beurre pour oeuf. A chief de piece pour aucuns affaires qui suruiudrent a<text:line-break/>monseigneur il<text:s/>monta a cheual et print c(o1)ge de ma dame bien pour vng<text:line-break/>moys dont le meusnier ne fut pas ioyeulx. Vng iour entre les aultres ma<text:line-break/>dame eut boulente de soy baigner (sol) et fist tirer le baing et chauffer les estu(-)<text:line-break/>ues en son hostel appart ce que nostre meusnier sceut tresbien pource que<text:line-break/>assez famillier estoit de leans si saduisa de prendre vng beau brochet quil<text:line-break/>auoit en sa fosse et vint au chasteau pour le presenter a ma dame. Aucu(-)<text:line-break/>nes des femmes de ma dame vouloyent prendre le brochet (sol) (et) de par<text:s/>le mus<text:line-break/>nier faire present (sol) mais il dist que luy mesmes il le presenteroit (sol) ou vraye(-)<text:line-break/>ment il le remporteroit. Au fort pource quil estoit comme de leans et ioy(-)<text:line-break/>eulx h(o1)me ma dame le fist venir qui ded(a1)s son baing estoit. Le gracieulx<text:line-break/>musuier fist son present dont ma dame le mercia et fist porter en la cuysi(-)<text:line-break/>ne le beau brochet et mettre appoint pour le soupper (sol) et entretenant que<text:line-break/>ma dame au musuier deuisoit. Il apperceut sus le bort de la cuue vng tres<text:line-break/>beau dyamant quelle auoit oste de son doy (sol) doubtant de leaue le gaster (sol) si<text:line-break/>le crocqua si soupplement quil ne fut de ame apperceu (sol) et qu(a1)t il veit son<text:line-break/>point il donna la bonne nuyt a ma dame et a sa compaignie et sen retour<text:line-break/>na a son moulin pensant au surplus de son affaire. Ma dame qui faisoit<text:line-break/>grant chere auec ses femmes (sol) voyant quil estoit ia bien tard (sol) et heure de<text:line-break/>soupper habandonna le baing (sol) et en son lit se bouta et comme elle ne vit<text:line-break/>point son dyamant. Si appella ses femmes et leur demanda apres ce dya<text:line-break/>mant (sol) et a laquelle elle lauoit baille. Chascune dist ce nest pas a moy (sol) na<text:line-break/>moy (sol) ne a moy aussi. On cherche hault et bas dedans la cuue sur la cuue (sol)<text:line-break/>mais rien ny vault on ne le scet trouer. La queste de ce dyam(a1)t dura beau<text:line-break/><text:soft-page-break/>coup sans quon en sceust quelque nouuelle (sol) dont ma dame sen donnoit<text:line-break/>bien mauluais temps pource quil estoit meschamment perdu et en sa ch(a1)<text:line-break/>bre et aussi monseigneur son mary luy donna au iour de ses espousailles<text:line-break/>si le tenoit beaucoup plus cher. On ne scet qui mescroire ne a qui le dem(a1)(-)<text:line-break/>der dont grant dueil sourt par leans. Lune des f(e1)mes saduisa et dist ame<text:line-break/>nest ce(a1)s entre (q1) no(us) (q2) y sommes et le musnier se me sembleroit b(o1) (q2)l fust<text:line-break/>mande (sol) on le manda et il vint. Ma dame si tres<text:s/>courroucee et desplaisan(-)<text:line-break/>te estoit (q1) pl(us) ne pouoit dem(a1)da au musnier sil auoit po(i1)tveu son dyam(a1)t<text:line-break/>et luy asseure autant en bourdes que vng aultre a dire verite sen excusa<text:line-break/>treshaultement. Et osa bien demander a ma dame selle le tenoit a larron<text:line-break/>certes dit elle nenny aussi ce ne seroit pas larrecin si vous lauez par esba(-)<text:line-break/>tement emporte (sol) ma dame dist le musnier ie vous prometz que de vostre<text:line-break/>dyamant ne scay ie nouuelle. Adonc fut la compaignie bien simple (sol) (et) ma<text:line-break/>dame especiallem(e1)t qui en est si tresdesplaisante (q1)lle nen scet sa conten(a1)ce<text:line-break/><text:span text:style-name="pb">[n.p.]</text:span><text:line-break/>que de getter larmes a gr(a1)t hab(o1)d(a1)ce t(a1)t a regret de ceste berge. La triste<text:line-break/>c(o1)paignie se met a c(o1)seil pour scauoir (q2)l est de faire (sol) lune dit il fault qui<text:line-break/>soit en la ch(a1)bre (sol) laultre resp(o1)d (q1)lle a cherche par tout. Le musnier deman<text:line-break/>de selle lauoit a l(e1)tree du baing et elle dist que ouy. Sainsi est certainem(e1)t<text:line-break/>ma damebeu la gr(a1)t dilig(e1)ce qu(o1) a fait de le (q1)rir sans en scauoir nouuelle<text:line-break/>la chose est bien estrange. Touteffois il me semble bien (q1) sil y auoit h(o1)me<text:line-break/>en ceste bille (q2) sceust d(o1)ner c(o1)seil pour le recouurer (q1) ie seroye celluy (et) pour<text:line-break/>ce que ie ne bauldroye pas que ma science fust diuulguee il seroit bon<text:s/>que<text:line-break/>ie parlasse a bo(us) a part. A cela ne tiendra pas dist ma dame (sol) si fist partir la<text:line-break/>c(o1)paignie (et) au partir que fir(e1)t les f(e1)mes (sol) disoi(e1)t dame iehanne (sol) psabeau<text:line-break/>Katherine. Helas musnier que bous seriez bon h(o1)me se bous faisiez reue<text:line-break/>nir ce dyamant. Je ne m(e1) fais pas fort dist le musnier mais iose bien dire<text:line-break/>que sil est possible de iamais le trouuer que i(e1) apr(e1)dray la maniere. Qu(a1)t<text:line-break/>il se bit a part auec ma dame il luy dist (q1) il se doubtoit beaucoup (q1) pensoit<text:line-break/>que en larriuer du baing elle auoit son dyamant quil ne fust sailly de son<text:line-break/>doy et cheut en leaue et dedans son corps cest boute. Att(e1)du quil ny auoit<text:line-break/>ame qui le boulsist retenir. Et la dilig(e1)ce faicte pour le trouuer (sol) se fist ma<text:line-break/>dame sur son lict<text:s/>ce quelle eust boul(e1)tiers refuse ce neust este pour mieulx<text:line-break/>faire. Et apres (q2)l eut asses descouuerte fist c(o1)me maniere de regarda ca (et)<text:line-break/>la (et) dist. Seurement ma dame le dyam(a1)t est entre en bostre corps. Et di(-)<text:line-break/>ctes bous musnier que bo(us)<text:s/>lauez apperceu (sol) ouy brayement helas dist elle<text:line-break/>et c(o1)ment len pourra len tirer (sol) tresbien ma dame ie ne doubte pas que ie<text:line-break/>n(e1) bi(e1)gne bi(e1) a chief sil bo(us) plaist. Se maist dieu il nest chose que ie ne fa(-)<text:line-break/>ce pour le rauoir (sol) dist ma dame or bo(us) auancez beau musnir. Ma dame en<text:line-break/>cores sur le lict couchee fut mise par le musnier tout en telle facon que m(o1)<text:line-break/>seigneur mettoit sa f(e1)me quant il luy recongnoit son deuant et dung tel<text:line-break/>houtil la tente pour querir et pescher le dyamant. Apres les reposees de la<text:line-break/>premiere et seconde queste que le musnier fist du dyamant (sol) ma dame de(-)<text:line-break/>m(a1)da sil lauoit point sentu (et) il dist que ouy d(o1)t elle fut bien ioyeuse (sol) et luy<text:line-break/>pria quil peschast encores tant quil leust trouue. Pour abreger tant fist le<text:line-break/>bon musnier quil r(e1)dit a ma dame son tresbeau dyam(a1)t dont la tres gr(a1)t<text:line-break/>ioye bint par le(a1)s (et) neut iamais musnier t(a1)t dh(o1)neur ne dauancem(e1)t (q1)<text:line-break/>ma dame et ses f(e1)mes luy donnerent. Ce b(o1) musnier en la tresb(o1)ne grace<text:line-break/>de ma dame part de le(a1)s et bint a sa maison sans soy banter a sa femme<text:line-break/>de sa nouuelle aduenture dont il estoit plus ioyeulx que sil eust eu tout le<text:line-break/><text:soft-page-break/>monde gaigne. La dieu mercy petit de t(e1)ps apres monseigneur reuint en<text:line-break/>sa moison (sol) ou il fut doulcement receu (et) de ma dame h(u1)blement bi(e1) benu<text:line-break/>la(q1)lle apres plusieurs deuises (q2) au lict se f(o1)t luy c(o1)pta la merueilleuse ad<text:line-break/>ture de son dyam(a1)t et c(o1)ment il fut par le musnier de son corps repesche.<text:line-break/>Pour abreger tout du long luy c(o1)pta le proces en la facon (et) maniere que<text:line-break/><text:span text:style-name="pb">[n.p.]</text:span><text:line-break/>tint lcolet musnier en la queste dudit dyamant dont il neut gueres grant<text:line-break/>ioye (sol) mais pensa que le musnier luy auoit baille belle. A la premiere fois<text:line-break/>quil rencontra le musnier il le salua haultrem(e1)t (et) luy dit dieu gard (sol) dieu<text:line-break/>gard ce bon pescheur de dyamans. A quoy le musnier resp(o1)dit dieu gard<text:line-break/>ce recoigneur de cons par nostre dame tu dis bray dit le seig(n1)r (sol) tais toy de<text:line-break/>moy (et) si feray ie de toy (sol) le musnier fut c(o1)t(e1)t (et) pl(us) n(e1) pla n(o1) fist le seig(n1)r.</text:p>
      <text:h text:style-name="Titre1" text:outline-level="1">(pdm) La quarte nouuelle.</text:h>
      <text:p text:style-name="figure">&lt;ATTimage&gt;</text:p>
      <text:p text:style-name="P12"><text:span text:style-name="T13">L</text:span>E roy nagueres<text:line-break/>estant en la bille<text:line-break/>de tours bng gen<text:line-break/>til c(o1)paign(o1) escos<text:line-break/>sois archer de son corps (et) de<text:line-break/>sa gr(a1)t garde sen amoura<text:line-break/>tres fort dune belle et gente<text:line-break/>damoyselle mariee (et) mercie<text:line-break/>re. Et qu(a1)t il sceut trouuer<text:line-break/>temps et lieu le moins mal<text:line-break/>quil sceut compta son gra(-)<text:line-break/>cieux (sol) et piteux cas dont il<text:line-break/>nestoit pas trop content ne<text:line-break/>ioyeulx neautmoins car il<text:line-break/>auoit la chose trop a cueur<text:line-break/>ne laissa pas a faire<text:s/>sa pour<text:line-break/>suyte mais de plus en plus<text:line-break/>tresaygrement pourchassa<text:line-break/>tant que la ieune damoysel<text:line-break/>le leboulut enchasser et don<text:line-break/>ner c(o1)ge et luy dist (q1)lle aduertiroit son mary du pourchas desh(o1)neste (sol) (et) d(a1)<text:line-break/>nable quil sefforcoit dacheuer (sol) ce quelle fist tout au long. Le mary bon (et) sa<text:line-break/>ge preux et baillant comme apres bo(us) sera compte se courrouca amere(-)<text:line-break/>ment enc(o1)tre lescossois qui deshonnorer le bouloit et sa tresb(o1)ne femme<text:line-break/>aussi. Et pour bien se benger de luy a son aise (et) sans reprinse comm(a1)da a<text:line-break/>sa femme (q1) sil retournoit plus a sa queste (q1)lle luy baillast (et) assignast iour.<text:line-break/>Et sil estoit si fol que dy c(o1)paroir le blasme (q2)l pourchassoit luy seroit cher<text:line-break/>bendu. La b(o1)ne femme pour obeir au bon plaisir de son mary dist que si<text:line-break/>feroit elle. Jl ne demoura gueres que le poure amoureux escossois fist t(a1)t<text:line-break/>de tours quil b(i1)t en place nostre merciere qui fut (p3) luy humblem(e1)t saluee (sol)<text:line-break/>et de rechief damours si doulcement pryee que les requestes du parauant<text:line-break/>deuoient bien estre enterinees par la c(o1)fusion de ceste piteuse et derniere<text:line-break/>priere (sol) et quelles les boulsist ouyr (sol) et iamais ne seroit femme plus loyalle<text:line-break/><text:soft-page-break/><text:span text:style-name="pb">[n.p.]</text:span><text:line-break/>ment obeye ne seruie quelle seroit se de grace bouloit accepter sa tresh(u1)ble<text:line-break/>et raisonnable re(q1)ste. La belle merciere soy recordant de la lecon (q1) son ma<text:line-break/>ry luy bailla (sol) boyant aussi lheure propice entre aultres deuises (et) plusieurs<text:line-break/>excusations seruans a son propos bailla iournee a lescossoys a l(e1)demain<text:line-break/>au soir de c(o1)parer personnellem(e1)t en sa ch(a1)bre pour en ce lieu luy dire pl(us)<text:line-break/>celeement le surplus de son intention (et) le gr(a1)t bien (q2)l luy bouloit. Pensez<text:line-break/>quelle fut haultem(e1)t merciee doulcem(e1)t escoutee (sol) et de bon cueur obeye de<text:line-break/>ce luy (q2) apres ces<text:s/>b(o1)nes nouuelles laissa sa dame le plus ioyeulx (q1) iamais<text:line-break/>il nauoit este. Qu(a1)t le mary bint a lhostel il sceut c(o1)m(e1)t lescossoys fut le(a1)s<text:line-break/>des parolles et des grans offres quil fist et c(o1)ment il se rendra demain au<text:line-break/>soir deuers elle en sa ch(a1)bre. Or le laisse benir dist le mary il ne fist iamais<text:line-break/>si folle entreprinse que bien ie luy cuyde m(o1)strer adu(a1)t quil parte boyre et<text:line-break/>faire son grant tort confesser (sol) pour estre ex(e1)ple aux aultres folz oultrecui(-)<text:line-break/>dez et enragez c(o1)me luy. Le soir du l(e1)demain approcha tres desire du pou(-)<text:line-break/>ure amoureux escossoys pour beoir et iouyr de sa dame tres desire du bon<text:line-break/>mercier pour accomplir la tres criminelle benge(a1)ce (q2)l beult executer en la<text:line-break/>personne dicelluy escossoys (q2) beult estre<text:s/>son lieuten(a1)t tresdoubte (sol) aussi de<text:line-break/>la bonne femme qui pour obeyr a son mary att(e1)d de beoir bng tres grant<text:line-break/>hutin. Au fort chascun sappresta le mercyer se fait armer de bng gr(a1)tbieil<text:line-break/>et lourd harnoys pr(e1)t la salade (sol) ses g(a1)teletz et en sa mainbne gr(a1)de hache.<text:line-break/>Or est il bien en point dieu le scet (et) semble bien (q1) aultreffoys il ait veu hu(-)<text:line-break/>tin c(o1)me vng vray ch(a1)pion venu sus les rancz de b(o1)ne heure en att(e1)dant<text:line-break/>son ennemy en lieu de pauill(o1) se ba mettre derriere vng tappis en la ruel(-)<text:line-break/>le de son lict (sol) (et) si bi(e1) se cacha (q1) il ne pourroit estre apperceu lamoureux ma<text:line-break/>lade sent(a1)t lheure tres desiree se mect en chemin deuers lhostel a la mercye<text:line-break/>re mais il ne oublya pas sa tres gr(a1)de b(o1)ne (et) forte espee a deux mains (et) c(o1)<text:line-break/>me il fut venu le(a1)s (sol) ladicte merciere m(o1)te en sa ch(a1)bre s(a1)s faire nul effroy<text:line-break/>et il la suit tout doulcem(e1)t. Et qu(a1)t il sest trouue le(a1)s il dem(a1)da a sa dame<text:line-break/>se en la ch(a1)bre y auoit ame quelle (sol) a quoy elle respondit assez legierement (sol)<text:line-break/>et estr(a1)gem(e1)t et c(o1)me non trop asseuree (q1) non dictes berite dist lescossoys<text:line-break/>vostre mary ny est il pas (sol) nenny dist elle. Or le laissez venir dist lescossoys (p3)<text:line-break/>sainct aignen sil bient ie luy fendray la teste iusques aux dentz boire par<text:line-break/>dieu silz estoient troys ie ne les crains ie seray bi(e1) maistre. Et apres ces cri<text:line-break/>minelles parolles vous tire hors sa grande et bonne espee et si la fait br(a1)(-)<text:line-break/>dir troys ou quatre foys et au pres de luy<text:s/>sur le lict la couche et ce fait inc(o1)(-)<text:line-break/>tinent baiser et acoller et le surplus que apres sensuyt tout a son bel ayse<text:line-break/>a loysir acheua sans ce (q1) le pouure couart de la ruelle se osast oncques m(o1)(-)<text:line-break/>strer mais si tres gr(a1)t paour auoit qua peu quil ne mouroit (sol) nostre escos(-)<text:line-break/>soys apres ceste haulte aduanture prent de sa dame congie iusques a bne<text:line-break/>aultreffoys et la remercie c(o1)me il doit (et) scait de sa gr(a1)t courtoysie (et) se met<text:line-break/><text:span text:style-name="pb">[n.p.]</text:span><text:line-break/>a chemin quant le baillant homme darmes sceut que<text:s/>ledit escossois estoit<text:line-break/>yssu hors de lhuys ainssi effraye comme il estoit sans a peine scauoir par(-)<text:line-break/>ler sault dehors de son pauillon et commenca a tancer sa femme de ce que<text:line-break/>elle auoit souffert le plaisir de larcher. Et elle resp(o1)dit que ce estoit sa faul<text:line-break/>te et sa coulpe et que en charge luy auoit de luy bailler iour Je ne bous c(o1)(-)<text:line-break/>manday pas dist il que luy laississiez faire sa boul(e1)te ne son plaisir. Com(-)<text:line-break/>ment dist elle le pouuoye reffuser boyant sa grant espee (sol) d(o1)t il meust tuee<text:line-break/>en cas de reffus. Et a ce coup boicy bon escossois qui retourne et m(o1)te ar(-)<text:line-break/><text:soft-page-break/>riere les degrez de la chambre (sol) puis sault dedans et dit tout hault quest ce<text:line-break/>cy. Et le bon homme de soy sauluer et dessoubz le lict se boute pour plus<text:line-break/>seurement beaucoup plus<text:s/>esbahy que par auant. La dame fut reprinse (sol)<text:line-break/>et de rechief enferree a son beau loissir (sol) et en la facon (q1) dessus tousiours au<text:line-break/>plus pres de luy. Apres ceste rencharge et plusieurs longues deuises fai(-)<text:line-break/>ctes entre lescossois (et) la dame (sol) lheure bint de partir (sol) si luy donna la bonne<text:line-break/>nuyct et picque et sen ba. Le pouure martir estant dessoubz le lict (sol) a peuse<text:line-break/>il se osoit tirer de la doubtant le retour de son aduersaire (sol) ou pour mieulx<text:line-break/>dire son compaignon. A chief de piece il print couraige et a layde de sa f(e1)(-)<text:line-break/>me la dieu mercy il fut remis sur piedz. Sil auoit bi(e1) tense sa f(e1)me au pa<text:line-break/>tauant encores recommenca il plus dure legende (sol) car elle auoit consenty<text:line-break/>apres sa deffence le desh(o1)neur de luy et delle. Helas dist elle (sol) et ou est la f(e1)me<text:line-break/>sy asseuree qui osast desdire vng homme ainsi eschauffe et enrage comme<text:line-break/>cestuy estoit. Quant bous qui estes arme embastonne. Et si baillant a qui<text:line-break/>il a trop plus meffaict que a moy (sol) ne lauez pas ose assaillir ne moy deffen<text:line-break/>dre. Ce nest pas resp(o1)ce dit il dame se bous neussiez boulu iamais ne fust<text:line-break/>benu a ses attaintes vous estes mauluaise et desloyalle (sol) mais bo(us) dist el(-)<text:line-break/>le. Lasche meschant et reprouche homme pour qui ie suis deshonnoree (sol)<text:line-break/>car pour vous<text:s/>obeyr ie assigneray le mauldit iour a lescossois. Et encou(-)<text:line-break/>res nauez eu en bous tant de couraige dentreprendre la deffence de celle<text:line-break/>en qui gist tout bostre bien et bostre honneur. Et ne penses pas que ie eus<text:line-break/>se trop mieulx ayme la mort que dauoir moy mesmes con senty ne accor(-)<text:line-break/>de ce meschief. Et dieu scait le dueil que ien porte (et) porteray tant que ie bi<text:line-break/>uray quant celluy de qui ie doys auoir et tout secours att(e1)dre en sa pref(e1)ce<text:line-break/>ma bien souffert deshonnorer. Jl fait assez a croire (sol) et p(e1)ser quelle ne souff<text:line-break/>rit pas la boul(e1)te de lescossoys pour le plaisir quelle y print (sol) mais elle fut<text:line-break/>a ce contraincte (sol) et forcee par non resister (sol) laissant la resistence a la proesse<text:line-break/>de son mary qui sen estoyt tresbien charge. Dont chascun deulx laissa son<text:line-break/>dire (sol) et sa querelle apres plusieurs argumens et repliques dung coste et<text:line-break/>daultre (sol) mais en son cas euident fut le mary deceu et demoura trompe de<text:line-break/>de lescossoys en la facon quauez ouye.</text:p>
      <text:h text:style-name="Titre1" text:outline-level="1">(pdm) La cinquiesme nouuelle par Phelippe de laon.</text:h>
      <text:p text:style-name="figure"><text:span text:style-name="pb">[n.p.]</text:span><text:line-break/>&lt;ATTimage&gt;</text:p>
      <text:p text:style-name="P14"><text:span text:style-name="T15">M</text:span>Onseig(n1)r thale(-)<text:line-break/>bot que dieu par(-)<text:line-break/>doit capitaine an(-)<text:line-break/>glois si eureux c(o1)(-)<text:line-break/>me chasc(u1) scet fist en sa bie<text:line-break/>deulx iugem(e1)s dignes destre<text:line-break/>recitez (et) en audience et me(-)<text:line-break/>moire perpetuelle amenez (et)<text:line-break/>affin (q1)<text:s/>de chascun diceulx iu<text:line-break/>gemens soit faicte m(e1)ci(o1)ie<text:line-break/>bueil rac(o1)pter en brief motz<text:line-break/>ma premiere nouuelle (et) ou<text:line-break/>renc des aultres la cinquiesien fourniray (et) diray ainsi.<text:line-break/>Pend(a1)t le t(e1)ps (q1) la mauldi(-)<text:line-break/><text:soft-page-break/>cte (et) pestilencieuse guerre de<text:line-break/>fr(a1)ce (et) dangletere regnoit (et)<text:line-break/>que encores na pas prins fin come souuent aduient. Vng francoys h(o1)me<text:line-break/>darmes fut a bng aultre anglois prisonnier et puis quil fust mis a finan<text:line-break/>ce soubz le saufconduit de m(o1)seig(n1)r thalebot deuers son capitaine retour<text:line-break/>noit pour faire finance de sa ranc(o1). Et a son maistre lenuoyer ou appor(-)<text:line-break/>ter et comme il estoit en chemin fut par bng. Angloys sur les champs r(e1)(-)<text:line-break/>contre. Lequel boyant le francois tantost luy demanda (sol) dont il benoit et<text:line-break/>ou il alloit laultre respondit la berite. Et ou est bostre saufconduit dist l(a1)(-)<text:line-break/>glois. Jl nest pas loing dist le francois. Lors tire vne petite boete pend(a1)t<text:line-break/>a sa ceinture ou son saufconduit estoit et a langlois le tendit qui de bout<text:line-break/>a laultre le leut et c(o1)me il est de<text:s/>coustume mettre en toutes lettres de fauf(-)<text:line-break/>c(o1)duit (sol) reserue tous brays habillem(e1)s de guerre angloys note sur ce mot<text:line-break/>et boit encores les esguillettes a armer pend(a1)tes au pourpoint du fran(-)<text:line-break/>coys. Si ba iuger en soy mesmes quil auoit enfrain<text:s/>son saufconduit et (q1)<text:line-break/>esguillettes sont vrais habilllem(e1)s de guerre. Si luy dist ie bous fais pri(-)<text:line-break/>sonnier car bous auez rompu nostre saufconduit. Par ma foy non ay dist<text:line-break/>le francoys sauf bostre grace (sol) bous boyez en quel estat ie suis. Nenny n(e1)(-)<text:line-break/>ny dist langlois (sol) par sainct iehan bostre saufc(o1)duit est rompu rendez bo(us)<text:line-break/>ou ie bous tueray. Le pouure francois qui nauoit (q1) son paige et (q2) estoit<text:line-break/>tout nud. Et de ses armures desgarny boyant laultre et de trois ou quat<text:line-break/>tre archiers<text:s/>acompaigne et pour le mieulx faire a luy se rendit. Langlois<text:line-break/>le mena en bne place (sol) asses pres de la (sol) et en prison le boute. Le francoys se<text:line-break/>boyant ainsi mal atourne a grant haste a son cappitaine le manda. Le(q1)l<text:line-break/>oyant le cas de son. Homme fut trestout a merueueilles esbahy si fist<text:line-break/><text:span text:style-name="pb">[n.p.]</text:span><text:line-break/>t(a1)(-)tost escripre lettres a monseigoeur (sol) thalebot. Et par vng herault si les en(-)<text:line-break/>uoya moult et suffisamment informe de sa matiere que lhomme darmes<text:line-break/>prisonnier auoit au long au capitaine rescript. Cestassauoit comment<text:line-break/>vng tel de ses gens auoit prins vng tel des siens soubz son saufconduit.<text:line-break/>Ledit herault bien informe et apprins de ce quil debuoit dire et faire de<text:line-break/>son maistre partit (sol) et a monseigneur thalebot les lettres presenta il les<text:line-break/>leut et par vng sien secrettaire en audience deuant plusieurs cheualiers<text:line-break/>et escupers et aultres de sa route de rechief les fist lire. Si debuez scauoir<text:line-break/>que tantost il monta sur son cheuallet (sol) car il auoit la teste chaulde et fu(-)<text:line-break/>meuse (sol) et nestoit pas content<text:s/>quant on faisoit aultrement qua point (sol) et<text:line-break/>par especial en maniere de guerre (sol) et denfraindre son saufconduit il enra(-)<text:line-break/>goit tout bif. Pour abreger le compte il fist venir deuant luy langlois et le<text:line-break/>francoys et dist au francoys quil comptast son cas. Il dist comment il a(-)<text:line-break/>uoit este prisonnier dung tel de ses gens et sestoit mis a finance. Et soubz<text:line-break/>vostre saufconduit monseigneur ie men alloye deuers ceulx de nostre<text:line-break/>party pour querir ma rancon ie rencontray ce gentil homme icy (sol) lequel est<text:line-break/>aussi devoz gens qui me demanda ou ialoye (et) se iauoye saufconduit ie luy<text:line-break/>dis que ouy lequel ie luy monstray. Et quant il leut leu il me dist que ie<text:line-break/>lauoye rompu et ie luy respondis que non auoye (et) quil ne le scauroit mon<text:line-break/>strer (sol) brief ie ne peuz estre ouy (sol) et me fut force se ie ne me vouloye faire tu(-)<text:line-break/>er sur la place de me rendre (sol) et ne scay cause nulle parquoy il me doyue a(-)<text:line-break/>uoit retenu silvous en demande iustice. Monseigneur thalebot oyant le<text:line-break/>francoys nestoit pas bi(e1) a son ayse (sol) neautmoins qu(a1)t il eut ce dict il dist a<text:line-break/>langloys que respons tu a cecy. M(o1)seigneur dit il ie le renc(o1)tray et vou(-)<text:line-break/><text:soft-page-break/>li(o1)s veoit son faufc(o1)duit (sol) lequel de bout en bout (sol) et tout du long ie le leuz<text:line-break/>et apperceu t(a1)tost quil lauoit<text:s/>rompu et enfraint et aultrement iamais ie<text:line-break/>ne leusse arreste. Comment la il rompu dist m(o1)seigneur thalebot dys tost.<text:line-break/>Monseigneur pour quen son saufc(o1)duit sont reseruez tous habillemens<text:line-break/>de guerre et il auoit (et) a encores brais habillem(e1)s de guerre<text:s/>(sol) cestassauoit a<text:line-break/>son pour point ses esguillettes a armer (q2) sont vngs vrays habillem(e1)s de<text:line-break/>guerre. Car sans elles on ne se peult armer. Voire dist thalebot (et) esguillet<text:line-break/>tes sont ce d(o1)cqs vrays habillem(e1)s de guerre. Et ne scais tu aultre chose (p3)<text:line-break/>quoy il puisse auoit enfra(i1)t a son saufc(o1)duit vrayment monseigneur n(e1)(-)<text:line-break/>ny resp(o1)dit l(a1)glois. Voire villain de par vostre dyable dit m(o1)seig(n1)t thale<text:line-break/>bot auez vo(us) retenu vng g(e1)til h(o1)me sur m(o1) saufc(o1)duit pour ses esguillet<text:line-break/>tes (p3) saict george ie vo(us) feray m(o1)strer se ce s(o1)t habillem(e1)s de guerre. Alors<text:line-break/>tout eschauffe (et) de courroux bien fort esmeu et courrouce vint au fr(a1)coys<text:line-break/>(et) de son pourpoint deux esguillettes en tira (et) a l(a1)gloys les bailla (et) au fran<text:line-break/>coys vne bonne espee darmes luy fut a la main liuree (sol) (et) puis la sienne bel<text:line-break/>le et bonne hors du fourreau va tirer et la tint en sa main et a langloys<text:line-break/><text:span text:style-name="pb">[n.p.]</text:span><text:line-break/>va dire deffendez vous de cest habillement de guerre (sol) que vous dictes se<text:line-break/>vo(us) scauez. Et puis dist au francois frappes sur ce villain qui vons a re(-)<text:line-break/>tenu sans cause (et) sans raison (sol) on verra comment il se deffendra de vostre<text:line-break/>habillem(e1)t de guerre (sol) se vous le pargnez ie frapperay sur vous par sainct<text:line-break/>george. Alors le francois voulsist ou non fut contraint a frapper sur lan(-)<text:line-break/>glois de lespee toute nue quil tenoit et le pouure angloys se couuroit le<text:line-break/>mieulx que il pouuoit et couroit par la chambre. Et thalebot apres qui<text:line-break/>tousiours faisoit ferir par le francoys sur<text:s/>laultre (sol) (et) luy disoit deff(e1)dez vo(us)<text:line-break/>villain de vostre habillement de guerre. A la verite le pouure angloys fut<text:line-break/>tant batu quil fut pres ius(q1)s a la mort (sol) (et) cria mercy a thalebot (et) au frau(-)<text:line-break/>cois. Lequel par ce moyen fust deliure de sa rancon (sol) et par monseigneur.<text:line-break/>Jhalebot acquite. Et auec(q1)s ce son cheual (et) son harnois (et) tout son bagai<text:line-break/>ge que au iour de sa prinse auoit luy fist rendre (sol) et bailler. Dela le premier<text:line-break/>iugement que fist monseigneur thalebot. Reste a compter laultre (q2) est tel<text:line-break/>Il sceut (q1) lung de ses g(e1)s auoit desrobe en vne esglise le tabernacle ou len<text:line-break/>met corpus domini (sol) et a bons deniers contens vendu. Je ne scay pas la<text:line-break/>iuste somme mais il estoit gr(a1)t et beau (et) darg(e1)t dore tresgentem(e1)t esmail<text:line-break/>le. Monseigneur Thalebot quoy quil fut trescruel et en la guerre trescri(-)<text:line-break/>minel si auoit en grant reuerence tousiours lesglise. Et si ne vouloit qu(e1)<text:line-break/>nul monstier ne eglise le feu boutast ne desrobast quelque chose (sol) et ou il sca<text:line-break/>uoit<text:s/>quon le fist il en faisoit merueilleuse discipline ceulx qui en ce faisant<text:line-break/>trespassoyent son commandement. Or fist il deuant luy admener celluy<text:line-break/>qui ce tabernacle auoit en leglise robbe. Et quant il le vit dieu scayt quelle<text:line-break/>chere il luy fist il le vouloit a<text:s/>toute force tuer se neussent este ceulx (q2) entour<text:line-break/>luy estoy(e1)t qui tant luy prier(e1)t (q1) sa vie luy fust sauluee (sol) mais neaulmoins<text:line-break/>si le voulut il pugnir (et) luy dist. Traistre ribault c(o1)m(e1)t auez vous ose rob(-)<text:line-break/>ber ceste eglise oultre mon commandement (et) ma defence. Ha m(o1)seigneur<text:line-break/>pour dieu dit le pouure larr(o1) ie vous crye mercy iamais il ne madui(e1)dra.<text:line-break/>Venez au(a1)t villain dist il. Et laultre aussi voulentiers qu(o1) va au guet de<text:line-break/>uers m(o1)seigneur Thalebot daller sau(a1)ce (sol) (et) ledict m(o1)seigneur Thalebot<text:line-break/>de charger sur ce pellerin de son po(i1)g (q2) estoit gros (et) lourt pareillem(e1)t frap<text:line-break/>pe sur sa teste (sol) en luy disant. Ha larron auez vous robbe leglise (et) laultre de<text:line-break/>crier (sol) monseigneur ie vous crye mercy (sol) iamais ie ne le feray (sol) le ferez vous.<text:line-break/><text:soft-page-break/>Nenny monseigneur. Oriures d(o1)cques (q1) iamais tu n(e1)treras en lesglise<text:line-break/>nulle quel quelle soit iure billain. Et bi(e1) m(o1)seigneur dist laultre. Lors luy<text:line-break/>fist iurer que iamais en eglise pied ne mettroit. Dont tous ceulx qui la<text:line-break/>estoy(e1)t et qui louyrent eurent grant tis quoy quilz eussent pitie du larron<text:line-break/>pource que monseigneur thalebot luy deffendoit leglise a tousiours (sol) (et) luy<text:line-break/>faisoit iurer de non iamais y entrer (sol) et croyez quil cuydoit bi(e1) faire et a b(o1)<text:line-break/>ne intencion luy faisoit. Ainsi auez vous ouy racompter de monseigneur<text:line-break/><text:span text:style-name="pb">[n.p.]</text:span><text:line-break/>thalebot les deux iugem(e1)s (sol) (q2) fur(e1)t telz c(o1)me comptez les vous ay.</text:p>
      <text:h text:style-name="Titre1" text:outline-level="1">(pdm) La.vj.nouuelle comptee par monseigneur de lamoy.</text:h>
      <text:p text:style-name="P16"><text:span text:style-name="T17">A</text:span>Duint en vne<text:s/>b(o1)ne bille de hollende (sol) c(o1)me le prieur des au(-)<text:line-break/>gustins nagueres se pourmenoit en disant ses heures sur<text:line-break/>le serain assez pres de la chappelle sainct anthoyne situe au<text:line-break/>millieu de ladicte bille fut rencontre d(u1)g grant lourt holl(e1)<text:line-break/>doys qui estoit si tres yure que a merueilles. Lequel demou<text:line-break/>roit en vng villaige n(o1)me hesteuelinphes a deux lieues pres<text:line-break/>dillec (sol) ledict prieur de loing le voyant venir (sol) il c(o1)gneut t(a1)tost son cas pour<text:line-break/>les lourdes desmarches (sol) (et) mal seures (q1) il faisoit tir(a1)t son chemin. Et qu(a1)t<text:line-break/>ilz vindrët pour ioindre lung a laultre (sol) lyurongne salua premier le prieur<text:line-break/>qui luy rendit tantost son salut. Et puis passa oultre c(o1)tinuant son serui<text:line-break/>ce sans en aultre propos larrester ne interroguer. Mais lyur(o1)gne t(a1)t yure<text:line-break/>que plus nen pouuoit se retourne. Et poursuyt le prieur et luy requist con<text:line-break/>fession. C(o1)fession dist le prieur va ten va ten tu es bien confesse. Helas sire<text:line-break/>resp(o1)dit lyurongne pour dieu confessez moy (sol) iay assez tres fresche memoi<text:line-break/>re de tous mes pechez (sol) et si ay parfaicte c(o1)triction. Le prieur tres desplai(-)<text:line-break/>sant de estre empesche a ce coup par cest pur(o1)gne respond (sol) va ton chemin (sol)<text:line-break/>il ne te fault ia c(o1)fesser (sol) car tu es en tres bon estat. Ha dea<text:s/>dist lyurongne.<text:line-break/>Par la mort bieu si me c(o1)fesserez vous maistre prieur. Car i(e1) ay a ceste heu<text:line-break/>re grant deuotion (sol) et puis le saisit par la manche (sol) et la le boulut arrester.<text:line-break/>Celluy prieur ny vouloit entendre (sol) mais auoit tant gr(a1)t fain<text:s/>que merueil<text:line-break/>les destre eschape de luy mais rien ny valut. Car il est ferme en la deuoti(o1)<text:line-break/>de estre confesse. Ce que le prieur tousiours reffuse. Et si sen cuyde despe(-)<text:line-break/>cher (sol) mais il ne peut (sol) la deuotion de lyurongne de plus en plus sefforce.<text:s/>Et<text:line-break/>qu(a1)t il voit le prieur reffusant douyr ses pechez il met la main a sa gr(a1)de<text:line-break/>coustille (et) de sa gaine le tire et dit au prieur (q2)l le tuera se bien il nescoute sa<text:line-break/>c(o1)fession (sol) le prieur doubt(a1)t le cousteau (et) la main perilleuse qui<text:s/>le tenoit si<text:line-break/>dem(a1)da a laultre (q1) beulx tu dire. Je me vueil c(o1)fesser dist il. Or auant dist<text:line-break/>le prieur ie le bueil adu(a1)ce toy. Nostre yur(o1)gne plus saoul (q1) bne griue par<text:line-break/>tant dune vigne c(o1)menca se il vous plaist sa deuotte c(o1)fession laquelle ie<text:line-break/>passe car le prieur point ne la reuela (sol) mais vous pouez p(e1)ser quelle fut bi(e1)<text:line-break/>nouuelle et estrange. Qu(a1)t le prieur bit son point il coupa le chemin aux<text:line-break/>longues et lourdes parolles de nostre purongne et labsolution luy d(o1)ne (sol) (et)<text:line-break/>en c(o1)ge luy d(o1)nant luy dist. Vaten tu es bien c(o1)fesse. Dictes vous sire res(-)<text:line-break/>pondit il. Ouy vrayem(e1)t dist le prieur ta confession est bonne. Vaten tu ne<text:line-break/>peulx mal auoir (sol) et puis que ie suis bi(e1) confesse et (q1) iay labsolution receue<text:line-break/>se a ceste heure mouroye niroye ie pas en paradis dist lyur(o1)gne tout droit<text:line-break/>sans faillir respond le prieur nen faitz nulle doubte. Puis (q1) ainsi est ce dist<text:line-break/>lyurongne que maintenant ie suis en bon estat et en chemin de paradis et<text:line-break/><text:soft-page-break/><text:span text:style-name="pb">[n.p.]</text:span><text:line-break/>quil y faict tant bel et tant bon ie vueil mourir tout mainten(a1)t affin que<text:line-break/>incontinent ie y aille. Si pr(e1)t et baille son cousteau a ce prieur en luy pri(a1)t<text:line-break/>et requerant qui luy tr(e1)hast la teste affin quil allast en paradis. Ha dea dist<text:line-break/>le prieur tout esbahy il nest ia mestier de ainsi faire (sol) tu pras bi(e1) en paradis<text:line-break/>par aultre voye. Nenny respond lyur(o1)gne. Je vueil aller tout mainten(a1)t (sol)<text:line-break/>et icy mourir par voz mains. Adou(a1)cez vous (et) me tuez. Non feray pas dist<text:line-break/>le prieur vng prestre ne doit personne tuer. Si ferez sire par la mort bieu (sol) (et)<text:line-break/>se bi(e1) tost ne me despeschez et me mettez en paradis (sol) moy mesmes a mes<text:line-break/>deux mains vous occiray (et) a ces motz brandit son gr(a1)t cousteau (et) en fait<text:line-break/>m(o1)stre aux yeulx du poure prieur tout espou(e1)te (et) assimply. Au fort apres<text:line-break/>quil eut vng peu pense (sol) affin destre de son yurongnie despesche (sol) le(q1)l de pl(us)<text:line-break/>en plus laggresse (sol) (et) par force qui luy oste la vie il saisit (et) pr(e1)t le cousteau et<text:line-break/>va cy dire. Or ca<text:s/>puis que tu veulx siner par mes mains (sol) affin daller en pa<text:line-break/>radis metz toy a genoulx icy deu(a1)t moy (sol) lyurongne ne sen fist gueres pres<text:line-break/>chier. Mais tout a coup du hault de luy t(o1)ber se laissa (sol) (et) a chef de piece a (q1)l(-)<text:line-break/>que meschef (q1) ce fust sur les genoulx se releua et a mains ioinctes le coup<text:line-break/>de lespee (sol) cuydant mourir att(e1)doit. Le prieur du dos du costeau fiert sur le<text:line-break/>col de lyur(o1)gne vng gr(a1)t et pesant coup et par terre labbat bien durem(e1)t<text:line-break/>Mais vous nauez garde (q2)l se relieue (sol) mesmes cuyde vrayem(e1)t estre mort<text:line-break/>et estre en paradis. En ce point le laissa le prieur (q2) pour sa seurte noublya<text:line-break/>pas le cousteau. Et c(o1)me il fut vng peu au(a1)t il renc(o1)tra vng chariot char<text:line-break/>ge de gens aulmoins de la plus part. Si bien aduint (q1) ceulx qui auoyent<text:line-break/>este presens (sol) ou nostre yurongne sestoit charge y estoy(e1)t ausquelz il racom<text:line-break/>pta bien au long le mistere dessusdit en leur pri(a1)t (q2)lz le leuassent (et) qu(e1) son<text:line-break/>hostel le voulsissent r(e1)dre (et) c(o1)duire (et) puis leur bailla son cousteau. Ilz pro(-)<text:line-break/>mirent de l(e1)mener et charger auec eulx et le prieur sen va. Ilz neur(e1)t guie(-)<text:line-break/>res chemine que ilz apperceur(e1)t ce b(o1) yurongne couche ainsi c(o1)me sil fust<text:line-break/>mort les dentz contre terre (et) qu(a1)t ilz fur(e1)t pres de luy tous a vne boix par<text:line-break/>son n(o1) lappeller(e1)t mais ilz ont beau hucher il nauoyt garde de respondre.<text:line-break/>Ilz rec(o1)mencerent a crier mais cest pour ne(a1)t. Ad(o1)c si desc(e1)dirent aulc(u1)s<text:line-break/>de leur chariot si le prindr(e1)t (p3) la teste par les piedz et par les i(a1)bes (sol) (et) tout en<text:line-break/>lair le leuer(e1)t (et) tant hucherent (q2)l ouurit ses yeulx et inc(o1)tinent parla (et) dist<text:line-break/>Laissez moy laissez moy ie suis mort. Non estes non dir(e1)t ses c(o1)paign(o1)s il<text:line-break/>vous fault venir auec no(us). N(o1) feray dist lyur(o1)gne ou yray ie (sol) ie suis mort<text:line-break/>(et) desia en paradis (sol) vous vo(us) en bi(e1)dres dir(e1)t les aultres il nous fault aller<text:line-break/>boire. Boire ce dist il (sol) voire dist laultre. Jamais ie ne beuray dist il (sol)<text:s/>car ie<text:line-break/>suis mort (sol) quel(q1) chose (q1) ses c(o1)paign(o1)s luy diss(e1)t il ne vouloit mettre hors<text:line-break/>de sa teste (q2)l ne fust mort. Ces deuises durerent beaucoup et ne scauoyent<text:line-break/>trouuer les c(o1)paign(o1)s facon ne maniere d(e1)mener ce fol yur(o1)gne car quel<text:line-break/>que chose (q2)lz dissent tousiours resp(o1)doit ie suis mort (sol) en la fin vng entre<text:line-break/><text:span text:style-name="pb">[n.p.]</text:span><text:line-break/>les aultres saduisa et dist. Puis (q1) vous estes mort vous ne voulez pas de(-)<text:line-break/>mourer icy (sol) (et) c(o1)me vne beste aux ch(a1)ps estre enfouy. Venez venez auec no(us)<text:line-break/>si vo(us) porter(o1)s enterrer sur nostre chariot au cymetiere de nostre ville ain<text:line-break/>si (q2)l apparti(e1)t a vng cresti(e1) aultrem(e1)t nyrez pas en paradis il fut content<text:line-break/>dobeir il fut t(a1)tost trousse et mys dedans le chariot ou gueres ne fut sans<text:line-break/>dormir le chariot estoit bi(e1) hastelle si fur(e1)t tantost a asteuelinche ou ce bon<text:line-break/>yurongne fut desc(e1)du tout deu(a1)t sa maison. Sa f(e1)me et ses enfans fur(e1)t<text:line-break/>appellez (et) leur fut ce b(o1) corps sainct r(e1)du qui si fort dormoit (q1) pour le por(-)<text:line-break/><text:soft-page-break/>ter du chariot en sa maison et en son lict le gecter iamais ne sesueilla (sol) et la<text:line-break/>fust il ensepuely entre deux linceulx sans sesueiller bien deux iours apres.</text:p>
      <text:h text:style-name="Titre1" text:outline-level="1">(pdm) La.vij.nouuelle dung orfeure de paris (et) dung charreton.</text:h>
      <text:p text:style-name="figure">&lt;ATTimage&gt;</text:p>
      <text:p text:style-name="P18"><text:span text:style-name="T19">U</text:span>Ng orfeure de pa(-)<text:line-break/>ris nagueres pour<text:line-break/>despescher plusi(-)<text:line-break/>eurs besongnes de<text:line-break/>la marchandise a l(e1)contre<text:line-break/>dune foire du lendit et den(-)<text:line-break/>uers fist large et grant pro(-)<text:line-break/>uision de charb(o1) de saoulx.<text:line-break/>Adui(e1)t vng iour entres les<text:line-break/>aultres (q1) le charret(o1) (q2) ceste<text:line-break/>d(e1)ree liuroit pour la grant<text:line-break/>haste de lorfeure fist si gr(a1)t<text:line-break/>diligence (q1) il admena deux<text:line-break/>voytures pl(us) (q2)l nauoit fait<text:line-break/>es iours par auant mais il<text:line-break/>ne fut pas si tost a paris a<text:line-break/>sa derniere charrete (q1) la por<text:line-break/>te a ses tal(o1)s ne fut<text:s/>fermee<text:line-break/>touteffoys il fut tres bi(e1)be(-)<text:line-break/>nu (et) bi(e1) de lorfeure receu. Et<text:line-break/>apres que son charbon fut descendu (et) ses cheuaulx mys en lestable il bou(-)<text:line-break/>lut souper tout a loysir et firent tres grant chere qui pas ne se passa sans<text:line-break/>boire daut(a1)t et dautel. Qu(a1)t la brigade fut bi(e1) repeue la cloche ba sonner<text:line-break/>douze heures dont ilz se donnerent grant merueille tant plaisamment se<text:line-break/>stoit le temps passe a ce souper chascun r(e1)dit graces a dieu faisant tres pe(-)<text:line-break/>tis yeulx (sol) et ne demandoyent que le lict mais pource que il estoit tant tard<text:line-break/>lorfeure retint au coucher son charreton doubtant la r(e1)contre du guet qui<text:line-break/>leust boutte en chastellet. Se a ceste heure leust trouue. Pour celle heure no<text:line-break/>stre orfeure auoit tant de gens qui pour luy ouuroient que force luy fut le<text:line-break/><text:span text:style-name="pb">[n.p.]</text:span><text:line-break/>charreton auec luy (et) sa femme en son lict hebergier et comme saige et non<text:line-break/>suspeconneux il fist sa f(e1)me entre luy et le charret(o1) couchier. Or vo(us) fault<text:line-break/>il dire (q1) ce ne fut pas sans grant mistere car le bon charreton<text:s/>reffusoit de<text:line-break/>tous poins ce logis (sol) et a toute force vouloit dessus le banc ou ded(a1)s la gr(a1)<text:line-break/>ge couchier force luy fut dobeir a lorfeure. Et apres quil fut despouille de(-)<text:line-break/>dans le lict se boute auquel estoit ia lorfeure et sa f(e1)me en la facon que iay<text:line-break/>dicte. La f(e1)me sentant le charreton a cause du froit et de la petitesse du lict<text:line-break/>delle approuchier. Tost se vira deuers son mary et en lieu doreiller se mist<text:line-break/>sur la poytrine de son dit mary et au giron du charreton son derriere repo<text:line-break/>soit. Sans dormyr ne se tindrent gueres lorfeure et sa femme sans en fai(-)<text:line-break/>re le semblant mais nostre charreton iacoyt quil fust lasse et trauaille nen<text:line-break/>auoit garde. Car comme le poulain se eschauffe sent(a1)t la iument (et) se dres(-)<text:line-break/>se et demaine si faisoit le sien poullain leuant la teste contremont si tres<text:line-break/>prochain de ladicte femme. Et ne fut pas en la puissance dudict charreton<text:line-break/><text:soft-page-break/>qua elle ne se ioignist et de pres. Et en cest estat fut longue espace sans que<text:line-break/>la f(e1)me se esueillast voire ou aulmoins quelle en fist sembl(a1)t. Aussi neust<text:line-break/>pas faict le mary se ce neust este la teste de sa femme qui sur sa poictrine<text:line-break/>estoit reposant qui par lassault et heurt de ce poullain luy donnoit si gr(a1)t<text:line-break/>bransle que assez tost il se resueilla. Jl cuydoit bien que sa femme songeast<text:line-break/>mais pource que trop longuement duroit (et) quil ouyt le charreton soy re(-)<text:line-break/>muer et tres fort souffler tout doulcement leua sa main en hault et si tres<text:line-break/>bien a point en bas la rabatit qu(e1) dommaige et en sa garenne le poulain<text:line-break/>au charreton trouua dont il ne fut pas bien content et ce pour lamour de<text:line-break/>sa femme il len fist en haste saillir et dist au charreton (sol) que faictes bo(us) mes<text:line-break/>ch(a1)t quoquart vous estes par ma foy bien enraige qui a ma femme vous<text:line-break/>prenez. Nen faictes plus. Je vous iure par la mort bieu que celle se fust a ce<text:line-break/>coup esueillee quant vostre poulain ainsi la harioyt. Je ne scay moy p(e1)ser<text:line-break/>que vous eussiez fait. Car ie suis tout certain tant la congnois quelle vo(us)<text:line-break/>eust tout le bisaige esgratigne et a ses mains les yeulx de vostre teste esra(-)<text:line-break/>ches vous ne scauez pas comme elle est merueilleuse despuis quelle entre<text:line-break/>en sa malice. Et si nest chose au m(o1)de qui plus tost luy boutast. Ostez vo(us)<text:line-break/>ie vous en supplie pour vostre bien. Le charreton en peu de motz sexcusa<text:line-break/>qui ny pensoit pas et comme le iour fut prochain tantost il se leua (et) apres<text:line-break/>le bon iour d(o1)ne a son hostesse part et sen ba et a charrier se met. Vous de(-)<text:line-break/>uez penser que la bonne femme selle eust pense le fait du charreton que elle<text:line-break/>leust beaucoup plus greue que son<text:s/>mary ne disoit. Combien que despuis<text:line-break/>il me fut dit que assez de foys le charreton la rencontra en la propre facon<text:line-break/>et maniere quil leut trouue de lorfeure sin(o1) (q1)lle ne dormoit pas (sol) n(o1) point<text:line-break/>que ie le vueille croire (sol) ne en riens se rapport<text:s/>faire bon.</text:p>
      <text:h text:style-name="Titre1" text:outline-level="1">(pdm) La.viij.nouuelle dung compaignon picart.</text:h>
      <text:p text:style-name="figure"><text:span text:style-name="pb">[n.p.]</text:span><text:line-break/>&lt;ATTimage&gt;</text:p>
      <text:p text:style-name="P20"><text:span text:style-name="T21">E</text:span>N la ville de bru(-)<text:line-break/>celle ou maintes<text:line-break/>adu(e1)tures en no<text:line-break/>stre t(e1)ps aduenu<text:line-break/>es demouroit na pas long<text:line-break/>t(e1)ps vng ieune c(o1)paignon<text:line-break/>picart qui seruit tresbien (et)<text:line-break/>loyaulment son maistre as<text:line-break/>sez longue espace. Et entre<text:line-break/>aultres seruiteurs a quoy<text:line-break/>il obligea son dict maistre<text:line-break/>vers luy il fist t(a1)t pour son<text:line-break/>tres gracieux (p3)ler mainti(e1)<text:line-break/>et courtoisie (q1) si auant fut<text:line-break/>en la grace de la fille que il<text:line-break/>coucha auec elle et par ses<text:line-break/>oeuures meritoires elle de<text:line-break/>uint grosse et enceinte. Nostre c(o1)paignon voyant sa dame en cest estat ne<text:line-break/>fut pas si fol que de att(e1)dre lheure que son maistre le pourroit scauoir (et) a(-)<text:line-break/>parceuoir. Si print de b(o1)ne heure vng gracieulx congie pour peu de<text:s/>iour<text:line-break/><text:soft-page-break/>c(o1)bien (q2)l neust nulle enuie dy iamais retourner faign(a1)t daller en picardie<text:line-break/>visiter son pere et sa mere et aulc(u1)s de ses par(e1)s. Et qu(a1)t il eut a son mai<text:line-break/>stre (et) a sa maistresse dit a dieu le trespiteux fut a la fille sa dame a laquelle<text:line-break/>il promist t(a1)tost retourner (sol) ce (q2)l ne fist point (et) pour cause. Luy est(a1)t en pi(-)<text:line-break/>cardie en lhostel de son pere (sol) la pouure fille de son maistre deuenoit si tres<text:line-break/>grosse que son piteux cas ne se pouuoyt pl(us) celer dont entre les<text:s/>aultres sa<text:line-break/>b(o1)ne mere qui au mestier se congnoissoit sen d(o1)na garde la premiere. Si<text:line-break/>la tira a part et luy demanda comme assez on peult penser d(o1)t elle venoit<text:line-break/>en cest estat (et) (q2) luy auoyt mise. Selle se fist beaucoup presser. Et adm(o1)ne(-)<text:line-break/>ster au(a1)t (q1)lle enboulsist ri(e1) dire ne rec(o1)gnoistre il ne le fault ia demander (sol)<text:line-break/>mais en la fin elle fut a ce menee (q1)lle fut c(o1)trainte de congnoistre (et) confes<text:line-break/>ser son piteux faict (et) dist que le picart varlet de son pere le(q1)l nagueres sen<text:line-break/>estoit alle lauoit seduicte et en ce trespiteux point ma laissee. Sa mere tou<text:line-break/>te enragee forcenee (et) tant marrie qu(o1) ne pourroit pl(us) la voyant ainsi des(-)<text:line-break/>h(o1)noree se pr(e1)t a la t(e1)ser (sol) et t(a1)t diniures luy va dire (q1) la paci(e1)ce quelle eut<text:line-break/>de to(us) costez estoit assez suffisante destaidre le crime (q1)lle auoit c(o1)mis (p3) soy<text:line-break/>laisser (e1)grosser du picart mais helas ceste paci(e1)ce ne esmeut en ri(e1)s sa me(-)<text:line-break/>re a pitie mais luy dist. Vat(e1) vat(e1) arriere de moy et fais t(a1)t (q1) tu treuues le<text:line-break/>picart (q2) ta faicte grosse (et) luy dis (q2)l te defface se (q2)l ta fait (et) ne retourue ia(-)<text:line-break/>mais bers moy ius(q1)s a ce (q2)l aura tout deffait ce (q1) (p3) son oultrage il ta fait.<text:line-break/><text:span text:style-name="pb">[n.p.]</text:span><text:line-break/>La poure fille en lestat<text:s/>(q1) vo(us) oyez marrie (et) desolee (p3) sa fumeuse et cruelle<text:line-break/>mere se met a la (q1)ste du picart (q2) l(e1)grossa et croyez certainem(e1)t (q1) au(a1)t (q1)lle<text:line-break/>en peut auoir aulcunes nouuelles ce ne fut pas sans endurer gr(a1)t peine (et)<text:line-break/>du mal aise largem(e1)t. En la (p3)fin c(o1)me dieu le voulut apres maintes ge(-)<text:line-break/>stes (q1)lle fist en picardie elle arriua (p3) vng iour de dim(e1)che en vng gros vil(-)<text:line-break/>lage au pays dartois. Et si tres bi(e1) luy vint a ce propre iour (q1) son amy le<text:line-break/>picart le(q1)l lauoit engrossee faisoit ces nopces de la(q1)lle chose elle fut mer(-)<text:line-break/>ueilleusem(e1)t ioyeuse. Et ne fut pas si peu asseuree pour a sa mere obeir<text:line-break/>quelle ne se boutast (p3) la presse des g(e1)s ainsi grosse c(o1)me elle estoit (et) fist t(a1)t<text:line-break/>(q1)lle trouua<text:s/>son amy (et) le salua le(q1)l t(a1)tost la c(o1)gneut (et) en rougissant son sa<text:line-break/>lut luy rendit (sol) (et) luy dist vo(us) soyez la tres bi(e1) venue qui vous amene a ceste<text:line-break/>heure mamye. Ma mere dist elle menuoye vers vous et dieu scait que vo(us)<text:line-break/>mauez bi(e1) fait t(e1)ser. Elle ma charge (et) c(o1)m(a1)de (q1) ie vous die (q1) vous me def<text:line-break/>faciez ce que vo(us) mauez fait (et) se ainsi ne le faictes (q1) iamais ie ne retourne<text:line-break/>vers elle. Laultre entent tantost la follie (et) au pl(us) tost quil peut il se deffist<text:line-break/>delle (et) luy dist (p3) telle maniere. Mamye ie feray voul(e1)tiers ce que me re(q1)rez<text:line-break/>et (q1) vostre mere veult (q1) ie face car cest bi(e1) raison mais a ceste heure vous<text:line-break/>voyez (q1) ie ny puis pas b(o1)nem(e1)t ent(e1)dre (sol) si vo(us) prie t(a1)t comme ie puis que<text:line-break/>ayez pacience pour meshuy (sol) (et) demain ie besongneray a vo(us). Elle fut con(-)<text:line-break/>tente. Et alors il la fist guider et mettre en vne chambre et c(o1)manda quel(-)<text:line-break/>le fust tres bi(e1) p(e1)see. Car aussi bi(e1) elle en auoit b(o1) mestier a cause des gr(a1)s<text:line-break/>labeurs (et) trauaux (q1)lle auoit euz en son voyage faisant ceste (q1)ste. Or vous<text:line-break/>deuez scauoir (et) entendre que lespousee ne tenoit pas ses yeulx en son sain<text:line-break/>mais se d(o1)na tres bien garde (sol) (et) apperceut son mary (p3)ler a nostre fille gros<text:line-break/>se d(o1)t la pusse luy entre en loreille (et) nestoit en ri(e1) c(o1)tente (sol) mais tres trou(-)<text:line-break/>blee (et) marrie en estoit. Si garda son courroux sans mot dire iusques a ce<text:line-break/>que son mary se vint coucher. Et qu(a1)t il la cuida accoller (et) baiser (sol) (et) au sur<text:line-break/><text:soft-page-break/>pl(us) faire son deuoir et gaingner le chauldeau elle se vire puis dung coste<text:line-break/>puis daultre (sol) tellem(e1)t (q2)l ne peut paruenir a ses attaintes d(o1)t il est tres es(-)<text:line-break/>bahy (et) courrouce (et) luy va dire. Mamye pourquoy faictes vo(us) cecy. Jay bi(e1)<text:line-break/>cause dit elle (et) aussi (q1)lque chere (q1) vo(us) facez il ne bo(us) chault gueres de moy.<text:line-break/>Vous en auez bien daultres dont il bous est pl(us) (q1) de moy. Et n(o1) ay par ma<text:line-break/>foy dist il (sol) ne en ce m(o1)de ie nayme<text:s/>aultre f(e1)me (q1) vo(us). Helas dist elle (et) ne vo(us)<text:line-break/>ay ie pas bi(e1) veu a(p1)s disner tenir voz l(o1)gues parolles a vne f(e1)me en la sal<text:line-break/>le on y voit trop bi(e1) (q1) cestoyt vo(us) (et) ne vo(us) en scauriez excuser (sol) cela dist il no<text:line-break/>stre dame vo(us) nauez cause en ri(e1) de vo(us) en ialouser (sol) et ad(o1)c(q1)s luy va tout<text:line-break/>au l(o1)g c(o1)pter c(o1)m(e1)t cestoit la file a s(o1) maistre de brucelles (et) coucha auec el<text:line-break/>le (et) l(e1)grossa (et) (q1) a ceste cause il sen vint (p3) deca (sol) comm(e1)t aussi a(p1)s son parte<text:line-break/>m(e1)t (sol) elle deuint si tres grosse qu(o1) sen ap(p3)ceut (sol) (et) c(o1)m(e1)t aussi elle se c(o1)fessa<text:line-break/>a sa mere (q2)l lauoit (e1)grossee (sol) (et) l(e1)uoyoit bers luy affin (q2)l luy deffist ce (q2)l luy<text:line-break/><text:span text:style-name="pb">[n.p.]</text:span><text:line-break/>auoit faict (sol) aultrem(e1)t iamais vers elle ne sen retournast. Qu(a1)t nostre h(o1)(-)<text:line-break/>me eut tout au l(o1)g c(o1)ptee sa ratelee sa f(e1)me ne print (q1) l(u1)g de ses pointz (et)<text:line-break/>dist. C(o1)m(e1)t dist elle dictes vo(us) (q1)lle dist a sa mere (q1) vo(us) auiez couche auec(q1)s<text:line-break/>elle. Ouy par ma foy dit il elle luy congneut tout. Par m(o1) serm(e1)t dist elle (sol)<text:line-break/>elle m(o1)stra bi(e1) (q1)lle estoyt beste. Le charret(o1) de nostre maison a couche auec<text:line-break/>ques moy plus de quar(a1)te nuitz mais vo(us) nauez garde (q1) ien deisse onc(q1)s<text:line-break/>vng seul mot a me mere (sol) ie m(e1) suis tres bi(e1) gardee. Voire dist il de (p3) le dya<text:line-break/>ble (sol) le gibet y ait (p3)t (sol) or allez a vostre charret(o1) se vo(us) boullez car ie nay cure<text:line-break/>de vo(us). Si se leua tout a<text:s/>coup (sol) et sen vint r(e1)dre a celle (q2)l engrossa et haban<text:line-break/>d(o1)na laultre. Et qu(a1)t le l(e1)demain on sceust ceste nouuelle dieu scait le gr(a1)t<text:line-break/>riz daulcuns (sol) et le grant desplaisir de plusieurs (sol) especiallement du pere (sol) et<text:line-break/>de la mere dicelle espousee.</text:p>
      <text:h text:style-name="Titre1" text:outline-level="1">(pdm) La.ix.nouuelle dung cheualier de bourgongne.</text:h>
      <text:p text:style-name="P22"><text:span text:style-name="T23">P</text:span>Our c(o1)tinuer le propos des nouuelles histoires &lt;ATTcaractere&gt;me les ad<text:line-break/>u(e1)tures adui(e1)n(e1)t en diuers lieux (et) diuersem(e1)t. On ne doit<text:line-break/>pas taire c(o1)m(e1)tvng g(e1)til cheualier de bourg(o1)gne (sol) faisant<text:line-break/>resid(e1)ce en vng sien chasteau beau et fort fourny de gens (et)<text:line-break/>dartillerie c(o1)me a son estat ap(p3)tenoit deuint amoureux du<text:line-break/>ne belle damoyselle de son hostel (sol) voyre (et) la premiere apres<text:line-break/>m(a1) dame sa f(e1)me (et) (p3) amours si fort la c(o1)traignit (q1) iamais ne scauoit sa<text:line-break/>maniere sans elle (sol) et tousiours l(e1)tretenoit (et) la re(q1)roit (et) brief nul bien sans<text:line-break/>elle il ne pouuoit auoir t(a1)t estoit au vif feru de lamour delle. La damoisel<text:line-break/>le b(o1)ne (et) saigevoulant garder son honneur (sol) que aussi chier elle tenoit que<text:line-break/>sa propre ame. Voull(a1)t aussi garder la loyaulte que a sa maistresse elle de(-)<text:line-break/>uoyt (sol) ne prestoit pas loreille a son seigneur touteffois (q2)l eust bi(e1) voulu. Et<text:line-break/>se aulcune force luy estoit de lescouter dieu scet la dure responce d(o1)t il estoit<text:line-break/>seruy (sol) luy m(o1)str(a1)t sa tres folle entreprinse et la gr(a1)t laschete de son cueur (sol)<text:line-break/>et au surpl(us) bi(e1) luy disoit (sol) (q1) se ceste (q1)ste il c(o1)tinue pl(us) (sol) (q1) a sa<text:s/><text:soft-page-break/>maistresse il se(-)<text:line-break/>roit descouuert (sol) (q1)l(q1) maniere ou menasse (q1) elle puisse faire il ne veult lais(-)<text:line-break/>ser son entreprinse (sol) mais de pl(us) en pl(us) la pourchassa. Et tant en faict que<text:line-break/>force est a la b(o1)ne fille den aduertir bien au l(o1)g sa maistresse (sol) ce quelle fist.<text:line-break/>La dame aduertie des nouuelles amours de m(o1)seig(n1)r sans en faire sem(-)<text:line-break/>bl(a1)t en est tresmal c(o1)t(e1)te mais elle se aduisa de vng tour aincoys (q1) de ri(e1)s<text:line-break/>luy en dire (q2) fut tel. Elle<text:s/>enchargea a sa damoiselle (q1) la (p1)miere fois (q1) m(o1)(-)<text:line-break/>seig(n1)r bi(e1)droit pour la prier (q1) tresto(us) reff(us) mis arriere elle luy baillast iour<text:line-break/>a l(e1)demain de soy trouuer ded(a1)s sa ch(a1)bre (et) en son lict (sol) (et) sil accepte la iour<text:line-break/>nee dist ma dame ie bi(e1)dray tenir voster place (et) du surpl(us) laissez moy faire.<text:line-break/>Pour obeir c(o1)me elle doit a sa maistresse elle est c(o1)t(e1)te (et) promet da(i1)si le fai<text:line-break/>re (sol) voicy m(o1)seig(n1)r retourner a la damoyselle (q2) auoit parau(a1)t bien m(e1)ty (sol)<text:line-break/>encores a ceste heure il sen efforce beaucoup plus de laffermer (sol) disant que<text:line-break/><text:span text:style-name="pb">[n.p.]</text:span><text:line-break/>se a ceste heure elle nentent a sa priere. Trop mieulx luy vauldroit la mort<text:line-break/>et que sans prouchain remede viure en ce m(o1)de pl(us) ne pouuoit. Qu(e1) vaul<text:line-break/>droit le long c(o1)pte la damoyselle de sa maistresse bien conseillee si bien a<text:line-break/>point que mieulx on ne pourroit baillera demain au b(o1) seigneur lheure de<text:line-break/>besongner (sol) dont il est tant content que son cueur luy tressault tout de ioye<text:line-break/>et<text:s/>dit bien en soy mesmes quil ne fauldroit pas a sa iournee. Le iour des<text:line-break/>armes assigne suruint au soirvng gentil cheualier voisin de m(o1)seigneur<text:line-break/>(et) son tresgrant amy qui le vint veoir au(q1)l il fist tresgrande et bonne che(-)<text:line-break/>re c(o1)me bien le scauoit<text:s/>faire. Si fist ma dame aussi (sol) (et) le surplus de la mai(-)<text:line-break/>son sefforcoit fort de luy c(o1)plaire sachant estre le bon plaisir de m(o1)seig(n1)r (sol)<text:line-break/>et aussi de ma dame. Apres les grandes cheres et du souper et du banquet<text:line-break/>et (q2)l fut heure de soy retraire la bonne nuit donnee a ma dame (et) a ses fem<text:line-break/>mes les deux cheualiers se mettent en deuises de plusieurs et diuerses ma<text:line-break/>tieres. Et entre aultres propos le cheualier estrange demande a. Monsei(-)<text:line-break/>g(n1)r sen son billaige auoit rien de beau pour aller<text:s/>courir lesguillette. Car<text:line-break/>la deuoci(o1) luy en est prinse. Apres ces b(o1)nes cheres et le beau temps (q2) fait<text:line-break/>a ceste heure. M(o1)seigneur qui rien ne luy vouldroit celer pour la tres gr(a1)t<text:line-break/>amour que il luy porte luy va dire comm(e1)t il a iour assigne<text:s/>de coucher en(-)<text:line-break/>nuyt auecques sa ch(a1)beriere. Et pour luy faire plaisir quant il aura este a<text:line-break/>uec elle vne espace de t(e1)ps il se leuera tout doulcemeut et le bi(e1)dra querir<text:line-break/>pour le surplus aller parfaire. Le compaignon estrange mercia son com(-)<text:line-break/>paignon et dieu scet quil luy tarde bien que lheure ne soit benue. Lhoste si<text:line-break/>pr(e1)t congie de luy et se retraict ded(a1)s sa garde robe comme il auoit de cou<text:line-break/>stume pour soy deshabiller. Or deuez vous scauoir que tandiz que les che(-)<text:line-break/>ualiers se deuisoy(e1)t<text:s/>ma dame sen alla mettre dedans le lict ou monseig(n1)r<text:line-break/>deuoit trouuer sa chamberiere (et) droit la att(e1)d ce que dieu luy vouldroit en<text:line-break/>uoyer. Monseigneur mist assez longue espace a soy deshabiller tout a pro(-)<text:line-break/>pos (sol) pensant que desia ma dame fust endormie c(o1)me souu(e1)t faisoit pour<text:line-break/>ce que deuant se couchoit. Monseig(n1)r d(o1)ne congie a son varlet de ch(a1)bre (sol)<text:line-break/>et a tout sa longue robe sen va au lit ou ma dame latt(e1)doit (sol) cuy d(a1)t y trou<text:line-break/>uer aultruy et tout coyem(e1)t de sa robe se<text:s/>desarme (et) puis ded(a1)s le lit se bou<text:line-break/>ta. Et pource que la chandelle estoit estaincte et que ma dame mot ne son<text:line-break/>noit il cuide auoir sa ch(a1)beriere. Jl ny eut guere este sans faire son debuoir<text:line-break/>et si tresbien sen acquita que les trois et les quatre fois gueres ne luy cou(-)<text:line-break/>ster(e1)t que ma dame print bien en gre laquelle bi(e1) tost apres pensant que ce<text:line-break/><text:soft-page-break/>fust tout sendormit. M(o1)seigneur trop plus legier que par auant (sol) boy(a1)t (q1)<text:line-break/>ma dame dormoit et se record(a1)t de sa promesse tout doulcement<text:s/>se lieue et<text:line-break/>puisvi(e1)t a son c(o1)paign(o1) qui natt(e1)doit que lheure de aller aux armes (et) luy<text:line-break/>dist que il allast tenir son lieu (sol) mais (q2)l ne sonnast mot. Et que retournast<text:line-break/>qu(a1)t il auroit bien besongne (et) tout son saoul. Laultre plus esueille (q1) vng<text:line-break/><text:span text:style-name="pb">[n.p.]</text:span><text:line-break/>rat (et) viste c(o1)me vng leurier (p3)t (et) sen va (et) aupres de ma dame il se loge sans<text:line-break/>quelle en saiche ri(e1). Et qu(a1)t il fut tout rasseure se m(o1)seig(n1)t auoit bi(e1) be(-)<text:line-break/>songne voire (et) en haste encores fist il mieulx. D(o1)t ma dame nest pas vng<text:line-break/>peu esmerueillee (sol) la(q1)lle aps ce beau passe t(e1)ps (q2) aulcunemens trauail luy<text:line-break/>estoit arriere sendormit (et) le b(o1) cheualier de lab(a1)donner et a m(o1)seig(n1)r sen<text:line-break/>retourne (sol) le(q1)l c(o1)me (p3) au(a1)t se vi(e1)t reloger empres ma dame (et) de pl(us) belles<text:line-break/>aux armes se raliye t(a1)t luy plaist ce nouuel excercice (sol) t(a1)t doeuures se passes<text:line-break/>r(e1)t t(a1)t en dorm(a1)t c(o1)me aultre chose faisant (q1) le iour sapparut. Et c(o1)me il<text:line-break/>sen retournoit cuyd(a1)t virer loieil sur la chamberiere (et) il voyt (et) congnoist (q1)<text:line-break/>cest ma dame la(q1)lle a ceste heure luy va dire. Restes vo(us) pas bi(e1) putier (sol) re(-)<text:line-break/>crait (sol) lasche (sol) (et) mesch(a1)t (q2) cuid(a1)t auoir ma ch(a1)beriere t(a1)t de foys(et) oultre me<text:line-break/>sure maues accollee pour acc(o1)plir vostre desozd(o1)nee voul(e1)te vo(us) estes la<text:line-break/>dieu mercy bi(e1) deceu (sol) (q2) aultre (q1) moy pour ceste heure naura ce (q2) doit estre<text:line-break/>mi(e1). Se le cheuallier fut esbahy (et) courrouce ce nest pas<text:s/>merueilles (sol) (et) qu(a1)t<text:line-break/>il pla il dist mamye ie ne vo(us) puis celer ma follye (sol) d(o1)t beaucoup il me poi(-)<text:line-break/>se (q1) iamais l(e1)trepris (sol) si prye (q1) en soyes c(o1)t(e1)te (sol) (et) ny p(e1)sez pl(us) (sol) car iour de ma<text:line-break/>vie pl(us) ne madui(e1)dra cela vo(us) prometz (p3) ma foy. Et affin (q1) nayez occasi(o1)<text:line-break/>dey penser ie donneray congie a la chamberiere (q2) me bailla le voulloir de<text:line-break/>faire ceste faulte. Ma dame plus c(o1)tente dauoir eu ladu(e1)ture de ceste nuit<text:line-break/>que sa chamberiere et oyant la b(o1)ne rep(e1)tance de m(o1)seigneur (sol) allez legie(-)<text:line-break/>rement se cont(e1)ta mais ce ne fut pas sans grans langages et remonstr(a1)(-)<text:line-break/>ces au fort trestout va bien et monseigneur (q2) a des nouuelles en sa (q1)noil(-)<text:line-break/>le apres quil est leue sen<text:s/>vi(e1)t deuers son c(o1)paign(o1) au(q1)l il c(o1)pte tout du l(o1)g<text:line-break/>son aduenture luy priant de deux choses. La premiere ce fut (q2)l celast tres<text:line-break/>bien ce mistere (et) sa tres desplaisante aduenture en lieu ou sa f(e1)me sera (sol) et<text:line-break/>laultre tres desplaisant de ceste malle adu(e1)ture c(o1)forte le cheualier au mi(-)<text:line-break/>eulx (q2)l peut et promist dac(o1)plir sa tres raisonnable requeste (sol) et puis m(o1)ta<text:line-break/>a cheual et sen va. La ch(a1)beriere (q2) coulpe nauoit au meffait dessus dit en<text:line-break/>porta la pugnici(o1)<text:s/>(q2) en auoit c(o1)ge. Si ves(q2)r(e1)t depuis long t(e1)ps m(o1)seig(n1)r<text:line-break/>et ma dame (sol) sans (q1)lle sceust iamais auoir eu affaire au cheualier estr(a1)ge.</text:p>
      <text:h text:style-name="Titre1" text:outline-level="1">(pdm) La.x.nouuelle dung cheualier dangleterre.</text:h>
      <text:p text:style-name="P24"><text:span text:style-name="T25">P</text:span>Lusieurs aultres diuerses dures et merueilleuses ad<text:line-break/>u(e1)tures ont este souu(e1)t menees et a fin c(o1)duictes au<text:line-break/>royaulme dangleterre d(o1)t la recitation a present ne<text:line-break/>seruiroit pas a la c(o1)tinuati(o1) de ceste pres(e1)te hystoire<text:line-break/>neaulmois ceste presente hystoire pour ce propos c(o1)(-)<text:line-break/>tinuer (et) le n(o1)bre de ses hystoires acroistre fera m(e1)ci(o1)<text:line-break/>c(o1)m(e1)t vng bi(e1) gr(a1)t seigneur du royaulme dangle(-)<text:line-break/>terre entre les mieulx fortuues riche puissant et con(q1)<text:line-break/><text:soft-page-break/>r(a1)t. Le(q1)l entre les aultres de ses seruiteurs auoit (p3)faicte c(o1)fiance (sol) confide<text:line-break/><text:span text:style-name="pb">[n.p.]</text:span><text:line-break/>ce (sol) (et) amour a vng ieune gracieux g(e1)til h(o1)me de son hostel pour plusieurs<text:line-break/>raisons t(a1)t par la loyaulte dilig(e1)ce (sol) subtilite et prud(e1)ce. Et pour le bi(e1) que<text:line-break/>en luy auoit trouue ne luy celloit pas ri(e1) de<text:s/>ses amours mesmes (p3) succes(-)<text:line-break/>sion de t(e1)ps tant fist ledict gracieulx g(e1)til h(o1)me par son habilite (q2)l fut tel(-)<text:line-break/>lement en sa grace (sol) (q1) tous les parfaictz secretz (et) adu(e1)tures de ses amours<text:line-break/>mesmem(e1)t les affaires ambassades et<text:s/>dilig(e1)ces menoit (et) c(o1)duysoit. Et ce<text:line-break/>pour le t(e1)ps (q1) sondit maistre estoit encores a marier. Aduint certaine espa<text:line-break/>ce apres (q1) par le c(o1)seil de plusieurs ses par(e1)s amys et bi(e1) bueillans m(o1)sei<text:line-break/>gneur se maria a vne tres belle noble<text:s/>b(o1)ne (et) riche dame dont plusieurs fu<text:line-break/>rent tres ioyeulx et entre les aultres nostre gentil h(o1)me (q2) mignon se peult<text:line-break/>bien n(o1)mer ne fut pas moins ioyeulx disant en soy (q1) cestoit le bi(e1) (et) h(o1)neur<text:line-break/>de son maistre quil se retireroit a ceste<text:s/>occasion de plusieurs menus folies<text:line-break/>damour (q2)l faisoit. Ausquelles ledit mign(o1) trop se d(o1)noit despoir. Si dist<text:line-break/>vng iour a m(o1)seig(n1)r quil estoit tres ioyeulx de luy pource (q2)l auoit si tres<text:line-break/>belle et b(o1)ne dame espousee (sol) car (p3) ceste<text:s/>cause plus ne seroit empesche de fai<text:line-break/>re queste ca ne la c(o1)me il auoit de coustume. A quoy monseigneur resp(o1)dit<text:line-break/>que ce nonobst(a1)t nent(e1)doit pas du tout amours hab(a1)donner (sol) et iacoyt ce<text:line-break/>quil fust marie si nestoit il pas pourt(a1)t du gracieux seruice damours oste(sol)<text:line-break/>mais de bi(e1) en mieulx si bouloit employer. Son mignon non c(o1)tent de ce<text:line-break/>vouloir luy resp(o1)dit que sa queste en amours deueroit estre bi(e1) finee qu(a1)t<text:line-break/>amours l(o1)t party de la n(o1)pareille de la plus belle (sol) de<text:s/>la plus saige de la pl(us)<text:line-break/>loyalle (et) b(o1)ne par dessus toutes aultres faictes dist il m(o1)seig(n1)r ce (q2)l vous<text:line-break/>plaira. Car de ma part a aultre f(e1)me iamais parolle ne porteray au preiu<text:line-break/>dice de ma maistresse. Je ne scap (q1)l preiudice dit le maistre mais il vo(us) fault<text:line-break/>bien remettre en train daller a telle et a telle (sol) (et) ne pensez pas (q1) encores del(-)<text:line-break/>les ne men soit autant (q1) qu(a1)t vous en parlay premier. Na dea m(o1)seigneur<text:line-break/>dist le mignon il fault dire (q1) vous prenez plaisir dabuser f(e1)mes (sol) la(q1)lle cho<text:line-break/>se ce nest pas bi(e1) fait (sol) car vous scauez bi(e1) (q1) toutes celles que mauez icy n(o1)(-)<text:line-break/>mees ne sont pas a c(o1)parer en beaulte ne aultrem(e1)t a ma dame a (q2) vo(us) te<text:line-break/>riez mortel desplaisir se elle scauoit<text:s/>vostre desh(o1)neste vouloir. Et (q2) pl(us) est<text:line-break/>vous ne poues ignores (q1) en ce faisant vous ne d(a1)pnez vostre ame. Cesse<text:line-break/>ton prescher dist m(o1)seigneur (sol) et va faire ce (q1) ie c(o1)mande. Pardonnez moy<text:line-break/>m(o1)seigneur dist le mignon iaymeroye mieulx mourir (q1) par moy sourdist<text:line-break/>noyse aulcune entre ma dame et vous (sol) si vous prie (q1) vous soyez cont(e1)t de<text:line-break/>moy car certes ie nen feray plus. M(o1)seig(n1)r (q2) voit son mignon en son op(-)<text:line-break/>pinion aheurte pour ce coup plus ne le pressa (sol) mais<text:s/>certaine piece c(o1)me de<text:line-break/>troys ou quatre iours (sol) sans faire en ries semblant des parolles preceden(-)<text:line-break/>tes (sol) entre aultres deuises a son mignon dem(a1)da (q1) nulle bi(a1)de il mangeoit<text:line-break/>plus voul(e1)tiers. Et il luy resp(o1)dit (q1) nulle vi(a1)de<text:s/>ne luy plaisoit tant (q1) pa(-)<text:line-break/>stez d(a1)guille. Sainct ieh(a1) cest tres b(o1)ne viande dist le maistre vous nauez<text:line-break/><text:span text:style-name="pb">[n.p.]</text:span><text:line-break/>pas mal choisy. Cela se passe et m(o1)seig(n1)t se traict arriere (et) m(a1)de vers luy<text:line-break/>venir ses maistres dhostel ausquelz il enchargea si cher que il le voulloyent<text:line-break/>obeir (q1) son mign(o1) ne fust seruy daultres choses (q1) de pastez d(a1)guilles pour<text:line-break/>riens quil dye. Et ilz resp(o1)dirent promettans dac(o1)plir son c(o1)mandem(e1)t<text:line-break/>ce quilz firent tres bien car c(o1)me ledict mignon fut a table pour m(e1)ger en<text:line-break/>sa ch(a1)bre le propre iour du c(o1)mandem(e1)t ses g(e1)s luy apporter(e1)t largem(e1)t<text:line-break/>de tres beaulx et gros pastez danguilles (q1) on leur deliura en la cuysine d(o1)t<text:line-break/><text:soft-page-break/>il fut bien ioyeulx (sol) si en m(e1)gea tout son saoul.<text:s/>A lendemain pareillement<text:line-break/>cinq ou six iours ensuyuans (sol) tousiours ramenoy(e1)t ces pastez en ieu d(o1)t il<text:line-break/>estoit ia tout ennuye. Si dem(a1)da ledict mignon a ses g(e1)s se on ne seruoit<text:line-break/>leans (q1) de pastez. Ma foy dir(e1)t ilz monseig(n1)r on ne vous<text:s/>baille aultre cho<text:line-break/>se trop bi(e1) voy(o1)s nous seruir en salle (sol) (et) ailleurs daultre vi(a1)de (sol) mais pour<text:line-break/>vous il nest memoire (q1) de pastez. Le mign(o1) saige (q2) iamais sans gr(a1)t cau<text:line-break/>se pour sa bouche ne faisoit plaincte passa encores plusieurs iours bsant<text:line-break/>de ces ennuyeulx pastez dont il nestoit pas bi(e1) cont(e1)t. Si saduisa vng iour<text:line-break/>entre les aultres daller disner auec les maistres dhostel (q2) le fir(e1)t seruir (sol) c(o1)(-)<text:line-break/>me par auant de pastez d(a1)guilles. Et qu(a1)t il vit ce<text:s/>il ne se peut plus tenir<text:line-break/>de dem(a1)der la cause pourquoy on le seruoit plus de pastez d(a1)guilles (q1) les<text:line-break/>aultres et sil estoit paste par la mort bieu dist il i(e1) suis si hourde (q1) plus n(e1)<text:line-break/>puis (sol) il me semble (q1) ie ne voy (q1) pastez (sol) (et) pour vous dire il ny a point de rai<text:line-break/>son vous la mauez faicte trop l(o1)gue (sol) il ya ia plus d(u1)g moys (q1) vo(us) me fai(-)<text:line-break/>ctes ce tour (sol) dont ie suis t(a1)t maisgre (q1) ie nay force ne puissance (sol) si ne scau(-)<text:line-break/>roye estre c(o1)tent destre ainsi gouuerne. Les maistres dhostel luy dirent que<text:line-break/>brayem(e1)t ilz ne faisoy(e1)t chose (q1) m(o1)seigneur neust c(o1)m(a1)de (et) que ce nestoit<text:line-break/>pas pour eulx. Nostre mignon plain de pastez ne porta guieres sa pensee<text:line-break/>sans la descouurir a m(o1)seigneur<text:s/>et luy dem(a1)da a (q1)l propos il lauoit faict<text:line-break/>seruir si l(o1)gem(e1)t de pastez d(a1)guilles (et) deffendu c(o1)me disoy(e1)t les maistres<text:line-break/>dhostel (sol) (q1) on ne luy baillast aultre chose (et) m(o1)seig(n1)t pour resp(o1)ce luy dist.<text:line-break/>Ne mas tu pas dit<text:s/>que la viande quen ce monde tu aymes plus se sont pa<text:line-break/>stez d(a1)guilles (sol) par sainct iehan ouy m(o1)seigneur dist le mign(o1) (et) pourquoy<text:line-break/>doncques te plains tu mainten(a1)t dist m(o1)seigneur se ie te faictz bailler ce<text:line-break/>que tu aymes (sol) ce que iayme<text:s/>dist le mign(o1) il ya maniere. Je ayme boirem(e1)t<text:line-break/>tres bi(e1) pastez d(a1)guilles pour vne foys ou pour deux ou pour troys ou de<text:line-break/>foys a aultre et nest viande (q1) deuant ie prinse (sol) mais de dire (q1) tousiours les<text:line-break/>boulsisse auoir sans m(e1)ger aultre chose par nostre dame non feray il nest<text:line-break/>h(o1)me (q2) nen fust rompu (et) reboute m(o1) estomach en est si trauaille (q1) tantost<text:line-break/>qui les sent il a assez disne. Pour dieu m(o1)seigneur c(o1)mandez qu(o1) me bail<text:line-break/>le aultre vi(a1)de pour recouurer m(o1) appetit aultrem(e1)t ie suis h(o1)me (p3)du. Ha<text:line-break/>dea dist m(o1)seigneur (et) te semble il (q1) ie ne soye ennuye (sol) (q2) veulx (q1) ie me passe<text:line-break/>de la chair de ma f(e1)me tu peulx p(e1)ser (p3) ma foy que ien suis aussi saoul (sol) que<text:line-break/><text:span text:style-name="pb">[n.p.]</text:span><text:line-break/>tu es de pastez<text:s/>et que aussi voulentiers me renouuelleroye iacoit ce que ne<text:line-break/>laymasse point tant que tu feroyes daultre viande (q2) pourtant naymes (q1)<text:line-break/>pastez. Et pour tout abreger tu ne m(e1)geras iamais daultre bi(a1)de iusques<text:line-break/>a ce que me serues ainsi (q1) souloys (et) me feras auoit des aultres pour moy<text:line-break/>renouueller c(o1)me tuveulx changer de viandes. Le mignon quant il ent(e1)d<text:line-break/>le mistere et la subtille c(o1)paraison que son maistre luy baille fut tout con(-)<text:line-break/>fus et se rendit promettant a son maistre de faire tout ce<text:s/>(q1) il vouldra pour<text:line-break/>estre quitte de ces pastez (sol) voire ambassades et dilig(e1)ce c(o1)me (p3) auant (et) par<text:line-break/>ce point m(o1)seig(n1)r voire et pour ma dame espargner ainsi (q1) pou(o1)s p(e1)ser<text:line-break/>au pourchaz du mign(o1) passa le t(e1)ps auec(q1)s les belles filles (sol) (et) n(r1)e mignon<text:line-break/>fut deliure de ses pastez (sol) et a son premier mestier reatelle et estably.</text:p>
      <text:soft-page-break/>
      <text:h text:style-name="Titre1" text:outline-level="1">(pdm) La.xj.nouuelle dung paillart ialoux.</text:h>
      <text:p text:style-name="figure">&lt;ATTimage&gt;</text:p>
      <text:p text:style-name="P26"><text:span text:style-name="T27">U</text:span>Vg lasche paillart re(-)<text:line-break/>crait ialoux. Je ne dis<text:line-break/>pas coux biu(a1)t a laisse ainsi<text:line-break/>que<text:s/>dieu scait (q1) les entachez<text:line-break/>de ce mal peuuent sentir et<text:line-break/>les aultres peuuent apperce<text:line-break/>uoir (et) ouyr dire ne scauoir a<text:line-break/>(q2) recouurer a soy r(e1)dre pour<text:line-break/>trouuer guarison de sa dou<text:line-break/>leur miserable (sol) et bien peu<text:line-break/>plaincte maladie. Il faisoit<text:line-break/>huy vng pelerinaige demai<text:line-break/>vng aultre (et) aussi le pl(us) sou(-)<text:line-break/>uent par ses gens ses deuo(-)<text:line-break/>tions et offr(a1)des faisoit fai<text:line-break/>re t(a1)t estoit assote de sa mai<text:line-break/>son voyre au moins du re(-)<text:line-break/>gard de sa f(e1)me laquelle mi<text:line-break/>serablement son temps pas<text:line-break/>soit auec son tres mauldict<text:line-break/>mary le plus suspeci(o1)neux hongnart que iamais femme accointast. Vng<text:line-break/>iour comme il pensoit quil auoit faict faire plusieurs offrandes a diuers<text:line-break/>sainctz de paradis et entre aultres a monseigneur sainct michel. Il se ad(-)<text:line-break/>uisa quil en feroit vng a lymaige qui est soubz les piedz dudict sainct mi(-)<text:line-break/>chel et de faict commanda a lung de ses gens qui luy allumast et fist offre<text:line-break/>de vne grosse chandelle de rire en le priant pour son intention. Tantost<text:line-break/>son commandement fut accomply et luy fut fait son rapport. Or ca dit il<text:line-break/>en soy mesmes ieverray si dieu ou le dyable d(e1)fer me pourroit guarir. En<text:line-break/><text:span text:style-name="pb">[n.p.]</text:span><text:line-break/>son acoustume desplaisir sen va coucher au pres de sa bonne et preude f(e1)(-)<text:line-break/>me et iacoit ce quil eust en sa teste des fantasies (sol) et pensees largement<text:s/>si le<text:line-break/>contraignit nature quelle eust ses droictz de repos et de faict bien ferme(-)<text:line-break/>ment sendormit (sol) et ainsi que il estoit au plus profond de son somme cel(-)<text:line-break/>luy a qui ce iour la chandelle auoit este offerte (p3) vision a luy sapparut quil<text:line-break/>le remercye de loffr(e1)de que naguieres luy auoit enuoyee asserm(a1)t que pie<text:line-break/>ca telle offrande ne luy fut donnee. Dist au surplus (q1) il nauoit pas perdu<text:line-break/>sa peine (et) quil obtiendroit ce dont il auoit requis (sol) et comme laultre tous(-)<text:line-break/>iours perseueroit a son<text:s/>somme luy sembla (q1) a vng doy de sa main vng a<text:line-break/>neau luy fut boutte en luy disant (q1) t(a1)t que cest aneau en son doy seroit ia<text:line-break/>mais ialoux il ne seroit (sol) ne cause aussi venir ne luy en pourroit (q2) de ce le t(e1)<text:line-break/>tast. A(p1)s lesuanouy ssem(e1)t<text:s/>de ceste visi(o1) nostre ialoux se resueilla et cuyda<text:line-break/>a lung de ses doys ledit aneau trouuer ainsi (q1) semble luy auoit (sol) mais au<text:line-break/>derriere de sa f(e1)me bien auant boute l(u1)g de sesditz doys (et) trouua dequoy<text:line-break/>luy et elle furent tresesbahys (sol) mais du surplus de la vie au ialoux de ses af<text:line-break/>faires (et) maintiens ceste histoire se taist.</text:p>
      <text:soft-page-break/>
      <text:h text:style-name="Titre1" text:outline-level="1">(pdm) La douziesme nouuelle (p3) monseigneur de la roche.</text:h>
      <text:p text:style-name="P28"><text:span text:style-name="T29">E</text:span>S mettes du pays de hol(e1)de vng fol nagueres saduisa de<text:line-break/>faire du pis (q2)l pourroit cestassauoir soy marier et tantost<text:line-break/>quil fut assuble du doulx m(a1)teau de mariage iacoit ce que<text:line-break/>alors il fust yure il fut si treffort eschauffe quon ne le sca(-)<text:line-break/>uoit tenir de nuit encore veu que les nuyt (q2) pour ceste sai(-)<text:line-break/>son duroy(e1)t neuf ou dix heures nestoi(e1)t point dassez souffi<text:line-break/>santes ne dassez longue duree pour estaindre le tresardant desir quil auoit<text:line-break/>de faire lignee (sol) et de fait (q1)lque part (q2)l rencontrast sa femme il la battoit (sol)<text:line-break/>fust en la chambre (sol) fust en lestable (sol) ou en quelque lieu<text:s/>que ce fust tousiours<text:line-break/>auoit vng assault. Et ne dura ceste maniere que vng moys ou deux seulle<text:line-break/>m(e1)t mais si treslonguem(e1)t que pas ne le vouldroye escripre pour lincon(-)<text:line-break/>uenient qui sourdre en pourroit se la follie de ce grant ouurier venoit a la<text:line-break/>congnoissance de plusieurs femmes. Que vous en diray ie plus (sol) il en fist<text:line-break/>tant (q1) la memoire iamais estaincte nen sera audict pays. Et a la verite la<text:line-break/>femme (q2) naguieres au baillif damy(e1)s se c(o1)plaignit nauoit pas si bi(e1) ma<text:line-break/>tiere de soy c(o1)plaindre que ceste cy. Mais quoy quil fust nonobstant (q1) de ce<text:line-break/>ste plaisante peine se feust tresbie aucuneffois passee pour obeyr c(o1)me elle<text:line-break/>debuoit a son mary iamais ne fut rebourse a lesper(o1). Aduint vng iour a(-)<text:line-break/>pres disner que tresbeau t(e1)ps faisoit et que le soleil ses rayes enuoyoit et<text:line-break/>departoit dessus la terre paincte (sol) et bordee de belles fleurs. Si leur print<text:line-break/>voulente daller iouer aux boys eulx deulx tant seullement (et) se misrent au<text:line-break/>chemin. Or ne vo(us) fault il pas celer ce (q2) sert a<text:s/>listoire. A leure droictem(e1) (q1)<text:line-break/>noz bonnes gens auoyent ceste deuotion daller iouer au boys (sol) aduint que<text:line-break/><text:span text:style-name="pb">[n.p.]</text:span><text:line-break/>vng laboureur auoit (p3)vu son veau (q2)l auoit mis paistre ded(a1)s vng pre en<text:line-break/>vng pastis audit boys le(q1)l vint chercher (sol) mais ne le trouua pas d(o1)t il ne<text:line-break/>fut point trop ioyeulx. Si se mist en la (q1)ste t(a1)t (p3) le voys comme es prez ter<text:line-break/>res et places voysines de lenuiron pour trouuer sondict veau (sol) mais il nen<text:line-break/>scayt auoir nouuelle. Jl se aduisa (q1) par adu(e1)ture il se<text:s/>feroit boute en quel(-)<text:line-break/>que buyss(o1) pour paistre ou ded(a1)s aulcune fosse herbue (sol) d(o1)t il pourroit bi(e1)<text:line-break/>taillir qu(a1)t il auroit le v(e1)tre plain. Et a celle fin (q2)l puisse mieulx veoir (et) a<text:line-break/>son aise sans aller courir ca ne la (sol) se son veau estoit ainsi c(o1)me il pensoit (sol)<text:line-break/>il choisit le pl(us) hault arbre (et) mieulx bouche de boys (q2)l peut trouuer (et) mon(-)<text:line-break/>te sus (et) qu(a1)t il se treuue au pl(us) hault de cest arbre (q2) toute la terre d(e1)uiron<text:line-break/>couuroit il fut bi(e1) aduis (q1) son veau estoit a moytie trouue. J(a1)dis que ce<text:line-break/>b(o1) laboureux gettoit ses yeulx de to(us) costez apres son veau boicy nostre h(o1)<text:line-break/>me et sa femme (q2) se bout(e1)t au boys chantaus iouans (et) faisans feste c(o1)me<text:line-break/>font les cueurs gais qu(a1)t<text:s/>ilz se treuuet es plais(a1)s lieux (et) nest pas merueil(-)<text:line-break/>les se le vouloir luy creut et se desir l(e1)nozta dacoller sa femme en ce lieu si<text:line-break/>plaisant (et) propice pour executer ce vouloir a sa plaisance (et) a son beau loi(-)<text:line-break/>sir. J(a1)t regarda vng coup<text:s/>a dextre laultre a fenestre (q2)l apperceut le tres<text:line-break/>bel arbre dessus le(q1)l estoit le laboureux d(o1)t il ne scauoit ri(e1)s (et) soubz cest ar<text:line-break/>bre se disposa (et) c(o1)clud ces gracieuses plais(a1)ces ac(o1)plir (sol) (et) qu(a1)t il y fut il ne<text:line-break/>demoura<text:s/>gueres a(p1)s la sem(o1)ce de sondict desir mais t(a1)tost mist la main<text:line-break/>a la besongne (et) bo(us) c(o1)m(e1)ca a assaillir sa f(e1)me (et) la gette (p3) terre car a lheu(-)<text:line-break/>re il estoit bi(e1) en ces gogues (et) sa f(e1)me aussi daultre (p3)t. Si la voulut veoir<text:line-break/>par deu(a1)t (et) (p3) derriere (et) de fait pr(e1)t sa robe et la luy osta. Et en cote simple<text:line-break/><text:soft-page-break/>la met. A(p1)s il la haulsa bi(e1) hault maulgre delle a(i1)si c(o1)me efforcee (et) ne fut<text:line-break/>pas c(o1)t(e1)t de ce mais encores pour le vi(e1) veoir a son<text:s/>aise (et) sa beaulte regar<text:line-break/>der la tourne et reuire (et) a la fin sur son gros derriere sa rude main (p3) trois<text:line-break/>et (p3) quatre fois il fait desc(e1)dre. Puis daultre (p3)t la retourne (et) comme il eut<text:line-break/>son derriere regarde aussi fait il son deuant ce que la b(o1)ne simple f(e1)me ne<text:line-break/>beult pour ri(e1)s consentir (sol) mesmes auecques la grant resistence quelle fait<text:line-break/>dieu scait que sa langue nestoit pas oyseuse. Or le appelle maulgracieulx<text:line-break/>mainten(a1)t fol (et) enrage laultre fois desh(o1)neste (et) t(a1)t luy<text:s/>dist (q1) cest merueil(-)<text:line-break/>le (sol) mais ri(e1) ny vault (sol) il est trop pl(us) fort (q1)lle (et) si a conclud de faire inu(e1)toire<text:line-break/>de ce que elle porte (sol) si est force quelle obeisse (sol) mieulx ayme comme saigele<text:line-break/>bon plaisir de son mary que par reffus le desplaisir. Toute deffence du co<text:line-break/>ste de elle mis arriere. Ce vaillant homme va passer temps a son deuant<text:line-break/>regarder (et) se sans h(o1)neur on le peust dire. Jl ne fut pas c(o1)t(e1)t se ses mains<text:line-break/>ne descouurer(e1)t a ses yeulx les secretz d(o1)t il se deuoit bi(e1) passer den(q1)rre. Et<text:line-break/>c(o1)me il estoit en ceste parf(o1)de estude il disoit mainten(a1)t ie voy cecy ie voy<text:line-break/>cela encores cecy encores cela (et) (q2) loyoit il veoit tout le m(o1)de (et) beaucoup pl(us)<text:line-break/>Et apres vne grande et l(o1)gue pause<text:s/>estant en ceste gracieuse c(o1)templati(o1)<text:line-break/><text:span text:style-name="pb">[n.p.]</text:span><text:line-break/>dist de rechief. Saicte marie (q1) ie voy de choses (sol) helas dist lors le laboureur<text:line-break/>sur larbre b(o1)nes g(e1)s ne veez vo(us) point m(o1) veau. Sire il me semble que i(e1)<text:line-break/>boy la queue (sol) laultre<text:s/>iacoit (q2)l fust bi(e1) esbahy subitem(e1)t fist la resp(o1)ce (et) dist<text:line-break/>ceste queue nest pas de ce veau (et) a t(a1)t se part (et) sen ba (et) sa f(e1)me apres. Et (q2)<text:line-break/>me dem(a1)deroit (q2) le laboureur mouuoit de faire ceste question le secretaire<text:line-break/>de ceste histoire resp(o1)d (q1) la barbe du deu(a1)t de ceste f(e1)me estoit assez (et) beau(-)<text:line-break/>coup l(o1)gue c(o1)e il est de coustume a celles de holl(a1)de (sol) si cuidoyt bien (q1) ce fust<text:line-break/>la queue de son veau (sol) att(e1)du aussi (q1) le mary delle disoit (q2)l veoit t(a1)t de cho<text:line-break/>ses et pou pres tout le m(o1)de (sol) si p(e1)soit en soy mesmes (q1) le beau ne pouuoit<text:line-break/>gueres loing estre (et) (q1) auec daultres choses le(a1)s pourroit estre embusche.</text:p>
      <text:h text:style-name="Titre1" text:outline-level="1">(pdm) La treziesme nouuelle par m(o1)seigneur lamant<text:s/>de brucelles.</text:h>
      <text:p text:style-name="figure">&lt;ATTimage&gt;</text:p>
      <text:p text:style-name="P30"><text:span text:style-name="T31">A</text:span><text:s/>L(o1)dresen angleterre<text:line-break/>auoit nagueres vng<text:line-break/>procureur de parlem(e1)t qui<text:line-break/>entre les aultres de ces ser(-)<text:line-break/>uiteurs auoit vng clercha<text:line-break/>bile (et) villigent et bien escri(-)<text:line-break/>puant (q2) tresbeau filz estoit<text:line-break/>et (q1) on ne doit pas oublier<text:line-break/>pour vng h(o1)me de son aa(-)<text:line-break/>ge il nestoit point de plus<text:line-break/>subtil. Ce g(e1)til clerc (et) bigo<text:line-break/>reux fut t(a1)tost picque de sa<text:line-break/>maistresse qui tresbelle g(e1)(-)<text:line-break/>te (et) gracieuse estoit (et) si tres<text:line-break/>bi(e1) luy vint que aincoys (q2)l<text:line-break/>luy osalt oncques dire son<text:line-break/>cas le dieu damourslauoit<text:line-break/><text:soft-page-break/>a ce mene (q2)l estoit le seul h(o1)me au m(o1)de (q2) pl(us) luy plaisoit (sol) adu(i1)t (q1) il se trou<text:line-break/>ua en place ram(o1)nee (et) de faict toute cra(i1)te mise arriere a sadicte maistres<text:line-break/>se son tres gracieulx (sol) et doulx<text:s/>mal rac(o1)pta la(q1)lle pour la gr(a1)t courtoisie (q1)<text:line-break/>dieu en elle nauoyt pas oubliee desia ainsi attainte c(o1)me dessus est dit elle<text:line-break/>ne le fist gueres l(a1)guir (sol) car a(p1)s plusieurs excusati(o1)s et rem(o1)str(a1)ces quen<text:line-break/>brief elle luy toucha<text:s/>(q1) elle eust a aultre plus aigrement et pl(us) l(o1)guem(e1)t de(-)<text:line-break/>menees elle fut c(o1)tente (q1) il sceust que il luy plaisoit bien. Lautre qui enten<text:line-break/>doit son latin pl(us) ioyeulx que iamais nauoit este se aduisa de batre le fer<text:line-break/>tandis que il estoit chault et si tres fort la besongne poursuiuit quen peu<text:line-break/>de temps iouyt de ses amours. Lamour de la maistresse au clerc (et) du clerc<text:line-break/>a elle estoit et fut long temps si tres ardant que iamais g(e1)s ne fur(e1)t plus<text:line-break/>emprins car en effect le plus souuent en perdoy(e1)t le boire et le menger. Et<text:line-break/><text:span text:style-name="pb">[n.p.]</text:span><text:line-break/>nestoit pas en la puiss(a1)ce de malle bouche de d(a1)ger ne daultres telles maul<text:line-break/>dictes g(e1)s de leurs bailler (sol) ne d(o1)ner destourbier. A ce tresioyeux estat (et) plai<text:line-break/>sant passe temps se passerent plusieurs iours qui gueres aux amans ne<text:line-break/>durerent qui t(a1)t d(o1)nez lung a laultre sestoi(e1)t qua peu ilz eussent quitte a<text:line-break/>dieu leur part de paradis pour biure au monde leur terme en ceste facon<text:line-break/>et comme vng iour aduint (q1) ensemble estoyent et des tres haulx<text:s/>bi(e1)s que<text:line-break/>amour leur souffroit prendre se deuisoi(e1)t entreux (sol) en eulx pourmen(a1)t par<text:line-break/>vne salle (sol) c(o1)m(e1)t ceste leur ioye nompareille c(o1)tinuer seurem(e1)t (sol) pourroi(e1)t<text:line-break/>sans (q1) lembusche de leur d(a1)gereuse entreprinse fust descouuerte au mary<text:line-break/>delle qui du r(e1)c des ialoux se tiroit tres pres (sol) et du hault bout (q1) plus dung<text:line-break/>aduis leur vint au deu(a1)t (q1) ie passe sans plus au long le descripre la finalle<text:line-break/>conclusion et derniere resolution que le bon clerc print fust de tresbien c(o1)(-)<text:line-break/>duire et a seure fin mener son entreprinse a quoy point ne faillit boicy c(o1)(-)<text:line-break/>ment bo(us) deuez scauoir que lacointance et alliance (q1) le clec eust a sa mai(-)<text:line-break/>stresse laquelle dilig(e1)ment seruoit et luy complaisoit qui aussi nestoit pas<text:line-break/>moins dilig(e1)t de seruir et c(o1)plaire a son maistre (et) tout pour tousiours son<text:line-break/>fait couurir (et) aueugler les ialoux yeulx (sol) qui pas t(a1)t ne se doubtoyent que<text:line-break/>on luy en forgoit bi(e1) la matire. Vng certain iour a(p1)s nostre b(o1) clerc<text:s/>voy(a1)t<text:line-break/>son maistre assez cont(e1)t de luy entreprint de parler. Et tout seul treshum(-)<text:line-break/>blement doulcement et en tresgrande reuerence a luy et luy dist quil auoit<text:line-break/>en son cueur vng secret que voulentieres luy desclairast sil osast et ne vous<text:line-break/>fault celler<text:s/>que tout ainsi comme plusieurs femmes ont larmes a c(o1)m(a1)de<text:line-break/>m(e1)t (q1)lles espandent aulmoins aussi souu(e1)t (q1) elles veullent. Si eut ad ce<text:line-break/>coup nostre b(o1) clerc (q1) a grosses larmes en parl(a1)t des yeulx luy desc(e1)voy(e1)t<text:line-break/>en tresgr(a1)t hab(o1)d(a1)ce et nestoit homme qui ne cuydast quelle ne fussent de<text:line-break/>c(o1)triction de pitie ou de tresb(o1)ne intention. Le pouure maistre abuse oy(a1)t<text:line-break/>son clerc ne fut pas vng peu esbahy mais fut moult courrouce (et) esmerueil<text:line-break/>le mais cuydoit bi(e1) quil y<text:s/>eust aultre chose (q1) ce que apres il sceut. Si dist et<text:line-break/>que vous fault il mon filz et que auez vous a plorer maintenant. Helas si<text:line-break/>re et iay bien cause plus que nul aultre de me vouloir mais helas mon cas<text:line-break/>est t(a1)t estr(a1)ge (et) n(o1)pas moins piteur ne moins sur tous requis destre celle<text:line-break/>que non obst(o1)t que ie aye eu vouloir de le vous dire si men reboutte crain<text:line-break/>cte quant iay au long a m(o1) malheur p(e1)se. Ne plourez plus m(o1) filz resp(o1)d<text:line-break/>le maistre et si me dictes (q2)l vous fault et ie vous asseure sen moy est possi<text:line-break/>ble de vo(us) ayder ie vo(us) employeray boulentiers c(o1)me ie dois. Mon maistre<text:line-break/><text:soft-page-break/>dist le regnart clerc ie vo(us) mercye mais qu(a1)t iay bi(e1) tout regarde ie ne p(e1)(-)<text:line-break/>se pas (q1) ma langue eust la puissance de descouurir la tres grant infortune<text:line-break/>que iay si longuem(e1)t portee (sol) ostez moy ces propos (et) toutes ces dole(a1)ces res<text:line-break/>y(o1)d le maistre (sol) ie suis celluy a qui ri(e1)s ne deuez celer. Je vueil scauoir (q1) vo(us)<text:line-break/>auez (sol) adu(a1)ces vous et le me dictes le clerc sach(a1)t le tour de son baston sen<text:line-break/><text:span text:style-name="pb">[n.p.]</text:span><text:line-break/>fist beaucoup prier a tres gr(a1)t crainte par semblant et a tres gr(a1)t habon<text:line-break/>dance de larmes et a voul(e1)te se laisse ferrer et dit quil luy dira mais (q2)l luy<text:line-break/>vueille promettre que par luy iamais psonne n(e1) scaura nouuelles. Car il<text:line-break/>aymeroit autant ou plus cher mourir (q1) son malheureux cas fust c(o1)gneu.<text:line-break/>Ceste promesse (p3) le maistre accrordee (sol) le clerc mort et descouloure c(o1)me vng<text:line-break/>h(o1)me iuge a pendre si va dire son cas. M(o1) tres bon maistre il est vray (q1) ia(-)<text:line-break/>coit ce (q1) plusieurs g(e1)s et vous aussi pourroy(e1) p(e1)ser (q1) ie fusse h(o1)me natu(-)<text:line-break/>rel c(o1)me bng aultre ay(a1)t puissance vauoir c(o1)paignie auecques f(e1)me et de<text:line-break/>faire lignee vous oseray bien dire (et) m(o1)strer<text:s/>(q1) point ie ne suis tel d(o1)t helas<text:line-break/>trop ie me dueil (sol) (et) a ces parolles trop asseurem(e1)t tira son m(e1)bre a perche (et)<text:line-break/>luy fist monstre de la peau ou les couillons le log(e1)t lisqruelz il auoit par in<text:line-break/>dustrie fait m(o1)ter en hault vers son<text:s/>petit v(e1)tre (et) bien les auoir cachez (q2)l<text:line-break/>sembloit (q2)l nen eust nulz. Or luy va dire mon maistre vous voyez bi(e1) m(o1)<text:line-break/>infortune (sol) dont ie vous prie de rechief (q1) elle soit cellee. Et oultreplus tres<text:line-break/>h(u1)lem(e1)t vous requiers (sol) pour tous les seruices que iamais vous fis (q2) ne<text:line-break/>sont pas telz (q1) ien eusse eu la boulente se dieu meust d(o1)ne le pouuoir (q1) me<text:line-break/>facies auoir m(o1) pain en quelque monastere deuot (sol) ou ie puisse le surplus<text:line-break/>de mon t(e1)ps seruice de dieu passer (sol) car au m(o1)de ne puis de ri(e1)s seruir(sol)<text:line-break/>le abuse et deceu maistre remonstra a son clerc lasprete de religi(o1) le peu de<text:line-break/>merite (q2) luy en vi(e1)droit quant il se veult r(e1)dre c(o1)me par desplaisir de son<text:line-break/>infortune (sol) (et) so son daultres raisons luy amena trop l(o1)gues a c(o1)ter ten(-)<text:line-break/>dans a fin de loster son propos scauoir vous fault aussi (q1) pour ri(e1)s ne<text:line-break/>leust voulu haband(o1)ner (sol) f(a1)t pour son bien escripre (et) vilig(e1)ce (q1) pour la fi(a1)<text:line-break/>ce (q1) doresnau(a1)t luy adioustera. Que vous diray ie plus t(a1)t luy rem(o1)tra<text:line-break/>que ce clerc au fort pour vne espace en son estat (sol) (et) en son seruire demouret<text:line-break/>luy promect. Et c(o1)me bi(e1) ouuert luy auoit s(o1) secret le clerc aussi le maistre<text:line-break/>le sien luy voulu deceler et dist.<text:s/>Mon filz devostre ifoztune ne suis ie point<text:line-break/>ioyeulx mais au fort dieu (q2) faict tout pour le mieux (e) scet (q2) nous suilt (sol) et<text:line-break/>vault mieult vo(us) me pourres doresnau(a1)t tres bi(e1) seruir a m(o1) pouoir vo(us)<text:line-break/>le mertieray iay ieune f(e1)me assez legiere (et) vollaigre (et) suis ainsi c(o1)me vous<text:line-break/>voyez desia anci(e1) (et) sur aage (q2) aulcunem(e1)t peut estre occasion a plusieurs<text:line-break/>de la requerre de deshonneur (sol) (et) a elle aussi selle estoit aultre (q1) b(o1)ne me bail<text:line-break/>ler matiere de ialousie (et) plusieurs aulres choses. Je la vous baille et d(o1)ne<text:line-break/>en garde (et) si vous en prie (q1) a ce tenez la main (q1) ie ne aye cause d(e1) elle trou(-)<text:line-break/>uer nulle matiere de ialousie. Par gr(a1)de deliberati(o1) fist le clerc sa resp(o1)ce.</text:p>
      <text:p text:style-name="p">Et qu(a1)t il parla dieu scet il loua bi(e1) sa tres belle et b(o1)ne maistresse dis(a1)t<text:line-break/>que sur to(us) aultres il lauoit belle (et) b(o1)ne (et) (q1) sen deuoit tenir seur. Neaul(-)<text:line-break/>moins (q1) en ce seruire (et) daultres il est celluy qui se veult du tout son cueur<text:line-break/>employer (et) ne le laisser pour ri(e1)s quil y puisse aduenir qui ne le aduertisse<text:line-break/>de tout ce que loyal seruiteur voyt faire a son maistre. Le maistre lye (et)<text:line-break/><text:span text:style-name="pb">[n.p.]</text:span><text:line-break/>ioy(-)eulx de la nouuelle garde sa femme laisse lhostel et en la ville a ses affai<text:line-break/>res va entendre et bon clerc inc(o1)tinent sault a sa garde (et) le plus l(o1)guem(e1)t<text:line-break/><text:soft-page-break/>que luy (et) a sa dame bi(e1) oserent nespargnerent pas les membres (q2) en ter(-)<text:line-break/>te pourrir(o1)t (et) ne fir(e1)t iamais plus gr(a1)s feste depuis que ladu(e1)ture fut ad<text:line-break/>uenue de la fac(o1) subtlle (sol) et que son mary abuseroyent. Allez et longue es<text:line-break/>pace dur(a1)t le ioly passe temps de ceulx qui t(a1)t bien sentraymoy(e1)t et se aul(-)<text:line-break/>cuneffoys le b(o1) mary alloit dehors il nauoit garde d(e1)mener son clerc plu(-)<text:line-break/>stost eust emprunte vng seruiteur a ses voisins (q1) laultre neust garde lho(-)<text:line-break/>stel (et) se la dame auoit c(o1)ge daler en aulcun pelerinaige plustost allast sans<text:line-break/>chamberiere que sans le gracieulx clerc (et) faictes vostre c(o1)pte iamais clerc<text:line-break/>ne se peut vanter dauoir eu meilleure aduenture qui pont ne vint a con(-)<text:line-break/>gnoissance voire aulmoins que ie saiche a celluy qui bien sen fust desepere<text:line-break/>sil en eust sceu le semaine.</text:p>
      <text:h text:style-name="Titre1" text:outline-level="1">(pdm) La.xiiij.nouuelle de lhermite (q2) deceut la fille dune poure f(e1)me.</text:h>
      <text:p text:style-name="figure">&lt;ATTimage&gt;</text:p>
      <text:p text:style-name="P32"><text:span text:style-name="T33">E</text:span>N<text:s/>la gr(a1)de (et) large<text:line-break/>marche de bourg(o1)<text:line-break/>gne nest passi tres<text:line-break/>despourueue (d1) plu<text:line-break/>sieurs adu(a1)tures dignes de<text:line-break/>memoi(r1)t descripre qua four<text:line-break/>nir les hystoires qui a (p1)sent<text:line-break/>cour(e1)t n(e1) puisse (et) voiue fai(-)<text:line-break/>re sa (p3)t en r(e1)c des aultres ie<text:line-break/>ne ose aduant mettre ne en<text:line-break/>bruyt ce (q1) naguieres y aduit<text:line-break/>assez pries devng gros (et) bon<text:line-break/>village seant dessus la riuie<text:line-break/>re dousche (sol) la auoit et enco(-)<text:line-break/>re avne m(o1)taigne ou vng<text:line-break/>hermite tel (q1) dieu scait fai(-)<text:line-break/>soit la resid(e1)ce lequel soubz<text:line-break/>vmbre ou voulx m(a1)teau de<text:line-break/>ypocrisie saisoit des choses<text:line-break/>merueilluses (q2) pas ne vin<text:line-break/>dr(e1)t a congnoissance n(e1) la voix publique du Peuple ius(q1)s a ce que dieu pl(us)<text:line-break/>ne voulut son tres d(a1)pnable ab(us) (p3)metre ne souffrir. Ce sainct hermitte (q2)<text:line-break/>de<text:s/>son coup a la mort se tiroit nestoit pas mains luxurieux ne malicieux (q1)<text:line-break/>seroit vng grant vieil cinge mais la maniere du conduire estoit si subtille<text:line-break/>quil fault dire quelle passoit les aultres cauelles c(o1)munes voicy quil fist.<text:line-break/>Jl regarda entre les aultres femmes et belles filles la plus digne de estre<text:line-break/><text:span text:style-name="pb">[n.p.]</text:span><text:line-break/>aymee et desiree si se pensa que cestoit la fille a vne simple f(e1)me veufue<text:line-break/>tres deuotes et bien aulmosniere et va conclurre en soymesmes que se son<text:line-break/>sens ne luy fault quil en cheuira bien. Vng soir enuir(o1) la mynuit quil fai<text:line-break/>soit fort et rude temps il desc(e1)dit de la montaigne et vint a ce villaige et<text:line-break/>tant passa de voye et sentiers que a lenuiron de la mere (et) la fille sans estre<text:line-break/>oyseux se trouua lhostel nestoit pas si gr(a1)t ne si pou de luy hante toute de<text:line-break/>uotion que il ne sceult bien les engins. Si va faire vng pertuis en vne pa<text:line-break/>toy non gueres espesse a lendroit de laquelle estoit le lict de ceste simple<text:line-break/><text:soft-page-break/>femme veufue et prent vng long baston perce et creux dont il estoit hour(-)<text:line-break/>de (sol) et sans la veufue esueiller aupres de son oreille le mist (et) dist en allez bas<text:line-break/>se voix par trois fois escoute moy femme de dieu ie suis vng ange du crea<text:line-break/>teur pni par deuers toy menuoye toy an(o1)cer et commander que pour les<text:line-break/>haultz bi(e1)s que il a voulu<text:s/>en toy entrer quil veult par vng hoir de ta chair<text:line-break/>cesta il auoit ta fille (sol) leglise son espouse reuenir refformer en son estat deu<text:line-break/>remettre et voicy la facon. Tu ten yras en la montaigne deuers le sainct<text:line-break/>hermitte (et) ta fille luy meneras (sol) et bien<text:s/>au long luy compteras ce qua pre(-)<text:line-break/>sent dieu par moy te m(a1)de (sol) il congnoistra ta fille et de eulx viendra vng<text:line-break/>filz esleu et destine au sainct siege de romme qui tant de bien fera que a<text:line-break/>sainct pierre (et) a sainct pollon le pourra bien comparer a tant men voys<text:line-break/>obey a dieu. La simple t(e1)me veufue tres esbahye surprinse aussi (et) a demy<text:line-break/>rauie cuida brayement et de fait que nostre seig(n1)t luy enuoyast ce messai(-)<text:line-break/>gier. Si dist bien en soymesmes quelle ne desobeyra pas et puis la bonne<text:line-break/>femme se rendoit vne grant piece apres (sol) non pas trop fermement atten(-)<text:line-break/>dant et beaucoup desirant le iour et entretant le bon hermitte prent le che<text:line-break/>min deuers son hermitaige en la montaigne ce tresdesire iour tost se mon<text:line-break/>stra (sol) et fut par les raiz du soleil<text:s/>maulgre les verrieres des fenestres a coup<text:line-break/>descendu emmy la chambre de ladicte veufue et inc(o1)tin(e1)t la mere (sol) et la fil(-)<text:line-break/>le se leuer(e1)t a tres grant haste. Quant elle furent prestes (et) sur piedz mises<text:line-break/>et leur peu de mesgnagemps a point la bonne mere si demanda a sa fille<text:line-break/>se elle auoit ries ouy en ceste nuit. Et la fille luy resp(o1)d certes mere nenny (sol)<text:line-break/>ce nest pas a toy dist elle aussi (q1) de plain sault ce doux message se adresse c(o1)<text:line-break/>bi(e1) ql te touche beaucoup. Lors luy va dire (et) rac(o1)pter tout au l(o1)g langeli(-)<text:line-break/>(q1) nouuelle quen ceste nupct. Dieu luy m(a1)da. Demande aussi (q1)lle en veult<text:line-break/>dire (sol) la b(o1)ne fille c(o1)me sa mere simple (sol) (et) deuote resp(o1)d nostre seigneur en<text:line-break/>soit loue. Tout ce (q2)l vo(us) plaira ma mere soit fait cest tres bi(e1) dit resp(o1)d la<text:line-break/>mere (sol) or no(us) en all(o1)s a la m(o1)taigne a la sem(o1)ce du b(o1) ange deuers le saict<text:line-break/>preudh(o1)me le b(o1) hermite faisant le guet qu(a1)t la deceue f(e1)me sa simple fil<text:line-break/>le ameneroit la voit<text:s/>venir. Si laisse son huys entrouuert (et) en priere se va<text:line-break/>mettre (e1)mp sa ch(a1)bre affin qu(e1) deuoti(o1) fust trouue (et) c(o1)me il desiroit il ad(-)<text:line-break/>uint car la b(o1)ne f(e1)me (et) sa fille (sol) aussiboy(a1)s lhuys sans demander quoy ne<text:line-break/><text:span text:style-name="pb">[n.p.]</text:span><text:line-break/>c(o1)ment dedans entrerent et c(o1)me elles apperceurent lhermite en contem(-)<text:line-break/>plation c(o1)me sil fust dieu lounourer(e1)t. Lhermite a voix h(u1)ble en cachant<text:line-break/>les veulx (sol) et vers la terre enclinez dist dieu salue la c(o1)paignie. Et la poure<text:line-break/>vieillete desirant (q1) il sceust la chose qui lamenoit le tira a part (sol) et luy va di<text:line-break/>re de chief en chief (sol) et de bout en bout tout le fait (q1) il scauoit (sol) (et) trop mieulx<text:line-break/>quelle (et) c(o1)me en gr(a1)de reuer(e1)ce faisoit rapport le bon hermite gettoit les<text:line-break/>peulx en hault ioingnant les mains au ciel et la b(o1)ne vieille plouroit (sol) tant<text:line-break/>auoit de ioye et de pitye. Et la poure fille aussi plouroit quant elle beoit ce<text:line-break/>b(o1) (et) sainct hermite en si gr(a1)de deuoti(o1) dieu prier (et) si ne scauoit pourquoy<text:line-break/>Quant ce raport fut tout au l(o1)g acheue d(o1)t la bieillote att(e1)doit la resp(o1)(-)<text:line-break/>ce celluy qui la doit faire ne se haste pas au fort certaine piece apres qu(a1)t il<text:line-break/>parla ce fut en disant. Dieu soit loue mais mamye dist il vous semble il a<text:line-break/>la verite et a vostre ent(e1)dement (q1) ce (q1) droit cy vous me dictes ne soit point<text:line-break/>fantasie ou illusion que vous en iuge le cueur saichez (q1) la chose est grande<text:line-break/>certainem(e1)t beau pere ientendis la boir (sol) qui ceste ioyeuse nouuelle me ap<text:line-break/>porta aussi plainem(e1)t (q1) ie fais vo(us) et cropez que ie ne dormoye pas. Or bi(e1)<text:line-break/><text:soft-page-break/>dist lhermite non pas que ie vueille c(o1)tredire au vouloir de m(o1) createur se<text:line-break/>me semble il von (q1) vous (et) moy dormirons encores sur ce faict. Et sil vous<text:line-break/>appert de rechief vous reui(e1)drez icy vers moy et dieu nous d(o1)nera bon c(o1)(-)<text:line-break/>seil et aduis. On ne doyt pas trop legierem(e1)t croire (sol) ma b(o1)ne mere le dya(-)<text:line-break/>ble est aulcuneffoys enuieux daultruy bi(e1) treuue tant de cautelles (et) se tr(a1)s<text:line-break/>forme en ange de lumiere. Croyes croyes ma mere (q1) ce nest pas peu de cho<text:line-break/>se de ce faict cy. Et se ie y metz vng peu de reffus (sol) (et) (q1) ne le vueille pas acc(o1)(-)<text:line-break/>plir ce nest pas merueilles ne ay ie pas a dieu voue chastete (et) vo(us) mappor(-)<text:line-break/>tez la r(o1)pure. De par luy retournez en vostre maison (sol) (et) priez dieu et au sur<text:line-break/>plus demain nous verr(o1)s (q1) ce sera (et) a dieu soyez. Apres vng grant tas de<text:line-break/>agyos se part la c(o1)paignie de lhermite. Et vindr(e1)t a lhostel tout deuisant.<text:line-break/>pour abreger<text:s/>nostre hermite a lheure accoustumee (sol) et deue fourny du ba(-)<text:line-break/>ston creux en lieu de potence reui(e1)t a loreille de la simple femme veufue (sol) di<text:line-break/>sant les propres motz ou en subst(a1)ce de la nuyt preced(e1)te. Et ce faict inc(o1)(-)<text:line-break/>tinent sans aultre chose faire retourne a son hermitaige. La bonne f(e1)me<text:line-break/>emprinse de ioye cuydant dieu tenir par les piedz se lieue de haulte heure (sol) (et)<text:line-break/>a sa fille rac(o1)pte toutes ces nouuelles sans doubte. Et c(o1)fermant la visi(o1)<text:line-break/>de laultre nuyct passee (sol) il nest que dabreger. Or allons deuers le sainct h(o1)(-)<text:line-break/>me. Elles sen vont (et) il les regarde aprocher. Si va pr(e1)dre son breuiaire fai<text:line-break/>sant de Iypocrite (sol) et p(e1)sez (q1) il le faisoit en gr(a1)t deuoti(o1) dieu le scet. Et puis<text:line-break/>apres son seruice print a rec(o1)m(e1)cer. Et en cest estat deu(a1)t lhuys de sa mai<text:line-break/>sonnete se fait des bonnes f(e1)mes saluer. Et pensez (q1) la vieille luy fist hyer<text:line-break/>vng grant prologue de sa vision (sol) celluy de maintenant nest de ri(e1)s main(-)<text:line-break/>dre dont le preudh(o1)me se signe du sigue de la croix (sol) faisant gr(a1)des<text:line-break/><text:span text:style-name="pb">[n.p.]</text:span><text:line-break/>admi(-)rations a merueilles en disant. Mon dieu mon createur quest cecy fais de<text:line-break/>moy tout ce quil te plaist (sol) c(o1)bien que ce nestoit ta large grace ie ne suis pas<text:line-break/>digne descouter vng<text:s/>si grant oeuure. Or regardez beau pere dist lors la b(o1)<text:line-break/>ne f(e1)me abusee et follem(e1)t deceue. Vous voyes bien (q1) cest a certes (sol) qu(a1)t de<text:line-break/>rechief sest apparu lange vers moy. En verite mamye ceste matiere est si<text:line-break/>haulte et si tres difficille (sol) (et) non acoustume (q1) ie nen scauroye bailler (q1) doub<text:line-break/>teuse responce (sol) n(o1) mye affin que vous entendez seurem(e1)t (q1) en att(e1)dant la<text:line-break/>tierce apparition ie vueille que vous t(e1)ptez dieu. Mais on dit de coustume<text:line-break/>a la tierce foys vault la<text:s/>luitte. Si vous prie (et) requiers (q1) encores elle se puis<text:line-break/>se passer ceste nuyt sans aultre chose faire (sol) att(e1)dant sur ce faict la grace de<text:line-break/>dieu. Et se par sa grande misericorde il luy plaise nous dem(o1)strer ennuyt<text:line-break/>c(o1)me les aultres nuytz preced(e1)tes no(us) ferons tant quil en sera loue. Ce ne<text:line-break/>fut pas du bon gre de la simple vieille qu(o1) tardast t(a1)t dobeira dieu (sol) mais<text:line-break/>au fort lhermite est creu comme le plus saige (sol) c(o1)me elle fut couchee au par<text:line-break/>fond des nouuelles (q2) en teste<text:s/>luy vienn(e1)t lypocritte puers de sa m(o1)taigne<text:line-break/>desc(e1)du luy met son baston creux a loreille ainsi c(o1)me il auoit de coustume<text:line-break/>en luy c(o1)mandant de par dieu c(o1)me son ange vne foys pour toutes (q1) elle<text:line-break/>mene sa fille a lhermite pour la cause (q1)<text:s/>dit est. Elle noublia pas tantost (q2)l<text:line-break/>fut iour ceste charge (sol) car apres les graces a dieu de par elle (et) sa fille r(e1)dues (sol)<text:line-break/>se mettent au chemin par deuers lhermitaige ou lhermite leur vint au de(-)<text:line-break/>uant (q1) de dieu les salue et benie. Et la b(o1)ne mere trop plus que nulle aul(-)<text:line-break/>tre ioyeuse ne luy cela gueres sa nouuelle apparition d(o1)t lhermite qui par<text:line-break/>la main la ti(e1)t en sa chappelle la c(o1)uoye (et) la fille va apres (et) le(a1)s font leurs<text:line-break/>tres deuottes oraysons a dieu le tout puiss(a1)t qui ce tres hault mistere leur<text:line-break/>a daigne dem(o1)strer. Apres vng peu de sermon (q1) fist lhermite touch(a1)t son<text:line-break/><text:soft-page-break/>ges visi(o1)s apparitions qui souu(e1)t aux g(e1)s adui(e1)nent (et) il cheut en propos<text:line-break/>de toucher leur matiere pour laquelle estoy(e1)t<text:s/>assemblez (et) p(e1)sez que lhermi<text:line-break/>te les prescha bien (sol) (et) en bonne deuotion (sol) dieu le scet, puis que dieu veult et<text:line-break/>c(o1)mande (q1) ie face lignee papale (et) le daigne reueller (sol) non pas par vne foys<text:line-break/>ou deux seullem(e1)t mais la tierce dabondance (sol) il fault dire croire et c(o1)clure<text:line-break/>que cest vng hault bien (q1) de ce faict sen ensupura. Si mest aduis (q1) mieulx<text:line-break/>on ne peut faire que dabreger lexecuti(o1) en lieu de ce que trop ie ay differe de<text:line-break/>bailler foy a la saincte apparition vous dictes bi(e1) beau pere c(o1)ment vous<text:line-break/>plaist il faire resp(o1)d la vieille. Vous laisserez ceans dist lhermite vostre bel(-)<text:line-break/>le fille. Et elle et moy en oraysons nous mettr(o1)s (et) au surplus fer(o1)s ce que<text:line-break/>dieu nous aprendra. La b(o1)ne f(e1)me veufue en fut c(o1)tente (sol) et aussi fut sa fil<text:line-break/>le pour obeir. Qu(a1)t nostre hermitte se treuue a part auecques la belle fille<text:line-break/>c(o1)me sil la voulsist baptiser toute nue il la faict despouiller (sol) (et) pensez (q1) lher<text:line-break/>mite ne demoura pas vestu. Que en vauldroit le l(o1)g c(o1)pte (sol) il la tint t(a1)t et<text:line-break/>si longuem(e1)t auec(q1)s luy en lieu daultre clerc (sol) t(a1)t alla aussi et vint a lhostel<text:line-break/><text:span text:style-name="pb">[n.p.]</text:span><text:line-break/>delle pour la doubte des g(e1)s (sol) (et) aussi pour h(o1)te (q1)lle nosoit partir de la mai(-)<text:line-break/>son (sol) car bi(e1) tost apres le ventre luy c(o1)menca a bourser (sol) dont elle fut si tres<text:line-break/>ioyeuse (q1) on ne le vo(us) scauroit dire. Mais se la fille se esiouyssoit de la por(-)<text:line-break/>tee la mere delle en auoit a cent doubles ioyes. Et le mauldict bigot fai(-)<text:line-break/>gnoit aussi sen esiouyr. Mais il en eragoyt tout vif. Ceste poure mere abu<text:line-break/>see cuydant de vray (q1) sa fille deust faire vng tres beau filz pour le t(e1)ps ad(-)<text:line-break/>uenir de dieu esleu pape de r(o1)me ne se peut tenir qua sa plus priuee voysi(-)<text:line-break/>ne ne le c(o1)ptast qui aussi esbahye en fut c(o1)me se cornes luy venoyent (sol) non<text:line-break/>pas touteffoys (q1) elle ne se doubtast de tromperie (sol) elle ne le cela pas l(o1)gue(-)<text:line-break/>m(e1)t aux aultres voysins (et) voysines c(o1)m(e1)t la fille de vne telle estoit grosse<text:line-break/>par<text:s/>les oeuures du sainct hermite dung filz (q1) doit estre pape de r(o1)me (et) ce (q1)<text:line-break/>ien scay dist elle la mere delle le ma dit a (q1) dieu la voulu reueler. Ceste nou(-)<text:line-break/>uelle fut t(a1)tost espandue (p3) les villes voysines. Et en ce t(e1)ps p(e1)dant la<text:s/>fille<text:line-break/>se acoucha (q1) a la b(o1)ne heure dune belle fille se deliura dont elle fust esmer(-)<text:line-break/>ueillee (sol) (et) courroucee (et) a sa tres-simple fille et les voysines aussi (q2) att(e1)doy(e1)t<text:line-break/>vrayem(e1)t le saict pere aduenir recepuoir. La nouuelle de ce<text:s/>cas ne fust pas<text:line-break/>moins tost sceue (q1) celle (p1)ced(e1)te (sol) (et) entre aultres lhermite en fust des (p1)miers<text:line-break/>aduertis (sol) (q2) tantost sen fuyt en vng aultre pays ne scay (q2)l vne aultre f(e1)me<text:line-break/>ou fille decepuoir ou es desers de egipte de cueur contrict la penit(e1)ce de son<text:line-break/>peche satisfaire. Quoy que soyt ou fut la poure fille en fut deshonnouree<text:line-break/>dont ce fut grant dommaige car belle bonne et gente estoit.</text:p>
      <text:h text:style-name="Titre1" text:outline-level="1">(pdm) La.xv.nouuelle de vne n(o1)nain (q1) vng moyne cuydoit tr(o1)per.</text:h>
      <text:p text:style-name="P34"><text:span text:style-name="T35">E</text:span>N la duche de breban pres de vng monastere de moy<text:line-break/>nes bl(a1)cz est situe vng aultre monastere de n(o1)nains<text:line-break/>(q2) tres deuottes (et) charitables sont d(o1)t lhistoire taist le<text:line-break/>n(o1) (et) la marche pticuliere (sol) ces deux maisons c(o1)me on<text:line-break/>dit de coustume estoyent voysines<text:s/>la gr(a1)ge et les ba(-)<text:line-break/>teurs (sol) car dieu mercy la charite de la maison aux n(o1)(-)<text:line-break/>nais estoit si tres grande (sol) (q1) peu de g(e1)s estoy(e1)t esc(o1)dis<text:line-break/>de lamoureuse distributi(o1) (sol) voire si dignes estoy(e1)t di(-)<text:line-break/>celle recepuoir pour venir au fait de ceste histoire au cloistre des bl(a1)s moy(-)<text:line-break/>nes auoit vng ieune (et) beau religieux (q2) fut amoureux dune des n(o1)nais et<text:line-break/><text:soft-page-break/>de fait eut bi(e1) le couraige apres les premisses de luy dem(a1)der a faire pour<text:line-break/>lamour de dieu. Et la n(o1)nain (q1) bien congnoissoit ces ostilz iacoyt (q1)lle fust<text:line-break/>bi(e1) courtoyse luy bailla dure et aspre resp(o1)ce. Il ne fut pas pourt(a1)t enchas<text:line-break/>se (sol) mais tant c(o1)tinua sa tres h(u1)ble re(q1)ste (q1) force fut a la tres belle n(o1)nain<text:line-break/>ou de (p3)dre le bruyt de sa tres large courtoysie ou accorder au moyne ce (q1)lle<text:line-break/>auoit a plusieurs sans guieres prier accorde si luy va dire. En verite vous<text:line-break/>poursuyuez (sol) et faictes gr(a1)t dilig(e1)ce dobtenir ce (q1) a droit ne scauriez four(-)<text:line-break/>nir (et) p(e1)sez vous que ie ne sache bi(e1) par ouy dire (q1)lz ostilz vo(us) portez croyez<text:line-break/><text:span text:style-name="pb">[n.p.]</text:span><text:line-break/>que si fais il nya pas pour dire gr(a1)t mercy. Je ne scay moy qu(o1) vous a dit<text:line-break/>respond le moyne mais ie ne doubte point (q1) vous ne soyez bien c(o1)tente de<text:line-break/>moy (et) (q1) ie ne<text:s/>vous m(o1)stre (q1) ie suis h(o1)me c(o1)me vng aultre. H(o1)me dist elle (sol)<text:line-break/>cela croy ie assez bien (sol) mais vostre chose est tant petit c(o1)me lon dit (q1) se vo(us)<text:line-break/>le apportez en quelque lieu a peu son sapercoyt quil y est (sol) il va bien aultre(-)<text:line-break/>m(e1)t dist le moyne (et) se iestoye en place ie feroye (et) (p3) vostre iugem(e1)t m(e1)teurs<text:line-break/>tous ceulx et celles (q1) ceste ren(o1)mee me d(o1)n(e1)t. Au fort apres ce gracieux de<text:line-break/>bat (et) courtoysie n(o1)nain affin destre quitte de l(e1)uoy(a1)te<text:s/>poursuyte (q1) le moy<text:line-break/>ne faisoit affin (q1)lle sache (q2)l vault (et) quil scet faire et aussi quelle noublye le<text:line-break/>mestier qui t(a1)t luy plaist elle luy baille iour a.xij. heures de nuyt deuers elle<text:line-break/>venir (et) heurter a sa treille. D(o1)t elle fut haultem(e1)t merciee (sol) toutesfoys vo(us)<text:line-break/>ny entreres pas que ie ne saiche dit elle la verite quelz oustilz vous portez (sol)<text:line-break/>et se ie men scauroye ayder ou nom (sol) comme il vous plaira respond le moy<text:line-break/>ne. A tant sen va (et) laisse sa maistresse (et) vint tout<text:s/>droit deuers frere c(o1)rard<text:line-break/>lung de ses c(o1)paign(o1)s qui estoit houtille dieu scet c(o1)ment (et) pour ceste cau<text:line-break/>se auoit vng grant gouuernem(e1)t au cloistre des n(o1)nais. Il luy c(o1)pta son<text:line-break/>cas tout du l(o1)g c(o1)m(e1)t il a prie vne telle (sol) la resp(o1)ce et le reffus (q1)lle fist doub<text:line-break/>tant (q1)l ne soit pas bien soulier a son pied (et) en la parfin c(o1)ment elle est c(o1)(-)<text:line-break/>tente (q2)l entre vers elle mais (q1)lle sente (et) saiche premier de (q1)lle lance il voul<text:line-break/>droit iouster c(o1)tre son<text:s/>escu. Or est ainsi dit (q1) ie suis mal fourny dune gros<text:line-break/>se lance telle (q1) iespoire et voy (q1) elle desire destre rencontree (sol) si vous en prie<text:line-break/>t(a1)t c(o1)me ie puis (q1) ennuyt vous venez auec moy a lheure (q1) ie me doys vers<text:line-break/>elle rendre (et) vous<text:s/>me feres le plus gr(a1)t plaisir (q1) iamais h(o1)me fist a aultre.<text:line-break/>Je scay tres bien quelle vouldra la moy venu sentir et taster la lance (sol) dont<text:line-break/>ie attendz a fournit mes armes (sol) et en la fin me fauldra ce faire vous seres<text:line-break/>derriere moy sans dire mot et vous mettres en place (et) vostre gros bourd(o1)<text:line-break/>en son po(i1)g luy mettres (sol) elle ouurera lhuys ie nen doubte point (sol) (et) puis ce(-)<text:line-break/>la fait vo(us) vo(us) en pres (et) ded(a1)s i(e1)treray (et) puis du surplus laissez moy faire.<text:line-break/>Frere conrard est en gr(a1)t soulcy c(o1)ment il pourra faire (et) c(o1)plaire a son c(o1)<text:line-break/>paign(o1) mais touteffoys se met a ladu(a1)ture (et) tout ainsi (q1) luy auoit dit sen<text:line-break/>va (et) luy accorde ce marche (et) a lheure assignee se met auec(q1)s luy en chemin<text:line-break/>par deuers la n(o1)nain. Qu(a1)t ilz sont a l(e1)droit de la fenestre se maistre moy<text:line-break/>ne pl(us) eschauffe (q1) vng estal(o1) de son bast(o1) vng coup hurta et la n(o1)nain na(-)<text:line-break/>t(e1)doit pas laultre heurt mais ouurit la fenestre (et) dist en basse voix (q2) est<text:s/>ce(-)<text:line-break/>la (sol) cest moy dit il ouurez tost lhuys (q1) on ne vo(us) oye. Ma foy dist elle vo(us) ne<text:line-break/>seres ia en m(o1)liure enregistre ne escript (q1) (p1)mierem(e1)t ne passez a m(o1)stre et<text:line-break/>(q1) ie saiche (q1)l harnoys vo(us) portez. Approchez vo(us) pres<text:s/>(et) me m(o1)strez (q1) cest (sol)<text:line-break/>tres voul(e1)tiers dit il. Alors tire frere c(o1)rard le(q1)l se adu(a1)coyt pour faire son<text:line-break/>psonnaige (q2) en la main de ma dame la n(o1)nain mist son bel et tres puiss(a1)t<text:line-break/><text:soft-page-break/>bourdon (q2) gros long (et) r(o1)d estoit (et)<text:s/>t(a1)tost que elle sentit c(o1)me se nature luy<text:line-break/><text:span text:style-name="pb">[n.p.]</text:span><text:line-break/>en baillast la s(o1)gnoissance elle dist n(e1)ny n(e1)ny dist elle ie c(o1)gnois bi(e1) cestuy<text:line-break/>cy cest le bourdon frere conrard. Il nya nonnain ce(a1)s (q1) bien ne le c(o1)gnois(-)<text:line-break/>se vo(us) nauez garde (q1) ien soye deceue (sol) ie le c(o1)gnoys trop allez querir vostre<text:line-break/>aduanture ailleurs (et) a t(a1)t sa fenestre referma bien courroucee et mal con<text:line-break/>tente n(o1)pas frere conrard (sol) mais sur laultre moyne lesquelz apres ceste ad<text:line-break/>uanture sen retournerent vers leur hostel tout deuisant de ceste adu(a1)ture.</text:p>
      <text:h text:style-name="Titre1" text:outline-level="1">(pdm) La.xvj.nouuelle dung cheualier de picardie.</text:h>
      <text:p text:style-name="figure">&lt;ATTimage&gt;</text:p>
      <text:p text:style-name="P36"><text:span text:style-name="T37">E</text:span>N la c(o1)te dartois<text:line-break/>nagueres viuoyt<text:line-break/>vng gentil cheua<text:line-break/>lier riche (sol) (et) puiss(a1)t<text:line-break/>lye (p3) mariage auec vne tres<text:line-break/>belle dame et de hault (sol) lieu (sol)<text:line-break/>ces deux ensemble par lon(-)<text:line-break/>gue espace passerent plusi(-)<text:line-break/>eurs iours paisiblement et<text:line-break/>doulcement. Et pource que<text:line-break/>alors le tres puissant duc de<text:line-break/>bourgongne c(o1)te darthoys<text:line-break/>et leur seig(n1)t estoyt en paix<text:line-break/>auec to(us) les gr(a1)s princes<text:s/>cre<text:line-break/>sti(e1)s. Le cheualier (q2) tres de(-)<text:line-break/>uot estoit delibera faire a di<text:line-break/>eu sacrifice du corps (q1)l luy<text:line-break/>auoit preste bel et puissant<text:line-break/>assouuy de taille destre autant et plus que personne de sa contree (sol) excepte<text:line-break/>que perdu auoyt vng oeil en vng assault. Et pour faire son obligati(o1) en<text:line-break/>lieu esleu et de luy desires. Apres les congez a ma dame sa femme prins (sol) et<text:line-break/>de plusieurs ses par(e1)s sen va deuers les b(o1)s seigneurs de prusse vrais def(-)<text:line-break/>fenseurs de la tressaincte foy crestienne tant fist (et) diligenta qu(e1) prusse a(p1)s<text:line-break/>plusieurs aduantures que ie passe sain et sauf se trouua il feist largement<text:line-break/>de gr(a1)s proesses en armes dont le grant bruyt de sa vaillance fut t(a1)tost es(-)<text:line-break/>pandu en plusieurs marches tant a la relation de ceulx qui veu<text:s/>lauoient<text:line-break/>en leurs pays retournez (q1) par lettres que les demourez escripuoy(e1)t a plu(-)<text:line-break/>sieurs qui tresgr(a1)t gre leur en scauoyent. Or ne fault pas celer que ma da<text:line-break/>me (q1) estoit demouree ne fut pas si rigoureuse (q1) a la priere dung gentil es(-)<text:line-break/>cuyer qui de amours la requist elle ne fut t(a1)tost contente (q1)l fust lieuten(a1)t<text:line-break/>de monseigneur qui aux sarrazins se combatoit. T(a1)dis (q1) m(o1)seig(n1)t ieus<text:line-break/>ne et faict penitance ma dame fait b(o1)ne chiere auec lescuyer. Le plus des<text:line-break/>foys monseigneur se disne et souppe de biscuyt et de la belle fontaine. Et<text:line-break/><text:span text:style-name="pb">[n.p.]</text:span><text:line-break/>ma dame a de tous les bi(e1)s de dieu si largement que trop (sol) monseig(n1)t au<text:line-break/>mieulx venir se couche en la paillade (et) madame en vng tres beau lict (sol) et a<text:line-break/>uec son escuyer se repose. Pour abreger tandis (q1) m(o1)seig(n1)t aux sarrazins<text:line-break/>fait grant guerre lescuyer a madame se combat. Et si tres bien si porte (q1)<text:line-break/><text:soft-page-break/>se m(o1)seigneur iamais ne retournoit elle sen passeroit tres bien et a peu de<text:line-break/>regret voire quil ne face aultrement quil<text:s/>a c(o1)mence. Monseig(n1)t voy(a1)t la<text:line-break/>dieu mercy que leffort des sarrazins nestoit point si aspre (q1) par cy deu(a1)t a<text:line-break/>este sentant aussi (q1) assez longue espace a laisse son hostel (et) sa tres bonne f(e1)<text:line-break/>me (q1) moult la desire (et) regrette c(o1)me<text:s/>(p3) plusieurs de ses lettres elle luy a fait<text:line-break/>scauoir dispose son partement (et) auec le peu de g(e1)s quil auoit se met en che<text:line-break/>min (et) si bi(e1) se exploita a layde du gr(a1)t desir (q1) il a de soy trouuer en sa mai<text:line-break/>son et les bras de ma dame qu(e1) peu de iours si trouua celluy a (q1) ceste haste<text:line-break/>plus touche que a nul de ses g(e1)s est tousiours des premiers descouchez et<text:line-break/>premier prest (et) le deuant au chemin. Et de fait sa trop dilig(e1)ce le fait bien<text:line-break/>souu(e1)t cheualcher seul deu(a1)t se g(e1)s aulcunesfois vng quart de lieue ou pl(us)<text:line-break/>Aduint vng iour que monseigneur estant au gite enuiron a six lieues de<text:line-break/>sa maison ou il doyt trouuer ma dame se leua bi(e1) matin et m(o1)ta a cheual<text:line-break/>que bien luy semble (q1) son cheual le r(e1)dra a sa maison au(a1)t<text:s/>(q1) ma dame soit<text:line-break/>descouchee (q1) ri(e1) de sa venue ne scet comme il le proposa il aduint (et) comme<text:line-break/>il estoit en ce plaisant chem(i1) dist a ses g(e1)s venez tout a vostre aise (et) ne vo(us)<text:line-break/>chaille ia de moy suiure ie m(e1) iray tout m(o1) beau train pour trouuer ma f(e1)<text:line-break/>me au lit ses g(e1)s to(us) hodez (et) trauaillez (et) leurs cheuaulx aussi ne c(o1)tredir(e1)t<text:line-break/>pas a m(o1)seig(n1)t mais sen vi(e1)nent tout a leur aise apres luy sans eulx tra(-)<text:line-break/>uailler aulcunem(e1)t mais pourt(a1)t si doubtoient ilz de m(o1)dit seig(n1)t lequel<text:line-break/>sen alloit ainsi de nuit tout seul (et) auoit si gr(a1)t haste si sen va et fait tant (q2)l<text:line-break/>est en brief en la basse court de son hostel descendu ou il trouua vng varlet<text:line-break/>qui le demonsta de son cheual tout ainsi houze (et) esper(o1)ne qu(a1)t il fut desc(e1)<text:line-break/>du sen va tout droit sans rencontrer personne car encores matin estoit de<text:line-break/>uers sa ch(a1)bre ou madame encore dormoit ou espoir faisoit ce que tant a<text:line-break/>fait m(o1)seig(n1)r trauailler creez (q1) lhuys nestoit pas ouuert a cause<text:s/>du lieute<text:line-break/>n(a1)t qui tout esbahy fut (et) ma dame aussi qu(a1)t m(o1)seigneur heurta de son<text:line-break/>bast(o1) vng tres lourd coup qui est ce la dist ma dame cest moy ce dist m(o1)sei(-)<text:line-break/>g(n1)r. Ouurez ouurez ma dame (q2) tantost a congneu m(o1)seig(n1)r a son parler<text:line-break/>ne fut pas des pl(us) asseurees. Neaulmoins faict habiller incontin(e1)t son es(-)<text:line-break/>cuier qui met peine de saduancer le pl(us) (q1) il peut pensant comment il pour<text:line-break/>ra eschapper sans danger. Ma dame qui faint destre encores toute endor(-)<text:line-break/>mye (et) non recongnoistre monseigneur apres le sec(o1)d heurt (q1)l fait a lhuys<text:line-break/>demande encores qui est cela cest vostre mary dame ouurez bi(e1) tost ouurez<text:line-break/>Mon mary dist elle helas il est bien loing dicy dieu le ramaine a ioye (et) bref<text:line-break/>par ma foy dame ie suis vostre mary (sol) et ne me congnoissez vous au pler (sol)<text:line-break/><text:span text:style-name="pb">[n.p.]</text:span><text:line-break/>si tost (q1) ie vous ay ouy resp(o1)dre ie c(o1)gneuz bi(e1) (q1) sestiez vous. Qu(a1)t il vien<text:line-break/>dra ie le scauray beaucoup deu(a1)t pour le recepuoir ainsi c(o1)e ie dois (et) aussi<text:line-break/>pour mander ses par(e1)s (et) amys pour le festoyer (et) c(o1)uoyer a sa bienvenue (sol)<text:line-break/>allez allez (et) me laissez dormir (p3) sainct ieh(a1) ie vo(us) en garderay bi(e1) dist m(o1)(-)<text:line-break/>seig(n1)r il fault (q1) vo(us) ouurez lhuys (et) ne voulez vo(us) rec(o1)gnoistre vostre ma(-)<text:line-break/>ry. Alors la belle pour son nom (sol) et elle (q2) voit (q1) son amy est ia tout prest le<text:line-break/>fait mettre derriere lhuys. Et puis va dire a monseigneur estes vous ce<text:line-break/>pour dieu pard(o1)nez moy et estes vo(us) en b(o1) point. Ouy dieu mercy dist m(o1)<text:line-break/>seig(n1)r. Or loue en soit dieu ce dist ma dame. Je bi(e1)s inc(o1)tin(e1)t vers vous (et)<text:line-break/>vo(us) mettray ded(a1)s (sol) mais que ie soye vng peu habille et que iaye de la chan<text:line-break/>delle. Tout a vostre aise dist m(o1)seig(n1)r. En verite dist ma dame tout a ce<text:line-break/>coup (q1) vo(us) auez heurte m(o1)seig(n1)r ie estoye bi(e1) empeschee de vng s(o1)ge (q1) est<text:line-break/><text:soft-page-break/>de vo(us). Et quel est il mamye, par ma foy m(o1)seig(n1)r il me sembloit a b(o1) es<text:line-break/>cient (q1) vo(us) estiez reuenu (q1) vo(us) pliez a moy (et) si voyez tout aussi cler d(u1)g oeil<text:line-break/>c(o1)me de laultre pleust ores a dieu dist m(o1)seig(n1)r nostre dame dist ma dame<text:line-break/>ie croy (q1) aussi faictes vo(us) par ma foy dit m(o1)seig(n1)r vo(us) estes bi(e1) beste et c(o1)<text:line-break/>m(e1)t se pourroit il faire. Je ti(e1)s moy dist elle (q1)l est ainsi. Il n(e1) est ri(e1)s n(o1) dist<text:line-break/>m(o1)seig(n1)r estes vo(us) bi(e1) si folle de le p(e1)ser dea m(o1)seig(n1)r dist elle ne me creez<text:line-break/>iamais sil nest ainsi (et) pour la paix de m(o1) cueur ie vo(us) re(q1)ers (q1) no(us) lesprou<text:line-break/>u(o1)s. Et<text:s/>a ce coup elle ouura lhuis ten(a1)t la ch(a1)delle ard(a1)te en sa main (et) m(o1)<text:line-break/>seig(n1)r (q2) est c(o1)tent de ceste espreuue (et) si accorde (p3) les parolles de sa f(e1)me (sol) et<text:line-break/>ainsi le pouure h(o1)me endura bi(e1) (q1) ma dame luy bouchast son<text:s/>b(o1) oeil dune<text:line-break/>main et de laultre elle tenoit la ch(a1)delle deu(a1)t loeil de m(o1)seig(n1)r qui creue<text:line-break/>estoit (et) puis luy dem(a1)da m(o1)seigneur ne veez vo(us) pas bi(e1) (p3) vostre foy, par<text:line-break/>m(o1) serm(e1)t n(o1) dist m(o1)seig(n1)r (et) entret(a1)t<text:s/>(q1) ces deuises se faisoyent le lieute(-)<text:line-break/>n(a1)t de m(o1)seig(n1)r sault de la ch(a1)bre sans (q1)l fust appceu de luy (sol) or att(e1)dez m(o1)<text:line-break/>seig(n1)r ce dist elle (et) mainten(a1)t vo(us) me voyez bi(e1) ne faictes pas (p3) dieu ma(-)<text:line-break/>mye n(e1)ny resp(o1)d m(o1)seig(n1)r. C(o1)m(e1)t vo(us) verroys ie vo(us) auez bouche mon<text:line-break/>oeil dextre et laultre est creue passe a pl(us) de dix ans. Alors dist elle or voys ie<text:line-break/>bi(e1) (q1) cestoit songe voirem(e1)t (q1) ce rapport me fist mais quoy (q1) soit dieu soit<text:line-break/>loue (et) gracie (q1) vo(us) estes cy. Aisi soit il ce dist m(o1)seig(n1)r (sol) (et) a t(a1)t sentre accol<text:line-break/>ler(e1)t (et) baiser(e1)t (p3) plusieurs foys (et) fir(e1)t gr(a1)t feste (et) noublia pas m(o1)seig(n1)r a<text:line-break/>c(o1)pter om(e1)t il auoit laisse ses g(e1)s derriere. Et (q1) pour la trouuer au lit il a(-)<text:line-break/>uoit fait telle dilig(e1)ce. Et vrayem(e1)t dist ma dame encores estes vo(us) b(o1) ma<text:line-break/>ry (et) a t(a1)t vindrent f(e1)mes (et) seruiteurs (q2) bi(e1) vagner(e1)t m(o1)seigneur et le des<text:line-break/>houser(e1)t (et)<text:s/>de to(us) pointz deshabiller(e1)t et ce faict se bouta ou lict auec ma da<text:line-break/>me qui le repeut du demourant de lescuyer qui sen va son chemin lye (et) ioy<text:line-break/>eulx destre ainsi eschappe. Comme vous auez ouy fut le cheualier trompe<text:line-break/>et nay point sceu combien que plusieurs gens despuis le sceurent quil en<text:line-break/>fut iamais aduerty.</text:p>
      <text:h text:style-name="Titre1" text:outline-level="1"><text:span text:style-name="pb">[n.p.]</text:span><text:line-break/>(pdm) La.xvij.nouuelle de vng seig(n1)r de parlem(e1)t (q1) fut amoureux.</text:h>
      <text:p text:style-name="P38"><text:span text:style-name="T39">E</text:span>N la ville de paris presidoyt en la chambre des c(o1)ptes vng<text:line-break/>grant clerc cheualier assez sus laage. Mais tres ioyeulx et<text:line-break/>tres plaisant estoit tant en sa maniere destre (sol) comme en<text:line-break/>deuises (sol) ou qui les adressast fust aux hommes ou aux fem<text:line-break/>mes. Celluy b(o1) seigneur auoit femme espousee (sol) desia an(-)<text:line-break/>cienne et fort maladiue dont il auoit belle lignie. Et entre<text:line-break/>toutes les aultres damoyselles chamberieres et seru(a1)tes de son hostel cel(-)<text:line-break/>le ou nature auoit mis son entente de la faire tres belle (sol) estoit chamberie(-)<text:line-break/>re et seruante faisant le mesnage commun comme les lictz le pain et aul(-)<text:line-break/>tres telz affaires. M(o1)seigneur qui ne ieusnoit iour de lamoureux mestier<text:line-break/><text:soft-page-break/>tant quil trouuast renc(o1)tre (sol) ne cela guieres a la belle meschine le tres gr(a1)t<text:line-break/>bien quil luy veult. Et luy va faire vng grant prologue des amoureux as(-)<text:line-break/>saulx lesquelz incessamment amours pour elle luy enuoye continue aussi<text:line-break/>ce propos en luy promettant tous les biens du monde monstrant c(o1)ment<text:line-break/>il est bien en luy de luy faire tant en telle maniere et pareillement tant en<text:line-break/>telle. Et qui oyoit le cheualier iamais t(a1)t deur ne aduint a<text:s/>la dicte meschi(-)<text:line-break/>ne que de luy accorder son amour. La belle meschine qui estoit merueilleu<text:line-break/>sement b(o1)ne et saige ne fut pas si beste que aux tres gracieux motz de son<text:line-break/>maistre baillast responce en riens a son aduantaige mais se excusa si tres<text:line-break/>gracieusement que monseigneur en son couraige tres bien len prisa et ay<text:line-break/>ma. Combien que il aymast mieulx quelle tint aultre chemin (sol) motz rigou<text:line-break/>reux vindr(e1)t en ieu par la bouche de monseigneur. Et puis quant il apper<text:line-break/>ceut (sol) que par doulceur ne feroit rien<text:s/>mais la tres bonne fille (sol) aymant plus<text:line-break/>chier mourir que perdre son honneur ne sen effroya guieres (sol) ains asseuree<text:line-break/>ment respondit (sol) dit et face ce qui luy plaist (sol) mais iour quelle viue de plus<text:line-break/>pres ne luy sera. Monseigneur qui la voyt aheurtee en ceste oppini(o1) (sol) apres<text:line-break/>vng gracieulx a dieu (sol) laissa ne scay qu(a1)t iours ce tres gracieulx pourchas<text:line-break/>de la bouche seullement (sol) mais regars et aultres petis signes ne lny cou(-)<text:line-break/>stoyent guieres (q1) trop estoyent a la fille ennuyeux et selle ne doubtast met<text:line-break/>tre malle paix entre monseigneur (sol) et ma dame. Elle ne luy celleroit guie(-)<text:line-break/>res la desloyaulte de son seigneur (sol) mais au fort elle conclud en soy mesme<text:line-break/>le desceller tout le plus tard quelle pourra. La deuotion que monseigneur<text:line-break/>auoit aux sa(i1)s de sa meschine de iour en iour croissoit (et) ne luy suffisoit pas<text:line-break/>de laymer et seruir en cueur seullement (sol) mais doraison (sol) comme il a faict<text:line-break/>cy deuant la veult arriere reseruer. Si vient a elle et de plus belle recom(-)<text:line-break/>menca<text:s/>sa harangue en la facon que dessus (sol) laquelle il confermoit par cent<text:line-break/>mille sermens et autant de promesses. Pour abreger riens ne luy vault.<text:line-break/>Et ne peut obtenir vng seul mot (sol) et encores moins de sembl(a1)s quelle luy<text:line-break/><text:span text:style-name="pb">[n.p.]</text:span><text:line-break/>baille quelque pou despoir de n(o1) iamais paruenir a ses attainctes. Et en<text:line-break/>ce point se partit (sol) mais il noublia pas de dire que se il la rencontre en quel<text:line-break/>que lieu marchant quelle lobeira ou elle fera pis. La meschine gueres ne<text:line-break/>sen effroya (sol) et sans pl(us)y penser va besongner en la cuysine (sol) ou aultre part<text:line-break/>ne scay quantz iours apres. Vng lundy matin la belle meschine pour fai(-)<text:line-break/>re des pastez blustoit de la farine. Or deuez vous scauoir que la ch(a1)bre ou<text:line-break/>elle faisoit ce mestier ne estoit pas loing de la chambre de monseigneur et<text:line-break/>quil oyoit tres bien le bruit (et) la noyse qui se faisoit et encores scauoit aussi<text:line-break/>tres bien que cestoit sa meschine qui destamis iouoit. Si saduisa (q1)lle nou<text:line-break/>ra pas seulle ceste peine. Mais luy viendra ayder voire et fera au surplus<text:line-break/>ce qui luy a bien promis (sol) car iamais mieulx ne la pourroit trouuer. Dist<text:line-break/>aussi en soy mesmes quelque reffus que de la bouche elle mait fait si en che<text:line-break/>uiray ie bien se ie la puis a gre tenir (sol) il regarda que bien matin estoit (et) que<text:line-break/>ma dame nestoit pas esueillee dont il fut bien ioyeulx (sol) et affin que il ne les(-)<text:line-break/>ueille il sault tout beau hors de son lict a tout son coeuurechief. Et print sa<text:line-break/>robbe longue et ses botines et descend de sa chambre si celeement quil fut<text:line-break/>dedans la ch(a1)brette ou la meschine dormoit sans quoncques elle en sceust<text:line-break/>riens iusques a ce quelle le vit tout dedans. Qui fut bien esbahye ce fut la<text:line-break/>pouure chamberiere qui a pou trembloit tant estoit effrayee (sol) en doubtant<text:line-break/>que monseigneur ne luy ostast ce (q1) iamais rendre ne luy scauroit. Et mon<text:line-break/>seigneur qui la voit fort effroyee sans plus parler luy va bailler vng bien<text:line-break/><text:soft-page-break/>fier assault et t(a1)t fist en peu dheure quil auoit la place emportee se il neust<text:line-break/>este content de parlamenter. Si luy va dire la fille. Helas monseigneur ie<text:line-break/>vous crie mercy. Je me rens a vous ma vie et mon honneur soyt en vostre<text:line-break/>main. Ayez pitie de moy (sol) ie ne scay quel honneur dist m(o1)seigneur qui tres<text:line-break/>eschauffe et esprins estoit vous passerez par la. Et a ce mot si recommence<text:line-break/>lassault plus fier que deuant. La fille voyant que eschapper ne pouuoit se<text:line-break/>aduisa dung bon tour (et) dist. Monseigneur iay me mieulx vous rendre ma<text:line-break/>place par amour que par force donnez fin sil vous plaist aux durs assaulx<text:line-break/>que me liurez (sol) et ie feray tout ce que il vous plaira. Jen<text:s/>suis c(o1)tent dist m(o1)<text:line-break/>seigneur (sol) mais croyez (q1) aultrement vous neschapperez (sol) dune vous re(q1)ers<text:line-break/>dist la fille (sol) monseigneur ie doubte beaucoup que ma dame ne vous oye et<text:line-break/>se elle venoit dauenture et droyt cy vous trouuast ie seroye femme perdue<text:line-break/>et deshonnouree (sol) car elle me feroit du moins batre ou tuer. Elle na garde<text:line-break/>de venir non dist monseigneur elle dort au plus fort. Helas monseigneur<text:line-break/>ie doubte tant (sol) (q1) ie nen scay estre asseuree. Si vous prie et requiers pour la<text:line-break/>paix de<text:s/>mon cueur et plus grande seurte de nostre besongne (q1) vo(us) me lais<text:line-break/>sez aller veoir selle dort ou (q1)lle faict (sol) nostre dame tu retourneroyes pas ce<text:line-break/>dist m(o1)seigneur. Si feray dist elle par mon serment tantost. Or ie le vueil<text:line-break/>dist il adu(a1)ce toy. Haa m(o1)seigneur dist la meschine se vo(us) voulez bien faire<text:line-break/><text:span text:style-name="pb">[n.p.]</text:span><text:line-break/>vous prendrez ce Tamis et besongnerez comme ie faisoye. Affin dauen(-)<text:line-break/>ture se madame estoit esueillee que elle oye la noyse que iay deuant le iour<text:line-break/>enc(o1)mencee. Or monstre ca ie feray bon deuoir et ne demeure gueres (sol) nen<text:line-break/>ny monseigneur. Tenez aussi ce blusteau sur vostre teste vous semblerez<text:line-break/>tout a bon esci(e1)t estre vne femme. Or sa de par dieu dil il. Il fut affuble de<text:line-break/>ce blusteau. Et puis c(o1)mence a tamiser tant que cestoit belle chose que t(a1)t<text:line-break/>bien luy seoit. Et entretant la bonue chamberiere monta en la chambre et<text:line-break/>esueilla ma dame et compta c(o1)ment monseigneur par cy deu(a1)t damours<text:line-break/>lauoit priee quil lauoit assaillie a ceste heure ou elle tamisoit. Et sil vous<text:line-break/>plaist<text:s/>venir veoir comment ien suis eschappee et en quel point il est (sol) venez<text:line-break/>en bas vous le verrez. Ma dame tout acoup se lieue (et) prent sa robe de nuyt<text:line-break/>Et fust tantost deuant lhuys de la chambre ou monseigneur diligemm(e1)t<text:line-break/>tamisoit (sol) et quant elle voit en cest estat et affuble du blusteau (sol) elle luy va di<text:line-break/>re. Sa maistre et quest cecy ou sont voz lettres. Voz grans honneurs (sol) voz<text:line-break/>sciences (sol) et discretions. Et monseigneur qui louyt (sol) et deceu se voit respon<text:line-break/>dit tout subitem(e1)t. Au bout de mon vit dame la ay ie tout amasse auiour<text:line-break/>dhuy. Lors tres marry (sol) et courrouce sur la meschine se desarma de lestami<text:line-break/>ne et du blusteau (sol) et en sa chambre remonte (et) madame le suyt qui son pres<text:line-break/>chem(e1)t rec(o1)mence (sol) dont m(o1)seigneur ne tient gueres de compte. Quant il<text:line-break/>fut prest il manda sa mulle (sol) et au palays sen va ou il compta son aduantu<text:line-break/>re a plusieurs gens de bien qui sen rirent bien fort et me dist on despuis (q1)l<text:line-break/>que courrour que le seigneur eust de sa meschine si luy ayda<text:s/>il despuis de<text:line-break/>sa parolle et de sa cheuance a marier.</text:p>
      <text:h text:style-name="Titre1" text:outline-level="1">(pdm) La.xviij.nouuelle par monseigneur de la roche.</text:h>
      <text:p text:style-name="P40"><text:span text:style-name="T41">V</text:span>Ng gentil h(o1)me de bourgogne nagueres pour aul<text:line-break/>cuns affaires sen alla a paris et se logea en vng tres<text:line-break/>b(o1) hostel car telle estoit sa coustume de<text:s/>tousiours que<text:line-break/>rir les meilleurs logis. Il neut guieres este en son lo(-)<text:line-break/><text:soft-page-break/>gis qui bien congnoyssoit mouche en layt quil nap(-)<text:line-break/>perceut tantost que la chamberiere de le(a1)s estoit fem<text:line-break/>me qui deuoit boulentiers faire pour les gens si ne<text:line-break/>luy cela gueres tout<text:s/>ce quil auoit sur le cueur (sol) (et) sans<text:line-break/>aller de deux en troys il dem(a1)da laumosne amoureuse (sol) il fut de plain sault<text:line-break/>bien rechasse des meures (sol) voire dist elle est ce a moy que vous deuez adres(-)<text:line-break/>ser telles parolles. Je vueil bien que vous saichez que ie ne suis pas celle (q2)<text:line-break/>fera tel blasme a lhostel ou ie demeure (sol) et pour abreger qui loyoit elle ne le<text:line-break/>feroit pour aussi gros dor. Le gentil homme tantost congneut que toutes<text:line-break/>ses excusati(o1)s estoyent erres pour besongner (sol) si luy va<text:s/>dire mamye se ieus<text:line-break/>se temps et lieu ie vous diroye telle chose que vous series bien contente et<text:line-break/>ne doubtez point que ce ne fust grandem(e1)t vostre bi(e1) (sol) mamye pource que<text:line-break/><text:span text:style-name="pb">[n.p.]</text:span><text:line-break/>deuant les gens ne vous vueil guieres arraisonner affin que ne soyez de<text:line-break/>moy suspectionnee. Croyez mon homme de ce que par moy vous dira (sol) et<text:line-break/>se ainsi le faictes vous en vauldrez mieulx. Je nay dist elle na vous na luy<text:line-break/>que deuiser. Et sur ce point sen va (sol) et nostre g(e1)til homme appella son bar<text:line-break/>let qui estoit vng galant tout esueille puis luy compta son cas et le charge<text:line-break/>de poursuyuir sa besongne sans espargner bourdes. Le varlet duyt a cela<text:line-break/>dist quil fera bien son personnage (sol) il ne loublia pas car au plus tost quil la<text:line-break/>trouua pensez quil ioua bien du bec (sol) et<text:s/>se elle neust este de paris et plus sub<text:line-break/>tille que foyson daultres son gracieulx langaige (sol) et les promesses quil fai<text:line-break/>soit pour son maistre leussent tout en haste abbatue (sol) mais aultrement al(-)<text:line-break/>la (sol) car apres plusieurs parolles et deuises dentre elle et luy elle luy dist vng<text:line-break/>mot tranche ie scay bien que vostre maistre veult. Mais il ny touchera ia se<text:line-break/>ie nay dix escus (sol) le varlet fist son rapport a son maistre (q2) nestoit pas si lat<text:line-break/>ge boire aulmoins en tel cas que d(o1)ner dix escus pour iouyz dune telle da(-)<text:line-break/>moyselle (sol) quoy que soit elle nen fera aultre chose dist le varlet encores ya il<text:line-break/>bien maniere de venir en sa chambre (sol) car il fault passer parmy celle de lho(-)<text:line-break/>ste (sol) regardez que vo(us) vouldriez faire. Par la mort bieu dist il mes dix escus<text:line-break/>me font bien mal de en ce point les laisser aller (sol) mais iay grant deuotion<text:line-break/>au sainct et si en ay faict tant de poursuyte quil fault que ie besongne (sol) au<text:line-break/>dyable soyt chichete elle les aura pourtant vous dis ie dist le barlet (sol) voulez<text:line-break/>vous que ie luy die quelle les aura. Ouy de par le dyable ouy dist il. Le bar(-)<text:line-break/>let trouua la bonne fille et luy dist quelle aura ces dix escus (sol) voire et enco(-)<text:line-break/>res mieulx cy apres trop bien dist elle pour abreger lheure fut prinse que les<text:line-break/>cuyer doit venir coucher auec elle (sol) mais auant que oncques le voulsist gui<text:line-break/>der par la chambre de son maistre en la sienne. Il bailla tous les dix escus<text:line-break/>content (sol) qui fut bien mal content ce fut nostre homme qui se pensa en pas<text:line-break/>sant par la chambre et cheminant aux nopces que trop cher a son gre luy<text:line-break/>coustoyent quil iouera dung tour (sol) ilz sont venus si doulcement en la ch(a1)(-)<text:line-break/>brette que maistre et dame rien nen sceuent. Si se vont despouiller et dist<text:line-break/>nostre escuyer que il employera son argent<text:s/>sil peult (sol) il se met a louurage(et)<text:line-break/>fait merueilles darmes et espoir plus que bon ne luy fut tant en deuises (q1)<text:line-break/>aultrement se passerent tant de oeuures (sol) que le iour estoit voysin et pro(-)<text:line-break/>chain a celluy qui plus voul(e1)tiers eust dormy que nulle aultre chose faire (sol)<text:line-break/>mais la tresbonne chamberiere luy va dire. Or ca sire le tres grant bi(e1) hon<text:line-break/>neur et courtoysie que iay ouy (et) veu de vous iay este cont(e1)te mettre en vo<text:line-break/>stre obeyssance et iouyssance la chose en ce monde que plus doys cher tenir<text:line-break/>ie vous prie et requiers que incontinent vous vueillez apprester habiller z<text:line-break/><text:soft-page-break/>dicy partir (sol) car il est desia haulte heure (sol) et se dauanture m(o1) maistre ou ma<text:line-break/>maistresse venoyent cy comme assez est leur coustume au matin et vous<text:line-break/>trouuassent ie seroye perdue et gastee (sol) et vous promect que ne series pas<text:line-break/><text:span text:style-name="pb">[n.p.]</text:span><text:line-break/>le mieulx party du ieu (sol) ie ne scay moy dist lescuyer quel bien ou quel mal<text:line-break/>mais ie me reposeray et si dormyray tout a mon aise et a mon beau loysir<text:line-break/>auant que ien parte et aussi ie vueil employer mon argent pensez vous a<text:line-break/>uoir si tost gaigne mes.x. escus ilz ne vous coust(e1)t gueres a pr(e1)dre (sol) mais<text:line-break/>par la mort bieu affin (q1) ie naye paour (et) que point ne me espou(e1)te vo(us) me<text:line-break/>ferez c(o1)paignie sil vo(us) plaist. Ha<text:s/>monseigneur dist elle il ne se peut ainsi<text:line-break/>faire par mon serment il vous conuient partir il sera iour tout en haste et<text:line-break/>se on vous trouuoit icy (q1) seroit ce de moy. Je aymeroye mieulx estre mort<text:line-break/>que ainsi en aduenist. Et se ne vo(us) adu(a1)cez ce que trop ie doubte en adui(e1)(-)<text:line-break/>dra il ne me chault moy quil aduienne dist lescuyer. Mais ie vous dis bien<text:line-break/>que se vous ne me rendez mes dix escus ia ne men partiray aduiengne ce<text:line-break/>que aduenir peult voz dix escus dist elle (et) estes vous tel se vous mauez d(o1)<text:line-break/>ne aulcune courtoisie ou gracieusete que vous le me voulez apres retollir<text:line-break/>par ceste facon sur ma foy vous monstrez mal que vous soyez gentilhom<text:line-break/>me (sol) tel que ie suis celluy qui dicy ne partiray iamais ne vous<text:line-break/>aussi tant que vous mayez rendu mes dix escus<text:s/>vous les auriez gaignes<text:line-break/>trop aise. Haa dist elle si maist dieu quoy que vous disiez ie ne pense pas (q1)<text:line-break/>vous soyez si mal gracieulx attendu le bi(e1) qui est en vous (sol) et aussi lh(o1)neur<text:line-break/>et le grant plaisir que ie vous ay faict que fussiez si peu courtois que vous<text:line-break/>ne aydissiez a garder m(o1)honneur. Et pource de rechief vous supplie que<text:line-break/>ma requeste passez et accordez et que de cy vous partez (sol) lescuyer dist que il<text:line-break/>nen fera riens. Et pour abregier force fut a la bonne gentil femme a tel re<text:line-break/>gret que dieu scet de desbourser les dix escus affin que lescuyer sen allast.<text:line-break/>Quant les dix escus refurent en la maiu dont ilz estoyent partis celle qui<text:line-break/>les rendit cuida bien enrager t(a1)t estoit mal cont(e1)te et celluy qui les a leur<text:line-break/>fait grant chere. Or adu(a1)t dist la courroucee et desplaisante (q2) se voit ain(-)<text:line-break/>si gouuerner. Quant vous vous estes bi(e1) ioue (sol) et farse de moy aulmoins<text:line-break/>aduancez vous et vous suffise que vous seul congnoissez ma folie et que<text:line-break/>par vostre tarder elle ne soit c(o1)gneue de ceulx qui me deshonnoreront silz<text:line-break/>en voy(e1)t lapar(e1)ce. A vostre h(o1)neur dist lescuyer po(i1)tie ne touche gardez le<text:line-break/>autant c(o1)me vous laymez vous mauez fait venir icy et si vous somme (q1)<text:line-break/>vous me rendez et remettez au lieu dont ie partis (sol) car ce nest pas mon int(e1)<text:line-break/>tion dauoir les deux peines de venir et retourner (sol) la chamberiere voyant<text:line-break/>que rien nauoit eu sinon le courroucer voyant aussi que le iour c(o1)m(e1)coit<text:line-break/>a apparoit auec tout le desplaisir (et) cra(i1)te (q1) son enuie cueur portoit dudit<text:line-break/>escuyer (sol) se honrde de cest escuyer et a son colle charge (sol) et c(o1)me a tout ce far<text:line-break/>deau le plus souef quelle oncques peust le courtois gentil h(o1)me portoit te<text:line-break/>nant lieu de bahu sur le dos de celle qui sur son v(e1)tre lauoit soubstenu<text:s/>lais<text:line-break/>sa couller vng gros pet dont le ton (et) le bruict firent lhoste esueiller (et) dem(a1)<text:line-break/>da assez effreement qui est la (sol) cest vostre chamberiere sire dist lescuyer (q2) me<text:line-break/><text:span text:style-name="pb">[n.p.]</text:span><text:line-break/>porte r(e1)dre ou elle mauoit empr(u1)te (sol) a ces motz la poure g(e1)til femme neut<text:line-break/>pl(us) cueur puissance ne vouloir de soustenir son desplaisant fardeau si va<text:line-break/>d(u1)g coste (et) lescuyer de laultre (et) lhoste (q2) bi(e1) c(o1)gnoist (q1) cest (et) aussi auec ce sen<text:line-break/>doubtoit bi(e1) pla bien a lespousee qui toute demoura deceue et et scandali<text:line-break/><text:soft-page-break/>see (et) tost apres se partit de leans et ledit escuyer en bourgongne sen retour<text:line-break/>na qui aux gal(a1)s et compaignons de sa sorte ioyeusement et souuent ra(-)<text:line-break/>compta ceste aduanture dessusdicte.</text:p>
      <text:h text:style-name="Titre1" text:outline-level="1">(pdm) La.xix.nouuelle par phelippe bignier.</text:h>
      <text:p text:style-name="figure">&lt;ATTimage&gt;</text:p>
      <text:p text:style-name="P42"><text:span text:style-name="T43">A</text:span>Bdant desir de veoir<text:line-break/>le pays c(o1)gnoistre et<text:line-break/>scauoir plusieurs experien<text:line-break/>ces (q2) (p3) le monde vniuersel<text:line-break/>(q2) souu(e1)t adui(e1)n(e1)t naguie(-)<text:line-break/>res si tres fort eschauffa la(-)<text:line-break/>tr(e1)pe cueur (et) btuenx coura<text:line-break/>ge de vng b(o1) (et) riche<text:s/>mar(-)<text:line-break/>ch(a1)t de la ville de l(o1)dres en<text:line-break/>angleterre (q2) hab(a1)d(o1)na sa<text:line-break/>tres belle et bonne femme (sol)<text:line-break/>sa belle mesgnie denfans (sol)<text:line-break/>parens amys heritaiges (sol) et<text:line-break/>la plus part de sa cheuance<text:line-break/>(et) aultres bi(e1)s et se (p3)tit de ce<text:line-break/>royaulme assez<text:s/>bi(e1) tourny<text:line-break/>darg(e1)t content et de moult<text:line-break/>ge(a1)de habondance de marchandises dont ledict pays de Angleterre peut<text:line-break/>daultres pays seruir c(o1)me destaing de ris (et) foysou daultres choses (q1) pour<text:line-break/>cause de briefuete ie passe (sol) en ce premier vayage vacqua le b(o1) march(a1)t les(-)<text:line-break/>pace de cinq ans (sol) p(e1)d(a1)t le(q1)l t(e1)ps sa tres b(o1)ne f(e1)me garda tresbi(e1) son corps<text:line-break/>fist prouffit de plusieurs march(a1)dises (et) tant si tres bien le fist que son ma(-)<text:line-break/>ry au bout desdictz cinq ans retourne beaucoup la loua (et) pl(us) que par au(a1)t<text:line-break/>ayma le cueur au march(a1)t dessusdicte (sol) n(o1) encores cont(e1)t t(a1)t de auoir veu<text:line-break/>et congneu plusieurs choses estranges et merueilleuses c(o1)me dauoir gai<text:line-break/>gne larg(e1)t se fist arriere sur la mer bouter cinq ou six moys depuis son re<text:line-break/>tour et sen reua a laduanture en estrange terre tant de crestiens comme de<text:line-break/>sarrazins et ne demoura pas si peu (q1) les dix ans fussent passez ains que sa<text:line-break/>femme ne reueist trop bi(e1) luy escripuoit et assez souuent (sol)<text:s/>et a celle fin quel<text:line-break/>lesceust que il estoit encores en vie. Elle qui ienne estoit et en bon point et<text:line-break/>qui faulte nauoit de nulz biens de dieu fors seullem(e1)t de la presence de son<text:line-break/>mary fut contraincte par son troy demourer de prendre vng lieuten(a1)t qui<text:line-break/><text:span text:style-name="pb">[n.p.]</text:span><text:line-break/>en peu dheure luy fist vng tres beau filz ce filz fut nourry (et) c(o1)duit auec(q1)s<text:line-break/>les autres ses freres de vng coste et au retour du march(a1)t mary de sa mere<text:line-break/>auoit ledict enf(a1)t enuir(o1) sept ans. La feste fut grande a ce retour de entre<text:line-break/>le<text:s/>mary (et) la fëme. Et c(o1)me ilz furent en leurs ioyeuses deuises (et) plaisans<text:line-break/>propos la b(o1)ne femme a la sem(o1)ce de son mary fait venir deuant eulx to(us)<text:line-break/>leurs enf(a1)s s(a1)s oublier celluy (q2) fut gaigne en labsc(e1)ce de celluy en (q2) auoit<text:line-break/>le nom. Le b(o1) march(a1)t voy(a1)t la belle c(o1)paignie de ses enf(a1)s record(a1)t tres<text:line-break/>bien du n(o1)bre deulx a son departem(e1)t le voit creu dung d(o1)t il est esbahy et<text:line-break/>moult esmerueille. Siva demander a sa f(e1)me qui estoit ce beau filz le der(-)<text:line-break/><text:soft-page-break/>nier ou r(e1)c de leurs enf(a1)s (q1) il est dit elle il est n(r1)e filz (et) qui seroit il (sol) ie ne scay<text:line-break/>dist il mais pource (q1) pl(us) ne lauoye veu auez vo(us) merueille se ie le demande<text:line-break/>Sainct iehan nenny dist elle mais il est nostre filz et c(o1)m(e1)t se peult il faire<text:line-break/>dist le mary vous nestiez pas grosse a mon partement non vrayement dist<text:line-break/>elle que ie sceusse mais ie vous ose bien dire a la verite que lenfant est vo(-)<text:line-break/>stre et (q1) aultre (q1) vous a moy na touchie. Je ne le dis pas aussi dist il<text:s/>(sol) mais<text:line-break/>toutesfois il y a dix ans que ie partis (et) cest enfant se m(o1)stre de sept (sol) c(o1)ment<text:line-break/>donc pourroit il estre mien lauriez vo(us) plus porte que vng aultre (p3) m(o1) ser<text:line-break/>m(e1)t dist elle ie ne scay mais tout ce (q1) ie dis est verite se<text:s/>ie lay pl(us) porte (q1) vng<text:line-break/>aultre il nest chose (q1) i(e1) saiche. Et se vo(us) ne le me fistes au partir ie ne scay<text:line-break/>moy penser d(o1)t il peult estre venu sinon que assez tost apres vostre depar(-)<text:line-break/>tem(e1)t vng iour iestoye var vng matin en nostre gr(a1)t iardin ou tout a cop<text:line-break/>mevintvng soubdain de sir (et) appetit de manger vne fueille dosille (q2) pour<text:line-break/>icelle heure estoit couuerte et soubz la neige tapie. Jen choisis vne entre les<text:line-break/>aultres belle et large que ie cuyday aualler mais ce nestoit que vng peu de<text:line-break/>neige bl(a1)che et dure (sol) (et) ne leuz pas si tost auallee (q1) ne me suis trouuee ainsi<text:line-break/>qu(a1)t mes aultres enfans iay portez (sol) ce fait a certaine piece despuis ie vo(us)<text:line-break/>ay faict ce tresbeau filz. Le marchant c(o1)gneut tantost qui en estoit noz a(-)<text:line-break/>mis (et) n(e1) voulut faire aulc(u1) sembl(a1)t aincoys senvint adioindre a pfermer<text:line-break/>la belle vourde (q1) sa femme luy bailloit et dist. Mamyevous ne dictes chose<text:line-break/>qui ne soit possible (et) qua aultre que vo(us) ne soit aduenu. Loue soit dieu de<text:line-break/>ce quil nous a enuoye. Sil nous a d(o1)ne vng enf(a1)t par miracle ou par aul<text:line-break/>cune secrette facon d(o1)t nous ygnor(o1)s la maniere il ne no(us) a pas oublie d(e1)<text:line-break/>uoyer cheu(a1)ce pour lentretenir (sol) qu(a1)t la b(o1)ne f(e1)me vit (q1) son mary vouloit<text:line-break/>c(o1)descendre a croire ce (q1)lle luy dist elle nest pas moyennement ioyeuse. Le<text:line-break/>march(a1)t sage (et) prud(e1)t en dix ans (q2)l fut depuis a lhostel s(a1)s faire ses loing<text:line-break/>tains voyaiges ne tint onc(q1)s maniere enuers sa f(e1)me en parolles ne aul(-)<text:line-break/>trem(e1)t pourquoy elle peust penser (q1)l entendist riens de son fait tant estoit<text:line-break/>vertueulx et paci(e1)t il nestoit pas encores saoul de voyager si voulut rec(o1)(-)<text:line-break/>mencer (et) le dist a sa f(e1)me qui fist semblant den estre tres marrie et mal con<text:line-break/>tente. Apaisez vous dist il sil plaist a dieu et monseigneur saintt george ie<text:line-break/><text:span text:style-name="pb">[n.p.]</text:span><text:line-break/>reui(e1)dray briet. Et pource (q1) nostre filz que fistes en mon aultre voyage est<text:line-break/>desia grant (sol) habille (et) en bon point de veoir (et) dapr(e1)dre se b(o1) vous semble ie<text:line-break/>l(e1)meneray auec(q1)s moy. Et par ma foy dist elle vous ferez bien (et) ie vo(us) en<text:line-break/>prie il sera fait dist il. A tant se part (et) auec luy emmeine le filz d(o1)t il nestoit<text:line-break/>pas pere (sol) a qui il a pieca garde vne bonne p(e1)see. Ilz eurent si bon vent (q2)lz<text:line-break/>sont venus au port dalex(a1)drie ou le b(o1) march(a1)t tresbien se deffist de la pl(us)<text:line-break/>part de ses march(a1)dises (sol) et ne fut pas si beste affin quil neust plus de char<text:line-break/>ge de lenfant de sa f(e1)me et de vng aultre et (q1) apres sa mort ne succedast en<text:line-break/>tous ses bi(e1)s c(o1)me vng se ses aultres enf(a1)s quil ne le v(e1)dist a tres b(o1)s de(-)<text:line-break/>niers contens pour en faire vne esclaue. Et pource (q2)l estoit ieune et puis(-)<text:line-break/>sant il en eust pres de cent ducatz. Qu(a1)t ce fut faict (sol) il sen reuint a L(o1)dres<text:line-break/>sain (et) sauf dieu mercy et nest pas a dire la chiere (q1) sa f(e1)me luy fist qu(a1)t elle<text:line-break/>le vit en bon point (sol) mais elle ne voit point son filz dont elle ne scait (q1) pen<text:line-break/>ser. Elle ne se peult guieres tenir quelle ne demandast a son<text:s/>mary (q1)l auoit<text:line-break/>fait de leur filz. Ha ma dame dist il (sol) il ne le vous fault ia celer. Il luy est tres<text:line-break/>mal prins. Helas c(o1)ment dist elle est il noye nëny certes mais il est vray que<text:line-break/>fortune de mer nous mena par force en vng pays ou il faisoit si chault (q1)<text:line-break/><text:soft-page-break/>nous cuydi(o1)s tous mourir par la gr(a1)t ardeur du soleil (q2) sur no(us) ses rays<text:line-break/>espandoit. Et c(o1)me vng iour nous esti(o1)s saillis de nostre naue pour faire<text:line-break/>en chascunvne fosse a soy tapir pour le soleil nostre b(o1) filz (q2) de neige c(o1)me<text:line-break/>vous scauez estoit en nostre presence sur le grauier par la gr(a1)t force du so(-)<text:line-break/>leil il fut tout a coup f(o1)du (et) en eaue resolu (et) neussiez pas dit vne sept seaul<text:line-break/>me (q1) no(us) ne trouuasmes ri(e1) de luy. Tout ainsi soubdain en est party (et) p(e1)(-)<text:line-break/>sez (q1) ien fus (et) suis bien desplaisant (et) ne vis iamais chose entre les merueil<text:line-break/>les (q1) iay veues d(o1)t ie fusse plus esbahy. Or auant dist elle puis quil plaist a<text:line-break/>dieu le nous oster c(o1)me il le nous auoit donne loue en soit il (sol)<text:s/>se elle se doub<text:line-break/>tast (q1) la chose allast aultrem(e1)t lhistoire sen taist (et) ne fait m(e1)tion fors (q1) son<text:line-break/>mary luy r(e1)dict c(o1)e elle luy bailla c(o1)bi(e1) (q1) il en demoura tousiours cousin.</text:p>
      <text:h text:style-name="Titre1" text:outline-level="1">(pdm) La.xx.nouuelle (p3) phelippe de la(o1) d(u1)g<text:s/>lourdault ch(a1)panoys.</text:h>
      <text:p text:style-name="P44"><text:span text:style-name="T45">C</text:span>E nest pas chose nouuelle quen la c(o1)tree de ch(a1)pai(-)<text:line-break/>gne on a tousiours recouuert de g(e1)s lours en la tail<text:line-break/>le. C(o1)bien (q2)l sembloit assez estr(a1)ge a plusieurs pour<text:line-break/>tant (q1) ilz sont si pres a ceux du mal engin (sol) assez (et) lar<text:line-break/>gement de hystoires a ce propos pourroit on mettre<text:line-break/>c(o1)ferm(a1)t la bestise des ch(a1)penoys. Mais qu(a1)t a pre(-)<text:line-break/>sent celle (q2) sensuyt pourroit suffire. En ladicte c(o1)te<text:line-break/>auoit vng ieune h(o1)me orphelin (q2) bien riche et puis(-)<text:line-break/>sant demoura puis le trespas de ses peres et meres (et) iacoyt (q1) il fust lourd<text:line-break/>tres peu sachant (et) encores aussi mal plaisant si auoit vne industrie de tres<text:line-break/>bien garder le si(e1) (et) de conduire sa march(a1)dise. Et a ceste cause assez de g(e1)s<text:line-break/><text:span text:style-name="pb">[n.p.</text:span><text:span text:style-name="pb">]</text:span><text:line-break/>boire de g(e1)s de bien luy eussent bi(e1) voulu d(o1)ner en mariage leur fille. Vne<text:line-break/>entre les aultres pleut aux par(e1)s (et) amys de ch(a1)penoys tant pour la beaul<text:line-break/>te (sol) b(o1)te (sol) (et) cheu(a1)ce. (et) c. Et si luy disr(e1)t (q2)l estoit desormais t(e1)ps (q2)l se mariast<text:line-break/>et que b(o1)nem(e1)t il ne pouuoit c(o1)duire tout seul son fait. Vo(us) auez aussi di(-)<text:line-break/>rent ilz desia.xxiiij. ans (sol) (et) si ne pourriez en meilleur aage pr(e1)dre cest estat (sol) (et)<text:line-break/>se vous y voulez entendre nous au(o1)s regarde (et) choysi pour vous vne bel(-)<text:line-break/>le fille et b(o1)ne qui nous semble tresbi(e1) uostre faict. Cest vne telle vo(us) la c(o1)(-)<text:line-break/>gnoissez bien. Lors la luy n(o1)mer(e1)t et nostre h(o1)me a qui nen chaloit (q1) il fist<text:line-break/>fust marie ou n(o1) (sol)<text:s/>mais (q1) il ne tirast point dargent resp(o1)dit (q2)l feroit voul(e1)<text:line-break/>tiers tout ce (q1) ilz vouldroy(e1)t. Puis (q1) il vous semble (q1) cest m(o1) bien c(o1)duisez<text:line-break/>la chose au mieulx (q1) vous scaurez car ie vueil faire par vostre c(o1)seil (et) ord(o1)<text:line-break/>nance vous dictes bien dir(e1)t ces b(o1)nes g(e1)s nous le regarderons (et) y pense<text:line-break/>rons c(o1)me pour no(us) mesmes (sol) ou pour lung de noz propres enfans. Pour<text:line-break/>abreger certaine piece apres nostre ch(a1)penoys fur marie (sol) de par dieu ce fut<text:line-break/>mais tantost (q2)l fut aupres de sa f(e1)me couche la premiere nuyt luy (q2) onc(q1)s<text:line-break/>sur beste cresti(e1)ne nauoit m(o1)te (sol) t(a1)tost luy tourna le dos. Qui estoit mal c(o1)<text:line-break/>tente cestoit nostre espousee (sol) nonobst(a1)t (q1)lle n(e1) fist nul sembl(a1)t<text:s/>(sol) ceste maul<text:line-break/>dicte maniere dura plus de dix iours (et) encores durast se la b(o1)ne mere a les(-)<text:line-break/>pousee ny eust pourueu de remede. Il ne vous fault pas celer (q1) nostre hom<text:line-break/>me neuf en fac(o1) (et) en mariage du t(e1)ps son feu pere (et) sa feu mere auoit este<text:line-break/>bien court tenu (et) sur toutes choses luy estoit (et) fut deffendu le mestier de la<text:line-break/><text:soft-page-break/>beste aux deux dos doubtant (q1) se il si esbatoit (q2)l y desp(e1)droit toute sa che(-)<text:line-break/>u(a1)ce. Et moult bi(e1) leur sembloit (et) a b(o1)ne cause (sol) (q1) il nestoit pas h(o1)me qu(o1)<text:line-break/>deust aymer pour ses beaulx peulx. Luy (q2) pour ri(e1)s ne courroucast pere et<text:line-break/>mere. Et (q2) nestoit pas trop chault sur potaige auoit tousiours garde son<text:line-break/>pucellage (q1) sa femme eust voul(e1)tiers desrobe se le eust sceu par<text:s/>quel(q1) hon<text:line-break/>neste facon vng iour se trouua la mere de nostre espousee deuers sa fille.<text:line-break/>Et luy demanda de son mary et de son estat (sol) et de ses conditions (sol) (et) de son<text:line-break/>mariage. Et de cent mille aultres choses que femme scauent dire (sol) a tou(-)<text:line-break/>tes choses bailla et rendit nostre espousee a sa mere resp(o1)ce (sol) et dist que son<text:line-break/>mary estoit tres bon homme et quelle ne doubtoyt point quelle ne secon(-)<text:line-break/>duisist bien auec luy. Et pource quelle scauoit bi(e1) par elle mesmes (q2)l fault<text:line-break/>en mariage aultre chose que boire et menger elle dist a sa fille. Or vienca (et)<text:line-break/>me dys par ta foy et de ses choses de nuyct c(o1)ment ten est il. Quant la pou<text:line-break/>ure fille ouyt ainsi parler de ses choses de nuyct a peu (q1) le cueur ne luy fail(-)<text:line-break/>lit tant fut marne et desplaisante. Et ce que sa langue nosoyt respondre<text:line-break/>monstrent, ses peulx dont saillirent larmes a tresgrande habondance. Si<text:line-break/>entendit tantost sadicte mere que ses larmes vouloyent dire (sol) si dist ma fil(-)<text:line-break/>le ne ploures plus dictes moy hardiement (sol) ie<text:s/>suis vostre mere a qui ne de(-)<text:line-break/>uez riens celer (et) de qui ne deuez estre honteuse vo(us) a il encores ri(e1)s faict. La<text:line-break/><text:span text:style-name="pb">[n.p.]</text:span><text:line-break/>pouure fille reuenue de pasmoison (sol) et vng peu rasseuree et de sa mere res(-)<text:line-break/>c(o1)fortee (sol) cessa la gr(a1)t flotte de<text:s/>ses larmes (sol) mais elle nauoit (e1)cores force ne<text:line-break/>sens de resp(o1)dre (sol) si linterroga arriere sa mere et luy dist. Dy moy hardie(-)<text:line-break/>m(e1)t (et) oste tes larmes. Ta il riens faict. A boix basse (et) de pleurs entremes(-)<text:line-break/>lee resp(o1)dict la fille et<text:s/>dist. Par ma foy mere (sol) il ne me toucha onques mais<text:line-break/>du surplus quil ne soit tres b(o1) h(o1)me et doulx par ma foy si est (sol) or dis moy<text:line-break/>dist la mere (sol) (et) scez tu point se il est fourny de tous ses membres. Dy hardi(-)<text:line-break/>m(e1)t se tu le scez (sol) si est tres bi(e1) dit elle. Iay plusieurs foys sentu ses denrees<text:line-break/>dadu(e1)ture ainsi (q1) ie me tourne (et) retonrne en nostre lit qu(a1)t ie ne puis dor<text:line-break/>mir (sol) il souffist ce dist la mere laissez moy faire du surpl(us) vecy que tu feras.<text:line-break/>Au matin il<text:s/>te c(o1)uient faindre destre malade tresfort et m(o1)stre sembl(a1)t de<text:line-break/>stre oppressee quil semble (q1) lame sen parte. Ton mary me vi(e1)dra ou m(a1)de<text:line-break/>ra querir (sol) ie n(e1) doubte point (sol) et ie feray cy bi(e1) m(o1) personnage que tu scau(-)<text:line-break/>ras t(a1)tost c(o1)m(e1)t tu fuz gaignee. Car ie porteray ton vrine a vng tel mede(-)<text:line-break/>cin qui d(o1)nera tel conseil (q1) ie vouldray comme il fut dit il fut faict. Car l(e1)(-)<text:line-break/>demain si tost quon vit le iour nostre gouge se c(o1)m(e1)ca a plaindre (et) a faire<text:line-break/>la malade quil sembloit que vne fiebure continue luy rongeast corps et a(-)<text:line-break/>me. Noz amys son mary estoit bi(e1) esbahy et desplaisant (sol) si ne scauoyt que<text:line-break/>dire. Si m(a1)da tantost querir sa belle Mere qui ne se fist gueres att(e1)dre t(a1)(-)<text:line-break/>tost quil<text:s/>la vit. Helas mere dist il vostre fille se meurt. Ma fille dist elle. Et<text:line-break/>que luy fault il. Lors tout en parlant marcherent iusques en la chambre<text:line-break/>de la parente. Sy tost que la mere voit sa fille elle luy demanda quelle fai<text:line-break/>soit (sol) et elle comme bien aprinse ne respondit pas la premiere fois mais a<text:line-break/>petit de piece apres dist. Mere ie me meurs. Non faictes fille se dieu plaist<text:line-break/>prenez couraige. Mais dou vo(us) vi(e1)t ce mal si en haste ie ne scay dist la b(o1)ne<text:line-break/>fille vous me parofflez a me faire parler. Sa<text:s/>mere la prent par la main si<text:line-break/>luy taste son pour (et) son chief et puis dist a son beau filz par ma foy croyes<text:line-break/>quelle est bien malade (sol) et elle est plaine de feu si y fault pourueoir de reme(-)<text:line-break/>de (sol) y a il point icy de son vrine celle de la minuyt<text:s/>y est dist vne des meschine<text:line-break/><text:soft-page-break/>nes (sol) baillez la moy dist elle. Qu(a1)t elle eut ceste vrine fist t(a1)t quelle eut vng<text:line-break/>vrinal et dedans la bouta et dist a son beau filz (q2)l la portast m(o1)strer a vng<text:line-break/>tel medecin pour scauoir qu(o1) pourra faire a sa fille (sol) et son luy peut ayder<text:line-break/>pou dieu ny espargnons riens ce dist elle. Iay encores de largent (q1) ie nay(-)<text:line-break/>me pas tant que ie faiz ma fille espargnez dist noz amys croyez son luy<text:line-break/>peult ayder pour argent (q1) ie ne luy fauldray pas. Or vous aduancez dist<text:line-break/>elle (sol) et tandis que elle se reposera vng peu (sol) ie men iray iusques au mesnai<text:line-break/>ge tousiours reui(e1)dray ie bi(e1) son a mestier de moy. Or deuez vous scauoir<text:line-break/>que nostre bonne mere auoyt le iour de deuant au partir de sa fille forgie<text:line-break/>vng medecin<text:s/>qui estoit tres bien aduerty de la responce quil deuoit faire (sol)<text:line-break/>vecy n(r1)e gueux (q2) arriue deuers le medecin a tout lurine de sa f(e1)me et qu(a1)t<text:line-break/><text:span text:style-name="pb">[n.p.]</text:span><text:line-break/>il eut fait la reuer(e1)ce il luy va c(o1)pter c(o1)ment sa f(e1)me estoit deshaitee (et) mer<text:line-break/>ueilleusem(e1)t malade (sol) (et) voicy son vrine (q1) vous apporte affin (q1) mieulx vo(us)<text:line-break/>informez de son cas et (q1) plus seurem(e1)t ie me puisse conseiller. Le medecin<text:line-break/>pr(e1)t lurinal (et) c(o1)trem(o1)t le lieue (et) tourne (et) retourne lurine (et) puis va dire vo(-)<text:line-break/>stre f(e1)me est fort agrauee de chaulde maladie (et) en d(a1)ger de mort se elle nest<text:line-break/>prestem(e1)t secourue voicy son vrine (q2) le m(o1)stre. Ha maistre pour dieu mer(-)<text:line-break/>cy vueillez moy dire (et) ie vo(us) payeray bi(e1) que on y pourra faire pour recou(-)<text:line-break/>urer sante (et) sil vo(us) semble (q1)lle nait garde de mort. Elle na garde sevo(us) luy<text:line-break/>faictes ce (q1) ie vo(us) diray dit le medecin mais se vo(us) tardez guieres tout loz<text:line-break/>du m(o1)dene la garderoit de la mort (sol) dictes pour dieu dit laultre et on le fe(-)<text:line-break/>ra. Il fault dist le medecin (q1) elle ait c(o1)paignie a h(o1)me ou elle est morte. C(o1)<text:line-break/>paignie dh(o1)me dist laultre (sol) et quest ce a dire cela. Cest a dire dist le medecin<text:line-break/>quil fault (q1) vous la r(a1)cinez tresbi(e1)<text:s/>troys ou quatre foys tout en haste. Et<text:line-break/>le pl(us) a ce premier (q1) vo(us) en pourrez faire sera le meilleur. Aultrem(e1)t ne se(-)<text:line-break/>ra point estaincte la gr(a1)t ardeur (q2) la seiche (et) tire a fin (sol) voire dist il et seroit<text:line-break/>ce bon (sol) elle est morte<text:s/>et nya point de respit dist le medecin se ainsi ne le fai(-)<text:line-break/>ctes (sol) voire (et) bi(e1) tost encores. Sainct iehan dist laultre iessayeray c(o1)ment ie<text:line-break/>pourray faire. Il se part de la (et) vi(e1)t a lhostel et treuue sa f(e1)me qui se plain(-)<text:line-break/>gnoit (et) doulousoit tres fort c(o1)ment va il dist il mamye. Ie me meurs mon<text:line-break/>amy dist elle (sol) vous nauez garde se dieu plaist dist il. Iay parle au medecin<text:line-break/>qui ma enseigne vne medecine d(o1)t vo(us) seres guerie. Et dur(a1)t ces deuises<text:line-break/>il se despouille (et) au pl(us) pres de sa f(e1)me se boute (sol) et c(o1)me il approchoit pour<text:line-break/>executer le c(o1)seil du medecin tout en lourdoys (q1) faictes vo(us) dist elle me vou<text:line-break/>lez vous tuer (sol) mais ie vo(us) guariray dist il (sol) le medecin la dit. Et si dist ainsi<text:line-break/>que nature luy m(o1)stra (sol) (et) a layde de la pati(e1)te il bes(o1)gna bi(e1) deux ou troys<text:line-break/>foys. Et c(o1)me il se reposoit tout esbahy de ce (q1) aduenu luy estoit il deman<text:line-break/>da a sa f(e1)me c(o1)ment elle se porte (sol) ie suis vng peu mieulx dist elle (q1) (p3) cy de(-)<text:line-break/>u(a1)t nay este (sol) loue soyt dieu dist il. Iespoire (q1) vo(us) porteres bi(e1) (et) (q1) le medecin<text:line-break/>aura-dit vray. Alors rec(o1)mence de pl(us) belle (et) pour abreger t(a1)t (et) si bi(e1) le fist<text:line-break/>que sa f(e1)me reuint en sante dedans peu de iours dont il fut tres ioyeulx si<text:line-break/>fut la mere qu(a1)t elle le sceut (sol) nostre ch(a1)penoys a(p1)s ces armes dessusdictes<text:line-break/>deui(e1)t vng peu plus g(e1)til c(o1)paign(o1) (q2)l nestoit par au(a1)t et luy vint en cou(-)<text:line-break/>raige puis (q1) sa f(e1)me estoit en sante (q1) il sem(o1)droit vng iour a disner ses pa<text:line-break/>rens (et) amys (et) le pere (et) la mere delle ce (q2)l fist (sol) et les seruoit gr(a1)dem(e1)t en son<text:line-break/>patoys (sol) a ce disner faisoit tres bonne (et) ioyeuse chere on buuoit a luy (sol) il bu(-)<text:line-break/>uoit aux aultres cestoit merueilles (q1) il estoit g(e1)til c(o1)paignon. Or escoutez<text:line-break/><text:soft-page-break/>quil luy aduint au fort de la meilleure chere de ce disner (sol) il c(o1)m(e1)ca tres fort<text:line-break/>a plourer (sol) (et) sembloit (q1) tous ses amysvoire tout le m(o1)de fussent mors (sol) d(o1)t<text:line-break/>ny eut celluy de la table (q2) ne se donnast gr(a1)t merueille d(o1)t ces soubdaines<text:line-break/>larmes procedoy(e1)t les vngz (et) les aultres luy demand(e1)t quil auoit mais a<text:line-break/><text:span text:style-name="pb">[n.p.]</text:span><text:line-break/>peu sil pouuoit ou scauoit resp(o1)dre tant le c(o1)traignoy(e1)t ses folles larmes<text:line-break/>il parla au fort en la fin (et) dist. Iay bi(e1) cause de plozer (sol) (et) par ma foy n(o1) auez<text:line-break/>ce dist sa belle mere (sol) (q1) vous fault il vo(us) estes riche (et) puissant (et) bi(e1) loge (sol) et si<text:line-break/>auez de b(o1)s amys (et) (q2) ne faict pas a oublier vo(us) auez belle (et) b(o1)ne f(e1)me que<text:line-break/>dieu vo(us) a ramenee en sante (q2) naguieres fut sur le bort de sa fosse (sol) si mest<text:line-break/>aduis (q1) vo(us) deuez estre lie (et) ioyeulx. Helas n(o1) fais dist il cest par moy (q1) m(o1)<text:line-break/>pere (et) ma mere (q2) tant maimoy(e1)t (et) mont assemblez (et) laissez t(a1)t de bi(e1)s (q2)lz<text:line-break/>ne sont encores en vie car ilz ne sont mors tous deux q de chaulde maladie<text:line-break/>Si ie les eusse aussi bi(e1) ronchinez c(o1)me iay fait ma f(e1)me ilz fussent main(-)<text:line-break/>tenant sur piedz. Il ny eut celluy de la table (sol) (q2) apres ces motz a bien peu se<text:line-break/>peut tenir de rire mais n(o1) pourt(a1)t il sen garda (q2) peult. Les tables furent<text:line-break/>ostees. Chasc(u1) sen alla et le bon ch(a1)penoys demoura auecques sa f(e1)me la(-)<text:line-break/>quelle affin quelle demourast en sante fut souuent de luy racollee.</text:p>
      <text:h text:style-name="Titre1" text:outline-level="1">(pdm) La.xxj.nouuelle dune abesse (q2) fut malade (p3) faulte de faire cela.</text:h>
      <text:p text:style-name="figure">&lt;ATTimage&gt;</text:p>
      <text:p text:style-name="P46"><text:span text:style-name="T47">S</text:span>vr les mettes de nor(-)<text:line-break/>m(a1)die ya vne abbaye<text:line-break/>de dames d(o1)t labbesse (q2) bel<text:line-break/>le et ieune (sol)<text:s/>et en bon point a<text:line-break/>lors estoit nagueres sacou(-)<text:line-break/>cha malade ses b(o1)nes seurs<text:line-break/>deuotes (et) charitables t(a1)tost<text:line-break/>la vindr(e1)t visiter en la con(-)<text:line-break/>fort(a1)t (et) administrant a leur<text:line-break/>loyal pouoir de tout ce (q1)lles<text:line-break/>sentoyent (q1) bon luy fust. Et<text:line-break/>qu(a1)t<text:s/>elles apperceurent (q1)lle<text:line-break/>se disposoit a garison elles<text:line-break/>ord(o1)ner(e1)t (q1) lune delles proit<text:line-break/>a rou(e1) porter son vrine (et) c(o1)(-)<text:line-break/>teroit son cas a vng mede(-)<text:line-break/>cin de grant ren(o1)mee. Pour<text:line-break/>faire ceste ambassade a l(e1)demain lune delles se mist en chemin (et) fist t(a1)t (q1)l(-)<text:line-break/>le se trouua deuers le medecin auquel a(p1)s (q1)l eut visite lurine de ma dame<text:line-break/>labbesse se elle c(o1)pta tout au long la facon (et) maniere de sa maladie c(o1)me<text:line-break/>de son dormir daller en ch(a1)bre de boire (et) de m(e1)ger.<text:s/>Le saige medecin vraye<text:line-break/>m(e1)t du cas de ma dame informe tant par sonvrine informe (et) c(o1)me par la<text:line-break/>relation de la religieuse voulut ord(o1)ner le regime (et) iacoyt ce (q2)l eust de cou<text:line-break/>stume de bailler a plusieurs vng recipe (p3) escript. Toutesfoys il<text:s/>se fya bien<text:line-break/>de tant en la religieuse que de bouche luy diroit ce quauoit a faire (et) luy dit<text:line-break/>belle seur pour recouurer la sante de ma dame labbesse il luy est mestier et<text:line-break/><text:soft-page-break/><text:span text:style-name="pb">[n.p.]</text:span><text:line-break/>de necessite que elle ayt c(o1)paignie dhomme (et) brief aultrement elle se trou(-)<text:line-break/>uera en peu despace si de mal entichee et surprinse (q1) la mort luy sera le der(-)<text:line-break/>nier remede. Qui fut bien esbahye douir ces tres dures nouuelles ce fut no<text:line-break/>stre religieuse qui va dire. Helas maistre iehan ne voyez aultre facon pour<text:line-break/>la recouur(a1)ce de la sante de madame (sol) certes n(e1)ny dist il (sol) il n(e1) y a poit daul<text:line-break/>tre (et) si vuell bi(e1) (q1) vous sachez (q2)l se fault au(a1)cer de faire ce (q1) iay dit car se la<text:line-break/>maladie par faulte dayde peult pr(e1)dre son cours c(o1)me elle sefforce iamais<text:line-break/>h(o1)me a t(e1)ps ny vi(e1)dra. La b(o1)ne religieuse a peu selle nosa disner a son ay<text:line-break/>se t(a1)t auoit gr(a1)t haste dan(o1)cer a madame ces nouuelles. Et a layde de sa<text:line-break/>bonne hacquenee (sol) (et) du grant desir quelle a destre a lhostel saduanca si tres<text:line-break/>bien (q1) ma dame labbesse fut toute esbahye de si tost la reuoir (sol) (q1) dist le me(-)<text:line-break/>decin la belle ce dist la b(o1)ne abbesse ay ie garde de mort (sol) vous seres tantost<text:line-break/>en bon point se dieu plaist ma dame dist la religieuse messagiere. Faictes<text:line-break/>b(o1)ne chiere (et) prenez cueur (sol) c(o1)ment ne ma le medecin point ordonne de re(-)<text:line-break/>gime dist ma dame. Si a dist elle lors luy va dire tout au long comment le<text:line-break/>medecin auoit veu son vrine et les demandes quil fist de son aage (sol) de son<text:line-break/>manger (sol) de son dormir. (et)c. Et puis pour conclusion il a dit et ordonne quil<text:line-break/>fault (q1) vous ayez c(o1)paignie charnelle a quelque h(o1)me (sol) ou brief aultrem(e1)t<text:line-break/>vous estes morte car a vostre maladie na point daultre remede. Compai(-)<text:line-break/>gnie dh(o1)me dist<text:s/>ma dame (sol) iaymeroye plus chier mourir mille foys sil me<text:line-break/>stoit possible. Et a lors va dire puis que ainsi est que mon mal est incura(-)<text:line-break/>ble et mortel (sol) se ie ny pouruoys de tel remede (sol) loue soit dieu ie pr(e1)s bien la<text:line-break/>mort en gre. Appellez bien tost tout mon couu(e1)t le timbre fut sonne si bin<text:line-break/>drent a ma dame toutes ses religieuses (et) quant elles fur(e1)t en la ch(a1)bre ma<text:line-break/>dame qui auoit encores toute la langue a c(o1)mandem(e1)t quelque mal quel(-)<text:line-break/>le eust commenca vne grande et longue harengue deuant ses seurs rem(o1)<text:line-break/>strant le fait (et) estat de son eglise en quel point elle la trouua et en quel estat<text:line-break/>elle est auiourdhuy (sol) et vint descendre ses parolles a parler de sa maladie (q2)<text:line-break/>estoit mortelle (sol) (et) incurable c(o1)me elle bien sentoit et congnoissoit. Et au iu<text:line-break/>gement aussi dung tel medecin elle sarrestoit qui morte lauoit iugee. Et<text:line-break/>pourtant mes bonnes seurs (sol) ie vous recommande nostre eglise et en voz<text:line-break/>plus deuotes prieres ma pouure ame. Et a ces parolles larmes en gr(a1)t<text:s/>ha<text:line-break/>bondance saillirent de ses peulx (q2) fur(e1)t compaignees daultres sans nom<text:line-break/>bre sourdans de la fontaine du cueur de son bon couuent. Ceste pleurerie<text:line-break/>dura asses longuement et fut le mesnage long t(e1)ps sans parler. Allez l(o1)g<text:line-break/>temps apres ma dame sa prieure qui saige et bonne estoit print la parolle<text:line-break/>pour tout le couuent et dist. Ma dame de vostre mal quel il est dieu le scet a<text:line-break/>qui nul ne peult ri(e1)s celer il nous desplaist beaucoup (sol) et ny a celle de nous<text:line-break/>qui ne se vouldroit employer autant que possible est (sol) et seroit a personne<text:line-break/>viuant pour la recouurance de vostre sante. Si vous pri(o1)s toutes<text:line-break/><text:span text:style-name="pb">[n.p.]</text:span><text:line-break/>ensem(-)ble que vous ne no(us) es(p3)gnez en ri(e1) ne chose (q2) soit des bi(e1)s de vostre eglise (sol)<text:line-break/>car mieulx nous bauldroit et plus chier de perdre la pl(us) part de noz biens<text:line-break/>temporelz (sol) que le proffit espirituel (q1) vostre presence nous donne. Ma b(o1)ne<text:line-break/>seur dist ma dame ie nay pas t(a1)t desseruy (q1) vous me offrez mais ie vo(us) en<text:line-break/>mercie t(a1)t (q1) ie puis (sol) en vo(us) aduisant et priant de rechef que vo(us) p(e1)ses com<text:line-break/>me ie no(us) ay dit aux affaires de nostre eglise qui me touch(e1)t pres du cueur<text:line-break/>dieu le scet en c(o1)plaign(a1)t aux prieres (q1) feres ma pouure ame gr(a1)t mestier<text:line-break/><text:soft-page-break/>en a. Helas ma dame dist la prieure et nest il possible par b(o1) gouuernem(e1)t<text:line-break/>ou par songneuse dilig(e1)ce de medecine que vous puissez reposer (sol) n(e1)ny cet<text:line-break/>tes ma b(o1)ne seur dist elle (sol) il me fault mettre ou r(e1)c des trespassez car ie ne<text:line-break/>vaux gueres mieulx (q1)lque l(a1)gaige<text:s/>(q1) encores ie prononce. Ad(o1)c sallit au(a1)t<text:line-break/>la religieuse qui porta son vrine a rou(e1) et dist (sol) ma dame il y a b(o1) remede sil<text:line-break/>vo(us) plaisoit (sol) creez (q2)l ne me plaist dist elle seur vecy iehanne (q2) reui(e1)t (et) a m(o1)<text:line-break/>stre m(o1) vrine (sol) (et) c(o1)pte m(o1) cas (et) vng tel medecin (q2) ma iugee morte voire se<text:line-break/>ie ne me vouloye haband(o1)ner a aulcun homme et estre en sa c(o1)paignie et<text:line-break/>par ce point esperoit il c(o1)me il trouuoit par ses liures (q1) ie ne auroye garde<text:line-break/>de mort mais se ainsi ne le faisoye il ny a point de ressource en moy i(e1) loue<text:line-break/>dieu (q2) me daigne appeller aincois (q1) iaye fait plus de pechez a luy me t(e1)s (et)<text:line-break/>a la mortie presente mon corps vi(e1)gne qu(a1)t elle veult. C(o1)m(e1)t ma dame<text:line-break/>dist l(e1)fermiere vo(us) estes de vo(us) mesmes homicide (sol) il est en vo(us) de vo(us) saul(-)<text:line-break/>uer (et) ne fault que tendre la main et re(q1)rre aide (et) vo(us) la trouueres preste (sol) ce<text:line-break/>nest pas bien fait (et) vous ose bien dire (q1) vostre ame ne (p3)tiroit point<text:s/>seure(-)<text:line-break/>m(e1)t sen cest estat vous mouriez. Ha ma belle seur dist ma dame qu(a1)teffois<text:line-break/>auez vo(us) ouy prescher (sol) que mieulx vauldroit a vne personne se hab(a1)d(o1)ner<text:line-break/>a la mort (q1) commettre vng seul peche mortel. Et vous scaues (q1) ie ne puis<text:line-break/>ma mort fouyr ne esl(o1)gier sans faire et commettre pechie mortel (sol) et (q2) bien<text:line-break/>aut(a1)t me touche au cueur se en ce faisant ma vie esl(o1)gneroy(e1)t nen seroys<text:line-break/>ie pas desh(o1)noree (sol) et a tousiour mais reprochee (et) diroit on boyla la dame.<text:line-break/>Mesmes vous toutes quelque c(o1)seil que me donnez (sol) men auries en irreue<text:line-break/>rence et en moins damour (sol) et vous sembleroit (et) a b(o1)ne cause (q1) indigne se<text:line-break/>roye dentre vous presider et gouuerner. Ne dictes et ne p(e1)sez iamais cela<text:line-break/>dit ma dame la tresoriere il nest chose qu(o1) ne doyue entrepr(e1)dre pour esche<text:line-break/>uer la mort. Et ne dit pas nostre b(o1) pere saint augustin quil ne loist a per(-)<text:line-break/>sonne de soy oster ta vie (sol) ne tollir vng si(e1) membre et ne priez vous pas di(-)<text:line-break/>rectement encontre sa<text:s/>sentence se vo(us) laissez a esci(e1)t ce quil vous peult de<text:line-break/>mal garder (sol) elle dit bi(e1) resp(o1)dit le couu(e1)t en general. Ma dame pour dieu<text:line-break/>obeissez au medecin et ne soyez en vostre opinion si ahurtee que par faul(-)<text:line-break/>te de soubstenance vo(us) perdez le corps (et) lame et laisser vostre pouure. Cou<text:line-break/>u(e1)t qui tant vo(us) ayme desolle et despourueu de pastoure. Mes b(o1)ne seurs<text:line-break/>dist madame iayme mieulx vouluntairem(e1)t a la mort tendre les mains<text:line-break/><text:span text:style-name="pb">[n.p.]</text:span><text:line-break/>submettre mon col et h(o1)norablem(e1)t lembrasser (q1) par la fouyr ie biue des(-)<text:line-break/>honnoree. Et ne diroit on pas voyla la dame qui fist ainsi et ainsi. Ne vo(us)<text:line-break/>chaille qu(o1) dye ma dame (sol) vo(us) ne serez ia reprochee de g(e1)s de bi(e1) si seroye se<text:line-break/>dist ma dame. Le couu(e1)t se alla esmouuoir et firent les b(o1)nes religieuses<text:line-break/>entre elles vng consistoire dont la conclusions ensuit et porta les parolles<text:line-break/>dicelles la prieure. Ma dame voicy vostre desole couu(e1)t si tres desplaisant<text:line-break/>que iamais maison ne fut pl(us) troublee (q1)lle est d(o1)t vous estes cause (et) croyez<text:line-break/>se vous estes mal conseillee de vous aband(o1)ner a la mort (q1) bi(e1) fuyr vous<text:line-break/>pouuez ien suis bien seure. Et affin que vous entendez que nous vous<text:line-break/>aymons dentiere et loyalle et parfaicte amour nous sommes c(o1)tentes et<text:line-break/>auons<text:s/>c(o1)clud et delibere meurement toutes ensemble et generallem(e1)t en<text:line-break/>saulu(a1)t vous et nous. Auoir compaignie bi(e1) secrettement daulcun h(o1)me<text:line-break/>de bien et nous pareillement le ferons comme vous affin que vous nayez<text:line-break/><text:soft-page-break/>pensee ne ymagination que au t(e1)ps<text:s/>aduenir vous en sourdist reproche de<text:line-break/>nulle de nous. Nest ce pas ainsi mes seurs (sol) ouy dir(e1)t elle toutes de tres b(o1)<text:line-break/>cueur. Ma dame labbesse oy(a1)t ce que dist est. Et port(a1)t au cueur vng gr(a1)t<text:line-break/>fardeau d(e1)nuy pour lamour de ses seurs se laissa ferir et saccorda. C(o1)bi(e1)<text:line-break/>(q1) le c(o1)seil du medecin a gr(a1)t regret seroit mys en oeuure. Ad(o1)c fur(e1)t ma<text:line-break/>dez moynes prebstres (sol) (et) clercz qui trouuer(e1)t bi(e1) a besongner (et) la ouurer(e1)t<text:line-break/>sy tres bien que ma dame labbesse fut<text:s/>en peu dheure rapaisee d(o1)t son cou<text:line-break/>u(e1)t fut tresioyeulx (q1) (p3) h(o1)neur faignit ce (q1) (p3) h(o1)te on(q1)s puis ne laissa.</text:p>
      <text:h text:style-name="Titre1" text:outline-level="1">(pdm) La.xxij.nouuelle dung gentil h(o1)me (q2) en grossa bne ieune fille.</text:h>
      <text:p text:style-name="figure">&lt;ATTimage&gt;</text:p>
      <text:p text:style-name="P48"><text:span text:style-name="T49">N</text:span>Agueres (q1) vng gen<text:line-break/>til h(o1)me<text:s/>demourant<text:line-break/>a bruges t(a1)t (et) si l(o1)guem(e1)t<text:line-break/>se trouua en la c(o1)paignie<text:line-break/>de vne belle et gente fille (q1)<text:line-break/>il luy fist le b(e1)tre leuer. Et<text:line-break/>droit au coup quelle sen ap<text:line-break/>perceust (sol) et donnast garde<text:line-break/>m(o1)seigneur fist bne assem<text:line-break/>blee de g(e1)s darmes.<text:s/>Si fut<text:line-break/>force a nostre gentil h(o1)me<text:line-break/>de la haband(o1)ner. Et auec<text:line-break/>les aultres aller au seruice<text:line-break/>de mondict seigneur (sol) tout<text:line-break/>ce (q1) de b(o1) cueur (et) bien il fist<text:line-break/>mais au(a1)t son deptement<text:line-break/>il fist garnis(o1) (et) b(o1)ne pour(-)<text:line-break/>uoyance de parrains (et) marraines (sol) et de nourrice pour son enfant aduenir<text:line-break/><text:span text:style-name="pb">[n.p.]</text:span><text:line-break/>nourrir et allaicter. Et puis logea la b(o1)ne mere auecques de b(o1)nes g(e1)s (sol) et<text:line-break/>luy laissa de lor (et) de larg(e1)t. Et leur rec(o1)m(a1)da. Et qu(a1)t au mieulx (q1) il sceust<text:line-break/>et le pl(us) brief quil peust ces choses fur(e1)t tres bi(e1) disposees. Il ord(o1)na son y<text:line-break/>tem(e1)t (et) print c(o1)ge de sa dame (sol) (et) au plaisir de dieu promist de t(a1)tost retour<text:line-break/>ner. P(e1)sez que se elle neust iamais ploure (sol) ne sen tenist elle<text:s/>pas a ceste heure<text:line-break/>puis que elle veoit delle eslongner na rien en ce m(o1)de dont la presence plus<text:line-break/>luy plaist. Pour abregier tant luy despleut ce dolent despartir (q1) onc(q1)s mot<text:line-break/>ne sceut dire tant empeschoyent la doulce l(a1)gue les larmes sourdantes du<text:line-break/>prof(o1)d de son cueur (sol) au fort elle sapaisa qu(a1)t elle vit que aultre chose estre<text:line-break/>nen pouuoit. Et qu(a1)t vint enuiron vng moys apres le partem(e1)t de son a<text:line-break/>my desir luy eschauffa le cueur et si luy vint ram(e1)teuoir les plaisans passe<text:line-break/>temps (q1)lle soulloit auoir (sol) dont la tresdure (et) tres mauldicte absence de son<text:line-break/>amy helas lauoit priuee le dieu damours (q2) nest iamais oyseulx luy mist en<text:line-break/>pouche (et) en termes les hault bi(e1)s. Les nobles vertus (et) la tres gr(a1)t beaulte<text:line-break/>d(u1)g march(a1)t son voisin qui plusieurs fois au(a1)t (et) depuis le departem(e1)t de<text:line-break/>son amy luy auoit presente la bataille (sol) et c(o1)clure luy fist (q1) sil retourne plus<text:line-break/>a sa requeste (sol) que il ne sen yra pas esc(o1)dit. Mesmes si la voyoit es rues (sol) elle<text:line-break/>tiendra telles et si b(o1)nes manieres que il ent(e1)dra bi(e1) quelle en veult a luy.<text:line-break/>Or vint il si bi(e1) qua lendemain de ceste conclusion a la premiere oeuure a(-)<text:line-break/><text:soft-page-break/>mours enuoya nostre march(a1)t deuers la paci(e1)te et luy presenta c(o1)me par<text:line-break/>plusieurs fois auoit chiens et oyseaulx. Son corps ses biens (sol) et pl(us) de mil<text:line-break/>le choses que ces abbateurs de femmes scauent tout courant (et) par cueur.<text:line-break/>Il ne fut pas esc(o1)dit (sol) car sil auoit b(o1)ne voul(e1)te de c(o1)batre et faire armes.<text:line-break/>Elle nauoyt pas moins de desir de luy fournir de tout ce (q1) il vouldra et du<text:line-break/>rant que nostre gentil homme est en guerre nostre gentil femme fournist (et)<text:line-break/>ac(o1)plist au b(o1) march(a1)t tout ce d(o1)t la requist (sol) (et) se plus eust ose dem(a1)der (sol) el(-)<text:line-break/>le estoit preste de lac(o1)plir (et) trouna en luy t(a1)t de b(o1)ne cheualerie (sol) de proues(-)<text:line-break/>se (sol) et de vertu quelle oublia de to(us) les pointz son amy par amours (q2) a ceste<text:line-break/>heure gueres ne se doubtoit. Beaucoup pleut aussi au b(o1) march(a1)t<text:s/>la cour<text:line-break/>toysie de sa nouuelle dame et t(a1)t fur(e1)t conioinctes les voulentez desirs (sol) et<text:line-break/>pensees de luy et delle que ilz nauoy(e1)t pour eulx deulx (q1) vng seul cueur. Si<text:line-break/>se p(e1)serent que pour se bien loger a leur aise il souffisoit vi(e1) de vng hostel<text:line-break/>pour eulx deulx si troussa vng soir nostre gouge et ses bagues auec elle en<text:line-break/>lhostel du march(a1)t sen alla en hab(a1)d(o1)n(a1)t le premier son amy son hoste s(o1)<text:line-break/>hostesse (et) daultres g(e1)s de bi(e1) aus(q1)lz il lauoit rec(o1)m(a1)dee. Et elle ne fut pas<text:line-break/>si folle qu(a1)t elle se vit si bien logee (q1)lle ne dist incontinent a son marchant<text:line-break/>quelle se sentoit grosse qui en fut tres ioyeulx cuid(a1)t bi(e1) ce fust de ses oeu(-)<text:line-break/>ures. Au chief de sept moys ou enuit(o1) n(r1)e gouge fist vng beau filz d(o1)t le pe<text:line-break/>re adoptif saccoita gr(a1)dem(e1)t (et) de la mere aussi. Aouit certaine espace ays<text:line-break/>que le bon gentil homme retourna de la guerre (sol) (et) vint a bruges et au plus<text:line-break/><text:span text:style-name="pb">[n.p.]</text:span><text:line-break/>tost quil peult honnestement print son chemin vers le logis ou il<text:s/>laissa sa<text:line-break/>dame et luy venu le(a1)s la dem(a1)da a ceulx qui en prindr(e1)t la charge de la p(e1)(-)<text:line-break/>ser (sol) garder (sol) et ayder en sa gesine. C(o1)m(e1)t ilz est ce que vous en sca<text:line-break/>uez (et) nauez vo(us) pas eu les lettres qui vous fur(e1)t escriptes. Nenny par ma<text:line-break/>foy dist il. Et quelle chose ya il (sol) quelle chose (sol) saincte marie dir(e1)t ilz. Nostre<text:line-break/>dame cest bi(e1) raison (q1) on le vo(us) vie vo(us) ne fustes pas (p3)ty dung moys apres<text:line-break/>quelle ne trouuast pignes et miroers et sen alla boutter cy<text:s/>deu(a1)t en lhostel<text:line-break/>dung tel march(a1)t qui la ti(e1)t a fer et a clou. Et de fait elle a porte vng beau<text:line-break/>filz et a ieu le(a1)s (et) la fait le march(a1)t cresti(e1)ner et si le ti(e1)t a bi(e1). Sainct ieh(a1)<text:line-break/>voicy aultre chose nouueau dist le b(o1) g(e1)til homme mais au fort puis quel<text:line-break/>le est telle au dyable soit elle. Je suis bi(e1) c(o1)tent que le march(a1)t lait et la tien<text:line-break/>gne. Mais qu(a1)t est de l(e1)fant ie suis seur quil est mi(e1) si le vueil auoir (sol) (et) sur<text:line-break/>ce mot part et sen va heurter bi(e1) rudem(e1)t a lhuys du march(a1)t de b(o1)ne ad(-)<text:line-break/>u(e1)ture sa dame (q2) fut vint a ce heurt qui ouure lhuys c(o1)me toute de le(a1)s (q1)<text:line-break/>elle estoit qu(a1)t elle vit son mary oublye (et) (q1) il la c(o1)gneut aussi chasc(u1) fut es(-)<text:line-break/>bahy. N(o1) pourt(a1)t luy dem(a1)da d(o1)t elle venoit en ce lieu et elle resp(o1)dit (q1) for<text:line-break/>tune luy auoit amenee fortune dist il et fortune vous y ti(e1)ne mais ie vueil<text:line-break/>rauoit m(o1) enf(a1)t vostre maistre aura la vache (sol) mais iauray le veau. Or me<text:line-break/>le rendez bi(e1) tost car ie le vueil rauoir quoy (q1) il en adui(e1)gne. Helas ce dist la<text:line-break/>gouge (q1) diroit m(o1) h(o1)me ie seroye deffaicte (sol) car il cuide certainem(e1)t (q2)l soit<text:line-break/>si(e1). Il ne m(e1) chault dist laultre die ce (q2)l vouldra (sol) mais il naura pas ce (q2) est<text:line-break/>mien. Ha mon amy ie vous requiers que vous laissez et baillez cest enfant<text:line-break/>icy a mon march(a1)t et vous me ferez gr(a1)t plaisir et a luy aussi. Et (p3) dieu se<text:line-break/>vo(us) lauiez veu vo(us) ne feriez ia presse de lauoir cest vng lait (et) ort<text:s/>gars(o1) tout<text:line-break/>r(o1)gneux (et) c(o1)trefait. Dea dist laultre tel (q2)l il est mi(e1) (et) si le vueil rauoir. Et<text:line-break/>ples bas pour dieu ce dist la gouge et vo(us) appaisez ie vo(us) suplie (et) vo(us) plai(-)<text:line-break/>se ce(a1)s laisser cest enf(a1)t (et) ie vo(us) prometz se le faictes de vo(us) d(o1)ner le<text:s/><text:soft-page-break/>premier<text:line-break/>enf(a1)t (q1) iamais iauray. Le g(e1)til h(o1)e de ses motz iacoit (q2)l fust courrouce ne<text:line-break/>se peult tenir de soubz rire (et) sans pl(us) dire de sa b(o1)ne dame ce (p3)tit ne iamais<text:line-break/>ne redem(a1)da ledict enf(a1)t. Et encores le nourrist celluy (q2) la mere engrossa<text:line-break/>en labsc(e1)ce de nostre dict g(e1)til homme.</text:p>
      <text:h text:style-name="Titre1" text:outline-level="1">(pdm) La.xxiij.nouuelle d(u1)g cierc de (q2) sa maistresse fut amoureuse.</text:h>
      <text:p text:style-name="P50"><text:span text:style-name="T51">N</text:span>Aguerrs quen la ville de m(o1)s en haynault vng pro(-)<text:line-break/>cureur de la court dudit mons allez sur aage etia an<text:line-break/>ci(e1). Entre ses aultres clercz auoit vng tres beau filz<text:line-break/>et g(e1)til c(o1)paignon duquel sa femme a certaine espa<text:line-break/>ce de temps sen amoura fort et bien luy sembloit<text:line-break/>que il estoit mieulx taille de faire la besongne que ne<text:line-break/>stoit son mary. Et affin que elle esprouuast se son<text:line-break/>cuyder estoyt vray elle se pensa et conclud en<text:line-break/><text:span text:style-name="pb">[n.p.]</text:span><text:line-break/>sopmes(-)mes que elle tiendra dautelz termes (q1) sil nest plus beste (q1) vng asne il se d(o1)<text:line-break/>nera t(a1)tost garde que elle en veult a luy. Pour executer ce desir de ceste vail<text:line-break/>lant f(e1)me ieune fresche et en bon point venoit souuent couldre et filler au<text:line-break/>pres de ce clerc (et) deuisoit auec luy de c(e1)t mille besongnes (sol) d(o1)t la plus part<text:line-break/>tousiours en fin sur amours retournoy(e1)t (et) deu(a1)t ces deuises elle noublya<text:line-break/>pas de le seruir daulbades asses largem(e1)t (sol) vne foys la boutoit du coude en<text:line-break/>escripuant vne aultre foys luy gettoit des pierres t(a1)t (q2)l brouilloit ce (q2)l fai<text:line-break/>soit (et) luy failloit rec(o1)mencer vng aultre iour rec(o1)mencoyt ceste feste (et) luy<text:line-break/>ostoit papier (et) parchemin t(a1)t quil failloit (q1) il laissast loeuure dont il estoit<text:line-break/>tres mal cont(e1) doubtant le courrour de son maistre (q1)lque sembl(a1)t que la<text:line-break/>maistresse long t(e1)ps luy eut m(o1)stre qui liroit fort<text:s/>au train de derriere. Si<text:line-break/>luy auoy(e1)t ieunesse et crainte les peulx si b(e1)dez (q1) en ri(e1) il ne saperceuoit du<text:line-break/>bi(e1) (q1) on luy vouloit. Neaulmoins en la fin il apperceut (q2)l estoit bi(e1) en gra<text:line-break/>ce et ne demoura gueres apres ceste deliberation (q1) le procureur estant hors<text:line-break/>de lhostel sa f(e1)me vint au clerc bailler lassault (q1)lle auoit de coustume boire<text:line-break/>trop plus aygre (sol) (et) plus fort (q1) nulle foys de deu(a1)t t(a1)t de boutter (sol)<text:line-break/>de parler (sol) mesmes pour le plus empescher et bailler destourbier elle resp(a1)(-)<text:line-break/>dist sur buffet sur papier sur robbe son cornet a l(e1)cre. Et nostre clerc pl(us) c(o1)<text:line-break/>gnoissant (et) mieulx voy(a1)t (q1) cy dessus faillit sur piedz (et) assault sa maistres(-)<text:line-break/>se (et) la reboute arriere de luy pri(a1)t<text:s/>(q1)lle le laissast escripre. Et elle qui deman<text:line-break/>doit estre assaillie (sol) et combatre ne laissa pas pourt(a1)t l(e1)prinse enc(o1)mencee.<text:line-break/>Scauez vo(us) (q1) luy a dit le clerc ma damoyselle cest force (q1) ie acheue lescript<text:line-break/>que iay enc(o1)m(e1)cee. Si vous requiers (q1) vous me laissez paisible ou par la<text:line-break/>mort bieu ie vous hureray castille et que me feries vous beau sire dist elle<text:line-break/>la moe (sol) nenny par dieu (et) quoy donc (sol) quoy (sol) voire quoy (sol) pour ce dit il (q1) vous<text:line-break/>auez respandu mon cornet<text:s/>a l(e1)cre (et) auez brouille escripture. Je vous<text:line-break/>pourray bi(e1) brouiller vostre parchemin (et) affin que faulte d(e1)cre ne m(e1)pes(-)<text:line-break/>che descripre (sol) i(e1) pourray bien pescher en vostre cornet. Par ma foy dist elle<text:line-break/>vous en estes bien lhomme (et)<text:s/>croyez que ien ay grant paour ie ne scay quel<text:line-break/>homme dist le clerc mais ie suis tel (q1) se vous y esbatez plus vous passerez<text:line-break/>par la (et) de faict voicy vne roye que ie vous faitz et de par dieu se vo(us) la pas<text:line-break/>sez tant peu (q1) ce soit se ie vous faulx ie<text:s/>vueil qu(o1) me tue (et) par ma foy dist<text:line-break/><text:soft-page-break/>elle ie ne vous en crains (et) si passeray la roye (et) puis verray que vous feres.<text:line-break/>En disant ces parolles marcha la drue faisant le petit sault oultre la roye<text:line-break/>bien auant et le bon clerc la prent au griefz sans plus enquerre et sur son<text:line-break/>pas mains mais ce fut en aultre fac(o1) car elle le brouilla par dehors (et) a des<text:line-break/>couuert et il la broulla a couuert et par dedans. Or est il vray (q1) la present y<text:line-break/>estoit vng ieune enfant de enuiron deux ans filz de le(a1)s. Il ne fault pas de<text:line-break/>mander sapres ses premieres armes de la maistresse (et) du clerc il y eut<text:line-break/><text:span text:style-name="pb">[n.p.]</text:span><text:line-break/>plu(-)sieurs secretz rem(o1)strez a mains de parolles que les premieres. Il ne vous<text:line-break/>fault pas celer aussi (q1) peu de iours apres ceste adu(a1)ture ledict petit enfant<text:line-break/>au comptouer estant ou nostre clerc escripuoit. Le procureur et maistre de<text:line-break/>leans suruint et marche au(a1)t pour tirer vers son clerc pour regarder que<text:line-break/>il escripuoit ou pour espoir daultre chose et c(o1)me il approcha la roye que<text:line-break/>son clerc auoit faicte<text:s/>pour sa f(e1)me qui encores nestoit pas effacee son filz<text:line-break/>qui crie (et) dist. Mon pere gardez bi(e1) (q1) vo(us) ne passez ceste roye car nostre clerc<text:line-break/>vous abbatroit (et) houspilleroit ainsi (q1) il fist naguieres ma mere. Le procu<text:line-break/>reur oy(a1)t son filz et<text:s/>regard(a1)t la roye sine sceut (q1) penser car il luy souuint<text:line-break/>que floz pur(o1)gnes (et) enfans ont de coustume de verite dire n(o1) pourtant il<text:line-break/>nen fist pour ceste heure nul semblant (et) nest encores point venu a ma con(-)<text:line-break/>gnoissance se il differa la chose ou (p3) ygnor(a1)ce ou (p3) doubte desclandre. (et)c.</text:p>
      <text:h text:style-name="Titre1" text:outline-level="1">(pdm) La.xxiiij.nouuelle par monseigneur de fiennes.</text:h>
      <text:p text:style-name="figure">&lt;ATTimage&gt;</text:p>
      <text:p text:style-name="P52"><text:span text:style-name="T53">S</text:span>Oyt ainsi (q1) es nou(-)<text:line-break/>uelles dessusdictes les<text:line-break/>n(o1)s de ceulx et de celles a (q2)<text:line-break/>elles ont touche ou touch(e1)t<text:line-break/>ne soyent mys (et) escriptz (sol) si<text:line-break/>me d(o1)ne appetit gr(a1)t vou(-)<text:line-break/>loir de n(o1)mer en ma petite<text:line-break/>ratelee le c(o1)te vualeram en<text:line-break/>son t(e1)ps c(o1)te de sainct pol (sol)<text:line-break/>(et) appelle le beau conte. En<text:line-break/>tre les aultres seigneuries (sol)<text:line-break/>il estoit seig(n1)r d(u1)g villaige<text:line-break/>en la chastellenie de lysle n(o1)<text:line-break/>me Vralenchen pres de ladi<text:line-break/>cte ysle enuiron dune lieue (sol)<text:line-break/>ce g(e1)til c(o1)te de b(o1)ne (sol) (et) doul<text:line-break/>ce nature estoit (sol) et fut tout<text:line-break/>son t(e1)ps amoureux oultre lenseigne il sceut au raport daulcuns ses serui(-)<text:line-break/>teurs qui en ce cas le seruoyent que audit village de Vralenchen auoit vne<text:line-break/>moult belle fille (sol) gente de corps (sol) et en b(o1) point. Il ne fut point si paresseux<text:line-break/>que assez tost apres ceste nouuelle (sol) il ne se trouuast en ce village (sol) (et) firent t(a1)t<text:line-break/>lesdictz seruiteurs que les peulx de leur maistre c(o1) fermer(e1)t de tous pointz<text:line-break/>leur rapport touch(a1)t la dicte belle fille. Or ca quest il de faire dist lors le g(e1)(-)<text:line-break/>til c(o1)te Vualer(a1) cest (q1) ie (p3)le a elle entre nous deux seullem(e1)t (et) ne me chault<text:line-break/>quil me couste. L(u1)g de ses seruiteurs docteur en ce mestier luy dist monsei<text:line-break/>gneur pour vostre h(o1)neur et celluy de la fille (sol) (et) aussi il me semble (q1) il vault<text:line-break/><text:soft-page-break/>mieulx que ie luy descoeuure toute lembusche de vostre voulente (sol) et selon<text:line-break/><text:span text:style-name="pb">[n.p.]</text:span><text:line-break/>la responce ie auray aduis a parler (sol) et poursuiura. C(o1)me laultre dist il fut<text:line-break/>fait (sol) car il vint deuers la belle fille (sol) et tres courtoisem(e1)t la salua et elle (q2) n<text:line-break/>stoyt pas mains saige ne bonne que belle courtoisem(e1)t luy r(e1)dit son salu<text:line-break/>pour apreger apres plusieurs parolles de accointances le b(o1) macquereau<text:line-break/>va faire vne tres grant premise touchant les bi(e1)s (et) les h(o1)neurs que sondit<text:line-break/>maistre luy vouloit et de fait se a elle ne tenoit elle enrichiroyt tout son li(-)<text:line-break/>gnaige. La b(o1)ne fille entendit t(a1)tost (q1)lle heure il estoit. Si fist la responce<text:line-break/>telle quelle estoit (sol) cestassauoir belle (et) bonne car au regard de m(o1)seigneur le<text:line-break/>conte elle estoit celle son honneur saulue qui luy vouldroit obeyz (sol) craindre (et)<text:line-break/>seruir en toutes choses (sol) mais (q2) la vouldroit requerir contre son h(o1)neur (q1)<text:line-break/>elle tenoit aussi chier que sa vie elle estoit celle qui ne le congnoissoit (et) pour<text:line-break/>qui elle feroit non plus que le cinge pour le mauluais. Qui fut esbahy et<text:line-break/>courrouce ceste responce ouye ce fut nostre varlet qui sen reui(e1)t deuers son<text:line-break/>maistre a tout ce (q2)l auoit de poiss(o1) (sol) car a chair auoit il failly il ne fault pas<text:line-break/>demander se le conte fust mal cont(e1)t qu(a1)t il sceut la<text:s/>tres fiere (et) dure resp(o1)(-)<text:line-break/>ce de celle dont il desiroit lacointance et iouyssance (et) au tant ou plus (q1) nul<text:line-break/>le du m(o1)de. T(a1)tost apres si va dire. Or au(a1)t laiss(o1)s la la pour ceste fois. Il<text:line-break/>m(e1) souui(e1)dra quant elle cuydera que ie laye oublyee. Il se partit du vilage<text:line-break/>tantost apres (et) ny retourna que les six sepmaines ne fussent passees. Et<text:line-break/>quant il reuint se fut si secrettem(e1)t que nulle nouuelle n(e1) fut tant simple(-)<text:line-break/>ment (et) en tapinaige sy trouua il fist tant par ses espies (q2)l sceust que nostre<text:line-break/>belle fille seyoit de lherbe au coing d(u1)g boys asseulle de toute g(e1)s il fut bi(e1)<text:line-break/>ioyeulx (et) tout houze encores (q1) il estoit se met au chemin deuers elle en la c(o1)<text:line-break/>paignie de ses espies. Et qu(a1)t il fut pres de ce (q1) il (q1)toit il leur d(o1)na c(o1)ge et<text:line-break/>fist t(a1)t quil se trouua aupres de sa dame s(a1)s ce que elle en sceust nouuelles<text:line-break/>sinon qu(a1)t elle leveit. Selle fut bien esprinse et esvahye de se veoir saisie et<text:line-break/>tenue de monseigneur le c(o1)te ce ne fut pas<text:s/>merueilles mesmes elle en ch(a1)(-)<text:line-break/>gea couleur (et) mua semblant (et) bi(e1) a peu en perdit la parolle car elle scauoit<text:line-break/>par ren(o1)mee (q1) il estoit perilleux (sol) (et) noyseux entre f(e1)mes ha dea ma damoy(-)<text:line-break/>selle dist le g(e1)til c(o1)te (q2) se trouua saisy vous estes fiere a merueilles. On ne<text:line-break/>vo(us) peult auoir sans siege. Or p(e1)sez bi(e1) de vo(us) deff(e1)dre car vo(us) estes venue<text:line-break/>a la bataille (et) au(a1)t (q1) vo(us) ptez de moy vo(us) en feres a m(o1)vouloir (et) tout a ma<text:line-break/>deuise des peines et trauaulx (q1) iay souffers (et) endurez tout pour lamour de<text:line-break/>vo(us) helas m(o1)seig(n1)r ce dist la ieune fille toute esvahye (et) surprinse (q1)lle estoit<text:line-break/>ie vo(us) crye mercy se ie ay dit ou fait chose (q2) vo(us) desplaise vueillez le moy p<text:line-break/>d(o1)ner c(o1)bi(e1) (q1) ie ne p(e1)se auoir dict ne faict chose d(o1)t vo(us) me doyez scauoir<text:line-break/>mal gre ie ne scay moy quon vous a rapporte on ma requise en vostre n(o1)<text:line-break/>de deshonneur ie ny ay point adiouste de foy car ie vo(us) ti(e1)s si bertueux que<text:line-break/>pour riens ne vouldriez deshonnorer vne vostre simple subiecte comme ie<text:line-break/>suis mais la vouldriez bien garder. Ostes ce proces se dist monseigneur et<text:line-break/><text:span text:style-name="pb">[n.p.]</text:span><text:line-break/>soyez seure que vous ne me eschapperes. Je vous ay fait monstrer le bien<text:line-break/>que ie vous vueil (et) ce pourquoy ie<text:s/>enuoyay deuers vous et sans plus dire<text:line-break/>la trousse et prent entre ses bras et sur vng peu dherbe mise en vng tas (q1)l(-)<text:line-break/>le lauoit ass(e1)blee soubdainem(e1)t la coucha (et) fort (et) royde laccolla (et) vistem(e1)t<text:line-break/>faisoit toutes ses preparatoires dac(o1)plir le desir que il auoit de pieca. La<text:line-break/>ieune fille qui se veoit en ce danger (et) sur le point de perdre ce (q1) en ce monde<text:line-break/><text:soft-page-break/>plus cher tenoit saduisa de vng bon tour (et) dist. Ha monseigneurie me r(e1)s<text:line-break/>a vous ie feray ce quil vous plaira sans nul reffus<text:s/>ne contredit soyez plus<text:line-break/>content de prendre de moy ce quen vouldriez par mon accord et voulente<text:line-break/>que par force (et) maulgre moy voz parolles (et) vostre vouloir desordonne soy<text:line-break/>ent ac(o1)plys (sol) ha dea dist monseig(n1)r (q1) vous meschaperes n(o1) feres (q1) voulez<text:line-break/>vous dire. Je vous requiers dist elle puis quil fault que vous obeisse que<text:line-break/>vous me faictes cest h(o1)neur que ie ne soye pas souillee de voz houseaulx (q2)<text:line-break/>sont gras et ors et vous souffise du surplus et comment en pourroye fai(-)<text:line-break/>re ce dist m(o1)seigneur. Je les vous osteray ce dist elle tres bi(e1) sil vous plaist<text:line-break/>car par ma foy ie nauroye cueur ne couraige de vous faire bonne chere a(-)<text:line-break/>uecques ces paillardz houseaulx cest peu de chose des houseaulx dit m(o1)sei(-)<text:line-break/>gneur mais non pourtant puis<text:s/>quil vous plaist ilz seront ostez (sol) et alors il<text:line-break/>habandonna sa prinse et sassist dessus lherbe (et) tend sa iambe (et) la belle fille<text:line-break/>luy osta lesperon (et) puis luy tire lung de ses houseaulx (q1) bi(e1) estrois estoient<text:line-break/>et quant il fut enuiron la moytie a quoy faire elle eut moult de peine pour<text:line-break/>ce que tout a propos le tira de mauluais biays (sol) elle part et sen va tant que<text:line-break/>piedz la peurent porter ayder et soustenir de b(o1) vouloir (et) la laissa le gentil<text:line-break/>conte (et) ne fine de courre tant (q1)lle fust en lhostel de son pere (sol) le bon seig(n1)r (q2)<text:line-break/>se trouua ainsi deceu si enrageoit et plus nen pouuoit et qui a ceste heure<text:line-break/>leust veu rire iamais ne eust eu les fieures. A quelque meschief que ce fut<text:line-break/>se mist sur piedz cuidant par marcher sur son houseau lhoster de sa iambe<text:line-break/>mais cest pour ne(a1)t il estoit trop estroit si ny trouua aultre remede que de<text:line-break/>retourner vers ses gens. Il ne fut pas loing alle que tost ne trouuast ses<text:line-break/>bons disciples sur le bort de vne fosse qui la tendoyent que ilz ne sceurent<text:line-break/>que penser quant ilz le virent ainsi atourne. Il leur compta tout son cas (et)<text:line-break/>se fist rehouser (sol) et qui loyoit celle qui la trompe ne seroyt pas seurem(e1)t en<text:line-break/>ce monde tant luy cuyde (et) veult bien faire de desplaisir mais quelque vou<text:line-break/>loir qui eust<text:s/>pour lors et tant mal content que il fut pour vng temps (sol) tou<text:line-break/>teffois qu(a1)t il fut vng peu refroidie tout son courroux fut conuerty en cor<text:line-break/>dialle amytie (sol) et (q2)l soyt vray despuis a son pourchatz (sol) (et) a ses chiers coustz<text:line-break/>et desp(e1)s il la fist marier moult richem(e1)t (et) bien a la contemplation seulle(-)<text:line-break/>ment de la franchise (sol) et de la loyaulte quen elle auoit trouue dont il eust la<text:line-break/>vraye congnoissance par le reffus icy dessus compte.</text:p>
      <text:h text:style-name="Titre1" text:outline-level="1">(pdm) La.xxv.nouuelle par phelippe de sainct yon.</text:h>
      <text:p text:style-name="figure"><text:span text:style-name="pb">[n.p.]</text:span><text:line-break/>&lt;ATTimage&gt;</text:p>
      <text:p text:style-name="P54"><text:span text:style-name="T55">L</text:span>A chose est si fresche (et)<text:line-break/>si nouuellem(e1)t adue(-)<text:line-break/>nue d(o1)t ie bueil fournir ma<text:line-break/>nouuelle (q1) ie ne puis ne tail<text:line-break/>ler ne oster. Il est vray (q1) au<text:line-break/>quesnoy vint vne tres belle<text:line-break/>fille nagueres au preuost<text:line-break/>soy c(o1)plaindre de force (et) vio<text:line-break/>lence en elle perpetree et c(o1)(-)<text:line-break/>myse (p3) le vouloir desordon<text:line-break/>ne de vng c(o1)paign(o1). Ceste<text:line-break/>complainte au preuost fai(-)<text:line-break/><text:soft-page-break/>cte le c(o1)paign(o1) encuse de ce<text:line-break/>crime fut en lheure prins et<text:line-break/>saisy et au dict du comm(u1)<text:line-break/>peuple ne valloit guieres<text:line-break/>mieulx que pendu au gibet<text:line-break/>(et) sans teste sur vne roe mis<text:line-break/>es ch(a1)ps. La fille voy(a1)t ce<text:line-break/>sent(a1)t celluy d(o1)t elle se vou(-)<text:line-break/>loit emprisonne poursuiuoit rudem(e1)t le preuost quil luy en fist iustice di(-)<text:line-break/>sant que oultre son gre et maulgre elle lauoit<text:s/>voulu violentement et par(-)<text:line-break/>force deshonnourer (sol) et ledit preuost homme discret et saige (et) en iustice tres<text:line-break/>expert fist assembler les h(o1)mes et puis manda le prisonnier (sol) et aincoys (q2)l<text:line-break/>le fist venir veu(a1)t les h(o1)mes desia tout prestz<text:s/>pour le iuger sil (con) fessoit (p3) ge<text:line-break/>haigne ou aultrem(e1)t lorrible cas dont il estoit charge parla a luy a part (sol) (et)<text:line-break/>si ladiura de dire verite. Voicy celle f(e1)me dist il (q2) de vous se complaint tres<text:line-break/>fort de forse est il ainsi lauez vo(us) efforcee gardez que vous dictes verite car<text:line-break/>si vous faillez vo(us) estes mort. Mais se vo(us) dictes verite on vo(us) fera grace.<text:line-break/>Par ma foy m(o1)seig(n1)r le preuost dist le pouure prisonnier (sol) ie ne vueil pas<text:line-break/>nyer ne celler que ie ne laye pieca requise<text:s/>de son amour. Et de faict deu(a1)t<text:line-break/>hyer apres plusieurs parolles ie la ruay dessus vng lict pour faire ce (q1) vo(us)<text:line-break/>scauez (sol) et luy leuay robe pourpoint et chemise (et) m(o1) fur(o1) (q2) nauoit iamais<text:line-break/>h(a1)te leurier ne scauoit trouuer la du pere de<text:s/>son connin (et) ne faisoit (q1) aller<text:line-break/>ca et la mais elle par sa gr(a1)de courtoisie luy dreca le chemin (et) a ses propres<text:line-break/>mains le boutta tout ded(a1)s ie croy trop bi(e1) (q2)l ne ptit pas f(a1)s proye mais<text:line-break/>quil y eust aultre force (sol) par mon serment<text:s/>n(o1) eust. Est il ainsi dist le preuost<text:line-break/>ouy par mon serment dit le bon compaignon or bi(e1) dist il nous en ferons<text:line-break/>tres bien. Apres ces parolles le preuost sen bi(e1)t mettre en siege pontifical<text:line-break/>a destre enuironne de ses hommes (et) le bon c(o1)paignon fut mis (et) assis sur<text:line-break/><text:span text:style-name="pb">[n.p.]</text:span><text:line-break/>le petit banc au parquet. Et voy(a1)t tout le peuple (sol) et celle qui ladisoit aussi<text:line-break/>Or ca mamye ce dist le preuost (q1) dem(a1)dez vous a ce prisonnier monseig(n1)t<text:line-break/>le preuost dist elle (sol) ie me plains a vo(us) de la force (q1) il ma fait car il ma violee<text:line-break/>oultre mon gre (et) voul(e1)te (et) maulgre moy d(o1)t ie vous dem(a1)de iustice. Que<text:line-break/>resp(o1)dez vo(us) mon amy dist le preuost au prisonnier. M(o1)seigneur se dist il<text:line-break/>ie vous ay ia dit c(o1)ment il en va (et) ie ne p(e1)se pas (q1)lle dye au contraire. Ma(-)<text:line-break/>mye dist le preuost regardez bi(e1) que vo(us) dictes (sol) (et) que vous faictes de vous<text:line-break/>plaindre de force cest gr(a1)t chose voicy (q2) dit quil ne vo(us) fist onc(q1)s force mes(-)<text:line-break/>me auez este consentant (et) a peu pres requer(a1)te de ce (q2)l a faict. Et quil soit<text:line-break/>vray vous mesmes adressastes (et) mistes son furon (q2) sesbatoit a lentour de<text:line-break/>vostre terrier. Et a voz deux mais ou a tout lune tout ded(a1)s vostre dit ter<text:line-break/>rier vous le mistes. Laquelle chose il neust peu faire sans vostre ayde. Et se<text:line-break/>vous y eussiez tant soit peu resiste (sol) iamais n(e1) fust venu a chief. Selon fu<text:line-break/>t(o1) a fourraige a lhostel il n(e1) peut mais (sol) car des lors quil est au terrier il est<text:line-break/>hors de son chastoy. Ha m(o1)seigneur le preuost dist la fille plaintiue c(o1)ment<text:line-break/>lentëdez vous. Sachez que il est vray (et) ie ne le vueil pas nyer (q1) voirem(e1)t ia<text:line-break/>dressay son furon et le boutay dedans mon terrier mais pourquoy fut ce.<text:line-break/>par mon serment monseig(n1)r il auoit la teste tant roide<text:s/>(et) le museau tant<text:line-break/>dur que ie scay pour tout vray (q2)l meust faict vng gr(a1)t pertuis (sol) ou deux ou<text:line-break/>troys au v(e1)tre se ie ne le eusse bien en haste boute en celluy (q2) y estoit dauan<text:line-break/>taige (et) voyla pourquoy ie le fis. Pensez (q2)l y eut tres gr(a1)de risee apres la c(o1)<text:line-break/><text:soft-page-break/>dusion de ce proces de ceulx de la iustice (sol) (et) de tous les assist(e1)s. Et t(a1)tost fut<text:line-break/>ledict compaign(o1) deliure promett(a1)t de retourner a ses iournees qu(a1)t me(-)<text:line-break/>stier en seroit. Et la bonne fille sen alla bien<text:s/>courroucee (sol) que on ne pendoit<text:line-break/>tres bi(e1) hault (et) en haste celluy (q2) auoit p(e1)du a ses basses fourches. Mais ce<text:line-break/>courroux ne sa dure poursuyte ne dura gueres (sol) car ad ce quon me dist tan(-)<text:line-break/>tost apres par bons moyens la paix entre eulx fut trouuee (et) fut haband(o1)(-)<text:line-break/>nee au bon compaignon (sol) garenne (sol) conninnerie (sol) et terriere (sol) touteffoys que<text:line-break/>chasser bien y vouldroit.</text:p>
      <text:h text:style-name="Titre1" text:outline-level="1">(pdm) La.xxvj.nouuelle par monseigneur de soquessoles des amours.</text:h>
      <text:p text:style-name="P56"><text:span text:style-name="T57">E</text:span>N la duche de breb(a1) na pas long t(e1)ps (sol) que la memoi<text:line-break/>re nen soit fresche (et) presente a ceste heure. Aduit vng<text:line-break/>cas digne de reciter (sol) et pour fournir vne nouuelle ne<text:line-break/>doit pas estre reboute. Et affin quil soit enregistre et<text:line-break/>en appert c(o1)gneu (sol) (et) declaire il fut tel. A lhostel de vng<text:line-break/>gr(a1)t baron dudit pays demouroit (et) residoit vng ieu<text:line-break/>ne (sol) gent (et) gracieux g(e1)til h(o1)me n(o1)me Girard qui se a<text:line-break/>moura tres fort dune damoyselle de le(a1)s n(o1)mee Ka(-)<text:line-break/>therine et qu(a1)t il vit son coup il luy osa bi(e1) dire son<text:s/>gracieux et tres piteux<text:line-break/>cas. La responce (q1) il eut de plain sault plusieurs la peuuent scauoir (et)<text:line-break/><text:span text:style-name="pb">[n.p.]</text:span><text:line-break/>pen(-)ser laquelle pour abreger ie trespasse (sol) (et) vi(e1)s a ce (q1) girard et Katherine par<text:line-break/>succession de t(e1)ps sentre aymer(e1)t tant fort (et) si loyallem(e1)t quilz nauoyent<text:line-break/>que vng seul cueur (et) vng mesme vouloir (et) vne mesme p(e1)see. Ceste entiere<text:line-break/>loyalle (et) parfaicte amour ne dura pas si peu (q2) les deux ans ne fur(e1)t acc(o1)(-)<text:line-break/>plis (et) passez. Puis a(p1)s certaine amours (q2) bende les yeulx de ses seruiteurs<text:line-break/>les boucha si tres bi(e1) (q1) la ou ilz cuidoy(e1)t le plus secrettem(e1)t de leurs amou<text:line-break/>reux affaires c(o1)clure (sol) (et) deuiser (sol) chasc(u1) sen apperceuoit (et) ny auoit h(o1)me ne<text:line-break/>fëme a lhostel qui tres bien ne sen donnast garde (sol) mesmes fust la chose t(a1)t<text:line-break/>escriee (q1) on ne (p3)loit par le(a1)s (q1) des amours de girard (et) de Katherine. Mais<text:line-break/>helas les pouures aueuglez cuidoy(e1)t bien seulz estre empeschez de leurs be<text:line-break/>songnes (et) ne se doubtoy(e1)t<text:s/>gueres qu(o1) tenist c(o1)seil ailleurs qu(e1) leur presen<text:line-break/>ce. Ou le troiziesme de leur gre neust pas este receu (sol) sans leur propos chan<text:line-break/>ger et transmuer tout au pourchas daucuns mauldictz (et) detestables enui<text:line-break/>eux (q2) pour la c(o1)tinuelle noise de<text:s/>ce qui ri(e1) ou peu leur touche vint ceste ma<text:line-break/>tiere a la c(o1)gnoissance du maistre (sol) (et) de la maistresse de ceulx am(a1)s (et) diceulx<text:line-break/>sespandict et saillit en audi(e1)ce du pere (et) de la mere de Katherine. Si luy en<text:line-break/>cheut si tresbi(e1) (q1) par<text:s/>vne damoyselle de le(a1)s sa tres b(o1)ne c(o1)paigne (sol) (et) amye<text:line-break/>elle fut aduertie et informee du long et du large de la descouuerture des a(-)<text:line-break/>mours girard et delle. Tant a monseigneur son pere et ma dame sa mere<text:line-break/>que a m(o1)seigneur (et) a ma dame de<text:s/>le(a1)s. Helas quest il de faire ma b(o1)ne seur<text:line-break/>et mamye dist Katherine ie suis f(e1)me destruicte puis (q1) mon cas est si ma(-)<text:line-break/>gnifeste (q1) tant de g(e1)s si le scauent (et) en deuisent (sol) c(o1)seillez moy ou ie suis f(e1)(-)<text:line-break/>me (p3)due (sol) (et)<text:s/>plus (q1) vng aultre desolee (et) mal fortunee. Et a ces motz larmes<text:line-break/>a gr(a1)t tas saillirent de ses peulx (sol) (et) desc(e1)dir(e1)t au long de sa belle (et) clere face<text:line-break/>iusques bi(e1) bas sur sa robe. Sa b(o1)ne c(o1)paigne ce voy(a1)t fut moult marrie<text:line-break/><text:soft-page-break/>et desplaisante de son ennuy (et) pour la c(o1)forter luy dit. Ma seur cest fo ie de<text:line-break/>mener tel dueil. Car on ne vo(us) peult dieu mercy reproucher de chose (q2) tou(-)<text:line-break/>che vostre h(o1)neur ne celluy de voz amys (sol) se vous auez entretenu vng gen(-)<text:line-break/>til h(o1)me en cas damours ce nest pas chose deffendue en la court de h(o1)neur<text:line-break/>mesmes est la sente (et) vraye adresse dy paruenir. Et pource vous nauez cau<text:line-break/>se de vous vouloir (et) nest ameviu(a1)t qui a la verite vous en puisse ou doyue<text:line-break/>charger. Mais touteffoys il me s(e1)bleroit b(o1) pour estaindre la noyse de plu(-)<text:line-break/>sieurs parolles qui cour(e1)t auiourdhuy a locasion de voz dictes amours (q1)<text:line-break/>girard vostre seruiteur sans faire semblant de ri(e1)s prinst vng moult gra(-)<text:line-break/>cieux conge de m(o1)seigneur (et) de ma dame coulour(a1)t son cas. Ou aussi dal<text:line-break/>ler en vng loingtain voyage (sol) ou en quel(q1) guerre appar(e1)te (et) soubz cest vm<text:line-break/>bre sen allast quelque part soy r(e1)dre en vng bon hostel (sol) att(e1)dant que dieu (et)<text:line-break/>amours auront dispose sur voz besongnes. Et luy arreste vous face sca(-)<text:line-break/>uoir de son estat et par son mesmes messaige luy ferez scauoir de voz nou(-)<text:line-break/>uelles. Et par ce point sappaisera le bruyt qui court a present et vous<text:line-break/><text:span text:style-name="pb">[n.p.]</text:span><text:line-break/>en(-)treaymerez (sol) et entretiendrez lung laultre par lyens (sol) en attendant (q1) mieulx<text:line-break/>vous viengne (sol) (et) ne pensez point pourtant que vostre amour doyue cesser (sol)<text:line-break/>mesmes de tres bien en mieulx se mainti(e1)dra car par l(o1)gue espace vo(us) ne<text:line-break/>auez eu rapport ne nouuelle chascun de sa (p3)tie (q2) (p3)<text:s/>la relation de voz yeulx<text:line-break/>qui ne sont pas les plus heureux de faire les plus seurs iugem(e1)s (sol) mesmes<text:line-break/>a ceulx (q2) sont tenus en lamoureux seruaige. Le gracieux et b(o1) c(o1)seil de ce(-)<text:line-break/>ste gentil f(e1)me fust mys en oeuure et a effect. Car au plus<text:s/>tost (q1) Katherine<text:line-break/>sceust trouuer la facon de parler a girard son seruiteur elle en brief luy c(o1)(-)<text:line-break/>pta c(o1)ment lebusche de leurs amours estoit descouuerte (et) venue desia a la<text:line-break/>congnoissance de m(o1)seigneur son pere (sol) de ma dame sa mere (sol) (et) de monsei(-)<text:line-break/>gneur (et) de madame de le(a1)s. Et croyez dist elle auant que il soit venu si ad(-)<text:line-break/>u(a1)t (sol) ce na pas este sans passer tres gr(a1)s l(a1)gages au pourchas des rappor(-)<text:line-break/>teurs deuant tous ceulx de ce(a1)s (et) de plusieurs voysins. Et<text:s/>pource (q1) fortu(-)<text:line-break/>ne ne nous est pas si amye de nous auoir permis longuemët viure si glo(-)<text:line-break/>rieusem(e1)t en nostre estat enc(o1)mence (et) si nous menace (sol) aduise (sol) forge (sol) et pre<text:line-break/>pare encores plus grant destourbier se ne pouruoyons (et) mett(o1)s remede a<text:line-break/>lenc(o1)tre. Il nous est mestier vtile (et) necessite dauoir aduis bon (et) hastif pour<text:line-break/>ce que le cas beaucoup me touche (et) plus qua vous quant aux dangiers qui<text:line-break/>sourdre en pourroy(e1)t sans vous desdire. Et vo(us) diray mon oppini(o1). Lors<text:line-break/>elle luy va c(o1)pter de bout en bout laduertissem(e1)t et c(o1)seil de sa b(o1)ne c(o1)pai(-)<text:line-break/>gnie. Girard desia vng peu aduerty de ceste mauldicte adu(e1)ture plus des(-)<text:line-break/>plaisant (sol) (q1) se tout le monde fust mort mis hors de sa dame resp(o1)dit<text:s/>en tel(-)<text:line-break/>le maniere. Ma lealle (et) b(o1)ne maistreste voicy vostre humble (et) obeissant ser<text:line-break/>uiteur qui apres dieu nayme riens en ce monde si loyaulm(e1)t (q1) vous (sol) (et) suis<text:line-break/>celluy a qui vous pouez ord(o1)ner (et) commander tout ce que bon vous sem(-)<text:line-break/>ble et qui vous vient a plaisir pour estre lyement (sol) et de bon cueur sans con<text:line-break/>tredit (sol) mais penses quen ce m(o1)de ne me pourra pis aduenir adu(a1)t il faul(-)<text:line-break/>dra que ie eslongne vostre tres desiree presence. Helas sil fault que ie vous<text:line-break/>laisse il mest aduis que les premieers nouuelles que vous aurez de moy ce<text:line-break/>sera ma doulente et piteuse mort adiugee (sol) et executee a cause de vostre esl(o1)<text:line-break/>gne. Mais quoy que il soit (sol) vous estes celle et seulle viuante que ie vueil ser<text:line-break/>uir et obeyr. Et<text:s/>ayme trop plus chier la mort en vous obeyssant (sol) que en ce<text:line-break/>monde viure (sol) voire et estre perpetuel n(o1) acomplissant vostre noble c(o1)man<text:line-break/><text:soft-page-break/>dement (sol) voicy le corps de celluy qui est tout vostre (sol) taillez (sol) rongnez (sol) prenez (sol)<text:line-break/>ostez (sol) (et) faictes tout ce quil vous plaist. Se Katherine estoit marrie (sol) desplai<text:line-break/>sante oyant son seruiteur quelle aymoit plus loyallement que nul aultre (sol)<text:line-break/>le voyant ainsi plus trouble que dire on ne le vous pourroit. Il ne le fault<text:line-break/>que penser et<text:s/>non enquerre et se ne fust pour la grant vertu que dieu en elle<text:line-break/>nauoit pas oubliee de mettre largem(e1)t et acomble elle se fust offerte luy<text:line-break/>faire bonne compaignie en son voyage (sol) mais esperant de quelque iour<text:line-break/><text:span text:style-name="pb">[n.p.]</text:span><text:line-break/>re(-)couurer a ce (q1) tres heureusem(e1)t faillit le retira de ce propos (et) certaine piece<text:line-break/>apres si luy dist. M(o1) amy cest force (q1) vous en allez si vous prie (q1) vous nou(-)<text:line-break/>bliez pas celle qui vous a fait le d(o1) de son cueur. Et affin (q1) vous ayez cou(-)<text:line-break/>raige de mieulx soustenir la tres ioyeuse et horrible bataille (q1) raison vous<text:line-break/>liure (et) amaine a vostre douloureux partem(e1)t (sol) enc(o1)tre vostre vouloir (et) de(-)<text:line-break/>sir ie vous prometz (et) asseure sur ma foy (q1) tant (q1) ie viue aultre h(o1)me nau(-)<text:line-break/>ray a espoux de<text:s/>ma voulente (et) bon gre (q1) vous voire tant (q1) vous me soyez<text:line-break/>loyal (et) entier c(o1)me iespere (q1) vous seres (et) en approbation de ce ie vo(us) done<text:line-break/>ceste verge (q2) est dor esmaille de larmes noires. Et se dau(e1)ture on me vou(-)<text:line-break/>loit ailleurs marier ie me deffendray tellem(e1)t (et) ti(e1)dray telz termes (q1) vous<text:line-break/>deures estre de moy contente (sol) et vous m(o1)streray (q1) ie vous vueil tenir sans<text:line-break/>faulcer ma promesse. Or ie vous prie (q1) tantost (q1) vous seres arreste ou (q1) ce<text:line-break/>soit (q1) me<text:s/>escripuez de voz nouuelles et ie vous rescripray des miennes (sol) ha<text:line-break/>ma b(o1)ne maistresse dist girard or voy ie bien (q2)l fault (q1) ie vous haband(o1)ne<text:line-break/>pour vne espace (sol) ie prie a dieu (q2)l vous doint plus de bi(e1) (sol) (et) plus de ioye quil<text:line-break/>ne mapperti(e1)t en auoir (sol) vo(us) mauez fait de vostre grace n(o1) pas (q1) ien soye<text:line-break/>digne vne si haulte (et) h(o1)nourable promesse (q2) nest pas en moy de vo(us) en sca<text:line-break/>uoir seullem(e1)t suffisamm(e1)t mercier (et) encore ay ie pouuoir de le desseruir (sol)<text:line-break/>mais pourt(a1)t ne demeure pas (q1) ie n(e1) aye la c(o1)gnoissance (sol) (et) si vo(us) ose bien<text:line-break/>faire la pareille promesse vous suppli(a1)t tres h(u1)blement. Et de tout mon<text:line-break/>cueur (q1) mon bon (et) loyal vouloir me soit repute de tel (sol) (et) aussi gr(a1)t merite (q1)<text:line-break/>se il partoit de plus h(o1)me de bi(e1) (q1) moy (sol) (et) a dieu ma dame mes yeulx dem(a1)<text:line-break/>d(e1)t a leur tour audi(e1)ce (q2) coup(e1)t a ma l(a1)gue son parler (sol) (et) a ces motz la bai<text:line-break/>sa (et) elle luy tres serreem(e1)t (sol) (et) puis sen aller(e1)t chascun en sa ch(a1)bre plaindre<text:line-break/>ses douleurs dieu scet filz plouroy(e1)t des yeulx du cueur (et) de la teste (sol) au fort<text:line-break/>lheure (q2)l se c(o1)uint m(o1)strer chasc(u1) sefforca faire aultre chere de semblant et<text:line-break/>de bouche (q1)<text:s/>le desolle cueur ne faisoit. Et pour abreger girard fist tant en<text:line-break/>peu de iours quil obtint c(o1)ge de son maistre (q2) ne luy fut pas trop difficille<text:line-break/>a impetrer (sol) n(o1) pas pour faulte (q2)l eust faict mais a loccasion des amours<text:line-break/>de luy (et) de Katherine dont les amys delle estoy(e1)t mal cont(e1)s pourt(a1) que<text:line-break/>girard ne estoit pas de si gr(a1)t lieu ne de si gr(a1)de richesse c(o1)me elle estoit (sol) et<text:line-break/>pource doubtoy(e1)t quil ne la fi(a1)cast ainsi n(e1) aduint pas. Et si se partit gi(-)<text:line-break/>rard (et) fist tant par ses iournees (q2)l vint au pays de barroys et trouua rete(-)<text:line-break/>n(a1)ce a lhostel de vng gr(a1)t baron du pays (et) luy arreste tantost manda (et) fist<text:line-break/>scauoir a sa dame de ses nouuelles qui en fut tres ioyeuse (et) par son messa<text:line-break/>ger mesmes luy escripuit de son estat (et) du bon vouloir (q1)lle auoit et auroit<text:line-break/>vers luy tant (q2)l vouldroit estre loyal (sol) or vous fault il scauoir que tantost (q1)<text:line-break/>girard fut party dudit pays de breban plusieurs g(e1)tilz h(o1)mes escuyers et<text:line-break/>cheualiers se vindr(e1)t accointer de Katherine desir(a1)s sur toutes aultres sa<text:line-break/><text:soft-page-break/>bien vueillance (et) sa grace qui durant le t(e1)ps (q1) girard seruoit et estoit<text:line-break/><text:span text:style-name="pb">[n.p.]</text:span><text:line-break/>pre(-)sent ne se m(o1)stroient ne apparoi(e1)t sach(a1)s de vray quil alloit deu(a1)t eulx a<text:line-break/>loffr(a1)de (sol) (et) de fait plusieurs la requir(e1)t a m(o1)seigneur son pere de lauoir en<text:line-break/>mariage (et) entre aultres luy en vint vng qui luy fut aggreable. Si manda<text:line-break/>plusieurs de ses amys (et) sa belle fille aussi (et) leur rem(o1)stra c(o1)m(e1)t il estoit des<text:line-break/>ia ancien (et) que vng des gr(a1)s plaisirs quil pourroit en ce m(o1)de auoir (sol) ce se<text:line-break/>roit de veoir sa fille en son viu(a1)t bi(e1) alyee. Leur dist au surpl(us) vng tel gen<text:line-break/>til homme ma faict dem(a1)der ma fille se me semble tresbi(e1) son fait (et) sevo(us)<text:line-break/>le me c(o1)seillez (et) ma fille me vueille obeir il ne sera pas esconduit en sa tres<text:line-break/>h(o1)norable re(q1)ste. Tous ses amys (sol) et par(e1)s louer(e1)t et accorder(e1)t beaucoup<text:line-break/>ceste alli(a1)ce t(a1)t (p3) les vert(us) (sol) et richesses (sol) (q1) aultres bi(e1)s dudict g(e1)til h(o1)me. Et<text:line-break/>qu(a1)t vint a scauoir la voul(e1)te de la b(o1)ne katherine elle se cuida excuser de<text:line-break/>n(o1) soy marier (sol) rem(o1)str(a1)t (sol) (et) allegu(a1)t plusieurs choses (sol) d(o1)t elle se cuydoit de<text:line-break/>sarmer (et) esl(o1)gner ce mariage (sol) mais en la par fin fut ad ce menee (q1) sel(-)<text:line-break/>le ne voulloit estre en la malle grace de pere (sol) de mere de par(e1)s damis (sol) de mai<text:line-break/>stre (sol) de maistresse (q1)lle ne ti(e1)droit point la promesse (q1)lle a fait a girard son<text:line-break/>seruiteur. Si saduira dung tres b(o1) tour pour c(o1)t(e1)ter tous ses par(e1)s sans<text:line-break/>en fraindre la loyaulte (q1)lle veult a son seruiteur (sol) et dit. M(o1) tres redoubte<text:line-break/>seig(n1)r (et) pere ie ne suis pas celle (q2) vo(us) vouldroye en nulle maniere du<text:s/>mon<text:line-break/>de desobeir voire sans la promesse (q1) ie auroye faicte a dieu m(o1) createur de<text:line-break/>qui ie tiens pl(us) (q1) de vo(us) (sol) or est il ainsi (q1) ie mestoye resolue en dieu (sol) et propo(-)<text:line-break/>say et promis en m(o1) cueur auoye nompas de iamais moy marier<text:s/>mais de<text:line-break/>le n(o1) faire encores ne encores att(e1)d(a1)t (q1) par sa grace me voulsist enseigner<text:line-break/>cest estat. Ou oultre pl(us) seur pour sauluer ma pouure ame. Neautmoins<text:line-break/>pource que ie suis celle (q2) pas ne vo(us) vueil troubler ou ie puisse b(o1)nem(e1)t<text:s/>a<text:line-break/>lenc(o1)tre ie suis tres bi(e1) c(o1)tent de prendre lestat de mariage ou aultre tel (q2)l<text:line-break/>vo(us) plaira moyenn(a1)t (q2)l vo(us) plaise moy d(o1)ner c(o1)gie de aincoys faire vng<text:line-break/>pelerinage a saint nicolas de varengeuille lequel iay voue et promis au(a1)t<text:line-break/>que iamais ie ch(a1)ge lestat ou ie suis et ce dist elle affin (q1)lle peust veoir son<text:line-break/>seruiteur en chemin et luy dire c(o1)ment elle estoit forcee et menee c(o1)tre son<text:line-break/>veu. Le pere ne fut pas moy(e1)nem(e1)t ioyeulx de ouyr le b(o1) vouloir et la sai(-)<text:line-break/>ge responce de sa fille. Si luy accorda sa re(q1)ste et prestem(e1)t voul(a1)t disposer<text:line-break/>de son (p3)tem(e1)t (et) disoit desia madame sa f(e1)me sa fille presente no(us) luy bail<text:line-break/>ler(o1)s vng tel g(e1)til h(o1)me vng tel et vng tel ysabeau (sol) marguerite et ieh(a1)ne(-)<text:line-break/>t(o1) cest assez pour son estat. Ha m(o1)seigneur dist katherine no(us) fer(o1)s aultre<text:line-break/>m(e1)t silvo(us) plaist vo(us) scauez (q1) le chem(i1) dicy a sa(i1)t nicolas nest pas seur (sol) mes<text:line-break/>mem(e1)t pour gens qui main(e1)t estat (et) c(o1)duisent f(e1)mes (et) a quoy on doyt bi(e1)<text:line-break/>pr(e1)dre garde (sol) ie ny pourroye aussi aller sans grosse desp(e1)ce et aussi cest vne<text:line-break/>gr(a1)t voye et sil no(us) aduenoit meschief de estre prins ou destroussez de bi(e1)s<text:line-break/>ou de nostre h(o1)neur (q1) ia dieu ne vueille ce seroit vng merueilleux desplai(-)<text:line-break/>sir si me sembleroit bon saulue touteffois vostre bon plaisir que me fissiez<text:line-break/><text:span text:style-name="pb">[n.p.]</text:span><text:line-break/>faire vng habillem(e1)t dh(o1)me (et) me baillissiez en la conduicte de mon oncle<text:line-break/>le bastard chascun monte sur vng petit cheual. Nous pri(o1)s plus seurem(e1)t<text:line-break/>et a mains de desp(e1)s se ainsi le vous plaist ie l(e1)trepr(e1)dray plus hardiem(e1)t<text:line-break/><text:soft-page-break/>que dy aller en estat. Ce bon seig(n1)r pensa vng peu sur laduis de sa fille en<text:line-break/>parla a ma dame si leur sembla (q1) louuerture (q1)lle faisoit luy partoit dung<text:line-break/>gr(a1)t sens (et) dung tres bon vouloir si fur(e1)t ses choses prestes et ord(o1)nees t(a1)<text:line-break/>tost pour partir (et) ainsi se misr(e1)t au chemin la belle Katherine (et) son oncle<text:line-break/>le batard sans aultre c(o1)paignie habillez a la<text:s/>facon dalemaigne bien (et) gen<text:line-break/>tem(e1)t estoi(e1)t (et) fir(e1)t t(a1)t par leurs iournees que leurs pelerinaiges voire de<text:line-break/>sainct nicolas fut acomply. Et c(o1)me ilz se mettoient au retour lou(a1)t dieu<text:line-break/>que ilz nauoi(e1)t encores eu (q1) tout bi(e1) (et) deuisant daultres plusieurs choses<text:line-break/>Katherine a son oncle va dire. Mon oncle mon amy vous scauez (q2)l est en<text:line-break/>moy la mercy dieu (q2) suis seulle heritiere de m(o1)seigneur mon pere de vous<text:line-break/>faire beaucoup de bi(e1)s laquelle chose ie feray voul(e1)tiers quant<text:s/>a moy sera<text:line-break/>se vous me voulez seruir en vne mi(e1)ne queste (q1) iay icy entreprinse cest dal(-)<text:line-break/>ler a lhostel d(u1)g seigneur de barroys quelle luy n(o1)ma girard (q1) vo(us) scauez (sol)<text:line-break/>Et affin (q2) quant nous reui(e1)dr(o1)s puisse c(o1)pter quelque chose de nouueau.<text:line-break/>Nous dem(a1)derons le(a1)s retenance (et) se nous la pouu(o1)s obtenir nous y se(-)<text:line-break/>rons par aulc(u1)s iours (et) verr(o1)s le pays (et) ne faictes nulle double que ie ny<text:line-break/>garde mon h(o1)neur c(o1)me vne b(o1)ne fille doyt faire. L(o1)cle esper(a1)t (q1) mieulx<text:line-break/>luy en sera cy apres (et) que elle est si b(o1)ne quil ny fault ia guet sur elle fut c(o1)(-)<text:line-break/>tent de la seruir (et) de la c(o1)paigner en tout ce (q1) elle vouldra il fut beaucoup<text:line-break/>mercye n(e1) doubtez. Et deslors conclur(e1)t quil appelleroit sa niepce c(o1)rard.<text:line-break/>Ilz vindr(e1)t assez tost c(o1)me on leur enseigna au lieu desire (et) se adresserët au<text:line-break/>maistre dostel du seigneur (q2) estoit vng ancien escuyer qui les receut c(o1)me<text:line-break/>estrangiers tres lyem(e1)t (et) honnourablem(e1)t. Conrard luy demanda se m(o1)(-)<text:line-break/>seigneur son maistre ne vouldroit pas seruice dung ieune g(e1)til h(o1)me qui<text:line-break/>queroit adu(e1)ture et demandoit a veoir pays. Le maistre dhostel demanda<text:line-break/>dont il estoit et il dist quil estoit de breb(a1). Or bi(e1) dist il vous viendrez disner<text:line-break/>ce(a1)s (et) a(p1)s disner i(e1) parleray a m(o1)seig(n1)r. Il les fist tantost conduyre en vne<text:line-break/>belle ch(a1)bre (et) enuoya couurir sa table (et) faire vng tres beau feu (sol) (et) apporter<text:line-break/>la souppe (et) la piece de mout(o1) (et) le vin blanc<text:s/>att(e1)dant le disner. Et sen alla<text:line-break/>deuers son maistre (et) luy compta la venue dung ieune gentil h(o1)me de bre(-)<text:line-break/>ban qui le vouldroit bi(e1) seruir si le seigneur estoit c(o1)tent et sil luy semble (q1)<text:line-break/>ce soit son faict. Pour abreger tantost (q1) il eust seruy son maistre il sen vint<text:line-break/>deuers c(o1)rard pour luy tenir c(o1)paignie au disner (et) auec luy admena pour<text:line-break/>ce quil estoit de breb(a1) le b(o1) girard dessus n(o1)me (et) dist a c(o1)rard vecy vng g(e1)(-)<text:line-break/>til h(o1)me de vostre pays il soit le tres bi(e1) trouue ce dist conrard. Et vous le<text:line-break/>tres bi(e1) venu ce dist girard mais creez (q2)l ne rec(o1)gneut pas sa dame (sol) mais<text:line-break/>elle luy tres bi(e1) durant (q1) ces acointances se faisoyent (sol) la viande fut appor<text:line-break/><text:span text:style-name="pb">[n.p.]</text:span><text:line-break/>tee (et) assise empres le maistre dhostel chasc(u1) en sa place (sol) ce disner dura beau<text:line-break/>coup. Conrard esperant apres dauoir de b(o1)nes deuises auec son seruiteur<text:line-break/>pensant aussi quil la recongnoistra tantost tant a sa parolle c(o1)me aux res<text:line-break/>ponces (q2)l luy fera de son pays de breban mais il alla tout aultrem(e1)t. Car<text:line-break/>oncques durant le disner le bon girard ne dem(a1)doit apres homme ne fem<text:line-break/>me de breban dont conrard ne scauoit que p(e1)ser. Ce disner fut passe (et) a(p1)s<text:line-break/>disner m(o1)seigneur retint conrard en son seruice. Et le maistre<text:s/>dhostel tres<text:line-break/>scau(e1)t h(o1)me ord(o1)na (q1) girard (et) conrard pource quilz sont tous dung pays<text:line-break/>auroy(e1)t ch(a1)bre ensemble. Et apres ceste retenue girard (et) conrard se prin(-)<text:line-break/>dr(e1)t a bras (sol) (et) sen v(o1)t veoir leurs cheuaulx. Mais qu(a1)t<text:s/>au regard de girard<text:line-break/>sil parla oncques ne dem(a1)da ri(e1) de breb(a1). Si se print fort a doubter le pou<text:line-break/>ure c(o1)rard. Cestassauoir la belle Katherine (q1)lle estoit mise auec les pechez<text:line-break/><text:soft-page-break/>oubliez (et) que sil en estoit ri(e1) a girard. Il ne se pourroit tenir quil n(e1) dem(a1)(-)<text:line-break/>dast. Ou aulmoins du seig(n1)r ou de la dame ou elle demouroit. La pouure<text:line-break/>te estoit sans gueres le m(o1)strer en gr(a1)t destresse de cueur. Et ne scauoit les<text:line-break/>quel faire ou de soy encores celer (et) de lesprouuer (p3) subtilles parolles ou de<text:line-break/>soy prestem(e1)t faire congnoistre au fort elle sarresta (q1) encores demoura c(o1)(-)<text:line-break/>rard (et) ne demandera pas Katherine se girard ne tient aultre maniere. Ce<text:line-break/>soir se passe c(o1)me le disner (et) vindr(e1)t en leur chambre girard (et) c(o1)rard plans<text:line-break/>de beaucoup de choses mais ilz ne venoit nulz propos en termes (q2) gueres<text:line-break/>pleussent audit c(o1)rard. Qu(a1)t il vit quil ne disoit rien son ne luy met en la<text:line-break/>bouche elle luy dem(a1)da de quelz g(e1)s il estoit de breb(a1) ne c(o1)ment il estoit<text:s/>la<text:line-break/>venu (et) c(o1)ment on se portoit au dit pays de breb(a1) despuis (q1)lle ny auoit este<text:line-break/>et il en respondit tout ce (q2) bon luy sembla. Et c(o1)gnoissez vo(us) pas dist elle<text:line-break/>vng tel seigneur (et) vng tel sainct (sol) iehan ouy dist il (sol) (et) au dernier elle luy n(o1)(-)<text:line-break/>ma le seigneur (et) il dist (q2)l le c(o1)gnoissoit bien sans dire (q2)l y eust demoure ne<text:line-break/>aussi (q2) iamais en sa vie y eust este. On dit se dit elle (q2)l ya de belle filles le(a1)s<text:line-break/>en c(o1)gnoissez vous nulles bien peu dist il. Et<text:s/>aussi il ne men chault laissez<text:line-break/>moy dormir (sol) ie meurs de sommeil. C(o1)m(e1)t dist elle pouez vo(us) dormir puis<text:line-break/>qu(o1) (p3)le de belles filles (sol) ce nest pas signe (q1) vo(us) soyez amoureux. Il ne resp(o1)<text:line-break/>dit mot mais sendormit c(o1)evng pourceau<text:s/>(et) la pouure Katherine se doub<text:line-break/>ta t(a1)tost de ce (q2) estoit mais elle c(o1)clud (q1) elle lesprouuera pl(us) au(a1)t. Qu(a1)tvit<text:line-break/>a l(e1)demain chasc(u1) saillit (p3)l(a1)t (et) deuisant de ce (q1) pl(us) luy estoit girard de chi(e1)s<text:line-break/>(et) doyseaulx (sol) (et) grard des belles filles de le(a1)s (et) de breb(a1). Qu(a1)t vit a(p1)s disner<text:line-break/>c(o1)rard fist t(a1)t (q2)l destourna girard des aultres (et) luy va dire (q2) le pays de bar<text:line-break/>toys desia luy desplaisoit tres fort (et) (q1) brayem(e1)t breb(a1) est toute aultre mar<text:line-break/>che (et) en son l(a1)gaige luy d(o1)na assez a c(o1)gnoistre (q1) le cueur luy tiroit moult<text:line-break/>fort deuers breb(a1). Au(q1)l propos ce dist girard (q2) voyez vo(us) en breb(a1) (q2) nest icy<text:line-break/>(et) nauez vo(us) pas icy t(a1)t (et) si largem(e1)t<text:s/>de belles forestz pour la chasse les bel(-)<text:line-break/>les riuieres (sol) (et) les plaines tant plaisantes (q1) a souhaicter pour le deduit des<text:line-break/><text:span text:style-name="pb">[n.p.]</text:span><text:line-break/>oyseaulx et t(a1)t de gibbier et aultres. Encores nest ce ri(e1)s ce dist conrard les<text:line-break/>f(e1)mes de breb(a1) sont bi(e1) aultres qui me plaisent bi(e1) aut(a1)t et pl(us) (q1) voz chas(-)<text:line-break/>ses (et) volliers. Sainct i eh(a1) cest aultre chose ce dist girard vo(us) y seriez hadi(-)<text:line-break/>dim(e1) amoureux en vostre breb(a1) ie loz bi(e1). Et (p3) ma foy ce resp(o1)dit c(o1)rard<text:line-break/>il<text:s/>nest ia mestier (q2) vo(us) soit cele car ie suis amoureux voirement. Et a ceste<text:line-break/>cause me y tire le Cueur t(a1)t rudem(e1)t et si fort que ie faictz doubte que for(-)<text:line-break/>ce me sera dab(a1)d(o1)ner vng iour vostre barroys. Car il ne me sera pas possi<text:line-break/>ble a la<text:s/>longue de longuem(e1)t viure sans veoir ma belle dame. Cest follie<text:line-break/>d(o1)c ce dist girard de lauoir laissee se vo(us) sentiez si inc(o1)st(a1)t. Inconstant<text:line-break/>m(o1) amy. Et ou est celluy qui peut mestrier loyaulx amoureux Il nest si sai<text:line-break/>ge ne si aduise (q2) saiche seurem(e1)t c(o1)duire amours b(a1)nir souu(e1)t (sol) de ces ser(-)<text:line-break/>u(a1)s et sans raisons. Ce propos sans plus au(a1)t le desduire se passa (sol) et fut<text:line-break/>heure de soupper et ne se rateler(e1)t point au deuiser. T(a1)t que ilz furent au<text:line-break/>lict couchez.<text:s/>Et creez (q1) de par girard iamais nestoit nouuelles que de dor(-)<text:line-break/>mir se c(o1)rard ne leust assailly de proces qui c(o1)menca vne piteuse longue et<text:line-break/>douloureuse plainte apres sa dame (q1) ie passe pour abregier. Et si dist en<text:line-break/>la fin. Helas girard c(o1)m(e1)t pouuez vo(us) auoir enuie ne fa(i1)dre dormir au(p1)s<text:line-break/><text:soft-page-break/>de moy (sol) qui suis t(a1)t esueillee (sol) qui nay esperit (q2) ne soit plain de regrectz (sol) et<text:line-break/>de soulcy cest merueilles que vous n(e1) estes vng peu touchie. Et croyez ce ce<text:line-break/>stoit maladie c(o1)tagieuse (sol) vo(us) ne seriez pas seurem(e1)t si pres sans auoir des<text:line-break/>esclaboutures. Helas se ie ne vois bi(e1) brief ma dame (p3) amours. Je ne vis<text:line-break/>iamais si fol amoureux dist gerard. Et p(e1)sez vo(us) que ie naye point este a(-)<text:line-break/>moureux. Certes ie scay bi(e1) (q1) cest car iay passe par la c(o1)me vous (sol) certes si<text:line-break/>ay. Mais ie ne fus oncques si enrage (q1) den perdre le dormir ne la contenan<text:line-break/>ce comme vo(us) faictes maintenant vous estes beste (sol) (et) ne prise point vostre<text:line-break/>amour vng blanc. Et pensez vons quil en soit autant a vostre dame (sol) n(e1)(-)<text:line-break/>ny n(e1)ny. Je suis tout seur (q1) si se dit conrard elle est trop loyalle pour mou<text:line-break/>blier. Ha dea vo(us) dires ce que vouldrez ce dist girard. Mais ie ne croiray ia<text:line-break/>que femmes soyent si lealles que pour tenir telz termes et ceulx qui le cuy(-)<text:line-break/>d(e1)t sont parfais coquars. Jay ayme c(o1)me vo(us) et encores en ayme bi(e1) vne<text:line-break/>et pour vous dire m(o1) faict ie partis de breb(a1) a laccosi(o1) damours et a lheu<text:line-break/>re que ie partis iestoye bien en la grace de<text:s/>vne tres belle b(o1)ne (et) noble fille (q1)<text:line-break/>ie laissay a tres gr(a1)t regret et me despleut beaucoup (p3) aulc(u1)s peu de iours<text:line-break/>dauoir perdu sa presence nompas que i(e1) laissasse le dormir ne boire ne m(e1)<text:line-break/>ger comme vous. Quant ie me veiz ainsi delle<text:s/>esiongnez ie voullus vser<text:line-break/>pour tout remede du c(o1)seil de ouide car ie neuz pas si tost laccoint(a1)ce (et) en(-)<text:line-break/>tree ceans (q1) ie ne prinsse vne des belles (q2) y soit (sol) et ay tant faict la dieu mer<text:line-break/>cy quelle me veult beaucoup de bi(e1) (et) ie laime beaucoup aussi (sol) (et) par ce point<text:line-break/>me suis deschargie de celle (q1) parau(a1)t aymoye (et) ne men est a present n(o1) pl(us)<text:line-break/>que de celle que oncques ne vis tant m(e1) a reboute ma dame de present. Et<text:line-break/><text:span text:style-name="pb">[n.p.]</text:span><text:line-break/>c(o1)ment ce dist c(o1)rard est il possible se vous aymies bi(e1) laultre que vous la<text:line-break/>puissiez sy tost oublier ne habandonner ie ne le scay entendre moy ne con(-)<text:line-break/>ceuoir c(o1)m(e1)t il se peut faire (sol) il cest fait touteffois entendes le se vo(us) scauez<text:line-break/>se nest pas bi(e1) garde loyaulte se dit conrard (sol) qu(a1)t a moy iaymeroye plus<text:line-break/>chier mourir mille fois se possible mestoit (q1) dauoir fait a ma dame si gr(a1)t<text:line-break/>faulcete. Et ia dieu ne me laisse t(a1)t viure (q1) iaye n(o1)pas le vouloit seullem(e1)t<text:line-break/>Mais vne seulle p(e1)see de iamais aimer ne prier aultre (q1)lle. T(a1)t estes vo(us)<text:line-break/>plus beste ce dist girard. Et se vous maintenez ceste follie iamais vo(us) nau<text:line-break/>rez bi(e1) et si ne ferez que son songer et muser. Et seicherez sur terre comme<text:line-break/>la belle herbe ded(a1)s le four (sol) (et) seres homicide de vous mesmes et si nen au(-)<text:line-break/>rez ia gre. Mesmes vostre dame n(e1) fera que rire se vo(us) estes si eureux (q2)l vi(e1)<text:line-break/>ne a sa c(o1)gnoissance (sol) comm(e1)t ce dist c(o1)rard vo(us) scauez damours bi(e1) au(a1)t<text:line-break/>ie vo(us) re(q1)ers d(o1)t (q1)<text:s/>vueillez estre m(o1) moy(e1) ce(a1)s ou aultre part (q1) ie face ma<text:line-break/>dame (p3) amours assauoir m(o1) se ie pourroye guerir comme vous. Je vous<text:line-break/>diray ce dist girard ie vous feray demain matin deuiser a ma dame (et) aussi<text:line-break/>ie luy diray (q1) no(us) sommes c(o1)paign(o1)s (sol) et quelle face vostre besongne a sa<text:line-break/>c(o1)paignie. Et ie ne doubte point se vous voullez (q1) encores nayons du v(o1)<text:line-break/>temps (et) que bi(e1) brief se passera la resuerie qui vo(us) affolle (sol) voire se a vous<text:line-break/>ne ti(e1)t (sol) se ce nestoit<text:s/>pour faulcer m(o1) serm(e1)t a ma dame ie le desiroye beau<text:line-break/>coup ce dist c(o1)rard mais au fort iessayeray c(o1)met il m(e1) pr(e1)dra (et) a ces motz<text:line-break/>se retourna girard (sol) et sendormit (sol) (et) katherine estoit de mal t(a1)t opressee voy(-)<text:line-break/>ant et oy(a1)t la desloyaulte de celluy quelle aymoit pl(us) (q1) tout le m(o1)de quelle<text:line-break/>se souhaictoit morte. N(o1) pourtant elle se apaisa et adossa la t(e1)dreur femi(-)<text:line-break/>nine (et) sadouba de virile vertu. Car elle eut vi(e1) la sagesse et const(a1)ce de len(-)<text:line-break/><text:soft-page-break/>demain l(o1)guemet et largem(e1)t deuiser (sol) auec celle qui par amours aymoit<text:line-break/>celluy au m(o1)de (q1) pl(us) chier tenoit (sol) mesmes forca son cueur et ses yeulx fist<text:line-break/>estre notaires de plusieurs et maintes entreten(a1)ces a son tres gr(a1)t (et) mor(-)<text:line-break/>tel preiudice. Et ainsi c(o1)me elle estoit en parolles auec sa c(o1)paigne (sol) elle ap<text:line-break/>perceut la berge que au partir d(o1)na a son desloyal seruiteur (sol) qui luy per(-)<text:line-break/>c(e1)t ses douleurs (sol) mais elle ne fut pas si couuoitise de la verge (sol) (q1)lle ne trou(-)<text:line-break/>uast vne gracieuse facon de la regarder et bouter en son doy (et) sur ce point<text:line-break/>c(o1)me non y pensant se part et sen va (sol) et t(a1)tost que le soupper fut passe elle<text:line-break/>vint a son oncle (et) luy dist no(us) au(o1)s assez este en barrois il<text:s/>est t(e1)ps de partir<text:line-break/>soyez demain prest au point du iour (et) aussi seray ie gardez que tout nostre<text:line-break/>bagaige soit bi(e1) attinte. Venez si matin quil vo(us) plaist il ne vous fauldra<text:line-break/>que m(o1)ter resp(o1)dit l(o1)cle or deuez vo(us) scauoir (q1) t(a1)dis puis souper (q1) girard<text:line-break/>deuisoit auec sa dame celle (q2) fut sen vint en sa chambre (sol) (et) se met a escripre<text:line-break/>vne lettres (q2) narroy(e1)t tout du l(o1)g (sol) (et) du large les amours delle et girard c(o1)<text:line-break/>me les promesses (q2)lz sentrefir(e1)t au (p3)tir c(o1)m(e1)t, on lauoit voulue marier le<text:line-break/>reffus (q1) elle en fist (et) le pellerinaige (q1) elle entrepr(i1)t pour sauluer son serm(e1)t<text:line-break/><text:span text:style-name="pb">[n.p.]</text:span><text:line-break/>et se r(e1)dre a luy (sol) la desloyaulte d(o1)t elle la trouue garny t(a1)t de bouche c(o1)me<text:line-break/>de oeuure (et)<text:s/>de fait (sol) (et) pour les causes dessusdictes elle se tient pour acquit(-)<text:line-break/>tee et desobligee de la promesse (q1)lle iadis luy fist et sen va vers son pays et<text:line-break/>ne le quiert point iamais ne veoir ne renc(o1)trer. Comme le pl(us) desloyal (q2)l<text:line-break/>est (sol) (q2) iamais priast f(e1)me (et) si emporte la verge (q1)lle luy d(o1)na quil auoit desia<text:line-break/>mise en sa main se(q1)ster (et) si se peut v(a1)ter (q2)l a couche par trois nuitz au pl(us)<text:line-break/>pres delle (sol) se il ya (q1) bi(e1) si le dye (sol) car elle ne le craint.<text:s/>Escript de la main de cel<text:line-break/>le d(o1)t il peut bi(e1) c(o1)gnoistre la lettre (sol) (et) au dessoubz katherine. (et)c. seurn(o1)mee<text:line-break/>c(o1)rard (et) sur le dos au desloyal girard. (et)c. Elle ne dormit guieres la nuyt et<text:line-break/>aussi tost (q1) on vit du iour elle se leua tout doulcement (sol) et sabilla sans ce (q1)<text:line-break/>onc(q1)s girard sesueillast et pr(e1)t sa lettre (q1)lle auoit bi(e1) close (sol) (et) la boute en la<text:line-break/>m(a1)che du pourpoint de girard. Et a dieu le c(o1)m(o1)da tout en basset en plo<text:line-break/>r(a1)t t(e1)drem(e1)t pour le gr(a1)t dueil (q1) elle auoit du tres faulx et mauluais tour<text:line-break/>que il luy auoit ioue. Girard dormoit (q2) ri(e1)s ne resp(o1)dit lors elle sen vient<text:line-break/>deuers son oncle (q2) luy vailla son cheual (et) elle monte et puis tir(e1)t pays t(a1)t<text:line-break/>quilz bindr(e1)t en breb(a1) (sol) ou ilz fur(e1)t receuz ioyeusem(e1)t dieu le scait. Et p(e1)sez<text:line-break/>(q2)l leur fut bi(e1) dem(a1)de des nouuelles et adu(e1)tures de leur voyages c(o1)m(e1)t<text:line-break/>ilz sestoy(e1)t gouuernez mais quoy (q2)lz resp(o1)dissent ilz ne se b(a1)ter(e1)t pas de<text:line-break/>la principalle pour (p3)ler c(o1)m(e1)t il aduint a girard qu(a1)t vint le iour du (p3)te(-)<text:line-break/>m(e1)t de la b(o1)ne katherine enuiron dix heures il sesueilla et la regarda (q1) son<text:line-break/>c(o1)paign(o1) c(o1)rard estoit ia leue (sol) si se p(e1)sa (q2)l estoit tard et sault tout en haste<text:line-break/>Et chercha son pourpoint (sol) et c(o1)e il bouttoit son bras ded(a1)s lune des man<text:line-break/>ches il en sallit vnes lettres (sol) d(o1)t il fut assez esbahy (sol) car il ne luy souuenoit<text:line-break/>pas (q1) nul les y eust boutees il les releua touteffois (et) voit (q1)lles s(o1)t fermees<text:line-break/>et anoit au dos escript au desloyal girard.(et)c. se (p3) au(a1)t auoit este esbahy en<text:line-break/>core le fut il beaucoup pl(us) A certaine piece a(p1)s il les ouurit (et) voit la subscri<text:line-break/>pti(o1) (q1) disoit katherine surn(o1)mee c(o1)rard.(et)c. Si ne scayt (q1) p(e1)ser. Il les list<text:line-break/>neaulmo(i1)s (sol) (et) en lisant le sang luy m(o1)te (et) le cueur luy fremist (et) deuint tout<text:line-break/>altere de maniere (et) de couleur. A (q1)l(q1) meschief (q1) ce fust il acheua de lire sa let<text:line-break/>tre. Par la(q1)lle il c(o1)gneut (q1) sa desloyaulte estoit veuue a la c(o1)gnoissance de<text:line-break/>celle (q2) luy vouloit t(a1)t de bi(e1). N(o1) (q1)lle le sceust estre tel au raport daultruy.<text:line-break/><text:soft-page-break/>Mais elle mesmes en propre personne en a faicte la vraye informati(o1). Et<text:line-break/>(q2) pl(us) (p1)s du cueur lny touche il a couche trois nuytz auec(q1)s elle sans lauoir<text:line-break/>gued(o1)nee de la peine (q1)lle a prinse (q2) de si tres loig lest venue esprouuer (sol) (et) il<text:line-break/>r(o1)ge son frain (et) a petit (q2)l n(e1)rage tour vif qu(a1)t il se voit en celle pelterie (et)<text:line-break/>a(p1)s beaucoup dauis il ne scet aultre remede (q1) de la suiuir et bi(e1) luy s(e1)ble (q2)<text:line-break/>la rataindra si pr(e1)t c(o1)gie de son maistre et se met a la voye suyu(a1)t le fraye<text:line-break/>des cheuaulx de ceulx (q1) onc(q1)s ne rataignit t(a1)t (q2)l fussent en breb(a1) il vint si<text:line-break/>a poit que cestoit le iour des nopces de celle (q2) la esprouue (sol) la(q1)lle il cuida bi(e1)<text:line-break/>aller baiser (et) saluer (sol) (et) faire vne orde excusance de ses faultes mais il ne luy<text:line-break/><text:span text:style-name="pb">[n.p.]</text:span><text:line-break/>fut pas souffert. Car elle luy tourna lespaulle. Et nesceut tout ce iour ne<text:line-break/>onc(q1)s puis a(p1)s trouuer maniere ne fac(o1) de deuiser auec elle mesmes il sa<text:line-break/>u(a1)ca vne fois pour la mener d(a1)cer mais elle le reffusa plainem(e1)t deuant<text:line-break/>le m(o1)de dont plusieurs a ce prindr(e1)t garde (sol) ne demoura gueres a(p1)s (q1) vng<text:line-break/>aultre g(e1)til h(o1)me entra ded(a1)s (q2) fist courner les menestriers et sau(a1)ca (p3) de<text:line-break/>u(a1)t elle (et) elle desc(e1)dit ce voy(a1)t girard. Et sen alla d(a1)cer. Ainsi d(o1)c comme<text:line-break/>auez ouy (p3)dit le desloyal sa dame sil en est encores daultres telz il se doiu(e1)t<text:line-break/>mirer en cest ex(e1)ple (q2) est notoire (et) vray (et) aduenu (et) et depuis nagueres.</text:p>
      <text:h text:style-name="Titre1" text:outline-level="1">(pdm) La.xxvij.nouuelle des amours d(u1)g grant seig(n1)r de ce royaulme.</text:h>
      <text:p text:style-name="figure">&lt;ATTimage&gt;</text:p>
      <text:p text:style-name="P58"><text:span text:style-name="T59">S</text:span>E<text:s/>nest pas chose peu<text:line-break/>accoustume especial<text:line-break/>lem(e1)t en ce royaulme (sol) que<text:line-break/>les dames et damoyselles<text:line-break/>se trouu(e1)t voullentiers (sol) et<text:line-break/>jouu(e1)t en la c(o1)paignie des<text:line-break/>g(e1)tilz compaign(o1)s. Et a<text:line-break/>loccasi(o1) des b(o1)s et ioyeulx<text:line-break/>passe temps quelles ont a<text:line-break/>uec(q1)s eulx les gracieuses (et)<text:line-break/>doulces requestes (q2)lz leur<text:line-break/>f(o1)t ne s(o1)t pas si difficilles<text:line-break/>a impetrer (sol) a ce propos ny<text:line-break/>a pas l(o1)g temps que vng<text:line-break/>tres g(e1)til seig(n1)r qu(o1) peult<text:line-break/>bi(e1) mettre au renc (et) du co(-)<text:line-break/>ste des princes d(o1)t<text:s/>ie laisse<text:line-break/>le nom en la plume. Se trouua t(a1)t en grace dune tresbelle damoyselle qui<text:line-break/>mariee estoit dont le bruict delle nestoit pas si peu congneu (sol) que le pl(us) gr(a1)t<text:line-break/>maistre de ce royaulme ne se tenist pour tres heureux de en estre retenu ser<text:line-break/>uiteur laquelle luy vouloit m(o1)strer le bi(e1) laquelle luy vouloit mais ce ne<text:line-break/>fut pas a sa premiere voulente (sol) tant lempeschoyent les anciens aduersai(-)<text:line-break/>res et ennemis damours et par especial plus luy nuysoit son tres bon ma<text:line-break/>ry (sol) tenant le lieu en<text:s/>ce cas du tresmauldit danger car se ce ne feust il son g(e1)<text:line-break/>til seruiteur ne eust pas encores a luy tollir ce que b(o1)nem(e1)t (et) (p3) h(o1)neur don<text:line-break/>ner ne luy pouoit (et) p(e1)sez que ce seruiteur nestoit pas fort c(o1)tent de ceste l(o1)(-)<text:line-break/>gue attente. Car lacheuement de sa g(e1)te chasse luy estoit plus grant heur<text:line-break/>et trop plus desire que nul aultre bien quelconque que aduenir iamais luy<text:line-break/><text:soft-page-break/>pouoit. Et a ceste cause tant continua son pourchas que sa dame luy dist<text:line-break/>ie ne suis pas moins desplaisante que vo(us) (p3) ma foy (q1) ie ne vous puis fai(-)<text:line-break/>te aultre chiere (sol) mais vous scauez tant (q1) m(o1) mary soit ce(a1)s force est (q2)l soit<text:line-break/><text:span text:style-name="pb">[n.p.]</text:span><text:line-break/>entretenu helas dist il (et) nest il moy(e1) (q2) se puisse trouuer de abreger m(o1) due il<text:line-break/>et dur martire. Elle (q2) c(o1)me dessus est dit nestoit pas en maidre desir de soy<text:line-break/>trouuer a part auec son seruiteur si luy distvenez ennuyt a telle heure heur<text:line-break/>ter a ma ch(a1)bre ie vo(us) feray mettre ded(a1)s (et) trouueray fac(o1) destre deliure de<text:line-break/>m(o1) mary se fortune ne destourne m(o1) entreprinse. Le seruiteur ne ouyt ia(-)<text:line-break/>mais chose (q2) mieulx luy pleust (et) apres les remerciemens gracieux (et) doulx<text:line-break/>en ce cas d(o1)t il estoit b(o1) maistre (et) ouurier se part delle att(e1)d(a1)t (et) desir(a1)t son<text:line-break/>heure assignee. Or deuez vo(us) scauoir (q1) enuir(o1)vne bonne heure ou plus ou<text:line-break/>mains deu(a1)t lheure assignee dessusdicte nostre g(e1)tille damoyselle auec ses<text:line-break/>f(e1)mes (et) son mary qui va derriere pour ceste heure estoit en sa ch(a1)bre retrai<text:line-break/>cte puis le soupper<text:s/>et nestoit pas croyes son engin oyseux mais labouroit<text:line-break/>a toute force pour fournir la promesse a son seruiteur maintenant p(e1)soit<text:line-break/>d(u1)g puis ma(i1)ten(a1)t d(u1)g aultre mais ri(e1) ne luy venoit a son entendem(e1)t (q2)<text:line-break/>peust esl(o1)gier ce mauldit mary<text:s/>(et) touteffoys aprochoit fort lheure tres desi<text:line-break/>ree. C(o1)me elle estoit en ce parfont p(e1)ser fortune luy fut si tres amye (q1) mes<text:line-break/>mes son mary d(o1)na le doulx aduertissem(e1)t de sa dure ch(a1)ce (et) malle aduen<text:line-break/>ture c(o1)uertie en la (p3)sonne de son aduersaire (sol) cestassauoir du seruiteur des(-)<text:line-break/>susdict en ioye n(o1) pareille de deduit soulas (et) liesse regard(a1)t (p3) la ch(a1)bre t(a1)t<text:line-break/>regarda (q2)l apperceut dau(e1)ture aux piedz de la couchette vng bahu (q2) estoit<text:line-break/>a sa f(e1)me. Et affin<text:s/>de la faire parler (et) loster de son p(e1)ser demanda dequoy<text:line-break/>sert ce bahu en la ch(a1)bre et a (q1)l propos on ne le portoit en la garde robe ou<text:line-break/>en (q1)l(q1) aultre lieu s(a1)s en faire le(a1)s parem(e1)t. Il nya point de peril m(o1)seig(n1)r<text:line-break/>ce dist ma damoyselle ame nevi(e1)t icy (q1) nous aussi ie luy ay fait laisser tout<text:line-break/>a propos pource (q1) encores sont aulcunes de mes robes dedans (sol) mais nen<text:line-break/>soyez ia mal c(o1)t(e1)t m(o1) amy (sol) ces f(e1)mes loster(o1)t t(a1)tost mal c(o1)t(e1)t dist il n(e1)ny<text:line-break/>par ma foy ie layme aut(a1)t cy (q1) ailleurs puis (q2)l vo(us) plaist (sol) mais il me s(e1)ble<text:line-break/>bi(e1) petit pour y mettre voz robes bi(e1) a laise s(a1)s les froisser (sol) att(e1)du les gr(a1)<text:line-break/>des (et) longues trainees qu(o1) fait auiourdhuy (sol) (p3) ma foy m(o1)seig(n1)r dist elle il<text:line-break/>est assez gr(a1)t il ne le peult s(e1)bler dist il brayem(e1)t (et) le regardez bi(e1). Or c(a1) m(o1)<text:line-break/>seig(n1)r dist elle voulez vo(us) faire vng gage a moy ouy brayem(e1)t dit il (q1)l sera<text:line-break/>il. Je gaigeray sil vo(us)<text:s/>plaist demye douzeine de bi(e1) fines chemises enc(o1)tre<text:line-break/>le satin dune cotte simple (q1) no(us) vo(us) mettr(o1)s bi(e1) dedans tout ainsi (q1) vous<text:line-break/>estes (sol) (p3) ma foy dist il ie gaige (q1) n(o1) (et) ie gaige (q1) cy. Or adu(a1)t ce dir(e1)t les fem<text:line-break/>mes no(us) verr(o1)s (q2) le gaignera a lesprouuer le scaura on dist m(o1)seig(n1)r (sol) lors<text:line-break/>sau(a1)ce et fist tirer du bahu les robes (q2) estoi(e1)t ded(a1)s (et) qu(a1)t il fut vuyde ma<text:line-break/>damoyselle (et) ses f(e1)mes a (q1)lque meschief (q1) ce fust fir(e1)t t(a1)t (q1) monseig(n1)r fut<text:line-break/>ded(a1)s tout a son ayse (sol) (et) a ce coup fut gr(a1)de la noyse (et) autant ioyeuse (et) ma<text:line-break/>damoyselle alla dire (sol) or monseig(n1)r vo(us) auez (p3)du la gaigeure vous le con<text:line-break/>gnoissez bi(e1) faictes par ma foy ouy<text:s/>dist il cest trahison (et) en dis(a1)t ces parol(-)<text:line-break/>les le bahu fut ferme et tout iou(a1)t ri(a1)t (et) esbat(a1)t prindr(e1)t toutes ensemble<text:line-break/><text:span text:style-name="pb">[n.p.]</text:span><text:line-break/>et h(o1)me et bahu (sol) et l(e1)porter(e1)t en vne petite garde robe assez loing de la ch(a1)<text:line-break/><text:soft-page-break/>bre (sol)<text:s/>(et) il crye (et) se demaine fais(a1)t gr(a1)t bruyt (et) gr(a1)t noise mais cest pour ne(a1)t<text:line-break/>car il fut la laisse toute la belle nuit p(e1)se dorme face du mieulx (q2)l peut car<text:line-break/>il est ordonne (p3) ma damoiselle et son estroit conseil (q2)l n(e1) partiroit meshuy<text:line-break/>pource (q2)l a t(a1)t empesche le lieu. Pour retourner a la matiere de nostre pro(-)<text:line-break/>pos en c(o1)m(e1)ce no(us) laisserons nostre homme et nostre bahu et dir(o1)s de ma<text:line-break/>damoiselle qui attendoit son seruiteur auec(q1)s ses femmes (q2) estoyent tel<text:line-break/>les (et) si b(o1)nes et si secrettes que ri(e1)s du m(o1)de ne leur estoit celer de ses affai<text:line-break/>res. Lesquelles scauoyent bien que le bi(e1) ayme seruiteur se a luy ne tenoit<text:line-break/>ti(e1)droit la nuyt le lieu de celluy (q2) au bahu fait sa penit(e1)ce Ne demoura<text:s/>gue<text:line-break/>res que le b(o1) seruiteur sans faire effroy ne bruyt vint heurter a la porte et<text:line-break/>au heurter quil fist on le c(o1)gneut t(a1)tost (et) la estoit celle qui le boutta ded(a1)s<text:line-break/>il fut receu ioyeusem(e1)t et liem(e1)t (et) entretenu doulcem(e1)t de ma damoyselle<text:line-break/>et de sa c(o1)paignie (et) ne se d(o1)na garde (q1) il se trouua tout seul auec(q1)s ma da<text:line-break/>me qui luy compta bien au l(o1)g la b(o1)ne fortune (q1) dieu leur a d(o1)nee cestassa<text:line-break/>uoir comm(e1)t elle fist la gageure a son mary dentrer au bahu (sol) comment il<text:line-break/>y entra et comme elle (et) ses f(e1)mes lont porte en bne garde robbe. C(o1)m(e1)t ce<text:line-break/>dist le seruiteur ie ne cuydoye point quil fust ceans (p3) ma foy ie p(e1)soye moy<text:line-break/>que vous eussiez trouue aulcune facon de l(e1)uoyer ou faire aller dehors (et)<text:s/>(q1)<text:line-break/>ieusse icy meshuy tenu son lieu. Vous n(e1) yrez pas pourt(a1)t dit elle il na gar<text:line-break/>deyssir d(o1)t il est. Et si a beau crier il nest ame de nulz sens (q2) le peust ouyr et<text:line-break/>croyez (q2)l demourra meshuit par moy. Se vous le voulez desprisonner ie<text:line-break/>m(e1)<text:s/>rapporte a vous (sol) nostre dame dist il sil nen sailloit tant (q1) ie l(e1) fisse oster<text:line-break/>il auroit bel att(e1)dre. Or faisons d(o1)t b(o1)ne chere dist elle (sol) et ny pensons plus<text:line-break/>pour abreger chascun se despouilla (et) se coucher(e1)t les deulx am(a1)s<text:s/>ded(a1)s le<text:line-break/>beau lict ensemble bras a bras et fir(e1)t ce pourquoy il estoy(e1)t assemblez qui<text:line-break/>mieulx vault estre p(e1)ses lis(a1)s (q1)stre note de lescripu(a1)t. Qu(a1)t vint au point<text:line-break/>du iour le. G(e1)til seruiteur se partit de la dame le plus secrettem(e1)t (q1) il peut<text:line-break/>et vint a son logis dormir comme iespoire ou desieuner (sol) car de to(us) deux a(-)<text:line-break/>uoit besoing. Ma damoyselle (q2) nestoit pas moins subtille que saige et b(o1)(-)<text:line-break/>ne qu(a1)t il fust heure se leua (et) dist a ses g(e1)s. Il seroit desormais heure doster<text:line-break/>nostre prisonnier ie vois veoir quil dira (sol) (et) sil se vouldra mettre a finance.<text:line-break/>Mettes tout sur nous dir(e1)t elles nous lapaiserons bi(e1) (sol) croyez que si feray<text:line-break/>ie dist elle (sol) et a ces motz se seigne et sen va bellem(e1)t<text:s/>c(o1)me non pensant a ce<text:line-break/>quelle faisoit tout daguet (sol) (et) a propos entra ded(a1)s en la garde robbe ou s(o1)<text:line-break/>mary encores estoit ded(a1)s le bahu clos. Et quant il louyt il c(o1)m(e1)ca a faire<text:line-break/>gr(a1)t noise et crier a la vollee quest ce cy me laissera on cy ded(a1)s et sa bonne<text:line-break/>femme qui louyt ainsi demener resp(o1)dit effreem(e1)t (et) comme craintiuem(e1)t<text:line-break/>faisant lignor(a1)te. He dieu qui esse la queiay ouy crier. Cest moy de par dieu<text:line-break/>cest moy dist le mary. Cest vo(us) dist elle (sol) (et) d(o1)t<text:s/>venez (sol) vo(us) a ceste heure. V(o1)t ie<text:line-break/><text:span text:style-name="pb">[n.p.]</text:span><text:line-break/>viens dist il et vo(us) le scauez bien ma dame il ne fault ia qu(o1) le vo(us) die mais<text:line-break/>se vo(us) faictes de moy (sol) au fort ie feray quelq iour de vo(us). Et sil eust endure<text:line-break/>ou ose il se fust voul(e1)tiers courrouce (et) eust dit vil(e1)nie a sa b(o1)ne femme (et) el<text:line-break/>le (q2) le c(o1)gnoissoit luy couppa la parolle (sol) et dist m(o1)seig(n1)r pour dieu ie vo(us)<text:line-break/>crye mercy (p3) mon serm(e1)t ie vo(us) asseure que ie ne vous cuidoye pas icy a ce<text:line-break/>ste heure. Et croyez que ie ne vo(us) y eusse pas quis et ne me scay assez esmer<text:line-break/>ueiller d(o1)t vo(us) venez a y estre encore car ie charge hyer au soir a ces f(e1)mes<text:line-break/>que elles vo(us) missent dehors tandis que ie disoye mes heures et elles me di<text:line-break/><text:soft-page-break/>r(e1)t que si feroy(e1)t elles (sol) (et) de fait lune me vint dire que vous estiez dehors (sol) et<text:line-break/>desia alle en la ville (sol) et (q1) ne reui(e1)drez meshuyt (et) a ceste cause ie me couchay<text:line-break/>assez tost après sans vo(us) attendre. Saint ieh(a1) dist il vo(us) voyez que cest (sol) or<text:line-break/>vo(us) adu(a1)cez de moy tirer dicy. Car ie suis t(a1)t las que ie n(e1) puis plus (sol) cela fe<text:line-break/>roye bi(e1) m(o1)seigneur dist elle mais ce ne sera pas deu(a1)t que vo(us) nayez pro(-)<text:line-break/>mis de moy payer de la gaigeure que auez perdue et pardonnez moy tou(-)<text:line-break/>teffoys car aultrement ne le puis faire (sol) et aduancez vous de par dieu (sol) ie le<text:line-break/>payeray vrayement et ainsi vous le promettez (sol) ouy par ma foy. Et ce pro(-)<text:line-break/>ces fine (sol) ma damoyselle defferma le bahu et m(o1)seigneur yssit dehors<text:s/>lasse<text:line-break/>froisse (sol) et trauaille (sol) et elle le pr(e1)t a bras et baise (sol) et acolle t(a1)t doulcem(e1)t que<text:line-break/>lon ne pourroit plus en luy priant pour dieu (q2)l ne soit point mal cont(e1)t. A<text:line-break/>d(o1)c le pouure coquart dist que n(o1) estoit il puis quelle n(e1) scauoit ri(e1) mais il<text:line-break/>pugnira trop bi(e1) ses f(e1)mes sil y scait aduenir. Par ma foy monseigneur<text:line-break/>dist elle (sol) elles sen sont ores bi(e1) v(e1)gees de vous ie ne doubte point (q1) vo(us) ne<text:line-break/>leur ayez fait quelque chose. N(o1) ay certes que ie<text:s/>saiche (sol) mais croyez que le<text:line-break/>tour que elles m(o1)t ioue leur sera chier vendu. Il neut pas fine ce propos (q1)<text:line-break/>bouttes ses f(e1)mes entrer(e1)t ded(a1)s qui si très fort rioyent (et) de si gr(a1)t cueur<text:line-break/>quelles ne sceur(e1)t mot dire gr(a1)t piece apres. Et m(o1)seigneur (q2) deuoyt fai(-)<text:line-break/>re merueilles qu(a1)t il les vit rire en ce point ne se peust tenir de les c(o1)trefai(-)<text:line-break/>re. Et ma damoyselle pour luy faire compaignie ne si faignit point. La<text:line-break/>vissiez vo(us) vne merueilleuse risee et d(u1)g couste (et) daultre (sol) mais celluy (q2) en<text:line-break/>auoit le moins cause ne sen pouuoit rauoir. Apres certaine piece ce passe<text:line-break/>temps cessa (et) dist m(o1)seig(n1)r. Ma damoyselle ie vo(us) mercye beaucoup de la<text:line-break/>courtoisie (q1) mauez ennuyt fait a vostre c(o1)m(a1)dem(e1)t m(o1)seigneur resp(o1)dit<text:line-break/>lune. Encores nestes vo(us) pas quitte (sol) vo(us) no(us) auez fait (et) faictes tousiours<text:line-break/>t(a1)t de peine (et) de meschief que no(us) vo(us) au(o1)s garde ceste p(e1)see (sol) et nau(o1)s aul<text:line-break/>tre regret (q1) pl(us) ny auez este (et) se neussi(o1)s sceu de vray (q2)l neust pas bi(e1) pleu<text:line-break/>a ma damoyselle encores y fussiez vo(us) et prenez en gre. Est ce cela dist il or<text:line-break/>bien bi(e1) vous verrez comm(e1)t il vous en pr(e1)dra (et) (p3) ma foy ie suis bi(e1) gou<text:line-break/>uerne qu(a1)t auec tout ce mal (q1) iay eu lon ne me fait que farcer et encores (q2)<text:line-break/>pis est il me fault payer la cotte simule de satin. Et vrayem(e1)t ie ne puis a<text:line-break/>mains (q1) dauoir les chemises de la gaigeure en rec(o1)p(e1)sati(o1) de la peine qu(a1)<text:line-break/><text:span text:style-name="pb">[n.p.]</text:span><text:line-break/>ma faicte. Il nya par dieu que raison dir(e1)t les damoyselles no(us) voulons a<text:line-break/>ceste heure pour vo(us) m(o1)seig(n1)r (et) vo(us) les aurez naura pas ma damoyselle (et)<text:line-break/>a (q1)l propos dist elle il a (p3)du la gaigeure dea nous scau(o1)s trop bi(e1) cela il ne<text:line-break/>les peut auoir de droit aussi ne les dem(a1)de il pas a cest int(e1)tion mais il les<text:line-break/>a bi(e1) desseruies en aultre maniere. A cela ne tiendra il pas dist elle ie feray<text:line-break/>voul(e1)tiers fin(a1)ce de la toille pour lamour de vous mes damoyselles (q2) t(a1)t<text:line-break/>bi(e1) procurez pour luy (et) vous pr(e1)drez bi(e1) la peine de les couldre ouy vraye(-)<text:line-break/>m(e1)t ma damoyselle c(o1)me celluy (q2) ne fait (q1) escourre la teste au matin qu(a1)t<text:line-break/>il se lieue (q2)l ne soit prest (sol) ainsi estoit m(o1)seig(n1)r (sol) car il ne luy faillit (q1) vne se(-)<text:line-break/>cousse de verges a le nettoyer sa robbe (sol) (et) ses chausses (q2)l ne fust prest (sol) (et) ain(-)<text:line-break/>sia la messe sen va (sol) (et) ma damoyselle et ses f(e1)mes le suyu(e1)t qui fait oy(e1)t de<text:line-break/>luy ie vo(us) asseure grandes risees. Et<text:s/>croyez (q1) la messe ne se passa pas sans<text:line-break/>ris soudains qu(a1)t il leur souui(e1)t du giste (q1) m(o1)seig(n1)r a faict au bahu. Le(q1)l<text:line-break/><text:soft-page-break/>ne le scait encores (q2) fut celle nuyct enregistre au liure (q2) na point de n(o1) et se<text:line-break/>nest que dau(a1)ture ceste hystoire vi(e1)gne entre ses mains iamais n(e1) aura se<text:line-break/>dieu plaist congnoissance ce que pour rien ie ne vouldroye. Si prie aux li(-)<text:line-break/>sans qui le congnoissent quilz se gardent de luy monstrer.</text:p>
      <text:h text:style-name="Titre1" text:outline-level="1">(pdm) La.xxviij.nouuelle par messire michault de changy.</text:h>
      <text:p text:style-name="P60"><text:span text:style-name="T61">S</text:span>E au<text:s/>t(e1)ps de tres ren(o1)me (et) eloquent bocace ladu(e1)tu<text:line-break/>re dont ie vueil fournir ma nouuelle fut aduenue a<text:line-break/>son audi(e1)ce (et) c(o1)gnoissance (p3)uenue ie ne doubte poit<text:line-break/>(q2)l ne leust adioustee (et) mise au renc des nobles h(o1)mes<text:line-break/>mal fortunes. Car ie<text:s/>ne p(e1)se pas (q1) noble homme ia(-)<text:line-break/>mais pour vng coup eust guieres fortune pl(us) dure a<text:line-break/>porter (q1) le b(o1) seig(n1)r (q1) dieu pardoint d(o1)t ie vo(us) c(o1)pte<text:line-break/>ray laduanture. Et se male fortune nest digne destre<text:line-break/>audict liure de bocace. J(e1) faictz iuge to(us) ceulx (q2) lorr(o1)t rac(o1)pter. Le b(o1) sei(-)<text:line-break/>gneur d(o1)t ie vo(us) (p3)le en son t(e1)ps estoit vng des beaulx princes de ce royaul<text:line-break/>me garny (et) adressie de tout ce qu(o1) scauroit louer (et) priser vng noble h(o1)me.<text:line-break/>Et entre aultres<text:s/>de ses proprietes il estoit tel destine (q1) entre les dames ia(-)<text:line-break/>mais h(o1)me ne le passa de gracieusete. Or luy aduint (q1) au t(e1)ps (q1) ceste ren(o1)<text:line-break/>mee (et) destinee florissoit (sol) (et) (q2)l nestoit bruyct (q1) de luy. Amours (q2) seme ses ver<text:line-break/>tus ou mieulx luy plaist (et) b(o1) luy semble fist ali(a1)ce a vne belle fille ieune g(e1)<text:line-break/>te gracieuse (et) en b(o1) point en sa saison ay(a1)t bruyt aut(a1)t (et) pl(us) (q1) nulle de son<text:line-break/>t(e1)ps t(a1)t (p3) sa gr(a1)t (et) n(o1)pareille beaulte c(o1)me (p3) ses tres belles meurs (et) vert(us)<text:line-break/>qui pas ne nuysoit au ieu tant estoit en la grace de la royne du pays quelle<text:line-break/>estoit en s(o1) demy lict les nuytz (q1) ladicte royne po(i1)t ne couchoit auec le roy (sol)<text:line-break/>ces amours (q1) ie vo(us) dis fur(e1)t si adu(a1)t conduictes (q2)l ne restoit (q1) t(e1)ps et lieu<text:line-break/>pour dire (et) faire chascun a sa partie. La chose au m(o1)de que plus luy pour(-)<text:line-break/>roit plaire ilz ne furent pas peu de iours pour aduiser lieu (et) place<text:line-break/><text:span text:style-name="pb">[n.p.]</text:span><text:line-break/>c(o1)uena(-)ble a ce faire. Mais en la fin celle qui ne disiroit pas moins le bi(e1) de son ser<text:line-break/>uiteur que la saluati(o1) de son ame saduisa dung b(o1) tour d(o1)t t(a1)tost lauertit<text:line-break/>disant ce (q1) sensuit. M(o1) tres loyal amy vo(us) scauez c(o1)m(e1)t ie couche auec la<text:line-break/>royne et que nullem(e1)t nest posible se ie ne voulloye tout gaster dab(a1)d(o1)ner<text:line-break/>cest h(o1)neur et aduancem(e1)t d(o1)t la pl(us) femme de bien de ce royaulme se ti(e1)(-)<text:line-break/>droyt pour bi(e1) eureuse (et) honnoree c(o1)bi(e1) (q1) par ma foy ie vo(us) vouldroye c(o1)(-)<text:line-break/>plaire et faire vostre plaisir et daussi b(o1) cueur comme a elle (et) (q2)l soit vray ie<text:line-break/>le vo(us) m(o1)streray de faict sans hab(a1)donner touteffois celle (q2) me fait (et) peut<text:line-break/>faire tout le bien et lh(o1)neur du monde ie ne p(e1)se pas aussi que vo(us) voulsis<text:line-break/>siez (q1) aultrem(e1)t ie fisse n(o1) par ma foy mamye resp(o1)dit le b(o1) seig(n1)r mais<text:line-break/>touteffois ie vo(us) prye qu(e1) seru(a1)t vostre maistresse vostre loyal seruiteur ne<text:line-break/>soit point arriere du bi(e1) (q1) faire luy pouuez qui ne luy est pas moindre cho(-)<text:line-break/>se dea vostre grace (et) amour paruenir que de gaigner le surplus du monde<text:line-break/>voicy que ie vous feray m(o1)seigneur dist elle la royne a vne leuriere c(o1)me<text:line-break/>vous scauez dont elle est beaucoup assotee et la fait coucher en sa chambre<text:line-break/>ie trouueray<text:s/>facon ennuit de lenclorre hors de la ch(a1)bre sans quelle en sai(-)<text:line-break/>che ri(e1) et qu(a1)t chascun sera retrait ie feray vng ius(q1)s en la chambre de pare<text:line-break/><text:soft-page-break/>m(e1)t (et) deffermeray lhuys et le laisseray entrouuert (et) qu(a1)t vous penseres (q1)<text:line-break/>la royne pourra estre au lit vous vi(e1)dres tant secrettem(e1)t (et) entreres en la(-)<text:line-break/>dicte chambre et fermeres lhuys vo(us) y trouuerres la leuriere qui bien vo(us)<text:line-break/>c(o1)gnoist assez si le laissera bien approcher de vous vous la pr(e1)dres par les<text:line-break/>oreilles et la feres bien hault cryer. Et qu(a1)t la royne lorra elle la congnoi(-)<text:line-break/>stra t(a1)tost ie n(e1) doubte point quelle ne me face leuer inc(o1)tin(e1)t pour la met<text:line-break/>tre ded(a1)s (et) en ce point viendray ie vers vo(us) (et) ne faillez point se iamais vo(us)<text:line-break/>voulez<text:s/>parler a moy. Ha ma treschiere et loyalle amye dist monseigneur ie<text:line-break/>vous remercye t(a1)t que ie puis p(e1)sez que ie ny fauldray pas et a t(a1)t se part<text:line-break/>et senva et sa dame aussi chascun p(e1)sant (et) desir(a1)t de acheuer ce (q2) est propo<text:line-break/>se qu(e1) vauldroit le l(o1)g compte la leuriere se cuida rendre qu(a1)t il fut heure<text:line-break/>en la ch(a1)bre de sa maistresse comme elle auoit acoustume mais celle qui la<text:line-break/>uoit cond(a1)pnee dehors la fist retraire en la chambre au plus pres (et) la roy(-)<text:line-break/>ne se coucha s(a1)s ce<text:s/>quelle sen donnast garde (et) assez tost apres luy vint faire<text:line-break/>compaignie la b(o1)ne damoyselle qui nattendoit que lheure douyr crier la le<text:line-break/>uriere (et) la sem(o1)ce de bataille ne demoura gueres que le gentil seigneur se<text:line-break/>mist dessus les rencz (et) tant fist quil se trouua en la ch(a1)bre ou la leuriere se<text:line-break/>dormoit (sol) il la quist t(a1)t au pied (q1) a la main quil la trouua et puis la print (p3)<text:line-break/>les oreilles (et) la fist hault crier deux ou trois fois (et) la royue (q2) loyoit c(o1)gneut<text:line-break/>tantost (q1) cestoit sa leuriere (et) p(e1)soit quelle vouloit estre ded(a1)s. Si appella<text:line-break/>sa damoiselle et luy dist mamye vela ma leuriere qui se plaint la dehors le<text:line-break/>uez vo(us) si la mettez ded(a1)s voul(e1)tiers ma dame dist la damoiselle et iacoit<text:line-break/>quelle att(e1)dist la bataille d(o1)t elle mesmes auoit lheure et le iour assigne si<text:line-break/><text:span text:style-name="pb">[n.p.]</text:span><text:line-break/>ne sarma elle que de sa chemise et en ce point sen vint a lhuis et louurit t(a1)<text:line-break/>tost luy vint a lencontre celluy qui lattendoit il fust t(a1)t ioyeulx et t(a1)t sur(-)<text:line-break/>prins quant il vit<text:s/>sa dame si belle (et) en si b(o1) point (q1) il perdit force (sol) sens (et) ad<text:line-break/>uis (et) ne fut en sa puissance adonc(q1)s tyrer sa dague pour la esprouuer selle<text:line-break/>pourroit pr(e1)dre sus les cuyrasses trop bien de baiser (sol) dacoller (sol) de manier le<text:line-break/>tetin du surpl(us) il faisoit assez dilig(e1)ce (sol) mais du (p3)faict nichil. Si fut force<text:line-break/>a la g(e1)te damoysele (q1)lle retournast sans luy laisser ce quauoir ne pouuoit<text:line-break/>se par force darmes ne le c(o1)queroit (sol) et ainsi (q1) elle se voulut partir il la cuy(-)<text:line-break/>doit retenir (p3) force (sol) (et) par doulces parolles (sol) mais elle nosoit demourer. Si<text:line-break/>luy ferma lhuys au visaige et sen reuint par deuers la royne qui luy dem(a1)<text:line-break/>da se elle auoit mys sa leuriere ded(a1)s (sol) (et) elle dist que non (sol) car onc(q1)s puis ne<text:line-break/>lauoit sceu trouuer (et) si auoit beaucoup regarde. Or br(e1) ce dist la royne cou<text:line-break/>chiez vous tousiours laura on bi(e1) (sol) le pouure amoureux estoit a celle heure<text:line-break/>bien mal content (q2) se voyoit ainsi deshonnore et adne(a1)tir (sol)<text:s/>(et) si cuydoit au<text:line-break/>parau(a1)t (et) bien t(a1)t en sa force si froit que en mains dheure quil nauoit este<text:line-break/>auecques sa dame il en eust bien combatu telles trois (et) venu au dessus del<text:line-break/>les a son honneur (sol) au fort il reprint couraige et dist bien en soymesmes sil<text:line-break/>est iamais si eureux que de trouuer sa dame en si belle (sol) elle ne partira pas<text:line-break/>c(o1)me elle a fait a laultre fois. Ainsi anime et esguillonne de honte (et) de de(-)<text:line-break/>sir il reprent ladicte leuriere par les oreilles et la tira si rudem(e1)t tout<text:s/>cour<text:line-break/>rouce (q1)l estoit quilla fist crier beaucoup plus hault (q1) elle nauoit deu(a1)t. Si<text:line-break/>hucha arriere ad ce cry la royne sa damoyselle qui reuiut ouurir lhuis com<text:line-break/>me deu(a1)t (sol) mais elle sen retourna par deuers sa maistresse sans c(o1)quester<text:line-break/>ne plus ne mains quelle fist a laultre foys (sol) or reuint (sol) la tierce fois (q1) ce pou<text:line-break/>ure gentil homme faisoit tout son pouuoir de besongner comme il auoit<text:line-break/>le desir mais au diable de lh(o1)me se il peust onc(q2)s trouuer maniere de four<text:line-break/><text:soft-page-break/>nir vne pouure lance a celle qui ne dem(a1)doit aultre chose et qui attendoit<text:line-break/>tout de pied quoy. Et qu(a1)t elle vit que elle nauroit pas son pennier perce<text:line-break/>(et) (q2)l nestoit pas en laultre de mettre seullem(e1)t sa l(a1)ce en son arrest quelque<text:line-break/>adu(a1)taige que elle luy fist (sol) t(a1)tost congneut (q1)lle auoit a la iouste failly d(o1)t<text:line-break/>elle tint beaucoup de c(o1)pte mais du iousteur elle ne voulut la plus demou<text:line-break/>rer pour conqueste quelle y fist (sol) sy voulut rentrer en la chambre de la royne<text:line-break/>et son amy la retiroit a force (et) disoit (sol) helas mamye demoures encores vng<text:line-break/>peu (et) ie vous en prie. Je ne puis laisses moy aller dist elle (et) ie nay (q1) trop de(-)<text:line-break/>moure pour chose que iaye pouffite (et) a t(a1)t seu retourne deuers la chambre<text:line-break/>(et) laultre la suiuoit qui<text:s/>la cuidoit retenir. Et qu(a1)t elle vit ce pour le bi(e1) pay<text:line-break/>er (et) la royne cont(e1)ter alla dire tout en hault. Passez (sol) passez (sol) orde carongne<text:line-break/>que vo(us) estes (sol) (p3) dieu vous ny entreres meshuy mesch(a1)te beste (q1) vous estes<text:line-break/>Et en ce<text:s/>dis(a1)t ferma son huis et la royne qui louit dem(a1)da. A (q2) parler vo(us)<text:line-break/>mamye. Cest a ce paillart chi(e1) ma dame (q1) ma fait tant de peine de la (q1)rir<text:line-break/><text:span text:style-name="pb">[n.p.]</text:span><text:line-break/>il se estoit boute soubz vng banc la ded(a1)s (et) cache tout de plat le museau c(o1)<text:line-break/>tre terre (et) si ne le scauoye trouuer (et) qu(a1)t ie luy ay trouue il ne sest oncques<text:line-break/>daigne leuer pour quel(q1) chose (q1) ie luy aye faict ie leusse moult voulentiers<text:line-break/>boute ded(a1)s mais il na oncques daigne leuer la teste si lay laisse la dehors<text:line-break/>et a son visaige tout (p3) depit ay ferme lhuys. Cest tresbien fait mamye dist<text:line-break/>la royne couchez vous si dormir(o1)s. Ainsi que vo(us) auez ouy fut mal fortu(-)<text:line-break/>ne ce g(e1)til seig(n1)r (et) pource (q2)l ne peust qu(a1)t sa dame voulut ie ti(e1) moy qu(a1)t<text:line-break/>il eut bi(e1) la puiss(a1)ce a c(o1)m(a1)dem(e1)t le vouloir de sa dame fust hors de la ville.</text:p>
      <text:h text:style-name="Titre1" text:outline-level="1">(pdm) La.xxix.nouuelle dung gentil h(o1)me quil se maria.</text:h>
      <text:p text:style-name="figure">&lt;ATTimage&gt;</text:p>
      <text:p text:style-name="P62"><text:span text:style-name="T63">N</text:span>A pas c(e1)t ans du ior<text:line-break/>dhui que vng gentil<text:line-break/>h(o1)me de ce royaulme vou(-)<text:line-break/>lut scauoir (et) esprouuer lay<text:line-break/>se que l(o1) a en mariage. Et<text:line-break/>pour abreger fist tant que<text:line-break/>le tres desire iour de ses no<text:line-break/>pces fut venu. A(p1)s les tres<text:line-break/>bonnes cheres et aultres<text:line-break/>passe t(e1)ps accoustumez les<text:line-break/>pousee fut couchee a vne<text:line-break/>certaine piece apres la luy<text:line-break/>vint. Et se coucha aupres<text:line-break/>de elle et sans delay inc(o1)ti(-)<text:line-break/>n(e1)t bailla lassault a sa for(-)<text:line-break/>teresse a quelque meschief<text:line-break/>que ce fust il entra dedans<text:line-break/>et la gaigna. Mais vous deuez entendre (q1) il ne fist pas ceste c(o1)queste sans<text:line-break/>faire foison darmes qui longues seroyent a<text:s/>racompter car aincois (q1) il ve<text:line-break/>nist au doni(o1) du Chasteau (sol) force luy fut de gaigner (et) emporter belleure b(a1)<text:line-break/>bellieres (sol) et plusieurs aultres fors dont la place estoit bien garnie c(o1)me cel<text:line-break/>le qui iamais nauoit este prinse au moins d(o1)t fust encores grant nouuelle<text:line-break/>et que nature auoit mis a deffence qu(a1)t il fut maistre de la place il rompit<text:line-break/><text:soft-page-break/>sa lance et lors cessa lassault (et) ploya loeuure. Or ne faict pas a oublier que<text:line-break/>la bonne damoiselle qui se vit en la mercy de ce gentil homme son mary (q2)<text:line-break/>desia auoit fourraige la plus part de son manoir luy voulut m(o1)strer vng<text:line-break/>prisonnier que elle tenoit en vng secret lieu enclos et enferme et pour par<text:line-break/>ler plain elle se deliura cy prins cy mys apres ceste premiere course d(u1)g tres<text:line-break/>beau filz.<text:s/>D(o1)t son mary se trouua si treshonteux (sol) et t(a1)t esbahy quil nesca<text:line-break/>uoit sa maniere (sol) syn(o1) de soy taire. Et pour h(o1)nestete (et) pitie (q2)l eust de ce cas<text:line-break/>il seruit la mere (et) l(e1)fant de ce quil scauoic faire mais croyez (q1) la pouure<text:s/>g(e1)<text:line-break/><text:span text:style-name="pb">[n.p.]</text:span><text:line-break/>til femme a cest coup getta vng bi(e1) hault (et) dur cry (q2) de plusieurs fut clere(-)<text:line-break/>m(e1)t ouy et entendu quilz cuydoyent a la verite quelle gettast ce cry a la des<text:line-break/>puceler c(o1)me cest la coustume en ce royaulme. Pend(a1)t ce temps ces<text:s/>g(e1)tilz<text:line-break/>h(o1)mes de lhostel (sol) ou ce nouueau marie demouroit vindr(e1)t heurter a lhuys<text:line-break/>de ceste chambre (sol) et apportoient le chaudeau ilz heurter(e1)t beaucoup sans<text:line-break/>ce que ame respondist lespousee en estoit bi(e1) excusee (et) lespouse nauoit pas<text:line-break/>cause de trop caqueter. Et quest ce cy dir(e1)t ilz (sol) nouurirez vous pas lhuys se<text:line-break/>vous ne vous hastez no(us) le r(o1)prons le chaudeau que no(us) vous apport(o1)s se<text:line-break/>ra t(a1)tost tout froit (sol) (et) lors rec(o1)m(e1)cer(e1)t a heurter de plus belle.<text:s/>Mais le nou<text:line-break/>ueau marie neust pas dit vng mot pour c(e1)t frans. D(o1)t ceulx de dehors ne<text:line-break/>scauoyent que penser. Car il nestoit pas muet de coustume (sol) au fort il se le(-)<text:line-break/>ua (sol) et print vne longue robbe que il auoit (sol) (et) laissa ses c(o1)paign(o1)s entrer de<text:line-break/>d(a1)s qui t(a1)tost dem(a1)der(e1)t se le chaudeau estoit gaigne et quilz lapportoy(e1)t<text:line-break/>a ladu(e1)ture. Et lors vng d(e1)tre eulx couurit la table et mist le bancquet des<text:line-break/>sus car ilz estoi(e1)t en lieu pour ce faire (sol) (et) ou ri(e1)s nestoit espargne en telz cas<text:line-break/>et aultres semblables ilz se assir(e1)t to(us) au m(e1)ger (sol) et bon mary print sa pla(-)<text:line-break/>ce en vne chaire a dos asses pres de son lict (sol) tant simple (et) tant piteux quon<text:line-break/>ne le vous scauroit dire (sol) et quelque chose que les aultres dissent il ne son(-)<text:line-break/>noit pas vng mot mais se tenoit comme vne droicte statue (sol) ou vne ydolle<text:line-break/>entaillee. Et quest ce cy dist l(u1)g ne prenez vous point garde a la b(o1)ne chie(-)<text:line-break/>re (sol) que no(us) fait nostre homme (sol) encores a il a<text:s/>dire vng seul mot. Ha dea dist<text:line-break/>laultre ses bourdes sont rappaissez. Et par ma foy dist le tiers mariage<text:line-break/>est chose de gr(a1)de vertu regardez qu(a1)t a vne heure (q1) il a este marie il a des(-)<text:line-break/>ia perdu la force de sa langue sil est iamais longuem(e1)t ie<text:s/>ne d(o1)neroye pas<text:line-break/>maille de tout le surplus et a la verite dire il estoit au (p3) auant vng tresgra<text:line-break/>cieux farseur (sol) (et) t(a1)t bi(e1) luy seoit (q1) merueilles (et) ne disoit iamais vne parolle<text:line-break/>puis (q2)l estoit en guogues (q1)lle naportast auec elle son ris (sol) mais il en estoit<text:line-break/>pour lheure bi(e1) reboute (sol) ces g(e1)tilz h(o1)mes (et) ces g(e1)tilz c(o1)paign(o1)s beuuoy(e1)t<text:line-break/>daut(a1)t (et) dautel a lespouse. Mais au diable des deux filz auoy(e1)t fain de boi<text:line-break/>re l(u1)g enragoit tout vif (sol)<text:s/>(et) laultre nestoit pas mains mal aise. Je ne me c(o1)<text:line-break/>gnois en ceste maniere dist vng g(e1)til h(o1)me il no(us) fault festoyer de no(us) mes<text:line-break/>mes (sol) ie ne vis iamais h(o1)me de si hault esternu (sol) si tost rassis pourvne f(e1)me<text:line-break/>Jay veu (q1) on neust pas ouy dieu t(o1)ner en vne c(o1)paignie ou il fust (sol) (et) il se ti(e1)t<text:line-break/>pl(us) quoy (q1) vng feu couuert ha dea ses haultes parolles sont bi(e1) bas ent(o1)(-)<text:line-break/>nees maiten(a1)t. Je bois a vo(us) espouse disoit laultre mais il nestoit pas plei<text:line-break/>ge car il ieusnoit de boire de m(e1)ger de b(o1)ne chiere faire (et) de (p3)ler n(o1) pourt(a1)t<text:line-break/>assez b(o1)ne piece a(p1)s qu(a1)t il eut bi(e1) este reprouue (et) rigole de ses c(o1)paign(o1)s (et)<text:line-break/>c(o1)me vng senglier mis aux abois de to(us) costez il dist messeig(n1)rs qu(a1)t ievo(us)<text:line-break/>ay bien entendus qui me semonnez si tres fort de parler ie vueil bi(e1) (q1) vo(us)<text:line-break/><text:soft-page-break/>saichez que iay bien cause de beaucoup penser et de moy taire tout quoy et<text:line-break/><text:span text:style-name="pb">[n.p.]</text:span><text:span text:style-name="pb"><text:line-break/></text:span>si suisseur (q1) il nya nul qui nen fist autant sil en auoit<text:s/>le pourquoy c(o1)me<text:line-break/>iay. Et par la mort bieu se iestoye aussi riche (q1) le roy (q1) monseigneur et que<text:line-break/>tous les pr(i1)ces cresti(e1)s si ne scauroys ie fournir ce (q2) mest appar(e1)t dauoir a<text:line-break/>entretenir voicy pour vng pouure coup (q1) iay acole ma f(e1)me elle ma faict<text:line-break/>vng enfant. Or regardez se a chascune foys (q1) ie rec(o1)menceray elle en fait<text:line-break/>aut(a1)t dequoy ie pourray nourrir le mesnage. C(o1)ment vng enfant dirent<text:line-break/>ses c(o1)paignons voire vrayem(e1)t vng enfant voicy dequoy regardez (et) lors<text:line-break/>se tourne vers son lit (et) lieue la couuerture (et) leur m(o1)stre tenez dist il vela la<text:line-break/>vache (et) leveau suis ie pas bi(e1) party (sol) plusieurs de la c(o1)paignie furent bien<text:line-break/>esbahys (et) pardonner(e1)t a leur hoste sa simple chiere et sen aller(e1)t chasc(u1) en<text:line-break/>sa chascune. Et le pouure nouueau marie hab(a1)donna ceste premiere nuyt<text:line-break/>la nouuelle acouchee. Et doubt(a1)t que elle nen fist vne aultre foys autant.<text:line-break/>Oncques puis ne si trouua.</text:p>
      <text:h text:style-name="Titre1" text:outline-level="1">(pdm) La.xxx.nouuelle de troys march(a1)s de sauoye all(a1)s en<text:s/>pelerinaige.</text:h>
      <text:p text:style-name="P64"><text:span text:style-name="T65">I</text:span>L est vray c(o1)me leuangille que troys bons march(a1)s<text:line-break/>de sauoye se misr(e1)t au chemin auec leurs troys fem(-)<text:line-break/>mes pour aller au pelerinaige a sainct anthoyne de<text:line-break/>vi(e1)noys. Et pour y aller pl(us) deuotem(e1)t rendre a dieu<text:line-break/>et a monseigneur<text:s/>sainct anthoyne leur voyage plus<text:line-break/>agreable ilz conclur(e1)t auec leurs f(e1)mes des le partir<text:line-break/>de leurs maisons (q1) tout le voyage ilz ne coucheroy(e1)t<text:line-break/>pas auecques elles mais en contin(e1)ce yront (et) vi(e1)dr(o1)t<text:line-break/>Ilz arriuer(e1)t vng soir en la ville<text:s/>de ch(a1)bery (et) se loger(e1)t en vng tres bon lo<text:line-break/>gis et fir(e1)t au soupper tres b(o1)ne chiere c(o1)me ceulx qui auoy(e1)t tres bien de<text:line-break/>quoy (sol) (et) (q2) tres bi(e1) le sceur(e1)t faire (et) croy (et) ti(e1)s fermem(e1)t se ne fust la promes<text:line-break/>se du voyage (q1) chasc(u1) eust couche auec sa chascune. Et touteffoys ainsi n(e1)<text:line-break/>aduint pas car quant il fut heure de soy retraire (sol) les f(e1)mes d(o1)nerent la b(o1)<text:line-break/>ne nuyt a leurs marys (sol) (et) les laisser(e1)t (et) se bouter(e1)t en vne ch(a1)bre au<text:s/>pl(us) pres<text:line-break/>ou elles auoy(e1)t faict couurir chascune son lict. Or deuez vous scauoir (q1) ce<text:line-break/>soir propre arriuer(e1)t le(a1)s troys cordeliers qui sen alloy(e1)t a genefue qui fu<text:line-break/>rent ord(o1)nes a coucher en vne ch(a1)bre n(o1) pas trop loingtaine de la<text:s/>ch(a1)bre<text:line-break/>aux march(a1)des. Lesquelles puis quelles fur(e1)t entre elles c(o1)mencer(e1)t a de(-)<text:line-break/>uiser de c(e1)t mille propos (et) sembloit pour troys (q2)l en y auoit quon en oyoit<text:line-break/>la noyse quil souffiroit bi(e1) d(u1)g quarter(o1). Ces b(o1)s cordeliers<text:s/>oy(a1)t ce bruyt<text:line-break/>de f(e1)mes saillir(e1)t de leurs ch(a1)bres sans faire effroy ne bruyt (et) tant aproche<text:line-break/>rent de lhuys sans estre ouys quilz apperceur(e1)t troys belles damoyselles (q2)<text:line-break/>estoy(e1)t chascune a par elles en vng beau lict assez gr(a1)t (et)<text:s/>large pour le deu(-)<text:line-break/>ziesme recepuoir daultre couste. Puis se reuir(e1)t (sol) (et) qu(a1)t ilz ent(e1)dir(e1)t les ma<text:line-break/>rys (q2) se couchoy(e1)t en laultre ch(a1)bre (sol) (et) puis dir(e1)t (q1) fortune (et) h(o1)neur a ceste<text:line-break/>heure leur court sus (et) quilz ne sont pas dignes dauoir iamais nulle b(o1)ne<text:line-break/><text:span text:style-name="pb">[n.p.]</text:span><text:line-break/>adu(e1)ture se ceste quilz n(o1)t pas a pourchasser par laschete leur esel appoit.<text:line-break/><text:soft-page-break/>Si dist lung il ne me fault aultre deliberation en nostre faict nous s(o1)mes<text:line-break/>troys (sol) (et) elles troys (sol) chascun preigne sa place qu(a1)t elles seront endormies.<text:line-break/>Sil fut dit ainsi il fut fait (sol) (et) si bien vint a ces bons freres cordeliers que ilz<text:line-break/>trouuer(e1)t la clef de la ch(a1)bre aux f(e1)mes ded(a1)s lhuys si louurer(e1)t si tressoet<text:line-break/>ment quilz ne fur(e1)t dame ouys. Ilz ne fur(e1)t pas si folz qu(a1)t ilz eur(e1)t gai(-)<text:line-break/>gne ce premier fort pour plus seurem(e1)t assaillir laultre quilz ne tirass(e1)t la<text:line-break/>clef par deuers eulx (et) resserrer(e1)t tres bi(e1) lhuys. Et puis apres sans plus en<text:line-break/>querre chascun print son quartier (et) c(o1)mencerent a besongner chascun au<text:line-break/>mieulx (q2)l peut (sol) mais le bon fut car lune cuydant auoir son mary parla et<text:line-break/>dist (q1) voulez vo(us) faire ne vous souui(e1)t il de vostre veu (sol) (et) le b(o1) cordelier ne<text:line-break/>disoit mot (sol) mais faisoit ce pourquoy il estoit venu de si gr(a1)t cueur (q1)lle ne<text:line-break/>se peut tenir de luy ayder a parfournir. Les aultres deux daultre part ne(-)<text:line-break/>stoy(e1)t pas oyseux (et) ne scauoy(e1)t ces b(o1)nes f(e1)mes (q2) menoit leurs marys de<text:line-break/>si tost r(o1)pre (et) casser leur promesse neaulmoins touteffoys elles qui doyu(e1)t<text:line-break/>obeir le príndr(e1)t bi(e1) en paci(e1)ce sans dire mot chascune doubt(a1)t destre ouye<text:line-break/>de sa c(o1)paignie. Car ny auoit celle qui a la verite ne cuydast auoir seulle et<text:line-break/>emporter ce bien. Qu(a1)t ces b(o1)s cordeliers eur(e1)t tant faict que plus ne pou<text:line-break/>uoi(e1)t ilz se partirët sans dire mot (et) retourner(e1)t en leur ch(a1)bre chascun c(o1)(-)<text:line-break/>ptant son adu(a1)ture. Lung auoit r(o1)pu troys lances laultre quatre laultre<text:line-break/>six ilz se leuer(e1)t matin pour toute seurete (et) tirer(e1)t pays (et) ses b(o1)nes f(e1)mes<text:line-break/>qui nauoi(e1)t pas toute la nuyt dormy ne se leuer(e1)t pas trop matin car sur<text:line-break/>le iour sommeil les print (q2) les fist leuer tart. Daultre coste leurs marys (q2)<text:line-break/>auoy(e1)t assez bien beu le soir (et) qui se att(e1)doy(e1)t a lapeau de leurs f(e1)mes dor<text:line-break/>moyent au plus fort a lheure car les aultres iours auoy(e1)t ia chemine deux<text:line-break/>lieues. Au fort elles se leuer(e1)t apres le repos du matin (et) se habiller(e1)t le pl(us)<text:line-break/>roide quelles peur(e1)t n(o1) pas sans parler (et) entre elles celle (q2) auoit la langue<text:line-break/>plus preste alla dire entre vo(us) mes damoyselles c(o1)m(e1)t auez vous passe la<text:line-break/>nuyt voz marys vous ont ilz reueillez c(o1)me a fait le mi(e1) il ne cessa ennuyt<text:line-break/>de faire la besongne. Sainct ieh(a1) dir(e1)t elles se vostre mary a bi(e1) besongne<text:line-break/>ceste nuyt les nostres nont pas este oyseux ilz ont t(a1)tost oublie ce (q2)lz promi<text:line-break/>rent au partir (et) croyez qu(o1) ne leur oublira pas a dire (sol) ien aduertis trop bi(e1)<text:line-break/>le mi(e1) ce dist lune quant il c(o1)menca (sol) mais il n(e1) cessa pourt(a1)t oncques loeu<text:line-break/>ure (et) c(o1)me h(o1)me affame pour deux nuitz quil a couche sans moy il a faict<text:line-break/>rage de dilig(e1)ce qu(a1)t elles fur(e1)t prestes elles vindr(e1)t troubler leurs marys<text:line-break/>qui desia estoy(e1)t c(o1)me to(us) prestz (et) en pourpoint. Son iour a ces dormeurs<text:line-break/>dir(e1)t elles (sol) vostre mercy dirent ilz qui nous auez si bien huchez. Ma foy dist<text:line-break/>lune nous adui(o1)s plus de regret de vo(us) appeller matin (q1) vous nauez fait<text:line-break/>ennuyt de c(o1)sci(e1)ce de r(o1)pre (et) casser vostre veu (et) quel veu dist l(u1)g se veu dist<text:line-break/>elle que vous fistes au partir cest de n(o1) coucher auecques vostre f(e1)me (et) qui<text:line-break/><text:span text:style-name="pb">[n.p.]</text:span><text:line-break/>y a couche dist il. Vo(us) le scauez vie dist elle (et) aussi faictz ie. Et moy aussi dist<text:line-break/>sa c(o1)paigne vela m(o1) mary qui ne fut pieca si roide quil fut la nuyt passee<text:line-break/>et sil neust si bien fait son deuoir ie ne seroye pas si cont(e1)te de la r(o1)pure de<text:line-break/>sondit veu (sol) mais au fort ie le passe (sol) car il a fait c(o1)me les ieunes enfans qui<text:line-break/>veul(e1)t employer leur basture qu(a1)t ilz ont desseruy le pugnir. Sainct ieh(a1)<text:line-break/>si a fait le mi(e1) dist la tierce (sol) mais au fort ie nen feray ia proces se mal ya il<text:line-break/>en est cause. Et ie ti(e1)s par ma foy ce dist l(u1)g (q1) vous resuez (et) (q1) vo(us) estes tou<text:line-break/>tes yures de dormir. Qu(a1)t est de moy iay icy couche tout seul (et) nen partis<text:line-break/>ennuyt (sol) non ie moy dist laultre (sol) ne moy par ma foy dist le tiers ie ne voul(-)<text:line-break/>droye pour ri(e1) auoir enfraint mon veu. Et si cuyde estre seur de mon c(o1)pe<text:line-break/><text:soft-page-break/>re qui est icy (et) de m(o1)voisin (q2)lz ne leussent pas promis pour si tost loublier.<text:line-break/>Ces f(e1)mes c(o1)mencer(e1)t a ch(a1)ger couleur (et) se doubter(e1)t de tr(o1)perie d(o1)t l(u1)g<text:line-break/>des marys delles t(a1)tost<text:s/>sen donna de garde. Et luy iugea le cueur de la ve<text:line-break/>rite du faict (sol) si ne leur bailla pas induce de resp(o1)dre a(i1)coys faisant signes<text:line-break/>a ses c(o1)paign(o1)s dist en ri(a1)t. Par ma foy ma damoyselle le b(o1) vin de ceans<text:line-break/>et la b(o1)ne chere du soir passe nous ont fait oublier nostre promesse si nen<text:line-break/>soyez ia mal cont(e1)te a ladu(a1)ture se dieu plaist nous au(o1)s fait ennuyt avo<text:line-break/>stre ayde chascun vng bel enfant (q2) est chose de si hault merite (q2)l sera suffi(-)<text:line-break/>sante deffacer la faulte du cassement<text:s/>de nostre veu (sol) or dieu le vueille dirent<text:line-break/>elles (sol) mais ce (q1) si affermeement disies (q1) nauies pas estevers nous (sol) nous a<text:line-break/>fait vng petit doubter no(us) lau(o1)s fait tout a propos dist laultre affin douyr<text:line-break/>(q1) vous diries (et) vous auiez fait double peche (sol) c(o1)me de faulcer vostre veu et<text:line-break/>dem(e1)tir a esci(e1)t (et) nous mesmes aussi aduies beaucoup troublees (sol) ne vous<text:line-break/>chaille n(o1) dist il cest peu de chose (sol) mais allez a la messe (et) nous vo(us) suyur(o1)s<text:line-break/>elles se misrent a<text:s/>chemin deuers leglise. Et leurs marys demourer(e1)t vng<text:line-break/>peu sans les suiuir trop roide puis dirent tous ensemble sans en m(e1)tir de<text:line-break/>mot nous sommes tr(o1)pez ces dyables de cordeliers nous ont deceuz (sol) ilz se<text:line-break/>sont mis en nostre place (et) nous ont m(o1)stre nostre follie car se no(us) ne voul(-)<text:line-break/>lions pas coucher auec noz f(e1)mes il nestoit ia mestier de les faire coucher<text:line-break/>hors de nostre ch(a1)bre (et) sil y auoit danger de lictz la belle paillade est en sai(-)<text:line-break/>son dea dist l(u1)g deulx nous en sommes<text:s/>chastiez pour vne aultre foys (et) au<text:line-break/>fort il vault mieulx (q1) la tromperie soit seullem(e1)t sceue de nous (q1) de nous<text:line-break/>et delles car le d(a1)gier est bi(e1) grant sil venoit a leur congnoissance vo(us) oyez<text:line-break/>par leur c(o1)fessi(o1) (q1) les ribaulx moynes ont fait merueilles darmes (et) espoi(-)<text:line-break/>re plus (et) míeulx (q1) no(us) ne scau(o1)s faire (sol) (et) selles le scauoy(e1)t elles ne se passe(-)<text:line-break/>roy(e1)t pas pour ceste foys seullem(e1)t (sol) sen est mon c(o1)seil (q1) no(us) lauall(o1)s sans<text:line-break/>mascher.<text:s/>Ainsi mest dieu se dist le tiers (sol) m(o1) c(o1)pere dist tres bi(e1) qu(a1)t a moy<text:line-break/>ie rappelle monveu car ce nest pas mon int(e1)tion de plus moy mettre en ce<text:line-break/>d(a1)ger. Puis (q1) vous le voulez dir(e1)t les deux aultres (sol) (et) nous vo(us) ensuyur(o1)s.<text:line-break/>Ainsi coucherent tout le voyage et femmes et marys tout ensemble dont<text:line-break/><text:span text:style-name="pb">[n.p.]</text:span><text:line-break/>ilz se garderent trop bien de dire la cause qui ad ce les mouuoit. Et quant<text:line-break/>lesdictes f(e1)mes virent ce si ne fut pas sans dem(a1)der la cause de ceste reuer(-)<text:line-break/>se (sol) et ilz resp(o1)dirent par conuerture puis que ilz auoyent comm(e1)ce de leur<text:line-break/>veu entrer(o1)pre il ne restoyt que du parfaire Ainsi fur(e1)t lesdictz marchans<text:line-break/>tr(o1)pez des cordeliers sans que il venist iamais a la c(o1)gnoiss(a1)ce de celles (q2)<text:line-break/>bi(e1) en fussent mortes de dueil delles en eussent sceu la verite. Comme on voit to(us) les iours mourir femmes de moindre cas et a mains douccasion.</text:p>
      <text:h text:style-name="Titre1" text:outline-level="1">(pdm) La.xxxj.nouuelle racomptee par monseigneur de la barbe.</text:h>
      <text:p text:style-name="figure">&lt;ATTimage&gt;</text:p>
      <text:p text:style-name="P66"><text:span text:style-name="T67">U</text:span>Vng gentil escuy<text:line-break/>et de ce royaulme<text:line-break/>bien ren(o1)me et de<text:line-break/>gr(a1)t bruyt deuint<text:line-break/>amoureux a Roch(a1) dune<text:line-break/><text:soft-page-break/>tres belle damoyselle et fist<text:line-break/>toutes ses dilig(e1)ces de par<text:line-break/>uenir a sa grace. Mais for-tune luy fut contraire (sol) (et) sa<text:line-break/>dame si peu gracieuse (q1) en<text:line-break/>il hab(a1)d(o1)na sa (q1)ste comme<text:line-break/>par desespoir (sol) il neut pas<text:line-break/>trop grant tort de ce faire (sol)<text:line-break/>car elle estoit ailleurs pour<text:line-break/>ueue (sol) nompas (q2)l en sceut<text:line-break/>rien. C(o1)bien quil sen doub<text:line-break/>tast touteffois celluy (q2) en<text:line-break/>íouysoit qui cheualier et homme de grande auctorite estoit et nestoit pas<text:line-break/>si peu priue de luy (q2)l nestoit gueres chose au monde dont il ne se fust bien a<text:line-break/>luy descouuert sinon de ce cas trop bien luy disoit il souuent. Par ma foy<text:line-break/>mon amy ie vueil bien que tn saiches que iay vng retour en ceste ville d(o1)t<text:line-break/>ie suis beaucaup assote car quant ie ny suis ie suis tant par force de tra(-)<text:line-break/>uail et si reboute (sol) que on ne tireroit point de moy vne lieuette de chemin (sol)<text:line-break/>et se ie me treuue vers elle ie suis homme pour en faire trois ou quatre voi<text:line-break/>re les deux tout dune alaine (sol)<text:s/>et nest il requeste ne priere disoit lescuyer que<text:line-break/>ie vo(us) sceusse faire dire t(a1)t seullem(e1)t le n(o1) de celle n(e1)ny par ma foy dist laul<text:line-break/>tre tu nen scauras aultre. Or bien dist lescuyer (sol) quant ie seray si heureux<text:line-break/>que dauoir ri(e1)s de beau ie<text:s/>vous prometz que ie vous seray aussi peu priue<text:line-break/>pue vous mestes estrange. Aduint ce temps pendant que son bon cheua(-)<text:line-break/>lier le pria de soupper (sol) au chausteau de Rochan ou il estoit loge (sol) et il vint et<text:line-break/>firent tres bonne ehere (sol) (et) qu(a1)t le<text:s/>soupper fut passe (et) aulcun peu de deuises<text:line-break/>apres le g(e1)til cheualier qui auoit heure assignee daller vers sa dame d(o1)na<text:line-break/><text:span text:style-name="pb">[n.p.]</text:span><text:line-break/>conge a lescuyer (et) dist vous scauez que nous au(o1)s demain beaucoup a be<text:line-break/>s(o1)gner (sol) et (q2)l no(us) fault leuer matin pour telle maniere (et) pour telle (q1) il fault<text:line-break/>expedier (sol) cest bon de nous couchier de bonne heure. Et pource ie vous d(o1)(-)<text:line-break/>ne la bonne nuit. Lescuyer qui estoit subtil (sol) (et) ce voy(a1)t doubta t(a1)tost que ce<text:line-break/>bon cheualier vouloit aller<text:s/>couchier (sol) et que il se couuroit pour luy donner<text:line-break/>conge des besongnes de lendemain (sol) mais il nen fist quelque sembl(a1)t. Ain<text:line-break/>coys dist en pren(a1)t congie (sol) et luy donnant la bonne nuyt. (pdm) M(o1)seigneur<text:line-break/>vous dictes bien leuez vo(us) matin<text:s/>(et) aussi feray ie. Qu(a1)t ce bon escuyer fut<text:line-break/>embas desc(e1)du (sol) il trouua vne petite mullette au pied du chasteau et ne vit<text:line-break/>ame qui la gardast si pensa tantost (q1) le paige (q1) il auoit rencontre en desc(e1)(-)<text:line-break/>d(a1)t alloyt (q1)rir la housse de son maistre ce (q2)l faisoit (sol) a dist il en soymesmes<text:line-break/>m(o1) hoste ne ma pas d(o1)ne c(o1)gie de si haulte heure s(a1)s cause vecy sa mullet<text:line-break/>te qui nattend aultre chose (q1) ie soye en voye pour aller ou on ne veult pas<text:line-break/>(q1) ie y soye ha mulette dist si<text:s/>tu (p3)loyes tu diroyes de b(o1)nes choses ie te prie (q1)<text:line-break/>tu me maines (sol) ou t(o1) maistre veult estre (et) a ce coup il se fist tenir lestrief par<text:line-break/>son paige (et) m(o1)ta dessus (sol) et luy mist la resne sur le col (et) la laissa aller ou b(o1)<text:line-break/>luy sembla tout le beau pas (et) la b(o1)ne mullette le mena (p3) rues (sol) et (p3) ruelles<text:line-break/>deca et dela t(a1)t quelle vint arrester au deu(a1)t dung petit guichet (q2)l estoit en<text:line-break/>vne rue fort oblicque ou son b(o1) maistre auoit acoustume de venir et estoit<text:line-break/>lhuys du iardin de la damoyselle (q2)l auoit t(a1)t aymee (et) par desespoir haban<text:line-break/>d(o1)nee il mist pied a terre (et) puis heurta vng petit coup au guichet (et) vne da<text:line-break/>moyselle (q2) faisoit le guet par vne faulce traille (sol) cuydant que ce fust le che(-)<text:line-break/>ualier sen vint en bas (et) ouurit lhuys et dit m(o1)seigneur vous soyez le tres<text:line-break/><text:soft-page-break/>bien venu vela ma damoyselle en ma ch(a1)bre qui vous attend (sol) elle ne le c(o1)(-)<text:line-break/>gneut point pource quil estoit tard et auoit vne cornette de beloux deuant<text:line-break/>son visaige. Ad(o1)c lescuyer respondict ie voys vers elle. Et puis dist a son<text:line-break/>paige tout bas en loreille Vaten bien tost en haste (sol) et remaine ladicte mul(-)<text:line-break/>lette ou ie lay prinse. Et puis ten va coucher. Si feray ie dist il la damoysel<text:line-break/>le reserra ledit guychet (sol) (et) sen retourna en sa ch(a1)bre (et) nostre bon escuier tresfort pensant a sa besongne marcha tres fermem(e1)t deuers la ch(a1)bre ou sa dame estoit laquelle il trouua desia mise en sa cotte simple la grosse chai(-)<text:line-break/>ne dor au col et comme il estoit gracieux (sol) courtois (et) bien emparle la salua<text:line-break/>moult honnorablem(e1)t. Et elle qui fut tant esbahye (q1) se cornes luy fussent<text:line-break/>venues de plain sault ne sceut (q1) resp(o1)dre sinon a vne piece a(p1)s (q1)lle luy de(-)<text:line-break/>m(a1)da qui queroit le(a1)s (sol) (et) d(o1)t il venoit a ceste heure (et) (q2) lauoit boutte ded(a1)s<text:line-break/>Ma damoyselle dist il vo(us) pouuez assez p(e1)ser (q1) se ie neusse eu aultre ayde (q1)<text:line-break/>moy mesmes (q1) ie ne feusse pas icy (sol) mais la dieu mercy vng (q2) a plus grant<text:line-break/>pytie de moy que<text:s/>vous nauez encores on ma fait ceste adu(a1)taige. Et qui<text:line-break/>vous a admene sire dist elle. Par ma foy ma damoyselle ie ne le vous (q2)ers<text:line-break/>ia celler vng tel seig(u1)r (sol) cestassauoir son hoste du soupper me y a enuoye ha<text:line-break/><text:span text:style-name="pb">[n.p.]</text:span><text:line-break/>dist elle le traistre (et) desloyal cheualier (q2)l est se mocque il en ce point demoy.<text:line-break/>Or bi(e1) bi(e1) íen seray v(e1)gee (q1)l(q1) iour. Ha madamoyselle dist les cuyer ce nest<text:line-break/>pas bi(e1) dit a vo(us) car ce nest pas trahison de saire plaisir a son amy (et) luy faire secours (et) seruice qu(a1)t on le peult bi(e1) faire vo(us) scauez bien la gr(a1)t amitie<text:line-break/>qui est de pieca entre luy (et) moy (et) (q2)l nya celluy (q2) ne dye a son c(o1)paign(o1) tout<text:line-break/>ce (q2)l a sur le cueur. Or est ainsi (q2)l nya pas l(o1)g temps (q1) ie luy c(o1)ptay (et) c(o1)fes<text:line-break/>say tout le l(o1)g de la gr(a1)t amour (q1) ievo(us) porte (sol) (et) (q1) a ceste cause ie nauoye nul<text:line-break/>bi(e1) en ce m(o1)de (sol) (et) se (p3) aulcune fac(o1) ne (p3)uenoye envostre b(o1)ne grace il ne me<text:line-break/>stoyt pas possible de viure en ce<text:s/>doloreux martire. Qu(a1)t le b(o1) seigñt a c(o1)(-)<text:line-break/>gneu a verite que mes parolles nestoy(e1)t pas faintes doubtant le grant in<text:line-break/>conueni(e1)t (q2) en pourroit sourdre a faict bi(e1) de me dire ce qui est entre vous<text:line-break/>deux. Et ayme mieulx vous abandonner en me sauluant la vie quen moy<text:line-break/>moy perd(a1)t malheureufemt(e1) vo(us) entretenir (sol) et se vo(us) eussiez este telle que<text:line-break/>vous deueriez vo(us) neussiez pas t(a1)t att(e1)du de bailler c(o1)fort ou guarison a<text:line-break/>moy vostre obeiss(a1)t seruiteur (q2) scauez certainem(e1)t (q1) ie vo(us) ay loyaulm(e1)t<text:line-break/>seruye et obeye. Je vo(us) re(q2)ers dit elle que vous ne me (p3)lez pl(us) de cela et vo(us)<text:line-break/>en allez hors dicy (sol) mauldit soit celluy qui vous y fist venir. Scauez vo(us) (q2)l<text:line-break/>ya ma damoyselle ce nest dist il pas m(o1) intenci(o1) de de(p3)tir dicy (q2)l ne soit de<text:line-break/>main (sol) par ma foy dist elle si feres mainten(a1)t par la mort bieu n(o1) feray car<text:line-break/>ie coucheray auecques vo(us). Qu(a1)t elle vit que cestoit a b(o1) escient et quil ne<text:line-break/>stoit pas h(o1)me pour enchasser (p3) rudes parolles elle luy cuyda donner c(o1)ge<text:line-break/>par doulceur (et) dist. Je vous prye tant (q1) ie puis allez vous en pour meshuy<text:line-break/>(et) par ma foy ie feray vne aultre fois ce (q1) vous vouldrez. Dea dist il n(e1) par<text:line-break/>lez pl(us) car ie coucheray ennuyt auec(q1)s vo(us). Et lors comm(e1)ca a se despouil<text:line-break/>ler (sol) et prent la damoyselle et la mene b(a1)queter et fist t(a1)t pour abreger quel<text:line-break/>le se coucha (et) luy em(p1)s elle (sol) ilz neur(e1)t gueres este couchez ne plus couru du<text:line-break/>ne lance (sol) que vecy le b(o1) cheualier (q2) va venir sur sa mullette (sol) (et) vint heurter<text:line-break/>au guichet (sol) (et) le b(o1) escuyer qui louit le c(o1)gneut tantost (sol) si comm(e1)ca a<text:s/><text:soft-page-break/>glap(-)<text:line-break/>pir contrefaisant le chi(e1) moult fierem(e1)t. Le cheualier qu(a1)t il ouit il<text:s/>fut bi(e1)<text:line-break/>esbahy (et) aut(a1)t courrouce. Si reheurte de pl(us) belle tres rudem(e1)t au guichet<text:line-break/>et laultre de rec(o1)m(e1)cer a glapplir trop pl(us) fierem(e1)t que deu(a1)t. Qui est cela<text:line-break/>(q2) gr(o1)gne dist celluy de dehors. Par la mort bieu ie le scauray Ouurez lhuys<text:line-break/>ou ie le porteray en la place. Et la b(o1)ne gentille femme qui enragoit tou(-)<text:line-break/>te viue saillit a la fenestre en sa cotte simple et dist. Estes vous ce faulx des<text:line-break/>loyal cheualier. Vous auez beau heurter (sol) vous ny entrerez pas (sol) pourquoy<text:line-break/>nentreray ie pas dist il (sol) pource dist elle que vous estes le plus mauluais (sol) et<text:line-break/>le plus desloyal (q1) iamais femme acointa et nestes pas digne de vous trou<text:line-break/>uer auecques gens de bi(e1). Ma damoyselle dist il vous blasonnez tres bien<text:line-break/>mes armes (sol) ie nescay (q2) vous meut (sol) car ie ne vons ay pas fait desloyaulfe<text:line-break/>que ie sache. Si auez dist elle la pl(us) gr(a1)t que iamais h(o1)me fist a femme. N(o1)<text:line-break/><text:span text:style-name="pb">[n.p.]</text:span><text:line-break/>ay par ma foy (sol) mais dictes moy qui est la ded(a1)s. Vous le scauez bi(e1) ce dist<text:line-break/>elle traistre mauluais que vous estes. Et a ceste fois bon escuyer qui estoit<text:line-break/>au lit commenca a glappir c(o1)tre faisant le chien c(o1)me parau(a1)t. A dea dist celluy de dehors ie nent(e1)s point cecy. Et scauray íe point (q2) est ce gr(o1)gneur<text:line-break/>Sainct<text:s/>iehan si ferez dist lescuyer et sault sus (et) vint a la fenestre dempres<text:line-break/>sa dame et dist que vo(us) plaist il m(o1)seigneur vo(us) auez tort de nous ainsi res<text:line-break/>ueiller. Le bon cheualier quant il c(o1)gneut quil parloit a luy il fut t(a1)t esba(-)<text:line-break/>hy que merueilles (sol) et qu(a1)t il parla il dist (sol) (et) d(o1)t viens tu cy. Je viens de soup<text:line-break/>per de vostre maison pour coucher ce(a1)s. A malle faulte dist il (sol) et puis adre<text:line-break/>ca sa parolle a la damoyselle et dist. Ma damoyselle hebergez vous telz ho<text:line-break/>stes<text:s/>ceans. N(e1)ny m(o1)seigneur dist elle la vostre mercy qui me lauez enuoye<text:line-break/>Moy dit il sainct ieh(a1) n(o1) ay ie suis mesmement venu pour y trouuer ma<text:line-break/>place mais il est trop tard (et) au moins ie vo(us) prie puis que ie n(e1) puis auoitaulcune chose ouurez<text:s/>moy luys si beuray vne fois. Vous n(e1)trerez par dieu<text:line-break/>ia dist elle (sol) saint ieh(a1) si fera dist lescuyer. Lors desc(e1)dit et ouurit lhuys (et) sen<text:line-break/>vint recoucher et elle aussi dieu scait bien honteuse et bien mal contente.<text:line-break/>Quant le bon seigneur fut<text:s/>dedans (sol) et il eut allume de la ch(a1)delle (sol) il regar(-)<text:line-break/>da la belle compaignie ded(a1)s le lic (sol) et dist. Son preuvous face ma damoy<text:line-break/>selle (et) a vous mon escuyer (sol) bien grant mercys monseigneur dist il. Mais la damoyselle qui plus nen pouuoit que le cueur ne luy sailloit dehors du<text:line-break/>ventre ne peult oncques dire vng seul mot (et) cuidoit tout certaiuem(e1)t que<text:line-break/>lescuyer fust leans arriue par lauertissem(e1)t et conduyte du cheualier si luy<text:line-break/>en vouloit tant de mal qu(o1) ne le vous scauroit dire. Et (q2) vous a enseigne<text:line-break/>la voye de ceans m(o1) escuyer dit le cheuallier vostre mullette dit il (q1) ie trou(-)<text:line-break/>uay en bas au chasteau qu(a1)t ieuz souppe auec vous (sol) a (q2) ie dem(a1)day (q1) elle<text:line-break/>attendoit et elle me respond quelle nat(e1)doit que sa housse et vous (sol) et pour<text:line-break/>ou aller dis ie (sol) ou auons de coustume dist elle (sol) ie scay bien dis ie que t(o1) mai<text:line-break/>stre ne pra (sol) meshuy dehors car il se va coucher (sol) mais maine moy la ou tu<text:line-break/>scez quil va de coustume et íe ten príe (sol)<text:s/>elle fut cont(e1)te si montay sur elle (sol) (et) elle madreca ceans la sienne b(o1)ne mercy. Dieu mette en mal an lorde beste<text:line-break/>dist le bon seigneur qui ma encuse. Na que vous le vallez loyaulm(e1)t m(o1)sei<text:line-break/>gneur dist la damoyselle quant elle peut pr(e1)dre la peine de parler ie voy bi(e1)<text:line-break/>que vous moquez de moy mais ie vueil bi(e1) que vous saichez que vous ny<text:line-break/>aurez gueres dh(o1)neur il nestoit ia mesti er se vous ny vouliez plus venir dy<text:line-break/>enuoyer aultruy soubz vmbre de vous mal vous congnoist (q2) oucques<text:s/>ne<text:line-break/>vous vit. Par la mort bieu ie ne luy ay pas enuoye dist il mais puis quil y<text:line-break/><text:soft-page-break/>est ie ne len passeray pas et aussi il y en a assez pour nous deux na pas m(o1)<text:line-break/>compaignon. Ouy monseigneur dit il tout au butin (sol) et ie le vueil si nous<text:line-break/>ault voire du marche. Et lors se tourne vers le dressoir (sol) et versa du vin a<text:line-break/>ne gr(a1)t tasse qui y estoit et distue voys a vo(us) mon c(o1)paign(o1) (et) puis fist ver<text:line-break/><text:span text:style-name="pb">[n.p.]</text:span><text:line-break/>ser de laultre vin et le bailla a la damoyselle qui ne voulloit nullem(e1)t voy<text:line-break/>re mais en la fin voulsist ou n(o1) elle baisa la tasse. Or ca dist le gentil cheua<text:line-break/>lier mon compaignon (sol) ie vous laisseray icy besongnez bi(e1) vostre tour au(-)<text:line-break/>iourdhuy le mien sera demain se dieu plaist si vous prie que vo(us) me soyez<text:line-break/>aussi gracieux quant vous my trouuerez que ie vous suis mainten(a1)t (sol) no(-)<text:line-break/>stre dame mon compaignon aussi seray ie ne vous doubtez. Ainsi sen alla<text:line-break/>le bon cheualier et laissa lescuyer qui fist au mieulx quil peut ceste premie(-)<text:line-break/>re nuict (sol) et aduertit la damoyselle de tous<text:s/>pointz de la verite de son adu(e1)(-)<text:line-break/>ture dont elle fut vng peu plus c(o1)tente que se laultre luy eust enuoye. Ain<text:line-break/>si fut la belle damoyselle deceue par la mullette (et) contraincte dobeyr et au<text:line-break/>cheualier et a lescuyer chascun a son tour dont en la fin elle sacoustuma et<text:line-break/>tres bien le print en pacience. Mais tant de bien y eut que se cheualier (sol) (et) les<text:line-break/>cuyer se entreaymoyent bien par aduant ceste aduenture lamour dentre<text:line-break/>eulx a ceste occasion fut redoublee qui entre aulcuns mal conseillez (sol) eust en<text:line-break/>gendre discord et mortelle hayne.</text:p>
      <text:h text:style-name="Titre1" text:outline-level="1">(pdm) La.xxxij.nouuelle des cordeliers en castelongne.</text:h>
      <text:p text:style-name="P68"><text:span text:style-name="T69">A</text:span>ffin que ie ne soye reclus du tres eureux (sol) (et) hault merite deu<text:line-break/>a ceulx qui trauaillent (et) labeurent a laugm(e1)tation des hy(-)<text:line-break/>stoires de ce present liure. Je vous racompteray en bríefvne<text:line-break/>adu(e1)ture nouuelle par laquelle on me ti(e1)dra excuse dauoir<text:line-break/>fournie la nouuelle (sol) d(o1)t iay nagueres este somme. Il est no<text:line-break/>toire verite que en la ville de castelongne arríuerent en lho<text:line-break/>stelerie plusieurs freres mineurs que on dit de lobseruance (sol) enchassez (et) de(-)<text:line-break/>boutez par leur mauluais gouuernement et faincte deuotion du royaul(-)<text:line-break/>me despaigne. Et trouuerent facon dauoir entree deuers le seigneur de la<text:line-break/>ville pour abbreger quil leur fonda vne moult belle<text:s/>eglise etvng beau cou<text:line-break/>uent et les maintint et entretint toute sa vie le mieulx quil sceust et apres<text:line-break/>regna son filz aisne qui ne leur fist pas mains de bien que son bon pere et<text:line-break/>de faict ilz proposerent en peu de temps si bien quilz auoyent suffis(a1)ment<text:line-break/>tout ce que on scauroit demander en vng couuent des mendians de lob(-)<text:line-break/>seruance. Et affin que vous saichez que ilz ne furent pas oyseux durant le<text:line-break/>temps quilz acquirent ses biens ilz se misrent a prescher t(a1)t en la ville que<text:line-break/>par les villages voysins et gaignerent tout le peuple et tant fir(e1)t quil ne(-)<text:line-break/>stoit pas bon crestien qui ne sestoyt a eulx confesse tant auoient acqueru<text:line-break/>grant bruyt et grande renommee par tout le pays de bien remonstrer aux<text:line-break/>pecheurs leurs deffaultes (sol) maís íl eurent bíen en graces les f(e1)mes estoient<text:line-break/>du tout donnees tant les auoyent trouuez sainctes gens de grant charite<text:line-break/>et de parfonde et bonne deuotion. Or entendez la mauluaise deception et<text:line-break/>horrible trahyson que les faulx ypocrites pourchasserent a ceulx et celles<text:line-break/>qui les auoient retirez et fait t(a1)t de bi(e1)s c(o1)me de iour en iour leur faisoi(e1)t<text:line-break/><text:span text:style-name="pb">[n.p.]</text:span><text:line-break/>ilz baillerent a entendre generallem(e1)t a toutes les f(e1)mes de la ville quelles<text:line-break/>estoi(e1)t tenues de r(e1)dre a dieu la disme de tous leurs bi(e1)s c(o1)me au seigneur<text:line-break/><text:soft-page-break/>de telle chose (et) de telle a vostre parroisse (et) cure de telle chose (et) telle. Et a no(us)<text:line-break/>vous deuez rendre (et) liurer la disme du n(o1)bre des foys (q1) vous couchez char<text:line-break/>nellem(e1)t auecques vostre mary nous ne pren(o1)s dessus vous aultre disme. Car c(o1)me vous scauez nous ne port(o1)s point darg(e1)t car il ne nous est rien<text:line-break/>des biens t(e1)porelz (et) tr(a1)sitoires de ce m(o1)de. Nous quer(o1)s (et) dem(a1)dons t(a1)t<text:line-break/>seullem(e1)t les bons espirituelz. Les dismes (q1) nous vous dem(a1)dons (et) (q1) vo(us)<text:line-break/>nous deuez nest pas des bi(e1)s t(e1)porelz cest a cause du sainct sacrem(e1)t (q1) vo(us)<text:line-break/>auez receu qui est vne chose diuine (sol) (et) espirituelle (et) celluy napparti(e1)t a nul<text:line-break/>recepuoir la disme (q1) nous seullem(e1)t qui sommes religieux de lobseru(a1)ce.<text:line-break/>Les pouures simples f(e1)mes qui mieulx cuidoy(e1)t ces bons freres estre an(-)<text:line-break/>ges (q1) hommes terri(e1)s ne refuser(e1)t pas ceste disme a payer il ny eut celle (q2)<text:line-break/>ne la payast son tour des la pl(us) haulte iusques a la maindre mesmes la f(e1)(-)<text:line-break/>me du seigneur n(e1) fut pas excusee. Ainsi fur(e1)t toutes les femmes de la vil<text:line-break/>le aparties a ces vaill(a1)s moynes (et) ny auoit celluy deulx qui neust a sa par(-)<text:line-break/>tie quinze ou seize f(e1)mes la disme a recepuoir et a ceste occasion dieu scayt<text:line-break/>les presens quilz auoi(e1)t delles tout soubz vmbre de deuotion. Ceste manie<text:line-break/>re de faire dura longuem(e1)t sans ce quelle vint a la congnoissance de ceulx<text:line-break/>qui se fussent tres bi(e1) passez de ceste nouuelle disme. Il fut touteffoys des(-)<text:line-break/>couuert<text:s/>en la facon qui sensuyt. Vng ieune h(o1)me nouuellem(e1)t marie fut<text:line-break/>prie de soupper a lhostel d(u1)g de ses par(e1)s luy (et) sa femme (et) c(o1)me ilz retour(-)<text:line-break/>noy(e1)t en passant par deuant leglise des b(o1)s cordeliers dessusdictz la cloche<text:line-break/>de laue maria sonna tout a ce coup (et) le b(o1) h(o1)me senclina sur la terre pour<text:line-break/>faire ses deuoti(o1)s sa f(e1)me luy dist. Je entreroye voul(e1)tiers ded(a1)s ceste egli<text:line-break/>se (sol) (et) (q1) ferez vous la ded(a1)s a ceste heure dist le mary vo(us) y reui(e1)drez bi(e1) qu(a1)<text:line-break/>il sera iour demain ou vne aultreffoys ie vo(us) requies dist elle (q1) ie y aille (et) ie<text:line-break/>reui(e1)dray t(a1)tost nostre dame dist il vous ny entrerez ia mainten(a1)t (sol) par ma<text:line-break/>foy dist elle cest force il my conui(e1)t aller ie ne demoureray<text:s/>viens si vo(us) auez<text:line-break/>haste destre a lhostel allez tousiours deu(a1)t ie vous suiuray tout a ceste heu(-)<text:line-break/>re (sol) picquez picquez deuant dist il vous ny auez pas t(a1)t a faire si vous vou(-)<text:line-break/>lez dire de vostre pater noster ou vostre aue maria il ya assez<text:s/>place a lhostel<text:line-break/>et vous vauldra autant la le dire que en ce monastere ou len ne voit main<text:line-break/>ten(a1)t goutte. Na dea dist elle vous direz ce quil vous plaira (sol) mais par ma<text:line-break/>foy il fault necessairement que ientre vng peu ded(a1)s. Et pourquoy dist il<text:line-break/>voulez vous aller coucher auec les freres de leans. Elle qui cuydoit a la ve<text:line-break/>rite que son mary sceult bien quelle payast la disme luy respondit (sol) n(e1)ny ie<text:line-break/>ny vueil pas coucher ie vouloye aller payer quoy payer et dist il. Vous le sca(-)<text:line-break/>uez bien dist elle<text:s/>(et) si le demandez (sol) que scay ie bi(e1) dist il ie ne me mesle pas de<text:line-break/>voz debtes (sol) aulmoins dist elle ne scauez vous pas bi(e1) quíl me fault payer<text:line-break/><text:span text:style-name="pb">[n.p.]</text:span><text:line-break/>la disme (q1)lle disme Na hay dist elle cest vng iamais et la disme de nuyt de<text:line-break/>vo(us) (et)<text:s/>de moy vo(us) auez bon t(e1)ps il fault (q1) ie paye pour nous deux (sol) (et) a qui le<text:line-break/>payez vo(us) dist il (sol) a frere eustache dist elle (sol) allez tousiours a lhostel si my lais<text:line-break/>sez aller (q1) i(e1) soye quitte (sol) cest si gr(a1)t peche de ne le payer point (q1) ie ne suis ia<text:line-break/>mais ayse qu(a1)t ie ie luy doys ri(e1). Il est meshuy trop tard dist il il est couche<text:line-break/>passe a vne heure. Ma foy dist elle ie y ay este ceste annee beaucoup pl(us) tard<text:line-break/>puis qu(o1) veult payer on y entre a toutes heures. Allons allons dist il vne<text:line-break/>nuyt ny fait ri(e1). Ainsi sen retourner(e1)t le mary (et) la f(e1)me mal contens tous<text:line-break/>deux (sol) la f(e1)me pource qu(o1) ne la pas laissee payer son disme (et) le mary pour(-)<text:line-break/><text:soft-page-break/>ce quil se veoit ainsi deceu estoit tout espr(i1)s dire (et) de mal tal(e1)t (q2) encores re(-)<text:line-break/>doubloit sa peine qui ne losoit m(o1)strer. A certaine piece apres touteffoys<text:line-break/>ilz se coucher(e1)t (et) le mary estoit assez subtil (i1)terroga sa f(e1)me de l(o1)gue main<text:line-break/>se les aultres f(e1)mes de la ville ne payent<text:s/>pas aussi ceste disme (q1)lle fait. Et<text:line-break/>quoy d(o1)c dist elle par ma foy si font (q1)l priuilege auroyent elle plus (q1) moy (sol)<text:line-break/>no(us) sommes encores.xvj.ou.xx.(q2) les pay(o1)s a frere eustache. Na il est t(a1)t de<text:line-break/>uot (et) croyez (q1) celluy est vne tres gr(a1)de paci(e1)ce. Frere barthelemy en a bien<text:line-break/>autatnt ou plus. Et entre les aultres ma dame est de son nombre (sol) frere ia<text:line-break/>ques aussi en a beaucoup (sol) frere anthoine aussi il ny a celluy deulx qui nait<text:line-break/>son n(o1)bre. Sainct ieh(a1) dist le mary ilz nont pas oeuure laissee (sol) or c(o1)gnois<text:line-break/>ie bi(e1) quilz sont beaucoup plus deuotz (q2)l ne semble (sol) (et) vrayem(e1)t ie les vueil<text:line-break/>auoir ce(a1)s tous l(u1)g apres laultre pour les festoyer (et) ouyr leurs b(o1)nes deui<text:line-break/>ses (sol) (et) pource (q1) frere eustache recoit la disme de ceans ce sera le premier (sol) fai(-)<text:line-break/>ctes (q1) no(us) ayons demain bi(e1) a disner car ie lameneray tres voul(e1)tiers dist<text:line-break/>elle (sol) aulmoins ne me fauldra il pas aller en sa ch(a1)bre pour le payer (sol) il la re<text:line-break/>ceura<text:s/>bi(e1) ceans (sol) vo(us) dictes bien dist il ord(o1)n(o1)s (sol) mais croyez qui nen auoit<text:line-break/>garde (sol) (et) en lieu de dormir il p(e1)sa tout a son ayse ce (q2)l vouloit a lendemain<text:line-break/>executer. Ce disner vint (et) frere eustache (q2) ne scauoit pas lint(e1)ci(o1) de son ho<text:line-break/>ste fist assez b(o1)ne chere soubz son chaper(o1) (sol) (et) qu(a1)t il veoit son point il (p1)stoit<text:line-break/>ses yeulx a lhostesse sans espargner (sol) (p3) destoubz la table le gracieux ieu des<text:line-break/>piedz dequoy saperceuoit bi(e1) lhoste sans en faire<text:s/>sembl(a1)t c(o1)bien (q1) ce fust a<text:line-break/>son preíudice. A(p1)s les graces il appella frere eustache (et) luy dist (q2)l luy vou(-)<text:line-break/>loit m(o1)strer vne ymage de nostre dame (et) vne tres belle oraison (q2)l auoit en<text:line-break/>sa ch(a1)bre (sol) (et) il resp(o1)dit (q2)l<text:s/>le verroit voul(e1)tiers. Ad(o1)c ilz entrer(e1)t dedans la<text:line-break/>ch(a1)bre (et) puis lhoste ferma lhuys dessus eulx (q2)l ne peust sortir (et) puis empoi<text:line-break/>gna vne gr(a1)de hache (et) dist a nostre cordelier (p3) la mort bieu beau pere vous<text:line-break/>ne (p3)tirez iamais dicy sín(o1) les piedz deu(a1)t se vous ne c(o1)fessez verite. Helas<text:line-break/>m(o1) hoste ie vo(us) crye mercy (q1) me dem(a1)dez vo(us). Je vo(us) demande dist il le dis(-)<text:line-break/>me du disme (q1) vous aduez prins sur ma f(e1)me. Qu(a1)t le cordelier ouyt (p3)ler<text:line-break/>de ce disme il p(e1)soit bi(e1) (q1) ses besongnes nestoi(e1)t pas b(o1)nes si ne sceut que<text:line-break/>resp(o1)dre sin(o1) (q1) crier mercy (et) de soy excuser le pl(us) beau (q2)l pouuoit (sol) or me<text:line-break/><text:span text:style-name="pb">[n.p.]</text:span><text:line-break/>dictes dist lhoste (q1)lle disme esse (q1) vo(us) prenez sur ma f(e1)me (et) sur les aultres. Le<text:line-break/>pouure cordelier estoit t(a1)t effroye (q2)l ne pouuoit (p3)ler (et) ne resp(o1)dit mot. Di<text:line-break/>ctes moy dist lhoste la chose c(o1)ment elle va (et) (p3) ma foy ie vous lerray aller (et)<text:line-break/>ne vous feray ia mal ou sin(o1) ie vous tueray tout roide. Quant laultre se<text:line-break/>ouyt asseurer il ayma mieulx c(o1)fesser son peche (et) celluy de ses c(o1)paignons<text:line-break/>(et) eschapper (q1) le celer (et) tenir clos (et) estre en d(a1)ger de (p3)dre sa vie si dist. M(o1) ho<text:line-break/>ste ie vo(us) crye mercy (sol) ie vo(us) diray verite. Il est vray (q1) mes c(o1)paign(o1)s (et) moy<text:line-break/>au(o1)s fait a croire a toutes les f(e1)mes de ceste ville (q1)lles doiu(e1)t le disme des foys (q1) vous couchez auec elles (sol) elles nous ont creu si les payent (et) ieunes et vieilles (sol) puis (q1) elles sont mariees il n(e1) ya pas vne (q2) en soit excusee ma da(-)<text:line-break/>me mesmes le paye comme les aultres ses deux niepces aussi (sol) (et) generalle(-)<text:line-break/>m(e1)t nulle n(e1) est ex(e1)ptee. Ha dea dist laultre puis (q1) m(o1)seigneur (et) t(a1)t<text:s/>de<text:s/><text:soft-page-break/>g(e1)s<text:line-break/>de bi(e1) le pay(e1)t ie n(e1) doys pas estre quitte (sol) c(o1)bi(e1) (q1) ie m(e1) passasse bi(e1). Or vo(us)<text:line-break/>en allez beau pere par tel si (q1) vo(us) me quittez la disme (q1) ma f(e1)me vo(us) doit.<text:line-break/>Laultre ne fut oncques si ioyeulx qu(a1)t<text:s/>il se fut saulue dehors si dist que ia<text:line-break/>mais n(e1) dem(a1)deroit ri(e1) (sol) aussi ne fist il c(o1)me vous orrez. Qu(a1)t lhoste du cor<text:line-break/>delier fut bi(e1) informe de sa f(e1)me (et) de ceste nouuelle disme il sen vint a son<text:line-break/>seig(n1)r (et) luy c(o1)pta tout<text:s/>du long le cas du disme c(o1)me il est touche cy dessus<text:line-break/>p(e1)sez (q2)l fut bien esbahy (et) dist. Oncques ne me pleur(e1)t ces papelars (et) me iu<text:line-break/>geoit bien le cueur quilz nestoy(e1)t pas telz par ded(a1)s c(o1)me ilz se m(o1)stroi(e1)t (p3)<text:line-break/>dehors. Haa mauldictes g(e1)s (q2)lz sont (sol) mauldicte soit lheure (q1) onc(q1)s m(o1)sei<text:line-break/>gneur mon pere a (q2) dieu pardoint les accointa (sol) or sommes nous par eulx<text:line-break/>gastez (et) desh(o1)norez (et) encores fer(o1)t ilz pis se ilz dur(e1)t l(o1)guement (sol) quest<text:s/>il de<text:line-break/>faire. Par ma foy m(o1)seigneur dist laultre sil vo(us) plaist (et) semble bon vous<text:line-break/>assemblerez to(us) voz subiectz de ceste ville la chose leur touche c(o1)me a vous<text:line-break/>si leur declarez ceste adu(e1)ture (sol) (et) puis aurez aduis auec eulx dy pourueoir et<text:line-break/>remedier au(a1)t quil fust plus tard (sol) monseigneur le voulut. Si m(a1)da tous<text:line-break/>ses subiectz mariez t(a1)t seullem(e1)t (sol) (et) ilz vindr(e1)t vers luy en la grant salle de<text:line-break/>son hostel (sol) il leur declaira tout au l(o1)g la cause pourquoy il les auoit assem<text:line-break/>blez. Si m(o1)seigneur fut bi(e1) esbahy de plain sault qu(a1)t il sceut premier ces<text:line-break/>nouuelles aussi fur(e1)t toutes b(o1)nes g(e1)s (q2) la estoi(e1)t. Ad(o1)c les vngz disoient<text:line-break/>il les fault tuer (sol) les aultres il les fault p(e1)dre les aultres noyer les aultres di<text:line-break/>soi(e1)t (q2)lz ne pourroi(e1)t croire (q1) ce fust verite (sol) (et) quilz sont trop deuotz (sol) (et) trop<text:line-break/>de saincte vie. Ainsi dir(e1)t les vngz (et) les aultres. Je ne vo(us) diray dist le seig(n1)r<text:line-break/>nous m(a1)der(o1)s icy noz f(e1)mes (et) vng tel maistre iehan.(et)c. Fera vne petite co<text:line-break/>lati(o1) la(q1)lle en fin cherra de parler des dismes. Et leur dem(a1)dera au n(o1) de<text:line-break/>nous tous selles sen acquitt(e1)t car nous voulons (q1)lles soy(e1)t payees. Nous<text:line-break/>orr(o1)s leur resp(o1)ce (et) apres aduis sur cela ilz saccorder(e1)t tous au c(o1)seil (et) a lo<text:line-break/>pinion de m(o1)seigneur. Si fur(e1)t toutes les f(e1)mes mariees de la ville man<text:line-break/>dees (et) vindr(e1)t en la salle ou tous leurs marys estoy(e1)t m(o1)seigneur mesmes<text:line-break/><text:span text:style-name="pb">[n.p.]</text:span><text:line-break/>fist venir ma dame qui fut toute esbahye de veoir lassemblee de ce peuple.<text:line-break/>Et puis apres vng sergent c(o1)manda de par monseigneur faire sil(e1)ce. Et<text:line-break/>ledict maistre iehau se mist vng peu au dessus des aultres (et) commenca sa<text:line-break/>petite collation comme il sensuyt. Mes dames et mes damoyselles iay la<text:line-break/>charge de par m(o1) seig(n1)r qui cy est et ceulx de son conseil vous dire en brief<text:line-break/>la cause pourquoy estes icy m(a1)dees. Il est bien vray que monseigneur (et) son<text:line-break/>c(o1)seil (et) son peuple qui icy est ont tenu a ceste heure vng chapitre du fait de<text:line-break/>leurs consci(e1)ces la cause si est (q2)lz ont voul(e1)te dieu deuant ded(a1)s brief t(e1)ps<text:line-break/>faire vne belle procession (et) deuote a la lou(e1)ge de nostre seig(n1)r iesucrist (et) de<text:line-break/>la glorieuse vierge marie (et) a icelluy iour se mettre tous en bon estat affin<text:line-break/>quilz sop(e1)t mieulx exaulcez en leurs plus deuotes prieres (et) (q1) les oeuures (q1)<text:line-break/>ilz feront soy(e1)t a icelluy nostre dieu plus agreables. Vous scauez (q1) la mer(-)<text:line-break/>cy dieu nous nau(o1)s eu nulles guerres de nostre t(e1)ps (sol) (et) noz voysins en ont<text:line-break/>este terriblem(e1)t persecutez (et) de pestil(e1)ces (et) de famines. Quant les aultres<text:line-break/>en ont este ainsi examinez (sol) nous auons peu dire et encores faisons (q1) dieu<text:line-break/>nous a preseruez (sol) cest bien raison (q1) nous congnoissons que ce vi(e1)t n(o1) pas<text:line-break/>de noz propres vertus (sol) mais de la seulle large (et) liberalle grace de nostre be(-)<text:line-break/><text:soft-page-break/>noist createur (et) red(e1)pteur iesucrist qui huche (et) appelle et inuite au son des<text:line-break/>deuotes prieres (q2) se font en nostre eglise (sol) (et) ou nous adioustons tres grant<text:line-break/>foy (et) tenons en fermes deuoti(o1)s. Aussi le tres deuot couu(e1)t des cordeliers<text:line-break/>de ceste ville nous a beaucoup valu (et) vault a la c(o1)seruation des biens des(-)<text:line-break/>susdictz. Au surplus nous voulons scauoit se vous vous acquitez a faire<text:line-break/>ce a quoy vous estes tenues. Et combien que nous ten(o1)s asses estre en vo(-)<text:line-break/>stre memoire lobligati(o1) quauez a leglise il ne vous desplaira pas se ie vo(us)<text:line-break/>en touche aulcuns des plus gr(a1)s pointz. Quatre foys Ian<text:s/>cestassauoir aux<text:line-break/>quatre nataux vous vous deuez bien c(o1)fesser a vostre cure ou a quelque re(-)<text:line-break/>ligieux ayant sa puissance (sol) et se vous recepuez vostre createur a chascune<text:line-break/>foys vous feriez bien a tout le moins le deuez vous faire vne foys lan (sol) al(-)<text:line-break/>lez a loffrande tous les dymenches et payez royaulm(e1)t les diesmes a dieu<text:line-break/>comme des fruitz (sol) des poulailles aigneaulx et aultres telz vsaiges acou(-)<text:line-break/>stumez que vous deues (sol) aussi vous deuez vne aultre disme aux deuotz reli(-)<text:line-break/>gieux du couuent de monsieur sainct francoys que nous vonlons expres(-)<text:line-break/>sement quelle soit payee cest celle qui plus nous touche au cueur et dont<text:line-break/>nous desirons plus lentretenance (sol) et pourtant sil ya nulle de vous qui n(e1)<text:line-break/>ayt faict son deuoir aulcunement que ce soit par sa neglig(e1)ce ou par faul(-)<text:line-break/>te de le demander ou aultrement si saduance de le dire vous scauez que ces<text:line-break/>bons religieux ne peuu(e1)t venir aux hostelz querir leur disme ce leur seroit<text:line-break/>trop grant peine et trop grant destourbier (sol) il doit bien suffire silz prenn(e1)t<text:line-break/>la peine de le recepuoir en leur couuent. Dela vne partie de ce que ie vous<text:line-break/>ay a dire reste a scauoir celles qui doiu(e1)t (et) celles qui ont paye (sol) maistre ieh(a1)<text:line-break/><text:span text:style-name="pb">[n.p.]</text:span><text:line-break/>neust pas fine s(o1) dire (q1) plus de.xx. femmes c(o1)mencer(e1)t a crier toutes dune<text:line-break/>voix. Iay paye moy (et) moy ie nen dois ri(e1) ne moy ne moy. Daultre coste ce<text:line-break/>dirent vng cent daultres et generallem(e1)t (q1)lles ne debuoient rien mesmes<text:line-break/>saillirent au(a1)t quatre ou six tres belles ieunes f(e1)mes. Qui disoi(e1)t quelles<text:line-break/>auoient si tres bien paye quon leur deuoit sur le temps aduenir sur lune<text:line-break/>quatre fois a laultre six fois a laultre dix fois. Il y auoit aussi daultre coste<text:line-break/>ie ne scay quantes vieilles (q2) ne disoi(e1)t mot et maistre ieh(a1) leur dem(a1)da sel(-)<text:line-break/>les auoyent bi(e1) paye leurs dismes et elle respondir(e1)t (q1)lles auoi(e1)t faict trai(-)<text:line-break/>ctie auec les cordeliers c(o1)ment dist il ne payez vous pas vo(us) debuez semon(-)<text:line-break/>dre (et) c(o1)traindre les aultres de ce faire et vo(us) mesmes faictes la faulte. Dea<text:line-break/>dist lune (sol) ce nest pas moy (sol) ie me suis presentee plusieurs fois de faire mon<text:line-break/>debuoir mais mon c(o1)fesseur ny veult iamais ent(e1)dre il me dit tousiours<text:line-break/>quil na loysir sainct ieh(a1) disr(e1)t les aultres vieilles no(us) c(o1)posons par trai(-)<text:line-break/>ctie fait auec(q1)s eulx la disme (q1) deu(o1)s en toille en draps en coussins en b(a1)c<text:line-break/>chiers en oreillers et en aultres telles bagues (et) ce par leur conseil et aduer<text:line-break/>tissement car nous aymeri(o1)s mieulx a payer c(o1)me les aultres. Nostre da(-)<text:line-break/>me dist maistre ieh(a1) (sol) il ny a point de mal cest bi(e1) faict. Elles sen peuu(e1)t d(o1)c<text:line-break/>ques bi(e1) aller dist m(o1)seigneur a cestuy maistre iehan ouy dist il mais quoy<text:line-break/>que ce soit que ces dismes ne soyent pas oubliees. Qu(a1)t elles fur(e1)t toutes<text:line-break/>hors de la salle lhuys fut ferre si ny eut celluy des demourez (q2) ne regardast<text:line-break/>son compaignon. Or ca dist monseigneur quest il de faire. No(us) sommes a(-)<text:line-break/>certez de la trahyson son (q1) ces ribaulx moynes nous ont fait par la dispositi(o1)<text:line-break/>de lung deulx (et) par noz femmes il ne nous fault plus de tesmoings. Apres<text:line-break/>plusieurs et diuerses opinions la finalle (et) derniere resoluti(o1) si fut quilz y(-)<text:line-break/>ront boutter le feu au couu(e1)t (et) brusler(o1)t (et) moynes (et) m(o1)stier si descendir(e1)t<text:line-break/>embas en la ville (et) vindrent au monastere (et) osterent le corpus domini (et) au(-)<text:line-break/><text:soft-page-break/>cun aultre reliquaire qui la estoit (et) l(e1)uoyerent en la parroisse (sol) et puis sans<text:line-break/>plus enquerir bouterent le feu en diuers lieux leans et ne sen partirent t(a1)t<text:line-break/>que tout fut c(o1)somme (et) moynes (et) couu(e1)t (et) eglise (et) dortoir (et) le surplus des<text:line-break/>ediffices dont il y auoit foison leans Ainsi lacheter(e1)t bi(e1) cherem(e1)t les pou(-)<text:line-break/>ures cordeliers la disme n(o1) acoustumee quilz misr(e1)t sur dieu<text:s/>qui neu pou(-)<text:line-break/>uoi(e1)t mais en eut bien sa maison bruslee.</text:p>
      <text:h text:style-name="Titre1" text:outline-level="1">(pdm) La.xxxiij.nouuelle dung gentil seigneur (q2) fut amoureux.</text:h>
      <text:p text:style-name="P70"><text:span text:style-name="T71">U</text:span>Ng g(e1)til cheualier des marches de bourg(o1)gne saige vail(-)<text:line-break/>l(a1)t (et) tres bi(e1) adresse digne dauoir bruit et los. C(o1)me il eut<text:line-break/>tout son t(e1)ps entre les plus ren(o1)mez se trouua t(a1)t (et) si bi(e1)<text:line-break/>en la grace dune si belle damoyselle (q2)l en fut retenu serui(-)<text:line-break/>teur (et) delle obtint a petit de piece tout ce (q1) (p3) h(o1)neur elle d(o1)<text:line-break/>ner luy pouuoit (et) au surplus (p3) force darmes (et) a ce la mena<text:line-break/>que reffuser ne luy peult nullem(e1)t ce que par deu(a1)t (et) a(p1)s ne peult obtenir.<text:line-break/><text:span text:style-name="pb">[n.p.]</text:span><text:line-break/>Et de ce se print (et) tres bien d(o1)na garde vng tres gr(a1)t (et) g(e1)til seigneur tres<text:line-break/>cler voy(a1)t dont ie passe<text:s/>le n(o1) et les vertus lesquelles se en moy estoit de les<text:line-break/>auoir rac(o1)ptee il ny a celluy de vo(us) qui tantost ne c(o1)gneust dequoy ce c(o1)pte<text:line-break/>se feroit ce (q1) pas ne vouldroye. Ce gentil seig(n1)r (q1) ie vo(us) dis (q2) se apperceut<text:line-break/>des amours du vaillant h(o1)me dessusdit quant il vit son point si luy dem(a1)(-)<text:line-break/>da sil nestoit point de grace dune damoyselle (sol) cestassauoir de celle dessusdi(-)<text:line-break/>cte (et) il luy resp(o1)dit (q1) non (et) laultre qui bien scauoit le contraire luy dist quil<text:line-break/>congnoissoit tres bien que si. Neaulmoins quelque chose que il luy dist ou<text:line-break/>remonstrast il ne luy deuoit pas celer vng tel cas (et) (q1) se il luy en estoit adue(-)<text:line-break/>nu vng semblable ou beaucoup pl(us) gr(a1)t il ne luy celeroit ia. Si ne luy vou(-)<text:line-break/>lut il oncques dire ce quil scauoit certainem(e1)t. Adonc se pensa en lieu daul(-)<text:line-break/>tre chose faire (sol) et pour passer temps sil scait trouuer voye ne facon en lieu<text:line-break/>que celluy qui luy est tant estrange et prent si peu de fiance en luy il sacoin(-)<text:line-break/>tera de sa dame (et) se<text:s/>fera priue delle (et) a quoy il ne faillit pas car en peu dheu(-)<text:line-break/>re il fut vers elle si tres bi(e1) venu e(o1)me celluy (q2) le valoit quil se pouuoit v(a1)(-)<text:line-break/>ter den auoir autant obtenu sans faire gueres gr(a1)t queste ne poursuite (sol) (q1)<text:line-break/>celluy qui<text:s/>mainte peine et foison de trauaulx en auoit soustenu et si auoit<text:line-break/>vng b(o1) point (q2)l n(e1) estoit en ri(e1) feru (et) laultre (q2) ne p(e1)soit point auoir c(o1)pai(-)<text:line-break/>gnon en auoit tout au l(o1)g du bras (et) aut(a1)t (q1) on en pourroit entasser a tou(-)<text:line-break/>te force au cueur dung amoureux. Et ne vous fault pas p(e1)ser quil ne fust<text:line-break/>entretenu de la b(o1)ne gouge autant (et) mieulx (q1) par adu(a1)t (q2) luy foisoit pl(us)<text:line-break/>adu(a1)t bouter (et) entretenir en sa folle amour. Et affin (q1) vous saichez (q1) ceste<text:line-break/>vaill(a1)te gouge nestoit pas oyseuse (q2) en auoit a entretenir deux du moins<text:line-break/>lesquelz elle eust a gr(a1)t regret perdus (et) especiallem(e1)t le dernier venu car il<text:line-break/>estoit de plus hault estoffe (et) trop mieulx garny au p(o1)gnet (q1) le premier ve(-)<text:line-break/>nu. Et elle leur bailloit (et) assignoit tousiours heure de venir l(u1)g apres laul(-)<text:line-break/>tre (sol) c(o1)me lung auiourdhuy et laultre demain. Et de ceste maniere de faire<text:line-break/>scauoit bien le dernier venu mais il n(e1) faisoit nul semblant et aussi a lave<text:line-break/>rite<text:s/>il ne luy en chaloit gueres sinon (q2)l luy desplaisoit la follie du (p1)mier ve(-)<text:line-break/>nu (q2) trop fort a son gre se boutoit en chose de petite value (et) de fait se p(e1)sa<text:line-break/>que il len aduertiroit tout du l(o1)g ce (q2)l fist. Or scauoit il bi(e1) (q1) les iours que<text:line-break/>la gouge luy deffendoit de venir vers elle (sol) d(o1)t il faisoit trop bien le mal c(o1)<text:line-break/><text:soft-page-break/>tent estoyent gardez pour son c(o1)paignon le premier venu. Si fist le guet (p3)<text:line-break/>plusieurs nuytz (et) le veoit entrer vers elle par le mesme lieu (et) a celle heure (q1)<text:line-break/>es aultres ses iours faisoit. Si luy dist vng iour entre les aultres. Vo(us) ma<text:line-break/>uez trop celle les amours dune telle et de vous (et) nest serment que vous ne<text:line-break/>mayez fait au c(o1)traire dont ie mesbahis bi(e1) (q1) vous prenez si peu de fiance<text:line-break/>en moy voire qu(a1)t ie scay dau(a1)taige (et) veritablem(e1)t ce qui est entre vous (et)<text:line-break/>elle. Et affin (q1) vous sachez (q1) ie scay quil est ie vo(us) ay veu entrer vers elle a<text:line-break/>telle heure (et) a telle (et) de fait hyer na pas pl(us) loing ie tins sur vo(us) (et) dung lieu<text:line-break/><text:span text:style-name="pb">[n.p.]</text:span><text:line-break/>la ou iestoie ie vous vis arriuer vous scauez bi(e1) se ie dy vray. Qu(a1)t le pre(-)<text:line-break/>mier venu ouit si viues enseignes il ne sceut (q1) dire. Si luy fut force de con<text:line-break/>fesser ce (q2)l eust voul(e1)tiers cele (et) quil cuidoit (q1)<text:s/>ame ne le sceust (q1) luy. Et dist<text:line-break/>a son c(o1)paignon le dernier venu (q1) vrayem(e1)t il ne luy peut plus ne veult ce<text:line-break/>ler (q2)l en soit bi(e1) amoureux (sol) mais il luy prie (q2)l n(e1) soit nouuelle (et) (q1) diriez vo(us)<text:line-break/>dit laultre se vous auiez c(o1)paign(o1) (sol) compaign(o1) dist il quel c(o1)paign(o1) en a(-)<text:line-break/>mours ie ne le p(e1)se pas dist il (sol) sainct iehan dist le dernier venu et ie le scay<text:line-break/>bien. Il ne fault ia aller de deux en troys. Cest moy (sol) (et) pource (q1) ie vous voy<text:line-break/>pl(us) feru<text:s/>(q1) la chose ne vault vo(us) ay pieca voulu aduertir mais ny auez vou<text:line-break/>lu ent(e1)dre (et) se ie nauoye plus gr(a1)t pitie de vo(us) que vous mesmes nauez ie<text:line-break/>vous lairroye en ceste folie (sol) mais ie ne pourroye souffrir (q1) vne telle gouge<text:line-break/>se moquast de<text:s/>vo(us) (et) de moy si l(o1)guem(e1)t. Qui fut bi(e1) esbahy de ces nouuel<text:line-break/>les ce fust le premier venu (sol) car il cuidoit t(a1)t estre en grace (q1) merueilles voi(-)<text:line-break/>re (et) si croyoit fermem(e1)t que ladicte gouge naymoit aultre (q1) luy (sol) si ne sca(-)<text:line-break/>uoit (q1) dire ne p(e1)ser (et) fut l(o1)gue espace sans mot dire. Au fort qu(a1)t il parla<text:line-break/>il dit par nostre dame on ma bien baille de loign(o1) (et) si ne m(e1) doubtoye gue<text:line-break/>res si en ay este plus aisie a decepuoir le diable emporte la gouge qu(a1)t<text:s/>elle<text:line-break/>est telle. Ie vous diray dist le dernier venu elle se cuide mocquer de no(us) (et) de<text:line-break/>faict elle a desia bi(e1) c(o1)mence. Mais il la nous fault mesmes tr(o1)per. Et ie<text:line-break/>vous en prie dist le premier venu le feu de sainct anthoine larde quant onc<text:line-break/>ques<text:s/>ie lacointay (sol) vous scauez dit le dernier venu que nous all(o1)s vers elle<text:line-break/>tour a tour il fault (q1) a la premiere foys (q1) vo(us) prez ou moy (q1) vous dictes (q1)<text:line-break/>vous auez bi(e1) congneu (et) apperceu (q1) ie suis tant amoureux delle (sol) (et) (q1) vous<text:line-break/>mauez veu entrer vers elle a telle heure (et) ainsi habille (sol) (et) (q1) par la mort bieu<text:line-break/>se vous my trouues plus (q1) vous me tuerez tout roide quelque chose (q2) vo(us)<text:line-break/>en doye aduenir (sol) (et) diray ainsi de vo(us) (et) nous verr(o1)s sur ce (q1) fera (et) dira (et) au<text:line-break/>rons aduis du surplus cest tres bien dit (et) ie le vueil dist le (p1)miee venu. C(o1)(-)<text:line-break/>me il fut dit en fut faict (sol) car ie ne scay qu(a1)tz iours apres le dernier venu eut<text:line-break/>son tour daller besongner si se mist au chemin<text:s/>(et) v(i1)t au lieu assigne. Qu(a1)t<text:line-break/>il se trouua seul a seul auecques la gouge (q2) le receut tres doulcement et de<text:line-break/>gr(a1)t cueur c(o1)me il sembloit il faignit c(o1)me vi(e1)le scauoit faire vne mathe<text:line-break/>chere (sol) (et) monstra sembl(a1)t de courroux (et)<text:s/>celle qui lauoit acoustume de veoir<text:line-break/>tout aultrement ne sceut (q1) penser si luy dem(a1)da quil auoit (et) (q1) sa maniere<text:line-break/>m(o1)stroit (q1) son cueur nestoit pas a son ayse (sol) vrayem(e1)t ma damoyselle dist<text:line-break/>il vous dictes verite (sol) car iay bi(e1) cause de estre mal c(o1)t(e1)t. Et desplaisant la<text:line-break/>vostre mercy (sol) touteffoys (q1) le mauez pourchasse (sol) moy se dist elle. Helas dist<text:line-break/>elle non ay (q1) ie saiche (sol) car vo(us) estes le seul h(o1)me en ce monde (sol) a qui ie voul(-)<text:line-break/>droie faire le plus<text:s/>de plaisir (et) de qui plus pres me toucheroit l(e1)nuy (et) le des(-)<text:line-break/><text:soft-page-break/>plaisir (sol) il nest pas d(a1)pne qui ne le croit dist il. Et p(e1)sez vous (q1) ie ne me soye<text:line-break/>bien apperceu que vous auez tenu vng tel (sol) cestassauoir le premier venu si<text:line-break/><text:span text:style-name="pb">[n.p.]</text:span><text:line-break/>fais par ma foy ie lay trop bien veu parler a vous a part (sol) (et) qui plus est ie<text:line-break/>lay espie (et) veu entrer ceans. Mais par la mort vieu se ie luy trouue iamais<text:line-break/>son dernier iour sera venu (q1)lque chose quil en doye aduenir (sol) (q1) ie seuffre ne<text:line-break/>puisse<text:s/>veoir (q2)l me fist ce desplaisir. Iaymeroye mieulx a mourir mille fois<text:line-break/>sil mestoit possible. Et vo(us) estes aussi bi(e1) desloyalle (q2) scauez certainement<text:line-break/>et de vray (q1) apres dieu ie ne ayme ri(e1)s (q1) vous qui a m(o1) tres gr(a1)t preiudice<text:line-break/>le voulez entretenir. Ha m(o1)seigneur dist elle (et) qui vo(us) a fait ce raport. Par<text:line-break/>ma foy ie vueil bi(e1) (q1) dieu (et) vous sachez (q1) la chose va tout aultrem(e1)t (sol) (et) de ce<text:line-break/>ie le prens a tesmoing (q1) oncques iour de ma vie (sol) ie ne tins termes a celluy<text:line-break/>d(o1)t vous parlez ne a aultre quel (q2)l soit (sol) parquoy vo(us) ayez tant soit peu de<text:line-break/>cause den estre mal cont(e1)t de moy ie ne vueil pas nier (q1) ie naye parle a luy<text:line-break/>tous les iours (et) a plusieurs aultres mais quil y ait entreten(a1)ce<text:s/>ri(e1)s (sol) ains<text:line-break/>ti(e1)s (q1) soit le moindre de ses p(e1)sees (sol) (et) aussi par dieu il sabuseroit ia dieu ne<text:line-break/>me laisse t(a1)t viure (q1) aultruy (q1) vous ait part ne demie en ce qui est rntiere(-)<text:line-break/>m(e1)t vostre. Ma damoyselle dist il vous le scauez<text:s/>tres bien dire (sol) mais ie ne<text:line-break/>suis pas si beste de le croire. Quelque mal c(o1)t(e1)t (q1)t il y eust elle sceut ce pour(-)<text:line-break/>quoy il estoit venu (sol) (et) au partir luy dist (sol) ie vo(us) ay dit (et) de rechief vo(us) fais sca<text:line-break/>noir (sol) (q1) se ie me<text:s/>appercois iamais (q1) laultre vi(e1)ne ceans ie mettray ou feray<text:line-break/>mettre en tel point (q2)l ne courroucera iamais (sol) ne moy ne aultre. Ha m(o1)sei<text:line-break/>gneur dist elle par dieu vous auez tort de pr(e1)drevostre ymaginati(o1) sur luy<text:line-break/>et croyez (q1) ie suis seure quil ny p(e1)se pas (sol) ainsi se partit nostre dernier venu<text:line-break/>(et) a l(e1)demain son c(o1)paign(o1) le premier venu ne faillit pas a son leuer pour<text:line-break/>scauoir des nouuelles (et) il luy en c(o1)pta largem(e1)t (et) bien au long tout le de(-)<text:line-break/>meine (sol) c(o1)ment il fist le courrouce (et) c(o1)me il le menassa de tuer (sol) (et) les respon(-)<text:line-break/>ces de la gouge. Par mon serm(e1)t cest bien ioue dist il. Or laissez moy auoir<text:line-break/>mon tour (sol) se ie ne faitz bien mon personnaige ie ne fus oncques si esbahy<text:line-break/>Vne certaine piece apres son tourvint (et) se trouua deuers la gouge (sol) qui ne<text:line-break/>luy fist pas mains de chere (q1) elle auoit de coustume et (q1) le dernier venu en<text:line-break/>auoit emporte naguieres. Se laultre son c(o1)paign(o1) le dernier venu auoit<text:line-break/>bien fait du mauluais<text:s/>cheual (et) en maintien (et) en parolles encores en fist il<text:line-break/>plus (et) dist (sol) en telle maniere (sol) ie dois bien mauldire lheure (et) le iour quonc(q1)s<text:line-break/>ie euz vostre accoint(a1)ce car il nest pas possible au m(o1)de de amasser plus de<text:line-break/>douleurs regretz<text:s/>et damers plaisirs au cueur de vng pouure amoureux (q1)<text:line-break/>ien treuue au iourdhuy dont le mi(e1) est enuironne et assiege. Helas ie vous<text:line-break/>auoye entre aultres choisie comme la nompareille de beaulte g(e1)tete (et) gra(-)<text:line-break/>cieusete et que ie y trouueroye largement et a comble desloyaulte (sol) (et) a ceste<text:line-break/>cause mestoye de mon cueur deffait et du tout mis lauoye en vostre mercy<text:line-break/>cuydant a la verite (q1) plus noblem(e1)t (sol) ne en meilleur lieu asseoir ne le pour(-)<text:line-break/>roye mesmes mauez a ce mene (q1) iestoye prest<text:s/>(et) delibere datt(e1)dre la mort ou<text:line-break/>plus se possible eust este pour vostre honneur sauluer (sol) (et) qu(a1)t iay cuide estre<text:line-break/><text:span text:style-name="pb">[n.p.]</text:span><text:line-break/>plus seut de vous (q1) ie nay pas sceu seullem(e1)t par estr(a1)ge rapport (sol) mais a<text:line-break/>mes yeulx apperceuz vng aultre estre venu de coste (sol) qui me toult et rompt<text:line-break/>tout lespoir que ie auoye en vostre seruice de estre de vous tout le plus cher<text:line-break/><text:soft-page-break/>tenu. M(o1) amy dist la gouge (sol) ie ne scay qui nous a trouble mais vostre ma<text:line-break/>niere (et) voz parolles portent et iug(e1)t quil vo(us) fault quel(q1) chose (q1) ie ne scau(-)<text:line-break/>roye p(e1)ser (q1) ce peult estre se vous nen dictes plus au(a1)t sinon vng peu de ia<text:line-break/>lousie qui vo(us) tourm(e1)te se me semble de la(q1)lle se vous esties bi(e1) saige nau<text:line-break/>riez cause de vous accointer (et) la<text:s/>ou ie le scauroye ie ne vous en vouldroye<text:line-break/>pas bailler loccasion touteffois nestes pas si peu accointe de moy que ie ne<text:line-break/>vo(us) aye m(o1)stre la chose (q2) plus en peult bailler la cause dasseurance a quoy<text:line-break/>vo(us) me feriez t(a1)tost auoir regret par me seruir de telles parolles (sol) ie ne suis<text:line-break/>pas homme ce dist le premier venu que vous deuiez contenter de parolles<text:line-break/>car excusance ny vault ri(e1) vo(us) ne pouez nyer (q1) vng tel. Cestassauoir le der<text:line-break/>nier venu ne soit de vous entretenu ie le scay bi(e1) car ie<text:s/>m(e1) suis d(o1)ne garde<text:line-break/>et si ay fait le guet car ie le vis hier vers vo(us) a telle heure (et) a telle (et) ainsi ha(-)<text:line-break/>bille mais ie voue a dieu (q2)l en a prins ses caresmeaulx car ie ti(e1)drai sur luy<text:line-break/>et fust il plus gr(a1)t maistre c(e1)t fois se ie<text:s/>le y puis rencontrer ie luy osteray la<text:line-break/>vie du corps ou luy a moy ce sera lung des deux (sol) car ie ne pourroye viure<text:line-break/>voy(a1)t vng aultre iouyr de vo(us) (et) vo(us) estes bien faulce et desloyalle (q2) mauez<text:line-break/>en ce point deceu (sol) (et) n(o1) sans cause<text:s/>mauldis ie lheure (q1) onc(q1)s vo(us) accointay<text:line-break/>car ie scay tout certainement (q1) cest ma mort se laultre scet ma voul(e1)te c(o1)(-)<text:line-break/>me iespere (q1) ouy (et) par vo(us) ie scay de vray (q1) ie suis mort (et) si me laisse viure il<text:line-break/>aguise le cousteau (q2)<text:s/>s(a1)s mercy a ses derniers iours le menera (et) sainsi est le<text:line-break/>m(o1)de nest pas assez gr(a1)t pour me sauluer (q1) mourir ne me face. La gouge<text:line-break/>nauoit pas moy(e1)nem(e1)t a penser pour trouuer soubdaine (et) suffisante en<text:line-break/>cusance pour contenter celluy qui<text:s/>est si mal cont(e1)t touteffois ne demoura<text:line-break/>pas quelle ne se mist en ses debuoirs pour loster hors de ceste melencolye et<text:line-break/>pour assiete en lieu de cresson elle luy dist. Mon amy iay bien au long ent(e1)<text:line-break/>du vostre gr(a1)t ratelee qui a la verite dire me baille a c(o1)gnoistre que ie nay<text:line-break/>pas este si saige c(o1)me ie deusse (et) (q1) iay trop tost adiouste foy a voz sembl(a1)s<text:line-break/>et decepu(a1)tes parolles car elles mont conclud (et) rendu en vostre obeissance<text:line-break/>vous en tenez a ceste heure trop mains de bi(e1)s de moy<text:s/>aultre raison aussi<text:line-break/>vous meut car vo(us) scauez assez (q1) ie suis prinse et (q1) amours mont ad ce me<text:line-break/>nee que sans vostre presence ie ne puis viure ne durer (et) a ceste cause et plu(-)<text:line-break/>sieurs aultres (q2)l ne fault ia dire vo(us) me voulez tenir vostre<text:s/>subiecte en es(-)<text:line-break/>claues sans auoir loy de parler (sol) ne deuiser a nul aultre que a vous. Puis (q2)<text:line-break/>vous plaist au fort ien suis contente (sol) mais vo(us) nauez nulle cause de moy<text:line-break/>suspeconner en rien de personne qui viue (sol) et si ne fault aussi ia que ie men<text:line-break/>excuse verite (q2) tous vaint en fin men deffendra sil luy plaist (p3) dieu mamie<text:line-break/>ce dist le premier venu la verite est telle (q1) ie vous ay dicte. Si vo(us) en sera<text:line-break/><text:span text:style-name="pb">[n.p.]</text:span><text:line-break/>(q1)l(-)que iour prouuee (et) chierv(e1)due pour aultruy (et) pour moy se<text:s/>aultre prouisi(o1)<text:line-break/>de par vous ny est mise. Apres ces parolles (et) aultres trop l(o1)gues a racom<text:line-break/>pter se partit le premier venu qui pas noublia l(e1)demain tout au long ra(-)<text:line-break/>c(o1)pter a son c(o1)paignon le dernier venu et dieu scet les risees (et) ioyeuses (q2)lz<text:line-break/>eurent entre eulx deux (sol) (et) la gouge en ce lieu auoit des estouppes en sa que(-)<text:line-break/>noille (q2) veoit (et) scauoit tres bien (q1) ceulx quelle entretenoit se doubtoyent (et)<text:line-break/>apperceuoy(e1)t aulcunem(e1)t chascun de son c(o1)paignon. Mais n(o1) pourtant<text:line-break/>ne laissa pas de leur bailler tousiours audi(e1)ce chascun a sa foys puis quilz<text:line-break/>le requeroy(e1)t sans en d(o1)ner a nul c(o1)gie trop bien les aduertissoit (q1) ilz ve(-)<text:line-break/>nissent bien secrettem(e1)t vers elle affin quilz ne fussent de nulz apperceuz.<text:line-break/>Mais vous deuez scauoir qu(a1)t le premier venu auoit son tour que il nou(-)<text:line-break/>blioit pas a faire sa plaincte c(o1)me dessus. Et nestoit ri(e1) de la vie de son c(o1)(-)<text:line-break/><text:soft-page-break/>paignon sil le pouuoit r(e1)c(o1)trer. Pareillem(e1)t le dernier iour de son audi(e1)ce<text:line-break/>sefforcoit de m(o1)strer sembl(a1)t plus desplaisant (q1) le cueur ne luy d(o1)noit (et) ne<text:line-break/>valoit son c(o1)paign(o1) (q2) oyoit son dire gueres mieulx (q1) mort sil le treuue en<text:line-break/>belles parolles. Et la soubtille (et) double damoyselle les cuydoit abbuser de<text:line-break/>parolles (q1)lle auoit tant a main (et) si prestes (q1) ses bourdes sembloy(e1)t aut(a1)t<text:line-break/>veritables (q1) leu(a1)gille (et) si cuydoit bien (q1) quelque doubte ne suspection (q2)lz<text:line-break/>eussent eu iamais la chose ne seroit plus au(a1)t enforcee (et) quelle estoit fem(-)<text:line-break/>me pour les fournir to(us) deux trop mieulx (q1) lung deux a part nestoit pour<text:line-break/>la seulle seruir a gre (sol) la fin fut aultre car le dernier venu quelle craignoit<text:line-break/>beaucoup a perdre quel(q1) chose (q2)l fust de laultre luy dist vng iour trop bi(e1)<text:line-break/>sa lecon (et) de fait luy dist (q2)l ny retourneroit plus (et) aussi ne fist il de gr(a1)t pie<text:line-break/>ce apres d(o1)t elle fut tres desplaisante (et) mal c(o1)t(e1)te. Or ne fait pas a oublier<text:line-break/>affin (q1)lle eust encores mieulx le feu il enuoya vers elle vng gentil h(o1)me de<text:line-break/>son estroit conseil affin de luy rem(o1)strer bien au long le desplaisir (q1) auroit<text:line-break/>dauoir c(o1)paign(o1) a son seruice (et) bref (et) court elle ne luy d(o1)na c(o1)ge qui ny re<text:line-break/>uiendra iour (q2)l viue. C(o1)me vous aduez ouy dessus elle neust pas voulen(-)<text:line-break/>tiers perdu son accoint(a1)ce si nestoit sainct ne saincte (q1)lle ne (p3)iurast en soy<text:line-break/>excusant de lentreten(a1)ce du premier (sol) (et) en fin c(o1)me toute forcenee dist a les(-)<text:line-break/>cuyer (sol) (et) ie m(o1)streray a vostre maistre (q1) ie layme (et) me baillez vostre cousteau<text:line-break/>Ad(o1)c qu(a1)t e le eut le cousteau elle se destourna (et) si couppa to(us) ses cheueulx<text:line-break/>dudict cousteau n(o1)pas bi(e1) vnim(e1)t (sol) touteffoys laultre print ce present qui<text:line-break/>bi(e1) scauoit la verite du<text:s/>cas (et) se offrit du present faire deuoir ainsi (q2)l fist t(a1)(-)<text:line-break/>tost apres (sol) le dernier venu receut ce beau present (q2)l destroussa (et) leua les che<text:line-break/>ueulx de sa dame (q2) beaulx estoy(e1)t (et) beaucoup longz si ne fut puis gueres<text:line-break/>aise t(a1)t quil trouuast son c(o1)paign(o1) a quil il ne cela pas l(a1)bassade (q1) on luy<text:line-break/>a mise sus (et) a luy enuoyee (et) les gros presens (q1) on luy enueloppe (q2) nest pas<text:line-break/>peu de chose (sol) (et) lors m(o1)stra les beaulx cheueulx. Ie croy dist il (q1) ie suis bi(e1) en<text:line-break/>grace vo(us) nauez garde (q1) on vous en face autant. Sainct ieh(a1) dist laultre<text:line-break/><text:span text:style-name="pb">[n.p.]</text:span><text:line-break/>voicy aultre nouuelle. Or voy ie vie (q1) ie suis &lt;ATTillisible&gt; (sol) &lt;ATTillisible&gt; saict vo(us) auez bruyt<text:line-break/>tout seul sus ma foy (sol) (et) ie croy fermem(e1)t quil n(e1) est pas encore vne pareille<text:line-break/>ie vous requiers dist il p(e1)sons (q1) il est de faire (sol) il luy fault m(o1)strer a b(o1) esci(e1)t<text:line-break/>que nous la cognoissons telle (q1) elle est. Et ie le vueil dist laultre. T(a1)t p(e1)se(-)<text:line-break/>rent (et) contrep(e1)ser(e1)t (q1) ilz sarrester(e1)t de faire ce (q2) sensuyt. Le iour ensuyu(a1)t<text:line-break/>ou tost apres les deux c(o1)paign(o1)s se trouuer(e1)t en vne ch(a1)bre ensemble (sol) ou<text:line-break/>leur loyalle dame auec plusieurs aultres chascun saisit sa place au mieulx<text:line-break/>qui luy<text:s/>pleut. Le premier venu aupres de la tres b(o1)ne damoyselle a la(q1)lle<text:line-break/>t(a1)tost apres plusieurs deuises il monstra les cheueulx (q1)lle auoit enuoyez a<text:line-break/>son c(o1)paign(o1) (q1)lque chose (q1) elle en p(e1)sast elle nen m(o1)stra nul semblant ne<text:line-break/>deffray (sol) mesmes disoit (q1)lle ne le c(o1)gnoissoit (et) quilz ne venoy(e1)t point delle.<text:line-break/>C(o1)ment dist il sont ilz si tost ch(a1)gez (et) desc(o1)gneuz. Ie ne scay quilz sont dist<text:line-break/>elle mais ie ne les c(o1)gnoys. Et quant il vit ce il se p(e1)sa quil estoit heure de<text:line-break/>iouer son ieu (sol) (et) fist maniere de mettre son chapperon qui sur son espaulle<text:line-break/>estoit (et) en faisant ce tour tout a propos luy fist heurter si rudement a son<text:line-break/>atour (q2)l l(e1)uoya par terre d(o1)t elle fut bi(e1) honteuse (et) mal cont(e1)te (et) ceulx qui<text:line-break/>la estoy(e1)t apperceur(e1)t bi(e1) (q1) ses cheueulx estoy(e1)t couppez. Et assez lourde(-)<text:line-break/>m(e1)t elle saillit sus en haste (et) repr(i1)t son atour (sol) (et) sen entra en vne aultre ch(a1)<text:line-break/>bre pour se retournee il la suyuit si la trouua toute courroucee et marrie<text:line-break/><text:soft-page-break/>voire bi(e1) fort plour(a1)t de dueil qlle auoit dauoir este desatournee. Si luy de<text:line-break/>manda quelle auoit a plorer (sol) (et) a quel ieu elle auoit perdu ses cheueulx (sol) elle<text:line-break/>ne scauoit (q1) resp(o1)dre t(a1)t estoit a celle heure<text:s/>sourprinse. Et luy (q2) ne se peut<text:line-break/>plus tenir dexecuter la c(o1)clusion prinse entre son c(o1)paign(o1) (et) luy dist. Faul<text:line-break/>ce (sol) (et) desloyalle (q1) vous estes il na pas tenu a vo(us) (q1) vng tel (et) moy ne no(us) som<text:line-break/>mes entretues (et) desh(o1)norez (et) ie ti(e1)s moy (q1) vous leussiez bien voulu ad ce (q1)<text:line-break/>vous auez monstre pour en racointer deux aultres nouueaulx. Mais dieu<text:line-break/>mercy no(us) n(e1) au(o1)s garde (sol) (et) affin (q1) vo(us) sachez son cas (et) le mi(e1) vecy voz che<text:line-break/>ueulx (q1) luy auez enuoyez d(o1)t il ma fait present (et) ne p(e1)sez pas (q1) no(us) soy(o1)s<text:line-break/>si bestes (q1) no(us) auez tenuz iusques icy. Lors appella son c(o1)paign(o1) et il vint<text:line-break/>puis dist iay r(e1)du a ceste b(o1)ne damoyselle ses cheueulx (et) luy ay c(o1)m(e1)ce a<text:s/>di<text:line-break/>re c(o1)ment de sa geace elle nous a bi(e1) tous deux entretenus (et) c(o1)bi(e1) que a sa<text:line-break/>maniere elle a bi(e1) m(o1)stre quil ne luy chailloit se no(us) desh(o1)nori(o1)s l(u1)g laul(-)<text:line-break/>tre dieu no(us) en a gardez. Sainct iehan sa mon dist il (et) lors mesmes adressa<text:line-break/>sa parolle a la gouge (et) dieu scet sil parla bi(e1) a elle en luy rem(o1)str(a1)t sa gr(a1)t<text:line-break/>laschete (et) desloyaulte de cueur ne p(e1)sez pas (q1) gueres oncques femme fust<text:line-break/>mieulx capitulee quelle fut a lheure puis de l(u1)g puis de laultre a quoy elle<text:line-break/>ne scauoit en nulle maniere (q1) dire ne resp(o1)dre c(o1)me surprise en meffait eui<text:line-break/>d(e1)t sin(o1) de larmes (q1)lle nespargnoit pas. Et ne p(e1)sez pas (q1)lle eust guieres<text:line-break/>oncques plus de plaisir en les entretenant to(us) deux (q1)lle<text:s/>auoit a ceste heure<text:line-break/>de desplaisir. La c(o1)clusi(o1) fut telle touteffoys (q2)lz ne la hab(a1)d(o1)neroy(e1)t po(i1)t<text:line-break/><text:span text:style-name="pb">[n.p.]</text:span><text:line-break/>mais par accord doresnau(a1)t chasc(u1) aura son tour (et) silz y vi(e1)nent to(us) deux<text:line-break/>ensemble l(u1)g fera place a laultre (et)<text:s/>seront b(o1)s amys c(o1)me (p3) au(a1)t sans pl(us)<text:line-break/>iamais (p3)ler de tuer ne de batre. Ainsi en fut il fait (et) maintindr(e1)t assez lon<text:line-break/>guem(e1)t les deux c(o1)paign(o1)s ceste vie (et) plaisant passe t(e1)ps sans (q1) la gouge<text:line-break/>les osast onc desoire (sol) (et) qu(a1)t l(u1)g alloit sa iournee il le disoit a laultre (et) qu(a1)t<text:line-break/>dau(e1)ture l(u1)g esl(o1)gnoit le marche (sol) le lieu a laultre demouroit tres bon fai<text:line-break/>soit ouyr les rec(o1)mandati(o1)s (q2)lz faisoi(e1)t au despartir (sol) mesmem(e1)t ilz fir(e1)t<text:line-break/>de tres b(o1)s r(o1)deaulx (et) plusieurs ch(a1)sonnettes quilz m(a1)derent (et) enuoyer(e1)t<text:line-break/>l(u1)g a laultre (sol) d(o1)t il est auiourdhuy gr(a1)t bruyt seruans au propos de ce leux<text:line-break/>matiere dessusdicte d(o1)t ie cesseray de parler (et) si d(o1)neray fin au c(o1)pte.</text:p>
      <text:h text:style-name="Titre1" text:outline-level="1">(pdm) La.xxxiiij.dune f(e1)me mariee (q2) assigna iournee a deux c(o1)paign(o1)s.</text:h>
      <text:p text:style-name="figure">&lt;ATTimage&gt;</text:p>
      <text:p text:style-name="P72"><text:span text:style-name="T73">N</text:span>A pas long t(e1)ps que<text:line-break/>iay (con)gneu vne noble<text:line-break/>f(e1)me et digne de memoire.<text:line-break/>Car les vertus ne doiuent<text:line-break/>estre celees (sol) mais en c(o1)mu(-)<text:line-break/>ne audience publicquem(e1)t<text:line-break/>blasonnees. Vous orrez sil<text:line-break/>vous plaist en ceste nouuel<text:line-break/>le la chose dequoy ientens<text:line-break/>parler cest dacroistre la tres<text:line-break/>heureuse renommee. Ceste<text:line-break/><text:soft-page-break/>vaillante preude f(e1)me ma(-)<text:line-break/>riee a vng tout oultre noz<text:line-break/>amys (sol) si auoit plusieurs<text:line-break/>seruiteurs en ses amours<text:line-break/>pourchassans (sol) (et) desir(a1)s sa<text:line-break/>grace (q2) ne estoit pas trop<text:line-break/>difficille de conquerre tant estoit doulce courtoyse (sol) et pitoyable. Celle qui<text:line-break/>la voulut et pouuoit despartir largement par tout ou bon et mieulx luy<text:line-break/>sembloit. Aduint vng iour entre les aultres que les deux vindr(e1)t vers elle<text:line-break/>comme ilz auoyent de coustume non fachans lung de laultre demandans<text:line-break/>lieu et place de cuire (et) leur tour daudi(e1)ce. Elle qui pour deux ne pour troys<text:line-break/>neust iamais reculle ne desmarche (sol) leur bailla iour (sol) (et) heure de se r(e1)dre vers<text:line-break/>elle comme a lendemain (sol) lung a huyt heures du matin et laultre a neuf en(-)<text:line-break/>suyuant. Chargeant a chascun par expres (sol) et bien a certes que il ne faille<text:line-break/>pas a son heure assignee (sol) ilz promisrent sur leur foy et sur leur honneur se<text:line-break/>ilz nont cause raisonnable que ilz se rendront au lieu (et) terme limite. Qu(a1)t<text:line-break/>vient au lendemain enuiron cinq heures du matin le mary de ceste vaill(a1)(-)<text:line-break/>te femme se lieue et se habille et se met en point.<text:s/>Et puis la huche (et) appelle<text:line-break/><text:span text:style-name="pb">[n.p.]</text:span><text:line-break/>pour se leuer mais il ne luy fut pas accorde (sol) ains reffusa tout piamement.<text:line-break/>Ma foy dist elle il mest prins vng tel mal de teste (q1) ne me scauroye tenir en<text:line-break/>piedz (sol) si ne me pourroye encores leuer pour mourir tant suis foible (sol) et tra<text:line-break/>uaille (sol) et que vous le sachez ie ne dormiray ennuit (sol) si vo(us) prie (et) requier que<text:line-break/>vo(us) me laissez icy vng peu reposer (et) iespoire qu(a1)t ie seray seulle ie pr(e1)dray<text:line-break/>quel(q1) peu de repos. Laultre combi(e1) (q2)l se doubtast nosa c(o1)tredire ne replic<text:line-break/>quer (sol) mais sen alla c(o1)me il auoit de coustume besongner en la ville. Tan(-)<text:line-break/>dis sa f(e1)me ne fust pas oyseuse a loste (sol) car huyt heures ne fur(e1)t pas si tost<text:line-break/>sonnees (q1) voicy b(o1) compaign(a1) du iour de deuant ainsi assigne qui vient<text:line-break/>heur ter a lhostel (sol) et elle le bouta ded(a1)s (sol) il eut t(a1)tost despouille sa robbe lon(-)<text:line-break/>gue (et) le surpl(us) de ses habillem(e1)s (et) puis vint faire c(o1)paignie a ma damoy(-)<text:line-break/>selle aff(i1) (q1)lle ne sespou(e1)tast (et) fur(e1)t eulx deux t(a1)t et si l(o1)guem(e1)t bras a bras<text:line-break/>quilz ouyrent rudem(e1)t heurter a lhuys Ha dist elle (p3) ma foy vecy m(o1) mary<text:line-break/>auancez vous prenez vostre robbe. Vostre mary dit il et le c(o1)gnoissez vous<text:line-break/>a heurter. Ouy<text:s/>dist elle ie scay bi(e1) que cest il abregez vous (q2)l ne vo(us) trouue<text:line-break/>icy. Il fault bi(e1) se cest il (q2)l me voye ie ne me scauroye ou sauluer. Quil vo(us)<text:line-break/>voye dit elle n(o1) fera se dieu plaist car vo(us) seriez mort (et) moy aussi il est trop<text:line-break/>merueilleux (sol) m(o1)tez en hault en ce petit grenier (et) vo(us) tenez tout quoy sans<text:line-break/>mouuoir quil ne vo(us) oye. Lautre m(o1)ta c(o1)me elle luy dist en ce petit grenier<text:line-break/>qui estoit d(a1)ci(e1) ediffice tout desplanche tout deslate (et) pertuise en plusieurs<text:line-break/>lieux (et) ma damoyselle le sentant la dessus faict vng sault iusques a lhuys<text:line-break/>tres bien sach(a1)t que ce nestoit pas son mary (et) mist ded(a1)s icelluy (q2) alloit a<text:line-break/>neuf heures deuers elle se rendre. Ilz vindr(e1)t en la chambre ou pas ne fur(e1)t<text:line-break/>longuement debout (sol) mais tout de plat sentre accollerent et embrasse(-)<text:line-break/>r(e1)t en la mesme ou semblable facon que celluy du grenier auoit fait lequel<text:line-break/>par vng pertuis veoit a loeil la c(o1)paignie d(o1)t il nestoit pas trop cont(e1)t et<text:line-break/>fist vng gr(a1)t proces en son courage assauoir se b(o1) estoit quil parlast ou se<text:line-break/>mienlx luy valloit se taire. Il c(o1)clud touteffois tenir sil(e1)ce on nul mot dire<text:line-break/>iusques a ce quil verra trop mieulx son heure (et) son point et p(e1)sez (q2)l auoit<text:line-break/>belle paci(e1)ce T(a1)t<text:s/>att(e1)dit (et) t(a1)t regarda sa dame auec le b(o1) mary vint a lho(-)<text:line-break/><text:soft-page-break/>stel pour scauoir de lestat (et) sante de sa tres b(o1)ne femme (sol) ce quil estoit tres<text:line-break/>bien tenu de faire (sol) elle louyt t(a1)tost si neut aultre loysir que de faire leuer sa<text:line-break/>compaignie (sol) (et) elle ne le scauoit ou sauluer pource (q1) au grenier ne leust ia(-)<text:line-break/>mais enuoye (et) elle le fist bouter en la ruellle du lit puis le couurir de ses rob<text:line-break/>bes (et) luy dist ie ne vo(us) scauroye mieulx logier (sol) prenes en paci(e1)ce. Elle neut<text:line-break/>pas acheue son dire (q1) son mary entra ded(a1)s (q2) aulcunem(e1)t si luy sembloit<text:line-break/>auoir noise entreouie si trouua le lit tout deffroisse et despouille la couuer(-)<text:line-break/>ture mal honnie et estranges biens et sembloit mieulx le lit dune espousee<text:line-break/>que la couche dune femme malade. La doubte quil auoit au parauant a(-)<text:line-break/>uec lapparence de present luy fist sa femme appeller par son nom (et) luy dist<text:line-break/><text:span text:style-name="pb">[n.p.]</text:span><text:line-break/>paillarde mesch(a1)te (q1) vo(us) estes ie nen p(e1)soye pas moins huis matin qu(a1)t<text:line-break/>vo(us) c(o1)trefistes<text:s/>la malade ou est vostre houlier ie voue a dieu se ie le trouue<text:line-break/>quil aura malle fin (et) vo(us) aussi (et) lors mist la main a la couuerture (et) dist voi<text:line-break/>cy bel appareil il semble (q1) les pourceaulx y ay(e1)t couche (et) quauez vo(us) ce dis<text:line-break/>elle meschant yurongne fault il (q1) ie c(o1)pare le trop de vin que vostre gorge<text:line-break/>a entonnne est ce la belle salutation que vo(us) me faictes de me appeller pail<text:line-break/>larde ie vueil bien que vous saichez que ie ne suis pas telle mais suis trop<text:line-break/>loyalle et trop bonne pour vng tel paillard que vous estes et nay aultre re<text:line-break/>gret sinon dequoy ie vous ay este si b(o1)ne (et) loyalle car vous ne le valez pas<text:line-break/>et ne scay (q2) me ti(e1)t que ie ne me lieue (et) vous esgratigne le visaige (p3) telle fa<text:line-break/>con que a tousiours mais ayez memoire de me auoir ainsi villennee. Et (q2)<text:line-break/>me demanderoit comment elle osoit en ce point respondre (et) a son mary (p3)(-)<text:line-break/>lerie y trouue deux raisons. La premiere si est quelle auoit bon droict en sa<text:line-break/>querelle. Et laultre que elle se sentoit la plus forte en<text:s/>la place et fait assez a<text:line-break/>penser se la chose fust venue iusques aux horions celluy du grenier (et) laul(-)<text:line-break/>tre leussent seruie et secourue. Le pouure mary ne scauoit (q1) dire qui oyoit<text:line-break/>le dyable sa femme ainsi t(o1)ner et pource quil veoit (q2) hault parler (et) fort t(e1)(-)<text:line-break/>cer nauoit pas lors son lieu il print le proces tout en dieu qui est iuste (et) droi<text:line-break/>cturier. Et a chief de sa meditati(o1) entre aultres parolles il dist vous vous<text:line-break/>excusez beaucoup de ce d(o1)t ie scay tout le vray au fort il ne men<text:s/>chault pas<text:line-break/>tant quon pourroit bien dire ie nen quiers iamais faire noise celluy de la<text:line-break/>hault payera tout et par celluy den hault ent(e1)doit dieu mais le galant qui<text:line-break/>estoit au grenier (q2) oyoit ces parolles cuidoit a bon escient que laultre leusr<text:line-break/>dist pour<text:s/>luy (et) (q2)l fust menace de porter la paste au four pour le meffait dau<text:line-break/>truy si resp(o1)dit tout en hault. C(o1)ment sire il suffist bien (q1) ien paye la moy<text:line-break/>tie celluy qui est en la ruelle du lit peut bien payer laultre moytie car certai<text:line-break/>nement ie croy<text:s/>quil y est autant tenu (q1) moy qui fut bien esbahy ce fut laul(-)<text:line-break/>tre car il cuydoit (q2) dieu parlast a luy (et) celluy de la ruelle ne scauoit que p(e1)ser<text:line-break/>car il ne scauoit rien de laultre il se leua toutesfois et laultre se desc(e1)dit (q2) le<text:line-break/>c(o1)gneut si se partir(e1)t ensemble (et) laisserent la c(o1)paignie bi(e1) troublee (et) mal<text:line-break/>c(o1)tente dont il ne leur chaloit gueres et a b(o1)ne cause.</text:p>
      <text:h text:style-name="Titre1" text:outline-level="1">(pdm) La.xxxv.nouuelle dung cheualier du(q1)l son amoureuse se maria.</text:h>
      <text:p text:style-name="P74"><text:span text:style-name="T75">V</text:span>Ng gentil h(o1)me de ce royaulme<text:s/>tresuertueux (et) de gr(a1)<text:line-break/>de renommee grant voyager (et) aux armes trespreux<text:line-break/>et vaill(a1)t deuint amoureux dune tres belle (et) g(e1)te da(-)<text:line-break/>moyselle (et) en brief t(e1)ps fut si bi(e1) en sa grace (q1) rien ne<text:line-break/>luy fut esc(o1)dit de ce (q2)l voulut (et)<text:s/>osa dem(a1)der. Adu(i1)t ne<text:line-break/><text:soft-page-break/>scay c(o1)bi(e1) apres ceste ali(a1)ce (q2) ce b(o1) cheualier pour mi<text:line-break/>eulx valoir (et) h(o1)neur ac(q2)rir ce (p3)tit de ses marches tres<text:line-break/>bi(e1) en point (et) ac(o1)paigne port(a1)t entreprinse darmes<text:line-break/><text:span text:style-name="pb">[n.p.]</text:span><text:line-break/>du c(o1)ge de son<text:s/>maistre (et) sen alla es espaignes (et) en diuers lieux ou il se con<text:line-break/>duisit tellem(e1)t (q1) a son retour il fut receu a gr(a1)t triumphe (sol) or est assauoit (q2)<text:line-break/>p(e1)dant ce t(e1)ps sa dame fut mariee a vng fort ancien cheualier (q2) gracieux<text:line-break/>et saich(a1)t h(o1)me estoit (q2) tout son t(e1)ps auoit h(a1)te la cour (et) estoit au vray di(-)<text:line-break/>re le registre dh(o1)neur (sol) (et) nestoit pas vng petit d(o1)maige quil nestoit mieulx<text:line-break/>alie c(o1)bi(e1) touteffoys (q1) encores nestoit pas descouuerte l(e1)busche<text:s/>de son in(-)<text:line-break/>fortune si au(a1)t ne si commuue c(o1)me elle fut depuis ainsi c(o1)me vo(us) orrez.<text:line-break/>Car ce b(o1) cheualier adu(e1)tureux dessusoit retourna dacomplir ses armes (sol)<text:line-break/>et c(o1)me il passoit (p3) le pays il arriua dau(e1)ture a vng soir au chasteau ou sa<text:line-break/>dame demouroit (et) dieu scet la b(o1)ne chere (q1) m(o1)seigneur son mary (et) elle luy<text:line-break/>fir(e1)t car il y auoit de pieca gr(a1)t accoint(a1)ce (et) amytie entre eulx deux. Mais<text:line-break/>vous deuez scauoir que t(a1)dis (q1) le seig(n1)r de le(a1)s p(e1)soit et sefforcoit de trou<text:line-break/>uer maniere de plusieurs choses pour le festoyer son hoste se deuisoit auec<text:line-break/>(q2)s sa dame (q2) fut (et) se efforcoit a trouue maniere de la festoyer c(o1)me il auoit<text:line-break/>faict auant (q1) m(o1)seig(n1)r fust son mary. Et elle (q2) ne dem(a1)doit aultre cho(-)<text:line-break/>se ne se excusoit en ri(e1)s sin(o1) de lieu (sol) mais il nest pas possible de le pouuoir<text:line-break/>trouuer (sol) ha dist le b(o1) cheualier ma tres chiere dame (p3) ma foy si vo(us) le vou(-)<text:line-break/>lez tres bi(e1) il nest maniere qu(o1) ne trouue (et) (q1) scaura vostre mary quant il se<text:line-break/>ra couche (et) endormy sy vo(us) me venez veoir ius(q1)s en ma ch(a1)bre. Ou se mi(-)<text:line-break/>eulx vo(us) plaist et bon vous semble ie viendray bien vers vo(us). Il ne se peult<text:line-break/>ainsi faire (sol) ce dist elle car le d(a1)gier y est trop grant. Car m(o1)seig(n1)r est de le(-)<text:line-break/>gier somme (et) iamais ne sesueille (q2)l ne taste a(p1)s moy et sil ne me trouuoit<text:line-break/>point p(e1)sez que ce seroit. Et qu(a1)t il ce est en ce point tourne (q1) vous fault il<text:line-break/>aultre chose dist elle (sol)<text:s/>il se vire dung et reuire daultre. Ma foy dist il cest vng<text:line-break/>tres mauluais mesnagier il vo(us) est bi(e1) venu (q2) ie suis venu pour secourir (et)<text:line-break/>luy ayder et parfaire ce qui nest pas bi(e1) en sa puissance dacheuer. Si maist<text:line-break/>dieu dist elle quant il besongne vne fois le moys cest au mieulx venir il ne<text:line-break/>fault ia que ien face la petite bouche croyez fermem(e1)t que ie prendroye bi(e1)<text:line-break/>mieulx ce nest pas merueille dist il (sol) mais regardez comm(e1)t nous fer(o1)s car<text:line-break/>cest force (q1) ie couche ceste nuit auecques vous il nest tour ne maniere que ie<text:line-break/>voye dist elle comm(e1)t il se puisse faire et comm(e1)t dist il (et) nauez vo(us) point<text:line-break/>ceans femme en quoy vous osissez fier de luy declairer vostre cas Jen ay (p3)<text:line-break/>dieu vne dist elle en qui iay bien tant de fiance<text:s/>que de luy dire ce que plus<text:line-break/>vouldroye estre celee sans auoir suspecti(o1) ne doubte (q1) iamais par elle fust<text:line-break/>descouuerte. Que no(us) fault il dont plus (sol) dist il regardez vous et elle du sur<text:line-break/>pl(us). La b(o1)ne dame (q2) vous auoit la chose au cueur appella ceste damoysel(-)<text:line-break/>le et luy dist mamye cest force ennuit que tu me serues et que tu me aydes a<text:line-break/>acheuer vne des choses en ce m(o1)de (q2) pl(us) au cueur me touche. Ma dame dist<text:line-break/>la damoyselle ie suis preste et c(o1)tente comme ie doy de vous seruir et obeyr<text:line-break/>(et) tout ce quil me sera possible commandez ie suis celle (q2) acompliray vostre<text:line-break/><text:span text:style-name="pb">[n.p.]</text:span><text:line-break/>comm(a1)dem(e1)t. Et ie te mercye mamye dist la dame (et) soyes seure que tu ny<text:line-break/>perdras rien. Voicy le cas ce cheualier (q2) ce(a1)s est cest lh(o1)me du<text:s/>m(o1)de que iay<text:line-break/>me le plus et ne vouldroye pour rien que il se partist de moy sans aulcune<text:line-break/>m(e1)t auoir parle a luy. Or ne me peult il bonnem(e1)t dire ce (q2) il a sus le cueur<text:line-break/>sin(o1) entre nous deux (et) a part (et) ie ne my puis trouuer se tu ne vas tenir ma<text:line-break/><text:soft-page-break/>place deuers m(o1)seigneur il a de coustume comme tu scais de foy virer par<text:line-break/>nuit deuers moy et me taste vng peu et puis me laisse (et) se rendort. Je suis<text:line-break/>contente de faire vostre plaisir ma dame il nest ri(e1) qua vostre c(o1)m(a1)dem(e1)t<text:line-break/>ie ne face. Or bi(e1) mamye dist elle tu te coucheras comme ie fais assez loing<text:line-break/>de monseigneur et garde bien quelque chose que il face que tu ne dye vng<text:line-break/>seul mot et quel(q1) chose que il vouldra faire seuffre tout a vostre plaisir ma<text:line-break/>dame (et) ie le feray lheure de soupper vint (et) nest ia mestier de vous compter<text:line-break/>du seruice seullem(e1)t vous souffise (q2) on y fist tres bonne chiere et il y auoit<text:line-break/>bi(e1) dequoy. Apres soupper la c(o1)paignie sen alla a lesbat le cheualier estr(a1)(-)<text:line-break/>ge ten(a1)t ma dame par le bras<text:s/>(et) aulc(u1)s aultres g(e1)til h(o1)mes ten(a1)s le surpl(us)<text:line-break/>des damoyselles de le(a1)s (et) le seig(n1)r de lhostel venoit derriere et en(q1)roit des<text:line-break/>voyages de son hoste a vng anci(e1) gentil homme qui auoit conduit le fait<text:line-break/>de sa despence en son voyage ma dame noublia pas de dire a son amy que<text:line-break/>vne telle de ses femmes tiendra ennuyt sa place et son lieu (sol) quelle viendra<text:line-break/>vers luy. Il fut tres ioyeulx (et) largem(e1)t l(e1) mercia desir(a1)t que lheure fust ve<text:line-break/>nue ilz se misrent au retour (sol) et vindrent iusques en la chambre de parem(e1)t<text:line-break/>ou m(o1)seigneur d(o1)na la bonne nuit a son hoste (et) ma dame aussi. Et le che<text:line-break/>ualier estr(a1)ge sen vint en sa ch(a1)bre qui estoit belle a bon esci(e1)t bien mise a<text:line-break/>point et estoit le beau buffet garny despices<text:s/>de c(o1)fiture (et) de bon vin de plu<text:line-break/>sieurs facons. Il le fist t(a1)tost deshabiller (et) la beut vne foys (sol) puis fait boyre<text:line-break/>ses g(e1)s (et) les enuoya coucher (et) demoura tout seul att(e1)d(a1)t sa dame laquelle<text:line-break/>estoit auec(q2)s s(o1) mary (q2) to(us) deux se despoulloi(e1)t (et) se mettoi(e1)t en po(i1)t pour<text:line-break/>entrer au lict la damoiselle (q2) estoit en la ruelle du lict t(a1)tost (q2) m(o1)seig(n1)r fut<text:line-break/>couche se vint mettre en la place de sa maistresse et elle (q2) aultre (p3)t auoit le<text:line-break/>cueur ne fist (q2) vng sault ius(q1) a la ch(a1)bre de celluy (q2) latt(e1)doit de pied quoy.<text:line-break/>Or est chasc(u1) loge m(o1)seig(n1)r auec(q1)s sa ch(a1)beriere (sol) et son hoste auec(q1)s ma<text:line-break/>dame (et) scet assez a p(e1)ser (q2)lz ne passer(e1)t pas toute la nuit a dormir. M(o1)sei(-)<text:line-break/>gneur comme il auoit de coustume enuiron vne heure deuant le poinct du<text:line-break/>iour se resueilla et vers sa chamberiere (sol) cuidant estre auec sa femme se vi(-)<text:line-break/>ra et au taster quil fist heurta sa main a son tetin (q2)l sentit si tres dur et poi<text:line-break/>gnant et tantost congneut que ce nestoit pas celluy de sa femme (sol) car il ne(-)<text:line-break/>stoit point si bien trousse. Ha dist il en luy mesmes (sol) ie voy bi(e1) que cest et ien<text:line-break/>bailleray vng aultre. Il se vira vers celle belle fille et a quelque meschief<text:line-break/>que<text:s/>ce fust (sol) il rompit vne l(a1)ce (sol) mais elle laissa faire sans oncques dire vng<text:line-break/>seul mot ne demy. Quant il eut fait il commenca a appeller t(a1)t quil peut<text:line-break/><text:span text:style-name="pb">[n.p.]</text:span><text:line-break/>celluy (q2) couchoit auec sa f(e1)me. Hau monseig(n1)r de tel lieu ou vous estes par<text:line-break/>lez a moy. Laultre (q2) se oyoit appeller fut beaucoup esbahy et la dame fut<text:line-break/>toute esperdue. Et le bon mary rec(o1)m(e1)ce a rehucher. Hau m(o1)seig(n1)r mon<text:line-break/>hoste parlez vng petit a moy (et) laultre sauantura de respondre et dist. Que<text:line-break/>vo(us) plaist il m(o1)seig(n1)r. Je vo(us) feray tousiours ce ch(a1)ge qu(a1)t vo(us) vauldrez.<text:line-break/>Quel ch(a1)ge dist il. De vne vieille ia toute passee deshonneste (et) desloyalle a<text:line-break/>vne belle (et) b(o1)ne (et) fresche ieune fille (sol) ainsi mauez vo(us) party la vostre mercy<text:line-break/>la c(o1)paignie ne sceut (q1) respondre (sol) mesmes la pouure ch(a1)beriere estoit t(a1)t<text:line-break/>surprinse (q1) selle fust a la mort c(o1)d(a1)pnee tant pour le desh(o1)neur (et) desplai(-)<text:line-break/>sir de sa maistresse (sol) c(o1)me pour le sien mesmes (q1) elle auoit mesch(a1)m(e1)t per(-)<text:line-break/>du. Le cheualier estr(a1)gie se partit de sa dame au plus tost (q2)l sceut s(a1)s mer<text:line-break/>cier son hoste (et) sans dire a dieu et onc(q1)s puis ne si trouua (sol) car il ne scait en<text:line-break/><text:soft-page-break/>cores comme elle se conduisit despuis auec(q1)s son mary<text:s/>ainsi plus aduant<text:line-break/>ie ne vous en puis racompter pour le present.</text:p>
      <text:h text:style-name="Titre1" text:outline-level="1">(pdm) La.xxxvj.nouuelle par monseigneur de la roche.</text:h>
      <text:p text:style-name="figure">&lt;ATTimage&gt;</text:p>
      <text:p text:style-name="P76"><text:span text:style-name="T77">U</text:span>Vg tres gracieux g(e1)(-)<text:line-break/>til h(o1)me moult desi(-)<text:line-break/>r(a1)t de employer son t(e1)ps en<text:line-break/>la deshonnourable court da<text:line-break/>mours soy sentant de dame<text:line-break/>impourueu pour bi(e1) choisir<text:line-break/>(et) son t(e1)ps emploier donna<text:line-break/>s(o1) cueur son corps (et) ses bi(e1)s<text:line-break/>a vne moult belle damoysel<text:line-break/>le (et) b(o1)ne qui mieulx vault (sol)<text:line-break/>laquelle faicte (et) duicte de fa<text:line-break/>c(o1)ner ses g(e1)s l(e1)tretint bel (et)<text:line-break/>bien (et) longuem(e1)t (sol) (et) trop bi(e1)<text:line-break/>luy sembloit quil estoit bien<text:line-break/>auant en sa grace (et) a dire la<text:line-break/>verite aussi estoit il comme<text:line-break/>les aultres dont elle auoit<text:line-break/>plusieurs. Il aduint vng iour (q1) ce bon gëtil h(o1)me trouua sa dame auan<text:line-break/>ture a la fenestre dune ch(a1)bre au millieu dung cheualier (et) d(u1)g escuyer (sol) aus<text:line-break/>quelz elle se deuisoit par deuises communes aulcuneffoys parloit a lung<text:line-break/>a part sans ce que laultre en ouyst ri(e1)s daultre coste faisoit a laultre la pa(-)<text:line-break/>reille pour chascun contenter mais qui fut bien a son aise ledict pouure a<text:line-break/>moureux enragoit tout vif qui nosoit approcher de sa compaignie (sol) (et) si ne<text:line-break/>stoit en luy desloigner tant fort desiroit la presence de celle que il aymoit<text:line-break/>tant et mieulx que le surplus des aultres trop bien luy iugeoit son cueur<text:line-break/><text:span text:style-name="pb">[n.p.]</text:span><text:line-break/>que ceste assemblee ne se despartiroit point sans conclure ou procurer aul<text:line-break/>cune chose a son preiudice dont il nauoit pas tort de ce penser et dire et silz<text:line-break/>neust eu les yeulx bandez (et) couuers se il pouuoit veoir appertement ce d(o1)t<text:line-break/>vng aultre a qui riens ne touchoit se apperceut loeil (sol) et de fait luy m(o1)stra<text:line-break/>et vecy comment. Quant il congneut et apperceut a la lettre que sa dame<text:line-break/>nauoit loysir ne voulente de lentretenir il se bouta dessus vne couchette et<text:line-break/>se coucha mais il nauoit garde de dormir tant estoyent ses yeulx empes(-)<text:line-break/>chez de regarder son contraire et comme il estoit en ce point suruint vng<text:line-break/>g(e1)til cheualier qui salua ladicte compaignie lequel voyant que sa damoy<text:line-break/>selle auoit sa charge se tyra deuers lescuyer qui sur la couche ne estoyt pas<text:line-break/>pour dormir (et) entre aultres deuises luy dist lescuyer. Par ma foy monsei(-)<text:line-break/>gneur regardez a la fenestre vela de gens bien ayies (sol) et ne voyes vous pas<text:line-break/>comment plaisamment ilz se demainent. Sainct iehan tu dis<text:s/>vray dist le<text:line-break/>cheualier encores font ilz bi(e1) aultre chose que ne deuises. Et quoy dist laul<text:line-break/>tre. Quoy dist il. Et ne voys tu point c(o1)ment elle ti(e1)t chascun deulx par la<text:line-break/>resne (sol) par la resne dist il. Voire vrayem(e1)t pouure beste par la resne ou sont<text:line-break/>tes yeulx mais il y a bi(e1) chois des deux veoir qu(a1)t a la facon (sol) car celle (q1) elle<text:line-break/>fi(e1)t de gauche nest pas si l(o1)gue ne si gr(a1)de (sol) (q1) celle qui emple la dextre main<text:line-break/><text:soft-page-break/>Ha dist lescuyer par la mort bieu vous dictes verite (sol)<text:s/>sainct anthoyne arde<text:line-break/>la louppe. Et pensez quil nestoit pas bi(e1) ayse. Ne te chaille dist le cheualier<text:line-break/>porte ton mal le plus bel que tu peulx ce nest pas icy (q1) tu doys dire ton cou<text:line-break/>raige. Force est que tu faces de necessite vertus. Aussi fist il (sol)<text:s/>et vecy bon che<text:line-break/>ualier qui sapprochoit de la fenestre ou la gallee estoit (sol) si apperceut dadu(a1)<text:line-break/>ture que le cheualier a la resne gauche se lieue en piedz et regardoit que fai<text:line-break/>soyent et disoyent la damoyselle gracieuse et ledict escuyer son c(o1)paign(o1).<text:line-break/>Si vint a luy en luy donnant vng petit coup sus le chappeau (sol) entendez a<text:line-break/>vostre besongne de par le dyable (sol) ne vous soulciez des aultres. Laultre se<text:line-break/>retira (sol) et c(o1)menca de dire. Et ladicte damoyselle qui nestoit point effrayee<text:line-break/>de legier ne se mua oncques trop bi(e1) tout doulcem(e1)t laissa sa prinse sans<text:line-break/>rougir ne changer couleur regret eut elle en soy mesmes dabandonner de<text:line-break/>la main ce que aultre part luy eust bien seruy. Et faict assez a croyre (q1) pa(-)<text:line-break/>rauant et despuis nauoit celluy des deux qui ne luy fist tres voul(e1)titrs ser<text:line-break/>uice (sol) aussi eust bi(e1) fait qui eust voulu le doul(e1)t amoureux malade qui fut<text:line-break/>contraint destre notaire du plus grant desplaisir (q1) au monde aduenir luy<text:line-break/>pourroit. Et dont la seulle pensee en son pouure cueur rongee estoit asses<text:line-break/>(et) trop puissante de le mettre en desespoir se raison ne leust a ce besoing se<text:line-break/>couru qui luy fist tout habandonner sa queste en amours (sol) car de ceste cy il<text:line-break/>nen pourroit vng seul bon mot a son aduantaige compter.</text:p>
      <text:h text:style-name="Titre1" text:outline-level="1">(pdm)<text:s/>La.xxxvij.nouuelle dung ialoux qui enregistroit<text:line-break/>toutes les facons quil pouuoit ouyr.</text:h>
      <text:p text:style-name="figure"><text:span text:style-name="pb">[n.p.]</text:span><text:line-break/>&lt;ATTimage&gt;</text:p>
      <text:p text:style-name="P78"><text:span text:style-name="T79">T</text:span>Andis (q1) les aul(-)<text:line-break/>tres penseront et<text:line-break/>a leur memoyre<text:line-break/>rameneront aul(-)<text:line-break/>cuns cas aduenus et perpe<text:line-break/>trez abilles (et) souffisans de<text:line-break/>stre adioustez a lhystoire (sol) (p1)(-)<text:line-break/>sent ie vous compteray en<text:line-break/>brief termes en quelle fac(o1)<text:line-break/>fut deceu le pl(us) ialoux de ce<text:line-break/>royaulme pour son temps<text:line-break/>Je croy assez (q2)l na pas este<text:line-break/>seul entache de ce mal mais<text:line-break/>touteffois pource (q1)lle fut<text:line-break/>oultre lenseigne ie ne me<text:line-break/>scauroye passer sans faire<text:line-break/>re scauoir le gracieux tout<text:line-break/>qu(o1) luy fist. Ce bon ialoux que ie vo(us) compte estoit tres grant historien (et) a<text:line-break/>uoit veu (et) beaucoup leu et releu de diuerses histoires. Mais en la fin princi<text:line-break/>palle a quoy tendoit son excercice (sol) et toute son estude estoit de scauoir (sol) (et) c(o1)<text:line-break/>gnoistre les fac(o1)s (et) manieres c(o1)m(e1)t femmes peuuent deceuoir leurs ma(-)<text:line-break/>ris (sol) car la dieu mercy les hystoires anci(e1)nes comme. Matheolet. Juuenal (sol)<text:line-break/>les quinze ioyes de mariages<text:s/>et aultres plusieurs d(o1)t ie ne scay le compte<text:line-break/>sont mencion de diuerses tromperies (sol) cautelles abusions (sol) et decepti(o1)s en<text:line-break/><text:soft-page-break/>cest estat aduenuz. Nostre ialoux les auoit tousiours a ses mais (et) n(e1) estoit<text:line-break/>pas moins assotte (q1) vng fol de sa<text:s/>marote (sol) tousiours lissoit tousiours estu<text:line-break/>dioit (et) diceulx liures fist vng petit extrait pour luy au(q1)l estoy(e1)t descriptes (sol)<text:line-break/>c(o1)prinses (et) notees plusieurs manieres de tromperies (sol) au pourchas (sol) et en(-)<text:line-break/>treprinses de femmes (sol) et es personnes de leurs maris executees (sol) (et) ce fist il<text:line-break/>tend(a1)t affin de estre mieulx premuny sur la garde de sa femme selle luy en<text:line-break/>bailloit point de telles comme celle qui en son liure estoyent cronicquees (et)<text:line-break/>registrees. Quil ne gardast sa femme daussi pres que vng ialoux ytalien<text:line-break/>si faisoit. Et si nestoit pas bi(e1) asseur t(a1)t estoit fort feru du mauldit mal de<text:line-break/>ialousie. Et en cest estat et aise delectable fut ce bon homme troys ou quat<text:line-break/>tre ans auec sa femme (sol) laquelle pour passer temps<text:s/>nauoit aultre loysir de<text:line-break/>estre hors de sa presence infernaile sinon allant (sol) et retourn(a1)t a la messe en<text:line-break/>la compaignie dune vieille serpente qui delle auoit charge. Vng gentil c(o1)(-)<text:line-break/>paignon oy(a1)t la renommee de ce gouuernem(e1)t (sol) vint rencontrer vng iour<text:line-break/>ceste b(o1)ne damoyselle (q2) belle gracieuse (et) amoureuse a b(o1) esci(e1)t estoit (sol) (et) luy<text:line-break/>dist le plus gracieusement que oncques sceut le b(o1) vouloir (q2)l auoit de luy<text:line-break/><text:span text:style-name="pb">[n.p.]</text:span><text:line-break/>faire seruice plaign(a1)t (sol) (et) souspir(a1)t pour lamour (et) voul(e1)te delle sa mauldi(-)<text:line-break/>cte fortune (et) aliee au pl(us) ialoux (q1) la terre soubstienne. Et disant au surpl(us) (sol)<text:line-break/>(q1) elle estoit la seulle en vie pour (q2) pl(us) vouldroit faire. Et pour ce (q1) ie ne vo(us)<text:line-break/>puis pas icy dire<text:s/>c(o1)bi(e1) ie suis a vo(us) (et) plusieurs aultres choses (sol) d(o1)t ie espoi<text:line-break/>re (q1) vous n(e1) serez que c(o1)tente. Et sil vo(us) plaist ie les metttay (p3) escript (et) de<text:line-break/>main ie les vo(us) bailleray vous suppli(a1)t que mon petit seruice par tant<text:s/>de<text:line-break/>b(o1) vouloir (et) entier ne soit pas reffuse. Elle escouta voul(e1)tiers mais pour<text:line-break/>la presence du peril et dangier (q2) (p3) trop pres estoit gueres ne respondit (sol) tou<text:line-break/>teffois que elle fust c(o1)tente de veoir ses lettres qu(a1)t elles vi(e1)dront.<text:s/>Lamou<text:line-break/>reux print c(o1)ge assez ioyeulx (et) a b(o1)ne cause (et) la damoyselle c(o1)me elle estoit<text:line-break/>doulce (et) gracieuse le (con)ge luy d(o1)na (sol) mais la vieille (q2) la suiuoit ne faillit pas<text:line-break/>a demander (q1)l parlem(e1)t auoit este entre elle et celluy qui sen va (sol) il ma dist<text:line-break/>elle apporte nouuelle de ma mere (sol) dont ie suis bi(e1) ioyeuse car elle est en b(o1)<text:line-break/>point. La vieille nen(q2)st plus au(a1)t si vindr(e1)t a lhostel. Et lendemain laultre<text:line-break/>garni dunes lettres dieu scait c(o1)m(e1)t dictees vint r(e1)c(o1)trer sa dame (et) t(a1)t su<text:line-break/>bitem(e1)t (et) subtillem(e1)t luy bailla ses lettres (sol) (q1) ont le guet de la ville serp(e1)te<text:line-break/>n(e1) eut c(o1)gnoissance. Ces lettres furent ouuertes (p3) celle (q2) voulentiers les<text:line-break/>vit qu(a1)t elle fut appart le c(o1)tenu en gros estoit c(o1)m(e1)t il estoit expr(i1)s de la<text:line-break/>mour delle (et) (q1) iamais vng seul iour de bi(e1) nauroit se temps et loisir prestz<text:line-break/>ne luy sont pour plus au(a1)t len aduertir requerant en c(o1)clusion quelle luy<text:line-break/>vueille de sa grace<text:s/>iour (et) lieu c(o1)uenable assigner pour ce faire (sol) elle fist vnes<text:line-break/>lettres (p3) lesquelles tres gracieusement se excusoit de vouloir entretenir en<text:line-break/>amours aultre (q1) celluy aulquel elle doit foy et loyaulte. Neaulmoins pour<text:line-break/>ce quil est tant fort esprins damours a cause delle quelle ne vouldroit pour<text:line-break/>riens quil nen fust guerdonne elle seroit tres c(o1)rente douyr ce quil veult di<text:line-break/>re se nullem(e1)t pouuoit ou scauoit mais certes nenny t(a1)t pres la tient son<text:line-break/>mary quil ne la laisse dung pas sinon a lheure de la messe quelle vient a le<text:line-break/>glise gardee (et) plus que gardee par la plus pute vieille qui iamais aultruy<text:line-break/>destourba. Ce gentil compaignon tout aultrem(e1)t habille et en point (sol) que<text:line-break/>le iour passe vint rencontrer sa dame qui tres bi(e1) le congneut<text:s/>et au passer<text:line-break/>quil fist assez (p1)s delle receut de sa ma(i1) la lettre dessusdicte. Se il auoit fain<text:line-break/>de voir le contenu ce nestoit pas merueilles il se trouua en vng destour ou<text:line-break/><text:soft-page-break/>tout a son aise et beau loisir vit et c(o1)gneut lestat de sa besongne (q2) luy<text:s/>sem<text:line-break/>bloit estre en bon train si regarda (q2)l ne luy fault que lieu pour venir au des<text:line-break/>sus et a chief de sa b(o1)ne entreprinse (sol) pour la(q1)lle acheuer il ne finoit uuyt et<text:line-break/>iour daduiser et p(e1)ser comment il la pourroit conduire (sol) si aduisa dung<text:s/>b(o1)<text:line-break/>tour (q2) ne fait pas a oublier car il sen vint a vue si(e1)ne b(o1)ne amye (q2) demou<text:line-break/>roit entre leglise ou sa dame alloit a la messe (et) lhostel delle (et) luy compta de<text:line-break/>ses amours en pri(a1)t tres affectueusem(e1)t (q1)lle a ce beso(i1)g luy voulsist aider<text:line-break/>Ce (q1) ie pourray faire (sol) ne p(e1)sez pas (q1) ie ne my employe de b(o1) cueur. Je vo(us)<text:line-break/><text:span text:style-name="pb">[n.p.]</text:span><text:line-break/>mercye dist il et seriez vous c(o1)tente (q1)lle venist ceans parler a moy. Ma foy<text:line-break/>dist elle il me plaist bi(e1). Or bi(e1) dist il se il est<text:s/>en moy de vous faire autant de<text:line-break/>seruice pensez (q1) iauray congnoissance de la courtoisie. Il ne fut oncques si<text:line-break/>aise ne iamais ne cessa tant quil eust rescript (et) baille ses lettres a sa dame<text:line-break/>qui contenoyent quil auoit t(a1)t fait a vne telle (q1)lle estoit sa gr(a1)de amye f(e1)(-)<text:line-break/>me de bien loyalle et secrette et qui vous ayme (et) c(o1)gnoist bien quelle nous<text:line-break/>baillera sa maison pour deuiser (et) voicy que iay aduise (sol) ie seray demain en<text:line-break/>la chambre den hault (q2) descouure sur la rue et si auray aupres de moy vng<text:line-break/>grant seau deaue et des c(e1)dres entremeslees d(o1)t ie auffubleray tout acoup<text:line-break/>que vous passerez (et) si seray en habit si desc(o1)gneu que vostre vieille ne ame<text:line-break/>du m(o1)de ne aura de moy c(o1)gnoissance. Qu(a1)t vous serez en ce point atour<text:line-break/>nee vous ferez bi(e1) lesbahy (et) vous sauuerez en ceste maison (et) par vostre d(a1)(-)<text:line-break/>gier manderez querir en vostre hostel vne aultre robe et tandis quelle sera<text:line-break/>en chemin nous parler(o1)s ensemble. Pour abregier ces lettres furent escri(-)<text:line-break/>ptes et baillees et la responce fut rendue (p3) elle (sol) quelle estoit cont(e1)te. Or fut<text:line-break/>venu ce iour et la damoysele affublee (p3) son seruiteur dung seau deaue (et) de<text:line-break/>cendre voire par telle facon que son couurechief sa robbe (et) le surplus de ses<text:line-break/>habillem(e1)s fur(e1)t tous gastez et percez (et) dieu scait quelle fist bien les baye et<text:line-break/>de la mal cont(e1)te (et) comme elle estoit ainsi attournee elle se bouta en lhostel<text:line-break/>ignor(a1)t dauoir c(o1)gnoissance. T(a1)tost quelle vit la dame elle se plaignit de<text:line-break/>son meschef. Et nest pas a vo(us) dire le dueil quelle menoit de ceste adu(a1)ture<text:line-break/>mainten(a1)t plain sa robbe mainten(a1)t son couurechief (sol) (et) laultre fois son ti<text:line-break/>ru brief qui loyoit il sembloit que le monde fust fine. Et de rechief sa mes(-)<text:line-break/>chine qui enragoit d(e1) gaigner auoit en sa main vng cousteau d(o1)t elle net(-)<text:line-break/>toyoit sa robbe le mieulx (q1) elle scauoit. Nenny nenny mamye dist elle vo(us)<text:line-break/>perdez vostre peine (sol) ce nest pas chose a nettoyer si en haste vo(us) ny scauriez<text:line-break/>faire chose maintenant qui vaulsist rien il fault que iaye vne aultre robbe<text:line-break/>et vng aultre couurechief il ny a point daultre remede allez a lhostel (et) le me<text:line-break/>apportez (et) vous auancez de retourner (q1) nous ne perd(o1)s la messe auec tout<text:line-break/>nostre mal. Elle voy(a1)t la chose estre necessaire nos a desdire sa maistresse si<text:line-break/>print (et) robbe (et) couurechief soubz son m(a1)teau (et) a lhostel s(e1) va elle neut pas<text:line-break/>si tost tourne les talons (q1) sa maistresse ne fut guidee en la chambre ou son<text:line-break/>seruiteur estoit qui voul(e1)tiers la<text:s/>vit en cotte simple (et) cheueux et tandis (q2)lz<text:line-break/>se deuiseront nous retournerons a parler de la vieille (q1) reuint a lhostel ou<text:line-break/>elle trouua son maistre qui natt(e1)dit pas quelle parlast mais demanda in(-)<text:line-break/>lc(o1)tinent et quauez vous faict de ma f(e1)me<text:s/>et ou est elle. Je lay laissee dist el(-)<text:line-break/>le chez vne telle (et) en tel lieu. Et a (q1)l propos dist il lors elle luy m(o1)stra robbe<text:line-break/>(et) couurechief et luy compta laduenture de la tynee de eaue (et) des cendres di<text:line-break/>sant (q1)lle vient querir daultres habillem(e1)s car en ce point sa maistresse no<text:line-break/>soit partyr dont elle estoit. Est ce cela dist il nostre dame ce tour nestoit pas<text:line-break/><text:span text:style-name="pb">[n.p.]</text:span><text:line-break/><text:soft-page-break/>en m(o1) liure (sol) allez allez ie voy bi(e1) que cest. Il eust voulentiers dit quil estoyt<text:line-break/>coux et ne len sceut oncques garder liure ne brief ou plusieurs fins tours<text:line-break/>estoy(e1)t registrez (et) faict assez a p(e1)ser (q2)l retint si bi(e1) ce dernier (sol) (q1) onc(q1)s puis<text:line-break/>de sa memoire ne (p3)tit et ne luy fut nul besoing a ceste cause de lescripre t(a1)t<text:line-break/>en eut fresche souuenance le peu des b(o1)s iours (q2)l vesquit.</text:p>
      <text:h text:style-name="Titre1" text:outline-level="1">(pdm) La.xxxviij.nouuelle dung bourgois de tours (q2) achepta vne l(a1)proye.</text:h>
      <text:p text:style-name="P80"><text:span text:style-name="T81">N</text:span>Agueres que vng marchant de tours pour festoyer<text:line-break/>son cure et aultres gens de bien achepta vne gros(-)<text:line-break/>se (et) belle l(a1)proye. Si<text:s/>l(e1)uoya a son hostel et enchargea<text:line-break/>tres bien a sa femme de la mettre a point ainsi quel(-)<text:line-break/>le scauoit bien faire et faictes dist il que tout le disner<text:line-break/>soyt prest a douze heures car ie ameneray nostre cure<text:line-break/>et aulcuns aultres qui luy nomma. Tout sera prest<text:line-break/>dist elle admenez qui vo(us) vouldrez. Elle mist a point<text:line-break/>vng gr(a1)t tas de beau poisson. Qu(a1)t se vint a la l(a1)proye elle la soubhaicta<text:line-break/>aux cordeliers a son amy et dist en soy mesmes. Ha frere Bernard que ne(-)<text:line-break/>stes vous icy (sol) par ma foy vous nen<text:s/>partiriez iamais tant que eussiez taste<text:line-break/>de la lamproye (sol) ou se mieulx vous plaisoit vous l(a1)porteriez en vostre ch(a1)(-)<text:line-break/>bre (et) ie ne faudroye pas de vous y faire compaignie. A tresgr(a1)t regret met<text:line-break/>toit ceste b(o1)ne f(e1)me la main a ceste l(a1)proye (sol) voyre pour son mary (sol) et ne fai<text:line-break/>soit que penser comm(e1)t son cordelier la pourroit auoir. Tant pensa et ad<text:line-break/>uisa que elle conclud de luy enuoyer par vne vieille laquelle scauoit de son<text:line-break/>secret ce quelle fist et luy m(a1)da quelle viendra ennuyt soupper et coucher a<text:line-break/>uec luy. Qu(a1)t maistre cordelier vit celle belle l(a1)proye (et) entendit la venue de<text:line-break/>sa dame pensez quil fut ioyeulx et bien aise et dist a la vieille que sil peult fi<text:line-break/>ner de b(o1) vin (sol) que la lamproye ne sera pas frauldee<text:s/>du droit quelle a (sol) puis<text:line-break/>que on la mengeue. La b(o1)ne vieille retourna de son messaige (et) dist sa char<text:line-break/>ge. Enuiron douze heures vecy nostre march(a1)t venir le cure et plusieurs<text:line-break/>aultres bons compaign(o1)s pour deuorer ceste lamproye qui estoit bi(e1) hors<text:line-break/>de leur c(o1)m(a1)dem(e1)t. Qu(a1)t il fur(e1)t en lostel du march(a1)t il les mena tresto(us)<text:line-break/>en la cuysine pour veoir ceste belle et grossre lamproye d(o1)t il les vouloit fe<text:line-break/>stoyer (et) appella sa femme et puis luy dist monstrez nous nostre lamproye<text:line-break/>ie vueil scauoir a ces g(e1)s se ien ay eu b(o1) marche (q1)lle lamproye dist elle. La<text:line-break/>lamproye que ie vo(us) fis bailler pour nostre disner auec cest aultre poisson.<text:line-break/>Je nay point veu de l(a1)proye dist elle (sol) ie cuyde moy que vous songez voicy<text:line-break/>vne carpe deux brochet (et) ie ne scay (q1)l aultre poisson mais ie ne vis auiour<text:line-break/>dhuy lamproye. Comment dist il (et) pensez vo(us) que ie soye yure (sol) ma foy ouy<text:line-break/>dir(e1)t lors le cure (et) les aultres vo(us) n(e1) p(e1)siez pas auiourdhuy mains vous<text:line-break/>estes vng peu trop chiche pour achepter l(a1)proye mainten(a1)t (sol) (p3) dieu dist la<text:line-break/>f(e1)me il se farce de vo(us) ou il a songe dune l(a1)proye car seurem(e1)t ie ne vis de<text:line-break/><text:span text:style-name="pb">[n.p.]</text:span><text:line-break/>cest an lamproye (et) le b(o1) mary de soy courroucer q dist vo(us) auez m(e1)ty pail(-)<text:line-break/>larde vo(us) lauez mangee ou cachee quel(q1) part ie vo(us) prometz onc si chiere l(a1)<text:line-break/>proye ne fut pour vo(us) puis se vira vers le cure (et) les aultres. Et iuroit (p3) la<text:line-break/>mort bien (et) vng cent de serm(e1)s (q2)l auoit baille a sa f(e1)me<text:s/>vne l(a1)proye (q2) luy<text:line-break/>auoit couste vng fr(a1)c (et) eulx pour encores pl(us) le tourm(e1)ter (et) faire enraiger<text:line-break/><text:soft-page-break/>faisoy(e1)t sembl(a1)t de le non croyre tenoy(e1)t termes c(o1)me sil fussent mal con<text:line-break/>t(e1)s (et) disoy(e1)t no(us) esti(o1)s priez de disner chez vng tel (et) si au(o1)s tout laisse pour<text:line-break/>venir icy cuid(a1)t m(a1)ger de la l(a1)proye mais a ce que no(us) voy(o1)s elle ne no(us) fe<text:line-break/>ra ia mal. Lhoste (q2) enragoit tout vif print vng bast(o1) (et) marchoit vers sa f(e1)<text:line-break/>me pour la trop bi(e1) froter se les aultres ne leussent retenu (q2) lemmenerent<text:line-break/>a force hors de son hostel (et) mir(e1)t peine de le rappaiser le mieulx (q1) ilz sceur(e1)t<text:line-break/>qu(a1)t ilz le vir(e1)t ainsi trouble. Puis (q2)lz eur(e1)t failly a la l(a1)proye le cure mist<text:line-break/>la table (et) fir(e1)t la meilleure chere (q2)l peur(e1)t la b(o1)ne damoyselle a la l(a1)proye<text:line-break/>m(a1)da lune de ses voisines (q2) veufue estoit mais belle f(e1)me et en bon point<text:line-break/>estoit elle (et) la fist disner auec elle (et) qu(a1)t elle vit son point elle dist. Ma b(o1)ne<text:line-break/>voisine il seroit bi(e1) en vo(us) de me faire vng singulier plaisir (et) se t(a1)t vo(us) vou<text:line-break/>liez faire pour moy il vo(us) seroit tellem(e1)t desseruy (q1) vo(us) en deueriez estre c(o1)<text:line-break/>t(e1)te. Et que vo(us) plaist il (q1) ie face dist laultre.<text:s/>Je vo(us) diray dist elle. M(o1) ma(-)<text:line-break/>ry est si tresard(a1)t de ses bes(o1)gnes (q1) cest vne gr(a1)t merueilles (et) de fait la nuit<text:line-break/>passee il ma tellem(e1)t retournee (q1) ie vo(us) prometz (p3) ma foy ie ne loseroye b(o1)<text:line-break/>nem(e1)t ennuit attendre si vo(us) prie (q1) vo(us) vueillez tenir ma place (et) se iamais<text:line-break/>puis ri(e1)s faire pour vo(us) vo(us) me trouuerez preste de corps (et) de bi(e1)s. La bon<text:line-break/>ne voisine pour luy faire plaisir (et) seruice fut bi(e1) c(o1)t(e1)te de tenir son lieu d(o1)t<text:line-break/>elle fut<text:s/>saigement et beaucoup mercyee or deuez vo(us) scauoir (q1) nostre mar(-)<text:line-break/>ch(a1)t a la l(a1)proye qu(a1)t vint le disner il fist tres b(o1)ne (et) gr(a1)de garnison de b(o1)<text:line-break/>nes verges (q2)l apporta secrettem(e1)t en sa maison (et) aux piedz de son lit il<text:s/>les<text:line-break/>cacha p(e1)sant (q1) sa f(e1)me ennuit en sera trop bien seruie (sol) il ne sceut faire si se<text:line-break/>crettem(e1)t (q1) sa f(e1)me ne sen d(o1)nast tres bi(e1) garde (q2) ne sen p(e1)sa pas mo(i1)s c(o1)<text:line-break/>gnoissant assez par experi(e1)se la cruaulte de son mary<text:s/>le(q1)l ne souppa pas<text:line-break/>a lhostel (sol) mais tarda tant dehors quil p(e1)sa bien quil la trouuera toute nue<text:line-break/>et couchee (sol) mais il faillit a son entrepr(i1)se car qu(a1)t vint sur le soir (et) tard elle<text:line-break/>fist depoiller sa voysine (et) coucher en sa place en luy charge(a1)t expressem(e1)t (q1)l<text:line-break/>le ne resp(o1)dist mot a son mary qu(a1)t il vi(e1)dra (sol) mais c(o1)treface la muete (et) la<text:line-break/>malade (et) si fist encores pl(us) (sol) car elle estaignit le feu de le(a1)s aut(a1)t en la cuysi(-)<text:line-break/>ne c(o1)me en la ch(a1)bre et ce fait a sa voisine chargea (q1) t(a1)tost (q1) son mary sera<text:line-break/>leue matin quelle sen voise en sa maison (sol) elle luy promist (q2) si feroit elle (sol) la<text:line-break/>voisine en ce point logee (et) couchee la valllante f(e1)me sen va aux cordeliers<text:line-break/>pour m(a1)ger la l(a1)proye (et) gaigner les (p3)d(o1)s c(o1)me assez auoit de coustume.<text:line-break/>T(a1)dis (q1)lle se festoya le(a1)s no(us) dir(o1)s du march(a1)t (q2) a(p1)s soupper sen vint a<text:line-break/>son hostel esprins dyre (et) de mal tal(e1)t a cause de la l(a1)proye (sol) et pour executer<text:line-break/><text:span text:style-name="pb">[n.p.]</text:span><text:line-break/>ce quen soy par dedans auoit c(o1)clud il vint saisir ses verges et en sa main<text:line-break/>les tint cherchant et querant par tout de la ch(a1)delle dont il ne sceut onc(q1)s<text:line-break/>recouurer mesmes en la ch(a1)bre faillit a feu trouuer. Qu(a1)t il vit<text:s/>ce il se cou<text:line-break/>cha sans dire mot et dormit iusques sur le iour quil se leua (sol) et se habilla (sol) et<text:line-break/>print ses verges (et) batit la lieuten(a1)de de sa f(e1)me en telle maniere (q1) a peu (q1)l<text:line-break/>ne la tua en luy ram(e1)teu(a1)t la l(a1)proye (et) la mist<text:s/>en tel point quelle saignoit<text:line-break/>de tous costez (sol) mesmes les draps du lict estoy(e1)t tous sengl(a1)s quil sembloit<text:line-break/>que on y eust tue vng beuf (sol) mais la pouure martire ne osoit pas dire vng<text:line-break/>mot ne m(o1)strer le visage. Ses verges luy faillir(e1)t (et)<text:s/>fut lasse (et) sen alla hors<text:line-break/>de son hostel (et) la pouure f(e1)me qui sattendoit destre festoyee de lamoureux<text:line-break/>ieu et gracieulx passet(e1)ps sen alla tantost apres en sa maison plaindre son<text:line-break/>mal (et) son martire n(o1)pas sans menasser (et) fort mauldire sa voisine. Tan(-)<text:line-break/><text:soft-page-break/>dis que le mary estoit alle dehors reuint des cordeliers sa b(o1)ne femme qui<text:line-break/>trouua sa ch(a1)bre de verges toute ionchee son lict desrompu (et) froisse et les<text:line-break/>draps tous ensanglantez (sol) si c(o1)gneut bien tantost (q1) sa voisine auoit eu<text:s/>af(-)<text:line-break/>faire de son corps c(o1)me elle pensoit bien (sol) (et) sans tarder ne faire arrest refist<text:line-break/>son lict (et) daultres beaulx draps (et) frais le repara (et) sa ch(a1)bre nettoya. Apres<text:line-break/>vers sa voisine sen alla quelle trouua en piteux point et ne fault pas dire<text:line-break/>quelle ne trouuast bien a qui parler. Au plus tost quelle fut en son hostel se<text:line-break/>retourne (sol) et de tous pointz elle se deshabilla (et) au beau lict quelle auoit tres<text:line-break/>bi(e1) mis a point se coucha (et) dormit tres bi(e1) iusques a ce (q1) son mary retour(-)<text:line-break/>na de la ville comme change de son courroux pource quil sen estoit venge<text:line-break/>et vint a sa f(e1)me quil trouua au lict faisant semblant de dormir. Et quest<text:line-break/>cecy ma damoiselle dist il nest il pas t(e1)ps de leuer. Helas dist elle est il iour (sol)<text:line-break/>par mon serment ie ne vous ay pas ouy leuer (sol) iestoye entre en vng songe<text:line-break/>qui ma tenue ainsi longuement. Je croy dist il que vous songes de la lam(-)<text:line-break/>proye ne faisiez pas ce ne seroit pas trop grant merueille (sol) car ie la vous ay<text:line-break/>bien ramentue a ce matin.<text:s/>Par dieu dist elle il ne me souuenoit de vous ne<text:line-break/>de vostre lamproye. Comment dist il lauez vous si tost oublie. Oublie dist<text:line-break/>elle vng songe ne me arreste riens. Et est ce songe dist il de ceste grosse poi<text:line-break/>gnee de verges que ie vous ay vsee sur vo(us) na pas deux heures. Sur moy<text:line-break/>dist elle (sol) voire vrayement sur vous dist il. Je scay bi(e1) quil y pert largement<text:line-break/>aux draps de nostre lict auecques. Par ma foy bel amy dist elle ie ne scay (q1)<text:line-break/>vous auez fait ou songe (sol) mais quant a moy il me souuient tres<text:s/>bi(e1) quau(-)<text:line-break/>iourdhuy au matin vous me fistes de tres bon appetit le ieu damours (sol) et<text:line-break/>aultre chose ie ne scay aussi bien pouez vous auoir songe de mauoir faict<text:line-break/>aultre chose comme vous fistes hier de me auoir baille la lamproye. Ce se(-)<text:line-break/>roit vne estrange chose dist il m(o1)strez vng peu que ie vous voye. Elle osta<text:line-break/>et si r(e1)uersa la couuerture (sol) et la toute nue se m(o1)stra sans tache ne blesseu(-)<text:line-break/>re (q1)lcon(q1)s (sol) il vit aussi les draps beaulx et blancz sans aulcune soilleure ne<text:line-break/><text:span text:style-name="pb">[n.p.]</text:span><text:line-break/>tache. Si fut plus esbahy que on ne vous scauroit dire et se print a musser<text:line-break/>et largem(e1)t penser (sol) en ce point l(o1)guem(e1)t se tint. Mais touteffois assez b(o1)<text:line-break/>ne piece a(p1)s il dist. Par m(o1) serm(e1)t mamye ie vo(us) cuydoye a ce matin auoir<text:line-break/>tres<text:s/>fort batue ius(q1)s au sang (sol) mais mainten(a1)t ie voy bi(e1) quil nen est ri(e1) si<text:line-break/>ne scay quil mest aduenu. Dea dist elle ostez vo(us) hors de ceste ymaginati(o1)<text:line-break/>de batterie (sol) car vo(us) ne me touchastes onc(q1)s vous le pouuez bien presente(-)<text:line-break/>m(e1)t veoir et apperceuoir (sol) faictes vostre compte (q1) vo(us) lauez songe comme<text:line-break/>vous fistes hier de la lamproye. Je congnoys bien mamye dist il lors que<text:line-break/>vous dictes vray (sol) si vo(us) requiers (q1)l me soit pardonne car ie scay bi(e1) (q1) ieuz<text:line-break/>tort de vo(us) dire vill(e1)nie deu(a1)t les estr(a1)gers (q1) iamenay ce(a1)s. Il vo(us) &lt;ATTillisible&gt; legie<text:line-break/>rem(e1)t (p3)d(o1)ne dist elle mais touteffois aduises bi(e1) (q1)vo(us) ne soyez pl(us) si legier<text:line-break/>ne si hastif en voz affaires c(o1)me vous auez<text:s/>de coustume. N(o1) feray ie dist il<text:line-break/>mamye ainsi (q1) auez ouy fut le march(a1)t (p3) sa f(e1)me tr(o1)pe. Cuyd(a1)t auoir s(o1)(-)<text:line-break/>ge dauoir achepte la l(a1)proye (et) fait le surpl(us) au c(o1)pte dess(us) escript (et) rac(o1)pte.</text:p>
      <text:soft-page-break/>
      <text:h text:style-name="Titre1" text:outline-level="1">(pdm) La.xxxix.nounelle<text:s/>(p3) monseigneur de sainct pol.</text:h>
      <text:p text:style-name="figure">&lt;ATTimage&gt;</text:p>
      <text:p text:style-name="P82"><text:span text:style-name="T83">A</text:span>Duint q(u1)g g(e1)til che(-)<text:line-break/>ualier des marche da(-)<text:line-break/>mies riche puissant vaill(a1)t<text:line-break/>(et) moult beau c(o1)paign(o1) fut<text:line-break/>amoureux dune tres belle<text:line-break/>ieune dame assez et longue<text:line-break/>m(e1)tz aussi fut t(a1)t en sa gra<text:line-break/>ce (et) si priue delle que toutes<text:line-break/>fois (q1) bon luy sembloit il se<text:line-break/>trouuoit en vng lieu de son<text:line-break/>hostel a part (et) destourne ou<text:line-break/>elle luy venoit faire c(o1)pai(-)<text:line-break/>gnie et la deuisoieut tout a<text:line-break/>leur beau loysir (et) nestoit a(-)<text:line-break/>me (q1) sceust rien de leur tres<text:line-break/>plais(a1)t passe t(e1)ps sin(o1) vne<text:line-break/>damoyselle (q1) seruoit ceste<text:line-break/>dame laquelle b(o1)ne bouche<text:line-break/>tresl(o1)guem(e1)t porta (et) t(a1)t les seruoit a gre en to(us) leurs affaires (q1)lle estoit di<text:line-break/>gne d(u1)g tres gr(a1)t guerd(o1) en receuoir (sol) elle aussi auoit t(a1)t de vertu (q1) n(o1) pas<text:line-break/>seullem(e1)t sa maistresse auoit gaigne (p3) le seruice c(o1)me dist est (et) aultrement<text:line-break/>mais encores le mary de sa dame ne laymoit pas moins (q1) sa f(e1)me tant la<text:line-break/>trouuoit loyalle b(o1)ne (et) dilig(e1)te. Aduint vng iour (q1) ceste dame sent(a1)t son<text:line-break/>seruiteur le cheualier dessusdit en son chastel deuers le(q1)l elle ne pouuoit al<text:line-break/>ler si tost que elle eust bien voulu a cause de son mary (q1) l(e1) destournoit d(o1)t<text:line-break/><text:span text:style-name="pb">[n.p.]</text:span><text:line-break/>elle estoit bien desplaisante se aduisa de luy<text:s/>m(a1)der par la damoyselle quil<text:line-break/>eust encores vng peu de paci(e1)ce (et) que au plus tost (q1)lle scauroit se desarmer<text:line-break/>de son mary que elle vi(e1)droit vers luy. Ceste damoiselle vint vers le cheua<text:line-break/>lier qui sa dame attendoit et dist sa charge. Et luy (q1)<text:s/>gracieulx estoit la mer<text:line-break/>cya beaucoup de ce messaige et la fist seoir au(p1)s de luy (et) puis la baiser deux<text:line-break/>ou trois fois tres doulcem(e1)t elle lendura voulentiers (q1) bailla couraige au<text:line-break/>cheualier de proceder au surplus dont il ne fut pas reffuse. Cela<text:s/>fait elle re(-)<text:line-break/>uint a sa maistresse et luy dist que son amy nattend quelle. Helas dist elle ie<text:line-break/>scay bien quil est vray mais m(o1)seigneur ne se veult coucher ilz sont icy ne<text:line-break/>scay quelz g(e1)s que ie ne puis laisser que dieu les mauldie iaymasse mieulx<text:line-break/>estre vers luy il luy ennuye bien ne fait pas de estre ainsi seur. Par ma foy<text:line-break/>croyez que ouy dist elle mais lespoir de vostre venue le reconforte et attend<text:line-break/>tant plus aise Je vous en croy mais touteffois il est la tout seul sans chan<text:line-break/>delle et sont plus de deux<text:s/>heures quil y est il ne peult estre que il ne soit beau<text:line-break/>coup ennuye. Si vous prie mamye (q1) vous retournez vers luy encores vne<text:line-break/>foys pour me excuser. Et luy faictes c(o1)paignie vne piece (et) entret(a1)t se dieu<text:line-break/>plaist le dyable emportera ces gens qui nous ti(e1)n(e1)t icy. Je feray ce quil vo(us)<text:line-break/>plaira ma dame dist elle. Mais il me semble qui est si c(o1)t(e1)t de vous quil ne<text:line-break/>vous fault ia excuser et aussi si ie y allois vous demeureriez icy toute seul(-)<text:line-break/>le de femmes et pourroit adoncques dem(a1)der<text:s/>m(o1)seigneur apres moy (et) ne<text:line-break/>me scauroit ou trouuer ne vo(us) chaille de cela dist elle ien feray bi(e1) sil vo(us) de<text:line-break/><text:soft-page-break/>m(a1)de il me desplaist (q1) m(o1) amy est seul allez veoir que il fait ie vous en prie<text:line-break/>ie y vois puis quil vous plaist dist elle. Selle fut bi(e1) ioyeuse de ceste ambas(-)<text:line-break/>sade (sol) il ne le fault ia demander (sol) mais pour couurir sa voul(e1)te elle en fist la<text:line-break/>excusance et le reffus a sa maistresse. Elle fut tantost vers le cheualier att(e1)<text:line-break/>d(a1)t (q1) la receut ioyeusem(e1)t et elle luy dist. Monseigneur ma dame m(e1)uoye<text:line-break/>encores icy (sol) se excuser deuers vous pource (q1) t(a1)t vous fait att(e1)dre (sol) (et) croyez<text:line-break/>quelle en est la plus courroucee (sol) (et) vous luy direz dist il (q1)lle face tout a loysir<text:line-break/>et que elle ne se haste de rien pour moy. Car vous tiendrez son lieu (sol) lors de<text:line-break/>rechief la baisa (et) accolla et ne la souffrir partir t(a1)t quil eut besongne deux<text:line-break/>fois qui gueres ne luy cousterent (sol) car lors il estoit frez (et) ieune homme (et) fort<text:line-break/>a cela ceste damoiselle print bi(e1) en paci(e1)ce sa b(o1)ne adu(a1)ture (et) eust bi(e1) vou(-)<text:line-break/>lu auoir souuent vne telle rencontre sauf le preiudice de sa maistresse. Et<text:line-break/>quant se vint au partir elle pria au cheualier (q1) sa maistresse nen sceust ri(e1).<text:line-break/>Vous nauez garde dist il. Je vous en requiers dist elle (et) puis sen vint a sa<text:line-break/>maistresse qui dem(a1)da tantost que fait son amy il est la dist elle (sol) et vous at<text:line-break/>tend. Voyre dist elle et est il point mal cont(e1)t. Nenny dist elle puis quil a eu<text:line-break/>compaignie il vous<text:s/>scait tres bon gre que vous my auez enuoyee (sol) (et) ce ce(-)<text:line-break/>ste attente estoit souu(e1)t a faire il vouldroyit bien mauoir pour deuiser et a<text:line-break/>temps (sol) (et) par ma foy iey voys voul(e1)tiers (sol) car cest le plus plaisant homme<text:line-break/><text:span text:style-name="pb">[n.p.]</text:span><text:line-break/>de iamais et dieu scait (q1)l fait bon ouyr mauldire ces g(e1)s (q1) vous reti(e1)nent<text:line-break/>excepte m(o1)seig(n1)r a luy ne vouldroit il toucher. Sainct iehan ie vouldroye<text:line-break/>dist la dame (q1) luy et la c(o1)paignie fussent en la riuiere (et) ie fusse la d(o1)t vous<text:line-break/>venez. Tant<text:s/>passa le t(e1)ps (q1) m(o1)seigneur dieu mercy se deffist de ces gens (et)<text:line-break/>vint en sa chambre si se deshabilla (et) se coucha (sol) et ma dame se mist en cotte<text:line-break/>simple (et) print son atour de nuyt (et) ses heures en sa main (et) c(o1)menca deuote<text:line-break/>m(e1)t dieu le scait a dire ses sept pseaulmes (et) patenostres mais monseig(n1)r<text:line-break/>qui estoit plus esueille (q1)vng rat auoit gr(a1)t fain de deuiser si vouloit (q1) ma<text:line-break/>dame laissast ses oraisons iusques a demain (et) (q1)lle parlast a luy. Ha m(o1)sei<text:line-break/>gneur dist elle pard(o1)nez moy (sol) ie ne puis vous entretenir maintenant dieu<text:line-break/>va deu(a1)t vo(us) le scauez ie nauroye meshuy bi(e1) (sol) ne de sepmaine se ie nauoye<text:line-break/>dit le t(a1)t peu de seruice (q1) ie luy scay faire (et) encores de mal venir ie neuz pie<text:line-break/>ca autant a<text:s/>dire (q1) iay maintenant. Ha dist m(o1)seigneur vo(us) maffolez bien<text:line-break/>de ceste bigotterie (sol) (et) est ce a faire a vous de dire t(a1)t doeuures (q1) vo(us) faictes (sol)<text:line-break/>ostez ostez laissez les dire aux prestres (sol) ne dis ie pas bi(e1) hau iehannete<text:s/>dist il<text:line-break/>a la damoyselle dessusdicte m(o1)seigneur dist elle ie n(e1) scay (q1) dire sin(o1) puis<text:line-break/>(q1) ma dame a de coustume de seruir dieu (q1)lle parface. Ha dea dist ma dame<text:line-break/>monseigneur ie voy bi(e1) (q1) vous estes auoye de playder (et) iay voulente de<text:s/>di<text:line-break/>remes heures (sol) (et) ainsi nous ne sommes pas bi(e1) tous deux dung accord. Si<text:line-break/>vous lairray ieh(a1)nette (q1) vous entretiendra et ie men iray en ma ch(a1)bre la<text:line-break/>derriere tencer a dieu. Monseigneur fut content. Si sen alla ma dame les<text:line-break/>gr(a1)s galotz<text:s/>deuers le cheualier son amy qui la receut dieu scait a gr(a1)t lyes<text:line-break/>se et a grant reuerence car lhonneur (q1)l luy fist nestoit pas maindre qua ge<text:line-break/>noulx ployez et enclinez iusques a terre (sol) mais vous deuez scauoir (q1) tandis<text:line-break/>(q1) ma dame acheuoit ses<text:s/>heures auec son amy m(o1)seig(n1)r son mary ne scay<text:line-break/>dequoy il luy souuint pria ieh(a1)nette (q2) luy faisoit c(o1)paignie damours a b(o1)<text:line-break/>escient (et) pour abreger tant fist par promesses (et) beau l(a1)gaige (q1)lle fut cont(e1)<text:line-break/>te dobeir mais le pis fut<text:s/>(q1) ma dame au retour quelle fist de son amy le(q1)l la<text:line-break/>uoit acollee deux foys a bon escient au(a1)t son partir trouua m(o1)seig(n1)r son<text:line-break/><text:soft-page-break/>mary et iehannette sa ch(a1)beriere en tout tel ouurage (q1) elle venoit de faire<text:line-break/>dont elle fut bi(e1) esbahye (et) encores pl(us) m(o1)seig(n1)r et iehannette qui se trou(-)<text:line-break/>uer(e1)t ainsi surprins. Quant madame vit ce dieu scait comm(e1)t elle salua<text:line-break/>la c(o1)paignie iacoit ce quellle eust bi(e1) cause de soy taire et si se reprint a la po<text:line-break/>ure ieh(a1)nette (p3) si tres gr(a1)t courroux (q1)l sembloit bi(e1) quelle eust vng dyable<text:line-break/>au ventre tant luy disoit de villaines parolles. Encores fist elle pis (et) pl(us)car<text:line-break/>elle print vng gr(a1)t bast(o1) (et) l(e1) chargea tresbi(e1) le dos. Voy(a1)t ce monseigneur<text:line-break/>qui en fut mal<text:s/>c(o1)tent et desplaisant se leua sur pied (et) batit tant ma dame<text:line-break/>(q1)lle ne se pouuoit sourdre. Et qu(a1)t elle vit (q1)lle auoit puissance de sa l(a1)gue<text:line-break/>dieu scait se elle la mist en oeuure mais adressoit la plus(p3)t de ces motz veni<text:line-break/>meux sur la pouure<text:s/>ieh(a1)nette qui n(e1) peut plus souffrir (sol) si dist a m(o1)seig(n1)r<text:line-break/><text:span text:style-name="pb">[n.p.]</text:span><text:line-break/>le gouuernem(e1)t de ma dame (et) dont elle venoit a ceste heure de dire ses orai(-)<text:line-break/>sons (et) auec (q1). Si fut la c(o1)paignie bi(e1) troublee m(o1)seigneur tout le premier<text:line-break/>(q1) se doubtoit assez de ma dame (q1) se trouua affolee (et) batue (et) de sa ch(a1)berie<text:line-break/>re encusee. Le surplus de ce mesnaige bien trouble (sol) demoure en la bouche<text:line-break/>de ceulx qui le scaiuent si nen fault ia plus auant enquerir.</text:p>
      <text:h text:style-name="Titre1" text:outline-level="1">(pdm) La.xl.nouuelle par<text:s/>messire michault de changy.</text:h>
      <text:p text:style-name="P84"><text:span text:style-name="T85">I</text:span>L aduint nagueres a lisle (q1) vng gr(a1)t clerc (et) prescheux<text:line-break/>de lordre de sa(i1)ct dominic(q1) c(o1)uertit (p3) sa doulce (et) sain<text:line-break/>cte predicati(o1) la f(e1)me d(u1)g boucher (p3) telle (et) si b(o1)ne fa<text:line-break/>con (q1)lle laimoit pl(us) (q1) tout le m(o1)de. Et nauoit iamais<text:line-break/>cueur bien ne en soy (p3)faicte liesse selle nestoit en pres<text:line-break/>luy mais se maistre moyne en la (p3)fin sennuya delle (sol)<text:line-break/>(et) t(a1)t (q1) pl(us) nullem(e1)t n(e1) vouloit (sol) et eust tres bi(e1) voulu<text:line-break/>quelle se fust desportee de si souu(e1)t le visiter dont elle<text:line-break/>estoit t(a1)t mal c(o1)tente (q1) pl(us) ne pouuoit mesmes le reboutem(e1)t (q1) luy faisoit<text:line-break/>trop plus qu(a1)t en son amour la enracinoit ce moyne voy(a1)t ce luy deff(e1)dit<text:line-break/>sa ch(a1)bre (et) chargea bi(e1) expressem(e1)t a son clerc (q1)l ne la souffrist plus. Selle<text:line-break/>fust plus (q1) (p3) auant mal c(o1)t(e1)te ce ne fut pas de merueille (sol) car elle estoit ain<text:line-break/>si (q1) forcenee. Et se vous me dem(a1)dez a (q1)l propos le moyne ce faisoit ie vo(us)<text:line-break/>respond (q1) ce nestoit pas pour deuotion ne pour voul(e1)te (q1)l eust de deuenir<text:line-break/>chaste (sol) mais la cause estoit (q1)l en auoit racointee vne pl(us) belle et plus ieune<text:line-break/>beaucoup (et) pl(us) riche (q1) desia estoit tant priuee (q1)lle auoit la clef de sa<text:s/>ch(a1)bre.<text:line-break/>L(a1)t fist touteffoys (q1) la bouchere ne venoit pas vers luy c(o1)me elle auoit de<text:line-break/>coustume. Si auoit trop meilleur (et) pl(us) seur loysir sa dame nouuelle de ve(-)<text:line-break/>nir gaigner les pard(o1)s en sa ch(a1)bre (sol) (et) payer la disme c(o1)me<text:s/>les f(e1)mes dho(-)<text:line-break/>stellerie dont cy dessus est touche. Vng iour fut prins de faire b(o1)ne chere a<text:line-break/>vng disner en la ch(a1)bre de ce maistre moyne ou sa dame promist de c(o1)pa(-)<text:line-break/>roir (sol) (et) faire apporter sa porti(o1) t(a1)t de vin c(o1)me de viande. Et pour ce (q1) aul<text:line-break/>cuns de ses freres de leans estoy(e1)t assez de son mestier il en inuita deux ou<text:line-break/>troys tout secrettem(e1)t (sol) (et) dieu scait la grant chere quon fist a ce disner (q1) ne<text:line-break/>se passa point sans boire daut(a1)t. Or deuez vous scauoir (q1) nostre bouchere<text:line-break/>c(o1)gnoissant assez les g(e1)s de ces prescheurs (q1) elle veoit passer deu(a1)t sa mai<text:line-break/>son (sol) lesquelz portoyent puis du vin (sol) puis des pastez (sol) et puis des tartres (sol) et<text:line-break/>tant de choses (q1) merueilles. Si ne se peut tenir quelle ne dem(a1)dast (q1)lle fe(-)<text:line-break/>ste on fait a leur hostel (et) il luy fut resp(o1)du (q1) ces bi(e1)s sont pour vng tel (sol) cest<text:line-break/>assauoir son moyne (q1) a g(e1)s de bi(e1) a disner (et) (q1) sont ilz dist elle ma foy ie ne<text:line-break/><text:soft-page-break/>scay dist laultre ie porte m(o1) vin iusques a lhuys t(a1)t seullem(e1)t (sol) (et) la vi(e1)t no(-)<text:line-break/>stre maistre (q1) me deschargera ie ne scay (q1) il est. Voire dist elle cest la secrette<text:line-break/>c(o1)paignie (sol) or bi(e1) allez vo(us) en (et) les seruez bi(e1). L(a1)tost a(p1)s passa vng aultre<text:line-break/>seruiteur (q1)lle iterrogua pareillem(e1)t (q1) luy dist c(o1)me son c(o1)paign(o1) (et) encore<text:line-break/><text:span text:style-name="pb">[n.p.]</text:span><text:line-break/>pl(us) au(a1)t car il luy dist ie p(e1)se (q1)l y a vne damoyselle (q1) ne veult pas estre veue<text:line-break/>ne c(o1)gneue. Elle pensa t(a1)tost ce (q1)<text:s/>estoit si cuyda bi(e1) enrager t(a1)t estoit mal<text:line-break/>contente et disoit bien en soy mesmes (q1)lle fera le guet sur celle (q1) luy faisoit<text:line-break/>tort de son mary (et) (q2) luy a baille le b(o1)t (et) selle la peult r(e1)c(o1)trer ce ne sera pas<text:line-break/>sans luy dire et ch(a1)ter sa lec(o1) (et) esgratigner le visage. Si se mist au chemin<text:line-break/>en intetion de executer ce quelle auoit conclud. Qu(a1)t elle fut venue au lieu<text:line-break/>desire moult luy tardoit de renc(o1)trer celle quelle hait plus que personne si<text:line-break/>neut pas tant de const(a1)ce<text:s/>(q1) datt(e1)dre quelle saillist de la ch(a1)bre ou elle auoit<text:line-break/>faicte mainte b(o1)ne chose mais saduisa de prendre vne eschellle (q1) vng cou(-)<text:line-break/>ureur de tuille auoit laissee pres de son ouuraige t(a1)dis quil estoit alle disner<text:line-break/>et elle dressa ceste eschelle a l(e1)droit de la cheminee de la cuisine de lhostel ou<text:line-break/>elle vouldroit bi(e1) estre pour saluer la c(o1)paignie car bien scauoit que aultre<text:line-break/>m(e1)t ny pourroit entrer. Ceste eschelle mise a point comme elle la voulut a<text:line-break/>uoir si m(o1)ta iusques a la cheminee a l(e1)tour de laquelle elle lya tres oi(e1) vne<text:line-break/>moyenne corde quelle trouua dau(e1)ture et cela fait tres bien comme il luy<text:line-break/>sembloit elle se bouta ded(a1)s le buhot de la cheminee (et) se c(o1)m(e1)ca a desc(e1)dre<text:line-break/>et vng peu aualler (sol) mais le pis<text:s/>fut (q1)lle demoura en chemin sans soy pou(-)<text:line-break/>uoir auoir ne m(o1)ter ne aualer quelque peine quelle y mist et a loccasion de<text:line-break/>son derriere qui estoit beaucoup gros et pesant. Et aussi sa corde se r(o1)pit<text:line-break/>pourquoy elle ne se pouuoit en nulle maniere rem(o1)ter ne ressourdre a m(o1)t<text:line-break/>Si estoit dieu le scait en merueilleux desplassir et ne scauoit que faire ne (q1)<text:line-break/>dire si se aduisa que elle attendroit le couureur (sol) et que elle elle se mettra en<text:line-break/>sa mercy et le appellera qu(a1)t il viendra requerre son eschelle (et) sa corde. Elle<text:line-break/>fut bi(e1) trompee car le couureur ne vint ius(q1)s a lendemain bi(e1) matin pour<text:line-break/>ce quil fist trop gr(a1)t pluye d(o1)t elle eut bi(e1) sa part car elle fut (p3)cee (et) baignee<text:line-break/>iusques a la peau. Qu(a1)t ce vint sur le soir bi(e1) tard nostre bouchiere est(a1)t en<text:line-break/>la cheminee (sol) ouyt g(e1)s deuiser en la cuysine si c(o1)m(e1)ca a hucher d(o1)t ilz fur(e1)t<text:line-break/>bien esbahys et effroyez et ne scauoient qui les huchoit ne ou cestoit toutes<text:line-break/>fois quelque esbahyssem(e1)t ne paour (q1)lz<text:s/>eussent ilz escouter(e1)t encores vng<text:line-break/>peu si entre ouyr(e1)t la voix du parauant arriere hucher tres aigrement. Si<text:line-break/>cuider(e1)t que ce fust vng esperit et le vindr(e1)t ann(o1)cer incontin(e1)t a leur mai<text:line-break/>stre (q1) estoyt en dortoir le(q1)l ne fut pas si vaill(a1)t de venir veoir (q1) cestoit. Mais<text:line-break/>il mist tout a demain. P(e1)sez la belle pacience que ceste bonne femme auoit<text:line-break/>qui fut tout au l(o1)g de la nuit en ceste cheminee. Et de sa b(o1)ne aduanture il<text:line-break/>ne pleut long temps a si fort ne si bi(e1) que il fist celle nuyt. Lendemain assez<text:line-break/>matin nostre couureur de thuille reuint a loeuure pour recouurer la perte (q1)<text:line-break/>la pluye luy auoit faicte le iour de deu(a1)t il fut eshahy de veoir ailleurs son<text:line-break/>eschelle qui ne lauoit laissee et la cheminee lyee de la corde si ne scauoit qui<text:line-break/>ce auoit fait ne a quel propos (sol) puis saduisa de aller requerir sa corde et m(o1)<text:line-break/>ta a mont son eschelle et vint iusques a la cheminee (sol) et destaicha sa corde (et)<text:line-break/><text:span text:style-name="pb">[n.p.]</text:span><text:line-break/>c(o1)me dicu le voulut bouta sa teste dedans le buhot de la<text:s/>cheminee ou il vit<text:line-break/>nostre bouchere pl(us) simple que vng chat baingne d(o1)t il fut moult esbahy.<text:line-break/>Et que faictes vous icy dame dist il (sol) voulez vo(us) desrober les pouures reli(-)<text:line-break/><text:soft-page-break/>gieux. Helas mon amy dist elle (sol) par ma foy nenny ie vous requiers aydez<text:line-break/>moy a saillir dicy (et) ie vous donneray ce que me vouldriez demander. Dea<text:line-break/>ie men garderay bi(e1) ce dist le couureur se ie ne scay pourquoy vous y venez<text:line-break/>Je le vous diray puis (q1) il vous plaist dist elle (sol) mais ie vous prie quil n(e1) soit<text:line-break/>nouuelles. Alors luy compta tout du long les grandes amours delle et du<text:line-break/>moyne et la cause pourquoy elle venoit la. Ledit couureur oy(a1)t ces parol(-)<text:line-break/>les eut pitie delle si fist tant a quelque peine et quelque meschief que ce fust<text:line-break/>moy(e1)nant sa corde quil la<text:s/>tira dehors (et) la mena en bas. Et elle luy promist<text:line-break/>que sil portoit b(o1)ne bouche (q1)lle luy d(o1)neroit de sa chair (et) de beuf et de mou<text:line-break/>ton assez pour fournir son mesnaige pour tout vne annee ce que elle fist (sol) (et)<text:line-break/>le couureur tint si secret son cas (q1) chascun en fut aduerty. (et) c.</text:p>
      <text:h text:style-name="Titre1" text:outline-level="1">(pdm) La.xlj.dung cheualier (q1) faisoit vestir a sa f(e1)me vng haulbergeon.</text:h>
      <text:p text:style-name="figure">&lt;ATTimage&gt;</text:p>
      <text:p text:style-name="P86"><text:span text:style-name="T87">V</text:span>Vg cheualier de hay(-)<text:line-break/>nault saige subtil et<text:line-break/>grant voyagier a(p1)s la mort<text:line-break/>de sa tres b(o1)ne (et) saige f(e1)me<text:line-break/>pour les<text:s/>bi(e1)s (q2)l auoit veuz<text:line-break/>et trouuez en mariage ne<text:line-break/>sceut passer son t(e1)ps sans<text:line-break/>soy lier c(o1)me il auoit este (p3)<text:line-break/>au(a1)t (sol) si espousa vne tres bel<text:line-break/>le ieune et g(e1)te damoyselle (sol)<text:line-break/>nompas des pl(us) subtiles du<text:line-break/>monde. Car a la verite dire<text:line-break/>elle estoit vng peu lourde en<text:line-break/>la taille et cestoit ce en elle (q1)<text:line-break/>plus plaisoit a son mary<text:line-break/>pource que il esperoit par ce<text:line-break/>point la mieulx duyre (et) tour<text:line-break/>ner en la facon que auoir la<text:line-break/>vouldroit. Il mist sa cure et<text:line-break/>son estude a la faconner (et) de<text:line-break/>fait elle luy obeissoit et complaisoit comme il le disoit si bi(e1) quil neust sceu<text:line-break/>mieulx demander. Et entre aultres choses touteffois que il luy vouldroit<text:line-break/>faire lamoureux ieu qui nestoit pas si souu(e1)t que elle eust bien voulu il luy<text:line-break/>faisoit vestir vng tres beau haulbergon dont elle estoit bien esbahye et<text:line-break/>de plain sault luy demanda bien a quel propos il la faisoit armer et il luy<text:line-break/><text:span text:style-name="pb">[n.p.]</text:span><text:line-break/>respondit quon ne se doit point trouuer a lassault amoureux sans armes<text:line-break/>Elle fut c(o1)tente de vestir ce haulbergon et nauoit aultre regret sinon que<text:line-break/>monseigneur nauoit lassault plus a cueur combien que ce luy estoit assez<text:line-break/>gr(a1)t peine se aulc(u1) plaisir n(e1) fust ensuiuy. Et se vous dem(a1)dez a quel pro(-)<text:line-break/>pos son seig(n1)r la gouuernoit ie vo(us) resp(o1)s (q1) la cause qui a ce faire le mou<text:line-break/>uoit estoit affin que ma dame ne desirast pas t(a1)t lassault amoureux par la<text:line-break/>peine (et) empeschem(e1)t de ce haubergon mais combien que il fust bien saige<text:line-break/>il sabusa de trop car se le haulbergon a chascun assault luy eust casse et dos<text:line-break/><text:soft-page-break/>et ventre si<text:s/>ne eust elle pas reffuse le vestir tant estoit plaisant et doux ce (q1)<text:line-break/>sensuiuoit. Ceste maniere de faire dura beaucoup et tant que monseig(n1)r<text:line-break/>fut mande pour suiuir son prince en la guerre et en aultres assaulx qui ne<text:line-break/>sont pas semblables a celluy dessusdict. Si print conge de ma dame et sen<text:line-break/>alla ou il fut mande et elle demoura a lhostel en la garde et conduite dung<text:line-break/>ancien gentil homme (et) daulcunes damoiselles qui la seruoient. Or vous<text:line-break/>debuez scauoir quen cest hostel y auoit vng gentil compaignon clerc<text:s/>qui<text:line-break/>moult bien chantoit (et) iouoit de la harpe (sol) (et) auoit charge de la despence (sol) et a<text:line-break/>pres le disner se esbatoit vaulentiers de la harpe a quoy ma dame prenoit<text:line-break/>tresgr(a1)t plaisir et souu(e1)t se rendoit deuers luy au son de sa harpe. Tant y<text:line-break/>alla et tant si trouua (q1) le clerc la pria damours et elle desirant de vestir son<text:line-break/>haulbergon ne lesconduit pas aincoys luy dist venez par deuers moy a tel<text:line-break/>le heure et en telle chambre (et) ie vous feray responce telle que vous serez c(o1)(-)<text:line-break/>tent. Elle fut beaucoup merciee et a lheure assignee nostre clerc si ne faillit<text:line-break/>pas de venir heurter en la chambre ou ma dame luy auoit dit laquelle lat(-)<text:line-break/>tendoit de pied quoy le beau haulbergon en son dos. Elle ouurit sa ch(a1)bre<text:line-break/>et le clerc la vit armee si cuida que ce fust aulcun qui se fust embusche le(a1)s<text:line-break/>pour luy faire quelque desplaisir (et) a ceste occasion il fut si tres subitement<text:line-break/>feru (et) espouente que de la tresgrant paour (q1) il en eut il cheut a la reuerse (p3)<text:line-break/>telle maniere (q1) il descompta ne scay<text:s/>quantz degretz si tres roidement qua<text:line-break/>peu quil ne se rompit le col (sol) mais touteffois il ne eut garde tant bi(e1) luy ay<text:line-break/>da dieu et sa b(o1)ne querelle. Ma dame (q1) le vit en ce danger fut desplaisante<text:line-break/>si vint embas (et) luy ayda a sourdre et luy demanda d(o1)t luy venoit ce paour<text:line-break/>Et il la luy c(o1)pta (et) dist vrayem(e1)t il cuydoit estre deceu vo(us) nauez garde dist<text:line-break/>elle ie ne suis pas armee pour vous faire mal (et) en ce disant monterent ar(-)<text:line-break/>riere les degrez (et) entrer(e1)t en la ch(a1)bre ma dame dist le clerc ie vo(us) requiers<text:line-break/>dictes moy sil vo(us) plaist (q1) vous plaist de venir en ce haubergon. Et elle c(o1)<text:line-break/>me vng peu faisant la honteuse luy respondit et vous le scauez bien. Par<text:line-break/>ma foy saulue vostre grace dist il se ie le sceusse ie ne le dem(a1)disse pas. M(o1)(-)<text:line-break/>seigneur dist elle qu(a1)t il me veult baiser (et) parler damours il me faict en ce<text:line-break/>point habiller (sol) et ie scay bien (q1) vous venez icy a ceste cause (et) pource ie me<text:line-break/>suis mise en ce point (sol) ma dame dist il vous auez raison et aussi vo(us) me<text:line-break/><text:span text:style-name="pb">[n.p.]</text:span><text:line-break/>fai(-)souuenir (q1) cest la maniere des cheualiers de en ce point faire habiller leurs<text:line-break/>dames mais les clercz ont toute aultre maniere de faire (q1) a mon aduis est<text:line-break/>trop plus belle (et) plus aysee et quelle est elle dist la dame m(o1)stre la moy. Et<text:line-break/>ie la vo(us) m(o1)streray dist il. Lors la fist despouiller de son haulberg(o1) (et) du sur<text:line-break/>plus de ses habillem(e1)s iusques a la belle chemise et luy pareillement se des<text:line-break/>habilla et despouilla (sol) et se misr(e1)t ded(a1)s le beau<text:s/>lit pare qui la estoit et puis<text:line-break/>se desarmer(e1)t de leurs chemises et passerent temps deux ou troys heures<text:line-break/>bien plaisamment et auant de dep(p3)tir le gentil clerc monstra bi(e1) a ma da(-)<text:line-break/>me la coustume des clercz (q1)lle beaucoup loua (et) prisa trop plus<text:s/>que celle des<text:line-break/>cheualiers assez (et) souuent depuis se rencontrerent en la facon dessus dicte<text:line-break/>sans (q1)l en fust nouuelle quoy (q1) ma dame fust peu subtille. A certain t(e1)ps<text:line-break/>apres m(o1)seig(n1)r retourna de la guerre d(o1)t ma dame nen fut pas trop ioy(-)<text:line-break/>euse en soy par ded(a1)s quelque sembl(a1)t (q1)lle m(o1)strast au par dehors et vint<text:line-break/>a lheure de disner (sol) et pource que on scauoyt sa venue (sol) il fut seruy dieu scait<text:line-break/>comm(e1)t. Ce disner se passa (et) quant vint a dire graces (sol) m(o1)seigneur se met<text:line-break/>a son renc (et) ma dame print son quartier. Lantost (q1) graces fur(e1)t acheuees<text:line-break/>et dictes m(o1)seigneur pour faire du mesnager (et) du g(e1)til compaignon dist<text:line-break/><text:soft-page-break/>a ma dame. (pdm) Allez tost en vostre ch(a1)bre et vestez vostre haulgerg(o1). Et el(-)<text:line-break/>le se recordant du bon t(e1)ps quelle auoit eu auec son clerc respondit tous su<text:line-break/>bit la coustume des clercz vault mieulx. La coustume des clrecz dist il (sol) (et) sca<text:line-break/>uez vo(us) leur coustume. Si c(o1)m(e1)ca a soy fumer et couleur ch(a1)ger (et) se doub(-)<text:line-break/>ta de ce qui estoit vray combien quil nen sceut oncques ri(e1) car il fut tout a<text:line-break/>coup mis hors de son doubte. Ma dame ne fut pas si beste (q1)lle napperceust<text:line-break/>bien que m(o1)seigneur nestoit pas c(o1)tent de ce quelle auoit dit (sol) si saduisa de<text:line-break/>ch(a1)ger le vers (et) dist. M(o1)seig(n1)r ie vo(us) ay dit (q1) la coustume des clercs vault<text:line-break/>mieulx et encores le dis ie. Et quelle est elle dit il. Ilz boiu(e1)t apres grace dist<text:line-break/>elle. Voire dist il sainct ieh(a1) vous dictes vray cest leur coustume vrayem(e1)t<text:line-break/>qui nest pas mauluaise (sol) et pource que vous la prisez tant nous la tiendr(o1)s<text:line-break/>dores en au(a1)t si fist apporter du vin et beur(e1)t (et) puis ma dame alla vestir s(o1)<text:line-break/>haulbergon d(o1)t elle se fust bi(e1) passee (sol) car le g(e1)til clerc luy auoit m(o1)stre aul(-)<text:line-break/>tre facon. Comme vous auez ouy fut. Monseig(n1)r par ma dame en sa res(-)<text:line-break/>p(o1)ce abuse. Ainsi fault dire que le sens subit (q2) luy (sol) vint en memoire a ceste<text:line-break/>foys luy desc(e1)dit de la vertu du b(o1) clerc (q1) despuis luy m(o1)stra la fac(o1) daul(-)<text:line-break/>tres tours d(o1)t m(o1)seig(n1)r en la parfin en demoura noz amys.</text:p>
      <text:h text:style-name="Titre1" text:outline-level="1">(pdm) La.xlij.nouuelle racomptee par meriadech.</text:h>
      <text:p text:style-name="P88"><text:span text:style-name="T89">L</text:span>An cinquante dernier passe le clerc du village du diocese<text:line-break/>de noyon pour impetrer et gaigner les pard(o1)s qui furent<text:line-break/>a B(o1)me (q1) son telz que chasc(u1) scait se mist a chemin en la<text:line-break/>c(o1)pagnie de plusieurs g(e1)s de bi(e1) de noy(o1) de c(o1)pi(e1)gne (et) des<text:line-break/>lieux voisins mais au(a1)t s(o1) (p3)tem(e1)t disposa bi(e1) (et) seurem(e1)t<text:line-break/><text:span text:style-name="pb">[n.p.]</text:span><text:line-break/>de ses besongnes. Premierem(e1)t de sa f(e1)me (et) de son mesnaige (et) le fait de sa<text:line-break/>cousturiere rec(o1)manda a vng ieune (et) g(e1)til clerc pour la desseruir iusques<text:line-break/>a son retour en assez briefue espace de t(e1)ps luy (et) sa c(o1)paignie vindr(e1)t arri(-)<text:line-break/>uer a B(o1)me (et)<text:s/>fir(e1)t chascun leur deuotion (et) pelerinage le mains mal quilz<text:line-break/>sceurent (sol) mais vous deuez scauoir (q1) nostre clerc trouua dau(a1)ture a Bom<text:line-break/>me vng de ses c(o1)paignons descolle (sol) du t(e1)ps passe (sol) (q1) estoit au seruice dung<text:line-break/>gros cardinal<text:s/>(et) en gr(a1)t auctorite qui fut tres ioyeux de lauoir trouue pour<text:line-break/>lacoint(a1)ce (q2)l auoit a luy (et) luy dem(a1)da de son estat (et) laultre luy c(o1)pta tout<text:line-break/>du l(o1)g tout premier c(o1)ment il estoit helas marie son n(o1)bre denfans (et) com<text:line-break/>ment aussi estoit clerc dune parroisse. Ha dist son c(o1)paignon (sol) par mon ser<text:line-break/>m(e1)t il me desplaist bien (q1) vous estes marie. Pourquoy dist laultre. Je vo(us)<text:line-break/>diray dist il (sol) vng tel cardinal ma charge expressem(e1)t que ie luy trouue vng<text:line-break/>bon seruiteur pour estre son notaire (q1) soit de nostre marche (sol) (et) croyez (q1) ce se<text:line-break/>roit trop bien vostre faict (sol) pour estre tost (et) bi(e1) largem(e1)t pourueu ce ne fust<text:line-break/>vostre mariage que vo(us) fera repatrier (et) c(o1)me iespoire plus gr(a1)s bi(e1)s per(-)<text:line-break/>dre (q1) vous ny aurez. Par ma foy dist le clerc m(o1) mariage ny fait rien mon<text:line-break/>c(o1)paign(o1) (sol) car a vous dire la verite ie me suis (p3)ty de nostre pays soubz vm<text:line-break/>bre de (p3)don qui est a present mais croyez (q1) ce na pas este ma principalle in(-)<text:line-break/>tention car ie ay c(o1)clud daller iouer deux (sol) ou troys ans (p3) pays et ce pend(a1)t<text:line-break/>se dieu vouloit pr(e1)dre ma f(e1)me iamais ie ne fuz si heureux (sol) et pourtant ie<text:line-break/>vous requiers (et) prie que vous songniez de moy (sol) (et) soyez m(o1)<text:s/>moyen vers ce<text:line-break/>cardinal (q1) ie le serue (sol) (et) par ma foy ie feray tant (q1) vous naurez ia reprouche<text:line-break/>pour moy (et) se ainsi le faictes vo(us) me feres le plus gr(a1)t seruice (q1) iamais c(o1)<text:line-break/>paignon fist a aultre. Puis (q1) vous auez ceste voul(e1)te dit son c(o1)paignon ie<text:line-break/><text:soft-page-break/>vous seruiray a ceste heure et vous logeray pour auoir bon t(e1)ps se a vous<text:line-break/>ne ti(e1)t. Et mon amy ie vous mercye dist laultre. Pour abreger nostre clerc<text:line-break/>fut logie auec ce cardinal la(q1)lle chose il m(a1)da a sa f(e1)me (et) son int(e1)ti(o1) (q2) nest<text:line-break/>pas de retourner par dela si tost (q1)l luy auoit dit au partir. Elle se conforta<text:line-break/>(et) luy rescripuit quelle fera du mieulx (q1)lle pourra (sol) au seruice de ce cardinal<text:line-break/>se c(o1)duisit (et) maintint gentem(e1)t nostre b(o1) clerc<text:s/>(et) fist tant (q1) en peu de t(e1)ps il<text:line-break/>gaigna de largent auec son maistre le(q1)l nauoit pas peu de regret que il ne<text:line-break/>stoit habille a tenir benefices (sol) car largement len eust pourueu. Pendant le<text:line-break/>temps (q1) nostre dict clerc estoit ainsi en grace c(o1)me dist est le cure de son vil<text:line-break/>lage alla de vie a tres pas (et) ainsi vac(q1) son benefice (q1) estoit au moys du pa(-)<text:line-break/>pe d(o1)t le c(o1)stre ten(a1)t le lieu de son c(o1)paignon est(a1)t a r(o1)me se pensa que au<text:line-break/>plus tost quil pourroit que il courroit<text:s/>a r(o1)me (et) feroit t(a1)t a la layde de son b(o1)<text:line-break/>c(o1)paign(o1) quil auroit ceste cure. Il ne dormit pas (sol) car en peu de iours apres<text:line-break/>maintes peines (et) trauaulx t(a1)t fist quil se trouua a r(o1)me (et) neut onc(q1)s bien<text:line-break/>tant que il eut trouue son compaignon lequel seruoit vng cardinal apres<text:line-break/>grosses rec(o1)gnoissances dung coste (et) daultre le clerc dem(a1)da sa f(e1)me. Et<text:line-break/><text:span text:style-name="pb">[n.p.]</text:span><text:line-break/>laultre luy cuydant faire vng singulier plaisir et affin aussi (q1) la besongne<text:line-break/>d(o1)t il le beult requerir aulcunem(e1)t en vaille mieulx luy resp(o1)dit (q1)lle estoit<text:line-break/>morte d(o1)t il m(e1)toit (sol) car ie ti(e1) (q1) a ceste heure (sol) elle scauroit bien t(e1)cer son ma<text:line-break/>ry. Dictes vous d(o1)cques (q1) ma f(e1)me est morte dist le clerc (sol) (et) ie prie a dieu (q2)l<text:line-break/>luy pard(o1)ne ses peches (sol) ouy vrayem(e1)t dist laultre la pestil(e1)ce de l(a1)nce pas(-)<text:line-break/>see auec plusieurs aultres l(e1)porta. Or faingnit il ceste bourde qui despuis<text:line-break/>luy fut cher v(e1)due pource (q2)l scauoit (q1) le clerc nestoit party de son pays qua<text:line-break/>lintention de sa f(e1)me (q2) estoit trop peu paisible (et) plus (q1) plaisantes nouuel<text:line-break/>les delle ne luy pourroit on apporter (q1) sa mort (et) a la verite ainsi en estoit il<text:line-break/>mais le raport fut faulx. Et (q2)vo(us) admeine en ce pays dist le clerc<text:s/>apres plu<text:line-break/>sieurs (et) diuerses parolles (sol) ie le vous diray m(o1) c(o1)paign(o1) (et) mon amy. Il est<text:line-break/>vray (q1) le cure de nostre ville est trespasse si vi(e1)s vers vo(us) affin (q1) par vostre<text:line-break/>moy(e1) ie puisse parnenir a son benefice. Si vo(us) prie<text:s/>tant (q1) pl(us) ne puis (q1) me<text:line-break/>vueillez ayder a ce besoing (sol) ie scay bi(e1) (q2)l est en vo(us) de le me faire auoir a lai<text:line-break/>de de m(o1)seig(n1)t vostre maistre. Le clerc p(e1)sant sa f(e1)me estre morte (et) la cure<text:line-break/>de la ville vacquer (sol) c(o1)clud<text:s/>en soy mesmes (q1) il happera ce benefice pour luy<text:line-break/>et daultres encores sil y peult paruenir (sol) mais touteffoys il ne le dist pas a<text:line-break/>son c(o1)paign(o1) aincoys luy dist quil ne ti(e1)dra pas en luy (q2)l ne soit le cure de<text:line-break/>leur ville d(o1)t il fut tres gr(a1)dem(e1)t remercye. Tout aultrem(e1)t en alla (sol) car a<text:line-break/>l(e1)demain nostre sainct pere a la requeste du cardinal maistre de nostre clerc<text:line-break/>luy d(o1)na ceste cure (sol) sivint le clerc a son c(o1)paignon (sol) qu(a1)t il sceut ces nouuel<text:line-break/>les (et) luy dist. Nam(o1) c(o1)paignon vostre fait est r(o1)pu dont me desplaist bien.<text:line-break/>Et comment dist laultre. La cure de nostre ville est d(o1)nee dist il mais ie ne<text:line-break/>scay a (q2) m(o1)seig(n1)t mon maistre vous a cuide ayder (sol) mais il na pas este en<text:line-break/>sa puiss(a1)ce<text:s/>de faire vostre fait. Qui fut bi(e1) mal cont(e1)t ce fut celluy (q2) estoit<text:line-break/>venu de si loing perdre sa peine (et) desp(e1)dre son arg(e1)t (et) d(o1)t ce ne fut pas d(o1)<text:line-break/>maige. Si print c(o1)ge piteusem(e1)t de son c(o1)paignon (et) sen retourna en son<text:line-break/>pays sans soy vanter de la bourde (q2)l a semee. Or retourn(o1)s a nostre clerc<text:line-break/>qui estoit pl(us) gay (q1) vne mitaine de la mort de sa f(e1)me (et) de la cure de leurvil<text:line-break/>le (q1) nostre sainct pere le pape a la requeste de son maistre luy auoit donnee<text:line-break/>pour<text:s/>rec(o1)pense (sol) (et) disons c(o1)ment il deuint prestre a r(o1)me (et) y ch(a1)ta sa<text:s/><text:soft-page-break/>bi(e1) de<text:line-break/>uote premiere messe (sol) (et) print conge de son maistre pour vne espace de t(e1)ps<text:line-break/>a venir par deca a leur ville pr(e1)dre la possession de sa cure. A ceste<text:s/>entree (q2)l<text:line-break/>feist a leur ville de son bon eur la premiere (p3)sonne (q2)l r(e1)c(o1)tra ce fut sa fem(-)<text:line-break/>me d(o1)t il fut bien esbahy ie vo(us) asseure (sol) (et) encores beaucoup plus courrou(-)<text:line-break/>ce (sol) (et) quest cecy dist il mamye (sol) (et) on mauoit dit (q1) vo(us) estiez trespassee. Je men<text:line-break/>suis bien gardee dist elle vo(us) le dictes ce croy ie pource (q1) leussiez bien voulu<text:line-break/>et vous lauez bien m(o1)stre qui mauez laissee lespace de cinq ans a tout vng<text:line-break/>grant tas de petis enfans. Mamye dist il ie suis bien ioyeulx de vous veoir<text:line-break/>en bon point (sol) (et) en loue dieu de tout m(o1) cueur (sol) mauldit soit celluy qui men<text:line-break/><text:span text:style-name="pb">[n.p.]</text:span><text:line-break/>rapporta aultres nouuelles (sol) ainsi soit il dist elle. Or ie vous diray mamye<text:line-break/>ie ne puis arrester pour mainten(a1)t force est<text:s/>(q1) ie m(e1) aille hastiuem(e1)t deuers<text:line-break/>m(o1)seigneur de noyon pour vne besongne (q2) luy touche (sol) mais au pl(us) brief<text:line-break/>(q1) ie pourray ie retourneray. Il se (p3)tit de sa f(e1)me et pr(e1)t son chemin deuers<text:line-break/>noy(o1) (sol) mais dieu scait sil p(e1)sa<text:s/>en chemin a son pouure fait. Helas dist il or<text:line-break/>suis ie h(o1)me deffait (et) desh(o1)nore prestre clerc (et) marie tout ensemble ie croy<text:line-break/>que ie suis le premier malheureux de cest estat. Il vint deuers m(o1)seig(n1)r de<text:line-break/>noyon (q2) fut bi(e1) esbahy douyz son<text:s/>cas (et) ne le sceut c(o1)seiller (et) l(e1)uoya a r(o1)me<text:line-break/>Qu(a1)t il fut venu il c(o1)pta a son maistre tout du long la verite de son adu(e1)<text:line-break/>ture qui en fut tres amerem(e1)t desplaisant. Et lendemain il compta a no(-)<text:line-break/>stre sainct pere en la presence du coliege des cardinaulx (et) de tout le conseil<text:line-break/>ladu(e1)ture de son homme (q2)l auoit fait cure. Si fut ordonne quil demoure(-)<text:line-break/>ra prebstre (et) marie (sol) (et) cure aussi (sol) (et) demoura auec sa femme en la facon que<text:line-break/>vng homme marie honnorablem(e1)t (et) sans reprouche demeure (sol) (et) ser(o1)t ses<text:line-break/>enfans legitimes (et) non bastards iacoit ce (q1) le pere soit prestre mais au sur<text:line-break/>plus sil est sceu ne trouue quil aille aultre part qua sa femme il perdra son<text:line-break/>benefice. Ainsi (q1) ouy auez fut ce pouure clerc pugny par la sacon (q1) dit est (et)<text:line-break/>par le faulx donner a entendre de son c(o1)paignon et fut content de venir de<text:line-break/>mourer a son benefice et qui plus est puis demourer auec sa femme d(o1)t il<text:line-break/>se fust bien passe se leglise ne leust ordonne.</text:p>
      <text:h text:style-name="Titre1" text:outline-level="1">(pdm) La.xliij.nouuelle par monseigneur de fianne.</text:h>
      <text:p text:style-name="P90"><text:span text:style-name="T91">N</text:span>Agueres que vng bon h(o1)me laboureur et marchant et te(-)<text:line-break/>nant sa residence en vng bon village de la chastellenie de<text:line-break/>lisle trouua facon et maniere au pourchas de luy et de ses<text:line-break/>bons amys de auoir a femme vne tres belle ieune fille qui<text:line-break/>nestoit pas des plus riches (sol) (et) aussi nestoit son mary mais<text:line-break/>estoit homme de grant diligence (et) qui fort tiroit dacque(-)<text:line-break/>rir (et) gaigner (sol) (et) elle daultre part mettoit peine dacroistre le mesnaige sel(o1)<text:line-break/>le desir de son<text:s/>mary (q2) a ceste cause lauoit beaucoup en grace le(q1)l a moins<text:line-break/>dc regret alloit fouuent ca et la es affaires de sa marchandise sans auoir<text:line-break/>doubte ne suspition que elle fist aultre chose que bien. Mais le pouure h(o1)(-)<text:line-break/>me sur ceste fi(a1)ce lhabandonna (sol) (et) tant la laissa seulle que vng g(e1)til c(o1)pai<text:line-break/>gnon saprocha delle qui pour abreger fist t(a1)t a peu de lours (q2)l fut son lieu<text:line-break/>ten(a1)t d(o1)t gueres ne se doubtoit celluy qui cuydoit auoir du m(o1)de la meil(-)<text:line-break/>leure femme (et) qui plus pensoit a la croissement de son honneur (et) de sa che<text:line-break/><text:soft-page-break/>uance. Ainsi nestoit pas car elle hab(a1)donna tost lamour quelle luy deuoit<text:line-break/>et ne luy challoit du proffit ne du d(o1)maige ce seullement luy suffisoit quel<text:line-break/>le se trouuast auec son amy dont il aduint vng iour ce qui sensuyt. Nostre<text:line-break/>bon marchant dessusoit estant dehors c(o1)me il auoit de coustume sa fem(-)<text:line-break/>me le feist tantost scauoir a son amy (q2) neust pas voulentiers failly a son<text:line-break/><text:span text:style-name="pb">[n.p.]</text:span><text:line-break/>m(a1)dem(e1)t mais y vint tout inc(o1)tinent affin (q2)l ne perdist<text:s/>t(e1)ps au plus tost<text:line-break/>(q2)l sceut sapprocha de sa dame (et) luy mist en termes plusieurs (et) dieurs pro(-)<text:line-break/>pos. Et pour c(o1)clusi(o1) le desire plaisir ne luy fut pas esc(o1)dit n(o1)pl(us) (q1) es aul<text:line-break/>tres d(o1)t le n(o1)bre nestoit pas petit. De mal venir (et) pour vne partie (et) pour<text:line-break/>laultre tout a ceste belle heure (q1) ces armes se faisoy(e1)t vecy le bon mary dar<text:line-break/>riuer (q2) trouue la c(o1)paignie embesongnee d(o1)t il fut bien esbahy car il neust<text:line-break/>pas p(e1)se (q1) sa f(e1)me fust telle. Quest cecy dist il par la mort bieu ie vo(us) tueray<text:line-break/>tout roide (et) lautre (q2) se trouue surprins (et) en meffait ne scauoit quelle c(o1)te<text:line-break/>n(a1)ce tenir (sol) mais pource quil le sentoit auaricieux et fort couuoiteux il luy<text:line-break/>dist tout subit. Na iehan m(o1) amy ie vous crie mercy pardonnez moy se iay<text:line-break/>ri(e1) meffait par ma foy ie vous d(o1)neray six tasieurs de ble. Par dieu dist il<text:line-break/>ie nen feray ri(e1) vous passerez par mes mains (et) auray la vie de vostre corps<text:line-break/>se ie n(e1) ay douze rasiers. Et la b(o1)ne f(e1)me qui oyoit ce debat pour y mettre.<text:line-break/>le bien c(o1)me elle y estoit tenue se aduanca de parler (et) dist a son mary. Et ie<text:line-break/>han beau sire ie vous requiers laissez le acheuer ce (q2)l a c(o1)mence et vous en<text:line-break/>aurez huyt rasiers (sol) naura il pas dist elle en se vir(a1)t deuers son amy i(e1) suis<text:line-break/>cont(e1)t dist il (sol) mais par ma foy a ce (q1) le bled est cher cest trop. Est ce trop dist<text:line-break/>le baill(a1)t h(o1)me (et) par la mort bieu ie me repens (q1) ie nay dit plus hault (sol) car<text:line-break/>vo(us) auez forfait vne am(e1)de selle venoit a la c(o1)gnoissance de la iustice elle<text:line-break/>vous seront beaucoup plus hault tauxee. Pourtant faictes vostre c(o1)pte (q1)<text:line-break/>ien auray douze rasiers ou vo(us) passerez par la. Et vrayement dist sa f(e1)me<text:line-break/>ieh(a1) vous auez tort de me desdire. Il me semble (q1) vous deuez estre content<text:line-break/>a ces huyt rasiers (et) pensez (q1) cest vng grant tas de bled. Ne m(e1) parlez plus<text:line-break/>dist il ien auray douze rasiers ou ie le tueray (et) vous aussi. Na dea dist le c(o1)(-)<text:line-break/>paign(o1) vous estes vng fort march(a1)t (et) aulmoins puis (q2)l fault (q1) vo(us) ayez<text:line-break/>tout a vostre dit iauray terme de payer (sol) cela veulx ie bien dist il mais iau(-)<text:line-break/>ray mes douze rasiers la noise sapaisa et fut prins pour payer a deux ter(-)<text:line-break/>mes les huyt rasiers a l(e1)demain (et) le surplus a la<text:s/>saict remy prochainem(e1)t<text:line-break/>ven(a1)t par tel conuenant quil leur laissa acheuer ce quilz auoyent enc(o1)men<text:line-break/>ce. Ainsi se partit ce vaillant homme de la maison ioyeulx en son courai(-)<text:line-break/>ge pour ces douze rasiers de bled quil doit auoir et sa femme (et) son amy re<text:line-break/>c(o1)mencerent de plus belle. Du payer cest a laduenture c(o1)bien touteffoys<text:line-break/>quil me fut dit despuis que le bled fut paye au iour (et) terme dessusdict.</text:p>
      <text:h text:style-name="Titre1" text:outline-level="1">(pdm) La.xliiij.dung cure de villaige (q2) trouua fac(o1) de marier vne fille.</text:h>
      <text:p text:style-name="P92"><text:span text:style-name="T93">C</text:span>Omme il soit certain quil est auiourdhuy largement de prestres<text:line-break/>et curez qui sont si g(e1)tilz compaignons que nulles des follies (q1)<text:line-break/>font les gens lais ne leur sont impossibles ne difficilles a specul<text:line-break/>ler. Or y auoit nagueres en vng b(o1) villaige de picardievng mai<text:line-break/>stre cure qui faisoit raige de aymer par amours. Et entre les aultres fem<text:line-break/>mes et belles ieunes filles il choisit (et) chercha vne tres belle ieune (et) g(e1)te fille<text:line-break/><text:span text:style-name="pb">[n.p.]</text:span><text:line-break/>a marier (et) ne fut pas si peu hardy que il ne luy c(o1)ptast tout du l(o1)g son cas.<text:line-break/><text:soft-page-break/>De faict son bel (et) asseure l(a1)gaige c(e1)t mille promesses et aut(a1)t de bourdes<text:line-break/>la mener(e1)t a ce quelle estoit c(o1)me contente dobeyr a ce cure (q2) neust pas este<text:line-break/>pour luy vng petit d(o1)maige tant estoit belle (et) g(e1)te (et) de plaisante maniere (sol)<text:line-break/>(et) nauoit en elle (q1) vne faulte cestoit (q1) elle nestoit pas des pl(us) subtilles du m(o1)<text:line-break/>de touteffoys ie ne scay dont luy vint cest aduis ne maniere de resp(o1)dre el(-)<text:line-break/>le dit vng iour a son cure (q2) chauldem(e1)t poursuiuoit la besongne quelle ne<text:line-break/>stoit pas c(o1)seillee de faire ce quil re(q1)roit t(a1)t quelle fust mariee car se dauen<text:line-break/>ture c(o1)me il adui(e1)t chascun iour elle faisoit vng enfant elle seroit a tous(-)<text:line-break/>ioursmais desh(o1)noree (et) reprochee de son pere de sa mere (sol)<text:s/>de ses freres et de<text:line-break/>tout son lignaige (sol) la(q1)lle chose elle ne pourroit pour rien souffrir (et) na pas<text:line-break/>cueur de soubstenir le desplaisir que porter luy fauldroit. A ceste occasion (et)<text:line-break/>pourt(a1)t ho de ce propos se ie suis quel(q1) iour mariee parlez<text:s/>a moy (et) ie feray<text:line-break/>ce (q1) ie pourray pour vous (et) n(o1) aultrem(e1)t ie le vo(us) dis vne foys pour tou(-)<text:line-break/>tes. M(o1)seigneur le cure ne fut pas des plus ioyeulx de ceste responce abso(-)<text:line-break/>lue (sol) (et) ne scait p(e1)ser quel couraige ne a quel propos<text:s/>elle dit ces parolles tou(-)<text:line-break/>tesroys luy qui estoit prins au latz damours (et) feru bi(e1) a bon esci(e1)t ne veult<text:line-break/>pourtant sa queste ab(a1)donner (et) luy dist estes vous en ce ferme de riens ne<text:line-break/>faire pour moy si vous nestes mariee. Certes ouy dist elle. Et se vo(us) estiez<text:line-break/>mariee dist il (et) i(e1) estoie le moy(e1) (et) la cause en auriez vous apres c(o1)gnoissan<text:line-break/>ce en mainten(a1)t loyaulm(e1)t s(a1)s faulser ce quauez promis. Par ma foy dist<text:line-break/>cile ouy (sol) (et) de rechief se vous prometz. Or bien gr(a1)t mercy dist il faictes b(o1)(-)<text:line-break/>ne chiere (sol) car ie vous prometz seurem(e1)t quil ne demourera pas a m(o1) pour<text:line-break/>chas ne a ma cheu(a1)ce (q1) vous ne le soyez (et) de brief car ie suis seur (q1) vous ne<text:line-break/>le desirez pas t(a1)t c(o1)me ie fais (et) affin<text:s/>(q1) vous voyez a loeil que ie suis celluy<text:line-break/>(q2) vouldroye employer corps (et) bi(e1)s en vostre seruice vous verrez c(o1)ment ie<text:line-break/>me c(o1)duiray en ceste besongne. Or bien dist elle m(o1)seigneur le cure on ver<text:line-break/>ra c(o1)ment vous ferez. Sur ce fist la despatie (sol) (et) b(o1) cure qui auoit le feu da<text:line-break/>mours ne fut despuis gueres ayse t(a1)t quil eust trouue le pere de sa dame (et)<text:line-break/>se mist en l(a1)gaige auec luy de plusieurs (et) diuerses matieres. Et en la fin il<text:line-break/>vint a parler de sa fille (et) luy va dire le<text:s/>b(o1) cure. Mon voisin ie me d(o1)ne gr(a1)t<text:line-break/>merueille et aussi font plusieurs de voz voysins et amis que vous ne ma(-)<text:line-break/>riez vostre fille (et) a quel propos la tenez vous tant d(e1)pres vous et si scauez<text:line-break/>touteffoys (q1) la garde est perilleuse (sol) n(o1)pas dieu men vueille garder (q1) ie die<text:line-break/>ou vueille dire (q1)lle ne soit toute b(o1)ne (sol) mais vous en voyez tous les iours<text:line-break/>mesuenir puis quon les ti(e1)t oultre le terme deu (sol) pard(o1)nez moy touteffois<text:line-break/>que si feablem(e1)t vous ouure (et) descouure<text:s/>m(o1) couraige (sol) car lamour (q1) ie bo(us)<text:line-break/>porte la foy aussi (q1) ie vo(us) doy ent(a1)t (q1) suis vostre pasteur indigne me sem(o1)<text:line-break/>nent (et) oblig(e1)t de ce faire. Par dieu m(o1)seigneur le cure dist le b(o1) h(o1)me vo(us)<text:line-break/>ne me dictes chose (q1)<text:s/>ie ne c(o1)gnoisse estre vraye (et) t(a1)t (q1) ie puis vo(us) en mercye<text:line-break/><text:span text:style-name="pb">[n.p.]</text:span><text:line-break/>(et) ne p(e1)sez pas ce (q1) ie la ti(e1)s si l(o1)guem(e1)t auec moy cest a regret car qu(a1)t son<text:line-break/>bi(e1) vi(e1)dra (p3) ma foy ie me trauailleray pour elle aider c(o1)me ie<text:s/>dois (sol) vo(us) ne<text:line-break/>voulez pas aussi nest ce pas la coust(u1)e (q1) ie luy pourchasse vng mary mais<text:line-break/>fil envi(e1)t vng b(o1) ie y entendray. Vous dictes tres bien dist le cure (et) par ma<text:line-break/>foy vous ne pouuez mieulx (q1) de vous en despescher car cest grant<text:s/>chose de<text:line-break/>veoir ses enf(a1)s aliez en la plaine vie. Et (q1) diriez vous d(u1)g tel filz dung tel<text:line-break/>vostre voisin par ma foy il me semble bon h(o1)me b(o1) mesnaigier vng gr(a1)t<text:line-break/>laboureur. Sainctieh(a1) dist le b(o1) h(o1)me ie n(e1) dis (q1) tout bi(e1) qu(a1)t a moy ie le<text:line-break/>congnois pour vng b(o1) ieune h(o1)me (et) vng b(o1) laboureur son pere (et) sa mere<text:line-break/><text:soft-page-break/>et tous ses parens sont gens de bi(e1) et qu(a1)t ilz feroi(e1)t cest h(o1)neur a ma fille<text:line-break/>de la requerir a mariage pour luy ie leur resp(o1)droye tellem(e1)t (q1) il deuroy(e1)t<text:line-break/>estre c(o1)t(e1)s (p3) raison. Aisi maist dieu dist le cure (sol) on ne peult iamais mieulx<text:line-break/>et pleust a dieu que la chose en fust ores bien faicte ainsi (q1) ie desire (et) pource<text:line-break/>que ie le scay a la verite (q1) ceste alli(a1)ce seroit le bi(e1) des parties ie my vueil em<text:line-break/>ployer sur ce a dieu vo(us) dis. Se ce maistre cure auoit bien faict son person(-)<text:line-break/>naige au pere de sa dame il ne le fist pas mains mal au pere du ieune hom<text:line-break/>me (et) luy va faire vne gr(a1)t premise que son filz estoit en aage de marier (sol) et<text:line-break/>quil le deust pieca estre et c(e1)t mille raisons luy ramaine par lesquelles il dit<text:line-break/>(et) veult c(o1)clure que le m(o1)de est perdu se son filz nest hastiuem(e1)t marie. M(o1)(-)<text:line-break/>seig(n1)t le cure dist le sec(o1)d b(o1) homme<text:s/>ie scay que vo(us) dictes au plus pres de<text:line-break/>m(o1) couraige (et) en ma c(o1)sci(e1)ce se ie feusse aussi bi(e1) a laduent c(o1)me iay este de<text:line-break/>puis ne scay qu(a1)tz ans il ne fust pas a marier (sol) car cest vne des choses en ce<text:line-break/>m(o1)de (q1) plus ie desire mais (p3) faulte darg(e1)t l(e1) a retarde (et) cest force (q2)l ayt pa<text:line-break/>ci(e1)ce iusques a ce (q1) nostre seigneur nous enuoye plus de bien (q1) encores na<text:line-break/>u(o1)s. Na dea dist le cure ie vo(us) ent(e1)s bi(e1) il ne vous fault (q1) de larg(e1)t. Par ma<text:line-break/>foy n(o1) dist il se ien eusse comme aultreffoys iay eu ie luy querroye tantost<text:line-break/>femme. Iay regarde en moy dist le cure pource que ie vouldroye le bi(e1) et ad<text:line-break/>uancem(e1)t de vostre filz que la fille dung tel seroit bien sa charge elle est b(o1)<text:line-break/>ne fille et saige<text:s/>(et) son pere a tres bi(e1) dequoy (sol) (et) t(a1)t en scay ie (q2)l luy veult tres<text:line-break/>bien aider (sol) et qui nest pas peu de chose cest vng saige h(o1)me et de bon c(o1)seil<text:line-break/>et bon amy (sol) et a qui vo(us) (et) vostre filz aurez gr(a1)t recours et tres b(o1) secours (sol)<text:line-break/>certainem(e1)t dist le bon homme pleust a dieu que m(o1) filz fust si heureux (q1) de<text:line-break/>auoir aliance a si bon hostel (sol) et croyes que se ie sentoye en aulcune facon (q2)l<text:line-break/>y peust parueuir et ie fusse fourny darg(e1)t aussi bi(e1) (q1)<text:s/>ie ne le suis mye pour<text:line-break/>lheure ie y employeroye to(us) mes amis car ie scay tout de vray quil ne pour<text:line-break/>roit en ceste marche mieulx trouer. Je nay pas d(o1)c dist le cure mal choisy (sol) (et)<text:line-break/>(q1) diriez vo(us) se ie parloye au pere de ceste besongne (sol) (et) ie la c(o1)duisoye tellem(e1)t<text:line-break/>quelle sortist a effect ainsi que la chose le requiert et vous faisoye encores<text:line-break/>auec ce le plaisir de vo(us) prester vingt fr(a1)cz ius(q1)s a vng terme que nous ad<text:line-break/>uiserons. Par ma foy m(o1)seigneur le cure vo(us) me offrez mieulx que ie ne<text:line-break/><text:span text:style-name="pb">[n.p.]</text:span><text:line-break/>baulx ne que en moy nay desseruy mais se ainsi le faictes vous me oblige<text:line-break/>rez a tousiours mais en vostre seruice. Et vrayem(e1)t dist le cure ie ne vous<text:line-break/>ay dict chose (q1) ie ne face (et) faictes b(o1)ne chere (sol) car iespere c(o1)me ie croy bi(e1) ce(-)<text:line-break/>ste besongne mener a fin. Pour abreger maistre cure esper(a1)t de iouyz de sa<text:line-break/>dame qu(a1)t elle seroit mariee c(o1)duisoit les besongnes en tel estat que par le<text:line-break/>moy(e1) de vingt fr(a1)cz (q2)l presta a ce mariage fut fait (et) passe (et) vint le iour des<text:line-break/>nopces. Or est il de coustume (q1) lespouse (et) lespousee le confessent a tel iour.<text:line-break/>Si vit lespouse premier (et) se c(o1)fessa a ce cure (sol) (et) qu(a1)t il eut fait il se tira vng<text:line-break/>peu arriere de luy disant ses oraisons (et) patenostres (et) vecy lespousee qui se<text:line-break/>mect a genoulx deuant le cure (et) se c(o1)fessa. Quant elle eut tout dit il parla<text:line-break/>voire si hault (q1) lespouse lequel nestoit pas loing ent(e1)dit tout du l(o1)g (et) dist.<text:line-break/>Mamye ie vo(us) prie (q2)l vo(us) souui(e1)gne mainten(a1)t de la promesse (q1) me fistes<text:line-break/>nagueres (sol) car il en est heure vo(us) me promistes (q1) qu(a1)t vous seriez mariee (q1)<text:line-break/>ie vous cheuaucheroye (sol) or lestes vo(us) dieu mercy par m(o1) moyen (et) pourchaz<text:line-break/>(et) moy(e1)n(a1)t m(o1) argent (q1) iay preste. M(o1)seigneur le cure dist elle ie vous tien<text:line-break/><text:soft-page-break/>dray ce (q1) ie vous ay promis se dieu plaist n(e1) faictes doubte ie vous en mer<text:line-break/>cie dist le cure. Puis luy bailla labsolution (et) apres ceste deuote c(o1)fession la<text:line-break/>laissa aller (sol) mais lespouse (q2) auoit ouy ces parolles nestoit pas bi(e1) a son ay<text:line-break/>se (sol) touteffoys il nestoit pas heure de faire le courrouce. Apres (q1) toutes les<text:line-break/>solepnitez de lesglise furent passees (et) (q1) tout fut retourne a lhostel (et) (q1) lheu(-)<text:line-break/>re de coucher<text:s/>approchoit lespouse vint a vng sien c(o1)paign(o1) quil auoit (sol) (et)<text:line-break/>luy pria tres bien (q2)l fist garny son dune grosse poignee de berges (et) quil la<text:line-break/>mist si secrettem(e1)t soubz le cheuet de son lict. Quant il fut heure lespousee<text:line-break/>fut couchee c(o1)me<text:s/>il est de coustume (et) tint le coing du lict sans dire mot les(-)<text:line-break/>pouse vint assez tost apres (et) se mect a laultre bort du lict s(a1)s approcher ne<text:line-break/>mot dire (et) l(e1)demain se lieue sans aultre chose faire (et) cache ses verges des(-)<text:line-break/>soubz son lict.<text:s/>Et qu(a1)t il fut hors de la ch(a1)bre vecy b(o1)nes matrosnes (q2) vi(e1)<text:line-break/>n(e1)t (et) ne fut pas sans dem(a1)der c(o1)m(e1)t cest portee la nuyt et (q2)l luy semble de<text:line-break/>son mary par ma foy dist elle vela la place la loing m(o1)str(a1)t le bort du lict (et)<text:line-break/>veci la mi(e1)ne il ne mapprocha ennuyt de plus pres. Et fur(e1)t esbahies plus<text:line-break/>les vnes (q1) les aultres touteffoys elles saccorder(e1)t a ce (q2)l la laissee par deuo<text:line-break/>tion (et) n(e1) fut plus parle pour ceste foys. La seconde nuptee vint (et) se coucha<text:line-break/>lespousee en sa place du iour de deu(a1)t (sol) (et) le mary arriere fourny de ses ver(-)<text:line-break/>ges (et) ne luy fist aultre chose d(o1)t elle nestoit pas c(o1)t(e1)te (sol) (et) ne faillit pas a len<text:line-break/>demain a le dire a ces matrosnes lesquelles ne scauoy(e1)t (q1)<text:s/>penser. Les aul(-)<text:line-break/>tres di(e1)t iespoire (q2)l nest pas h(o1)me il le fault esprouuer (sol) car ius(q1)s a la qua(-)<text:line-break/>triesme nuyt il a c(o1)tinue ceste maniere (sol) si fault dire (q2)l ya a dire en son fait<text:line-break/>pourt(a1)t se la nuyt (q2) vi(e1)t il ne vo(us)<text:s/>faict aultre chose dir(e1)t elles a lespousee<text:line-break/>tirez vo(us) vers luy si laccollez (et) baisez (sol) (et) luy dem(a1)dez son ne faict aultre cho(-)<text:line-break/>se en mariage (et) si vous dem(a1)de quelle chose vo(us) voullez (q1) il vous face<text:line-break/><text:span text:style-name="pb">[n.p.]</text:span><text:line-break/>di(-)ctes luy (q1)<text:s/>vous voulez quil vous cheuaulche et vous ortez quil vous dira (sol)<text:line-break/>ie le feray dist elle. Elle ne faillit pas (sol) car qu(a1)t elle fut couchee en sa place de<text:line-break/>tousiours le mary print son quartier (et) ne scauancoit aultrement (q2)l auoit<text:line-break/>fait les nuytz passees. Si se tourna tost deuers luy et le print a b(o1)s bras de<text:line-break/>corps (et) luy c(o1)menca a dire. Venez ca m(o1) mary est ce la b(o1)ne chere (q1) vo(us) me<text:line-break/>faictes. Voicy la cinquiesme nuyt (q1) ie suis auec(q1)s vous (et) si ne mauez dai(-)<text:line-break/>gne approcher (et) (p3) ma foy se ieusse cuy de qu(o1) ne fist aultre chose en maria(-)<text:line-break/>ge ie ne my fusse ia boutee (sol) (et) quelle chose dist il lors vo(us) a l(e1) dit qu(o1) faict en<text:line-break/>mariage. On ma dit dist elle qu(o1) y cheuaulche l(u1)g laultre si vo(us) prie<text:s/>(q1) me<text:line-break/>cheuaulchez. Cheuaulcher dit il cela ne voulodroye pas faire encores ie ne<text:line-break/>suis pas si mau gracieulx. Helas dist elle ie vo(us) prie (q1) si faciez car on le fait<text:line-break/>en mariage. Le voulez vo(us) dit il (sol) ie vo(us) en requiers dist elle (et) en ce<text:s/>disant le<text:line-break/>baisa doulcem(e1)t. Par ma foy dist il ie le fais a grant regret (sol) mais puis (q1) le<text:line-break/>voulez vous ne vo(us) en louerez ia. Lors pr(e1)t les verges et descouure ma da<text:line-break/>moyselle (sol) (et) len batit (sol) (et) dos (sol) (et) v(e1)tre (sol) tant (q1) le sang en saillit de tous coustez.<text:line-break/>Elle crye (sol) elle pleure (sol) elle se demaine cest gr(a1)t pitie (q1) de la veoir. Elle maul<text:line-break/>dit (q2) oncques luy fist requerre destre cheuaulchee. Je le vous disoye bië dist<text:line-break/>lors son mary. Apres ce la pr(e1)t entre ses bras (sol) (et) la roncine tres bi(e1) (et) luy fist<text:line-break/>oublier la douleur des verges. Et c(o1)ment appelles vous cela que vo(us) ma(-)<text:line-break/>uez mainten(a1)t faict (sol) on lappelle dist il souffle en cul. Souffle en cul dist elle<text:line-break/>le n(o1) nest pas si beau<text:s/>(sol) (q1) cheuaulcher. Mais la maniere de le faire en vault<text:line-break/>trop mieulx que de cheuaulcher (sol) cest assez puis que ie le scay (sol) ie scauray bi(e1)<text:line-break/>doresnauant duquel ie vous doy requerir. Or deuez vous scauoir que m(o1)<text:line-break/><text:soft-page-break/>seigneur le cure tendoit tousiours loreille quant sa nouuelle mariee vien(-)<text:line-break/>droit a lesglise pour luy ramenteuoir ses besongnes (sol) et luy faire souuenir<text:line-break/>de sa promesse quelle luy auoit promis. Le iour quelle y vint monseigneur<text:line-break/>le cure se pourmenoyt (sol) et se tenoyt pres du benoistier. Et qu(a1)t elle fut pres<text:line-break/>il luy bailla de leaue benoiste et luy dist tout bassement. Mamye vous sca(-)<text:line-break/>uez que vous maucs promis que ie vous cheuaulcheroye quant vous se(-)<text:line-break/>ries mariee. Et vous lestes dieu mercy voire et par mon moyen (sol) si seroit<text:line-break/>heure de penser quant ce pourroit estre. Cheuaulcher dist elle par dieu iay(-)<text:line-break/>meroye plus plus cher que vous fussiez noye voire p(e1)du. Meme parlez pl(us)<text:line-break/>de cheuaulcher ie vous prie (sol) mais ie suis cont(e1)te que vous me souffles au<text:line-break/>cul si vous voulez. Et ie feray dist le cure vostre fieure quartaine villaine<text:line-break/>paillarde que vous estes qui tant estes infame et mal honneste (sol) iay bi(e1) gai<text:line-break/>gne de estre cause que vous soyez mariee pour estre guerd(o1)ne de vo(us) souf(-)<text:line-break/>fler au cul ainsi mal cont(e1)t partit m(o1)seig(n1)r le cure de la nouuelle mariee<text:line-break/>laquelle sen va mettre en son siege pour ouyr la deuote messe (q1) le bon cure<text:line-break/>vouloit dire. En la facon quauez dessus ouy (p3)dit le cure son aduenture de<text:line-break/>iouyr de sa dame d(o1)t il fut cause (et) nul aultre pource quil (p3)loit trop hault a<text:line-break/><text:span text:style-name="pb">[n.p.]</text:span><text:line-break/>elle le iour (q2)l la c(o1)tessa (sol) car son mary qui ce oyoit le empescha en la fac(o1) (q1)st<text:line-break/>dit dessus (p3) faire acroire a sa f(e1)me (q1) ronciner sappella souffle en cul.</text:p>
      <text:h text:style-name="Titre1" text:outline-level="1">(pdm)La.xlv.nouuelle de<text:s/>vng ieune escollier.</text:h>
      <text:p text:style-name="figure">&lt;ATTimage&gt;</text:p>
      <text:p text:style-name="P94"><text:span text:style-name="T95">C</text:span>Ombien que nul<text:line-break/>les des nouuelles<text:line-break/>hystoires preced(e1)(-)<text:line-break/>tes nayent touche<text:line-break/>ou racompte aulc(u1) cas ad(-)<text:line-break/>uenu esmarches desytalies<text:line-break/>mais seullem(e1)t font m(e1)ci(o1)<text:line-break/>des cas aduenus en fr(a1)ce (sol) a<text:line-break/>lemaigne angleterre<text:s/>(sol) flan(-)<text:line-break/>dres (sol) breban. (et)c. si se exten(-)<text:line-break/>d(e1)t elles touteffoys a cause<text:line-break/>de la fresche aduenue a vng<text:line-break/>cas a romme aduenu (q2) fut<text:line-break/>tel. A romme auoit vng es(-)<text:line-break/>cossois de laage denuiron<text:line-break/>vingt a vingt et deulx ans.<text:line-break/>Le(q1)l (p3) lespace de. xiiij. ans<text:line-break/>se maintint (et) c(o1)duisit en estat (et) habillem(e1)t de femme sans ce (q1) audedans<text:line-break/>ledit temps il fust venu a la c(o1)gnoissance publi(q1) des hommes et se faisoit<text:line-break/>appelle done marguerite et ny auoit gueres bon hostel a la ville de romme<text:line-break/>ou il neust s(o1) recours (et) c(o1)gnoissance (sol) especiallem(e1)t il estoit bi(e1) venu des f(e1)(-)<text:line-break/>mes c(o1)me entre les ch(a1)berieres meschines (et) aultre f(e1)mes de bas estat (et) aus<text:line-break/>si des aulcunes des plus grandes de romme. Et affin de vous descouurir<text:line-break/>lindustrie de ce bon escossois il trouua facon dappr(e1)dre a bl(a1)chir les draps<text:line-break/>linges (et) sappelloit la lauandiere (sol) et soubz ses vmbre h(a1)toit comme dessus<text:line-break/><text:soft-page-break/>est dit es b(o1)nes maisons de romme. Car il ny auoit femme qui sceust lart<text:line-break/>de bl(a1)chir si bi(e1) draps c(o1)me il faisoit. Mais vous deuez scauoir que encou<text:line-break/>res scauoit il bien pl(us). Car puis quil se trouuoit quelque part a descouuert<text:line-break/>auec(q1)s quelque belle fille il luy monstroit quil estoit homme il demouroit<text:line-break/>bien souu(e1)t a coucher a cause de faire la buee vng iour deulx iours ce mai(-)<text:line-break/>sons dessusdictes (sol) (et) le faisoit on coucher auec la chambriere (et) aulcunes fois<text:line-break/>auec la fille (et) bi(e1) souu(e1)t (et) le pl(us) auec la maistresse se son mary ny estoit vou<text:line-break/>loit bi(e1) auoir sa c(o1)paignie (et) dieu scet sil auoit bien le t(e1)ps (et) moyennant le<text:line-break/>labeur de son corps il estoyt bi(e1) venu (p3) tout (et) ny auoyt bien souu(e1)t meschi<text:line-break/>ne ne ch(a1)beriere qui ne se c(o1)batist pour luy bailler la moytie de son lict les<text:line-break/>bourgeois mesmes de R(o1)me a la relati(o1) de leurs femmes le veoyent tres<text:line-break/>voulentiers en leurs maisons (et) filz alloyent quelque part dehors tres bien<text:line-break/><text:span text:style-name="pb">[n.p.]</text:span><text:line-break/>leur plaisoit (q1) d(o1)ne marguerite aydast a garder le mesnaige auec(q1)s leurs<text:line-break/>f(e1)mes (et) (q2) plus est la faisoy(e1)t mesmes coucher auec (q1)s elles t(a1)t la sentoy(e1)t<text:line-break/>b(o1)ne (et) h(o1)neste c(o1)me dessus est dit. Par lespace de quatorze ans c(o1)tinua d(o1)<text:line-break/>ne marguerite sa maniere de faire mais fortune bailla la c(o1)gnoissance de<text:line-break/>l(e1)busche de son estat par vne ieune fille (q2) dist a son pere (q1)lle auoit couche a<text:line-break/>uecques elle (et) lauoit affaillie (sol) (et) luy dist veritablem(e1)t quelle estoit h(o1)me. Se<text:line-break/>pere fist pr(e1)dre d(o1)ne marguerite a la relati(o1) de sa fille elle fut<text:s/>regardee par<text:line-break/>ceulx de la iustice (q2) trouuer(e1)t quelle auoit to(us) telz m(e1)bres (et) outilz (q1) les h(o1)(-)<text:line-break/>mes portent (et) (q1) vrayem(e1)t elle estoit h(o1)me (et) n(o1)pas f(e1)me. Si ordoner(e1)t que<text:line-break/>on le mettroit dessus vng chariot (et) (q1)<text:s/>on le meneroit par la ville de r(o1)me de<text:line-break/>carrefour en carrefour (et) la m(o1)streroit on voy(a1)t tout chasc(u1) ses genitoires<text:line-break/>ainsi en fut faict (sol) (et) dieu scait (q1) la pouure d(o1)ne marguerite estoit honteuse<text:line-break/>et surprinse mais vo(us) deuez scauoir que c(o1)me le chariot vint en vng carre<text:line-break/>four (et) quon faisoit ost(e1)cion des d(e1)rees de d(o1)ne marguerite (sol) vng r(o1)main (q2)<text:line-break/>vint dist tout hault regardez quel galiasse il a couche plus de vingt nuytz<text:line-break/>auec(q1)s ma f(e1)me si le disr(e1)t aussi plusieurs aultres c(o1)me luy plusieurs ne<text:line-break/>le dir(e1)t point (q2) bi(e1) le scauoi(e1)t mais pour leur honneur ilz sen teur(e1)t en la<text:line-break/>facon que vous oyez. Ainsi fut pugny nostre pouure escossoys qui la fem<text:line-break/>me contrefist et apres ceste pugnition il fut<text:s/>banny de romme dont les fem<text:line-break/>mes furent bien desplaisantes car oncques si bonne lauandiere ne fut et<text:line-break/>auoyent bien grant dueil que si meschamment perdu lauoi(e1)t.</text:p>
      <text:h text:style-name="Titre1" text:outline-level="1">(pdm)La.xlvj.nouuelle par monseigneur de thiengnes.</text:h>
      <text:p text:style-name="P96"><text:span text:style-name="T97">C</text:span>E nest pas chose estr(a1)ge ne peu<text:s/>acoustumee (q1) moynes h(a1)<text:line-break/>tent (et) frequ(e1)t(e1)t voul(e1)tiers les n(o1)nains. A ce propos (sol) il ad<text:line-break/>uint nagueres (q1) vng maistre iacopin tant h(a1)ta (et) frequen<text:line-break/>ta en vne b(o1)ne maison de dames de religion de ce royaul(-)<text:line-break/>me (q2)l paruint a son intention la(q1)lle estoit de coucher auec<text:line-break/>vne des dames de leans. Et puis (q2)l eut ce bien sil estoit di<text:line-break/>lig(e1)t et songneux de soy trouuer vers celle quil aymoit plus (q1) tout le m(o1)(-)<text:line-break/>de et tant y continua (et) hanta que labesse de leans (sol)<text:s/>et plusieurs des religieu<text:line-break/>ses se apperceur(e1)t de ce (q2) estoit dont elles fur(e1)t bi(e1) mal c(o1)tentes mais tou<text:line-break/>teffoys affin de euiter esclandre elles nen dire mot voire au religieux mais<text:line-break/>trop bi(e1) chanter(e1)t la lecon de la n(o1)nain (sol) laquelle le sceut bi(e1) excuser (sol)<text:s/><text:soft-page-break/>mais<text:line-break/>labesse qui veoit cler et estoit bien apperceuante congneut t(a1)tost a ses res(-)<text:line-break/>ponces (et) excusances aux manieres (q1)lle tenoit (et) aux apparances (q1)lle auoit<text:line-break/>veu (q1)lle estoit coulpable du fait si voulut pourueoir de remede car elle fist<text:line-break/>tenir bi(e1) court a cause de ceste religieuse toutes les aultres fermes les huys<text:line-break/>des cloistres (et) des aultres lieux de le(a1)s (et) tellem(e1)t fist que le pouure iacopin<text:line-break/>ne pouuoit plus venir veoir sa dame si luy en desplaisoit (et) a elle aussi il ne<text:line-break/>le fault pas demander et vous dis bien quilz pensoy(e1)t et nuit et iour (sol) par<text:line-break/><text:span text:style-name="pb">[n.p.]</text:span><text:line-break/>quelle facon (et) moyen ilz se pourroi(e1)t renc(o1)trer mais ilz uy scauoi(e1)t engin<text:line-break/>trouuer t(a1)t faisoit faire sus eulx le guet ladicte abesse (sol) or aduint vng iour<text:line-break/>entre les aultres que vne des niepces de ma dame labesse (q2) estoit moult bel<text:line-break/>le se marioit et faisoyt sa feste en labaye (et) auoit grosse assemblee des gens<text:line-break/>du pays et estoit ma dame labesse fort empeschee de festoyer les g(e1)s de bi(e1)<text:line-break/>qui estoient venus a la feste faire h(o1)neur a sa niepce. Si se aduisa b(o1) iaco(-)<text:line-break/>pin de venir veoir sa dame (et) que a ladu(e1)ture il pourroit estre si eureux que<text:line-break/>de la trouuer en belle (sol) et il vint comme il proposa et de<text:s/>faict trouua ce quil<text:line-break/>queroit et a cause de la grosse assemblee (sol) et de lempeschement que labesse<text:line-break/>et ses guettes auoient il eut bi(e1) loisir de dire ses dole(a1)ces et regretter le b(o1)<text:line-break/>temps passe et elle qui beaucoup le aymoit le vit tres voulentier (et) se en elle<text:line-break/>eust este aultre chiere luy eust faict. Entre aultres parolles il luy dist helas<text:line-break/>mamye vous scauez quil a ia l(o1)g temps (q1) point ne fusmes deuiser ainsi (q1)<text:line-break/>nous souli(o1)s ie vous prie sil est possible t(a1)dis (q1) lhostel de ceans<text:s/>est fort d(o1)(-)<text:line-break/>ne a aultre chose (q1) a no(us) guetter que vo(us) me dyez ou ie pourray pler a vo(us)<text:line-break/>a part. Ainsi maist dieu dist elle mon amy ie ne le desire pas mains (q1) vo(us)<text:line-break/>mais ie ne scay penser lieu ne place ou ie le puisse faire (sol) car<text:s/>tout le monde<text:line-break/>est t(a1)t par ce(a1)s (q2)l ne seroit pas en moy dentrer en ma chambre tant y a de(-)<text:line-break/>str(a1)giers (q2) sont ven(us) a ceste feste mais ie vous diray (q1) vo(us) ferez vo(us) scauez<text:line-break/>bi(e1) ou est le gr(a1)t iardin de ce(a1)s ne faictes pas.<text:s/>Saict ieh(a1) ouy dist il ie scay<text:line-break/>bi(e1) ou il est. Vo(us) scauez (q1) au coig de ce iardi dist elle ya vng tresbeau preau<text:line-break/>bi(e1) enclos de belles hayes fortes (et) espesses (et) au meillieu vng grant poirier<text:line-break/>(q2) r(e1)d(e1)t le lieu vmbrageux et couuert vous vous en prez la et me attendrez<text:line-break/>et t(a1)tost (q1) ie pourray eschapper ie feray dilig(e1)ce de moy trouuer vers vo(us).<text:line-break/>Elle fut beaucoup mercyee et dist maistre iacopin (q2)l si en alloit tout droit<text:line-break/>Or vous deuez scauoir que vng ieune gall(a1)t venu a<text:s/>la feste nestoit gueres<text:line-break/>loing de ses deux amans si ouyt et entendit toute leur conclusion (sol) et pour<text:line-break/>ce quil scauoit bien le lieu ou estoit ledit preau il saduisa (et) proposa en soy<text:line-break/>de sen aller embuschier pour veoir le deduit et les armes (q2)lz auoy(e1)t entre(-)<text:line-break/>prins de faire. Il se mist hors de la presse et t(a1)t que piedz le peurent porter (sol)<text:line-break/>il sen courtvers ce preau (et) fist t(a1)t (q2)l se trouua au(a1)t le iacopin (et) luy la venu<text:line-break/>il m(o1)ta sus le beau poyrier qui estoit large (et) ramu<text:s/>et bieu vestu de fueilles<text:line-break/>et de poires (et) si embuscha si bi(e1) (q2)l nestoit pas aise a veoir. Il ny eut gueres<text:line-break/>este (q1) vecy b(o1) iacopin (q2) atrote en regard(a1)t derriere luy se ame le suyuoit (sol) (et)<text:line-break/>dieu (q2)l fut bi(e1) ioyeulx de soy trouuer en ce beau lieu il se garda bi(e1) de leuer<text:line-break/>les yeulx c(o1)trem(o1)t car iamais ne se fust doubte (q2)l y eust eu quelq(u1)g (sol) mais<text:line-break/>tousiours auoit loeil vers le chemin (q2)l estoit venu t(a1)t regarda (q2)l vit sa da<text:line-break/>mevenir le gr(a1)t pas la(q1)lle fut tost empres luy si se fir(e1)t gr(a1)t feste (sol) (et) b(o1) iaco<text:line-break/>pin doster son mansteau (et) son capulaire (et) c(o1)m(e1)ca a baiser (et) acoller bien se<text:line-break/>crettem(e1)t la belle (sol) si voulur(e1)t faire ce pourquoy ilz estoi(e1)t venus et se met<text:line-break/><text:soft-page-break/><text:span text:style-name="pb">[n.p.]</text:span><text:line-break/>chasc(u1) en point (et) ce faisant c(o1)m(e1)ca a dire la n(o1)nain. Par dieu m(o1) amy fre<text:line-break/>re aubery (sol) ie vueil bi(e1) (q1) vo(us) saichez (q1) vo(us) auez auiourdhuy dome (et) en vo(-)<text:line-break/>stre beau c(o1)m(a1)dem(e1)t l(o1)g des beaulx corps de nostre religi(o1) (sol) ie vo(us) en faitz<text:line-break/>iuge vo(us) le voyez (sol) regardez (q1)l tetin (q1)l v(e1)tre (q1)lles cuysses et du surpl(us) il nya<text:line-break/>que dire. Par ma foy dist frere aubery seur ich(a1)ne mamie ie congnois ce (q1)<text:line-break/>vo(us) dictes (sol) mais aussi vo(us) pouuez dire que vous auez a seruiteur vng des<text:line-break/>beaulx religieux de nostre ordre aussi bi(e1) fourny de ce que vng h(o1)me doit a<text:line-break/>uoir (q1) nul aultre et a ces motz mist la main au bast(o1) (sol) dont il vonloit faire<text:line-break/>ses armes et le brandissoit voy(a1)t sa dame en luy luy disant. Que en dictes<text:line-break/>vo(us) (q1) vo(us) ensemble nest il pas beau ne vault il pas bi(e1) vne belle fille. Cer(-)<text:line-break/>tes ouy dist elle (et) aussi laurez vo(us) dist le iacopin. Et vo(us) aurez dist lors cel(-)<text:line-break/>luy (q2) estoyt ded(a1)s le<text:s/>poirier dessus eulx (sol) des meilleures poires du poirier.<text:line-break/>Lors pr(e1)t a ses deux mains les branches du poirier et faict tumber en bas<text:line-break/>sus eulx des poires moult largem(e1)t d(o1)t frere Aubery fut t(a1)t effroye que a<text:line-break/>peu (q2)l neust le sens de repr(e1)dre son m(a1)teau. Si sen pic(q1) t(a1)t (q2)l peut sans ar<text:line-break/>rester (et) ne fut asseure t(a1)t (q2)l fut dehors de le(a1)s. Et la n(o1)nain (q2) fut aut(a1)t ef(-)<text:line-break/>froiee (q1) luy ne se sceut si tost mettre en chemin (q1) le gall(a1)t du poirier ne fust<text:line-break/>desc(e1)du le(q1)l la print (p3) la main (et) luy deff(e1)dit le (p3)tir (et) luy dist mamie il vous<text:line-break/>fault payer le fruictier. Elle (q2) estoit prinse (et) surprinse vit bi(e1) (q1) reff(us) nestoit<text:line-break/>pas de saison (sol) si fut c(o1)t(e1)te (q1) le fruictier fist ce (q1) frere aubery auoit laisse.</text:p>
      <text:h text:style-name="Titre1" text:outline-level="1">(pdm) La.xlvij.nouuelle par m(o1)seigneur de la roche.</text:h>
      <text:p text:style-name="P98"><text:span text:style-name="T99">E</text:span>N prou(e1)ce auoit nagueres vng presid(e1)t de tres gr(a1)t<text:line-break/>renommee et qui moult gr(a1)t clerc (et) prud(e1)t estoit vail<text:line-break/>l(a1)t aux armes discret en conseil et<text:s/>au brief dire en luy<text:line-break/>estoi(e1)t to(us) les bi(e1)s dequoy on pourroit iamais louer<text:line-break/>homme dune chose t(a1)t seullem(e1)t estoit note d(o1)t il ne<text:line-break/>stoit pas cause (sol) mais estoit celluy a qui pl(us) en desplai<text:line-break/>soit (sol) aussi la raison y estoit (et) pour<text:s/>dire la note (q2) de luy<text:line-break/>estoit cestoit (q2)l estoit coux (p3) faulte dauoir f(e1)me aul(-)<text:line-break/>tre (q1) b(o1)ne (sol) le b(o1) seig(n1)r veoit (et) c(o1)gnoissoit la desloyaulte de sa femme (et) la<text:line-break/>trouuoit encline (et) estoit de tous pointz a sa puterie (sol) (et) quel(q1) sens (q1) dieu luy<text:line-break/>eust donne il ne scauoit remede a son cas fors de soy taire et faire du mort (sol)<text:line-break/>car il nauoit pas si peu leu en son t(e1)ps quil ne sceust brayem(e1)t (q1) correcti(o1)<text:line-break/>na point de lieu a femme de tel estat (sol) touteffois vo(us) pouez penser que vng<text:line-break/>homme de couraige vertueux comme cestuy estoit ne viuoit pas bien a<text:line-break/>son aise mais fault dire et conclure que son dolent cueur portoit la paste<text:line-break/>au four de ceste infortune mauldicte (et) par dehors auoit sembl(a1)t et manie(-)<text:line-break/>re de riens scauoir et apperceuoir le gouuernement de sa femme. Vng de<text:line-break/>ses seruiteurs le vint trouuer en vng iour en sa chambre a part et luy va<text:line-break/>dire par gr(a1)t sens. Monseigneur ie suis celluy qui vo(us) vouldroye aduertir<text:line-break/><text:span text:style-name="pb">[n.p.]</text:span><text:line-break/>comme ie dois de tout ce (q2)l vo(us) peult tourcher de vostre h(o1)neur (sol) ie me suis<text:line-break/><text:soft-page-break/>prins (et) d(o1)ne garde du gouuernem(e1)t de vostre femme (sol) mais ie vous asseu<text:line-break/>re quelle vous garde tres mal loyaulte quelle vo(us) a promise (sol) car seurem(e1)t<text:line-break/>vng tel qui luy nomma ti(e1)t vostre lieu bien souu(e1)t. Le bon president sai<text:line-break/>ch(a1)t bi(e1) lestat de sa femme luy resp(o1)dit bi(e1) fierem(e1)t. Na ribault ie scay bi(e1)<text:line-break/>que vous m(e1)tez de tout ce (q1) vous me dictes ie c(o1)gnois trop ma femme el<text:line-break/>(-)le nest pas tellenon (et) vo(us) ay ie nourry si l(o1)guem(e1)t pour me rapporter vne<text:line-break/>telle bourde voire de celle (q2) tant est h(o1)neste b(o1)ne (et) loyalle (sol) (et) brayement vo(us)<text:line-break/>ne m(e1) ferez plus dictes (q1) ie vous dois (et) vo(us) en allez bi(e1)tost (et) ne vons trou<text:line-break/>uez iamais deuant moy si cher que vo(us) aymez vostre vie. Le pouure serui(-)<text:line-break/>teur qui cuidoit faire gr(a1)t plaisir a son maistre de son aduert(a1)ce dist ce quil<text:line-break/>luy deuoit. Le presid(e1)t luy baille et il le receut (et) sen alla. Nostre b(o1) presid(e1)t<text:line-break/>voy(a1)t encores de plus en plus refreschir la desloyaulte de sa femme estoit<text:line-break/>tant mal c(o1)tent (et) si tres fort trouble qu(o1) ne pourroit pl(us). Si ne scauoit pl(us)<text:line-break/>que p(e1)ser ne ymaginer par (q1)l fac(o1) il sen pourroit h(o1)nestem(e1)t descharger.<text:line-break/>Si aduisa que sa femme debuoit aller a vnes nopces. Il vint a vng var(-)<text:line-break/>let qui la garde de ses cheuaulx auoit (sol) (et) aussi dune belle mulle quil auoit et<text:line-break/>aussi dune belle mulle qui auoit (et) luy dist. Garde bi(e1) que tu ne bailles<text:s/>a boi<text:line-break/>re a ma mulle de nuit ne de iour tant que ie le diray (sol) et a chascune fois que<text:line-break/>tu luy d(o1)neras son auoyne si luy met parmy vne b(o1)ne poignee de sel (et) gar<text:line-break/>des que tu n(e1) sonnes mot (sol) n(o1) feray ie dist le varlet qu(a1)t ledit iour des nop<text:line-break/>ces de la cousine de ma dame la presidente approcha elle dist au b(o1) presid(e1)t<text:line-break/>M(o1)seig(u1)r si cestoit vostre plaisir ie me trouueroie voul(e1)tiers aux nopces<text:line-break/>de ma cousine (q2) se feront dimenche prochain en vng tel lieu Vrayem(e1)t ma<text:line-break/>mie dist il ien suis tres bien c(o1)tent allez dieu vo(us) c(o1)duie. Je vous remercye<text:line-break/>m(o1)seig(n1)r dist elle (sol) mais ie ne scay b(o1)nem(e1)t comment y aller ie ny menasse<text:line-break/>point voul(e1)tiers m(o1) chariot pour le t(a1)t peu ie y ay a estre vostre haquenee<text:line-break/>aussi est t(a1)t desroyee (q1) par ma foy ie noseroye pas bien entreprendre le che(-)<text:line-break/>min sur elle (sol) (et) bien prenes ma mulle. Le iour de partir vint (et) se apprester(e1)t<text:line-break/>les seruiteurs de ma dame la presid(e1)te (et) ses femmes (q2) la deuoyent seruir (et)<text:line-break/>ac(o1)paigner pareillem(e1)t vont venir a cheual deux ou troys gorgias qui la<text:line-break/>debuoyent ac(o1)paigner qui dem(a1)d(e1)t se ma dame est preste. Et elle leur fait<text:line-break/>scauoir quelle viendroit mainten(a1)t (sol) elle fut preste (et) vint en bas en la c(o1)pai<text:line-break/>gnie de ces gentilz gorgias auec(q1)s ses f(e1)mes (sol) (et) ses seruiteurs passa ma da<text:line-break/>me la presid(e1)te par la ville (et) se vint trouuer es ch(a1)ps (et) t(a1)t alla quelle vint<text:line-break/>arriuer en vng tres mauluais destroit aupres duquel passe la grosse riuie(-)<text:line-break/>re du rosne (et) comme ceste mulle qui nauoit beu de huyt iours apperceut la<text:line-break/>riuiere courant (sol) sans demander pont ne passaige (sol) elle de plain vol saillit<text:line-break/>dedans a tout sa charge (sol) qui estoit du precieux corps de ma dame ceulx qui<text:line-break/>ce<text:s/>virent la regardent tres bien (sol) mais aultre secours ne luy fir(e1)t car aussi<text:line-break/><text:span text:style-name="pb">[n.p.]</text:span><text:line-break/>il nestoit pas en eulx. Si fut ma dame noyee d(o1)t ce fut gr(a1)t d(o1)maige (sol) (et) la<text:line-break/>mulle qu(a1)t elle eut beu son saoul nagea t(a1)t (p3) le rosne (q1)lle trouua lyssue et<text:line-break/>saillit dehors. La c(o1)paignie fut beaucoup trouble si sen retourna en la vil<text:line-break/>le et vint lung des seruiteues de monseig(n1)r le presid(e1)t le trouuer en sa ch(a1)<text:line-break/>bre qui natt(e1)doit aultre choses que les nouuelles qui luy va dire tout plo(-)<text:line-break/>rant la piteuse aduenture de ma dame sa maistresse le b(o1) presid(e1)t plus ioy<text:line-break/>eulx en cueur que oncques ne fut se monstra fort tres desplaisant (et) de faict<text:line-break/>se laissa cheoir a terre du hault de luy men(a1)t tres piteux dueil en regrett(a1)t<text:line-break/>sa bonne femme il mauldissoit sa mulle les belles nopces qui fir(e1)t sa f(e1)me<text:line-break/><text:soft-page-break/>partir ce iour (sol) (et) dieu dist il ce vous est grant reproche qui estes tant de gens<text:line-break/>et nauez sceu recourre la pouure femme (q2) t(a1)t vous aimoit (sol) vous estes las(-)<text:line-break/>ches (et) meschans (et) lauez bi(e1) monstre. Le seruiteur et les anltres aussi sen ex<text:line-break/>cuser(e1)t au mo(i1)s mal (q2)lz peur(e1)t (et) laisser(e1)t m(o1)seig(n1)r le presid(e1)t (q2) loua dieu<text:line-break/>a ioinctes mains de ce quil est si h(o1)nestem(e1)t quitte de sa f(e1)me.</text:p>
      <text:h text:style-name="Titre1" text:outline-level="1">(pdm) La.xlviij.nouuelle de celle (q2) ne vouloit souffrir (q1) on la baissast.</text:h>
      <text:p text:style-name="figure">&lt;ATTimage&gt;</text:p>
      <text:p text:style-name="P100"><text:span text:style-name="T101">U</text:span>Ng g(e1)til c(o1)paignon<text:line-break/>deuint amoureux du<text:line-break/>ne ieune damoyselle (q2) na(-)<text:line-break/>guere cestoit mariee et le<text:line-break/>moins mal (q2)l peut apres<text:line-break/>(q2)l eut trouue fac(o1) dauoir<text:line-break/>deuers elle acoint(a1)ce il luy<text:line-break/>c(o1)pta son cas au rapport<text:line-break/>quil fist il estoit fort mala(-)<text:line-break/>de (et) a la verite dire aussi<text:line-break/>estoit il bien en pic(q1) elle fut<text:line-break/>si doulce (et) si gracieuse (q1)lle<text:line-break/>luy baila b(o1) audi(e1)ce (et) pour<text:line-break/>la premiere fois il se partit<text:line-break/>tres c(o1)t(e1)t de la resp(o1)ce quil<text:line-break/>eut. Sil estoit bien feru au<text:line-break/>parau(a1)t encores il pl(us) tou<text:line-break/>che au vif qu(a1)t il eut dit son fait si ne dormit ne nuit ne iour de force de p(e1)(-)<text:line-break/>ser a sa dame (et) de trouuer la fac(o1) (et) maniere de<text:s/>puenir a sa grace. Il retour<text:line-break/>na a sa queste quant il vit son point (et) dieu scait sil auoit bien parle la pre(-)<text:line-break/>miere foys (q1) encores fist il mieulx son personnaige a la deuxiesme foys et<text:line-break/>cy trouua de son heur sa dame assez encline a pa sser sa re(q1)ste d(o1)t il ne fut<text:line-break/>pas moy(e1)nem(e1)t ioyeulx (et) pource (q2)l nauoit pas tousiours le t(e1)ps ne le loi<text:line-break/>sir de soy tenir vers elle il dist a ceste fois la b(o1)n(e1) voul(e1)te (q2)l auoit de luy fai<text:line-break/>re seruice (et) en (q1)lle fac(o1) il fut mercye de<text:s/>celle (q2) estoit tant gracieuse quon ne<text:line-break/><text:span text:style-name="pb">[n.p.]</text:span><text:line-break/>pourroit plus brief il trouua en elle t(a1)t de courtoisie en mainti(e1) (et) parler (q2)l<text:line-break/>n(e1) sceut plus dem(a1)der si se cuida au(a1)cer de la baiser mais il en fut reffuse<text:line-break/>de tous pointz mesmes qu(a1)t vint au (p3)tit il nen peut onc finer d(o1)t il estoit<text:line-break/>moult esbahy. Et qu(a1)t il fut dehors delle il se doubta beaucoup de n(o1) po(i1)t<text:line-break/>paruenir a son intenci(o1) veu (q1) il ne pouuoit obtenir delle vng seul baisser.<text:line-break/>Il se conforte daultre coste des gracieuses parolles (q2)l auoit eues au dire a<text:line-break/>dieu et de lespace que elle luy auoit baillee il reuint c(o1)me les aultres fois de<text:line-break/>rechief a sa queste. Et pour abreger t(a1)t y alla (et) tant il vint (q1) il eut heure as(-)<text:line-break/>signee de dire le surplus a sa dame<text:s/>a part de ce quil ne vouldroit declairer<text:line-break/>entre eulx deux. Et pource (q1) temps estoit il print c(o1)gie delle si l(e1)brassa bi(e1)<text:line-break/>doulcem(e1)t et la voulut baiser (sol) (et) elle sen deff(e1)dit tres bien et luy dist assez ru<text:line-break/>dem(e1)t. Ostez ostez laissez moy ie nay cure destre baisee. Il se excusa (et) le plus<text:line-break/>gracieusem(e1)t que oncques (et) sur ce partit (sol) (et) quesse cy dist il en soy mesmes<text:line-break/>iamais ie ne vy ceste maniere en femme elle me fait la meilleure chiere du<text:line-break/><text:soft-page-break/>monde (et) si ma desia accorde<text:s/>tout ce que ie luy ay ose requerre (sol) mais enco(-)<text:line-break/>res nay peu finer d(u1)g pouure baiser. Qu(a1)t il fut heure il vint ou sa dame<text:line-break/>luy auoit dit (et) fist ce pourquoy il y vint tout a son beau loisir (sol) car il coucha<text:line-break/>entre ses bras toute la belle nuyt (sol) et fist tout ce (q2)l voulut excepte seullem(e1)t<text:line-break/>le baiser (sol) pour laquelle cause il sesmerueilloit moult en soy mesmes. Et ie<text:line-break/>nentens point ceste maniere de faire disoit il en soy par dedans ceste fem(-)<text:line-break/>me veult bi(e1) que ie couche auecques<text:s/>elle (et) faire tout ce quil me plaist mais<text:line-break/>du baiser ie n(e1) fineroye nomplus (q1) de la vraye croix. Par la mort bieu ie ne<text:line-break/>scay entendre cecy il fault (q2)l y ayt aulcun misterre il est force que ie le saiche<text:line-break/>Vng iour entre les aultres (q2)l estoit auec sa dame a goguettes (et) qlz estoi(e1)t<text:line-break/>beaucoup de hayt to(us) deux il luy dist. Mamye ie vous requiers dictes moy<text:line-break/>qui vous meut de me tenir si grant rigueur qu(a1)t ie vous vueil baiser vo(us)<text:line-break/>mauez baille la iouyssonce de vostre gracieux (et) beau corps tout entierem(e1)t<text:line-break/>et dung petit baiser vo(us) me faictes le refus. Mon amy dist elle vous dictes<text:line-break/>vray le baiser vo(us) ay ie voyremët refuse (et) ne vous y attendez point vous<text:line-break/>nen finerez iamais (sol) (et) raison y est b(o1)ne si la vous diray. Il est<text:s/>vray qu(a1)t ies(-)<text:line-break/>pousay m(o1) mary (q1) ie luy promis de la bouche tant seullem(e1)t beaucoup de<text:line-break/>moult belles choses et pource que ma bouche luy a promis de luy estre loy(-)<text:line-break/>alle ie suis celle qui luy vueil bonne entretenir (et) ne souffriroye pour mou(-)<text:line-break/>rir quaultre (q1) luy y touchast elle est sienne (et) a nul aultre (et) ne vous attendez<text:line-break/>de ri(e1)s y auoie mais m(o1) derriere ne luy a rien promis ne iure faictes de luy<text:line-break/>du surplus ma bouche hors ce (q2)l vo(us) plaira ie le vo(us) hab(a1)d(o1)ne. Laultre c(o1)<text:line-break/>m(e1)ca a rire tres fort (et) dist (sol) mamye ie vous mercie voz dictes tres bien et si<text:line-break/>vo(us) scay gr(a1)t gre (q1) vous auez la franchise de bien garder vostre promesse.<text:line-break/>Ja dieu ne vueille dist elle (q1) elle (q1) ie luy face faulte. En la fac(o1) quauez ouy<text:line-break/>fut ceste f(e1)me obstinee le mary auoit la bouche seullem(e1)t (et) son amy le<text:line-break/><text:span text:style-name="pb">[n.p.]</text:span><text:line-break/>sur(-)plus et se dadu(e1)ture le mary se seruoit aulcuneffois des aultres m(e1)bres ce<text:line-break/>nestoit (q1) (p3) maniere d(e1)pr(u1)t car ilz estoi(e1)t a son mary (p3) le d(o1) delle mais il a(-)<text:line-break/>uoit cest adu(a1)taige (q2) sa f(e1)me estoit c(o1)tente (q2)l en prenist sur ce (q1)lle auoit d(o1)<text:line-break/>ne mais ri(e1) neust souffert (q2) lamy eust iouy de ce qua son mary auoit d(o1)ne.</text:p>
      <text:h text:style-name="Titre1" text:outline-level="1">(pdm) La.xlix.nouuelle rac(o1)ptee par pierre dauid.</text:h>
      <text:p text:style-name="P102"><text:span text:style-name="T103">N</text:span>Agueres (q1) en la ville darras auoit vng b(o1) march(a1)t<text:line-break/>au(q1)l il mescheut dauoir f(e1)me espousee (q2) nestoit pas<text:line-break/>des meilleures du m(o1)de car elle ne tenoit serre quelle<text:line-break/>peust veoir son coup (et) quelle trouuast a (q2) n(o1)pl(us) (q1)vne<text:line-break/>vieille arbalestre. Ce bon march(a1)t se d(o1)na garde du<text:line-break/>gouuernem(e1)t de sa f(e1)me (sol) il en fut aussi aduerty (p3) aul<text:line-break/>c(u1)s ses plus priuez amys et voysins. Si se bouta en<text:line-break/>vne gr(a1)t frenaisie (et) bien parfonde melencolie d(o1)t il<text:line-break/>ne valut pas mieulx. Puis saduisa (q2)l lesprouueroit sil scauoit par aulcu(-)<text:line-break/>ne b(o1)ne facon se nullem(e1)t il pourroit veoir ce (q1) il scait (q1) bien peu luy plai(-)<text:line-break/>ra cestoit de veoir venir en son hostel (et) en son domicille deuers sa f(e1)me vng<text:line-break/>ou plusieurs (sol) de ceulx que on dit (q2) sont lieuten(a1)s (sol) nostre march(a1)t faignit<text:line-break/>vng iour daller dehors (et) sembusche en vne ch(a1)bre de son hostel d(o1)t luy seul<text:line-break/>auoit la clef (sol) (et) veoit ladicte ch(a1)bre sus la court. Et (p3) aulc(u1)s secretz pertuis<text:line-break/><text:soft-page-break/>et plusieurs tailles regardoit en plusieurs aultres lieux (et) ch(a1)bres de le(a1)s.<text:line-break/>Tantost (q1) la b(o1)ne f(e1)me pensa (q1) son mary estoit dehors (sol) elle fist prestem(e1)t<text:line-break/>scauoir a vng de ses amys (q1) il venist vers elle (sol)<text:s/>(et) il obeit c(o1)me il deuoit car il<text:line-break/>suyuit pied a pied la meschine (q2) lestoit alle querir. Le mary (q2) c(o1)me dit est (q2)<text:line-break/>estoit cache en sa ch(a1)bre il vit tres bien entrer celluy (q2) venoit tenir son lieu<text:line-break/>mais il ne dist mot car il veult veoir<text:s/>pl(us) adu(a1)t sil peult. Qu(a1)t lamoureux<text:line-break/>fut le(a1)s (sol) la dame le mena par la main tout deuisant en sa chambre (et) serra<text:line-break/>lhuys (et) se c(o1)mencerent a baiser (et) acoler (et) faire la plus gr(a1)t chiere (q1) iamais<text:line-break/>et la b(o1)ne damoyselle de despouiller sa robbe (et) soy mettre en cotte simple.<text:line-break/>Et bon c(o1)paignon de la prendre a bon bras de corps (et) faire ce pourquoy il<text:line-break/>estoit venu (sol) (et) tout ce veoit a loeil le pouure mary (sol) (p3) vne petite traille. Pen(-)<text:line-break/>sez sil estoit a son ayse<text:s/>mesme il estoit si pres de eulx (q2)l ent(e1)doit plainem(e1)t<text:line-break/>tout ce (q2)lz disoyent. Qu(a1)t les armes d(e1)tre la b(o1)ne f(e1)me (et) son seruiteur fu<text:line-break/>rent acheuees ilz se misr(e1)t sus vne couche (q2) estoit en la ch(a1)bre (et) c(o1)m(e1)cer(e1)t<text:line-break/>a<text:s/>deuiser de plusieurs choses (et) c(o1)me le seruiteur regardoit sa dame (q2) tant<text:line-break/>belle estoit (q1) merueilles il comm(e1)ca a la rebaiser (et) dist en cela faisant. Ma(-)<text:line-break/>mye a (q2) est ceste belle bouche (sol) cest a vo(us) m(o1) amy dist elle (et) ie vous en mercye<text:line-break/>dist il (et) ces beaulx yeulx (sol) a vo(us) aussi dist elle (et) ce beau tetin (q2) est si bi(e1) trousse<text:line-break/>nest il pas de m(o1) c(o1)pte dist il. Ouy (p3) ma foy m(o1) amy dit elle et n(o1) a aultre.<text:line-break/>Il met a(p1)s la main au v(e1)tre (et) a son deu(a1)t ou il ny auoit (q1) redire. Si luy de<text:line-break/>manda a qui est cecy mamye. Il ne le fault ia dem(a1)der dit elle on scait bien<text:line-break/><text:span text:style-name="pb">[n.p.]</text:span><text:line-break/>que tout est vostre. Il vint apres getter la main sur le gros derriere (et) luy de<text:line-break/>m(a1)da en soubriant a (q2) est cecy. Il est a mon mary dist elle cest sa part (sol) mais<text:line-break/>tout le demour(a1)t est vostre. Et vrayem(e1)t dist il ie vo(us) en remercie beaucop<text:line-break/>ie ne me doys pas plaindre vous mauez tres bi(e1) party. Et aussi daultre co<text:line-break/>ste par ma foy p(e1)ses (q1) ie suis tout entier vostre (sol) ie le scay bi(e1) dist elle. Et a(-)<text:line-break/>pres ces beaulx dons (et) offres (q2)lz firent l(u1)g a laultre ilz rec(o1)mencer(e1)t leurs<text:line-break/>armes de pl(us) belle. Et ce fait le g(e1)til seruiteur partit de le(a1)s (et) le pouure ma<text:line-break/>ry (q2) tout<text:s/>auoit veu (et) ouy tant courrouce (q2)l n(e1) pouuoit plus enragoit tout<text:line-break/>bif (sol) touteffoys pour mieulx faire il auala ceste (p1)miere (et) a l(e1)demain fist tres<text:line-break/>bien son psonnaige faisant sembl(a1)t (q2)l venoit de dehors. Et qu(a1)t vint sur<text:line-break/>le point du disner il dist a sa f(e1)me (q1)l vouloit auoir dimenche prochain son<text:line-break/>pere (sol) sa mere telz (et) telz de ses par(e1)s (et) cousins (et) (q1) elle face garnis(o1) de viures<text:line-break/>et (q1) ilz soyent ayses a ce iour (sol) elle se chargea de ce faire (et) luy<text:s/>de les inuiter.<text:line-break/>Ce dym(e1)che vint (et) le disner fut prest (sol) (et) tous ceulx (q2) mandez y fur(e1)t c(o1)paru<text:line-break/>r(e1)t (et) pr(i1)t chasc(u1) place c(o1)me leur hoste lord(o1)noit qui estoit debout (et) sa f(e1)me<text:line-break/>aussi lesquelz seruir(e1)t le premier<text:s/>metz. Qu(a1)t le premier metz fut assis lho(-)<text:line-break/>ste qui auoit secrettem(e1)t faict faire vne robe pour sa f(e1)me de gros bureau<text:line-break/>de gris (et) a lendroit du derriere auoit fait mettre vne b(o1)ne piece descarlate<text:line-break/>en maniere d(u1)g tassea (sol) si dist a sa femme venez iusques en la chambre (sol) il se<text:line-break/>met deu(a1)t (et) elle le supt. Qu(a1)t ilz y furent il luy fist despouiller sa robe (et) va<text:line-break/>prendre celle de bureau dessusdicte (et) luy dist. Or vestez ceste robe (sol) elle la re(-)<text:line-break/>garde et voit quelle est de gros bureau si en est toute esbahye (et) ne scait pen<text:line-break/><text:soft-page-break/>ser quil fault a son mary ne pourquoy il la veult ainsi habiller (sol) (et) a quel pro<text:line-break/>pos me voulez vous ainsi housser dist elle. Ne vo(us) chaille dist il ie vueil (q1) la<text:line-break/>vestez (sol) ma foy dist elle ie n(e1) tiens c(o1)pte ie ne la vestiray iamais faictes vo(us)<text:line-break/>du fol vous voulez bi(e1) faire farcer les g(e1)s de vous (sol) (et) de moy encores deu(a1)t<text:line-break/>tout le m(o1)de. Il nya fol ne saige dist il vous la vestirez. Aulmoins dist elle<text:line-break/>que ie saiche<text:s/>pourquoy vous le faictes. Vo(us) le scaurez cy apres. Pour abre(-)<text:line-break/>ger force fut quelle endossast ceste robe qui estoit bien estr(a1)ge a regarder (sol) et<text:line-break/>en ce point fut admenee a la table ou la pl(us) part de ses par(e1)s (et) amys estoi(e1)t<text:line-break/>mais p(e1)sez (q2)lz fur(e1)t bi(e1) esbahys de la veoir ainsi habillee (et) croyez (q1)lle estoit<text:line-break/>bi(e1) honteuse (et) se la force eust este sienne elle ne fust pas la venue. La auoit<text:line-break/>assez de g(e1)s (q2) dem(a1)doyent (q1) signifioit cest habillem(e1)t. Le mary respondit<text:line-break/>quilz pensassent de faire b(o1)ne chere (et) que apres disner le scauroyent (sol) mais<text:line-break/>vous deuez scauoit que la pouure f(e1)me houssee du bureau ne m(e1)gea cho(-)<text:line-break/>se qui bien luy fist (et) luy iugeoit le cueur que le mistere de sa houssure luy fe<text:line-break/>roit ennuy (et) encores eust elle este trop pl(us) troublee selle eust sceu du taseau<text:line-break/>descarlate mais n(e1)ny. Le disner se passa (sol) et fut la table ostee (sol) graces dictes<text:line-break/>et tout chascun debout. Lors le mary se mect adu(a1)t (et) c(o1)mence a dire. Vous<text:line-break/>telz (et) telz qui cy estes sil vo(us) plaist ie vo(us) diray en brief la cause pourquoy ie<text:line-break/><text:span text:style-name="pb">[n.p.]</text:span><text:line-break/>vo(us) ay icy assemblez (sol) et pourquoy iay vestu ma f(e1)me de cest habillem(e1)t. Il<text:line-break/>est vray que ia pieca ie ay este aduerty que vostre par(e1)te<text:s/>(q2) cy est me gardoit<text:line-break/>tres mal la loyaulte quelle me promist en la main du prestre touteffois (q1)l(q1)<text:line-break/>chose (q1) lon mait dit ie ne lay pas creu de legier mais moy mesmes lay vou<text:line-break/>lu esprouuer et (q2)l soit vray il nya (q1) six iours (q1) ie faignis aller dehors (sol) (et) m(e1)<text:line-break/>buschay en ma chambre la hault. Je ny euz gueres este que vecy venir vng<text:line-break/>tel que ma femme mena tantost en sa ch(a1)bre ou ilz fir(e1)t ce que mieulx leur<text:line-break/>pleut. Entre les aultres deuise lhomme luy demanda de sa bouche (sol) de ses<text:line-break/>peulx (sol) de ses mains (sol) de son tetin (sol) de son v(e1)tre (sol) de son deuant et de ses cuys(-)<text:line-break/>ses a qui tout ce bagage estoit (et) elle resp(o1)dit a vo(us) mon amy (sol) (et) quant vint<text:line-break/>a son derriere il luy dist (sol) (et) a (q2) est cecy mamye a m(o1) mary dist elle. Lors pour<text:line-break/>ce que il lay trouuee telle ie lay ainsi abillee (sol) elle a dit que de elle il nya mien<text:line-break/>que le derriere (sol) si lay houssee c(o1)me il apparti(e1)t a mon estat le demour(a1)t ay<text:line-break/>ie housse de vesture (q2) est deue a f(e1)me desloyalle (et) desh(o1)noree car elle est telle<text:line-break/>pource ie la vo(us) r(e1)s. La c(o1)paignie fut bi(e1) esbahye douyr ce propos (et) la pou<text:line-break/>ure f(e1)me bi(e1) h(o1)teuse (sol) mais touteffois quoy (q1) fust onc puis auec son mary<text:line-break/>ne se trouua (sol)<text:s/>ains desh(o1)noree (et) reprochee entre ses amys depuis demoura.</text:p>
      <text:h text:style-name="Titre1" text:outline-level="1">(pdm) La.l.nouuelle dung pere (q2) voulut tuer son filz pource (q2)lz vou<text:line-break/>lut monter sur sa mere.</text:h>
      <text:p text:style-name="P104"><text:span text:style-name="T105">C</text:span>Omme ieunes gens se mett(e1)t voul(e1)titrs a voyager<text:line-break/>et prenn(e1)t plaisir a veoir (et) chercher les adu(e1)tures du<text:line-break/>m(o1)de il y eut naguieres au pays de l(a1)nois vng filz de<text:line-break/>laboureur (q2) fut depuis laage de.x. ans ius(q1)s a laage<text:line-break/>de.xxvj.ans tousiours dehors du pays (sol) et depuis son<text:line-break/>partem(e1)t iusques a son retour oncques son pere ne<text:line-break/>sa mere nen eurent oncques vne seulle nouuelle. Si<text:line-break/>p(e1)serent plusieurs fois que il fust mort il reuint tou<text:line-break/>teffois et dieu scet la ioye (q2) fut en lhostel et comment il fut festoye a son re<text:line-break/><text:soft-page-break/>tour de tant peu de biens (q1) dieu leur auoit donne (sol) mais<text:s/>qui le vit voulen(-)<text:line-break/>tiers (et) en fist gr(a1)t feste ce fut sa gr(a1)t mere la mere de son pere (q2) luy faisoit<text:line-break/>plus grant chere (et) estoit la plus ioyeuse de son retour (q1) nul des aultres elle<text:line-break/>le baisa plus de cinquante foys et ne cessoit de louer dieu qui leur auoit ren<text:line-break/>du leur beau filz (et) retourne en si beau point. Apres ceste grande chiere lheu<text:line-break/>re vint de dormir (sol) mais il ny auoit a lhostel que deux lict lung estoit pour le<text:line-break/>pere (et) la mere (sol) (et) laultre pour la grant mere (sol) si fut ord(o1)ne (q1) leurdict filz cou<text:line-break/>cheroit auec sa gr(a1)t mere d(o1)t elle fut bi(e1) ioyeuse mais il s(e1) fust bi(e1) passe c(o1)<text:line-break/>bi(e1) (q1) pour obeyr il fut c(o1)t(e1)t de pr(e1)dre la paci(e1)ce pour ceste nuyt &lt;ATTcaractere&gt;me il estoit<text:line-break/>couche auec(q1)s sa taye ne scay dequoy il luy souuint il luy souu(i1)t car il m(o1)ta<text:line-break/>dessus (et) (q1) veult tu faire dist elle ne vo(us) chaille dist il ne dictes mot. Qu(a1)t el(-)<text:line-break/>le vit (q2)l vouloit besongner a b(o1) esci(e1)t elle c(o1)m(e1)ca de crier t(a1)t<text:s/>(q1)lle peut a(p1)s<text:line-break/><text:span text:style-name="pb">[n.p.]</text:span><text:line-break/>son filz (q2) dormoit en la ch(a1)bre au pl(us) a(p1)s si se leua de son lit (et) sen alla pla(i1)g<text:line-break/>dre a lhuys de son filz en plor(a1)t t(e1)drem(e1)t. Qu(a1)t laultre ouyt la plainte de sa<text:line-break/>mere (sol) et la inhumanite de sou filz (sol) il se leua sur piedz tres courrouce (et) mal<text:line-break/>meu et dist (q2)l loccira (sol) le filz ouyt ceste menace (et) sault sus (et) sen fuyt (p3) derrie<text:line-break/>re (sol) son pere le suyt maist cest pour ne(a1)t il nestoit pas si legier du pied il vit<text:line-break/>quil sa peine<text:s/>si reuint perdoit (et) trouua sa mere lam(e1)t(a1)t a cause de loff(e1)ce (q1)<text:line-break/>son filz luy auoit faicte. Ne vo(us) chaille ma mere dist il ievo(us) en v(e1)geray bi(e1)<text:line-break/>Ne scay qu(a1)tz iours a(p1)s ce pere vint trouuer son filz (q2) iouoit a la paulme<text:line-break/>et<text:s/>t(a1)tost (q2)l le vit il tira b(o1)ne dague (et) marche vers luy (et) len cuida ferir (sol) le filz<text:line-break/>se destourna (et) son pere fut tenu. Aulcuns (q2) la estoy(e1)t sceur(e1)t bi(e1) (q1) cestoit le<text:line-break/>pere (et) le filz si dist l(u1)g au filz. Et bien ca (q1) as tu meffait a t(o1) pere (q2) te veult<text:line-break/>tuer. Ma foy dit il ri(e1) il a le plus gr(a1)t tort (sol) car il me veult tout le mal du m(o1)<text:line-break/>de pour vne foys (q1) ie ay voulu ronciner sa mere et il a bien r(o1)cine la mi(e1)ne<text:line-break/>pl(us) de cinq c(e1)s fois (sol) (et) ie n(e1) (p3)lay onc(q1)s vng seul mot. To(us) ceulx (q2) ouyr(e1)t ce(-)<text:line-break/>ste resp(o1)ce c(o1)m(e1)cer(e1)t a rire de gr(a1)t cueur. Si semployer(e1)t a ceste occasi(o1) dy<text:line-break/>mettre paix (et) fut tout pard(o1)ne d(u1)g coste et daultre.</text:p>
      <text:h text:style-name="Titre1" text:outline-level="1">(pdm) La.lj.nouuelle de vne f(e1)me (q2) des(p3)toit ses enfans au lict de la mort.</text:h>
      <text:p text:style-name="figure">&lt;ATTimage&gt;</text:p>
      <text:p text:style-name="P106"><text:span text:style-name="T107">A</text:span><text:s/>Paris naguieres vi(-)<text:line-break/>uoit vne femme (q2) fut<text:line-break/>mariee a vng b(o1) simple h(o1)(-)<text:line-break/>me (q1) tout s(o1) t(e1)ps fut de noz<text:line-break/>amis si tres bi(e1) qu(o1) ne pou<text:line-break/>uoit plus. Ceste f(e1)me (q2) bel(-)<text:line-break/>le (et) gente et gracieuse estoit<text:line-break/>au temps que elle fut neuf(-)<text:line-break/>ue (sol) pour ce (q1) elle auoit loeil<text:line-break/>auv(e1)t fut requise damours<text:line-break/>de plusieurs g(e1)s (sol) et pour la<text:line-break/>gr(a1)t courtoisie (q1) nature na<text:line-break/><text:soft-page-break/>uoit pas oublie en elle (sol) elle<text:line-break/>passa legierement les reque<text:line-break/>stes de ceux (q2) mieux luy pleu<text:line-break/>rent. Et eut en son t(e1)ps t(a1)t<text:line-break/>deulx c(o1)me de s(o1) mary dou<text:line-break/>ze ou treize enf(a1)s aduint que elle fut malade et au lict de la mort acouchee<text:line-break/>si eut t(a1)t de grace (q1) elle eut t(e1)ps (et) loisir de soy c(o1)fesser (et) p(e1)ser de ses pechez (sol)<text:line-break/>(et) disposer de sa c(o1)sci(e1)ce. Elle veoit dur(a1)t sa maladie ses enfans trotter de(-)<text:line-break/>u(a1)t elle (q2) luy bailloy(e1)t au cueur moult gr(a1)t regret de les laisser (sol) si se p(e1)sa (q1)<text:line-break/>elle feroit mal de laisser son mary charge de la pl(us) part. Car il n(e1) estoit pas<text:line-break/>le pere c(o1)bien quil le cuydast et la tenoit aussi b(o1)ne preude femme que nulle<text:line-break/><text:span text:style-name="pb">[n.p.]</text:span><text:line-break/>qui fust en la ville de paris (sol) elle fist tant par le moy(e1) de vne f(e1)me qui la gar<text:line-break/>doit (q1) deuers elle vindrent deux h(o1)mes (sol) qui au temps passe lauoyeut en a(-)<text:line-break/>mours tres bi(e1) seruie et vindr(e1)t de si b(o1)ne heure que son b(o1) mary estoit al<text:line-break/>le deuers les medecins et appotiquaires pour auoir aulc(u1) b(o1)<text:s/>remede pour<text:line-break/>elle et pour sa sante. Quant elle vit ces deux hommes venir elle fist tan(-)<text:line-break/>tost venir deu(a1)t elle tous ses enf(a1)s. Si comm(e1)ca a dire. Vo(us) estes vng tel<text:line-break/>vo(us) scauez ce (q2) a este entre vous et moy au temps passe d(o1)t il me desplaist<text:line-break/>a ceste heure amerem(e1)t (sol) (et) se ce nest la misericorde de nostre saulueur et red(e1)<text:line-break/>pteur iesucrist a qui ie me rec(o1)mande il me sera en laultre m(o1)de bien chere<text:line-break/>m(e1)t v(e1)du touteffois ie ay faict vne follie ie la congnois mais de faire la se<text:line-break/>c(o1)de ce seroit trop mal fait (sol) vecy telz (et) telz de mes enfans ilz sont vostres (et)<text:line-break/>m(o1) mary cuide a la verite (q2)lz soy(e1)t siens si feroye c(o1)sci(e1)ce de les laisser en<text:line-break/>sa charge (sol) pourquoy ie vous prie t(a1)t (q1) ie (q1) puis que a(p1)s ma mort qui sera<text:line-break/>briefue (q1) vo(us) les prenez auecques vo(us) (et) les entretenez nourrissez (et) esleuez (et)<text:line-break/>en faictes c(o1)me b(o1) pere doit faire (sol) car il sont vostres pareillem(e1)t dist a laul<text:line-break/>tre et luy m(o1)stroit se aultres enf(a1)s telz (et) telz sont a vo(us) ie vo(us) asseure si les<text:line-break/>vo(us) rec(o1)m(a1)de en vous pri(a1)t que vous en acquitez (et) sainsi le me voulez pro<text:line-break/>mettre ie mourray pl(us) aise (sol) et c(o1)me elle faisoit ce partage son mary va ve(-)<text:line-break/>nir a lhostel (sol) (et) fut apperceu par vng petit de ses filz qui nauoit enuir(o1) que<text:line-break/>cinq ou six ans (q2) vistement descendit embas enc(o1)tre luy effrayem(e1)t se ha(-)<text:line-break/>sta t(a1)t de deualler la m(o1)tee quil estoit (p1)s de hors dalaine c(o1)me il vit son pe<text:line-break/>re a quel(q1) meschief que ce fust il dist. Helas m(o1) pere adu(a1)cez vo(us) tost pour<text:line-break/>dieu (sol) (q1)lle chose ya il dist le pere ta mere est elle morte. Nenny dist l(e1)f(a1)t mais<text:line-break/>adu(a1)cez vo(us) ou il ne vous demourra vng seul enf(a1)t ilz sont venus deuers<text:line-break/>ma mere deux h(o1)mes (sol) mais elle leur d(o1)nes to(us) mes freres se vous ny allez<text:line-break/>bi(e1) tost elle d(o1)nera tout (sol) le b(o1) homme ne scait que son filz veult dire si m(o1)(-)<text:line-break/>ta en hault (et) trouua sa f(e1)me sa garde (et) deux de ses voysins<text:s/>(et) ces enf(a1)s. Si<text:line-break/>demanda (q1) signifie ce que vng tel de ses filz luy a dict (sol) vous scaurez cy a(p1)s<text:line-break/>ce dist elle. Il nen enquist plus pour lheure (sol) car il ne se doubta de rien (sol) ses<text:line-break/>voysins sen allerent (et) commandement la malade a dieu et luy promirent<text:line-break/>de faire ce quelle leur auoit requis dont elle les mercya. C(o1)me approchast<text:line-break/>se pas de la mort crya mercy a son mary (sol) et luy dist la faulte quelle luy a fai<text:line-break/>cte durant quelle a este allyee auecques luy (sol) et comment telz (sol) et telz de ses<text:line-break/>enfans estoyent a tel et a tel (sol) et telz a vng telz. Cestassauoir ceulx dont des(-)<text:line-break/>sus est touche. Et que apres sa mort ilz les prendront et ne en aura iamais<text:line-break/>charge. Il fut bien esbahy douyr ceste nouuelle neaulmoins il luy pardon(-)<text:line-break/><text:soft-page-break/>na<text:s/>tout et puis elle mourut (sol) et il enuoya ses enfans a ceulx quelle auoyt<text:line-break/>ordonne qui les retindrent. Et par tel point il fut quitte de sa femme et de<text:line-break/>ses enfans et eut beaucoup mains de regret de la perte de sa femme que<text:line-break/>de celle de ses enfans.</text:p>
      <text:h text:style-name="Titre1" text:outline-level="1"><text:span text:style-name="pb">[n.p.]</text:span><text:line-break/>(pdm) La.lij.nouuelle de troys enseignem(e1)s (q1) vng pere bailla a son filz.</text:h>
      <text:p text:style-name="P108"><text:span text:style-name="T109">A</text:span>Duint nagueres (q1) vng gr(a1)t gentil h(o1)me saige prudent (sol) et<text:line-break/>beaucoup vertueux. C(o1)me il estoit au lict de la mort et eut<text:line-break/>faict ses ord(o1)nances et dispose de sa c(o1)sci(e1)ce au mieulx que<text:line-break/>il peult il appella vng seul filz (q1) il auoit au(q1)l il laissoit foy(-)<text:line-break/>son de biens t(e1)porelz. Et apres (q2)l luy eut rec(o1)mande son a(-)<text:line-break/>me celle de sa mere qui naguieres auoit termine vie (p3) mort<text:line-break/>et generallement tout le college de purgatoire il aduisa troys choses pour<text:line-break/>la derniere doctrine (q1) iamais luy vouloit bailler en disant. Mon tres cher<text:line-break/>filz ie vo(us) aduertis (q1) iamais vo(us) ne hantes tant en lhostel de vostre voysin<text:line-break/>que len vo(us) y serue de pain bis. Sec(o1)dem(e1)t ie vo(us) enioinctz (q1) vous gardez<text:line-break/>de iamais courir vostre cheual en la vallee. Tiercem(e1)t (q1) vo(us) ne prenez fem<text:line-break/>me destrange nation. Or vous souui(e1)gne de ces troys pointz ie ne doubte<text:line-break/>point (q1) bien ne vous en vi(e1)gne mais se<text:s/>vo(us) faictes le c(o1)traire soyez seur (q1)<text:line-break/>vo(us) trouuerez (q1) la doctrine de vostre pere vo(us) vaulsist mieulx auoir tenue.<text:line-break/>Le b(o1) filz mercy a son pere de son bon aduertissem(e1)t (et) luy promist escripre<text:line-break/>ses enseignem(e1)s au plus parfond de son cueur (et) les mettre si bien en son<text:line-break/>ent(e1)dem(e1)t (et) en sa memoire (q1) iamais nyra au c(o1)traire. Tantost apres son<text:line-break/>pere mourut (et) fur(e1)t faictes ses funerailles c(o1)me a son estat (et) a h(o1)me d tel<text:line-break/>lieu quil estoit apartenoit. Car son filz sen voulut bi(e1) ac(q2)ter c(o1)me celluy (q2)<text:line-break/>bien auoit dequoy. Vng certain temps apres c(o1)me on prent acoint(a1)ce pl(us)<text:line-break/>en vng lieu (q1) en vng aultre ce bon gentil h(o1)me qui estoit orphelin de pere<text:line-break/>et de mere et a marier (et) ne scauoit (q1) cestoit de mesnaige sacointa d(u1)g voy(-)<text:line-break/>sin quil auoit (et) de fait la plus part de ses iours beuuoit et mangoit leans.<text:line-break/>Son voysin (q2) marie estoit et auoit vne tres belle f(e1)me se bouta en la doul<text:line-break/>ce raige de ialousie (et) luy vindrent faire rapport<text:s/>ses yeulx (q1) nostre gentil h(o1)<text:line-break/>me ne venoit a son hostel fors a loccasi(o1) de sa f(e1)me (et) (q1) vrayem(e1)t il en estoit<text:line-break/>amoureux (et) (q1) a l(o1)gue il la pourroit emporter dassault. Si nestoit pas bi(e1)<text:line-break/>a son aise (et) ne scauoit penser c(o1)ment il se pourroit h(o1)nestem(e1)t de luy des(-)<text:line-break/>armer (sol) car luy dire la chose c(o1)me il la pense ne vauldroit ri(e1)s (sol) si conclud de<text:line-break/>luy tenir telz termes petit a petit (q1) il se pourra assez apperceuoir se il nest (p3)<text:line-break/>trop beste (q1) sa hantise si continuelle ne luy plaist pas. Et pour executer sa<text:line-break/>c(o1)clusion en lieu qu(o1) le souloit seruir de pain blanc il fist mettre le bis. Et<text:line-break/>apres ie ne scay qu(a1)tz pas nostre g(e1)til h(o1)me sen d(o1)na garde (et) luy souuint<text:line-break/>de la doctrine de son pere si c(o1)gneut (q1) il auoit erre si batit sa coulpe (et) bouta<text:line-break/>en sa manche tout secrettem(e1)t vng pain bis (et) le porta en son hostel (sol) (et) en re<text:line-break/>m(e1)brance le pendit en vne corde en sa grant salle (et) ne retourna plus en la<text:line-break/>maison de son voysin c(o1)me il auoit fait par adu(a1)t. Pareillem(e1)t vng iour<text:line-break/>entre les aultres luy qui estoit h(o1)me de desduyt c(o1)me il estoit aux ch(a1)ps (sol) et<text:line-break/>que ses leuriers eussent mis vng lieure a chasse (sol) il picque son cheual t(a1)t (q2)l<text:line-break/><text:span text:style-name="pb">[n.p.]</text:span><text:line-break/><text:soft-page-break/>peut<text:s/>apres (et) vint rataindre le lieure (et) leuriers en vne gr(a1)t valee ou son che<text:line-break/>ual (q2) venoit de toute sa force faillit des quatre piedz (et) t(u1)be et ledict cheual<text:line-break/>se r(o1)pit le col d(o1)t il fut tres bi(e1) esbahy (et) fut bi(e1) heureux ledict g(e1)til homme<text:line-break/>qu(a1)t il se vit ainsi garde de mort (et) daffolure. Jl eut touteffoys pour recom<text:line-break/>p(e1)se le lieure (sol) (et) c(o1)me il le tint il regarde son cheual (q1) t(a1)t il aymoit si luy sou<text:line-break/>uenoit du sec(o1)d enseignem(e1)t (q1) son pere luy auoit<text:s/>baille (et) que sil en eust eu<text:line-break/>bi(e1) memoire il ne eust pas ceste (p3)te ne passe le d(a1)ger (q2)l a eu bi(e1) gr(a1)t. Qu(a1)t<text:line-break/>il fut en sa maison il mist aupres du pain bis avne corde en la salle la peau<text:line-break/>du cheual affin (q2)l eust memoire (et) rem(e1)br(a1)ce du sec(o1)d aduisem(e1)t (q1) son pe(-)<text:line-break/>re jadis luy bailla. Vng certain t(e1)ps a(p1)s il luy print boul(e1)te de aller voya(-)<text:line-break/>ger (et) veoir pays si disposa ses besongnes a ce (et) print de la fin(a1)ce dont il a(-)<text:line-break/>uoit largem(e1)t (et) cercha<text:s/>maites c(o1)trees (et) se trouua en diuerses regi(o1)s (et) pla(-)<text:line-break/>ces dont en la fin en fist resid(e1)ce en lhostel d(u1)g grant seig(n1)t dune loingtai<text:line-break/>ne (et) bien estr(a1)ge marche (et) se gouuerna si haultem(e1)t (et) si bi(e1) le(a1)s (q1) le seig(n1)t<text:line-break/>fut bi(e1) c(o1)tent de luy bailler sa fille en mariage iacoit (q2)l neust seullem(e1)t c(o1)(-)<text:line-break/>gnoissance de luy fois ses louables meurs (et) vertus. Pour abreger il fi(a1)ca<text:line-break/>la fille de ce seig(n1)r et vint le iour des nopces. Et qu(a1)t il cuida la<text:s/>nuyt cou(-)<text:line-break/>cher auec elle on luy dist (q1) la coustume du pays estoit de ne poit coucher la<text:line-break/>premiere nuyt auec sa f(e1)me (et) (q2)l ayt paci(e1)ce iusques a l(e1)demain. Puis (q1) cest<text:line-break/>la coustume dit il ie ne requiers ia qu(o1) la r(o1)pe pour moy. S(o1) espousee fut<text:line-break/>menee couchier en vne ch(a1)bre (et) luy en vne aultre apres les d(a1)ces. Et de bi(e1)<text:line-break/>venir ny auoit (q1) vne paroy entre ces deux ch(a1)bres qui nestoit (q1) de terre. Si<text:line-break/>se aduisa pour veoir la conten(a1)ce de faire vng pertuis de son espee par de<text:line-break/>dans la paroy (et) beit tres bien a son aise son espouse se bouter au lict (sol) (et) vit<text:line-break/>aussi ne demoura gueres apres le chappellain de le(a1)s (q2) se vint bouter au(-)<text:line-break/>pres delle pour luy faire c(o1)paignie affin quelle neust paour (sol) ou<text:s/>comme ies<text:line-break/>poire pour faire lessay ou pr(e1)dre la disme des cordeliers c(o1)me dess(us) est tou(-)<text:line-break/>che. Nostre bon gentil h(o1)me quant il vit venir cest appareil (sol) pensez (q2)l eut<text:line-break/>bien des estouppes en sa quenoille luy vint t(a1)tost en memoire le troyzies(-)<text:line-break/>me aduisem(e1)t (q1) son pere luy d(o1)na aduant son trespas (sol) lequel il auoit mal<text:line-break/>retenu (sol) touteffoys il se rec(o1)forta (et) print couraige (sol) (et) dist bi(e1) en soy mesmes<text:line-break/>que la chose nest pas si adu(a1)t (q2)l nen saille bien. Au l(e1)demain le bon chap(-)<text:line-break/>pelain son lieuten(a1)t pour la nuyct (et) son predecesseur se leua de b(o1) matin.<text:line-break/>Et dau(e1)ture il oublya ses brayes dessoubz le cheuet du lict a lespousee. Et<text:line-break/>nostre bon gentil h(o1)me sans faire sembl(a1)t de rien vint au<text:s/>lict delle (et) la sa(-)<text:line-break/>lua gracieusem(e1)t c(o1)me il scauoit bien faire et trouua facon de prendre les<text:line-break/>brayes du prestre sans (q2)l fust apperceu dame. On fist gr(a1)t chere toute iour<text:line-break/>et quant vint au soir le lict de lespousee fust pare (et) ord(o1)ne<text:s/>t(a1)t richem(e1)t (q1) a<text:line-break/>merueilles (et) elle y fut couchee. Si dist on au nouueau marie (q1) quant il luy<text:line-break/>plaira il pourra bien coucher auec sa femme. Il estoit fourny de responce (et)<text:line-break/><text:span text:style-name="pb">[n.p.]</text:span><text:line-break/>dist au pere (et) a la mere (et) aux par(e1)s quilz le boulsissent ouys. Vo(us) ne scauez<text:line-break/>dist il qui ie suis ne a (q2) vo(us) auez d(o1)ne nostre fille (et) en ce mauez fait le plus<text:line-break/>grant h(o1)neur (q1)iamais fut fait a ieune g(e1)til h(o1)me estr(a1)ger d(o1)t ie ne vous<text:line-break/>scauroye assez mercier (sol) neaulmois touteffoys iay c(o1)clud en moy mesmes<text:line-break/>et suis a ce resolu de iamais coucher auec elle t(a1)t (q1) ie luy auray m(o1)stre et a<text:line-break/><text:soft-page-break/>vous aussi (q2) ie suis (q1)lle chose iay (et) c(o1)ment ie suis loge. Le pere print t(a1)tost<text:line-break/>la parolle (et) dist. No(us) scau(o1)s<text:s/>tres bien (q1) vo(us) estes noble h(o1)me (et) de hault lieu<text:line-break/>(et) na pas mis dieu en vo(us) tant de belles vertus sans les ac(o1)paigner des a(-)<text:line-break/>mys (et) de richesses. Nous sommes cont(e1)s de vous ne laisses ia a parfaire (et)<text:line-break/>acomplir vostre mariage tout a t(e1)ps nous scaur(o1)s plus aduant de vostre<text:line-break/>estat qu(a1)t il vo(us) plaira. Pour abreger il voua (et) iura de n(o1) iamais coucher<text:line-break/>auec elle se nestoit en son hostel et luy admeneroit son pere sa mere et plu(-)<text:line-break/>sieurs de ses parens (et) amys. Jl fist<text:s/>mettre son hostel a point pour les recep<text:line-break/>uoir (et) y vint vng iour deu(a1)t eulx (et) t(a1)tost quil fut desc(e1)du il prit les brayes<text:line-break/>du prestre (q2)l aduoit (sol) (et) les p(e1)dit en sa sale aupres du pain bis (et) de la peau de<text:line-break/>cheual. Tres gr(a1)dem(e1)t furent receuz et festoyez les par(e1)s (et) amys de nostre<text:line-break/>bonne espousee (et) fur(e1)t bi(e1) esbahys de veoir lhostel dung ieune g(e1)til h(o1)me<text:line-break/>si bien fourny de vaisselle (sol) de tapisserie et de tout aultre meuble et se repu(-)<text:line-break/>toy(e1)t bien heureux dauoir si bi(e1) logee leur belle fille (sol) c(o1)me ilz regardoyent<text:line-break/>par le(a1)s ilz vindr(e1)t en la gr(a1)t sale (q2) estoit t(e1)due de belle tapisserie aperceu(-)<text:line-break/>r(e1)t au millieu le pain bis (sol) la peau de cheual (sol) (et) vnes brayes qui p(e1)doy(e1)t d(o1)t<text:line-break/>ilz fur(e1)t moult esbahys (sol) (et) en dem(a1)der(e1)t la signifiance a leur hoste. Le sire<text:line-break/>des nopces leur dist (q1) boul(e1)tiers il leur dira la cause (et) tout ce (q2) en est quant<text:line-break/>ilz auront m(a1)ge. Le disner fut prest (et) dieu<text:s/>scait quilz fur(e1)t bien seruis. Ils<text:line-break/>neurent pas si tost disne (q1) ilz ne demander(e1)t linterpretation (sol) (et) la signifi(a1)<text:line-break/>ce (et) le mistere du pain bis (et) de la peau de cheual. (et)c. Et le b(o1) g(e1)til h(o1)me leur<text:line-break/>c(o1)pta bi(e1) au long<text:s/>(et) dit que son pere est(a1)t au lict de la mort c(o1)me dessus est<text:line-break/>narre luy auoit baille troys enseignem(e1)s. Le premier fut (q1) ie ne me trou(-)<text:line-break/>uasse iamais t(a1)t en lieu qu(o1) me seruist de pain bis. Je ne retins pas bi(e1) ce(-)<text:line-break/>ste doctrine ne<text:s/>cest enseignem(e1)t (sol) car puis sa mortie hantay tant vng mien<text:line-break/>voysin (q2)l se bouta en ialousie pour sa f(e1)me (et) en lieu de pain blanc la ou ie<text:line-break/>fus seruy l(o1)g temps on me seruit de pais bis (et) en memoire (et) approbation<text:line-break/>de la verite de cest enseignem(e1)t iay la faict mettre ce pain bis. Le deuxies(-)<text:line-break/>me enseignem(e1)t (q1) mon pere me bailla fut (q1) iamais ne courusse mon che(-)<text:line-break/>ual en la balee ie ne le retins pas bien vng iour qui passa si men print mal<text:line-break/>car en cour(a1)t en vne valee apres le<text:s/>lieure (et) mes chi(e1)s m(o1) cheual cheut et se<text:line-break/>r(o1)pit le col (et) a peu que ie ne fus tres bien blecie (sol) si eschappay de belle mort (et)<text:line-break/>en memoire de ce est la pendue la peau du cheual (q1) alors ie perdis. Le troy<text:line-break/>ziesme enseignem(e1)t (et) aduisem(e1)t (q1) mon pere dont dieu ayt lame me bailla<text:line-break/>si fut (q1) iamais ie ne espousasse femme destrange nation. Or ay ie failly ie<text:line-break/><text:span text:style-name="pb">[n.p.]</text:span><text:line-break/>vous diray c(o1)ment il men est prins. Il est bi(e1) bray (q1) la premiere nuyt (q1) vo(us)<text:line-break/>me refusastes le coucher<text:s/>auec vostre fille qui cy est ie fus loge en vne cham<text:line-break/>bre au plus pres de la sienne et pource (q1) la paroy qui estoit entre elle (et) moy<text:line-break/>nestoit pas trop forte ie la pertuisay de m(o1) espee (et) veis venir coucher auec<text:line-break/>elle le chappellai de vostre hostel<text:s/>(q2) soubz le cheuet du lict oublya ses brayes<text:line-break/>le matin quant il se leua lesquelles ie recouuray (et) sont celles (q1) beez la pen(-)<text:line-break/>dues qui tesmoignent (et) approuuent la cronique verite du troyziesme en(-)<text:line-break/>seignem(e1)t (q1) mon feu pere iadis me bailla lequel ie nay pas bien retenu ne<text:line-break/>mis en ma memoire (sol) mais affin (q1) plus en la faulte des troys aduis prece(-)<text:line-break/>d(e1)s ne renchee ces troys bagues (q1) voyez me feront doresnauant saige. Et<text:line-break/>pource (q1) la dieu mercy ie ne suis pas tant oblige a vostre fille quelle ne me<text:line-break/>puisse bien quiter. Je vous prie (q1) la ramenez (et) retournez en vostre marche<text:line-break/><text:soft-page-break/>car iour que ie viue ne me sera de plus pres mais pource (q1) ie vous ay bien<text:line-break/>voulu monstre (q1) ie ne suis pas vng h(o1)me pour auoir le remen(a1)t d(u1)g pre(-)<text:line-break/>stre ie suis cont(e1)t de payer boz desp(e1)s. Les anltres ne sceur(e1)t (q1) dire ne pen<text:line-break/>ser qui se voyoi(e1)t c(o1)fus (et) leur tort voy(a1)t aussi (q2)lz sont moult loing de leur<text:line-break/>marche (et) de leur pays (et) (q1) la force nest pas leur en ce<text:s/>lieu si fur(e1)t tres bi(e1) c(o1)(-)<text:line-break/>tens (et) de prendre de largent pour leurs desp(e1)s (et) eulx en retourner d(o1)t ilz vin<text:line-break/>drent (et) qui plus y a mis plus y a perdu par ce compte aduez ouy (et) entendu<text:line-break/>que les troys aduis (q1) le bon pere bailla a son filz ne sont pas de oublier si<text:line-break/>les reti(e1)ne chascun pour autant que sen quilz luy peuuent toucher.</text:p>
      <text:h text:style-name="Titre1" text:outline-level="1">(pdm) La.liij.nouuelle par monseigneur lamant de brucelles.</text:h>
      <text:p text:style-name="P110"><text:span text:style-name="T111">N</text:span>Agueres que en lesglise de sainct Goule a brucelles<text:line-break/>estoyent envng matin plusieurs hommes<text:s/>(et) femmes<text:line-break/>lesquelz deuoy(e1)t espouser a la premiere messe qui se<text:line-break/>dict entre quatre (et) cinq heures (sol) (et) entre les aultres cho<text:line-break/>ses ilz deuoy(e1)t entreprendre ce doulx (et) b(o1) estat de ma<text:line-break/>riage (sol) et promettre en la main du prestre ce pour ri(e1)s<text:line-break/>ne bouldroyent trespasser. Il y auoit vng ieune hom<text:line-break/>me et vne ieune fille qui nestoy(e1)t pas des plus riches<text:line-break/>mais la bonne voulente auoyent qui estoient aupres lung de laultre (et) na(-)<text:line-break/>tendoyent fozs que le cure les appellast pour espouser. Aupres deulx aussi<text:line-break/>estoit vng homme ancien et vne femme vieille qui grant cheuance et foy(-)<text:line-break/>son de richesses auoyent et par couuoytise et grant desir de plus auoir a(-)<text:line-break/>uoient promis foy et loyaulte lung vers laultre (sol) et pareillem(e1)t att(e1)doy(e1)t<text:line-break/>a espouser a ceste premiere messe. Le cure vint et chanta ceste messe tres de<text:line-break/>siree et en la fin comme il est de coustume deuant luy se misrent ceulx qui<text:line-break/>espouser deuoyent. Dont il y auoit plusieurs aultres sans les quattre d(o1)t<text:line-break/>ie vous ay compte. Or deuez<text:s/>vous scauoir que ce b(o1) cure (q2) tout prest estoit<text:line-break/>deu(a1)t laultel pour faire et accomplir le mistere des espousailles estoit<text:line-break/><text:span text:style-name="pb">[n.p.]</text:span><text:line-break/>bor(-)gne (sol) et auoit ne scay par quel meschief puis peu de temps en ca perdu vng<text:line-break/>œil. Et ny auoit aussi gueres gr(a1)t luminaire en la chappelle ne sur lautel<text:line-break/>cestoit en yuer (et) faisoit br(u1) (et) noir si faillit a choisir. Car qu(a1)t vint a beson(-)<text:line-break/>gner (et) a espouser il print le vieil h(o1)me riche (et) la ieune fille poure (et) les ioin(-)<text:line-break/>gnit (p3) l(a1)neau<text:s/>de mariage ensemble. Daultre coste il prit aussi le ieune h(o1)(-)<text:line-break/>me pouure (et) lespousa a la vieille f(e1)me (et) ne sen d(o1)nerent oncques garde en<text:line-break/>lesglise ne les h(o1)mes ne les f(e1)mes. D(o1)t ce fut grant merueille par especial<text:line-break/>des h(o1)mes. Car<text:s/>ilz osent mieulx leuer loeil (et) la teste qu(a1)t ilz sont deuant le<text:line-break/>cure a genoulx (q1) les femmes qui sont a ce coup simples (et) coyes (et) nont le re<text:line-break/>gard fiche quen terre. Jl est de coustume (q1) au saillir des espousailles les a(-)<text:line-break/>mys de lespouse pr(e1)n(e1)t lespousee (et) l(e1)menent. Si fut la pouure ieune fille<text:line-break/>a lhostel du riche h(o1)me menee (sol) (et) pareillem(e1)t la vieille riche fut admenee en<text:line-break/>la pouure maisonnette du ieune g(e1)til c(o1)paignon. Qu(a1)t la ieune espousee<text:line-break/>se trouua en la<text:s/>court (et) en la gr(a1)t salle de lh(o1)me (q1)lle auoit par mesprinse es<text:line-break/>pouse elle fut bien esbahye et c(o1)gneut bi(e1) t(a1)tost (q1)lle nestoit pas (p3)tie de le(a1)s<text:line-break/>ce iour. Qu(a1)t elle fut arriere en la ch(a1)bre a parer (q2) estoit bi(e1) tendue<text:s/>de telle<text:line-break/>tapisserie elle vit le beau grant feu la table couuerte ou le beau desieuner<text:line-break/>estoit tout prest elle vit le beau buffet bien fourny (et) garny de vesselle si fut<text:line-break/>pl(us) esbahye (q1) par adu(a1)t (et) de ce se d(o1)ne plus gr(a1)t merueille (q1)lle<text:s/>ne<text:s/><text:soft-page-break/>c(o1)gnoist<text:line-break/>ame de ceulx (q1)lle oyoit parler. Si fut t(a1)tost desarmee de ses aornemens ou<text:line-break/>elle estoit bien enfermee (et) bien embruchee (et) c(o1)me son espouse la vit au des<text:line-break/>couuert (et) les aultres (q2) la estoy(e1)t croyez (q2)lz fur(e1)t aut(a1)t<text:s/>surprins (q1) se cornes<text:line-break/>leur fussent venues c(o1)ment dist lespouse est cecy ma femme nostre dame ie<text:line-break/>suis bi(e1) eureux elle est bi(e1) ch(a1)gee despuis hyerie croy quelle a este a la f(o1)tai<text:line-break/>ne de iouu(e1)ce no(us) ne scauons disr(e1)t ceulx (q2) lauoi(e1)t admenee d(o1)t elle vient<text:line-break/>ne quon luy a fait mais no(us) scau(o1)s certainem(e1)t (q1) cest celle (q1) vo(us) aduez huy<text:line-break/>espousee et (q1) no(us) prismes a lhostel car onc(q1)s puis ne nous partit des bras<text:line-break/>La c(o1)paignie fut bien ioyeuse (et) longuem(e1)t sans mot dire mais (q2) fut sim<text:line-break/>ple et esbahye la pouure espousee estoit toute desconfortee et plouroit des<text:line-break/>peulx moult tendrem(e1)t (et) ne scauoit sa contenance elle ayamast trop mieulx<text:line-break/>se trouuer auec(q1)s son amy (q1)lle cuidoit bi(e1) auoir espouse a ce iour. Lespou<text:line-break/>se la voyant la desc(o1)forter en eut gr(a1)t pitie (et) luy dist. Mamye ne vo(us) desc(o1)<text:line-break/>fortez ia vous estes arriuee en bon hostel se dieu plaist (et) nayez double on ne<text:line-break/>vous y fera ia mal ne desplaisir mais dictes moy si vo(us) plaist (q2) vo(us) estes (et)<text:line-break/>a vostre aduis d(o1)t vo(us) venez icy. Qu(a1)t elle louyt (et) ent(e1)dit si courtoisem(e1)t<text:line-break/>(et) si doulcem(e1)t parler elle sasseura vng petit (et) luy n(o1)ma son pere (et) sa mere (et)<text:line-break/>luy dist quelle estoit de brucelles (sol) (et) auoit fi(a1)ce vng tel quelle luy n(o1)ma et le<text:line-break/>cuydoit bien auoir espouse (sol) lespouse (et) tous ceulx (q2) la estoy(e1)t c(o1)mencerent<text:line-break/>bien fort a rire (et) dir(e1)t (q1) le cure leur a fait ce tour or loue soit dieu le createur<text:line-break/>dist lespouse<text:s/>de ce ch(a1)ge (sol) ie n(e1) voulsisse pas tenir bien gr(a1)t chose dieu vous<text:line-break/><text:span text:style-name="pb">[n.p.]</text:span><text:line-break/>a enuoyee a moy (et) ie vous prometz par ma foy de vous tenir b(o1)ne (et) loyal<text:line-break/>le c(o1)paignie. M(e1)ny ce dist elle en plor(a1)t moult t(e1)drem(e1)t vo(us) nestes pas m(o1)<text:line-break/>mary ie vueil retourner deuers celluy a (q2) m(o1) pere mauoit d(o1)nee. Et ainsi<text:line-break/>ne sera pas dist il ie vous ay espousee en saincte esglise vo(us) ny pouez c(o1)tre<text:line-break/>dire ne aller a lenc(o1)tre vous estes (et) demourerez ma f(e1)me (et) soyez contente.<text:line-break/>Vous estes bien eureuse iay la dieu mercy des bi(e1)s (sol) (et) des richesses assez d(o1)t<text:line-break/>vous serez dame (et) maistresse (sol) (et) si vous feray bi(e1) iolye. Jl la prescha tant et<text:line-break/>ceulx qui la estoient (q1) elle fut c(o1)tente dobeir a son c(o1)mandem(e1)t. Si desieu<text:line-break/>ner(e1)t legierem(e1)t (et) puis se coucher(e1)t (et) fist le vieil h(o1)me du mieulx (q1) il sceut.<text:line-break/>Or retournons a ma vieille f(e1)me (et) au ieune c(o1)paignon (sol) pour abreger elle<text:line-break/>fut menee en lhostel du pere a la fille (q2) a<text:s/>ceste heure est couchee auecques le<text:line-break/>dict vieil h(o1)me. Qu(a1)t elle se trouua le(a1)s elle cuyda bien enrager de dueil (et)<text:line-break/>dist tout hault. Et (q1) fais ie ce(a1)s (q1) ne me meine len a ma maison ou a lho(-)<text:line-break/>stel de m(o1) mary. Lespouse (q2) vit ceste vieille et louyt pler fut bien esbahy ne<text:line-break/>doubtez si fur(e1)t son pere (et) sa mere (et) tous ceux de lassemblee. Si faillit ad(-)<text:line-break/>u(a1)t le pere (et) la fille de le(a1)s (q2) c(o1)gneut bien la vieille (sol) (et) scauoit tres bi(e1) pler de<text:line-break/>son mariage dist. Mon filz on vous a baille la f(e1)me d(u1)g tel et croyez quil a<text:line-break/>la vostre (et) ceste faulte vient par nostre cure (q2) voit si mal (et) ainsi maist dieu<text:line-break/>iacoit ce (q1) ie fusse loing de vous qu(a1)t vo(us) espousastes si me cuiday ie aper<text:line-break/>ceuoir de ce ch(a1)ge. Et qu(e1) dois ie faire dist lespouse. Par ma foy dist son pe<text:line-break/>re (sol) ie ne my c(o1)gnoys pas bien (sol) mais ie faitz gr(a1)t doubte (q1) vous ne puissez<text:line-break/>auoir aultre. Sainct iehan dist la vieille ie nay cure d(u1)g tel chetif ie seroye<text:line-break/>bien eureuse de auoir vng tel ieune gal(a1)t (q2) nauroit cure de moy (et) me des(-)<text:line-break/>pendroit tout le mien (et) se ien sonnoye mot encore auroyes ie la torche ostez<text:line-break/><text:soft-page-break/>ostez et mandez vostre f(e1)me et me laissez aller la ou ie doys estre. Nostre da<text:line-break/>me dist lespouse<text:s/>(sol) se ie la puis recouurer ie layme trop mieulx (q1) vo(us) quelque<text:line-break/>pouure (q1) elle soit (sol) mais vo(us) ne vo(us) en prez pas se ie ne la puis trouuer son<text:line-break/>pere (et) aulc(u1)s de ses par(e1)s (et) amys vindr(e1)t a lhostel ou la vieille voulsist bi(e1)<text:line-break/>estre (et) vindrent trouuer la c(o1)paignie (q2) desieunoit au plus fort (et) faisoy(e1)t le<text:line-break/>chaudeau pour porter a lespouse et a lespousee (sol) ilz c(o1)pter(e1)t tout leur cas (et)<text:line-break/>on leur resp(o1)dit vo(us) venez trop tard chascun se ti(e1)ne a ce quil a le seig(n1)r de<text:line-break/>ceans est c(o1)tent de la f(e1)me (q1) dieu luy a d(o1)nee il a espousee (et) n(e1) veult point<text:line-break/>auoir daultre (et) ne vous en doubtez ia vous ne fustes iamais si eureux que<text:line-break/>dauoir fille alice en si hault endroit (sol) vous en serez vne foys tous riches. Ce<text:line-break/>bon pere retourna a son hostel (et) bi(e1)t faire son rapport (sol) la vieille f(e1)me cuy(-)<text:line-break/>da bien enrager de dueil (et) dist par dieu la chose ne demourera pas ainsi ou<text:line-break/>la iustice me fauldra se la vieille estoit mal cont(e1)te encores lestoit bi(e1) aut(a1)t<text:line-break/>ou plus le ieune espouse (q2) se veoit frustre de ses amours (et) encores leust il le<text:line-break/>gierem(e1)t passe se il eust peu finer de la vieille a tout son arg(e1)t (sol) mais il con<text:line-break/>uint la laisser aller en sa maison. Si fut c(o1)seille de la faire citer par deuant<text:line-break/><text:span text:style-name="pb">[n.p.]</text:span><text:line-break/>m(o1)seigneur de c(a1)bray (et) elle pareillem(e1)t fist citer le vieil h(o1)me qui la ieune<text:line-break/>femme auoit et ont c(o1)mence vng tres gros proces dont le iugement nest<text:line-break/>pas encores r(e1)du si ne vous en scay que dire<text:s/>plus aduant.</text:p>
      <text:h text:style-name="Titre1" text:outline-level="1">(pdm) La.liiij.nouuelle par mahiot dauquesnes.</text:h>
      <text:p text:style-name="figure">&lt;ATTimage&gt;</text:p>
      <text:p text:style-name="P112"><text:span text:style-name="T113">U</text:span>Ng gentil cheualier<text:line-break/>de la c(o1)te de flandres<text:line-break/>ieune bruy(a1)t iousteur dan(-)<text:line-break/>ceur (et) bi(e1) ch(a1)t(a1)t se trouua<text:line-break/>au pays de haynault en la<text:line-break/>c(o1)pagnie dung aultre che(-)<text:line-break/>ualier<text:s/>de sa forte demour(a1)t<text:line-break/>audict pays qui la hantoit<text:line-break/>trop pl(us) (q2) la marche de fl(a1)(-)<text:line-break/>dres ou il auoit sa resid(e1)ce<text:line-break/>belle et b(o1)ne (sol) mais comme<text:line-break/>souuent il adui(e1)t amours<text:line-break/>estoy(e1)t cause de sa retenan<text:line-break/>ce (sol) car il estoit feru tres bi(e1)<text:line-break/>(et) au vif dune tres belle da(-)<text:line-break/>moyselle a maubeuge et a<text:line-break/>ceste occasion dieu scet que<text:line-break/>il faisoit trop souuent ioustes mommeries et banquetz et generallement<text:line-break/>tout ce quil scauoit (q2)l peust plaire a sa dame a luy possible il le faisoit et il<text:line-break/>fut assez en<text:s/>grace pour vng t(e1)ps (sol) mais n(o1)pas si adu(a1)t (q2)l en eust bien vou<text:line-break/>lu. Son c(o1)paignon le cheualier de hainault qui scauoit tout son cas le ser<text:line-break/>uoit au mieulx (q2)l pouuoit (et) ne tenoit pas a sa dilig(e1)ce (q1) ses bes(o1)ngnes ne<text:line-break/>fussent bien b(o1)nes et meilleures quelles ne fur(e1)t. Quen vauldroit le long<text:line-break/>c(o1)pte le bon cheualier de flandres ne sceut onc(q1)s tant faire ne son compai<text:line-break/>gnon aussi (q2)l peust obtenir de sa dame le gracieulx d(o1) de mercy aincoys la<text:line-break/>trouua en tout t(e1)ps<text:s/>rigoureuse puis (q2)l luy tenoit l(a1)gage sur ces termes (et)<text:line-break/><text:soft-page-break/>force luy fut touteffoys ses besongnes est(a1)tes c(o1)me vous auez de retour(-)<text:line-break/>ner en fl(a1)dres (sol) si print vng gracieux c(o1)ge de sa dame (et) luy laissa son c(o1)pai<text:line-break/>gn(o1) luy promist<text:s/>aussi sil ne retournoit de bref de luy souu(e1)t escripre (et) man<text:line-break/>der de son estat (sol) (et) elle luy promist de sa part luy faire scauoir de ses nouuel<text:line-break/>les audict certain iour apres (q1) nostre cheualier fut retourne en flandres (q1)<text:line-break/>sa dame eut voul(e1)te daller en pelerinaige (et) disposa ses besongnes a ce. Et<text:line-break/>c(o1)me le chariot estoit deuant son hostel et le charreton dedans (q2) estoit vng<text:line-break/>beau c(o1)paign(o1) (et) fort (et) (q2) viste la doubtoit elle luy getta vng coussin sur la<text:line-break/>teste (et) le fist<text:s/>cheoir a terre (et) puis c(o1)m(e1)ca a rire tres fort et bi(e1) hault (sol) le char(-)<text:line-break/>reton se sourdit (et) la regarda rire et puis dist. Par dieu ma damoyselle vo(us)<text:line-break/><text:span text:style-name="pb">[n.p.]</text:span><text:line-break/>mauez fait cheoir mais croyez (q1) ie menb(e1)geray bi(e1) adu(a1)t quil soit<text:s/>nuyt ie<text:line-break/>vous feray t(o1)ber. Vo(us) nestes pas si mal gracieux dit elle (et) en ce disant elle<text:line-break/>pr(e1)t vng aultre coussin (q1) le charret(o1) ne sen donnoit garde (et) le faict arriere<text:line-break/>cheoir c(o1)me par deu(a1)t et selle ryoit fort (p3) adu(a1)t elle ne sen faignoit pas a<text:line-break/>cest heure. Et quest cecy ce dist le charreton ma damoyselle vous en voulez<text:line-break/>a moy faictes (sol) (et) (p3) ma foy se ie feusse empres vo(us) ie natt(e1)droye pas de moy<text:line-break/>venger aux ch(a1)ps. Et que feriez vous dist elle. Si iestoye en hault<text:s/>ie le vo(us)<text:line-break/>diroye dist il. Vous feries merueilles dist elle a vous ouyr parler mais vo(us)<text:line-break/>ne vous y oseriez trouuer. Non dist il (et) vous le verrez. Adonc saillit ius du<text:line-break/>chariot (et) entra ded(a1)s lhostel (et) monta en hault ou ma damoyselle estoit en<text:line-break/>cotte simple t(a1)t ioyeuse quon ne pourroit plus il la c(o1)menca de assaillir et<text:line-break/>pour abreger le c(o1)pte elle fut c(o1)tente quelle luy tollist ce (q1) par h(o1)neur don(-)<text:line-break/>ner ne luy pouuoit. Cela se passa et au terme accoustume elle fist vng beau<text:line-break/>petit charret(o1) ou pour mieulx dite vng tres beau petit filz. La chose ne fut<text:line-break/>pas si secrette (q1) le cheualier de haynault ne le sceust t(a1)tost d(o1)t il fut bien es(-)<text:line-break/>bahy (et) en escripuit bi(e1) en haste par vng propre messaigier a son c(o1)paign(o1)<text:line-break/>de flandres c(o1)ment sa dame auoit fait vng enfant a layde dung charret(o1).<text:line-break/>Pensez que laultre fut bi(e1) esbahy doupr ces nouuelles (sol) si ne demoura gue<text:line-break/>res (q2)l vint en haynault deuers son c(o1)paign(o1) (et) luy pria (q2)lz allassent beoit<text:line-break/>sa dame et quil la veult trop bien t(a1)cer (et) luy dire la laschete (et) ne(a1)tete de son<text:line-break/>cueur c(o1)bien (q1) pour son mesehief aduenu elle ne se monstrast encores gue<text:line-break/>res a ce temps si trouuer(e1)t facon ces deux gentilz cheualiers par moyens<text:line-break/>subtilz (q2)lz vindr(e1)t au lieu (et) en la place ou elle estoit. Elle fut bien h(o1)teuse (et)<text:line-break/>desplaisante de leur venue c(o1)me celle (q2) bi(e1) scet (q1)lle naura deulx chose (q2) luy<text:line-break/>plaise au fort elle se asseura (et) les receut c(o1)me sa c(o1)tenance (et) sa<text:s/>maniere luy<text:line-break/>aprint. Ilz c(o1)mencer(e1)t a deuiser dunes (et) daultres matieres (et) nostre b(o1) che<text:line-break/>ualier de flandres va c(o1)mencer son seruice et luy dist tant de villennie qu(o1)<text:line-break/>ne pourroit plus. Or estes vous bi(e1) dist il du monde la femme plus repro(-)<text:line-break/>chee et moins h(o1)noree (sol) (et) aduez monstre la gr(a1)t laschete devostre cueur qui<text:line-break/>vous estes habandonnee a vng grantvillain charreton (sol) tant de g(e1)s de bi(e1)<text:line-break/>vo(us) ont offert leur seruice (et) vo(us) les auez to(us) reboutez. Et pour<text:s/>ma part vo(us)<text:line-break/>scauez que iay fait pour vostre grace acquerir (sol) (et) nestoys ie pas h(o1)me pour<text:line-break/>auoir ce butin aussi bien (sol) ou mieulx que vng paillard charreton qui ne fist<text:line-break/>oncques rien pour vous. Je vo(us) requiers (et) prie dist elle m(o1)seigneur ne m(e1)<text:line-break/>parlez plus ce qui est faict ne peult aultrement estre (sol) mais ie vous dis bien<text:line-break/>que se vous fussiez venu a lheure du charreton (q1) autant eusse ie faict pour<text:line-break/>vous que ie feis pour luy. Est ce cela dist il sainct iehan il vint a bonne heu<text:line-break/>re. Le dyable y ayt part qu(a1)t ie fuz ne si eureux que de scauoir vostre heure.<text:line-break/><text:soft-page-break/>Diayem(e1)t dist elle il vint a lheure (q2)l failloit venir. Au dyable dist il lheure (et)<text:line-break/>de vous aussi (sol) et de vostre charreton. Et a t(a1)t sen part et son c(o1)paignon<text:s/>le<text:line-break/><text:span text:style-name="pb">[n.p.]</text:span><text:line-break/>suyt et oncques puis ne tint compte et a bonne cause.</text:p>
      <text:h text:style-name="Titre1" text:outline-level="1">(pdm) La.lv.nouuelle par m(o1)seigueur de villiers.</text:h>
      <text:p text:style-name="P114"><text:span text:style-name="T115">E</text:span>N lannee du pard(o1) de romme derrier passe estoit au<text:line-break/>daulphine la pestilence si gr(a1)de (sol) (et) sy horrible (et) si tres<text:line-break/>espou(e1)table que la plus part des gens de bien haban<text:line-break/>donnerent et laisserent le pays. Durant ceste persecu<text:line-break/>tion ceste belle gente et ieune fille se sentit ferue de la<text:line-break/>maladie (et) incontin(e1)t se vint r(e1)dre a vne sienne voisi<text:line-break/>ne femme de bi(e1) (et) de gr(a1)t<text:s/>fac(o1) (et) desia sur laage et luy<text:line-break/>compta son piteux cas. La voysine qui estoit femme<text:line-break/>saige et asseuree (et) ne feffroya de rien que laultre luy comptast mesmes eut<text:line-break/>tant de couraige (et) dasseur(a1)ce (et) de hardiesse en elle (q1)lle la conforta de parol(-)<text:line-break/>le et de tant peu de medecine quelle scauoit helas dist la ieune fille malade<text:line-break/>ma voisine iay gr(a1)t regret (q1) force mest auiourdhuy dhab(a1)d(o1)ner et laisser<text:line-break/>ce monde et beaulx (sol) et b(o1)s passe temps que iay euz assez longuem(e1)t mais<text:line-break/>encores (p3) m(o1) serm(e1)t a dire entre vo(us) et moy m(o1) plus grant egret est quil<text:line-break/>fault (q1) ie meure sans coup frapper (et) sans scauoir et sentir des biens de ce<text:line-break/>monde telz et telz mont mainteffois priee et si les ay reffusez tout plaine(-)<text:line-break/>m(e1)t dequoy<text:s/>trop il me desplaist (sol) (et) croyez se ien puisse finer d(u1)g a ceste heu(-)<text:line-break/>re. Il ne meschapperoit iamais deuant (q2)l meust m(o1)stre c(o1)ment ie fuz gai<text:line-break/>gnee lon me faict entendant que la fac(o1) du faire est t(a1)t plaisante et t(a1)t b(o1)<text:line-break/>ne.<text:s/>Que ie plains et complains mon gent (et) ieune corps qui fault pourrir<text:line-break/>sans auoir eu ce desire plaisir et a la verite dire ma b(o1)ne voysine il me sem<text:line-break/>ble se ie peusse quel(q1) peu centir auant ma mort ma fin en seroit plus aise<text:line-break/>(et) plus legiere a passer<text:s/>(et) a moins de regret. Et qui plus est ie croy que ce me<text:line-break/>pourroit estre medecine a cause de guarison pleust a dieu dist la vieille que<text:line-break/>il ue tenist a aultre chose (sol) vo(us) seriez tost guarie se me semble (sol) car dieu mer(-)<text:line-break/>cy nostre ville nest pas<text:s/>(e1)cores si desfournie de g(e1)s (q1) on ny trouuast vng g(e1)<text:line-break/>til c(o1)paignon pour vous seruir a ce besoing. Ma b(o1)ne voysine dist la bon<text:line-break/>ne fille ie vous re(q2)ers et prie (q1) vous allez deuers vng tel que elle luy nom(-)<text:line-break/>ma (sol) qui estoyt vng tresbeau gentil homme et qui aultreffois auoit este a(-)<text:line-break/>moureux delle et faictes t(a1)t quil vi(e1)ne icy (p3)ler a moy. La vieille se mist au<text:line-break/>chemin et fist t(a1)t quelle trouua ce g(e1)til h(o1)me (et) lenuoya en sa maison. L(a1)<text:line-break/>tost quil fut leans la ieune fille malade a cause de la maladie pl(us) et mieulx<text:line-break/>coloree luy faillit au col (et) le baisa pl(us) de vingt fois. Le ieune filz pl(us) ioyeulx<text:line-break/>qu(o1)cques mais de veoir celle que t(a1)t auoit aymee ainsi vers luy hab(a1)don<text:line-break/>nee la saisit sans demeure<text:s/>(sol) et luy monstra ce que tant desiroit. Assauoir sel<text:line-break/>le fut h(o1)teuse de luy requerre et pryer de c(o1)tinuer ce quil auoit comm(e1)ce et<text:line-break/>pour abreger tant luy fist elle rec(o1)mencer (q2)l nen peut plus. Qu(a1)t elle vit<text:line-break/>se c(o1)me celle (q2) pas n(e1) auoit son saoul elle luy osa bi(e1) dire. Mon amy vous<text:line-break/><text:span text:style-name="pb">[n.p.]</text:span><text:line-break/>mauez maintesfois priee de ce d(o1)t ie vo(us) requiers auiourdhuy vous auez<text:line-break/>fait ce quen vous est ie le scay bi(e1) (sol) touteffois ie ne scay (q1) iay ne (q2)l me fault<text:line-break/>mais ie c(o1)gnoys (q1) ie ne puis viure se quelqung ne me faict compaignie en<text:line-break/>la facon que mauez fait et pourt(a1)t vo(us) prie que vueillez aller vers vng tel<text:line-break/><text:soft-page-break/>et lamenez icy si cher (q2) vous auez la vie. Il est bi(e1) vray mamye ie le scay bi(e1)<text:line-break/>quil fera ce (q1) vo(us) vouldrez. Ce gentil homme fut bi(e1) esbahy de ceste reque(-)<text:line-break/>ste touteffois pource (q2)l auoit t(a1)t laboure (q1) pl(us) nen pouuoit il fut c(o1)t(e1)t dal<text:line-break/>ler (q1)rir son compaignon (et) lamena deuers elle (q2) t(a1)tost le mist en besongne<text:line-break/>et le laissa<text:s/>ainsi (q1) laultre. Qu(a1)t elle leut mate comme son c(o1)paignon elle<text:line-break/>ne fut pas moins priuee de luy dire son courage maisluy pria comme elle<text:line-break/>auoit fait laultre damener vers elle vng aultre g(e1)til homme (et) il le fist. Or<text:line-break/>sont ilz ia troys (q1)lle a lassez (et) desc(o1)titz (p3) force darmes mais vo(us) deuez sca<text:line-break/>uoir (q1) le premier g(e1)til h(o1)me se sentit malade (et) feru de lepidimie t(a1)tost quil<text:line-break/>eut mis son c(o1)paign(o1) en son lieu (et) sen alla hastiuem(e1)t vers le cure (et) tout<text:line-break/>le mieulx<text:s/>quilz sceut se c(o1)fessa (et) puis mourut entre les bras du cure. Son<text:line-break/>c(o1)paign(o1) le deuxiesme venu t(a1)tost aussi que au tiers il eut baille sa place<text:line-break/>il se sentit tres malade et demanda par tout apres celluy qui estoit ia mort<text:line-break/>et vint renc(o1)trer le<text:s/>cure plor(a1)t (et) demen(a1)t gr(a1)t dueil (q2) luy compta la mort<text:line-break/>de son bon c(o1)paignon. Ha m(o1)seig(n1)r le cure dist il ie suis feru tout comme<text:line-break/>luy c(o1)fessez moy (sol) le cure en gr(a1)t crainte se despescha de le c(o1)fesser. Et qu(a1)t<text:line-break/>ce fut<text:s/>faict ce gentil homme malade a deux heures pres de sa fin (sol) sen vint<text:line-break/>a celle qui luy auoit baille le coup de la mort (sol) et a son c(o1)paignon aussi et la<text:line-break/>trouua celluy (q2)l y auoit amene et luy dist. Mauldicte f(e1)me vo(us) mauez bail<text:line-break/>le la mort.<text:s/>Et aussi pareillem(e1)t a m(o1) c(o1)paign(o1) (sol) vo(us) estes digne destre brus<text:line-break/>lee et arse et mise en cendre. Touteffois ie le vo(us) pard(o1)ne pri(a1)t a dieu quil<text:line-break/>le vo(us) vueille pard(o1)ner. Vous auez lepidimie et lauez baillee a m(o1) c(o1)pai(-)<text:line-break/>gnon qui en est mort entre les bras du prestre (sol) (et) ie n(e1) ay pas mains. Jl se (p3)<text:line-break/>tit a t(a1)t (et) sen alla mourir vne heure apres en sa maison. Le troisiesme g(e1)<text:line-break/>til h(o1)me (q2) se veoit en lespreune ou a ses deux c(o1)paign(o1)s estoy(e1)t mors ne(-)<text:line-break/>stoit pas des plus asseurez. Touteffois il print couraige en soy mesmes (sol) (et)<text:line-break/>mist paour de crainte arriere et se asseura comme celluy (q2) est beaucoup de<text:line-break/>perilz et de mortelz assaulx se estoit trouue et vint au pere (et) a la mere de cel<text:line-break/>le qui auoit deceu ses deulx c(o1)paign(o1)s (sol) et leur compta la maladie de leur<text:line-break/>fille et qu(o1) y print garde. Cela fait il se c(o1)duisit tellem(e1)t quil eschappa du<text:line-break/>gr(a1)t peril ou ses deux c(o1)paign(o1)s estoyent mors. Or deuez vous scauoir (q1)<text:line-break/>qu(a1)t ceste ouuriere de tuer g(e1)s fut ramenee en lhostel de son pere t(a1)dis qu(o1)<text:line-break/>luy fait vng lit pour reposer et la faire suer elle m(a1)da secrettement le filz<text:line-break/>d(u1)g cordou(e1)nier son voisin (et) le fist venir en lestable des cheuaulx (sol)<text:s/>et le mist<text:line-break/>en oeuure c(o1)me les aultres (sol) mais il ne vesquit pas quatre heures a(p1)s. El<text:line-break/>le sut couchee en vng lict (et) la fist on beaucoup suer (et) t(a1)tost luy vindr(e1)t qua<text:line-break/><text:span text:style-name="pb">[n.p.]</text:span><text:line-break/>tre boces d(o1)t elle fut tres bien guerie (et) tien (q2) en auroit affaire (q1) on la trou(-)<text:line-break/>ueroit auiourdhuy au renc de noz cousines en auign(o1) a beau caire ou aul(-)<text:line-break/>tre part et vient les maistres quelle eschappa de mort a cause dauoir sen<text:line-break/>tu des bi(e1)s de ce monde (q2) est notable et veritable ex(e1)ple a plusieurs ieuues<text:line-break/>filles de point reffuser vng bi(e1) quant il leur vient.</text:p>
      <text:h text:style-name="Titre1" text:outline-level="1">(pdm) La.lvj.nouuelle racomptee par m(o1)seigneur de billiers.</text:h>
      <text:p text:style-name="P116"><text:span text:style-name="T117">E</text:span>N la duche Dauluergne na pas fort long temps demou(-)<text:line-break/>royt vng gentil h(o1)me et de son malheur auoit vne tres bel<text:line-break/>le ieuue femme et de sa b(o1)te deuisera mon c(o1)pte. Ceste b(o1)<text:line-break/>ne damoiselle sacointa du cure (q2) estoit son voisin de demye<text:line-break/>lieue (sol) et fur(e1)t tant voysins et t(a1)t priuez lung de laultre (q1) le<text:line-break/><text:soft-page-break/>b(o1) cure tenoit le lieu de monsieur le g(e1)til h(o1)me toutes les<text:line-break/>fois (q2)l estoit dehors (sol) et auoit ceste damoyselle vne ch(a1)beriere (q2) estoit secret<text:line-break/>taire de leur fait. Laquelle prenoit souu(e1)t nouuelles au cure. Et laduysoit<text:line-break/>du lieu et de lheure pour c(o1)paroir seurem(e1)t deuers sa maistresse. La chose<text:line-break/>ne fut pas a la fin si bi(e1) celee (q1) mestier eust bi(e1) este a la c(o1)paignie. Car vng<text:line-break/>g(e1)til h(o1)me parent de celluy a (q2) ce tres gr(a1)t desh(o1)neur se faisoit fut aduer<text:line-break/>ty du cas et en aduertit celluy a (q2) pl(us) il touchoit<text:s/>en la meilleure facon (sol) (et) ma<text:line-break/>niere (q1) il sceut et peut. P(e1)sez (q1) ce b(o1) g(e1)til homme qu(a1)t il ent(e1)dit que sa f(e1)(-)<text:line-break/>me saydoyt en son absence de ce cure (q2)l n(e1) fut pas content (sol) et se neust este<text:line-break/>son cousin il en eust prins vengeance criminelle (et) demain mise si tost (q2)l en<text:line-break/>fut aduerty (sol) touteffois il fut c(o1)tent de differer sa voulente ius(q1)s a t(a1)t quil<text:line-break/>leust prins au faict et lung et laultre. Si conclur(e1)t luy et son cousin daller<text:line-break/>en pelerinaige a quatre<text:s/>ou a six lieues de s(o1) hostel (et) de y mener ce cure pour<text:line-break/>mieulx soy donner garde des manieres quilz ti(e1)droyent lung vers laultre<text:line-break/>Au retourner (q2)lz fir(e1)t de ce voyage ou monseig(n1)r le cure seruit damours<text:line-break/>de ce quil peut cestassauoir de oeillades (sol) (et) de aultres telles menues entrete<text:line-break/>n(a1)ces. Le mary se fist venir m(a1)der par vng messagier affaictie pour aller<text:line-break/>deuers vng seigneur du pays. Il fist semblant den estre tres mal content<text:line-break/>et de soy partir a gr(a1)t regret neaulmoins puis que ce<text:s/>b(o1)seigneur le m(a1)de<text:line-break/>il ne luy oseroyt desobeyz. Si part (et) sen va et son cousin lautre g(e1)til h(o1)me<text:line-break/>dist que il luy feroit c(o1)paignie car cest assez son chemin pour retourner en<text:line-break/>son hostel. M(o1)seig(n1)r le cure (et) ma damoyselle ne fur(e1)t iamais pl(us) ioyeulx<text:line-break/>que douyz ceste nouuelle si prindr(e1)t conseil (sol) et conclusi(o1) ensemble (q1) le cure<text:line-break/>se despartira de leans et prendra son congie affin que nul de le(a1)s nayt sus<text:line-break/>picion sur luy et enuiron la mynuyt il retournera et entrera<text:s/>vers sa dame<text:line-break/>par le lieu acoustume (et) ne demoura gueres puis ceste c(o1)clusion prinse que<text:line-break/>nostre cure se partir de leans (sol) et dist a dieu. Or deuez vo(us) scauoir (q1) le ma(-)<text:line-break/>ry (et) le g(e1)til h(o1)me son par(e1)t estoi(e1)t en embusche en vng destroit (p3) ou nostre<text:line-break/>bon cure deuoit passer (sol) et si ne pouuoyt ne aller ne venir par aultre lieu<text:line-break/><text:span text:style-name="pb">[n.p.]</text:span><text:line-break/>sans soy trop destourner de son droit chemin. Ils virent passer nostre cure (sol)<text:line-break/>et leur iugeoit le cueur que il retourneroit la nuyct d(o1)t il<text:s/>estoit party (sol) (et) aus<text:line-break/>si cestoit son int(e1)cion. Ilz le laisser(e1)t passer sans arrester ne dire mot (et) sad(-)<text:line-break/>uiserent de faire en ce destroit vng tres beau piege a layde de aulcuns pay<text:line-break/>sans qui les seruirent a ce besoing. Ce piege fut en haste<text:s/>bel et bien faict et<text:line-break/>ne demoura gueres que vng loup passant pays ne sattrappast le(a1)s. Lan<text:line-break/>tost apres voicy maistre cure qui vient la robe courte vestue (et) port(a1)t le bel<text:line-break/>espieu a son col. Et qu(a1)t vint a l(e1)droict du piege il t(o1)ba la dedans auec(q2)s<text:line-break/>le loup d(o1)t il fut bi(e1) esbahy (sol)(et) le loup (q2) auoit fait lessay nauoit pas mains<text:line-break/>de paour du cure (sol) (q1) le cure auoit de luy. Quant noz deux gentilz h(o1)mes vi<text:line-break/>rent que ce maistre cure estoit auecques le loup loge ilz en fir(e1)t ioye moult<text:line-break/>merueilleuse et dist bi(e1) celluy a qui le faict plus touchoit (sol) (q1) iamais ne par(-)<text:line-break/>tira en vie et qui loccira le(a1)s. Laultre le blasma de ceste voul(e1)te (et) ne seveult<text:line-break/>accorder quil meure (sol) mais trop bien est il c(o1)tent (q1) on luy trenche ses geni(-)<text:line-break/>toires. Le mary touteffoys le veult auoir mort. En cest estrief demourer(e1)t<text:line-break/>l(o1)guem(e1)t att(e1)dans le iour (et) quil fist cler. Tandis que cest estrief se faisoit<text:line-break/>ma damoyselle qui attendoit son cure ne scauoit que penser<text:s/>dequoy il tar<text:line-break/>doit tant si se p(e1)sa dey enuoyer sa ch(a1)beriere affin de le faire adu(a1)cer. La<text:line-break/>ch(a1)beriere tir(a1)t son chemin vers lhostel du cure trouua le piege (et) t(u1)ba de(-)<text:line-break/><text:soft-page-break/>dans auec le loup et le cure. La dist le cure ie suis perdu mon fait est descou<text:line-break/>uert quelq(u1)g no(us) a pourchasse ce passage. Le mary (et) le g(e1)til h(o1)me son cou<text:line-break/>sin qui tout veoyent (et) ent(e1)doyent (et) estoi(e1)t t(a1)t ayses quon ne pourroit pl(us) (et)<text:line-break/>se p(e1)serent c(o1)me se le sainct esperit leur eust<text:s/>reuele (q1) la maistresse pourroit<text:line-break/>bien suiuir la ch(a1)beriere a ce que il entendirent delle que sa maistresse len(-)<text:line-break/>uoyoit deuers le cure pour scauoir (q2) le tardoit tant de venir oultre lheure<text:line-break/>prinse entre eux deux. Ladicte maistresse voy(a1)t (q1) ledict cure (et) la ch(a1)beriere<text:line-break/>ne retournoy(e1)t point (et) de paour que la ch(a1)beriere (et) le cure ne fissent (q1)lque<text:line-break/>chose a son preiudice et que ilz se pourroi(e1)t r(e1)contrer au petit boys (q2) estoit<text:line-break/>a lendroit ou le piege estoit fait si conclud quelle yra veoir selle aura nulles<text:line-break/>nouuelles et tira pays deuers lhostel du cure (sol) et elle venue a lendroit dudict<text:line-break/>piege tomba dedans la fosse auecques les aultres. Il ne fault ia dem(a1)der<text:line-break/>quant ceste compaignie se veit ensemble qui fut le plus esbahy et se chas(-)<text:line-break/>cun faisoit sa puissance de soy tirer de ladicte fosse mais cest pour neant<text:line-break/>chascun deulx se repute mort et deshonnore (sol) et les deux ouuriers cestassa(-)<text:line-break/>uoir le mary de la damoyselle (sol) et le gentil homme son cousin vindrent au<text:line-break/>dessus de la fosse saluer la compaignie en leur disant quilz fissent bonne<text:line-break/>chiere et que ilz appresteroyent leur desieuner. Le mary qui mouroit (sol) et en<text:line-break/>rageoit de faire vng coup de sa main trouua facon par vng subtil moyen<text:line-break/>de enuoyer son cousin veoir que<text:s/>faisoyent leurs cheuaulx qui estoyent en<text:line-break/>vng hostel assez pres et tandis quil se trouua descombre de luy il fist tant<text:line-break/><text:span text:style-name="pb">[n.p.]</text:span><text:line-break/>a quelque meschief (q1) ce tust quil eut de lestrain largem(e1)t (q1) il auala dedans<text:line-break/>ladicte fosse (sol) (et) y bouta le feu (sol) (et) la dedans brusla toute la c(o1)paignie (sol) cestassa<text:line-break/>uoir la femme le cure (sol) la chamberiere et le loup. Apres ce il se partit de son<text:line-break/>pays (et) manda vers le roy querir sa remissi(o1) (sol) la(q1)lle il obtint de leger. Et di<text:line-break/>soyent aulcuns que<text:s/>ledict roy deust dire (q2)l ny auoit d(o1)maige que du pou(-)<text:line-break/>ure loup qui en fut brusle qui ne pouuoit mais du meffait des aultres.</text:p>
      <text:h text:style-name="Titre1" text:outline-level="1">(pdm) La.lvij.nouuelle dune damoyselle qui espousa vng bergier.</text:h>
      <text:p text:style-name="P118"><text:span text:style-name="T119">T</text:span>Andis que lon me preste audi(e1)ce (et) (q1) ame ne scau(a1)ce quant<text:line-break/>a present de parfournir ceste glorieuse et edific(a1)te oeuure<text:line-break/>de cent nouuelles ievous c(o1)pteray vng cas (q2) puis naguie<text:line-break/>res est aduenu au daulphine pour estre mis au cent et au<text:line-break/>nombre desdictes c(e1)t nouuelles. Il est vray (q1) vng g(e1)til h(o1)(-)<text:line-break/>me dudict daulphine auoit en son hostel vne si(e1)ne seur en<text:line-break/>uir(o1) de laage de. xbiij.a.xx.ans et faisoit c(o1)paignie a sa f(e1)me (q2) beaucoup<text:line-break/>laymoit (et) tenoit chere (et) c(o1)me deux seurs se doiu(e1)t c(o1)tenir et maintenir en<text:line-break/>semble<text:s/>elles se c(o1)duysoyent. Aduint que ce g(e1)til h(o1)me fut semons d(u1)g si(e1)<text:line-break/>voysin lequel demouroit a deux petites lieues de luy de le venir veoir et sa<text:line-break/>f(e1)me et sa seur. Ilz y aller(e1)t (et) dieu scet la chere (q2)lz firent et c(o1)me la femme<text:line-break/>de<text:s/>luy qui festoyoit la c(o1)paignie menoit a lesbat la seur et la femme de no<text:line-break/>stre gentil h(o1)me apres souper deuisant de plusieurs choses elles se vindr(e1)t<text:line-break/>rendre a la maisonnette dung bergier de leans qui estoit au pres dung lar<text:line-break/>ge et grant parc a mettre les brebis et trouuerent la le maistre bergier qui<text:line-break/>besongnoit entour de ce parc et c(o1)me femmes scau(e1)t enquerir de maintes<text:line-break/>et diuerses choses luy dem(a1)derent sil y auoit point froit leans. Il dict (q1) n(o1)<text:line-break/>et quil estoit plus ayse (q1) ceulx (q2) ont leurs belles chambres verrees (sol) nattees<text:line-break/><text:soft-page-break/>et pauees (sol) et tant vindr(e1)t dunes parolles a aultres par motz couuers que<text:line-break/>leurs deuises vindrent toucher du train de derriere (sol) et le bon berger qui ne<text:line-break/>estoit ne fol ne esperdu leur dist que par<text:s/>la mort bieu il oseroyt bi(e1) entrepr(e1)(-)<text:line-break/>dre de faire la besongne huyt ou neuf foys par nuyt (sol) et la seur de nostre g(e1)(-)<text:line-break/>til homme qui ouyt ce propos gettoit loeil souuent sur ce bergier et de fait<text:line-break/>iamais ne cessa tant quelle vit son coup de<text:s/>luy dire (q2)l ne laissast pour ri(e1)s<text:line-break/>que il ne la vint veoir a lhostel de son frere (sol) et quelle luy feroit bonne chere.<text:line-break/>Le bergier qui la veit belle fille ne fut pas moy(e1)nem(e1)t ioyeulx de ces nou(-)<text:line-break/>uelles et promist de la venir veoir et brief<text:s/>il fist ce que il auoit promis et a<text:line-break/>lheure prinse entre sa dame et luy se vint rendre a lendroyt dune fenestre<text:line-break/>haulte et dangereuse a monter (sol) touteffoys a lay de dune corde quelle luy de<text:line-break/>uala et dune vigne qui la estoit il fist tant quil fut en la chambre (sol) (et) ne fault<text:line-break/>pas demander sil y fut voulentiers veu. Il monstra de fait ce dont il cestoit<text:line-break/>vante de bouche car aduant que le iour vint il fist tant que le cerf eut huyt<text:line-break/>cornes ac(o1)plies la(q1)lle chose la dame pr(i1)t bi(e1) en gre. Mais vo(us) deuez scauoir<text:line-break/><text:span text:style-name="pb">[n.p.]</text:span><text:line-break/>et entendre (q1) le bergier au(a1)t que de puenir a sa dame luy failloit cheminer<text:line-break/>deux lieues de terre (et) puis passoit a nager la grosse riuiere du rosne (q2) bat<text:line-break/>toit a lhostel ou sa dame demouroit. Et qu(a1)t le iour venoit luy<text:s/>failloit ar<text:line-break/>riere repasser le rosne (et) ainsi sen retourna a sa bergerie (et) c(o1)tinua ceste ma<text:line-break/>niere et ceste fac(o1) de faire vne grande espace de temps sans (q2)l fust descou(-)<text:line-break/>uert p(e1)d(a1)t ce t(e1)ps plusieurs g(e1)tilz h(o1)mes du pays dem(a1)doy(e1)t ceste damoi<text:line-break/>selle qui estoit deuenue bergiere en mariage mais nul ne venoit a son gre<text:line-break/>dont son frere nestoit pas trop content (et) luy dist plusieurs fois mais elle<text:line-break/>estoit tousiours garnie dexcusati(o1)s et de responces largem(e1)t dont elle ad<text:line-break/>uertissoit son amy le bergier au(q1)l au soir elle promist (q1) sil vouloit elle nau<text:line-break/>roit iamais aultre mary (q1) luy. Et il dist (q2)l ne dem(a1)doit aultre bien mais<text:line-break/>la chose ne se pourroit dist il c(o1)duire pour vostre frere (et) aultres voz amys<text:line-break/>ne vous<text:s/>chaille dist elle laissez m(e1) faire ien cheuiray bien. Ainsi promirent<text:line-break/>lung a laultre neaulmoins touteffois il vint vng g(e1)til homme (q2) fist arrie<text:line-break/>re requerir nostre damoiselle bergere (et) la vouloit auoir seullem(e1)t vestue (et)<text:line-break/>habillee c(o1)me<text:s/>a son estat ap(p3)tenoit s(a1)s aultre chose le frere delle eust voul(e1)<text:line-break/>tiers ent(e1)du (et) besongne (et) cuida mener sa seur a ce quelle se c(o1)sentist luy re<text:line-break/>m(o1)stra ce (q1)on scait faire en tel cas (sol) mais il nen peut venir a chief dont fut<text:line-break/>mal<text:s/>c(o1)t(e1)t. Qu(a1)t elle vit son frere indigne sur elle le tire dune part (et) luy dist<text:line-break/>Mon frere vo(us) mauez beaucoup parle de moy marier a telz (et) a telz et ie ne<text:line-break/>me y suis voulu c(o1)sentir d(o1)t ie vo(us) requiers (q1) ne men saichez nul mal gre<text:line-break/>(et) me vueillez pard(o1)ner le mal tal(e1)t quauez sur moy (et) ie vous diray aultre<text:line-break/>m(e1)t la raison (q2) a ce me meutz c(o1)traint en ce cas mais (q1) me vueillez asseu(-)<text:line-break/>rer (q1) ne m(e1) ferez ne vouldrez pis. Son frere luy promist voul(e1)tiers. Qu(a1)t<text:line-break/>elle se vit asseuree elle luy dist (q1) elle estoit mariee aut(a1)t vault iour de sa vie<text:line-break/>aultre h(o1)me nauroit a mary (q1) celluy quelle luy m(o1)strera ennuit sil veult.<text:line-break/>Je le vueil bi(e1) veoir dist il (sol) mais qui est il vous le verrez par temps<text:s/>dist elle<text:line-break/>Qu(a1)t vint a lheure acoustumee voicy le b(o1) bergier quil se vint r(e1)dre en la<text:line-break/>chambre de sa dame dieu scait comment mouille de auoir passe la riuiere<text:line-break/>(et) le frere delle le regarda (et) voit que cest le berger de son voisin si ne fut pas<text:line-break/>peu esbahy. Et ledict bergier encores plus qui sen cuida fouyr qu(a1)t il le vit<text:line-break/>demeure dist il tu nas garde est ce dist il a sa seur celluy la d(o1)t vous mauez<text:line-break/>parle. Ouy vrayem(e1)t mon frere dist elle. Or luy faictes dist il bon feu pour<text:line-break/>soy ceicher. Car il en a b(o1) mestier (et) pensez c(o1)me du vostre et vrayem(e1)t vo(us)<text:line-break/><text:soft-page-break/>nauez pas tort se vous luy voulez du bi(e1) (sol) car il se met en gr(a1)t d(a1)gier pour<text:line-break/>lamour de vo(us) (et) puis (q1) voz besongnes sont en telz termes et (q1) vostre cou(-)<text:line-break/>raige est a cela que den faire vostre mary a moy ne ti(e1)dra il pas (sol) et mauldit<text:line-break/>soit il (q2) ne sen despeschera. Amen dist elle a demain qui vouldra. Et ie le<text:line-break/>vueil dist il. Et vo(us) bergier dist il quen dictes vo(us). Tout ce qu(o1) veult il nia<text:line-break/>remede dist il vo(us) estes et soyez m(o1) frere (sol) aussi suis ie pieca de la houlette si<text:line-break/><text:span text:style-name="pb">[n.p.]</text:span><text:line-break/>dois bi(e1) auoir vng berger a frere. Pour abreger le compte du berger le gen<text:line-break/>til h(o1)me c(o1)sentit le mariage de sa seur (et) du berger et fut fait (et) les<text:s/>tint tous<text:line-break/>deux en son hostel c(o1)bien qu(o1) en parlast assez (p3) le pays. Et qu(a1)t il estoit en<text:line-break/>lieu (q1) on luy disoit (q1) cestoit merueilles quil nauoit fait battre ou tuer le ber<text:line-break/>ger il respondit (q1) iamais il ne pourroit vouloir mal a ri(e1) (q1) sa seur aimast<text:line-break/>et (q1) trop mieulx vouloit auoir le bergier a beau frere au gre de sa seur que<text:line-break/>vng aultre bi(e1) gr(a1)t maistre au desplaisir delle (et) tout ce disoit (p3) farce et es(-)<text:line-break/>batem(e1)t car il estoit (et) est tousiours tres gracieux et nouueau et bien plai(-)<text:line-break/>sant gentil homme et le faisoit bon ouyz deuiser de sa seur voire entre ses<text:line-break/>amys (et) puuez compaign(o1)s.</text:p>
      <text:h text:style-name="Titre1" text:outline-level="1">(pdm) La.lviij.nouuelle rac(o1)ptee (p3) monseigneur le duc.</text:h>
      <text:p text:style-name="figure">&lt;ATTimage&gt;</text:p>
      <text:p text:style-name="P120"><text:span text:style-name="T121">L</text:span>E c(o1)gneuz au temps<text:line-break/>de ma verde et pl(us) ver<text:line-break/>tueuse<text:s/>ieunesse deux g(e1)tilz<text:line-break/>hommes moult beaux com<text:line-break/>paignons bi(e1) assouuis (et) a(-)<text:line-break/>dressez de tout ce que on doit<text:line-break/>louer a vng g(e1)til h(o1)me ver<text:line-break/>tueux. Ces deux estoy(e1)t t(a1)t<text:line-break/>amis alliez (et) donnez lung a<text:line-break/>laultre que dabillem(e1)stant<text:line-break/>pour leurs corps que pour<text:line-break/>leurs gens (et) cheuaulx tous(-)<text:line-break/>iours estoient pareilz. Il ad<text:line-break/>uint quilz deuindr(e1)t amou(-)<text:line-break/>reux de deux ieunes filles g(e1)<text:line-break/>tes (et) gracieuses et le moins<text:line-break/>mal (q2)lz sceur(e1)t firent tant<text:line-break/>quelles furent aduerties de leurs nouuelles entreprinses du bien (sol) du serui<text:line-break/>ce (sol) de cent milles choses que pour elles vouldroy(e1)t faire. Ilz fur(e1)t escoutez<text:line-break/>mais aultre chose ne sen ensuyuit Jespere pource quelles estoient de serui<text:line-break/>teurs pourueues (sol) ou (q1) damours nullem(e1)t nauoyent cure mais a la verite<text:line-break/>dire ilz estoi(e1)t beaulx c(o1)paign(o1)s to(us) deux (et) valloy(e1)t bi(e1) destre retenus ser(-)<text:line-break/>uiteurs daussi femmes de bien quelles estoyent. Quoy quil fust touteffois<text:line-break/>ilz ne sceurent oncques tant faire quilz fussent en grace dont<text:s/>ilz passerent<text:line-break/>maintes nuitz dieu scait de quelle peine mauldissant puis fortune mainte<text:line-break/>n(a1)t amours et tres souuent leurs dames (sol) qui trouuoyent tant rigoureu(-)<text:line-break/>ses. Eulx est(a1)s en ceste raige (et) desmesuree l(a1)gueur lung dist a son compai<text:line-break/>gnon. Nous voyons a loeil (q1) noz dames ne ti(e1)n(e1)t c(o1)pte de no(us) touteffois<text:line-break/><text:soft-page-break/>nous enragons apres et tant plus no(us) monstrent de fierete et de rigueur<text:line-break/><text:span text:style-name="pb">[n.p.]</text:span><text:line-break/>tant plus les desir(o1)s complaire seruit et obeyr laquelle chose est une haul(-)<text:line-break/>te folie.<text:s/>Je vous requiers et prie que nous ne ten(o1)s c(o1)pte delles empl(us) (q1)lles<text:line-break/>f(o1)t de no(us) (et) vous verrez celles peuuent congnoistre que nous soy(o1)s a cela<text:line-break/>quelles enrager(o1)t a(p1)s no(us) c(o1)me nous faisons mainten(a1)t a(p1)s elles helas<text:line-break/>dist laultre cest b(o1) c(o1)seil qui en pourroit venir a chief. Jay trouue la manie<text:line-break/>redist le (p1)mier iay tousiours ouy dire et ouide le met en s(o1) liure du remede<text:line-break/>damours que beaucoup faire souu(e1)t la chose que scauez fait oublier (et) peu<text:line-break/>tenir c(o1)pte de celle qu(o1) ayme dont on est fort feru. Si vo(us) diray que fer(o1)s<text:line-break/>faisons venir a nostre logis deux ieunes filles de noz cousines et couch(o1)s<text:line-break/>auec elles (et) leur fais(o1)s t(a1)t la folie (q1) no ne puiss(o1)s les rains trayner (et) puis<text:line-break/>venons deu(a1)t noz dames au diable lh(o1)me (q2) en ti(e1)dra c(o1)pte. Laultre si ac(-)<text:line-break/>corda (et) c(o1)me il fut propose (et) delibere fut fait ac(o1)ply car ilz eur(e1)t chasc(u1)vne<text:line-break/>belle fille. A(p1)s ce ilz sen vindr(e1)t trouuer deu(a1)t leurs dames en vne feste ou<text:line-break/>elles estoy(e1)t (et) faisoi(e1)t b(o1)s c(o1)paign(o1)s la roe (et) du fier (et) se pourmenoi(e1)t par<text:line-break/>deuant elles (et) deuisoient d(u1)g coste (et) daultre (et) faisoy(e1)t cent mille manieres<text:line-break/>pour dire nous ne ten(o1)s compte de vo(us) cuid(a1)s comme ilz auoyent propo(-)<text:line-break/>se (q1) leurs dames en deussent estre mal c(o1)t(e1)tes (et) quelles les deussent rappel<text:line-break/>ler mainteu(a1)t ou aultre fois mais aultrem(e1)t en alla car filz monstroient<text:line-break/>sembl(a1)t de tenir peu de compte delles elles m(o1)stroient tout appertem(e1)t de<text:line-break/>riens y enconter dont ilz se apperceur(e1)t tres bien et ne sen scauoyent assez<text:line-break/>esbayz. Si dist l(u1)g a son c(o1)paign(o1) scez tu comm(e1)t il est (p3) la mort bien noz<text:line-break/>dames ont fait la folie comme no(us) (et) ne voys tu c(o1)m(e1)t elles sont fieres el(-)<text:line-break/>les ti(e1)n(e1)t toutes telles manieres (q1) nous fais(o1) si ne me croy iamais selles<text:line-break/>n(o1)t fait c(o1)me no(us). Elles ont prins chascune vng c(o1)paignon (et) ont fait ius<text:line-break/>ques a oultr(a1)ce la folie au diable les crapaudailles laissons les la. Par ma<text:line-break/>foy dist laultre ie le croy c(o1)me vo(us) ie nay pas aprins de les veoir telles. Ain<text:line-break/>si p(e1)ser(e1)t les c(o1)paign(o1)s (q1) leurs dames eussent fait c(o1)me eulx pource quil<text:line-break/>leur sembla a lheure quelles nen tenissent c(o1)pte ilz ne tenoient c(o1)pte delles<text:line-break/>mais il nen fut riens et est assez legier a croire.</text:p>
      <text:h text:style-name="Titre1" text:outline-level="1">(pdm) La.lix.nouuelle racomptee par poncelet.</text:h>
      <text:p text:style-name="P122"><text:span text:style-name="T123">N</text:span>Agueres (q1) en la ville de saint omer auoit vng g(e1)til c(o1)pai<text:line-break/>gn(o1) sergent de roy (sol) le(q1)l estoyt marie<text:s/>a vnebonne et loyal(-)<text:line-break/>le femme qui aultreffois auoit este marie et luy estoit de(-)<text:line-break/>moure vng fliz (q1)lle auoit adzece en mariage. Ce bon com(-)<text:line-break/>paign(o1) iacoit ce (q2)l eust b(o1)ne et preude f(e1)me naulmoins il<text:line-break/>semplioit tres bi(e1) de iour et de nuyt a seruir amour (p3) tout<text:line-break/>ou il pouuoit (et) t(a1)t que a luy estoit possible. Et pource que en temps diuer<text:line-break/>sourd(e1)t plusieurs fois les inconueniens plus de legier que en aultre t(e1)ps<text:line-break/>a poursuiuir la (q1)ste il se aduisa (et) delibera que il ne partiroit point de son<text:line-break/>hostel pour seruir amours (sol) car il auoit vne tres belle gente et ieune fille<text:line-break/><text:span text:style-name="pb">[n.p.]</text:span><text:line-break/>chamberiere de sa f(i1)me (sol) auec(q1)s laquelle il trouueroit maniere destre son<text:line-break/>seruiteur. Pour abreger t(a1)t fist (p3) d(o1)s (et) par promesses<text:s/>(q2)l eut ottroya de fai<text:line-break/>re tout ce qui luy plairoit iacoit que a gr(a1)t peine pource que sa f(e1)me estoyt<text:line-break/>tousiours sus eulx (sol) qui c(o1)gnoissoit la c(o1)dicion de son mary. Ce n(o1) obst(a1)t<text:line-break/><text:soft-page-break/>amours (q2) veult tousiours secourir ses brays seruiteurs inspira tellem(e1)t<text:line-break/>lentendem(e1)t du bon et loyal seru(a1)t quil trouua moy(e1) dacomplir son veu<text:line-break/>car il saignit estre tres fort malade de refroidem(e1)t (et) dist a sa femme. Tres<text:line-break/>doulce c(o1)paigne venez ie suis si tres mallade que plus ne puis il me<text:s/>fault<text:line-break/>aller coucher et vous prie que vous facez tous noz gens coucher (sol) affin que<text:line-break/>nul ne face noysene bruyt (sol) et puis venez en nostre chambre. La bonne da(-)<text:line-break/>moyselle qui estoyt eres desplaisante du mal de son mary fist ce quil com(-)<text:line-break/>manda (et) print beaulx draps et les chaussa et mist sus son mary a(p1)s (q2)l fut<text:line-break/>couche. Et qu(a1)t il fut bi(e1) eschauffe par longue espace il dist. Mamye il sut<text:line-break/>fist ie suis allez bien dieu mercy (et) la vostre qui en auez prins tant de peine<text:line-break/>si vous prie (q1) vous en venez coucher empres moy. Elle (q2) desiroit la sante<text:line-break/>de son mary fist ce (q2)l comm(a1)doit (et) sendormoit le pl(us) tost (q2)l le peut (sol) et assez<text:line-break/>tost apres que nostre bon mary apperceut (q1)lle dormoit se coula tout doul(-)<text:line-break/>cem(e1)t ius de son<text:s/>lict (et) sen alla c(o1)batre au lict de sa dame la ch(a1)beriere tout<text:line-break/>prest pour son veu acomplir la ou il fut bien receu (et) renc(o1)tre (et) t(a1)t r(o1)pir(e1)t<text:line-break/>de lances (q2)l fur(e1)t si las (et) si recreans quil c(o1)uint (q1) en beaulx draps demeu(-)<text:line-break/>rissent endormis et c(o1)me aulcuneffois aduient (q1) qu(a1)t on sendort en aulc(u1)<text:line-break/>desplaisir ou mer(e1)colie au reueiller cest ce (q2) vi(e1)t premier a la personne (et) est<text:line-break/>aulcuneffois mesmes cause du reueil c(o1)me a la damoiselle aduint (et) iacoit<text:line-break/>(q1) gr(a1)t soing eust de son mary. Touteffois elle ne le garda pas bi(e1) (sol) car elle<text:line-break/>trouua (q2)l sestoit de son lit (p3)tir (et) au taster (q1)lle fist sur son oreiller (et) en sa pla<text:line-break/>ce trouua (q2)l y auoit l(o1)gtemps (q2)l ny auoit este. Ad(o1)c comme toute deses(-)<text:line-break/>peree saillit sus (et) en vest(a1)t sa chemise (et) sa cotte simple disoit a (p3) elle. Lasse<text:line-break/>mesch(a1)te or es tu vne femme perdue (et) gastee (et) (q2) fait bien a reprocher qu(a1)t<text:line-break/>par ta negligence as laisse cest h(o1)me perdre. Helas pourquoy me suis ie en<text:line-break/>nuit couchee pour ainsi mab(a1)d(o1)ner au dormir. O vierge marie vuelliez<text:line-break/>mon cueur resiouyr et que (p3) ma cause il nayt nul mal ie me tiendroye coul<text:line-break/>pable de sa mort. Et a(p1)s tous ses regretz (et) lamentations elle se partit ha(-)<text:line-break/>stiuem(e1)t (et) alla querir de la lumiere (et) affin que sa chamberiere luy tint c(o1)(-)<text:line-break/>paignie a(q1)rir son mary elle sen alla en la chambre pour la faire leuer et a<text:line-break/>lendroict trouua la doulce paire en dorm(a1)t bras a bras (et) luy sembla<text:s/>bi(e1) (q2)lz<text:line-break/>auoy(e1)t ceste nuit trauaille car ilz dormoy(e1)t si fort (q2)lz ne sesueiller(e1)t point<text:line-break/>pour personne (q2) y entrast ne pour lumiere (q1) on y portast. Et de faict pour<text:line-break/>la ioye (q1)lle eut de ce (q1) son mary nestoit point si mal ne si desuoye (q1)lle espe(-)<text:line-break/>roit ne (q1) son cueur luy auoit iuge elle sen alla (q1)rir ses enfans (et) les varletz<text:line-break/>de lhostel (sol) (et) les mena veoir la belle c(o1)paignie (et) leurs enioingnit expressem(e1)t<text:line-break/><text:span text:style-name="pb">[n.p.]</text:span><text:line-break/>quilz nen fissent quel(q1) sembl(a1)t (et) puis leur demanda en basset (q2) cestoit au<text:line-break/>lit de sa chamberiere qui la dormoit auec elle. Et ses enf(a1)s resp(o1)dir(e1)t que<text:line-break/>cestoit leur pere (et) les varletz dirent que cestoit leur maistre. Ad(o1)c elle les ra<text:line-break/>mena dehors (et) les fist aller coucher<text:s/>car il estoit trop matin pour eulx leuer<text:line-break/>(et) aussi elle sen alla en son lit mais depuis ne dormit gueres t(a1)t (q2)l fust heu<text:line-break/>re de leur touteffois assez tost apres la c(o1)paignie des vrays amans sesueil<text:line-break/>la et se departir(e1)t l(u1)g de laultre amoureusem(e1)t si sen retourna nostre mai<text:line-break/>stre en son lict empres sa femme sans dire mot (et) aussi ne fist elle et faignit<text:line-break/>de dormir d(o1)t il fut moultiouyeulx et lye p(e1)sant (q1)lle ne sceust ri(e1)s de sa for<text:line-break/>tune car il craignoit (et) doubtoit a merueilles<text:s/>t(a1)t pour sa paix que pour lh(o1)<text:line-break/>neur (et) le bien de sa fille et fait se reprint nostre maistre a dormir bien fort.<text:line-break/>Et la b(o1)ne et g(e1)te damoiselle qui point ne dormoit si tost (q2)l fut heure heu<text:line-break/><text:soft-page-break/>re de leuer se leua pour festoyer son mary (et) luy d(o1)na aulcune chose confor<text:line-break/>tatiue apres la medecine laxatiue (q2)l auoit prinse celle nuitee. Puis apres<text:line-break/>la b(o1)ne damoiselle fist leuer ses g(e1)s (et) appella sa ch(a1)beriere (et) luy dist quelle<text:line-break/>print les deux plus gras chap(o1)s de la chaponnerie<text:s/>et (q1)lles appointast tres<text:line-break/>bien et puis quelle allast a la boucherie querir la meilleure piece de beuf (q1)l(-)<text:line-break/>le pourroit trouuer (et) si cuist tout a b(o1)ne caue pour humer aussi (q2)lle le scau<text:line-break/>roit bien faire (sol) car elle estoit maistresse (et) ouuriere de faire bon brouet. Et la<text:line-break/>b(o1)ne fille (q2) de tout son cueur desiroyt c(o1)plaire a sa damoiselle (et) encore pl(us)<text:line-break/>a son maistre a l(u1)g (p3) amour et a laultre par crainte dist (q1) tres voulentiers<text:line-break/>le feroit. Ce p(e1)dant la damoiselle alla<text:s/>ouyz la messe (sol) et au retour passa par<text:line-break/>lhostel de son filz dont cy dessus a este parle (et) luy dist qui venist disner auec<text:line-break/>s(o1) mary (et) si amenast auec luy trois ou quatre c(o1)paign(o1)s (q1)lle luy n(o1)ma (et)<text:line-break/>que son mary (et) elle les prioy(e1)t (q2)lz venissent disner auec eulx. Qu(a1)t elle eut<text:line-break/>ce dit elle sen retourna a lhostel pour entendre a la cuysine de paour (q1) le hu<text:line-break/>meau ne fust espandu c(o1)me (p3) malle garde il auoit este la nuytee preced(e1)te (sol)<text:line-break/>mais nenny car nostre b(o1) mary sen estoit alle a leglise ouyz la messe (sol) et tan<text:line-break/>dis que le disner se apprestoit le filz a la damoyselle alla prier ceulx quelle<text:line-break/>luy auoit n(o1)mez qui estoy(e1)t les pl(us) gr(a1)t farceurs de toute la ville de sainct<text:line-break/>omer. Or reuint nostre maistre de la messe et fist vne grande brassie a sa f(e1)<text:line-break/>me (sol) et luy d(o1)na le b(o1)iour (et) aussi fist elle a luy (sol) mais touteffois elle nen fai(-)<text:line-break/>soit pas moins (et) luy c(o1)menca a dire (q2)lle estoit bien ioyeuse de sa sante d(o1)t<text:line-break/>il la remercia (et) dist. Vrayem(e1)t ie suis assez en b(o1) point dieu mercy mamie<text:line-break/>veu (q1) ie estoye hier a la vespre si mal dispose (et) me semble (q1) iay tres bon ap<text:line-break/>petit si vouldroye bi(e1) aller disner sevo(us) voulez. Lors elle luy dist i(e1) suis bi(e1)<text:line-break/>c(o1)tente (sol) mais il fault vng peu att(e1)dre (q1) le disner soit prest et (q1) telz et telz (q2)<text:line-break/>se sont priez de disner auec(q1)s vo(us) soient ven(us). Priez dist il et a (q1)l propos ie<text:line-break/>n(e1) ay cure (et) aymasse mieulx (q2)lz demourassent (sol) car ilz<text:s/>sont si gr(a1)s farceurs<text:line-break/>que filz scau(e1)t (q1) iaye este mallade ilz ne me fer(o1)t que farcer aulmoins belle<text:line-break/><text:span text:style-name="pb">[n.p.]</text:span><text:line-break/>dame ie vous prie qu(o1) ne leur en dye ri(e1)s (et) encores aultre chose ya (q1) m(a1)ge<text:line-break/>rent ilz. Et elle dist (q2)l ne sen souciast point (et) (q2)lz auroi(e1)t assez a m(e1)ger (sol) car<text:line-break/>elle auoit fait appointer (et) habilller les deux meilleurs chap(o1)s de le(a1)s (et) vne<text:line-break/>tres b(o1)ne piece de bœuf pour lamour luy de laquelle chose fut bi(e1) ioyeulx (et)<text:line-break/>dist (q1) cestoit bi(e1) faict (et) t(a1)tost a(p1)s aller(e1)t venir ceulx (q1) len auoit priez auec le<text:line-break/>filz (et) la damoiselle. Et qu(a1)t tout fut prest ilz sen aller(e1)t seoir a table (et) fir(e1)t<text:line-break/>tresb(o1)ne chere (et) par especial lhoste (et) burent souu(e1)t (et) dautant l(u1)g a laultre<text:line-break/>Et lors lhoste c(o1)m(e1)ca a dire a son beau filz ieh(a1) m(o1) amy ie vueil (q1) vo(us) bu(-)<text:line-break/>uez a vostre mere et faictes b(o1)ne chere Ad(o1)c le filz resp(o1)dit (q1) tres voulen(-)<text:line-break/>tiers le feroit. Et ainsi (q2)l eut beu a sa mere la<text:s/>ch(a1)beriere qui seruoit seure(-)<text:line-break/>m(e1)t a la table pour seruir les assistens ainsi (q2)l appartenoit comme bien (et)<text:line-break/>honnestement le scauoit faire et qu(a1)t la damoiselle lappella (sol) (et) luy dict. Ve(-)<text:line-break/>nez ca ma doulce compaigne beuuez a moy (et) ie vo(us) plaigeray compaigne<text:line-break/>dea dist nostre amoureux (sol) (et) dont vient mainten(a1)t celle gr(a1)t amour (q1) mal<text:line-break/>le paix y puisse mettre dieu voicy gr(a1)t nouuellete voire vrayem(e1)t cest ma<text:line-break/>c(o1)paigne certaine (et) loyalle (sol) en auez vous si gr(a1)t merueille (sol) ha dea dist lho<text:line-break/>ste ieh(a1)ne gardez que vo(us) dictes on pourroit ia p(e1)ser quel(q1) chose entre elle<text:line-break/>et moy (et) pourquoy ne feroit on dit elle ne vous ay ie point ennuit trouue<text:line-break/>couche auec elle en son lict (et) dorm(a1)t bras a bras. Couche dist il voyre vraye<text:line-break/>m(e1)t couche dist elle. Et (p3) ma foy beaulx seigneurs dist il il n(e1) est ri(e1)s (et) ne le<text:line-break/><text:soft-page-break/>faict que pour me faire despit (et) aussi pour d(o1)ner a la pouure fille blasme.<text:line-break/>Car ie vo(us) prometz que onc(q1)s ne my trouuay n(o1) dea dist elle vo(us) losrez t(a1)<text:line-break/>tost (et) le vo(us) feray tout a ceste heure dire deu(a1)t vo(us) (p3) to(us) ceulx de ce(a1)s. Ad(o1)c<text:line-break/>appella ses enf(a1)s (et) les varletz (q2) estoy(e1)t deu(a1)t la table (et) leur dem(a1)da se ilz a<text:line-break/>uoy(e1)t point veu le pere couche auec sa chamberiere. Et ilz dirent (q1) ouy. A(-)<text:line-break/>d(o1)c leur pere resp(o1)dit vous m(e1)tez mauluais garsons vostre mere le vous<text:line-break/>fait dire (sol) saulue vostre grace pere (sol) no(us) vo(us) y veismes couche aussi fir(e1)t noz<text:line-break/>varletz. Qu(e1) dictes vous dist la damoyselle vrayem(e1)t il est vray dirent ilz.<text:line-break/>Et lors y eust gr(a1)de risee de ceulx (q2) la estoy(e1)t et le mary fut terriblem(e1)t es<text:line-break/>bahy car la damoiselle leur compta comm(e1)t il sestoit fait malade et toute<text:line-break/>la maniere de faire ainsi quelle auoit este et comm(e1)t pour les festoyer elle<text:line-break/>auoit fait appareiller le disner (et) prie ses amys les(q1)lz de pl(us) en plus renfor(-)<text:line-break/>coy(e1)t la chose d(o1)t il estoit si h(o1)teux qua peine scauoit il tenir maniere (sol) (et)<text:s/>ne<text:line-break/>se sceut aultrem(e1)t sauluer (q1) de dire. Or au(a1)t puis (q1) chasc(u1) est c(o1)tre moy il<text:line-break/>fault bi(e1) (q1)ie me taise et (q1) ie accorde tout ce que on veult car ie ne puis tout<text:line-break/>seul c(o1)tre vo(us) tous. Apres comm(a1)da (q1) la table fut ostee<text:s/>et incontin(e1)t gra<text:line-break/>ces rendues appella son beau filz (et) luy dist. Jeh(a1) m(o1) amy ie vous prie (q1) se<text:line-break/>les aultres me accusent de cecy (q1) me excusez en gard(a1)t m(o1) honneur (et) allez<text:line-break/>scauoir a ceste pouure fille qu(o1) luy doit (et) la payez si<text:s/>largement quelle nait<text:line-break/>cause de soy plaindre puis la faictes partit car ie scay bien (q1) vostre mere ne<text:line-break/><text:span text:style-name="pb">[n.p.]</text:span><text:line-break/>la souffriroit pl(us) demourer ce(a1)s le beau filz alla incontin(e1)t faire ce qui luy<text:line-break/>estoit c(o1)mande (et) puis retourna aux c(o1)paign(o1)s<text:s/>(q2)l auoit admenez lesquelz<text:line-break/>il trouua parl(a1)s a sa mere (et) la remercioyt moult gr(a1)dem(e1)t de ses bi(e1)s (et) de<text:line-break/>la b(o1)ne chiere quelle leur auoit faicte (sol) puis prindrent congie et sen aller(e1)t.</text:p>
      <text:h text:style-name="Titre1" text:outline-level="1">(pdm) La.lx.nouuelle de troys damoyselles<text:s/>de malignes.</text:h>
      <text:p text:style-name="P124"><text:span text:style-name="T125">A</text:span>Duint naguieres que en la ville de troye y auoit troys da(-)<text:line-break/>moyselles lesquelles estoy(e1)t f(e1)mes a troys bourgeoys de la<text:line-break/>ville moult riches (sol) (et) puissans (et) bi(e1) aysiez lesquelles furent<text:line-break/>amoureuses de troys freres mineurs (sol)<text:s/>(et) pour pl(us) seurement<text:line-break/>leur faict couurir soubz vmbre de deuotion chascun iour se<text:line-break/>leuoy(e1)t vne heure ou deux deu(a1)t le iour. Et qu(a1)t il leur sem<text:line-break/>bloit heure dealler deuers leurs amoureux elles disoyent a leurs marys (q1)<text:line-break/>elles alloyent a matines (et) a la premiere messe et pour le grant plaisir que<text:line-break/>elles y prenoy(e1)t (sol) (et) les religieux aussi (sol) souu(e1)t aduenoit (q1) le iour surprenoit<text:line-break/>largement si que elle ne scauoy(e1)t c(o1)ment saillir de lhostel que les aultres<text:line-break/>religieux ne sen apperceussent pourquoy doubtans les tres grans petilz (et)<text:line-break/>inconueni(e1)s qui en pourroyent sourdre fut prinse conclusion de par eulx<text:line-break/>toutes ensemble que chascune delles auroit vng habit de religieux (sol) et fe(-)<text:line-break/>royent faire grant couronne sur leur teste<text:s/>comme selles estoyent du con(-)<text:line-break/>uent de leans iusques finablement a vng aultre iour certain quelles y re(-)<text:line-break/>tourneroyent apres. Tandis que leurs marys gueres ny pensoyent (sol) elles<text:line-break/>venues es chambres de leurs bons amys vng barbier secret fut mande (sol)<text:line-break/>cestassauoir des freres de leans qui fist aux damoyselles chascune la cou(-)<text:line-break/>ronne dessus la teste. Et quant vint au despartir elles vestirent leurs ha(-)<text:line-break/>bitz que on leur auoit appareillez (sol) (et) en cest estat sen retournerent (p3) deueres<text:line-break/>leurs hostelz et sen allerent desuetir et mettre ius leurs habitz de deuotion<text:line-break/><text:soft-page-break/>chez vne certaine matrosne affectee et puis sen retourner(e1)t empres leurs<text:line-break/>maris (et) en ce point c(o1)tinuer(e1)t grant temps sans que personne sen apper(-)<text:line-break/>ceust. Et pource (q1) dommaige eust este que telle deuotion et trauail neust<text:line-break/>este congneu (sol) fortune voulut que a certain iour que lune de ses bourgoy(-)<text:line-break/>ses se estoit mise au chemin pour aller au lieu acoustume l(e1)busche fut des(-)<text:line-break/>couuerte (et) de faict fut prinse a tout lhabit<text:s/>dissimule par son mary qui la(-)<text:line-break/>uoit poursuiuie (sol) si luy dist. Beau frere vous soyez le tres bi(e1) trouue (sol) ie vo(us)<text:line-break/>supplie (q1) retournez a lhostel. Cariay a (p3)ler a vo(us) de c(o1)seil en cest estat la ra(-)<text:line-break/>mena d(o1)t elle ne fist ia feste. Or aduint (q1) qu(a1)t ilz fur(e1)t a lhostel le mary c(o1)<text:line-break/>menca a dire en maniere de farce. Dictes vo(us) par vostre foy (q1)la vraye de(-)<text:line-break/>uotion dont ce temps diuer aduez este esprinse vous faicte endosser labit de<text:line-break/>sainct francoys (et) porter couronne semblable aux bons freres (sol) dictes moy<text:line-break/>ie vous prie qui a este vostre recteur ou par sainct fr(a1)coys vous lamende(-)<text:line-break/>rez (et) fist semblant de tirer sa dague. Adoncques la pouurete se getta a<text:line-break/><text:span text:style-name="pb">[n.p.]</text:span><text:line-break/>ge(-)noulx (et) sescria a haulte voix. Haa m(o1) mary ie vo(us) crie mercy ayez pitie de<text:line-break/>moy car ie este seduicte (p3) mauluaise c(o1)pagnie ie scay bi(e1) (q1) ie suis morte si<text:line-break/>vo(us) voulez (et) (q1) ie nay pas fait c(o1)me ie deusse (sol) mais ie ne suis pas seulle de(-)<text:line-break/>ceue en celle maniere et se<text:s/>vous me voulez promettre (et) asseurer que ne me<text:line-break/>ferez riens ie vo(us) diray tout. Ad(o1)c son mary si accorda. Lors elle luy dit c(o1)<text:line-break/>m(e1)t plusieurs fois elle auoit este audit monastere auec deulx de ses c(o1)pai(-)<text:line-break/>gnes desquelles deux religieulx sestoyent en amours (et) en les compai(-)<text:line-break/>gn(e1)t aulcuneffois a faire colaci(o1) en leurs chambres le tiers fut esprins da<text:line-break/>mours de moy en me faisant tant de humbles et doulces requestes (q1) nulle<text:line-break/>m(e1)t ne men suis peu excuser et mesmement par linstigacion<text:s/>et enhort de<text:line-break/>mesdictes compaignes ie lay fait disans que no(us) auri(o1)s b(o1) temps ensem<text:line-break/>ble et si nen scauroit on rien. Lors dem(a1)da le mary (q2) estoyent ses compai<text:line-break/>gnes (et) elles les luy n(o1)ma ad(o1)cques sceut il qui estoy(e1)t leurs maris et dit le<text:line-break/>compte (q2)lz beuuoy(e1)t souu(e1)t ensemble puis dem(a1)da (q2) estoit leur barbier<text:line-break/>et les noms des trois religieux. Le bon mary considerant toutes ces cho(-)<text:line-break/>ses auec(q1)s les douloureuses admirati(o1)s (et) piteux regretz de sa femmelette<text:line-break/>dit. Or<text:s/>garde bien (q1) tu ne dies a personne que ie saiche (p3)lex de ceste matiere<text:line-break/>(et) ie te prometz (q1) ie ne te feray ia mal la b(o1)ne damoyselle luy promist (q1) tout<text:line-break/>a son plaisir elle feroit. Adonc(q1)s incontin(e1)t part (sol) (et) sen alla prier au disner<text:line-break/>les deux maris (et) les deux damoyselles les trois cordeliers (et) le barbier (et) pro<text:line-break/>mir(e1)t de venir (sol) lesquelz venus le lendemain (sol) et eulx assis a table fir(e1)t b(o1)ne<text:line-break/>chiere sans penser a leur malle adu(e1)ture. Et a(p1)s (q1) la table<text:s/>fust ostee pour<text:line-break/>conclure de lescot fir(e1)t plusieurs manieres de faire mises au(a1)t ioyeusem(e1)t<text:line-break/>fus quoy lescot seroit prins (et) soustenu ce touteffois (q2)lz ne sceur(e1)t trouuer<text:line-break/>ne estre dacord t(a1)t (q1) lhoste dist (sol) puis (q1) nous ne scau(o1)s trouuer moy(e1) de gai<text:line-break/>gner nostre escot (p3) ce (q2) est mis en termes ie vo(us) diray (q1) nous ferons il fault<text:line-break/>(q1) nous le facions payer a ceulx de la c(o1)paignie (q2) la plus gr(a1)t cour(o1)ne por(-)<text:line-break/>t(e1)t reserue ces b(o1)s religieux (sol) car ilz ne payer(o1)t ri(e1) a (p1)sent (sol) a quoy ilz saccor<text:line-break/>derent to(us) et furent contens que ainsi en fust (sol) et le barbier en fut faict le iu<text:line-break/>ge. Et quant tous ces hommes eurent m(o1)stre leurs cour(o1)nes lhoste dit (q2)l<text:line-break/>failloit veoir se les f(e1)mes en auoi(e1)t nulles. Si ne fault pas dem(a1)der se il<text:line-break/>en y eut en la c(o1)paignie qui eurent leurs cueurs estrains. Et sans pl(us) att(e1)<text:line-break/>dre lhoste print sa femme par la ceste (et) la descouuri (sol) et qu(a1)t il vit ceste cou<text:line-break/>r(o1)ne il fist vne<text:s/>grande admiraci(o1) faign(a1)t (q1) rien nen sceust et dist. Il fault<text:line-break/><text:soft-page-break/>veoir les aultres celles s(o1)t cour(o1)nees aussi. Ad(o1)c(q1)s leurs maris les fir(e1)t<text:line-break/>deffubler (sol) et pareillem(e1)t fur(e1)t trouuees comme la premiere de la(q1)lle chose<text:line-break/>ilz ne<text:s/>firent pas trop gr(a1)t teste (sol) nonobstant quilz en fissent grandes rifees<text:line-break/>et tout en maniere de ioyeusete dirent que vrayem(e1)t lescot estoit gaigne et<text:line-break/>que leurs f(e1)mes les deuoi(e1)t mais il failloit scauoir a (q1)l propos ces cour(o1)(-)<text:line-break/>nes auoient este enchargees (et) lhoste (q2) estoit assez ioyeulx leur c(o1)pta tout le<text:line-break/><text:span text:style-name="pb">[n.p.]</text:span><text:line-break/>&lt;ATTillisible&gt;meine de la chose soubz telle protestati(o1) (q2)lz le pard(o1)neroy(e1)t a lenrs fem<text:line-break/>mes pour cette fois parmy la penit(e1)ce que les b(o1)s religieux porteroy(e1)t en<text:line-break/>leur presence laquelle chose les deux maris accorder(e1)t. Et inc(o1)tin(e1)t lhoste<text:line-break/>fist saillit quatre ou six roides b(o1)s gall(a1)s hors dune ch(a1)bre tous aduertis<text:line-break/>de leurs fait et prindr(e1)t b(o1)s moynes (sol) (et) leur d(o1)nerent<text:s/>tant de bi(e1)s de leans<text:line-break/>quilz en peur(e1)t entasser sur leur dos puis les bouter(e1)t hors (et) eur(e1)t les ma(-)<text:line-break/>ris plusieurs deuises (q2) longues seroyent a racampter.</text:p>
      <text:h text:style-name="Titre1" text:outline-level="1">(pdm) La.lxj.nouuelle racomptee par poncelet.</text:h>
      <text:p text:style-name="P126"><text:span text:style-name="T127">A</text:span>Duint vng iour qu(e1) vne b(o1)ne ville de henault auoyt vng<text:line-break/>bon march(a1)t marie a bne tres baill(a1)te et pseudhe femme.<text:line-break/>Lequel bi(e1) souuent alloit en march(a1)dise qui estoit par ad<text:line-break/>uenture occasion a sa femme dauoir amour a aultre qua<text:line-break/>luy en laquelle chose continua et perseuera moult<text:s/>longue<text:line-break/>ment. Neaulmoins en la parfin lembusche fust descouuer<text:line-break/>te par vng sienvoisin qui par(e1)t estoit audit march(a1)t (et) demouroit a lopo<text:line-break/>site de lhostel dudit march(a1)t et de sa maison il vit (et) apperceut souu(e1)teffois<text:line-break/>vng g(e1)til gall(a1)t heurter (et) entrer de nuyt (et) saillir hors de lhostel dudit mar<text:line-break/>ch(a1)t (sol) la(q1)lle chose venue a la c(o1)gnoiss(a1)ce de celluy a (q2) le d(o1)maige se faisoit<text:line-break/>pladuertissement du voisin fut moult desplaisant en remerci(a1)t son par(e1)t<text:line-break/>et voisin et<text:s/>dist que briefuem(e1)t il y pouruoyroit et quil se bouteroit du soir<text:line-break/>en sa maison affin (q2)l vist mieulx qui proit (et) vi(e1)droit en son hostel. Et sem<text:line-break/>blablem(e1)t faignit daller dehors (et) dist a sa femme et a ses g(e1)s (q2)l ne scauoit<text:line-break/>qu(a1)t il retourneroit (et) luy (p3)ty au pl(us) matin ne demoura que ius(q1)s a la ves(-)<text:line-break/>pree (q2)l bouta son cheual quelque part (et) vint couuertem(e1)t chez son cousin<text:line-break/>et la regarda parvne petite treille attend(a1)t sil verroit ce que gueres ne luy<text:line-break/>plairoit. Et<text:s/>t(a1)t att(e1)dit (q1) enuir(o1) neuf heures en la nuict le galant a qui la<text:line-break/>damoyselle auoit fait scauoir que son mary estoit alle dehors passa tant<text:line-break/>par deu(a1)t lhostel de la belle (et) regarda a lhuis sil pourroit entrer mais enco<text:line-break/>res le trouua il ferme.<text:s/>Si pensa bi(e1) (q1)il nestoit pas heure pour les doubtes<text:line-break/>Et ainsi (q1) il varioit entour ce bon march(a1)t (q2) pensa bi(e1) (q1) cestoit son h(o1)me<text:line-break/>desc(e1)dit et vint a luy et luy dist. M(o1) amy nostre damoiselle vo(us) a bien ap(-)<text:line-break/>perceu et pource<text:s/>que il est encores t(e1)ps allez (et) (q1)lle a doubte (q1) nostre maistre<text:line-break/>ne retourne elle ma re(q2)s (et) psie (q1) ie vo(us) mette ded(a1)s sil vous plaist (sol) le c(o1)pai<text:line-break/>gn(o1) cupd(a1)t (q1) ce fust le varlet sadu(e1)tura d(e1)trer le(a1)s auec(q1)s luy (et) tout doul(-)<text:line-break/>cem(e1)t lhuis fut ouuert (et) le mena tout derriere en vne ch(a1)bre en la(q2)lle auoit<text:line-break/>vne moult gr(a1)de huche la(q2)lle il defferma et fist entrer ded(a1)s affin que se le<text:line-break/>march(a1)t reuenoit (q2)l ue le trouuast pas (et) que sa<text:s/>maistresse le vi(e1)droit assez<text:line-break/><text:soft-page-break/>tost mettre hors (et) pler a luy et tout ce souffrit le g(e1)til gall(a1)t pour le mieulx<text:line-break/>et aussi pource (q2)l pensoit (q1) laultre dist verite. Et inc(o1)tinent se ptit le mar(-)<text:line-break/>ch(a1)t le pl(us) celcem(e1)t quil peut (et) sen alla a son cousin et a sa f(e1)me et leur dist.<text:line-break/><text:span text:style-name="pb">[n.p.]</text:span><text:line-break/>Je vous prometz que le rat est prins (sol) mais il nous fault aduiser (q2)l en est de<text:line-break/>faire. Et lors son cousin (et) par especial la f(e1)me (q2) naymoit point laultre fu<text:line-break/>reut bien ioyeulx de la<text:s/>venue et dir(e1)t (q2)l feroit bon (q1) l(o1) le monstrast aux pa<text:line-break/>r(e1)s (et) amys de la f(e1)me affin quil visseut sou gouuernem(e1)t. Et a ceste c(o1)clu<text:line-break/>si(o1) prinse le march(a1)t alla a lhostel du pere et de la mere de la femme et leur<text:line-break/>dit (q1) ilz sen venissent moult hastiuem(e1)t a son logis. Z(a1)tost faillirent fus<text:line-break/>et tandis (q2)lz sapointoy(e1)t (et) appareilloi(e1)t pour leur en aller ches leur fille il<text:line-break/>alla pareillem(e1)t querir deux des freres (et) deux des seurs de elle (et) leur dist c(o1)<text:line-break/>m(e1)t il auoit fait au pere (et) a la mere (sol) et puis qu(a1)t il les eut tous assemblez (sol)<text:line-break/>il les mena en la maison de son cousin (et) illecques leur c(o1)pta tout au long<text:line-break/>la chose ainsi (q1)lle estoit et leur compta la prinse du rat. Or conuient il<text:s/>sca(-)<text:line-break/>uoir c(o1)ment le gentil gall(a1)t p(e1)dant ce temps se gouuerna en celle huche de<text:line-break/>la(q1)lle fut gaillardem(e1)t deliure att(e1)du lau(e1)ture car la g(e1)te damoiselle (q2)se<text:line-break/>d(o1)noit garde souu(e1)t si son amy vi(e1)droit point alloit deu(a1)t (et) derriere pour<text:line-break/>veoir se elle en auroit point quel(q1) nouuelle et ne tarda mye gr(a1)t piece (q1) le<text:line-break/>g(e1)til c(o1)paign(o1) (q2) oyoit bien (q1) lon passoit asses pres du lieu ou il estoit (sol) et si<text:line-break/>le laissoit on la (sol) il pr(i1)t a heurter du poing a ceste huche (sol) t(a1)t (q1) la dame louyt<text:line-break/>qui en fut moult espantee (sol) et neaulmoins elle demanda que cestoit (et) le c(o1)(-)<text:line-break/>paign(o1) respondit. Helas tres doulce amye ce fuis ie (q2) me meurs de chault<text:line-break/>et de doubte de ce que my auez fait ainsi bouter et si ny allez ne benez qui<text:line-break/>fut alors bi(e1) esmerueille ce fut elle. Ha vierge marie et pensez vo(us) m(o1) amy<text:line-break/>(q1) ie vo(us) y aye faict mettre (p3) ma foy dit il ie ne scay aulmoins est venu vo(-)<text:line-break/>stre varlet a moy (et) ma dit (q1) luy auiez requis quil me mist en lhostel et (q1) ien<text:line-break/>trasse en ceste huche affin (q1) vostre mary ne my trouuast se dadu(e1)ture il re(-)<text:line-break/>tournoit pour ceste nuyt. Ha dit elle sur ma vie que ce a este m(o1) mary. A ce<text:line-break/>coup suis ie vne femme (p3)due (sol) (et) est tout nostre fait descouuert. Scauez vo(us)<text:line-break/>dist il c(o1)ment il va il c(o1)ui(e1)t que me mettez dehors ou ie r(o1)pray tout. Car ie<text:line-break/>n(e1) puis pl° endurer. Par ma foy dist la damoiselle ie nen ay point la clef et<text:line-break/>fe vo(us) le r(o1)pezie seray deffaicte (et)<text:s/>dira mon mary (q1) ie lauray fait pour vo(us)<text:line-break/>sauluer. Finablem(e1)t la damoiselle chercha tant que elle trouua de vieilles<text:line-break/>clefs entre les(q1)lles y en eut vne (q2) deliura le pouure prisonnier. Et quant il<text:line-break/>fut hors il troussa sa dame (et) luy m(o1)stra le courroux (q2)l auoit sur elle la(q1)lle<text:line-break/>le print paci(e1)ment (et) a t(a1)t sen voulut partir le g(e1)til amoureux (sol) mais la da<text:line-break/>mayselle le print et accolla (et) luy dist (q1) sil sen alloit ainsi elle estoit aussi bi(e1)<text:line-break/>deshonnoree (q1) sil eust r(o1)pu la huche. Et quest il donc(q1)s de faire dist le gal(-)<text:line-break/>l(a1)t. Si no(us) ne met(o1)s dist elle quel(q1) chose dedans (et) (q1) mon mary le treuue ie<text:line-break/>ne me pourroye excuser (q1) ie nevo(us) aye mis deshors (sol) et (q1)lle chose y mettr(o1)s<text:line-break/>nous dist le galant affin que ie me parte (sol) car il est heure. No(us) auons dist el(-)<text:line-break/>le en cest estable vng asne que nous y mettrons si vous me voulez ayder.<text:line-break/>Ouy par ma foy dist il. Adonc fut cest asne gette dedaus la huche (sol) et puis<text:line-break/><text:span text:style-name="pb">[n.p.]</text:span><text:line-break/>la refermerent. Lors le gal(a1)t print conge dung doulx baiser et se partit en<text:line-break/>ce point par vne yssue de derriere (et) la damoiselle sen va prestem(e1)t coucher<text:line-break/>Et apres ne demoura pas longuem(e1)t que le mary qui tandis (q1) ces choses<text:line-break/>se faisoyent assembla ses gens et<text:s/>les amena tous chez son consin comme<text:line-break/>dit est ou il leur c(o1)pta tout entierem(e1)t lestat de ce qu(o1) luy auoit dit et aussi<text:line-break/><text:soft-page-break/>c(o1)ment il auoyt prins le gall(a1)t a ses barres. Et adonc(q1)s a celle fin dist il (q1)<text:line-break/>vous ne dissiez point que ie vueille<text:s/>a vostre fille imposer blasme sans cau<text:line-break/>se ie vous monstreray a loeil et au doy le ribault qui cest deshonneur nous<text:line-break/>a fait et prie (q1) auant quilz saille hors (q2)l soit tue. Ad(o1)c chascuu dist (q1) ainsi<text:line-break/>seroit il et aussi dist le marchant ie vous r(e1)dray vostre fille pour telle quel(-)<text:line-break/>le est. Et de la se partirent les aultres auecques luy qui estoyent moult do<text:line-break/>lens des nouuelles. Et auoient torches et fl(a1)beaulx pour mieulx chercher<text:line-break/>par tout (et) que riens ne leur peust eschapper. Ilz heurterent a<text:s/>lhuis si rude(-)<text:line-break/>ment (q1) la damoiselle y vint premiere que nulz de le(a1)s et leur ouurit lhuys<text:line-break/>Et quant ilz fur(e1)t entrez elle salua son mary son pere et sa dame (et) les aul<text:line-break/>tres monstrant quelle estoit bien esmerueillee (q1)lle chose les admenoit la<text:s/>(et)<text:line-break/>a telle heure et a ces motz son mary haulse le poing et luy donne vne tres<text:line-break/>grande buffe et dist. Zu le scauras t(a1)tost faulce telle et quelle que tu es. Ha<text:line-break/>regardez (q1) vous dictes amenez vous pource mon pere et ma mere icy ouy<text:line-break/>dist la mere faulce<text:s/>garse que tu es on te monstrera ton loudier prestement<text:line-break/>Et lors ses seurs vont dire. Et (p3) dieu vous nestes pas venue de lieu pour<text:line-break/>vo(us) gouuerner ainsi. Mes seurs dist elle par to(us) les sains de r(o1)mr ie nay<text:line-break/>riens faict que vne f(e1)me de bi(e1) ne<text:s/>doiue (et) puisse faire (et) ie ne doubte point<text:line-break/>qu(o1) doiue le contraire m(o1)strer sur moy. Zu as m(e1)ty dict son mary ie le te<text:line-break/>monstreray incontineut (et) sera le ribault tue en ta presence sus tost ouures<text:line-break/>ceste huche. Moy dist elle et en verite ie croy que vous resuez ou que vous<text:line-break/>estes hors du sens carvous scauez bi(e1) que ie nen portay onc(q1)s la clez mais<text:line-break/>p(e1)d auec les vostres des le t(e1)ps (q2) vous y mettiez voz besongnes (et) pourt(a1)t<text:line-break/>se vo(us) la voulez ouurir ouurez la mais ie prie a dieu que aussi vrayem(e1)t (q1)<text:line-break/>onc(q1)s ie neuz c(o1)paignie auec celluy (q2) est ded(a1)s enclos (q2) m(e1) deliure a ioye (et)<text:line-break/>a h(o1)neur (et) (q1) la mauuaise enuie (q1) l(e1) a sur moy puisse icy estre aueree (et) dem(o1)<text:line-break/>stree (et) aussi sera elle c(o1)me bi(e1) ay v(o1) espoir. Je croy dist le mary (q2) la veoit a<text:line-break/>genoulx pleur(a1)t (et) gemissant (q2)lle scait bi(e1) faire la chate mouille (et) (q2) la voul<text:line-break/>droyt croire elle scauroit bi(e1) abuser les gës (et) ne doubtez ie me suis pieca a<text:line-break/>perceu de la trainee. Or sus ie vois ouurir la huche si vo(us) prie mes seig(n1)rs<text:line-break/>que chascun mette la main a ce ribault quil ne nous eschape car il est fort (et)<text:line-break/>roide. Nayez pour dir(e1)t ilz tous ensemble nous scaur(o1)s bi(e1) faire. Ad(o1)c ti(-)<text:line-break/>rer(e1)t leurs<text:s/>espees et pr(i1)dr(e1)t leurs mailletz pour ass(o1)mer le pouure amou(-)<text:line-break/>reux (et) luy dir(e1)t ne te c(o1)tesse car iamais nauras (p1)stre de pl(us) pres. La mere et<text:line-break/>les seurs (q2) ne vouloi(e1)t point veoir ceste occision se tuerent dune part. Et<text:line-break/><text:span text:style-name="pb">[n.p.]</text:span><text:line-break/>aussi tost (q2)l eut ouuert la huche (et) (q1) cest asne vit la lumiere si tres grande il<text:line-break/>c(o1)m(e1)ca a hanir si hideusem(e1)t qull ny eut si hardy le(a1)s qui ne (p3)dist et sens<text:line-break/>et maniere. Et qu(a1)t ilz virent (q2) cestoit vng asne (et) (q1) il les auoit ainsi abu(-)<text:line-break/>sez il se voulur(e1)t prendre au march(a1)t et dir(e1)t autant de honte c(o1)me sainct<text:line-break/>pierre eut oncques dhonueur (sol) et mesmes les f(e1)mes si luy venoyent courir<text:line-break/>sus (sol) et de faict sil ne sen fust fouy les freres de la damoiselle<text:s/>leussent la tue<text:line-break/>pour le gr(a1)t blasme et desh(o1)neur (q2) leur auoit fait (et) vouloit faire. Et fina<text:line-break/>blem(e1)t en eut t(a1)t affaire (q2)l c(o1)uint (q1) la paix et traictez en fur(e1)t reffais p les<text:line-break/>notables de la ville et en furent les accuseurs et tousiours en indignation<text:line-break/>du march(a1)t. Et dict le compte que a la paix faire il y eut gr(a1)t difficulte a<text:line-break/>plusieurs protestations des amys a la damoiselle. Et daultre part de bien<text:line-break/>estroictes promesses du march(a1)t qui depuis bien et gracieusement se gou<text:line-break/><text:soft-page-break/>uerna. Et ne fut oncques h(o1)me meilleur a femme qui fut toute sa vie et<text:line-break/>ainsi vserent leur vie ensemble.</text:p>
      <text:h text:style-name="Titre1" text:outline-level="1">(pdm) La.lxij.nouuelle par m(o1)seigneur de commessuram.</text:h>
      <text:p text:style-name="figure">&lt;ATTimage&gt;</text:p>
      <text:p text:style-name="P128"><text:span text:style-name="T129">E</text:span><text:s/>Euir(o1) le moys de<text:line-break/>Juillet alors que<text:line-break/>certaine conu(e1)ti(o1)<text:line-break/>et assemblee se te(-)<text:line-break/>noit entre la ville de calays<text:line-break/>et garuelinches asses pres<text:line-break/>du chastel doye a la(q1)lle ass(e1)<text:line-break/>blee estoy(e1)t plusieurs prin(-)<text:line-break/>ces et gr(a1)s seigneurs t(a1)t de<text:line-break/>la partie de france comme<text:line-break/>dangleterre pour aduiser (et)<text:line-break/>traicter de la r(a1)con de mon<text:line-break/>seig(n1)r dorleans estant lors<text:line-break/>prisonnier du roy d(a1)gleter<text:line-break/>re. Entre lesquelz de ladicte<text:line-break/>estoit le cardinal de vicestre<text:line-break/>qui a la dicte c(o1)u(e1)ci(o1) estoit<text:line-break/>venu en grant et noble estat tant de cheualiers escuiers (q1) daultres g(e1)s de<text:line-break/>leglise et entre<text:s/>les aultres nobles hommes auoit vng qui se n(o1)moit ichan<text:line-break/>stoton escuier tr(e1)ch(a1)t (et) Thomas br(a1)pton esch(a1)con dudict cardinal lesquelz<text:line-break/>ieh(a1) (et) Thomas brampton se entreaymoi(e1)t autant ou plus que pourroient<text:line-break/>faire deux freres germains ensemble. Car de vestures habillement et har(-)<text:line-break/>nois estoy(e1)t tousiours dune fac(o1) au plus pres (q2)lz pouuoy(e1)t et la pluspart<text:line-break/>du t(e1)ps ne faisoient que vng lict et vne chambre (et) onc(q1)s nauoit on veu (q1)<text:line-break/>entre eulx deux aulcunem(e1)t y eust (q1)lque courroux noise ou mal talent. Et<text:line-break/><text:span text:style-name="pb">[n.p.]</text:span><text:line-break/>quant ledit cardiual futarriue dudit lieu de calais on bailla pour le logis<text:line-break/>desditz nobles hommes lhostel de richart fery qui est le pl(us) gr(a1)t hostel de la<text:line-break/>dicte ville de calais (et) tout de coustume les<text:s/>gr(a1)s seig(n1)rs qu(a1)t ilz arriu(e1)t au<text:line-break/>dit lieu passans et repassans dy logier. Ledict (sol) richard estoit marie (et) estoit<text:line-break/>sa femme de la nacion du pays de holl(a1)de qui estoit belle gracieuse et bien<text:line-break/>luy aduenoit a recepuoir g(e1)s. Et durant ladicte conu(e1)cion. A laquelle on<text:line-break/>fut bien lespace de deux moys iceulx iech(a1) stot(o1) et thomas br(a1)pt(o1) (q2) estoi(e1)t<text:line-break/>sic(o1)me en laage de. xxvij. a.xxviij.ans ayans leur couleur de cramoisi viue<text:line-break/>et en point de faire armes (p3) nuyt et par iour<text:s/>(sol) dur(a1)t le(q1)l temps nonobst(a1)t<text:line-break/>les priualitez (et) amytiez qui estoyent entre ces deux secondz (et) compaign(o1)s<text:line-break/>darmes ledict ich(a1) stott(o1) au desceu dudit thomas trouua maniere dauoir<text:line-break/>entree et faire le gracieux enuers leurdicte hostesse<text:s/>(sol) et y continuoit souuent<text:line-break/>en deuises et semblables gracieusetez que on a acoustume de faire en la (q1)(-)<text:line-break/>ste damours et en la fin sen hardit de dem(a1)der a sadicte hostesse la courtoi<text:line-break/>sie cestassauoit quil peust estre son amy (et) elle sa dame (p3) amours (sol) a quoy c(o1)<text:line-break/>me faignant destre esbahye de telle re(q1)ste luy resp(o1)dict tout froidem(e1)t que<text:line-break/>luy ne aultre elle ne hayoit ne vouldroit hayr et quelle aymoit chascun par<text:line-break/>bien et par h(o1)neur mais il pouuoit sembler a la maniere de sadicte<text:s/>re(q1)ste<text:line-break/><text:soft-page-break/>(q1) elle ne pourroit icelle ac(o1)plir que ce ne fust gr(a1)dem(e1)t a son desh(o1)neur et<text:line-break/>sc(a1)dale et mesmem(e1)t de sa vie (et) (q1) pour chose du monde a ce ne voudroit c(o1)<text:line-break/>senti. Adonc ledict ichan replica disant (q1)lle lny pouuoit tres<text:s/>bien accorder<text:line-break/>car il estoit celluy voulloit garder son honneur (sol) iusques a la mort (et) ayme(-)<text:line-break/>roit mieulx estre pery (et) en laultre siecle tourmente (q1) par sa coulpe elle eust<text:line-break/>deshonneur (et) (q1)lle ne doubtast en ri(e1)s que de sa part son h(o1)neur ne fust gar<text:line-break/>de luy suppliant de rechief que sa requesse luy voulsist accorder (sol) et (q1) a tous<text:line-break/>iours mais se reputeroit son seruiteur (et) loyal amy. Et a celle resp(o1)dit fai<text:line-break/>sant maniere de tr(e1)bler disant (q1) de b(o1)ne foy il luy faisoit<text:s/>mouuoir le sang<text:line-break/>du corps de crainte et de paour quelle auoit (sol) de luy accorder sa re(q1)ste. Lors<text:line-break/>il sapproucha delle et luy requist vng baiser dont les dames (et) damoiselles<text:line-break/>dudit pays d(a1)gleterre sont assez liberalles de laccorder et en la baisant<text:s/>luy<text:line-break/>pria doulcem(e1)t (q1)lle ne fust paoureuse (et) que de ce (q2) seroit entre eulx deulx ia<text:line-break/>mais nouuelle nen seroit a personne viu(a1)t. Lors elle luy dist ie voy (sol) bien (q1)<text:line-break/>ie ne puis de vous eschapper que ne face ce que vo(us) voules (et) puis<text:s/>(q1) il fault<text:line-break/>que ie face quelque chose pour vous saufue touteffois tousiours mon b(o1)<text:line-break/>h(o1)neur vo(us) scauez lord(o1)n(a1)ce (q2) est faicte de (p3) les seig(n1)rs est(a1)t en ceste dicte<text:line-break/>ville de calais c(o1)m(e1)t il c(o1)ui(e1)t (q1) chasc(u1) chief<text:s/>dhostel face vne fois la sepmai<text:line-break/>ne en personne le guet (et) (p3) nuit sur la muraille de lad ville. Et pource (q1) les<text:line-break/>seigneurs et nobles hommes de lhostel dem(o1)seigneur le Cardinal vostre<text:line-break/>maistre sont ceans logics m(o1) mary a t(a1)t fait (p3) le moy(e1) daulc(u1)s ses amys<text:line-break/>muers m(o1)dit seigneur le cardinal (q2) ne fera que demy guet et ent(e1)s quil le<text:line-break/><text:span text:style-name="pb">[n.p.]</text:span><text:line-break/>doyt faire ieudy prochain despuis la cloche du guet s(o1)noit au soir iusques<text:line-break/>a minuyt (et) pource tandis (q1) mondit mary sera au guet se vous<text:s/>mevoullez<text:line-break/>dire aulcunes choses ie les orray tres voul(e1)tiers (et) me trouuerez en ma ch(a1)<text:line-break/>bre auec(q1)s ma ch(a1)beriere laquelle estoit en gr(a1)t vouloir de c(o1)duire (et) acc(o1)(-)<text:line-break/>plir les voul(e1)tez et plaisirs de sa maistresse. Ledict ichau stotton fut de ce(-)<text:line-break/>la moult ioyeulx (et) en remerciant sadicte hostesse luy dist (q1) point ny auroit<text:line-break/>de faulte (q1) audict iour il ne venist c(o1)me elle luy auoit dit. Or se faisoy(e1)t les<text:line-break/>deuises le l(u1)dy preced(a1)t apres disner mais il ne fait pas<text:s/>oublier de dire c(o1)(-)<text:line-break/>ment ledict thomas br(a1)pton auoit au desceu de sondict c(o1)paign(o1) ich(a1) sto<text:line-break/>t(o1) fait pareille diligence (et) requeste a leur hostesse (sol) la(q1)lle ne luy auoit onc(q1)s<text:line-break/>voulu quel(q1) chose accorder (sol) fors luy bailler vne foys espoir (et) laultre doub(-)<text:line-break/>te en luy disant (et) rem(o1)str(a1)t (q2)l pensoit trop peu pour lh(o1)neur delle cause el<text:line-break/>le scauoit devray (q1) son mary richard finey (et) ses par(e1)s (et) amys luy osteroi(e1)t<text:line-break/>la vie du corps. Et a ce resp(o1)dit ledict thomas. Ma tres doulce damoyselle<text:line-break/>amye (et) hostesse p(e1)sez (q2) ie suis noble h(o1)me (sol) ne pour chose (q2) me peust adue(-)<text:line-break/>nir (sol) ne vouldroye faire chose (q2) destournast a vostre deshonneur ne blasme (sol)<text:line-break/>car ce ne seroit point vse de noblesse (sol) mais croyes fermemeut que la vostre<text:line-break/>honneur vouldroye sauluer et garder c(o1)me le mien et si aymeroye mieulx<text:line-break/>a mourir (q2)l en fust nouuelle (et) nay amy ne psonne en ce monde t(a1)t soit m(o1)<text:line-break/>priue a (q2) ie voulsisse en nulle maniere descouurir nostre fait. La b(o1)ne da(-)<text:line-break/>me voy(a1)t la singuliere affection (et) desir dudict thomas luy dist le mecredy<text:line-break/>ensuiu(a1)t (q1) ledict iehan auoit eu la gracieuse resp(o1)ce cy dessus de leur dicte<text:line-break/>hostesse (q2) puis quelle voit en si gr(a1)t<text:s/>voul(e1)te de luy faire seruice en tout bi(e1)<text:line-break/>et en tout h(o1)neur (q1) elle nestoit point si ingrate que elle ne le voulsist bi(e1) re<text:line-break/>c(o1)gnoistre. Et lors luy alla dire c(o1)ment il c(o1)uenoit (q1) son mary lendemain<text:line-break/><text:soft-page-break/>au soir allast au guet c(o1)me les aultres chefz dostel de la ville en entreten(a1)t<text:line-break/>lord(o1)n(a1)ce qui sur ce estoit faicte de par la seigneurie est(a1)t en la ville (sol) mais<text:line-break/>la dieu mercy son mary auoit eu de bons amys au tour de monseigneur le<text:line-break/>cardinal car ilz auoi(e1)t t(a1)t fait<text:s/>enuers luy qui ne feroit (q1) demy guet (sol) cestas(-)<text:line-break/>sauoir despuis minuyt iusques au matin seullem(e1)t (et) (q1) ce pendant sil vou<text:line-break/>loit venir parler a elle elle ouuriroit voulentiers ses doulces deuises (sol) mais<text:line-break/>pour dieu quil y venist si secrettement (q1)lle nen peust auoir blasme (sol) (et) ledict<text:line-break/>thomas luy sceut bien respondre. Que ainsi le desiroit il de faire (sol) (et) a t(a1)t se<text:line-break/>partit en pren(a1)t congie. Et le l(e1)demain qui fut ledict iour du ieudy au ves<text:line-break/>pre apres ce (q1) la cloche du<text:s/>guet fut sonnee le deu(a1)t dict iehan stotton ne ou<text:line-break/>blia pas aller a lheure (q1) sadicte hostesse luy auoit mise (et) aisi il vint vers la<text:line-break/>ch(a1)bre dicelle (et) y entra (et) la trouua toute seulle (sol) la(q1)lle le receut (et) luy fist tres<text:line-break/>b(o1)ne chiere car la table y estoit mise. Ad(o1)c ledict iehan requist (q1) auec elle il<text:line-break/>peust couchier pour eulx ensemble mieulx deuiser ce (q1)lle ne luy vouloit de<text:line-break/>prime face accorder disant (q2)lle pourroit auoir charge son le trouuoit auec<text:line-break/><text:span text:style-name="pb">[n.p.]</text:span><text:line-break/>elle (sol) mais il requist tant (et) par si bonne maniere quelle si accorda et le soup<text:line-break/>per fait qui sembla estre audict iehan moult l(o1)g se coucha auec sadicte ho(-)<text:line-break/>stesse (et) apres sesbatir(e1)t ensemble nud a nud. Et adu(a1)t (q2)l entrast en ladicte<text:line-break/>ch(a1)bre il<text:s/>auoit boute en lung de ses doiz vng anneau dor garny dung bon<text:line-break/>gros dyam(a1)t qui bien pouuoit valoir la somme de.xxx. nobles (sol) (et) c(o1)me ilz<text:line-break/>se delectoy(e1)t ensemble ledict anneau luy cheut de s(o1) doy ded(a1)s le lict sans<text:line-break/>ce quil sen apperceust.<text:s/>Et quant ilz eurent illec ainsi este ensemble iusques<text:line-break/>apres la.xj.heure de la nuyt ladicte damoyselle luy pria moult doulcement<text:line-break/>que en gre voulsist pr(e1)dre le plaisir que elle luy auoit peu faire et (q1) a tant il<text:line-break/>fust cont(e1)t de soy habiller (sol) (et) partir de ladicte ch(a1)bre affin quil ny fust trou<text:line-break/>ue de son mary quelle attendoit si tost (q1) la minuyt seroit venue et quil luy<text:line-break/>voulsist garder son honneur c(o1)me il luy auoit promis. Lors ledict stotton<text:line-break/>ay(a1)t doubte (q1) ledict mary ne retournast inc(o1)tin(e1)t se leua (et) se habilla (sol) (et) par<text:line-break/>tit de celle chambre ainsi (q1) douze heures estoy(e1)t sonnees sans auoir souue<text:line-break/>n(a1)ce de sondict dyam(a1)t (q2)l auoit laisse audit lict. Et en yssant hors de ladi<text:line-break/>cte ch(a1)bre au plus pres dicelle (sol) ledict iehan stotton r(e1)contra son c(o1)paign(o1)<text:line-break/>thomas brampt(o1) cuid(a1)t (q1) ce fust son hoste richard. Et pareillement ledict<text:line-break/>thomas (q2) venoit a lheure (q1) sadicte hostesse luy auoit mise cuidant sembla<text:line-break/>blement (q1) ledit iehan stotton<text:s/>fust ledict richard. Et att(e1)dit vng peu pour<text:line-break/>veoir quel chemin il ti(e1)droit (sol) (et) puis il sen alla entrer en la ch(a1)bre de ladicte<text:line-break/>hostesse que il trouua c(o1)me entrouuerte la(q1)lle tint maniere comme toute<text:line-break/>esperdue (et) effroyee en dem(a1)dant audict thomas en maniere de gr(a1)t doub<text:line-break/>te et paour si lauoit point r(e1)contre son mary (q2) se partoit dillec pour aller<text:line-break/>au guet. Adonc ledict thomas luy dist que trop bien auoit il r(e1)contre vng<text:line-break/>h(o1)me (sol) mais il ne scauoit (q2)l estoit ou son mary ou aultre et quil auoit vng<text:line-break/>peu attendu pour veoir quel chemin il ti(e1)droit. Et qu(a1)t elle eut ce ouy (sol) elle<text:line-break/>print hardyesse de le baiser en luy disant quil fust le bien venu et allez tost<text:line-break/>apres sans demander qui la perdu ne gaigne ledict thomas troussa la da<text:line-break/>moyselle sur le lict en faisant cela (et) puis aps qu(a1)t elleveit que ce estoit a cer<text:line-break/>tes se despouiller(e1)t (et) entrer(e1)t tous deux au lict car ilz fir(e1)t armes en sacri(-)<text:line-break/>fi(a1)t au dieu damours (et) r(o1)pir(e1)t plusieurs l(a1)ces mais en fais(a1)t lesdictes ar<text:line-break/>mes il aduit audict thomas vne adu(e1)ture car il sentit dessoubz sa cuisse le<text:line-break/>dyam(a1)t (q1) led ieh(a1) auoit laisse (et) c(o1)me n(o1) fol (et) n(o1) esbahy le print (et) le<text:s/><text:soft-page-break/>mist en<text:line-break/>l(u1)g de ses doiz. Et qu(a1)t ilz eur(e1)t este ensemble ius(q1)s a l(e1)demain au matin<text:line-break/>(q1) la cloche du guet estoit prochaine de sonner a la re(q1)ste de la(d1) damoyselle<text:line-break/>il se leua (et) en (p3)tant sentracoller(e1)t d(u1)g baiser amoureux (sol) ne demoura gue<text:line-break/>res a(p1)s (q1) ledict<text:s/>richard retourna du guet. Ou il auoit este toute la nuyt en<text:line-break/>son hostel fort refroidy (sol) (et) charge du fardeau de s(o1)meil (sol) (q2) trouua sa f(e1)me (q2)<text:line-break/>se leuoit la(q1)lle luy fist faire du feu. Et quant il se fut chauffe il sen alla cou<text:line-break/>cher (et)<text:s/>reposer. Car il estoit trauaille de la nuyt (sol) et sa f(e1)me luy faict acroire<text:line-break/><text:span text:style-name="pb">[n.p.]</text:span><text:line-break/>(q1) aussi lest elle (sol) car pour la doubte (q1)lle auoit eu du trauail de luy (sol) elle auoit<text:line-break/>bien peu dormy toute la nuyt. Et enuir(o1) deux iours apres toutes ces cho(-)<text:line-break/>ses faictes c(o1)me les angloys ont de coustume apres ce (q2)lz ont ouy la messe<text:line-break/>de aller desieuner en la tauerne au meilleur vin ledict iehan et thomas se<text:line-break/>trouuer(e1)t en vne c(o1)paignie daultres gentilz h(o1)mes (et) march(a1)s si allerent<text:line-break/>desieuner ensemble (et) sassirent ledict ieh(a1) stotton (et) thomas br(a1)pton l(u1)g de<text:line-break/>uant laultre (et) en mange(a1)t ledict iehan regarda sur les mains dudict tho(-)<text:line-break/>mas (q2) auoit en lung de ses doiz ledict dyam(a1)t. Et qu(a1)t il leut l(o1)guement<text:line-break/>aduise (et) regarde ledict dyam(a1)t il luy sembloit vrayem(e1)t (q1) cestoit celluy (q2)l<text:line-break/>auoit perdu ne scauoit en quel lieu ne qu(a1)t. Et ad(o1)c ledict ieh(a1) stott(o1) pria<text:line-break/>audict thomas (q2)l luy voulsist m(o1)strer ledict dyam(a1)t lequel luy bailla<text:s/>vou<text:line-break/>lentiers. Et qu(a1)t il leut en sa main il rec(o1)gneut bi(e1) (q1) cestoit le sien (et) dem(a1)(-)<text:line-break/>da audict thomas d(o1)t il luy venoit ce (q1) vrayem(e1)t il estoit si(e1). A quoy ledict<text:line-break/>thomas resp(o1)dit au c(o1)traire (q1) n(o1) estoit mais qua luy appartenoit. Et le(d1)<text:line-break/>stotton maintenoit (q1) despuis peu de t(e1)ps lauoit perdu (et) que sil auoit trou<text:line-break/>ue en la ch(a1)bre ou ilz couchoy(e1)t (q1) il ne faisoit point bien de le retenir (sol) atten<text:line-break/>du lamour (sol) (et) fraternite qui tousiours auoit<text:s/>este entreux deux tellem(e1)t que<text:line-break/>plusieurs aultres parolles sen esmeurent et fort se courroucer(e1)t ensemble<text:line-break/>lung c(o1)tre laultre touteffoys ledict thomas brampton vouloit tousiours<text:line-break/>auoir ledict dyam(a1)t (sol) mais il nen peut oncques finer. Et quant<text:s/>les aultres<text:line-break/>gentilz h(o1)mes (et) marchans virent ladicte noyse chasc(u1) semploya a lappai<text:line-break/>sem(e1)t dicelle pour trouuer quelque maniere de les accorder mais riens ny<text:line-break/>vault car celluy qui (p3)du auoit ledict dyamant ne levoulut laisser partir de<text:line-break/>ses mains<text:s/>(et) celluy qui lauoit trouue le vouloit rauoir (sol) (et) le tenoit a belle ad<text:line-break/>uanture de lauoit trouue (et) auoir iouy de lamour de sa dame (sol) et ainsi estoit<text:line-break/>la chose difficille a appointer. Finablem(e1)t l(u1)g desdictz march(a1)s voyant (q1)<text:line-break/>au demene de la matiere on ny proffitoit poit en ri(e1)s (sol) si dist (q2)l luy sembloit<text:line-break/>quil auoit aduise vng aultre expedi(e1)t appointem(e1)t (sol) d(o1)t lesdictz ieh(a1) (et) tho<text:line-break/>mas deuroy(e1)t estre c(o1)tens (sol) mais il n(e1) diroit mot se lesdictes<text:s/>parties ne se<text:line-break/>soubmettoy(e1)t en peine de dir nobles de tenir ce (q2)l en diroit (sol) d(o1)t chascun de<text:line-break/>ceulx qui estoy(e1)t en ladicte c(o1)paignie respondirent que tres bien auoit dict<text:line-break/>ledict march(a1)t (sol) et inciter(e1)t ledict ieh(a1) et thomas de<text:s/>faire ladicte submissi(o1)<text:line-break/>et tant en furent requis et par telle maniere quilz se y accorderent. Adonc<text:line-break/>ledict marchant ordonna (q1) ledict dyamant seroit mis en ses mains (sol) puis<text:line-break/>que tous ceulx qui de ladicte difference auoyent parle (et) requis de lappaiser<text:line-break/>nen auoyent peu estre creuz (sol) il ord(o1)na que apres quilz seroy(e1)t partis de lho<text:line-break/>stel ou ilz estoyent au premier homme de quelque estat ou condition (q2)l fust<text:line-break/>quilz trouueroi(e1)t a lyssue dudict hostel compteroyent toute la maniere de<text:line-break/>ladicte difference et noyse estant entre ledict iehan stotton et thomas br(a1)(-)<text:line-break/>pton (sol) et tout ce quil en diroit ou ordonneroit en seroit tenu ferme (et) estable<text:line-break/><text:soft-page-break/><text:span text:style-name="pb">[n.p.]</text:span><text:line-break/>par lesdictes deux parties. Ne demoura gueres que dudict hostel se partit<text:line-break/>toute la belle compaignie et le premier homme quilz rencontrerent au de(-)<text:line-break/>hors dudict hostel (sol) ce fut ledict richard hoste desdictes deux parties (sol) auquel<text:line-break/>par ledict marchant fut narre et rac(o1)pte toute la maniere de ladicte diffe(-)<text:line-break/>rence. Adonc ledict richard apres ce quil eut tout ouy (et) que il eut demande<text:line-break/>a ceulx qui illecques estoy(e1)t presens se ainsi en estoit alle. Et que lesdictes<text:line-break/>parties ne sestoyent en nulle maniere voulu laisser appointer ne appaiser<text:line-break/>par tant de notables personnes dist par la sent(e1)ce diffinitiue que leur dya<text:line-break/>mant luy demoureroit c(o1)me sien et que lune ne laultre partie ne lauroit.<text:line-break/>Et quant ledict thomas brampton vit quil auoit perdu ladu(e1)ture dudict<text:line-break/>dyamant fut bien courrouce et desplaisant. Et a faict a croire que autant<text:line-break/>cstoit ledict iehan stotton qui lauoit perdu. Et lors requist ledict thomas a<text:line-break/>tous ceulx qui estoy(e1)t en la compaignie reserue leur dict hoste que ilz voul(-)<text:line-break/>sissent retourner en lhostel ou ilz auoyent desieune et que il leur donneroit<text:line-break/>a disner (sol)<text:s/>affin que ilz fussent aduertis de la maniere et c(o1)ment ledict dya(-)<text:line-break/>mant estoit venu en ses mains (sol) lesquelz dung accord luy accorder(e1)t voul(e1)<text:line-break/>tiers. Et en attendant le disner qui sappareilloit il leur compta l(e1)tree et la<text:line-break/>maniere des deuises que il auoit eues auecques son hostesse femme dudict<text:line-break/>richard fery et comment (et) a quelle heure elle luy auoit mis heure pour soy<text:line-break/>trouuer auecques elle tandis que son mary seroit au guet (sol) et aussi le lieu<text:line-break/>ou se dyamant auoit este trouue. Lors ledict iehan stotton oyant ce en fut<text:line-break/>moult esbahy soy donnant de ce grant merueilles (et) en soy faignant dist (q1)<text:line-break/>tout le semblant luy estoit aduenu en celle propre nuyct ainsi que cy deu(a1)t<text:line-break/>est declare (et) quil tenoit et creoit fermement auoir laisse cheoir son dyam(a1)t<text:line-break/>ou ledict thomas lauoit trouue et quil luy deuroit faire plus de mal de la(-)<text:line-break/>uoir perdu quil ne faisoit audict thomas lequel ny perdoit aulcune chose (sol)<text:line-break/>car il luy auoit chier couste. Ledict thomas resp(o1)dit en ceste maniere (et) dist<text:line-break/>(q1) vrayem(e1)t il ne se deuoit point plaindre se leur dict lhoste lauoit iuge estre<text:line-break/>sien (sol) attendu que leur dicte hostesse en auoit eu beaucoup a souffrir (sol) (et) aussi<text:line-break/>pource quil auoit eu le pucellarge de la nuytee et ledict thomas auoit este<text:line-break/>son paige en allant apres luy. Et ses choses contennerent allez bien ledict<text:line-break/>iehan stotton de la perte de sondict dyamant (sol) pource que aultre chose nen<text:line-break/>pouuoit auoir et le porta plus pacientement et plus legierement que se il<text:line-break/>neust point sceu la verite<text:s/>de la matiere. Et de ceste aduenture tous ceulx (q2)<text:line-break/>estoyent presens commencerent a rire et a mener grant ioye. Adoncques<text:line-break/>se mirent a table et disnerent mais vous pouez p(e1)ser (q1) ce ne fut pas sans<text:line-break/>boire dautant. Et apres quilz eurent disne ilz se despartirent et chasc(u1) sen<text:line-break/>alla ou bon luy sembla. Et ainsi fut tout le mal talent pard(o1)ne (sol) et la paix<text:line-break/>faicte entre les parties (sol) cestassauoir entre ledict iehan stotton (et) ledict tho(-)<text:line-break/>mas brampton et furent bons amys ensemble.</text:p>
      <text:h text:style-name="Titre1" text:outline-level="1"><text:span text:style-name="pb">[n.p.]</text:span><text:line-break/>(pdm) La.lxiij.nouuelle par messire michault de changy.</text:h>
      <text:p text:style-name="P130"><text:span text:style-name="T131">M</text:span>Ontbleru se trouua vng iour (q2) passa a la foire den(-)<text:line-break/>uers in la c(o1)paignie de m(o1)seig(n1)r dest(a1)pes (sol) lequel le<text:line-break/>deffrayoit et payoit ses desp(e1)s (q2) est vne chose (q2)l prit<text:line-break/>allez<text:s/>bien en gre. Vng iour entre les aultres dau(e1)tu(-)<text:line-break/>re il rencontra maistre himbert de la plaine (sol) maistre<text:line-break/><text:soft-page-break/>roulant pipe (sol) (et) iehan le tourneur qui luy fir(e1)t moult<text:line-break/>gr(a1)t chere Et pource (q2)l estoit plaisant (et) gracieulx c(o1)<text:line-break/>me chasc(u1)<text:s/>scet ilz desirent sa c(o1)paignie (et) luy prierent<text:line-break/>de venir loger auec(q1)s eulx (sol) (et) (q1) ilz feroy(e1)t bonne chiere. M(o1)tbleru de prime<text:line-break/>face se excusa sur m(o1)seigneur dest(a1)pes (q2) lauoit la admene (sol) (et) puis dist quil<text:line-break/>ne loseroit hab(a1)d(o1)ner (sol) (et) la raison y est tres b(o1)ne dist il car il me deffraye de<text:line-break/>tous pointz. Neaulmoins touteffoys il fut c(o1)tent dhab(a1)d(o1)ner m(o1)seig(n1)r<text:line-break/>dest(a1)pes en cas (q1) entre eulx le voulsissent deffroyer (et) eulx (q2) ne desiroyent<text:s/>(q1)<text:line-break/>sa c(o1)paignie accorder(e1)t legierem(e1)t ce marche. Or escoutez comment il les<text:line-break/>paya. Ces trops b(o1)s seig(n1)rs demourer(e1)t a enuers plus (q2)lz ne pensoyent<text:line-break/>qu(a1)t ilz partir(e1)t de la court et soubz esper(a1)ce de brief retourner naueyent<text:line-break/>aporte (q2) chasc(u1) vne chemise si deuindz(e1)t salles ens(e1)ble leurs couurechiefz<text:line-break/>et petis draps (et) a grant regret leur benoit de eulx trouuer en ceste malaise<text:line-break/>car il faisoit bien chault c(o1)me en la saison de p(e1)thecouste (sol) si les bailler(e1)t a<text:line-break/>blanchir a la ch(a1)beriere de leur logis vng samedy au soir qu(a1)t il se couche<text:line-break/>r(e1)t (et) les deuoyent auoir bl(a1)ches l(e1)demain a leur leuer (sol) mais m(o1)tbleru les<text:line-break/>garda bien (sol) (et) pour venir au point la ch(a1)beriere qu(a1)t vint au matin quelle<text:line-break/>eut blanchy ces chemises (et) coeuurechief (et) les eut seichez (et) bien gentement<text:line-break/>ployez elle fut de sa maistresse appellee pour aller a la boucherie querir la<text:line-break/>prouision pour le disner elle fist ce (q1) sa maistresse c(o1)manda (sol) et laissa en la<text:line-break/>cuysine sur vne escabelle tout ce bagaige esper(a1)t a son retour tout retrou<text:line-break/>uer a quoy elle faillit bien car m(o1)tblern qu(a1)t il peut veoir du iour il se leua<text:line-break/>de son lict et print vne longue robbe sur sa chemise (et) desc(e1)dit en bas pour<text:line-break/>faire cesser les cheuaulx (q2) se c(o1)batop(e1)t ou pour aller au retraict (et) luy la ve<text:line-break/>nu il vintveoir en la cuisine que on y disoit ou il ne trouua ame fors seulle<text:line-break/>m(e1)t ces chemises (et) ces coeuurechief (q2) ne demandoy(e1)t (q1) march(a1)t (sol) montble<text:line-break/>ru c(o1)gneut t(a1)tost (q1) cestoit sa charge si y mist la main et fut en gr(a1)t esmoy<text:line-break/>ou il les ponrroit sauluer vne foys pensoit de les bouter dedans les chaul(-)<text:line-break/>dieres (et) gr(a1)s potz de cuiure qui estoy(e1)t en la cuisine aultreffoys de les bou<text:line-break/>ter ded(a1)s sa m(a1)che (sol) briefuem(e1)t il les bouta en lestable des cheuaulx bi(e1) en(-)<text:line-break/>fardelees ded(a1)s du foing en vng gros monceau de fiens (et) cela faict il sen<text:line-break/>vint coucher empres iehan le tourneur dont il estoit party. Or voicy la ch(a1)<text:line-break/>beriere retourner de la boucherie la(q2)lle ne trouue pas les chemises (q2) ne fut<text:line-break/>pas bi(e1) cont(e1)te de ce (et) c(o1)m(e1)ca a dem(a1)der par tout (q2) en scet nouuelle (sol)<text:line-break/><text:span text:style-name="pb">[n.p.]</text:span><text:line-break/>chas(-)cun a qui elle en dem(a1)doit disoit (q2)l nen scauoit ri(e1)<text:s/>(sol) et dieu scet la vie quelle<text:line-break/>menoit (et) voicy les seruiteurs de ces b(o1)s seig(n1)rs (q2) attendoy(e1)t apres leurs<text:line-break/>chemises quilz nosoi(e1)t ce m(o1)strer a leurs maistres (et) craignoy(e1)t moult aus<text:line-break/>si faisoit lostre (et) lostesse (et) la ch(a1)beriere. Qu(a1)t vint enuir(o1) neuf heures ces<text:line-break/>bons seig(n1)rs appell(e1)t leurs g(e1)s mais nul ne vi(e1)t tant craign(e1)t a dire les<text:line-break/>nouuelles de ceste (p3)te a leurs maistres touteffoys en la fin quil estoit entre<text:line-break/>xj.(et).xij.loste vint (et) les seruiteurs (et) fut dit a ces seig(n1)rs c(o1)m(e1)t leurs chemi(-)<text:line-break/>ses estoi(e1)t desrobees d(o1)t les aulc(u1)s (p3)dir(e1)t paci(e1)ce c(o1)me maistre himbert et<text:line-break/>maistre rol(a1)t (sol) maistre ieh(a1) le tourneur tint assez b(o1)ne maniere (et) n(e1) faisoit<text:line-break/>(q1) rire (et) appella m(o1)tbleru (q2) faisoit la dozmeuille qui scauoit (et) oyoit tout (sol) (et)<text:line-break/>luy dist. M(o1)tbleru vecy g(e1)s bie en point on no(us) a desrobees noz chemises.<text:line-break/>Saincte marie (q1) dictes vo(us) dist m(o1)tbleru c(o1)trefaisant lendormy (sol) vecy bi(e1)<text:line-break/><text:soft-page-break/>mal venu. Qu(a1)t on eut gr(a1)t piece tenu parlem(e1)t de ces chemises (q2) estoy(e1)t<text:line-break/>perdues d(o1)t m(o1)tbleru c(o1)gnoissoit bië le larr(o1) ces b(o1)s seig(n1)rs c(o1)m(e1)cerent<text:line-break/>a dire. Il est ia bien tard (et) no (us) nauons encores point ouy de messe (et) si est di<text:line-break/>m(e1)che touteffoys no(us) ne pouu(o1)s b(o1)nem(e1)t aller dehors de ce(a1)s sans chemi<text:line-break/>ses quest il de faire. Par ma foy dist loste ie ny scauroye point trouuer daul<text:line-break/>tre remede sin(o1) (q1) ie vous preste a chasc(u1) vne chemise des mi(e1)nes telles (q1)l<text:line-break/>les sont c(o1)bien (q1)lles ne sont pas pareilles aux vostres (sol) mais elles sont bl(a1)<text:line-break/>ches (sol) (et) si ne pouez mieulx faire se me semble. Ilz fur(e1)t cont(e1)s de ces chemi(-)<text:line-break/>ses de loste qui estoy(e1)t courtes (et) estroictes (et) de bi(e1) dure (et) aspre toille (sol) et dieu<text:line-break/>scet (q2)l les faisoit b(o1) veoir. Ilz fur(e1)t prestz dieu mercy (sol) mais il estoit si tard<text:line-break/>(q1)ilz ne scauoyent ou ilz pourroyent ouyz messe. Alors dist m(o1)tbleru (q2)l te(-)<text:line-break/>noit trop bien maniere (sol) qu(a1)t est pour ouyz messe ie scap bi(e1)vne eglise en ce<text:line-break/>ste ville ou nous ne fauldr(o1)s point a tout le moins de veoir dieu encores il<text:line-break/>vault mieulx de le veoir (q1) ri(e1) dir(e1)t ces b(o1)s seig(n1)rs. Allons allons (et)<text:s/>no (us) ad<text:line-break/>u(a1)c(o1)s vistem(e1)t cest trop tarde (sol) car (p3)dze noz chemises (et) ne ouyz poit auiour<text:line-break/>dhuy de messe ce seroit mal sur mal (sol) (et) pourt(a1)t il est temps daller a leglise si<text:line-break/>meshuy no(us) voul(o1)s ouyz la messe. M(o1)tbleru inc(o1)tin(e1)t les mena en la gr(a1)t<text:line-break/>eglise denuers ou il ya vng dieu sur vng asne (sol) (et) qu(a1)t ilz eur(e1)t chascun dict<text:line-break/>leurs patenostres (et) leurs deuoti(o1)s (sol) ilz dir(e1)t a m(o1)tbleru. Qu esse (q1) nousver<text:line-break/>rons dieu. Ie le vous monstreray dist il tout maintenant. Alors il leur m(o1)<text:line-break/>stra ce dieu sur lasne. Et puis il leur dist. Dela dieu vo(us) ne fauldrez iamais<text:line-break/>de veoir dieu ceans a quelque heure que ce soit. Adonc ilz commencerent<text:line-break/>a rire (sol) iasoit ce (q1) la doulleur de leurs chemises ne<text:s/>fust point encores appai<text:line-break/>see (sol) (et) sur ce point senvindr(e1)t disner (sol) (et) fur(e1)t despuis ne scay qu(a1)tiours a en<text:line-break/>uers (sol) (et) apres sen partirent sans rauoir leurs chemises (sol) car montbleru les<text:line-break/>mist en lieu seur et les venoit despuis<text:s/>cinq escus dor. Or aduint c(o1)me dieu<text:line-break/>le voulut (q1) en la b(o1)ne sepmaine du Karesme (e1)suiu(a1)t le mecredy m(o1)tbleru<text:line-break/>se trouua au disner auec ces troys b(o1)s seig(n1)rs dess(us) n(o1)mez (sol) (et) entre aultres<text:line-break/><text:span text:style-name="pb">[n.p.]</text:span><text:line-break/>parolles il lent ramenteut les chemises (q2)lz auoient (p3)dues a enuers (et) viu.<text:line-break/>Helas le pouure larr(o1) qui vo(us) desroba il sera bi(e1) damne se son meffait ne<text:line-break/>luy est pard(o1)ne de (p3) vo(us) (et) par dieu vo(us) ne le vouldriez pas. Ma dist maistre<text:line-break/>himbert (sol) (p3) dieu beau sire il ne men souuenoit pl(us) (sol) ie lay pieca oublie et aul<text:line-break/>moins dist m(o1)tbleru vous luy pard(o1)nez ne faictes pas. Sainct ichan ouy<text:line-break/>dist il ie ne vouldroye pas quil fust d(a1)pne pour moy (et) par ma foy cest bien<text:line-break/>dit dist m(o1)tbleru. Et vous<text:s/>maistre rol(a1)t ne luy pard(o1)nez vous point aus<text:line-break/>si. A gr(a1)t peine disoit il le mot touteffois en la fin il dist (q2)l luy pard(o1)noit<text:line-break/>mais pource (q2)l (p3)doit a regret le mot plus luy coustoit a pron(o1)tera (et) vraye<text:line-break/>m(e1)t dist montbleru vo(us)<text:s/>luy pardonnez aussi maistre rolant que auez vo(us)<text:line-break/>vo(us) gaigne de d(a1)pner vng larr(o1) pour vne mesch(a1)te chemise et vng coue(-)<text:line-break/>uerchief et ie luy pardonne vrayement dist il lors (sol) et len clame quite puis (q1)<text:line-break/>aultre chose nen puis auoir (et) par ma foy vous estes b(o1) homme. Or vint le<text:line-break/>tourneur si luy dist ledit m(o1)tbleru or ca iehan vo(us) ne ferez pas pis (q1) les aul<text:line-break/>tres tout est pardonne a ce pouure larron des chemises se a vo(us) ne ti(e1)t. A<text:line-break/>moy ne ti(e1)dra pas dist il ie luy ay pieca (p3)d(o1)ne (et) luy en baille de rechief tout<text:line-break/>mainten(a1)t den(a1)t vous labsolution on ne pourroit mieulr dire dit m(o1)tble<text:line-break/>ru. Et par ma foy ie vons scay bon gre de la quitt(a1)ce (q1) vo(us) auez faicte au<text:line-break/><text:soft-page-break/>larr(o1) de voz chemises (et) en t(a1)t (q2)l me touche ie vo(us) en mercye to(us) car ie suis<text:line-break/>le larron mesmes (q2) vo(us) desroba a enuers ie pr(e1)s ceste quitt(a1)ce a m(o1) prouf<text:line-break/>fit (et) de rechief vous en remercie touteffois car ie le doy faire. Qu(a1)t mont(-)<text:line-break/>bleru eut confesse le larrecin (et) (q2)l eut trouue sa quitt(a1)ce par le partir que a<text:line-break/>uez ouy il ne fault pas demander se maistre rolant et Jehau le tourneur<text:line-break/>fur(e1)t bi(e1) esbahys car ilz ne se fussent iamais doubtez (q2)l eust fait ceste cour<text:line-break/>toisie (et) luy fut bi(e1) reproche ce pouure larrecin voire en esbat(a1)t mais luy (q2)<text:line-break/>scet sou entreg(e1)t se desarmoit gracieusem(e1)t de tout ce d(o1)t chargier le vou<text:line-break/>loyent et leur disoit bien (q1) cestoit sa coustume que de gaigner (sol) et de prendre<text:line-break/>ce quil trouuoit sans garde especiallem(e1)t a telz g(e1)s c(o1)me ilz estoient. Ces<text:line-break/>trois b(o1)s seigneurs nen firent que rire mais trop bien ilz luy dem(a1)derent<text:line-break/>c(o1)ment il les auoit prinses (et) aussi en (q1)lle fac(o1) (et) maniere il les desroba et il<text:line-break/>leur declaira tout au l(o1)g<text:s/>(et) dist aussi (q2)l auoit eu de tout ce butin cinq escus<text:line-break/>doz d(o1)t ilz Meur(e1)t ne demanderent oncques aultre chose.</text:p>
      <text:h text:style-name="Titre1" text:outline-level="1">(pdm) La.lxiiij.nouuelle par messire michault ne ch(a1)gy.</text:h>
      <text:p text:style-name="P132"><text:span text:style-name="T133">I</text:span>L est vray que nagueres en vng lieu de ce pays (q1) ie ne puis<text:line-break/>n(o1)mer (et) pour cause (sol) au fort qui le scet si sen taire comme ie<text:line-break/>faitz. En ce lieu la auoit vng maistre cure (q2) faisoit raige de<text:line-break/>bien c(o1)fesser ses parroisiennes et de faict il nen eschappoit<text:line-break/>nulles (q2) ne passassent par la (sol) voire des ienues dames au re<text:line-break/>gard des vieilles il n(e1) tenoit c(o1)pte. Qu(a1)t il eut longuem(e1)t<text:line-break/>maintenue ceste saincte vie (et) ce vertueux exercice (et) que la ren(o1)mee en fut<text:line-break/><text:span text:style-name="pb">[n.p.]</text:span><text:line-break/>espandue par toute la marche et es terres voysines il fut pugny ainsi que<text:line-break/>vous orrez (p3) lindustrie dung sien prochain a qui touteffoys il nauoit poit<text:line-break/>encores ri(e1)s messait touch(a1)t sa f(e1)me. Il estoit vng iour au disner (et) faisoit<text:line-break/>bonne chiere a lhostel dung sien parroissien que ie vous ay dit (et) comme ilz<text:line-break/>estoy(e1)t au meilleur endroit de leur disner (et) (q2)lz faisoyent la plus grant chie<text:line-break/>re vecy venir leans vng h(o1)me qui sappelle trenche couille lequel se mesle de<text:line-break/>tailler g(e1)s darrecher dentz (sol) (et) dung grant tas de brouillerie (sol) (et) auoit ne scay<text:line-break/>quoy a besongner<text:s/>a lhostel de leans (sol) hoste le recueillit (et) le fist seoit sans se<text:line-break/>faire trop prier il se fourre auec n(r1)e cure (et) les aultres et sil estoit venu tard<text:line-break/>il mettoit peine dac(o1)suyure les aultres qui le mieulx auoy(e1)t vi(a1)de ce mai(-)<text:line-break/>stre cure<text:s/>(q2) estoit vng gr(a1)t farceur (et) vng fin h(o1)me c(o1)menca a pr(e1)dre la pa(-)<text:line-break/>rolle a ce trenche couille (et) le trenche couille luy respondit au propos de ce (q2)l<text:line-break/>scauoit. Certaine piece a(p1)s maistre cure se vire vers lhoste (et) en loreille luy<text:line-break/>dit. Doul(o1)s no(us) bien tr(o1)per ce tranche couille (sol) ouy ie vous en prie dist lho(-)<text:line-break/>ste (sol) mais en (q1)lle maniere le pourrons nous faire (sol) (p3) ma foy dist le cure no(us)<text:line-break/>le tr(o1)perons trop bien se me voulez aulcunement ayder (et) par<text:s/>ma foy ie ne<text:line-break/>dem(a1)de aultre chose dist lhoste. Je vo(us) diray (q1) nous fer(o1)s dist le maistre cu<text:line-break/>re ie faindray auoir gr(a1)t mal en vng couillon (et) puis ie march(a1)deray a luy<text:line-break/>de le me oster et me mettray sus la table (sol) (et) tout en point c(o1)me pour le tran(-)<text:line-break/>cher. Et quant il viendra apres et il vouldra veoir (q1) cest (et) ouurer de son me<text:line-break/>stier (sol) ie luy m(o1)streray le derriere. Et que cest bien dit resp(o1)dit lhoste lequel<text:line-break/>acoup se pensa a ce (q2)l vouloit faire (sol) vous ne fistes iamais mieulx. Laissez<text:line-break/>nous faire entre nous aultres nous vo(us) ayder(o1)s bien a parfaire la farce.<text:line-break/>Je le vueil dist le cure. Apres ces parolles m(o1)seigneur le cure de plus belle<text:line-break/>rassaillit nostre taille couille dunes et daultres (et) en la parfin luy c(o1)menca<text:line-break/><text:soft-page-break/>a dire par dieu quil auoit bien mestier de vng tel h(o1)me quil estoit (et) que ve<text:line-break/>ritablem(e1)t il auoit vng couillon pourry (et) gaste (et) vouldroit (q2) luy eust cou(-)<text:line-break/>ste bonne chose (et) (q2)l eust trouue h(o1)me qui bien luy sceust oster. Et vous de(-)<text:line-break/>uez scauoir quil le disoit si froidem(e1)t (q1) le tranche couille cuydoit veritable<text:line-break/>ment (q2)l dist tout vray. Adonc il luy respondict m(o1)seigneur le cure ie vueil<text:line-break/>bien que vous saichez sans nul despriser ne moy vanter de ri(e1) qui nya h(o1)(-)<text:line-break/>me en ce pays qui mieulx que moy vous sceust ayder. Et pour lamour de<text:line-break/>lhoste de ceans ie vous feray telle courtoysie de ma peine se vous vo(us) vou(-)<text:line-break/>lez mettre en mes mais (q1) par droit vous en serez (et) dueurez estre content (sol) et<text:line-break/>vrayem(e1)t dist le maistre cure ceste tres bi(e1) dit a vous. Conclusi(o1) pour abre(-)<text:line-break/>ger ilz fur(e1)t dacord. Et inc(o1)tinent apres fut la table ostee et c(o1)m(e1)ca nostre<text:line-break/>maistre tranche couille a faire ses preparatoires pour besongner daultre<text:line-break/>part le bon cure se mettoit a point pour faire la farce (q2) ne luy tourna pas<text:line-break/>aieu et deuisoit a lhoste (et) aux aultres (q2) estoy(e1)t presens c(o1)m(e1)t il deuoit far<text:line-break/>re. Et ce pendant (q1) ces apprestes se faisoyent dung coste et daultre lhoste<text:line-break/><text:span text:style-name="pb">[n.p.]</text:span><text:line-break/>de Ieans vint au trenche couille (et) luy dist. Garde bien quelque chose que ce<text:line-break/>prestre te die qu(a1)t tu le ti(e1)dras en tes mains pour ouurer en ses couillons<text:line-break/>que tu luy tr(a1)ches tous deux rasib(us) (et) garde bi(e1) (q1) tu ny failles point si cher<text:line-break/>que tu aymes ton corps (et) par sainct martin si feray ie dist le tr(a1)che couille<text:line-break/>puis quil vous plaist. Jay vng instrum(e1)t qui est si prest (sol) (et) si bien tranch(a1)t<text:line-break/>que ie vous feray present de ses genitoires adu(a1)t (q2)l ayt loysir de riens me<text:line-break/>dire (sol) or on verra que tu feras dist lhoste mais se tu faulx par ma foy ie ne te<text:line-break/>fauldray pas. Tout fut prest (et) la table appointee et m(o1)seigneur le cure en<text:line-break/>pourpoint que bien c(o1)trefaisoit lidolle et promettoit bon vin a ce tranche<text:line-break/>couille lhoste aussi (et) pareillem(e1)t les seruiteurs de le(a1)s deuoy(e1)t tenir ce mai<text:line-break/>stre cure (q2) nauoyent garde de le laisser eschapper ne remuer en quel (q1) ma(-)<text:line-break/>niere que ce fust. Et affin destre plus seurs le lyerent bien estroit et luy di(-)<text:line-break/>soy(e1)t que cestoit pour mieulx et plus couuertem(e1)t faire la farce (sol) (et) quant il<text:line-break/>vouldroit le laisseroyent aller il les creut comme fol. Or vint ce vaill(a1)t tr(a1)<text:line-break/>che couille garny en sa cornette de son petit rasouer (et) incontinent c(o1)m(e1)ca<text:line-break/>a vouloir mettre les mais aux couill(o1)s de m(o1)seigneur le cure. Na dist m(o1)(-)<text:line-break/>seigneur le cure faictes adret et tout beau tastes les le plus doulcem(e1)t que<text:line-break/>vous pourrez (sol) et puis apres ie vous diray lequel ie vueil auoir oste (sol) et bien<text:line-break/>dist le tr(a1)che couille. Et lors tout souet lieue la chemise de ce maistre cure (et)<text:line-break/>prent les maistresses couilles grosses (et) quarrees (sol) et sans plus enquerir su<text:line-break/>bitement comme leclipse les luy trancha tous deux dung seul coup. Et b(o1)<text:line-break/>cure de crier et de faire<text:s/>la plus mallevie que iamais fist homme. Hola hola<text:line-break/>dist lhoste pacience ce qui est fait est faict (sol) laissez vous adouber si vous vou<text:line-break/>lez (sol) lors le tr(a1)che couille le mist a point du surplus qu(e1) tel cas appartient (et)<text:line-break/>puis part et sen va attendant lhoste qui scauoit bi(e1) la tr(o1)perie (sol) or ne fault<text:line-break/>il pas demander se m(o1)seigneur le cure fut bi(e1) camus de se veoir ainsi des(-)<text:line-break/>garny de ses instrumens. Et mettoyt sus a lhoste quil estoit cause de son<text:line-break/>mesches et de son mal mais dieu scet<text:s/>sil sen excusoit bien (et) luy disoit que se<text:line-break/>le tr(a1)che couille ne se fust si tost desparty et saulue (q2)l leust mys en tel point<text:line-break/>que iamais neust faict bi(e1) apres (sol) pensez dist il quil me desplaist bien de vo(-)<text:line-break/>stre ennuy et plus beaucoup encores de ce que il est aduenu en mon hostel.<text:line-break/>Ces nouuelles fur(e1)t tost vollees et semees par toute la ville (et) ne fault pas<text:line-break/>dire que aulcunes damoyselles nen fussent bien marries de auoir perdu<text:line-break/>les instrumens de monseigneur le cure (sol) mais aussi daultre part leurs ma<text:line-break/><text:soft-page-break/>rys en fur(e1)t tant ioyeulx quon ne vous scauroit dire ne descripre la dixies<text:line-break/>me partie de leur lyesse. Ainsi que vous aduez ouy fut pugny le maistre cu<text:line-break/>re qui tant en auoit daultres trompees et deceues et oncques despuis ne<text:line-break/>se osa veoir ne trouuer entre gens (sol) mais comme reclus et plain de melen(-)<text:line-break/>colie fina bien tost apres ses doulens iours.</text:p>
      <text:h text:style-name="Titre1" text:outline-level="1">(pdm) La.lxv.nouuelle par m(o1)seigneur le preuost de vuastenes.</text:h>
      <text:p text:style-name="p"><text:span text:style-name="pb">[n.p.]</text:span></text:p>
      <text:p text:style-name="P134"><text:span text:style-name="T135">A</text:span>Z c(o1)me bien souuent len mect en termes plusieurs<text:line-break/>choses (sol) d(o1)t en la fin on se rep(e1)t. Aduint naguieres (q1)<text:line-break/>vng gentil c(o1)paignon demourant en vng billaige<text:line-break/>assez pres du m(o1)t saict michel se deuisoit a vng sou(-)<text:line-break/>per present de sa f(e1)me aulc(u1)s estr(a1)giers (et) plusieurs<text:line-break/>de ses voysins d(u1)g hostellier<text:s/>dudict mont sainct mi<text:line-break/>chel et disoit (sol) affermoit (sol) et iuroit sur son honneur (q2)l<text:line-break/>portoit le plus beau m(e1)bre (sol) et le plus gros et le plus<text:line-break/>quarre qui fust en toute la marche denuiron et auecques ce. Et (q2) n(e1)piroit<text:line-break/>pas le ieu il sen aydoit tellement (et) si bien (q1) les quatre (sol) les cinq (sol) les six foys<text:line-break/>ne luy coustoyent n(o1) plus (q1) se on les prenoit en la cornette de son chappe(-)<text:line-break/>ron. Tous ceulx de la table ouyr(e1)t voul(e1)tiers le bon bruyt (q1) on donnoit a<text:line-break/>cestuy hostellier dudict mon sainct michel (et) en parlerrent chasc(u1) c(o1)me ilz<text:line-break/>lent(e1) doyent (sol) mais qui y print garde ce fut la f(e1)me du rac(o1)pteur de lhystoi<text:line-break/>re (sol) laquelle y presta moult bien loreille. Et luy sembla bien (q1) la f(e1)me estoit<text:line-break/>bien<text:s/>eureuse et moult bien fortunee (q2) de tel mary estoit douee (sol) (et) pensa des<text:line-break/>lors en son cueur (sol) (q1) se elle peult trouuer h(o1)neste voye subtille elle se trouue<text:line-break/>ra quelque iour audict lieu du mont sainct michel a lhostel de lhomme au<text:line-break/>gros m(e1)bre se logera (et) ne ti(e1)dra (q1) a luy que elle ne espreuue se le bruyt (q1) on<text:line-break/>luy donne est vray pour executer ce quelle auoit propose mettre a fin ce (q1)<text:line-break/>en son couraige est delibere enuir(o1) cinq ou six ou huyt iours elle print con<text:line-break/>ge de son mary pour aller en pelerinage au mont sainct michel. Et pour<text:line-break/>mieulx coulourer loccasion de son voyage elle c(o1)me f(e1)mes sceur(e1)t bi(e1) fai(-)<text:line-break/>re trouua vne bourde toute affaictée. Et son mary ne luy refusa pas le c(o1)<text:line-break/>gie c(o1)bien (q2)l se doubta t(a1)tost de ce (q2) estoit. Adu(a1)t quelle partist son mary<text:line-break/>luy dist quelle fist son offr(a1)de a sainct michel (et) quelle se logeast a lhostel du<text:line-break/>dict hostellier (et) quelle le rec(o1)mandast a luy beaucoup de foys. Elle promist<text:line-break/>de tout acomplir (et) de faire son message ainsi (q2)l luy auoit c(o1)m(a1)de. Et sur<text:line-break/>ce present congie sen va (sol) (et) dieu scait beaucoup desir(a1)t soy trouuer au lieu<text:line-break/>de sainct michel. L(a1)tost (q1)lle fut partie (et) son mary de m(o1)ter a cheual (et) par<text:line-break/>aultre chemin (q1)<text:s/>celluy (q1) sa f(e1)me tenoit (sol) picque tant (q2)l peult au m(o1)t sainct<text:line-break/>michel (et) vint desc(e1)dre tout secrettement adu(a1)t (q1) sa f(e1)me a lhostel de lostel(-)<text:line-break/>lier dessusdit (sol) le(q1)l tres liem(e1)t le receut (et) luy fist gr(a1)t chiere.<text:s/>Quant il fut in<text:line-break/>sa ch(a1)bre il dist a lostellier. Or ca m(o1) hoste ie scay bi(e1) (q1) vo(us) estes mon amy<text:line-break/>de pieca (sol) (et) ie suis le vostre sil vous plaist. Et pource ie vous vueil bien dire<text:line-break/>qui me maine maintenant en ceste ville. Il est vray (q1)<text:s/>enuiron a six ou huyt<text:line-break/>iours nous esti(o1)s au soupper en mon hostel vng gr(a1)t tas de h(o1)s compai(-)<text:line-break/>gnons et vrays gaudisseurs et freres de lordre et comme vous scauez que<text:line-break/>on parle de plusieurs choses (sol) en deuisant les vngs aux aultres ie comm(e1)(-)<text:line-break/>cay a parler (et) a compter c(o1)ment on disoit en ce pays que il ny auoit h(o1)me<text:line-break/><text:span text:style-name="pb">[n.p.]</text:span><text:line-break/><text:soft-page-break/>mieulx oustille de vous (et) au surplus luy dist au plus pres ce (q1) il sceust. Bref<text:line-break/>toutes parolles (q2) touchoy(e1)t ce propos fur(e1)t muees en ieu aisi c(o1)me dessus<text:line-break/>est touche. Or est il ainsi dist il (q1) ma f(e1)me entre les aultres receut tres bien<text:line-break/>mes parolles (et) na iamais arreste t(a1)t (q1)lle ayt trouue maniere de impetrer<text:line-break/>son c(o1)gie pour venir en ceste ville. Et par ma foy ie me doubte fort (sol)<text:s/>(et) croy<text:line-break/>veritablement (q1) sa principalle intention est desprouuerse elle peult se mes<text:line-break/>parolles sont vrayes (q1) iay dictes touch(a1)t vostre gros m(e1)bre (sol) elle sera t(a1)tost<text:line-break/>ceans ie n(e1) doubte point (sol) car il luy tarde de soy y trouuer (sol) si vo(us) prie quant<text:line-break/>elle vi(e1)dra que la recepuez lyem(e1)t (et) luy faictes b(o1)ne chiere (sol) et luy dem(a1)dez<text:line-break/>la courtoysie et faictes t(a1)t que elle le vous accorde (sol) mais touteffoys ne me<text:line-break/>tr(o1)pez point gardez bien (q1) vous ny touchez (sol) prenes terme daller vers elle<text:line-break/>qu(a1)t elle sera couchee (sol) ie me mettray en vostre lieu et vous orrez apres b(o1)(-)<text:line-break/>ne chose. Laissez moy faire dist lhostellier (et) ie vous prometz (q1) ie feray bien<text:line-break/>m(o1) personnaige. Ha dea touteffoys dist laultre ne me faictes point de des<text:line-break/>loyaulte ie scay bi(e1) quil ne ti(e1)dra point a elle (q1) ne le faciez. Par ma foy dist<text:line-break/>lhostelier ie vous asseure que ie ny toucheray ia (et) non fist il. Il ne demoura<text:line-break/>gueres (q1) voicy venir nostre gouge (et) sa ch(a1)beriere bi(e1) lassee dieu le scet. Et<text:line-break/>b(o1) hoste de saillir adu(a1)t (et) de recepuoir la c(o1)paignie comme il luy estoit en(-)<text:line-break/>ioinct (et) (q2)l luy auoit promis. Il fist mener ma damoyselle en vng tres beau<text:line-break/>lict (et) luy fist de bon feu (et) fist apporter du meilleur vin de le(a1)s et alla (q1)rir de<text:line-break/>belles cerises toutes fresches (et) vint banqueter auecques elle en attendant<text:line-break/>le soupper. Il c(o1)menca de faire ses approches quant il vit son point mais<text:line-break/>dieu scet c(o1)ment on le getta loing de prime face.<text:s/>En la parfin touteffoys<text:line-break/>pour abregier marche fut fait quil viendroit couchier auecques elle enuir(o1)<text:line-break/>la minuyt tout secrettem(e1)t (sol) il sen vint deuers le mary de la gouge (et) luy c(o1)(-)<text:line-break/>pta le cas le(q1)l a lheure prinse entre elle et lhostellier<text:s/>il sen vit bouter en son<text:line-break/>lieu (sol) (et) besongna la nuyt le mieulx quil peut et se leua sans mot dire adu(a1)t<text:line-break/>le iour et se vint remettre en son lict. Quant le iour fut venu nostre gouge<text:line-break/>toute melencolieuse p(e1)sifue et despiteuse pource (q1) point nauoit trouue ce<text:line-break/>quelle cuydoit appella sa ch(a1)beriere et se leuerent et au plus hastifuement<text:line-break/>quelles peurent se habiller(e1)t et voulur(e1)t payer leur escot (sol) mais lhoste dist<text:line-break/>(q1) vrayem(e1)t pour l'amour de son mary quil ne prendroit ri(e1)s delle.<text:s/>Et sur<text:line-break/>ce elle dist a dieu (et) print conge de luy (sol) et sen va ma damoyselle toute cour(-)<text:line-break/>roucee s(a1)s ouyr messe ne veoir sainct michel ne desieuner aussi et s(a1)s vng<text:line-break/>seul mot dire se mist a chemin (et) sen vint en sa maison (sol) mais il fault dire (q1)<text:line-break/>son mary y estoit arriue qui luy dem(a1)da qu(o1) disoit de bon a sainct michel.<text:line-break/>Elle tant marrie qu(o1) ne pourroit plus a peu selle daingnoit resp(o1)dre. Et<text:line-break/>quelle chere dist le mary vo(us) a fait vostre hoste (sol) par dieu il est b(o1) c(o1)paign(o1).<text:line-break/>Bon c(o1)paignon dist elle (sol) il nuy ri(e1) doultraige ie ne m(e1) scauoye louer que<text:line-break/>tout a point. R(o1) dame dist il (et) par sainct sainct ichanie p(e1)soyé (q1) pour<text:line-break/><text:span text:style-name="pb">[n.p.]</text:span><text:line-break/>la(-)mour de moy il vous deust se stoyer (et) faire b(o1)ne chiere.<text:s/>Il ne me chault dist<text:line-break/>elle de sa chere ie ne voys pas en pelerinage pour lamour de luy ne daultre<text:line-break/>ie ne pense (q1) a ma druotion. Dea dist il par nostre dame vo(us) y aduez failly (sol)<text:line-break/>ie scay trop bi(e1) pourquoy vo(us) estes tant reffraignee (et) pourquoy vo(us) aduez<text:line-break/>le cueur tant enfle vo(us) nauez pas trouue ce (q1) vous cuydiez il ya bien a dire<text:line-break/>vne once. Dea dea ma dame iay bien sceu la cause de v(r1)e pelerinage (sol) vo(us)<text:line-break/>cuydiez taster (et) esprouuer le grant brichonart de nostre hoste de sainct<text:s/>mi(-)<text:line-break/>chel (sol) mais (p3) sainct ieh(a1) ie vo(us) en ay tres bien gardee (et) garderay se ie puis.<text:line-break/>Et affin (q1) vo(us) ne pensez pas (q1) ie vo(us) m(e1)tisse qu(a1)tie vo(us) disoye (q2)l<text:s/><text:soft-page-break/>lauoit si<text:line-break/>gr(a1)t par dieu ie nay dit chose (q2) ne soit vraye<text:s/>il nest ia mestier (q1) vous en sa<text:line-break/>chez pl(us) adu(a1)t (q1) par ouyr dire c(o1)bi(e1) (q1) sil vo(us) eust voulu croire et ie ny eusse<text:line-break/>c(o1)tredict vo(us) aduiez tres b(o1)ne deuoti(o1) dessayer sa puissance (sol) regardez c(o1)(-)<text:line-break/>ment ie scay les choses. Et pour vo(us) oster hors de suspecti(o1) saichez de vray<text:line-break/>que ie vins a mynuyt a lheure (q1) luy aduiez assignee (et) ay tenu s(o1)lieu si pre(-)<text:line-break/>nez en grece (q1) iay peu faire et vo(us) passez doresnauant de ce (q1) vous aduez.<text:line-break/>pour ceste foys il vous<text:s/>est pard(o1)ne mais de recheoir gardez vous en pour<text:line-break/>tant quil vous touche. La damoyselle toute confuse et esbahye voy(a1)t son<text:line-break/>fort euident quant elle peult parler crya mercy et promist de plus nen fai(-)<text:line-break/>re. Et ientens que non fist elle.</text:p>
      <text:h text:style-name="Titre1" text:outline-level="1">(pdm) La.lxvj.nouuelle par phelippe de laon.</text:h>
      <text:p text:style-name="P136"><text:span text:style-name="T137">N</text:span>Agueres (q1) iestoye en la b(o1)ne bille de saict omer auec<text:line-break/>ques vng gr(a1)t tas de gentilz compaignons tant de<text:line-break/>ce(a1)s c(o1)me de boul(o1)gne (et) dailleurs. Or deuez vo(us) sca(-)<text:line-break/>uoir (q1) apres le ieu de paulme no(us) no(us) en allasmes tre<text:line-break/>stous soupper en lhostel dung tauernier le(q1)l est h(o1)me<text:line-break/>de bien et beaucoup ioyeux (et) a vne tres belle femme (et)<text:line-break/>en bon point dont il a eu vng tres beau filz de laage<text:line-break/>d(e1)uiron six ans. Ad(o1)cques c(o1)me no(us) esti(o1)s trestous<text:line-break/>assis au soupper (sol) le bon tauernier (sol) sa f(e1)me et leur filz dempres elle (sol) auec(q1)s<text:line-break/>nous les aulc(u1)s c(o1)mencerent a deuiser (sol) les aultres a chanter et faisoy(e1)t la<text:line-break/>plus grant chere que iamais et nostre hoste pour lamour de nous<text:s/>ne si fai<text:line-break/>gnoit pas. Or auoit este sa f(e1)me ce iour mesmes aux estuues et auoit me(-)<text:line-break/>ne son petit filz auec(q1)s elle. Si se aduisa nostre hoste pour faire rire la c(o1)(-)<text:line-break/>paignie de dem(a1)der a son filz de lestat et gouuernem(e1)t de celles (q2) estoyent<text:line-break/>aux estuues auec(q1)s sa mere. Si va dire. Dien ca nostre filz oy moy (p3) ta foy<text:line-break/>laquelle de toutes celles (q2) estoient aux estuues auoit le plus beau con et le<text:line-break/>plus gros. L(e1)fant qui se oyoit questi(o1)ner deu(a1)t sa mere la(q1)lle il craignoit<text:line-break/>c(o1)me les enfans font de coustume regardoit vers elle (et) ne disoit pas vng<text:line-break/>seul mot (et) le pere (q2) nauoit pas acoustume de le veoir si muet luy dist de re(-)<text:line-break/>chief. Or me dy m(o1) filz (q2) auoit le plus gros c(o1) oy hardym(e1)t. Je ne scay m(o1)<text:line-break/><text:span text:style-name="pb">[</text:span><text:span text:style-name="pb">n.p.]</text:span><text:line-break/>pere dist lenfant tousiours vir(a1)t le regard vers sa mere. Et par dieu tu as<text:line-break/>menty se dist son pere (sol) or le me dis ie le vueil scauoir. Je noseroye dist l(e1)f(a1)t<text:line-break/>pour ma mere (sol) car elle me battroit. N(o1) fera n(o1) dist le pere tu nas garde ie<text:line-break/>tasseure. Et nostre hostesse sa mere n(o1) pensant (q1) son filz deust tout dire ce<text:line-break/>quil fist luy dist. Dy hardim(e1)t ce (q1) ton pere te dem(a1)de vo(us) me battriez dist<text:line-break/>il (sol) non feray dist elle. Et le pere qui vit son filz auoir c(o1)gie de<text:s/>souldre sa (q1)(-)<text:line-break/>sti(o1) luy dem(a1)da de rechief. Or ca mon filz par ta foy as-tu regarde les cons<text:line-break/>des f(e1)mes qui estoyent aux estuues. Sainct ieh(a1) ouy mon pere. Et y en a(-)<text:line-break/>uoir il largem(e1)t dy ne m(e1)s point. Je n(e1) vy onc(q1)s t(a1)t ce sembloit estre vne<text:line-break/>droicte gar(e1)ne de c(o1)s. Or ca dy no(us) mainten(a1)t (q2) auoyt le plus gros. Draye<text:line-break/>m(e1)t ce dist l(e1)f(a1)t mon pere ma mere auoit le pl(us) beau (et) le plus gros de tous (sol)<text:line-break/>mais il auoit si gr(a1)t nez. Si grant nez dist le pere (sol) va va tu es bon enfant.<text:line-break/>Et nous c(o1)m(e1)casmes to(us) a rire et a boyre daut(a1)t (sol) et a parler de cest enfant<text:line-break/><text:soft-page-break/>qui ca(q1)ttoit si bien (sol) mais la mere ne scauoit pas sa c(o1)tenance t(a1)t estoit h(o1)<text:line-break/>teuse pource que son filz, auoit parle du nez (sol) (et) croy bi(e1) (q2)l en fut depuis trop<text:line-break/>bien torche (sol) car il auoit encuse le secret de lescolle. Nostre hoste fist du bon<text:line-break/>compaignon mais il se repentit assez depuis dauoir fait la question (sol) dont<text:line-break/>labsolution le fist rougir (sol)<text:s/>et puis cest tout.</text:p>
      <text:h text:style-name="Titre1" text:outline-level="1">(pdm) La.lxvij.nouuelle racomptee par phelippe de laon.</text:h>
      <text:p text:style-name="figure">&lt;ATTimage&gt;</text:p>
      <text:p text:style-name="P138"><text:span text:style-name="T139">M</text:span>Ainten(a1)t a troys<text:line-break/>ans ou enuiron (q1)<text:line-break/>vne assez b(o1)ne ad<text:line-break/>uenture aduint a<text:line-break/>vng chapper(o1) fourre du p(-)<text:line-break/>lem(e1)t de paris. Et affin (q2)l<text:line-break/>en soit memoyre ien fourni<text:line-break/>ray ceste dicte nouuelle n(o1)(-)<text:line-break/>pas touteffoys que ie vueil<text:line-break/>dire (q1) tous les chapperons<text:line-break/>fourrez ne soient bons (et) ve<text:line-break/>ritables (sol) mais pource quil<text:line-break/>y eut n(o1)pas vng peu de des<text:line-break/>loyaulte au faict de cestuy<text:line-break/>cy (sol) mais largement qui est<text:line-break/>chose bien estrange et n(o1) a(-)<text:line-break/>coustumee comme chascun<text:line-break/>le scait. Or pour venir au faict. Ce chapper(o1) fourre en lieu de dire ce seig(u1)r<text:line-break/>de parlem(e1)t de paris deuint tres fort amoureux de la femme dung cordou<text:line-break/>ennier (q2) estoit belle (et) bi(e1) en l(a1)gaigee a lauen(a1)t (et) selon le terrouer. Ce mai(-)<text:line-break/>stre chapper(o1) fourre fist t(a1)t (p3) moy(e1)s darg(e1)t (et) aultrem(e1)t (q2)l pla a la belle cor<text:line-break/><text:span text:style-name="pb">[n.p.]</text:span><text:line-break/>dou(e1)niere dessoubz sa robbe a part (et) fil en auoit estre bi(e1) amoureux adu(a1)t<text:line-break/>la iouyssance encores len fut il trop plus despuis d(o1)t elle se apperceuoir et<text:line-break/>d(o1)noit trop bi(e1) garde d(o1)t elle se tenoit plus fiere et si se faisoit achepter.<text:line-break/>Luy est(a1)t en ceste raige pour m(a1)dem(e1)t (sol) priere (sol) promesse (sol) don (sol) ne<text:s/>re(q1)ste que<text:line-break/>il sceust faire elle se p(e1)sa de pl(us) c(o1)paroir affin de luy encores r(e1)greger (et) pl(us)<text:line-break/>accroistre sa maladie (sol) (et) voicy nostre chapper(o1) fourre (q2) enuoye ses ambassa<text:line-break/>deurs deuers sa dame la cordou(e1)niere (sol) mais cest pour ne(a1)t elle ny vi(e1)droit<text:line-break/>pour mourir. Finablement pour abreger affin (q1)lle voulsist venir vers luy<text:line-break/>c(o1)me aultreffoys il luy promist en la (p1)sence de troys ou de quatre (q2) estoi(e1)t<text:line-break/>de son c(o1)seil qu(a1)t a telles besongnes (q1) il la prendroit a f(e1)me se son mary le<text:line-break/>cordou(e1)nier terminoit vie (p3) mort. Quant elle eut ouy ceste promesse elle se<text:line-break/>laissa ferrer et vint c(o1)me elle souloit au coucher et au leuer et aux aultres<text:line-break/>heures que elle pouuoit eschapper deuers le chapper(o1) fourre (q2) nestoit pas<text:line-break/>mains feru (q1) laultre iadis damours et elle sentant son mary desia vieil (et)<text:line-break/>auci(e1) (et) ay(a1)t la promesse dessusdicte se reputoit desia c(o1)me sa f(e1)me. Peu de<text:line-break/>t(e1)ps apres la mort de ce cordou(e1)nier tres desiree fust sceu (et) publiee (et) la bon<text:line-break/>ne cordou(e1)niere sen vi(e1)t bouter de plain sault en la maison du chapperon<text:line-break/><text:soft-page-break/>fourre (q2) ioyeusem(e1)t la receut promist aussi de rechef (q2)l la pr(e1)droit a f(e1)me.<text:line-break/>Or sont mainten(a1)t ensemble sans c(o1)tredict ces deux b(o1)nes g(e1)s le chappe<text:line-break/>ron fourre (et) ma dame la cordou(e1)niere (sol) mais c(o1)me souu(e1)t aduient chose (q1)<text:line-break/>a dangier est plus chiere tenue (q1) celle dont on a le b(a1)don ainsi aduint il icy<text:line-break/>car nostre chapper(o1) fourre c(o1)m(e1)ca a soy ennuyer (et) laisser la cordou(e1)niere<text:line-break/>et de lamour delle refroyder (et) elle le pressoit tousiours de parac(o1)plir le ma<text:line-break/>riage dont il auoit fait la promesse mais il luy dist mamye (p3) ma foy ie ne<text:line-break/>me puis iamais marier (sol) car ie suis h(o1)me deglise (et)<text:s/>ti(e1)s benefices c(o1)me vo(us)<text:line-break/>scauez la promesse (q1) ie vo(us) fys iadis nest nulle (et) ce (q1) i(e1) fys alors cestoit pour<text:line-break/>la gr(a1)t amour (q1) ie vo(us) portoye esper(a1)t aussi (p3) ce moy(e1) pl(us) legierem(e1)t vo(us)<text:line-break/>retraire. Elle cuyd(a1)t<text:s/>(q2)l fust lye a leglise (et) soy voyant aussi vi(e1) maistresse de<text:line-break/>le(a1)s (q1) selle fust sa f(e1)me espousee n(e1) parla pl(us) de ce mariage et alla son che(-)<text:line-break/>min acoustume mais nostre chapper(o1) fourre fist t(a1)t (p3) belles parolles (et) plu<text:line-break/>sieurs rem(o1)str(a1)ces (q1)lle fust c(o1)t(e1)te de soy partir de luy (et) espouser vng bar(-)<text:line-break/>bier au(q1)l il d(o1)na troys c(e1)s escus dor c(o1)tent (et) dieu scait si elle partit bien ba<text:line-break/>guee. Or deuez vo(us) scauoit (q1) nostre chapper(o1) tourre ne fist pas legierem(e1)t<text:line-break/>ceste desptie ne ce mariage (et) n(e1) fust poit venu a bout se neust este (q1) il disoit<text:line-break/>a sa dame (q1) il voulloit doresnau(a1)t seruir dieu (et) viure de ses benefices (et) soy<text:line-break/>du tout r(e1)dre a leglise. Or fist il tout le c(o1)traite qu(a1)t il se veit desarme delle<text:line-break/>(et) elle alliee au barbier il fist secrettem(e1)t traicter enuir(o1) vng an apres pour<text:line-break/>auoir en mariage la fille d(u1)g notable bourgoys de parys (et) fut la chose fai<text:line-break/>cte et passee et iour assigne pour les nopces (sol)<text:s/>disposa aussi de ses benefices<text:line-break/>qui nestoi(e1)t que a simple tonsseure. Ces choses sceues parmy parys (et)<text:line-break/><text:span text:style-name="pb">[n.p.]</text:span><text:line-break/>ve(-)nues a la congnoissance de la cordou(e1)niere croyez quelle fut bien esbahie (sol)<text:line-break/>voyre dist elle le vray traystre il ma aisi deceue (sol) il ma laissee soubz vmbre de<text:line-break/>aller seruir dieu (sol) et ma baillee a vng aultre et (p3) nostre dame la chose ne de(-)<text:line-break/>mourera pas aisi non sist elle (sol) car elle fist c(o1)paroir nostre chapper(o1) fourre<text:line-break/>deu(a1)t leuesque (et) illec son procureur rem(o1)stra bi(e1) g(e1)tement sa cause disant<text:line-break/>c(o1)m(e1)t le chapper(o1) fourre anoit promis a la cordourenniere en la (p1)sence de<text:line-break/>plusieurs que se son mary mouroit (q2) la prendroit a f(e1)me. S(o1) mary mort<text:line-break/>il la tousiours tenues ius(q1)s enuiron vng an<text:s/>qui la baillee a vng barbier (sol) (et)<text:line-break/>pour abreger les tesmoings et la chose bi(e1) debatue leuesque anchila le ma<text:line-break/>riage de ladicte cordou(e1)niere au barbier et enioignit audit chapper(o1) four<text:line-break/>re (q2)l la print c(o1)me sa f(e1)me (sol) car elle estoit<text:s/>si(e1)ne a cause de la c(o1)paignie char<text:line-break/>nelle quil auoit eue a elle. Et se il estoyt mal cont(e1)t de rauoir sa cordou(e1)nie<text:line-break/>re (sol) le barbier estoit bi(e1) autant ioyeulx d(e1) estre despesche. En la fac(o1) quauez<text:line-break/>ouy cest puis nagueres gouuerne l(u1)g des chapper(o1)s fourrez (et) du plem(e1)t.</text:p>
      <text:h text:style-name="Titre1" text:outline-level="1">(pdm) La.lxviij.nouuelle racomptee par crestien dygoine.</text:h>
      <text:p text:style-name="P140"><text:span text:style-name="T141">A</text:span><text:s/>E nest pas chose peu acoustumee ne de nouueau mi<text:line-break/>se sus que f(e1)mes ont fait leurs maris ialoux (sol) voire (p3)<text:line-break/>dieu coux. Si aduint nagueres a ce<text:s/>propos en la bil(-)<text:line-break/>le de enuers (q1) vne femme mariee qui nestoit pas des<text:line-break/>plus seures du monde (sol) fut requise de vng g(e1)til com<text:line-break/>paignon de faire la chose (sol) et elle courtoise et telle (q1)lle<text:line-break/>estoit ne refusa pas le seruice qu(o1) luy pres(e1)toit<text:s/>(sol) mais<text:line-break/><text:soft-page-break/>deb(o1)nairem(e1)t se laissa ferrer (et) maitint ceste vie assez<text:line-break/>longuem(e1)t. Et en la parfin c(o1)me fortune (q2) ennemie (et) desplaisante estoit<text:line-break/>de leur b(o1)ne cheu(a1)ce fist t(a1)t (q1) le mary trouua la brigade en present meffait<text:line-break/>d(o1)t<text:s/>en y eut de esbays ne scay touteffois le(q1)l estoit le pl(us) de lam(a1)t de lamye<text:line-break/>ou du mary neaulmoins lam(a1)t layde dune b(o1)ne espee quil auoit se saul<text:line-break/>ua sans nul mal auoir. Or demourer(e1)t le mary (et) la f(e1)me dequoy leurs pro<text:line-break/>pos fur(e1)t il<text:s/>se peult assez p(a1)ser. Apres touteffois aulcunes parolles dictes<text:line-break/>dung coste te daultre (sol) le mary p(e1)sant en soymesmes puis que elle auoit c(o1)<text:line-break/>m(e1)ce a faire la folie (q1) fort seroit de l(e1) retirer (et) qu(a1)t pl(us) elle n(e1) feroit si estoit<text:line-break/>tel cas il estoyt ia venu a c(o1)gnoissance du m(o1)de de quoy il estoit notte (et) qua<text:line-break/>si desh(o1)nore. C(o1)sidera aussi de la battre ou iniurier de parolles (q1) cestoit pei<text:line-break/>ne poue (sol) si saduisa a(p1)s a chef quil la chasseroit paistre hors dauec luy (sol) (et) ne<text:line-break/>sera iamais delle ordoyee sa maison (sol) si dist a sa f(e1)me. Or ca ie voy bi(e1) que<text:line-break/>vo(us) ne mestes pas telle (q1) vous deussiez estre par raison touteffois esper(a1)t<text:line-break/>(q1) iamais ne vous adui(e1)dra de ce (q2) est fait n(e1) soit<text:s/>plus (p3)le (sol) mais deuisons<text:line-break/>d(u1)g aultre. Jay vng affaire (q2) me touche beaucoup (sol) (et) a vous aussi si nous<text:line-break/>fault engaiger tous noz ioyaulx (et) sevous auez quel(q1) minot darg(e1)t a part<text:line-break/>il le fault mettre au(a1)t car le cas ie requiert. Par ma foy dist la gouge ie le fe<text:line-break/><text:span text:style-name="pb">[n.p.]</text:span><text:line-break/>ray de bon cueur mais (q1) vous me pard(o1)nez vostre mal talent (sol) nen parlez<text:line-break/>dist il n(o1)plus que moy (sol) elle cuydant estre absolue (et) auoir remissi(o1) de ses pe<text:line-break/>chez pour complaire a son mary apres la noise<text:s/>dessusdicte bailla ce que elle<text:line-break/>auoit dargent (sol) ses berges (sol) ses tyssus certaines bourses estouffee (et) bi(e1) riche<text:line-break/>m(e1)t vng gr(a1)t tas de coeuurechief bien fins (sol) pennes entieres et de b(o1)ne va<text:line-break/>leur (sol) brief tout ce (q1) elle auoyt (et) que son mary voulut dem(a1)der elle luy bail(-)<text:line-break/>la pour en faire son b(o1) plaisir. En dea dist il encore n(e1) ay ie pas assez (sol) qu(a1)t<text:line-break/>il eut tout ius(q1)s a la robbe (et) la cotte simple quelle auoit sur elle il me fault<text:line-break/>auoir ceste robbe dist il (sol) voire dist elle et ie nay aultre chose a vestir voulez<text:line-break/>vous (q1) ie voise toute nue force dist il (q1) la me baillez (sol) et la cotte simple aussi<text:line-break/>(et) vo(us) adu(a1)cez (sol) car soit (p3) amour ou par force il la me fault auoir (sol) elle voy(a1)t<text:line-break/>(q1) la force nestoit pas si(e1)ne despouilla sa robbe (et) ca cotte nauoit (q1) sa chemi(-)<text:line-break/>se tenez dist elle fais ie bien ce (q2)l vo(us) plaist (sol) vo(us) ne lauez pas tousiours fait<text:line-break/>dist il se a ceste heure vo(us) me obeissez dieu scait se cest de b(o1) cueur. Mais lais<text:line-break/>sons cela (et) (p3)lons d(u1)g aultre (sol) qu(a1)t ie vo(us) prins a mariage a la malle heure<text:line-break/>vo(us) napportastes guieres auec vous (et) encores le t(a1)t peu que ce fut si lauez<text:line-break/>vo(us) forfait (et) confisque il nest ia mestier qu(o1) vo(us) die vostre gouuernement<text:line-break/>vo(us) scauez mieulx (q1)lle vous estes que nul aultre (et) pour telle (q1) vous estes a<text:line-break/>ceste heure ie vo(us) baille le grant c(o1)ge (et) vous dy le gr(a1)t a dieu vela lhuys (p1)(-)<text:line-break/>nez ce chemin se vo(us) faictes (q1) saige (et) ne vo(us) trouuez iamais deu(a1)t moy (sol) la<text:line-break/>pouure gouge plus esbahye (q1) iamais (sol) nosa plus demourer apres ceste hor<text:line-break/>rible lecon ains se partit et sen vint r(e1)dre ce croy ie a lhostel de son parfaict<text:line-break/>amy par amours pour ceste premiere nuyt (sol) et fist mettre sus beaucoup d(a1)<text:line-break/>bassadeurs pour rauoir ses bagues (sol) et ses habillem(e1)s de corps mais ce fut<text:line-break/>pour ne(a1)t (sol) car son mary obstine (et) endurcy en son propos n(e1) voulut onc(q1)s<text:line-break/>ouyr parler et encores moins de la repr(e1)dre si en fut beaucoup presse (sol) t(a1)t de<text:line-break/>ses amys de son coste comme de ceulx de la femme toutesfois elle fut con(-)<text:line-break/>traincte de gaigner daultres habillem(e1)s et en lieu de mary vser damy att(e1)<text:line-break/><text:soft-page-break/>dant le rappaisem(e1)t de son mary (sol) (q2) a<text:s/>lheure de ce c(o1)pte estoit encore mal c(o1)<text:line-break/>tent (et) ne la vouloit veoir pour rien qui fust.</text:p>
      <text:h text:style-name="Titre1" text:outline-level="1">(pdm) La.lxix.nouuelle dung gentil cheualier de la c(o1)te de fl(a1)dres.</text:h>
      <text:p text:style-name="P142"><text:span text:style-name="T143">I</text:span>L nest pas seullem(e1)t c(o1)gneu de ceulx de la ville de g(a1)d<text:line-break/>ou le cas que ie vous ay a descripre est na pas l(o1)g t(e1)ps<text:line-break/>aduenu. Mais de la plus part de ceulx du pays de fl(a1)<text:line-break/>drest de plusieurs aultres que a la bataille (q2) fut entre<text:line-break/>le roy de hongrie (et) le duc iehan les(q1)lz dieu absolue du(-)<text:line-break/>ne part (et) le gr(a1)t turc en<text:s/>son pays de tur(q2)e (sol) daultre ou<text:line-break/>plusieurs notables cheualiers (et) escuyers (sol) fr(a1)coys (sol) fla<text:line-break/>mant (sol) allem(a1)s (et) picardz fur(e1)t prisonniers es mains<text:line-break/>du turc (sol) les aulcuns fur(e1)t mors et persecutez present le dit turc (sol) les aultres<text:line-break/><text:span text:style-name="pb">[n.p.]</text:span><text:line-break/>furent enchartrez a perpetuite. Les aultres c(o1)d(a1)pnez a faire office de clerc<text:line-break/>desclaue du n(o1)bre desquelz fut vng gentil cheualier dudict pays de fl(a1)dres<text:line-break/>n(o1)me messire clays vi(e1)chonen (et) par plusieurs foys exerca ledict office des(-)<text:line-break/>claue qui ne luy estoit pas petit labeur mais martir (i1)tollerable att(e1)du les<text:line-break/>delices ou il auoit este nourry (et) le lieu dont il estoit party. Or vo(us) deuez sca<text:line-break/>uoir quil estoit marie par deca en la ville de gang (et) auoit espouse vne<text:s/>tres<text:line-break/>belle et bonne dame (sol) (q2) de tout son cueur laymoit (et) le tenoit cher. Laquelle<text:line-break/>prioit dieu iournellem(e1)t (q1) brief le peust reueoir par deca se encores il estoit<text:line-break/>vif (et) se il estoit mort (q1) par sa grace luy voulsist ses pechez (p3)donner (sol) (et) le met<text:line-break/>tre au n(o1)bre des glorieux martirs (q2) pour le reboutem(e1)t des infidelles et le<text:line-break/>xaltation de la saincte foy catholique se sont voulentairement offers (et) ha<text:line-break/>b(a1)d(o1)nez a mort corporelle. Ceste b(o1)ne dame (q2) riche belle et<text:s/>bi(e1) ieune estoit<text:line-break/>et b(o1)ne estoit de gr(a1)s amys c(o1)tinuellem(e1)t pressee (et) assaillie de ses amys (q1)l<text:line-break/>le sevoulsist remarier lesquelz disoy(e1)t (et) affermoy(e1)t (q1) son mary estoit mort<text:line-break/>et que sil fust vif (q2)l fust retourne c(o1)me les aultres (sol) sil fust aussi prisonnier<text:line-break/>on eust eu nouuelle de faire sa finance (et) rancon. Quelque chose qu(o1) dist a<text:line-break/>ceste b(o1)ne dame (sol) ne raison qu(o1) luy sceust admener ne dire dapar(e1)ce en cel(-)<text:line-break/>luy fait elle ne vouloit c(o1)desc(e1)dre en<text:s/>cestuy mariage (et) au mieulx quelle sca<text:line-break/>uoit sen excusoit (sol) mais (q1) luy valut ceste excusance (sol) certes pou ou ri(e1) (sol) car ei<text:line-break/>le fut t(a1)t menee de ses par(e1)s (et) amys (q1)lle fut c(o1)tente dobeyr (sol) mais dieu scet<text:line-break/>que ce ne fut pas<text:s/>a peu de regret (sol) (et) estoyent enuiron neuf ans passez quelle<text:line-break/>estoit priuee de la presence de son b(o1) (et) loyal seigneur le(q1)l elle reputoit pie(-)<text:line-break/>ca mort (sol) aussi faisoyent la plus part (et) presque tous ceulx (q2) le c(o1)gnoissoy(e1)t<text:line-break/>Mais<text:s/>dieu (q2) ses seruiteurs (et) ch(a1)pions preserue (et) garde lauoit aultrement<text:line-break/>dispose (sol) car encores viuoit (et) faisoit son enuieux office desclaue. Pour ren(-)<text:line-break/>trer en matiere (sol) ceste bonne dame fut mariee a vng aultre cheualier et fut<text:line-break/>enuiron<text:s/>demy an en sa c(o1)paignie sans ouyr aultres nouuelles de son bon<text:line-break/>mary (q1) les preced(e1)tes (sol) cestassauoir quil estoit mort. Dau(e1)ture c(o1)me dieu le<text:line-break/>voulut ce bon (et) loyal cheualier messire clays est(a1)t en turquie a lheure (q1) ma<text:line-break/>dame sa f(e1)me scest ailleurs alyee en faisant le beau mestier desclaue fist t(a1)t<text:line-break/>par le moyen daulc(u1)s cresti(e1)s cresti(e1)s g(e1)tilz h(o1)mes (sol) et aultres (q2) arriuer(e1)t au pays<text:line-break/>quil fut deliure (sol) (et) se mist en leur gallee (sol) (et) retourna (p3) deca. Et c(o1)me il estoit<text:line-break/><text:soft-page-break/>sur son retour il r(e1)contra (et) trouua en pass(a1)t pays plusieurs de sa c(o1)gnois<text:line-break/>sance (q2) moult ioyeulx fur(e1)t de sa deliur(a1)ce (sol) car a la verite il estoit tres vail<text:line-break/>lant h(o1)me bien ren(o1)me et bien vertueux. Et tant sespandit ce tres ioyeulx<text:line-break/>bruyt de sa tres desiree deliur(a1)ce (q2)l paruint en fr(a1)ce au pays dartoys et en<text:line-break/>pycardie ou ses vertus nestoy(e1)t pas moins c(o1)gneues (q1) en flandres dou il<text:line-break/>estoit natif. Et apres ce il ne tarda gueres (q1) ces nouuelles vindient en fl(a1)(-)<text:line-break/>dres iusques aux oreilles de sa tres belle et bonne dame (q2) fut bien esbahye<text:line-break/>(et) de tous ses sens tant alteree et surprinse (q1) elle ne scauoit sa c(o1)tenance.<text:line-break/><text:span text:style-name="pb">[n.p.]</text:span><text:line-break/>Ha ce dist elle apres certaine piece quant elle peult parler (sol) mon cueur ne fut<text:line-break/>oncques daccord de faire ce (q1) mes par(e1)s (et) amys m(o1)t a force contraincte de<text:line-break/>faire (sol) helas (et) (q1) dira m(o1)tres loyal seig(n1)r (et) moy au(q1)l ie nay pas garde loy(-)<text:line-break/>aultre c(o1)me ie deusse (sol) mais<text:s/>c(o1)me f(e1)me legiere (sol) fresle et muable de couraige<text:line-break/>ay baille part (et) portion a aultruy de ce d(o1)t il estoit (et) deuoit estre seigneur (et)<text:line-break/>maistre ie ne suis pas celle (q2) doye ne ose att(e1)dre sa presence (sol) ie ne suis pas<text:line-break/>aussi digne (q2)l me vueille ou doye regarder ne iamais veoir en sa compai(-)<text:line-break/>gnie. Et ces parolles dictes ac(o1)paignee de grosses larmes son tres honne<text:line-break/>ste tres vertueux cueur sesuanouyt (sol) (et) cheut a terre pasmee (sol) elle fut prinse (et)<text:line-break/>portee sur vng lict (sol) et luy reuint le cueur mais despuis ne fut en puissance<text:line-break/>dh(o1)me ne de f(e1)me de la faire m(e1)ger ne dormir aincoys fut troys iours c(o1)(-)<text:line-break/>tinuelz tousiours plorant en la plus gr(a1)t tristesse de cueur (q1) iamais. Pen(-)<text:line-break/>dant le(q1)l t(e1)ps elle<text:s/>se c(o1)fessa et ord(o1)na c(o1)me b(o1)ne cresti(e1)ne criant mercy a<text:line-break/>tout le m(o1)de especiallem(e1)t a m(o1)seig(n1)r son mary. Et a(p1)s elle mourut d(o1)t<text:line-break/>ce fut gr(a1)t d(o1)maige (et) nest point a dire le gr(a1)t desplaisir qu(e1) print monsei<text:line-break/>g(n1)r son mary qu(a1)t il sceut la nouuelle. Et a cause de son dueil fut en gr(a1)t<text:line-break/>d(a1)gier de suyuir par semblable accident sa tres loyalle espouse (sol) mais dieu<text:line-break/>qui lauoit faulue daultres grans perilz le preserua de ce dangier.</text:p>
      <text:h text:style-name="Titre1" text:outline-level="1">(pdm) La.lxx.nouuelle dung gentil cheualier dalemaigne.</text:h>
      <text:p text:style-name="P144"><text:span text:style-name="T145">U</text:span>Ng gentil cheualier dalemaigne grant voyager (et) aux ar<text:line-break/>mes preux (et) courtoys et de toutes b(o1)nes vertus largem(e1)t<text:line-break/>doue. Au retour de vng loingtain voyage (sol) estant en vng<text:line-break/>sien chasteau fut re(q2)s dung bourgoys son subiect demou<text:line-break/>r(a1)t en sa ville mesmes destre parrain (et) tenir sur fons son<text:line-break/>enfant (sol) dequoy la mere estoit deliuree droict a la venue du<text:line-break/>dict cheualier (sol) la(q1)lle requeste fut audict bourgois liberalem(e1)t accordee. Et<text:line-break/>iacoyt ce (q1) le cheualier eust en savie tenus plusieurs enfans sur fons (sol) si na<text:line-break/>uoit il iamais d(o1)ne son entente aux sainctes parolles par le prestre profe(-)<text:line-break/>rees au mistere de ce sainct (sol) (et) digne sacrem(e1)t c(o1)me il fist a ceste heure et luy<text:line-break/>sembloy(e1)t (c(o1)me elles sont) a la verite plaines de haulx (et) diuins misteres.<text:line-break/>Ce baptesme acheue c(o1)me il estoit liberal (et) courtoys affin veu de ces hom(-)<text:line-break/>mes il demoura au disner en la ville sans m(o1)ter au chasteau et luy tindr(e1)t<text:line-break/>c(o1)paignie le cure son compere et aulcuns aultres des plus gens de bien de<text:line-break/>uisant monterent en ieu (et) daultres matieres tant que m(o1)seigneur c(o1)m(e1)(-)<text:line-break/>ca a louer beaucoup le digne sacrem(e1)t de baptesme (et) dist hault et cleroy(a1)s<text:line-break/>tous (sol) se ie scauoye veritablement (sol) que a mon baptesme eussent este pro(-)<text:line-break/>n(o1)cees les dignes (sol) et sainctes parolles (q1) iay ouyes a ceste heure au baptes(-)<text:line-break/><text:soft-page-break/>me de m(o1) nouueau filleul ie ne craidroye en ri(e1) le dyable quil eust sur moy<text:line-break/>puissance ne auctorite sinon seullement de moy t(e1)pter et me passeroye de<text:line-break/>faire le signe de la croix nompas affin que bi(e1) vous m(e1)t(e1)dez que ie ne<text:line-break/><text:span text:style-name="pb">[n.p.]</text:span><text:line-break/>sai(-)che tres bi(e1) que ce signe est suffisant a rebouter le dyable (sol) mais ma foy est<text:line-break/>telle (q1) les parolles dictes au<text:s/>baptesme d(u1)g chasc(u1) crestien se elles sont tel(-)<text:line-break/>les c(o1)me au iourdhuy iay ouyrs s(o1)t vallables a rebouter tous les dyables<text:line-break/>denfer sil y en auoit encores autant. En verite respondit lors le cure mon(-)<text:line-break/>seigneur ie vous asseure in verbo sacerdotis (q1) les mesmes parolles (q2) ont<text:line-break/>este auiourdhuy dictes au baptesme de vostre filleul fur(e1)t dictes (et) celebrees<text:line-break/>a vostre baptisem(e1)t ie le scay bien car moy mesmes vous baptisay (et) en ay<text:line-break/>aussi fresche memoire c(o1)me se eust este hyer (sol) dieu face mercy a monseig(n1)r<text:line-break/>vostre pere il me dem(a1)da le lendemain de vostre baptesme (q2)l me sembloit<text:line-break/>de son nouueau filz telz et telz fur(e1)t voz parrains (et) telz et telz y estoy(e1)t (et) ra<text:line-break/>c(o1)pta toute la maniere du baptesme (sol) (et) le fist<text:s/>bien certain que mot au(a1)t ne<text:line-break/>mot arriere ny eut pl(us) en son baptisem(e1)t (q1) en celluy de son filleul. Et puis<text:line-break/>que ainsi est dist alors le cheualier (sol) ie prometz a dieu m(o1) createur t(a1)t h(o1)no<text:line-break/>rer de ferme foy le sainct sacrem(e1)t de baptesme (q1) iamais pour quelque pe<text:line-break/>ril assault ou ennuy que le dyable me face ie ne seray ia le signe de la croix<text:line-break/>mais par la seulle memoire du mistere du sacrem(e1)t de baptesme ie l(e1) chas<text:line-break/>seray arriere de moy (sol) tant ay ferme esperance en ce diuin mistere et ne me<text:line-break/>semblera iamais (q1) le dyable puisse nuire a lh(o1)me arme de tel escu car il est<text:line-break/>tel et si ferme (q1) seul y vault sans aultre ayde voire ac(o1)paigne de vraye foy<text:line-break/>Ce disner passa (et) ne scay qu(a1)tz ans a(p1)s ce bon cheuallier se trouua en vne<text:line-break/>ville en allemaigne pour aulc(u1)s affaires (q2) luy tirer(e1)t (et) fut en lostellerie (sol) c(o1)<text:line-break/>me il estoit vng soir auec ses gens apres soupper deuisant (et) esbatant auec<text:line-break/>eulx fain le print daller au retraict (et) pource (q1) ses gens sesbatoi(e1)t il n(e1) vou<text:line-break/>lut nulz oster de lesbat. Si print vne ch(a1)delle et tout seul senva au retraict<text:line-break/>c(o1)me il entra ded(a1)s il vit deu(a1)t luy vng grant monstre horrible et terrible<text:line-break/>ayant gr(a1)des et l(o1)gues cornes les yeulx plus alumes que flambe de four(-)<text:line-break/>naise les bras gros et l(o1)gs les grifz aguz et tr(e1)chans brief cestoit vng tres<text:line-break/>espouentable monstre (sol) et vng dyable comme ie croy et pour telle tenoit le<text:line-break/>bon cheualier (sol) lequel de prime face fut assez esbahy dauoir ce r(e1)c(o1)tre neaul<text:line-break/>moins touteffoys print cueur hardim(e1)t (et) vouloir de soy deffendre sil estoit<text:line-break/>assailly (et) luy souuint du veu quil auoit fait et du sainct (et) diuin mistere du<text:line-break/>sacrem(e1)t de baptesme (sol) (et) en ceste foy marche vers ce monstre que ie appelle<text:line-break/>le dyable (et) luy dem(a1)da (q2) il estoit et quil dem(a1)doit. Ce dyable commenca a<text:line-break/>couppler (sol) et le b(o1) cheualier de soy deffendre (q2) nauoit toutesfoys pour tou(-)<text:line-break/>tes armures que ses mains (sol) car il estoit en pourpoint c(o1)me pour aller cou<text:line-break/>cher (et) son escu de ferme foy au mistere de baptesme. La luytte dura l(o1)gue<text:line-break/>m(e1)t (sol) (et) fut ce bon cheualier tant las (q1) merueilles de soustenir ce dur assault.<text:line-break/>Mais il estoit tant fort arme de son escu de foy (q1) peu luy nuisoy(e1)t les<text:s/>fais<text:line-break/>de son ennemy. En la parfin apres que ceste bataille eut bi(e1) dure vne heu(-)<text:line-break/>re ce bon cheuallier se print aux cornes de ce dyable (sol) et luy en arracha vne<text:line-break/><text:span text:style-name="pb">[n.p.]</text:span><text:line-break/>dont il le bacula trop bi(e1) (et) maulgre luy comme victorieux se de(p3)tit du lieu<text:line-break/>et le laissa comme recreu (et) vint trouuer ses g(e1)s qui sesbatoy(e1)t c(o1)me ilz fai<text:line-break/>soient au(a1)t son partem(e1)t (sol) qui fur(e1)t bien effroyez de veoir leur maistre en<text:line-break/>ce point eschauffe qui auoit tout le visaige esgratigne le pourpoint chemi<text:line-break/>se (et) chausses tout desr(o1)pu (et) dissire (et) c(o1)me tout hors dalaine. Ha m(o1)seig(n1)r<text:line-break/><text:soft-page-break/>dir(e1)t ilz d(o1)t venez vo(us) et (q2) vo(us) a ainsi habille. Qui dist il ce a este le dyable<text:line-break/>a qui ie me suis t(a1)t combatu que ien suis tout hors dalaistre et en tel point<text:line-break/>(q1) me voyez (et) vo(us) asseure par ma foy (q1) ie ti(e1) veritablem(e1)t (q2)l meust estr(a1)gle<text:line-break/>et deuore se a ceste heure ne me fust souuenu du baptesme et du grant mi(-)<text:line-break/>stere de ce vertueux sacrement (sol) et de m(o1) veu que ie fis adoncques (sol) (et) croyez<text:line-break/>que ie ne lay pas faulce (sol) car quel(q1) dangier que iaye oncques ny fis le signe<text:line-break/>de la croix (sol) mais c(o1)me souu(e1)t du sacrem(e1)t dessusdict me suis hardyment<text:line-break/>deffendu (et) fr(a1)chem(e1)t eschappe (sol) dont ie loue et remercie nostre seigneur ie<text:line-break/>sucrist qui par ce b(o1) escu de saincte foy ma sy haultem(e1)t preserue (sol) vienn(e1)t<text:line-break/>to(us) les aultres (q1) en enfer sont t(a1)t (q1) ceste enseigne demeure ie ne les crains<text:line-break/>Viue viue nostre benoist dieu (sol) qui ses cheualiers de telles armes fait adou<text:line-break/>ber. Les g(e1)s de ce b(o1) seigneur oy(a1)t leur maistre ce cas rac(o1)pter (sol) furent bi(e1)<text:line-break/>ioyeulx de le veoir en ce point (sol) mais esbahys de la corne quil leur m(o1)stroit<text:line-break/>quil auoit arachee de la teste du dyable et ne scauoient iuger non fist onc(-)<text:line-break/>ques personne qui depuis la vit dequoy elle estoit se cestoit os ou corne c(o1)(-)<text:line-break/>me aultres cornes sont ou que cestoit alors vng des g(e1)s de ce cheualier dist<text:line-break/>quil vouloit aller veoir se ce dyable estoit encores ou son maistre lauoit lais<text:line-break/>se (sol) et sil le trouuoit il se combatroit a luy et luy arracheroit de la teste laul(-)<text:line-break/>tre corne son maistre luy dist (q2)l ny allast point (sol) il dist que si feroit. Nen fay<text:line-break/>rien dist son maistre. Car le peril y est trop gr(a1)t et le d(a1)ger. Ne men chault<text:line-break/>dist laultre ie y vueil aller (sol) se tu me crois dist s(o1) maistre tu nyras pas quoy<text:line-break/>quil fust il y voulut aller (sol) (et) desobeyr a son seigneur. Ad(o1)c print en sa main<text:line-break/>vne grosse torche (et) vne gr(a1)t hache (sol) (et) vint au lieu ou son maistre sestoit c(o1)(-)<text:line-break/>batu (q1)lle chose il y fist on nen scait riens mais son maistre (q1) de luy se doub<text:line-break/>toit ne le sceut si tost suiuir (q1) il ne le trouua pl(us) ne pareillem(e1)t aussi le dya(-)<text:line-break/>ble. Et ne ouyt onc(q1)s puis nouuelles de son homme. En la facon que vo(us)<text:line-break/>auez ouy cy dessus se c(o1)batit le b(o1) cheualier au diable (et) le surm(o1)ta (p3) la ver<text:line-break/>tu du saint sacrement de baptesme.</text:p>
      <text:h text:style-name="Titre1" text:outline-level="1">(pdm) La.lxxj.nouuelle racomptee par monseigneur le duc.</text:h>
      <text:p text:style-name="P146"><text:span text:style-name="T147">A</text:span>Sainct omer<text:s/>na pas l(o1)g t(e1)ps aduintvne b(o1)ne hystoire qui<text:line-break/>nest pas moins vraye que leu(a1)gile comme il a este et est c(o1)(-)<text:line-break/>gneu de plusieurs notables gens dignes de foy (et) de croire (et)<text:line-break/>fut le cas tel pour le brief faire. Vng g(e1)til cheualier des mar<text:line-break/>ches de picardie pour lors bruyant et frisque de grant aucto<text:line-break/>rite et de gr(a1)t lieu se vint loger en vne hostellerie qui par le<text:line-break/><text:span text:style-name="pb">[n.p.]</text:span><text:line-break/>fourrier de m(o1)seig(n1)r le duc phelippe de bourg(o1)gne son maistre luy auoit<text:line-break/>este deliuree. L(a1)tost quil eut mis le pied a terre (et) (q2)l fut descendu de son che<text:line-break/>ual ainsi c(o1)me il est de coustume aux dictes marches. S(o1) hostesse luy vint<text:line-break/>au deu(a1)t et moult gracieusem(e1)t comment elle estoit coustumiere (et) bien a(-)<text:line-break/>prinse de ce faire aussi le receut moult<text:s/>h(o1)norablem(e1)t (et) luy (q2) estoit des cour<text:line-break/>toys le pl(us) h(o1)norable et le plus gracieulx laccolla et baisa doulcem(e1)t car el<text:line-break/>le estoit belle et g(e1)te (et) en bon point (et) mise sur le b(o1) bout appell(a1)t sans mot<text:line-break/>dire trop bi(e1) son march(a1)t a ce baiser (et) accollem(e1)t (et) de plain sault ny eut cel<text:line-break/>luy des deux qui ne pleust bi(e1) a son c(o1)paign(o1) (sol) si pensa le cheualier par quel<text:line-break/>train et moyen il parui(e1)droit a la iouyssance de son hostesse (sol) et sen descou(-)<text:line-break/>urit a vng sien seruiteur le(q1)l en pen dheure bastist tellem(e1)t les besongnes<text:line-break/><text:soft-page-break/>quilz se trouuer(e1)t ensemble Quant ce g(e1)til cheualier vit son hostesse toute<text:line-break/>preste douyz et de entendre ce (q1)l vouldroit dire p(e1)sez (q1) il fut ioyeulx oultre<text:line-break/>mesure (et)<text:s/>de gr(a1)t haste et ardant desir que il eut d(e1)tamer la matiere (q2) vou(-)<text:line-break/>loit ouurir il oublia de serrer lhuys de la ch(a1)bre (et) son seruiteur au des(p3)tir (q1)<text:line-break/>il fist de leur assemblem(e1)t laissa lhuys entre ouuert. Alors ledit cheualier<text:line-break/>c(o1)m(e1)ca sa harengue b(o1)ne alleure sans regarder a aultre chose et lhostesse<text:line-break/>qui ne lescoutoit pas a regret (sol) si luy resp(o1)dit au propos t(a1)t quilz estoi(e1)t si<text:line-break/>bien daccord que oncques musi(q1) ne fut pour eulx pl(us) doulcene instrum(e1)s<text:line-break/>ne pourroi(e1)t mieulx estre accordez (q1) eulx deux la mercy dieu estoy(e1)t (sol) or ad<text:line-break/>uint ne scay par quelle adu(a1)ture (sol) ou se lhoste de leans mary de lhostesse (q1)(-)<text:line-break/>roit sa f(e1)me pour aulcune chose luy dire (sol) en passant dadu(a1)ture par deu(a1)t<text:line-break/>la ch(a1)bre ou sa femme auec le cheuallier iouoi(e1)t ensemble de cymballes. Il<text:line-break/>en ouyt le son si se tyra deuers le lieu ou ce beau desduit fe faisoit. Et au<text:line-break/>heurter a lhuys (q2)l fist trouua lattellee du cheualier (et) de sa f(e1)me dont il fut<text:line-break/>deulx trois le plus esbahy de trop (et) en recul(a1)t subitement doubt(a1)t lempes<text:line-break/>cher et destourbier de la dicte oeuure que ilz faisoient leur dist pour toutes<text:line-break/>menaces (et) tenc(o1)s. Et par la mort bieu vous estes bien meschans gens (et) a<text:line-break/>vostre fait mal regard(a1)s qui nauez eu en vo(us) t(a1)t de sens qu(a1)t vo(us) voulez<text:line-break/>faire telz chose (q1) de serrer (sol) (et) tirer lhuys a(p1)s vo(us) (sol) or p(e1)sez (q1) ce eust este se vng<text:line-break/>aultre (q1) moy vo(us) y eust trouuez (et) (p3) dieu vo(us) estiez gastez<text:s/>et (p3)dus (sol) (et) eust este<text:line-break/>vostre faict decele (sol) et t(a1)tost sceu (p3)my toute la ville faictes aultremrnt vne<text:line-break/>aultre fois de par le dyable et sans plus dire tyre lhuys (et) senva (et) b(o1)nes g(e1)s<text:line-break/>de raccorder leurs musettes (et) parfaire la<text:s/>notte encommencee. Et quant ce<text:line-break/>fut fait chascun sen alla en sa chascune sans faire semblant de ri(e1)s (sol) (et) neust<text:line-break/>este c(o1)me iespere leur cas (sol) iamais descouuert ou aulmoins si public(q1) deve<text:line-break/>nir a voz oreilles ne t(a1)t daultres gens ce neust este le mary (q2) ne se doulloit<text:line-break/>pas t(a1)t de ce qu(o1) lauoit fait coux (q1) de lhuys (q2)l trouua desserre.</text:p>
      <text:h text:style-name="Titre1" text:outline-level="1">(pdm) La.lxxij.nouuelle racomptee par m(o1)seig(n1)r de c(o1)messuram.<text:line-break/>Dung gentil homme de picardie qui fut amoureux.</text:h>
      <text:p text:style-name="figure"><text:span text:style-name="pb">[n.p.]</text:span><text:line-break/>&lt;ATTimage&gt;</text:p>
      <text:p text:style-name="P148"><text:span text:style-name="T149">A</text:span><text:s/>propos de la nouuel<text:line-break/>le precedente es mar<text:line-break/>ches de picardie il y auoit<text:line-break/>nagueres vng g(e1)til h(o1)me<text:line-break/>le(q1)l estoit tant amoureux<text:line-break/>de la femme de vng cheual<text:line-break/>lier son prochain voysin (q2)l<text:line-break/>nauoit ne iour ne nuyt b(o1)<text:line-break/>ne heure de repos si nestoit<text:line-break/>aupres delle<text:s/>(et) elle pareille(-)<text:line-break/>m(e1)t laymoyt t(a1)t quon ne<text:line-break/>pourroit dire ne p(e1)ser (q2) ne<text:line-break/>stoit pas peu de chose mais<text:line-break/>la douleur estoit (q2)lz ne sca<text:line-break/>uoi(e1)t trouuer fac(o1) ne ma(-)<text:line-break/><text:soft-page-break/>niere destre a part (et) en lieu<text:line-break/>secret pour a loisir dire (et) de<text:line-break/>clairer ce (q2)l auoi(e1)t sur le cueur au fort a(p1)s t(a1)t de malles nuytz (et) iours dou<text:line-break/>loureux amours quil a ses loyaulx seruiteurs aide (et) secoure qu(a1)t bien luy<text:line-break/>plaist leur apresta vng iour tres desire au(q1)l le douloureux mary pl(us) ialoux<text:line-break/>que nul h(o1)me viu(a1)t fut c(o1)traint dhab(a1)d(o1)ner le mesnage (et) aller aux affai<text:line-break/>res qui t(a1)t luy toucheoi(e1)t que sans y estre en personne il perdoit vne gros(-)<text:line-break/>se somme de deniers (et) par sa presence il la pouuoit con(q1)rir ce quil fist en la<text:line-break/>(q1)lle gaignant il conquist bien meilleur butin c(o1)me destre n(o1)me coux auec<text:line-break/>ques le nom de ialoux (q2)l auoit au parauant (sol) car il ne fust pas si tost sailly<text:line-break/>de lhostel (q1) le g(e1)til homme (q2) ne glatissoit a(p1)s aultre beste et sans faire l(o1)g<text:line-break/>seiour incontin(a1)t executa ce pourquoy il venoit (et) print de sa dame tout ce<text:line-break/>(q1) vng seruiteur en ose ou peult dem(a1)der si plaisamm(e1)t et a si b(o1) loisir (q1)<text:line-break/>on ne pourroit mieulx soubhaicter (et) ne d(o1)ner(e1)t de garde (q1) la nuit les sur(-)<text:line-break/>print (sol) d(o1)t ne se d(o1)ner(e1)t du mal temps esper(a1)s la nuit paracheuer ce que le<text:line-break/>iour tres ioyeulx et pour eulx trop court auoient enc(o1)mence pensant a la<text:line-break/>verite (q1) ce dyable de mary ne deust point retourner a sa maison ius(q1)s a l(e1)(-)<text:line-break/>demain au disner voire au pl(us) tard mais aultrem(e1)t en alla car les diables<text:line-break/>le raporter(e1)t a lhostel ie ne scay en (q1)lle maniere (et) aussi n(e1) chault de scauoir<text:line-break/>c(o1)m(e1)t il t(a1)t abregier de ses besongnes assez soussist de dire (q1) il reu(i1)t le soir<text:line-break/>dont la belle c(o1)pagnie (sol) cestassauoir de noz deux amoureux fut bi(e1) esbahie<text:line-break/>pource (q2)lz fur(e1)t si hastiuement surprins (sol) car en nulle maniere ne se doub(-)<text:line-break/>toy(e1)t de ce dol(e1)t retourner. Aussi iamais neuss(e1)t cuidez (q1) si soubdainem(e1)t<text:line-break/>(et) si legierem(e1)t il eust fait (et) ac(o1)ply son voyage toutesfois nostre pouure g(e1)<text:line-break/>til h(o1)me ne sceut aultre chose (q1) faire ne ou se mucer sin(o1) que de soy bouter<text:line-break/><text:span text:style-name="pb">[n.p.]</text:span><text:line-break/>dedans le retraict de la ch(a1)bre esperant den saillir par quelquevoye que sa<text:line-break/>dame trouueroit au(a1)t que le cheualier y mist le pied d(o1)t il vint tout aultre<text:line-break/>m(e1)t car nostre cheualier qui ce iour auoyt cheuaulche.xvj.ou.xviij. grosses<text:line-break/>lieues estoit tant las (q2) ne pouuoit ses reins tourner et voulut soupper en<text:line-break/>sa chambre ou il sestoit deshouse et sivoulut tenir sans aller en la salle (sol) p(e1)<text:line-break/>sez (q1) le pouure g(e1)til homme rendoit bi(e1) gaige du b(o1) temps (q2)l auoit eu ce<text:line-break/>iour car il mouuroit de fain (sol) de froit (et) de paour encores pour plus engreger<text:line-break/>son mal vne toux le va prendre (sol) si gr(a1)de (et) si horrible que merueilles (et) ne se<text:line-break/>failloit gueres que chascun coup quil toussoit quil ne fust ouy de la ch(a1)bre<text:line-break/>ou estoyt lass(e1)blee du cheualier de la dame (sol) et des aultres<text:s/>cheualiers de le(a1)s<text:line-break/>la dame (q2) auoit loeil (et) loreille tousiours a son amy lentrouyt daduanture<text:line-break/>d(o1)t elle eut gr(a1)t frayeur au cueur doubt(a1)t (q1) son mary ne louyst aussi. Si<text:line-break/>treuue maniere tantost après soupper de soy bouter seullette en ce<text:s/>retraict<text:line-break/>et dist a son amy pour dieu (q2)l se gardast ainsi de tousser helas dist il ma da<text:line-break/>me ie n(e1) puis mais dieu scet c(o1)m(e1)t ie suis pugny (et) pour dieu p(e1)sez de moy<text:line-break/>tirer dicy. Si feray ie dist elle (sol) et a tant se part (et) le b(o1) escuyer de recommen<text:line-break/>cer sa ch(a1)son voire si tres hault qu(o1) leust peu bi(e1) ouyr de la ch(a1)bre (sol) ce neust<text:line-break/>este les deuises que la dame faisoit mettre en terme. Qu(a1)t ce b(o1) escuyer se<text:line-break/>vit en ce point assailly de la toux (sol) il ne sceut aultre<text:s/>remede affin de n(o1) estre<text:line-break/>ouy (q1) de bouter sa teste ou trou du retraict ou il fut bi(e1) ensence dieu le scayt<text:line-break/>de la desc(o1)fiture de le(a1)s (sol) mais encores aymoit il ce mieulx (q1) estre ouy pour<text:line-break/>abreger il fut long temps la teste en ce retraict<text:s/>crach(a1)t mouch(a1)t (et) toussant<text:line-break/>t(a1)t (q2)l sembloit (q1) iamais ne deust faire aultre chose (sol) neaulmoins a(p1)s ce b(o1)<text:line-break/>coup sa toux le laissa (et) se cuydoit tirer hors mais il nestoit pas en sa puiss(a1)<text:line-break/><text:soft-page-break/>ce de se retirer t(a1)t estoit au(a1)t<text:s/>et fort boute le(a1)s p(e1)sez (q2)l estoyt bi(e1) a son aise<text:line-break/>bref il ne scauoit trouuer fac(o1) de saillir quel(q1) peine (q2)lz y mist (sol) auoit tout le<text:line-break/>col escorche (et) les oreilles arrachees (sol) en la parfin comme dieu le vouloit il se<text:line-break/>forca tant<text:s/>(q2)l arracha laiz perce du retraict et le raporta a son col mais en<text:line-break/>sa puissance neust este de len oster (sol) et quoy (q1) il luy fust ennuyeux si aymoit<text:line-break/>il mieulx estre ainsi (q1) c(o1)me il estoit par deu(a1)t sa dame le vint trouuer en ce<text:line-break/>point dont elle fut bi(e1) esbahye et ne luy sceut secourir (sol) mais luy dist pour<text:line-break/>tous potages (q1)lle ne scauroit trouuer fac(o1) du m(o1)de le traire de leans. Est<text:line-break/>ce cela dist il par la mort bieu ie suis assez arme pour combatre vng aultre<text:line-break/>mais (q1) iaye vne espee en ma main d(o1)t il fut t(a1)tost saisy dune b(o1)ne. La da<text:line-break/>me le voy(a1)t en tel point quoy (q1)lle eust gr(a1)t doubte ne se scauoit tenir de ri<text:line-break/>re ne lescuper aussi. Or ca a dieu me c(o1)m(e1)t dist il lors (sol) ie m(e1) voys essayer c(o1)<text:line-break/>m(e1)t ie passeray par ce(a1)s mais premier brouillez moy levisaige bien noir si<text:line-break/>fist elle et le comm(a1)da a dieu (et) le b(o1) c(o1)paign(o1) a tous laiz du retraict a son<text:line-break/>col (sol) lespee nue en sa main la face plus noire que charb(o1) c(o1)m(e1)ca a saillir de<text:line-break/>la ch(a1)bre (et) de bonne enc(o1)tre le premier (q2)l trouua ce fut le doul(e1)t mary (q2) eut<text:line-break/><text:span text:style-name="pb">[n.p.]</text:span><text:line-break/>de le veoir si grant paour cuyd(a1)t que ce fust le dyable (q2)l se laissast t(o1)ber du<text:line-break/>hault de luy a terre (sol) (q1) a peu quil ne se r(o1)pit le col (et) fut longuem(e1)t pasme sa<text:line-break/>f(e1)me le voy(a1)t en ce point saillit adu(a1)t m(o1)str(a1)t plus de sembl(a1)t destroy (q1)l(-)<text:line-break/>le ne sentoit beaucoup (et) le print au bras en luy dem(a1)dant quil auoit puis<text:line-break/>apres (q2)l fut reuenu il dist a voix cassee<text:s/>(et) bi(e1) piteuse (et) nauez vo(us) point veu<text:line-break/>ce dyable que iay r(e1)c(o1)tre (sol) certes si ay dist elle (sol) a peu (q1) ie nen suis morte de la<text:line-break/>frayeur (q1) iay eue de le veoir (et) d(o1)t peut il venir ce(a1)s dist il ne (q2) le nous a en(-)<text:line-break/>uoye (sol) ie ne seray de cest an ne de laultre rasseure tant ay este espouente. Ne<text:line-break/>moy par dieu dist la deuote dame creez que cest signifi(a1)ce de aulcune chose<text:line-break/>dieu nous vueille garder (et) deff(e1)dre de toute male adu(e1)ture le cueur ne me<text:line-break/>dist pas bien de<text:s/>cestevision. Alors to(us) ceulx de lhostel dirent chasc(u1) sa ratel<text:line-break/>lee de ce dyable a lespee cuyd(a1)t (q1) la chose fustbraye (sol) mais la b(o1)ne dame sca<text:line-break/>uoit bi(e1) la trainee qui fut bi(e1) ioyeuse de les veoir to(us) en ceste oppinion. Et<text:line-break/>despuis<text:s/>c(o1)tinua arriere ce dyable dessusdit le mestier (q1) chasc(u1) fait si voul(e1)<text:line-break/>tiers au deceu du mary (et) de to(us) aultres (sol) fors vne ch(a1)beriere secrette.</text:p>
      <text:h text:style-name="Titre1" text:outline-level="1">(pdm) La.lxxiij.nouuelle par maistre iehan lambin.</text:h>
      <text:p text:style-name="P150"><text:span text:style-name="T151">C</text:span>Omme il aduint en la c(o1)te de sainct pol en vng vil(-)<text:line-break/>laige assez prochain de ladicte ville de saict pol auoit<text:line-break/>vng h(o1)me laboureur marie auec vne f(e1)me belle (et) en<text:line-break/>b(o1) point de la(q1)lle le cure dudict village estoit amou(-)<text:line-break/>reux. Et pource (q2)l se sentit si espris du feu damours<text:line-break/>(et) que difficille luy estoit seruir sa dame sans estre sus<text:line-break/>peci(o1)ne se p(e1)sa que il ne pouuoit b(o1)nem(e1)t venir a la<text:line-break/>iouyssance delle sans premier auoir celle du mary.<text:line-break/>Cest aduis descouurit a sa dame pour en auoir son oppini(o1) la(q1)lle luy dist<text:line-break/>que tres b(o1)ne (et) propre estoit pour mettre a fin leurs amoureuses int(e1)ci(o1)s.<text:line-break/>Nostre cure d(o1)cques par gracieux (et) t(a1)t subtilz moy(e1)s saccointa de celluy d(o1)t<text:line-break/>il vouloit estre le c(o1)paignon (sol) (et) t(a1)t bi(e1) se c(o1)duysit auec(q1)s le b(o1) h(o1)me quil ne<text:line-break/><text:soft-page-break/>m(e1)geoit sans luy (et) quel(q1) besongne quil fist tousiours parloit de son cure.<text:line-break/>Mesmem(e1)t chasc(u1) iour le vouloit auoir au disner (et) au soupper (sol) brief ri(e1)s<text:line-break/>nestoit bi(e1) fait a lhostel du b(o1) h(o1)me se le cure nostoit present. Qu(a1)t les voy<text:line-break/>sins de ce pouure simple laboureur vir(e1)t ce (q1) il ne pouuoit veoir luy dir(e1)t<text:line-break/>(q2)l ne luy estoit h(o1)neste auoir ainsi c(o1)tinuellem(e1)t le repaire du cure (sol) (et) (q2)l ne<text:line-break/>se pouuoit ainsi c(o1)tinuer sans gr(a1)t desh(o1)neur de sa f(e1)me. Mesmem(e1)t que<text:line-break/>les aultres voysins (et) amys len aduisoyent en son absence. Qu(a1)t le b(o1) h(o1)(-)<text:line-break/>me se sentit ainsi aigrem(e1)t repris de ses voysins (q2) luy blasmoy(e1)t le repai(-)<text:line-break/>re du cure en sa maison (sol) force luy fut de dire au cure (q1) il se deportast de han<text:line-break/>ter en sa maison. Et de fait luy deff(e1)dit par motz expres (sol) (et) grosses menas(-)<text:line-break/>ses (q1) a iamais ne si trouuast sil ne luy dem(a1)doit (sol) en afferm(a1)t par gr(a1)t ser(-)<text:line-break/>ment<text:s/>que sil luy trouuoit il compteroit t(a1)tost auecques luy (et) fi le feroit bi(e1)<text:line-break/><text:span text:style-name="pb">[n.p.]</text:span><text:line-break/>retourner oultre son plaisir. Et sans scauoir gre (sol) la deff(e1)ce despleut au cu<text:line-break/>re plus (q1) ie ne vous scauroye dire (sol) mais nonobstant quelle fut aigre pour<text:line-break/>t(a1)t ne fur(e1)t les amourettes r(o1)pues (sol) car elles estoi(e1)t si parfond enracinees<text:line-break/>es cueurs des deux parties (q1) impossible estoit les rompre ne desio(i1)dre. Or<text:line-break/>oyez c(o1)me nostre cure se gouuerna apres (q1) la deffence luy fut faicte par lor<text:line-break/>donn(a1)ce de sa dame il print reigle (et) coustume de la venir visiter toutes les<text:line-break/>foys (q2)l sentiroit le mary absent. Mais lourdem(e1)t se conduysit car il neust<text:line-break/>sceu faire sa visitation sans le sceu des voysins qui auoi(e1)t este cause de la<text:line-break/>deffence<text:s/>ausquelz le fait desplaisoit autant (sol) (q1) sil leur eust touche. Le b(o1) h(o1)(-)<text:line-break/>me fut de rechief aduerty (q1) le cure alloit estaidre le feu a son hostel c(o1)me au<text:line-break/>parau(a1)t de la deffence. Nostre simple mary oyant ce fut bien esbahy (sol) (et) en(-)<text:line-break/>cores plus courrouce la moytie (sol) le(q1)l pour y remédier (sol) p(e1)sa tel moyen que ie<text:line-break/>vous diray. Il dist a sa f(e1)me (q2)l vouloit aller vng iour tel quil n(o1)ma mener<text:line-break/>a sainct omer vne charrette de ble (sol) (et) (q1) pour mieulx besongner il y voulloit<text:line-break/>luy mesmes aller. Qu(a1)t le iour n(o1)me (q2)l deuoit partir fut venu il fist ainsi<text:line-break/>qu(o1) a de coustume en picardie (sol) especiallem(e1)t es marches de autour sainct<text:line-break/>omer chargea son chariot de bled a minuyt et a celle mesme heure voulut<text:line-break/>partir et print conge de sa f(e1)me et vuyda auec son charroy (et) si tost quil fut<text:line-break/>hors sa f(e1)me ferme tous les huys de sa maison. Or vous deuez entendre (q1)<text:line-break/>nostre march(a1)t fist son sainct omer chez lung de ses amys (q2) demouroit au<text:line-break/>bout de la ville<text:s/>ou il alla arriuer (sol) (et) mist son chariot en la court dudict amy<text:line-break/>(q2) scauoit toute la trainee le(q1)l il enuoya pour faire le guet (sol) (et) escouter tout<text:line-break/>autour de sa maison pour veoir se quelque larr(o1)y vi(e1)droit. Qu(a1)t il fut la<text:line-break/>arriue il se bouta au coing dune forte haye (sol) du(q1)l lieu il veoit toutes les en(-)<text:line-break/>trees de la maison dudict march(a1)t d(o1)t il estoit seruiteur et gr(a1)t amy en ce(-)<text:line-break/>ste partie (sol) guieres neut escoute (q1) vecy maistre cure (q2) vint pour alumer sa<text:line-break/>ch(a1)delle ou pour mieulx dire lestaindre (sol) et tout coyem(e1)t (sol) (et) doulcem(e1)t heur(-)<text:line-break/>ter a lhuys de la court (sol) lequel fut t(a1)tost ouy de celle qui nauoit tal(e1)t de dor(-)<text:line-break/>mir a celle heure laquelle sortit vistem(e1)t en chemise et vint mettre dedans<text:line-break/>son confesseur. Et puis ferme lhuys le menant au lieu ou son mary deust<text:line-break/>auoir este. Or reuenons a nostre guet (sol) lequel qu(a1)t il apperceut tout ce qui<text:line-break/>fut fait se leua de son guet (et) sen alla sonner sa tr(o1)pette (sol) (et) declaira tout au<text:line-break/>bon mary (sol) sur quoy incontin(e1)t c(o1)seil fut prins et ord(o1)ne en ceste maniere.<text:line-break/>Le marchant de blez faignit retourner de son voyage auec son chariot de<text:line-break/>blez pour certaines adu(e1)tures (q1) il doubtoit luy aduenir. Si vint heurter a<text:line-break/><text:soft-page-break/>sa porte<text:s/>(et) hucher sa f(e1)me qui se trouua bien esbahye qu(a1)t elle ouye sa voix<text:line-break/>mais tant ne le fut quelle ne print bi(e1) le loysir de musser son amoureux le<text:line-break/>cure en vng casier (q2) estoit en la ch(a1)bre. Et pour vous d(o1)ner a entendre (q1)lle<text:line-break/>chose est vng casier cest vng garde manger en la facon dune huche long et<text:line-break/>estroit par raison (et) assez parfond. Et a(p1)s que le cure fut musse ou l(e1)<text:line-break/><text:span text:style-name="pb">[n.p.]</text:span><text:line-break/>mus(-)se les oeufz le beurre le fourmaige et aultres telles vituailles la vaillante<text:line-break/>mesnagiere comme moytie dorm(a1)t veillant se presenta deu(a1)t son<text:line-break/>mary a lhuys (et) luy dist helas m(o1) bon mary quelle adu(a1)ture pouez vous a(-)<text:line-break/>uoir si hastiuem(e1)t retournez certainem(e1)t il y a aulcun (q2) vo(us) laisse faire v(r1)e<text:line-break/>voyage. Helas pour dieu dictes le<text:s/>moy. Le b(o1) h(o1)me voulut aller en sa ch(a1)(-)<text:line-break/>bre (et) illec dire les causes de son hastif retour. Qu(a1)t il fut ou il cuydoit trou<text:line-break/>uer son cure cestassauoir en sa ch(a1)bre c(o1)mence a c(o1)pter les raisons du re(-)<text:line-break/>tour de son voyage premier dist<text:s/>pour la suspicion quil auoit de la desloy(-)<text:line-break/>aulte delle (sol) craignoit treffort estre du renc des bleuz vestus quon appelle c(o1)<text:line-break/>munem(e1)t noz amys et (q1) au moyen de ceste suspicion estoit il ainsi tost re(-)<text:line-break/>tourne. It(e1) (q1) qu(a1)t il se estoit<text:s/>trouue hors de sa maison aultre chose ne luy<text:line-break/>venoit au deu(a1)t (sol) sinon (q1) le cure estoit son lieuten(a1)t tandis quil alloit mar<text:line-break/>ch(a1)der. It(e1) pour experim(e1)ter son ymaginati(o1) dist (q2)l estoit ainsi retourne (sol)<text:line-break/>et a celle heure voulut auoit la ch(a1)delle (sol) (et) regarder se sa f(e1)me osoit bi(e1) cou<text:line-break/>cher sans compaignie en son absence. Qu(a1)t il eut acheue les causes de son<text:line-break/>retour la bonne dame sescria disant. Ha mon b(o1) mary d(o1)t vo(us) vi(e1)t main<text:line-break/>tenant ceste vaine ialousie aduez vous apperceu en moy aultre chose qu(o1)<text:line-break/>ne doit ne iuger dune bonne loyalle et preude f(e1)me. Helas (q1) mauldicte soit<text:line-break/>lheure (q1) oncques ie vous congneuz (sol) pour estre suspecionnee de ce que mon<text:line-break/>cueur ne sceust penser vous me c(o1)gnoissez<text:s/>mal (et) ne scauez vous c(o1)bi(e1) net<text:line-break/>et entier mon cueur veult estre (et) demourer. Le bon march(a1)t eust peu estre<text:line-break/>contraint de ses bourdes sil neust r(o1)pu la parolle (sol) si dist que il vouloit que<text:line-break/>rir son ymaginati(o1). Et incontin(e1)t vint cercher et visiter les cornetz de sa<text:line-break/>ch(a1)bre au mieulx quil fut possible mais il ne trouua point ce quil queroit.<text:line-break/>Ad(o1)c ce donna garde du casier (et) iugea (q1) son compaignon y estoit et sans<text:line-break/>m(o1)strer sembl(a1)t hucha sa f(e1)me et luy dist mamye a gr(a1)t tort ie vo(us) ay sus(-)<text:line-break/>peci(o1)nee de mestre desloyalle (et) que telle ne soyez (q1) ma faulce ymagination<text:line-break/>pense touteffoys ie suis si pensif et enclin a croire et marrester a m(o1) oppi(-)<text:line-break/>nion (q1) impossible me est de iamais estre plaisamment auec<text:s/>vous (et) pource<text:line-break/>ie vous prie (q1) soyez contente (q1) la separation soit faicte de nous deux (et) que<text:line-break/>amoureusem(e1)t partissions noz biens c(o1)muns par egale portion. La gou<text:line-break/>ge qui desiroit assez ce marche (sol) affin que plus ayseement se trouuast auec<text:line-break/>son cure accorda sans gueres faire difficulte a la requeste de son mary par<text:line-break/>telle condition touteffoys quelle faisant la particion des menbles elle c(o1)(-)<text:line-break/>menceroit et feroit le premier choys (sol) et pour quelle raison dist le mary vou<text:line-break/>lez vous choysir la premiere cest tout contre droict et iustice. Ilz furent l(o1)g<text:line-break/>temps en grant difference pour choysir mais a la fin le mary vainquit (sol)<text:line-break/>car il print le casier ou il ny auoit que flens (sol) tartres et fourmaiges (sol) et aul(-)<text:line-break/>tres menues vituailles (sol) entre lesquelz nostre cure ensepuely le(q1)l oyoit ces<text:line-break/>bons deuis qui a ceste cause se faisoyent. Qu(a1)t le mary eut choisy le casier<text:line-break/><text:span text:style-name="pb">[n.p.]</text:span><text:line-break/>la dame choisit la chaudiere puis le mary vng aultre meuble (sol) puis elle c(o1)(-)<text:line-break/>sequ(e1)ment<text:s/>ius(q1)s a ce que tout fut party (et) porti(o1)ne apres laquelle portion<text:line-break/>faicte le b(o1) mary dist. Ie suis c(o1)tent que vous demourez a ma maison ius(-)<text:line-break/><text:soft-page-break/>ques a ce que vo(us) aurez trouue logis pour vo(us) (sol) mais de ceste heure ie vueil<text:line-break/>emporter ma part et la mettre a lostel d(u1)g de mes voysins. Faictes en dist<text:line-break/>elle a vostre bon plaisir. Il print vne bonne corde (sol) (et) en lya et adouba son ca<text:line-break/>sier et fist venir son charreton a qui il fist chasteller son casier dung cheual (sol)<text:line-break/>et luy chargea (q2)l le menast a la maison d(u1)g tel sondit sien voisin. La b(o1)ne<text:line-break/>dame tout oy(a1)t ceste deliberation laissoit tout faire de d(o1)ner conseil au c(o1)<text:line-break/>traire ne se osoit au(a1)cer doubtant que le casir ne fust ouuert si hab(a1)donna<text:line-break/>tout a telle adu(e1)ture (q1) subuenir pouuoit. Le casier fut ainsi que dit est ha(-)<text:line-break/>stelle au cheual et mene (p3) la rue pour aller a lhostel ou le b(o1) h(o1)me lauoit or(-)<text:line-break/>donne (sol) mais gueres nalla (q1) le maistre cure a (q2) les oeufz (et) le beurre creuoi(e1)t<text:line-break/>les peux crya pour dieu mercy. Le charret(o1) oy(a1)t ceste piteuse voix resonn(a1)<text:line-break/>te du casier descendit tout esbahy et hucha les gens (et) son maistre qui ouuri<text:line-break/>r(e1)t le casier ou ilz trouuerent ce cure prisonnier dore (et) empapine douefz de<text:line-break/>fourmage (et)<text:s/>de lait (et) aultres choses pl(us) de cent. Ce pouure amoureux estoit<text:line-break/>t(a1)t piteusem(e1)t appointe qu(o1) ne scauoit du(q1)l il auoit le plus. Et qu(a1)t le b(o1)<text:line-break/>mary le vit en ce point il ne se peut c(o1)tenir de rire combi(e1) (q1) courrouce deust<text:line-break/>estre. Si le le laissa courir (et) vint a sa femme m(o1)strer c(o1)m(e1)t il auoit eu tort<text:line-break/>destre suspeci(o1)neux de sa faulse desloyaulte. Elle qui ce vit (p3) exemple vain<text:line-break/>cue crya mercy (sol) et il luy fut (p3)donne par telle condition que se iamais le cas<text:line-break/>luy aduenoit (q1)lle fust mieulx aduisee de mettre son h(o1)me aultre part (q1) au<text:line-break/>casier (sol) car le cure en auoit este en peril destre a tousiours gaste (sol) (et) apres ce ilz<text:line-break/>demourer(e1)t ensemble l(o1)g t(e1)ps (et) raporta lh(o1)me son casier (sol)<text:s/>et ne scay point<text:line-break/>(q1) le cure si trouuast depuis (sol) lequel par le moyen de ceste aduenture fut com<text:line-break/>me encores est appelle sire vadin casier.</text:p>
      <text:h text:style-name="Titre1" text:outline-level="1">(pdm) La.lxxiiij.nouuelle par phelipe de laon.</text:h>
      <text:p text:style-name="P152"><text:span text:style-name="T153">A</text:span>Insi (q1) nagueres m(o1)seig(n1)r le senechal de boulenois cheuau<text:line-break/>choit (p3)my le pays dune ville a laultre en pass(a1)t (p3) vng hame<text:line-break/>let ou len sonnoit au sacrem(e1)t (sol) et pource (q2)l auoit doubte de<text:line-break/>non pouoir venu a la ville ou il c(o1)tenoit en t(e1)ps pour ouyr<text:line-break/>messe car lheure estoit pres de midy il saduisa que il descende<text:line-break/>roit audit hamelet pour veoir dieu en passant. Il descendit<text:line-break/>a lhuys de leglise (et) puis sen alla r(e1)dre assez pres de lhostel ou len chantoit la<text:line-break/>gr(a1)t messe (sol) et si prochain se mist du prestre quil le pouuoit en ce le brant de<text:line-break/>costiere apperceuoir. Et quant il eut leue dieu et calice (et) faict ainsi comme<text:line-break/>il appartenoit p(e1)sant a part luy apres (q1)l eut apperceu m(o1)seig(n1)r le senes(-)<text:line-break/>chal estre derriere luy et n(o1) saichant sa b(o1)ne heure estoit venue pour veoir<text:line-break/>dieu<text:s/>leur ayant touteffois oppinion (q2)l estoit venu tard appella son clerc (sol)<text:line-break/><text:span text:style-name="pb">[n.p.]</text:span><text:line-break/>et luy fist alumer arriere la torche et puis en gard(a1)t les cerimonies (q2) fault<text:line-break/>garder leua encores vne foys dieu disant (q1) cestoit pour m(o1)seig(n1)r le senes(-)<text:line-break/>chal (et) puis ce fait proceda oultre iusques a ce (q1) il fut paruenu a son agnus<text:line-break/>dei le(q1)l qu(a1)t il eut dit troys foys (et) (q1) son clerc luy bailla la paix pour baiser<text:line-break/>il la reffusa (et) en rabro(a1)t tres bien son clerc il dist (q2)l ne scauoit ne<text:s/>bien ne h(o1)<text:line-break/>neur (et) la fist bailler a m(o1)seig(n1)r le seneschal (q2) la reffusa de tout point deux<text:line-break/>ou troys foys. Et qu(a1)t le prestre veit (q1) m(o1)seig(n1)r le seneschal ne vouloit<text:line-break/>prendre la paix deuant luy il laissa dieu quil tenoit en ses mains (et) print la<text:line-break/>paix (q2)l apporta a mondit seigneur le seneschal (et) luy dist (q1) sil ne la prenoit<text:line-break/>deu(a1)t luy il ne la prendroit ia luy mesmes (et) ce nest pas dist le prestre raison<text:line-break/><text:soft-page-break/>que iaye la paix deuant vous. Ad(o1)cques monseigneur le seneschal<text:s/>voy(a1)t<text:line-break/>sagesse nauoit illec lieu se accorda au cure (sol) et print la paix premier (sol) puis le<text:line-break/>cure apres. Et ce faict sen retourna parfaire sa messe de ce (q2) restoit (et) puis<text:line-break/>cest tout ce que on men a racompte.</text:p>
      <text:h text:style-name="Titre1" text:outline-level="1">(pdm) La.lxxv.nouuelle rac(o1)ptee par monseigneur de tholemas.</text:h>
      <text:p text:style-name="P154"><text:span text:style-name="T155">P</text:span>Ar aulcun t(e1)ps de la guerre des deux parties les vngs n(o1)(-)<text:line-break/>mez bourgongn(o1)s les aultres armignacz. Il aduint en la<text:line-break/>b(o1)ne ville de troye en ch(a1)paigne vne assez gracieuse adu(a1)(-)<text:line-break/>ture qui tres bi(e1) vault le reciter (et) mettre en c(o1)pte (q2) fut telle<text:line-break/>Ceulx de troye pour lors que oncques par adu(a1)t ilz eussent<text:line-break/>este bourg(o1)gn(o1)s ce estoy(e1)t tournez armignacz (et) entre eulx<text:line-break/>auoit c(o1)uerse vng c(o1)paignon a demy fol n(o1)pas quil eust perdu lentiere c(o1)<text:line-break/>gnoissance de raison mais a la verite il tenoit plus du coste de dame folie<text:line-break/>quil ne tenoit de raison (sol) c(o1)bien que aulcuneffoys il executast (et) de la main (et)<text:line-break/>de la bouche plusieurs besongnes que plus saige (q1) luy neust sceu acheuer.<text:line-break/>Pour venir donc au propos enc(o1)mence le galant dessusdit estoit en garny<text:line-break/>son auec les bourgongn(o1)s a sainct meneho (sol) mist vne iournee en terme a<text:line-break/>ses c(o1)paign(o1)s et leur commenca a dire (q1) silz le vouloyent croire quil leur<text:line-break/>bailleroit b(o1)ne doctrine pour attrapper vng host des loudiers de troye (sol) les<text:line-break/>quelz a la verite ilz haioyent mortellement (sol) (et) ilz ne laimoy(e1)t gueres (sol) mais<text:line-break/>le menassoyent tousiours de p(e1)dre se ilz le pouuoient tenir vecy quil dist (sol) ie<text:line-break/>m(e1) iray deuers<text:s/>troye (et) me approcheray des faulbours (et) feray sembl(a1)t des(-)<text:line-break/>pier la ville (sol) (et) de taster de ma l(a1)ce les fossez (et) si pres de la ville me tireray (q1)<text:line-break/>ie seray prins. Ie suis seur si tost (q1) le b(o1) baillif me ti(e1)dra quil me condamp<text:line-break/>nera a p(e1)dre (et) nul de la ville ne si opposera pour moy (sol) car ilz me hay(e1)t tre(-)<text:line-break/>stous ainsi seray ie bi(e1) matin au gibet et vous serez embuschez au bocquet<text:line-break/>qui est au plus pres dudit gybet (sol) (et) tantost que vous orrez venir moy et ma<text:line-break/>compaignie vous sauldrez sur lassemblee (et) en prendrez (et) tiendrez a vostre<text:line-break/>voulente et me deliurerez de leurs mains. Tous les c(o1)paign(o1)s de la gar(-)<text:line-break/>nison si accorderent moultvoulentiers et luy commencerent a dire (q1) puis<text:line-break/><text:span text:style-name="pb">[n.p.]</text:span><text:line-break/>quil osoit bien entreprendre ceste adu(a1)ture que ilz ayderoyent a la fournir<text:line-break/>au mieulx que ilz scauroyent. Et pour abregier le gentil follastre sappro(-)<text:line-break/>cha de la ville de troye c(o1)me il auoit deuant dict. Et aussi c(o1)me il desiroit<text:line-break/>fut prins dont le bruyt sesp(a1)dit tost parmy la ville (et) ny eut celluy qui ne le<text:line-break/>cond(a1)pnast a pendre (sol) mesmem(e1)t le baillif si tost quil le vit dist (et) iura (p3) ses<text:line-break/>bons dieux (sol) quil sera pandu par la gorge. Helas monseig(n1)r disoit il (sol) ie vo(us)<text:line-break/>requiers mercy ie ne vous ay ri(e1)s meffait. Vous mentez ribault dist le bail<text:line-break/>lit vous aduez guide les bourg(o1)gn(o1)s en ceste marche (sol) et aduez accusez les<text:line-break/>bourgeoys (et) b(o1)s march(a1)s de ceste ville (sol) vous en aurez vostre payem(e1)t (sol) car<text:line-break/>vous en<text:s/>serez pendu au gibet. Ha pour dieu monseigneur dist nostre b(o1) c(o1)<text:line-break/>paignon puis (q2)l fault (q1) ie meure aulmoins (q1) il vous plaise que ce soit bi(e1)<text:line-break/>matin (et) qu(e1) la ville ou iay tant eu de congnoissance (et) dacointance ie ne re<text:line-break/>coyue trop publicque pugnition. Bien dist le bailly on y pensera (sol) le lende(-)<text:line-break/>main des le point du iour le bourreau auec sa charrete fut deu(a1)t la prison<text:line-break/>ou il neut gueres este (q1) vecy venir le baillif a cheual (et) ses serg(e1)s et gr(a1)t n(o1)(-)<text:line-break/>bre de g(e1)s pour lac(o1)paigner (et) fut nostre h(o1)me mys trousse (et) lie sur la char<text:line-break/>rette (et) ten(a1)t sa musette d(o1)t il iouoyt coustumierem(e1)t on le maine deuers<text:line-break/><text:soft-page-break/>la iustice ou il fut plus ac(o1)paigne (q1) beaucoup daultres neussent este tant<text:line-break/>estoit hay en la ville. Or deuez vous scauoir q les c(o1)paignons de la garni(-)<text:line-break/>son de saincte meneho noublier(e1)t point eulx embuschier aux boys aupres<text:line-break/>de la iustice des la minuyt (sol) tant pour sauluer lh(o1)me quoy quil ne fust pas<text:line-break/>des plus saiges comme pour<text:s/>gaigner prisonniers et aultre chose sil pou(-)<text:line-break/>uoy(e1)t. Eulx la doncques arriuez disposer(e1)t de leurs besongnes comme de<text:line-break/>guerre (et) ord(o1)ner(e1)t vng guet sur vng arbre qui leur deuoit dire qu(a1)t ceulx<text:line-break/>de troye seroyent a la iustice (sol) ceste guette ainsi mise (et) logee dist (q1) elle feroit<text:line-break/>bon deuoir. Or sont descendus ceulx de la iustice deuant le gybet (sol) et le plus<text:line-break/>abregeem(e1)t (q1) faire se peult le baillif c(o1)manda qu(o1) despechast nostre pou(-)<text:line-break/>ure coquart (q2) estoit bi(e1) esbahy<text:s/>ou ses c(o1)paign(o1)s estoy(e1)t quilz ne venoyent<text:line-break/>ferir dedans ses ribaulx armignacz il nestoit pas bien a son ayse (sol) mais re(-)<text:line-break/>gardoit deuant (et) derriere et le plus vers le boys (sol) mais il noyoit ri(e1)s il se c(o1)<text:line-break/>fessa le plus longuem(e1)t<text:s/>que il peut touteffoys il fut oste du prestre et pour<text:line-break/>abreger monta sur leschelle et luy la venu bien esbahy dieu le scet (sol) regarde<text:line-break/>tousiours vers ce boys mais cestoit pour ne(a1)t (sol) car la guette ord(o1)nee pour<text:line-break/>faire saillir ceulx qui rescourre<text:s/>le deuoy(e1)t estoient endormis. Si ne scauoit<text:line-break/>que dire ne (q1) faire (sol) ce pouure homme sinon quil p(e1)soit estre a son dernier<text:line-break/>iour. Le bourreau a certaine piece apres fist ses (p1) paratoires pour luy bou<text:line-break/>ter la hart au col pour le despecher. Et quant il veit ce il se aduisa de vng<text:line-break/>tour qui luy fut bien prouffitable (et) dist. M(o1)seigneur le baillif ie vous prie<text:line-break/>pour dieu que adu(a1)t quon mette pl(us) la main a moy que ie puisse iouer vne<text:line-break/>chasson de ma musette (et) ie ne vous dem(a1)de plus aultre<text:s/>chose (sol) (et) ie suis a(p1)s<text:line-break/><text:span text:style-name="pb">[n.p.]</text:span><text:line-break/>content de mourir (et) vous pard(o1)ne ma mort (et) a tout le m(o1)de. Ceste reque(-)<text:line-break/>ste luy fut passee (sol) (et) sa musette luy fut en hault portee. Et quant il la tint le<text:line-break/>plus a loysir quil peut il la c(o1)menca<text:s/>a sonner et iouer vne chanson (q1) ceulx<text:line-break/>de la garny son dessusdicte c(o1)gnoyssoient tres bien (et) y auoit (sol) tu demeures<text:line-break/>trop Robin (sol) tu demeures trop (sol) (et) au son de sa musette la guette se esueilla<text:line-break/>et de la paour (q1)lle eut se laissa cheoir du hault en bas de larbre ou elle estoit<text:line-break/>et dist (sol) on pend nostre homme auant auant hastez vous tost. Et les c(o1)pai(-)<text:line-break/>gnons estoyent tous apprestez (et) au son dune trompette saillir(e1)t tous hors<text:line-break/>du boys (et) se vindrent fourrer sur le baillif<text:s/>(et) dessus tous ceulx qui deuant le<text:line-break/>gibet estoyent. Et a cest effroy le bourreau fut tant esperdu (q2)l ne scauoit (sol)<text:line-break/>ne neust oncques aduis de luy bouter la hart au col ne le bouter ius (sol) mais<text:line-break/>luy pria quil luy sauluast la vie ce quil eust fait tres voulentiers mais il ne<text:line-break/>fut en sa puissance trop bien y fist aultre chose et meilleure car luy (q2) estoit<text:line-break/>sur leschelle crioyt a ses compaign(o1)s (sol) prenez cestuy la (sol) vng tel est riche vng<text:line-break/>tel est mauluais. Brief les bourgongnons en tuerent vng<text:s/>grant tas en la<text:line-break/>venue de ceulx de troye (sol) et prindrent des prisonniers vng grant nombre et<text:line-break/>sauluerent leur homme en la facon et maniere que vous oyez qui leur dist<text:line-break/>que iour de sa vie neut si belles affrees quil auoit a ceste heure eue.</text:p>
      <text:h text:style-name="Titre1" text:outline-level="1">(pdm) La.lxxvj.nouuelle racomptee par phelippe de laon.</text:h>
      <text:p text:style-name="P156"><text:span text:style-name="T157">L</text:span>En ma plusieurs foys dit (et) racompte par gens di(-)<text:line-break/>gnes de foy vng bien gracieux cas (sol) dont ie fourni(-)<text:line-break/>ray vne petite nouuelle sans y decroistre ne adiou(-)<text:line-break/>ster aultre chose (q1) ce (q2) sert au propos.<text:s/>Entre les aul<text:line-break/>tres cheualiers de bourg(o1)gne en y auoit vng nague<text:line-break/><text:soft-page-break/>res (sol) le(q1)l c(o1)tre la coustume (et) vsaige du pays tenoit a<text:line-break/>pain (et) a pot vne damoyselle belle (et) g(e1)te en son cha(-)<text:line-break/>steau (q1) poit nevueil n(o1)mer (sol) son chappellain (q2) estoit<text:line-break/>ieune (sol) (et) fres voy(a1)t ceste belle fille nestoit pas si con(-)<text:line-break/>st(a1)t que souu(e1)t ne fust par elle t(e1)pte (et) en deuint amoureux. Et qu(a1)t il veit<text:line-break/>mieulx son point c(o1)pta sa ratelee a la damoyselle (q2) estoit plus fine (q1) mou<text:line-break/>tarde car la mercy a dieu elle auoit raulde (et) couru le pays tant (q1) du monde<text:line-break/>ne scauoit (q1) trop elle p(e1)sa bi(e1) en soy mesmes que se elle se accordoit au pre<text:line-break/>stre sa re(q1)ste (q1) son maistre (q2) veoit cler quel(q1) moy(e1) (q1) elle scauroit<text:s/>trouuer (sol) il<text:line-break/>sen d(o1)neroit bi(e1) garde (et) ainsi (p3)droit le pl(us) pour le moins si delibera de des(-)<text:line-break/>couurir l(e1)busche a son maistre le(q1)l qu(a1)t il le sceut n(e1) fist (q1) rire (sol) car assez sen<text:line-break/>doubtoit att(e1)du le regard (sol) deuis (sol) (et) esbatem(e1)t (q1) il auoit veu entre eulx deux<text:line-break/>ord(o1)na neaulmoins vopre a sa gouge (q1)lle entretenist le prestre sans faire<text:line-break/>la courtoysie (sol) (et) si fist elle si bien (q1) nostre sire en auoit tout au long du bras<text:line-break/>et nostre bon cheualier<text:s/>souuent luy disoit. Par dieu nostre sire vous estes<text:line-break/>trop priue de ma ch(a1)beriere ie ne scay (q1) il y a entre vous deux (sol) mais si ie sca<text:line-break/><text:span text:style-name="pb">[n.p.]</text:span><text:line-break/>uoye que vo(us) y pourchassissiez a m(o1) desauantaige par nostre dame ie vo(us)<text:line-break/>pugniroye bien. En verite monseig(u1)r respondit maistre domine ie ny cha<text:line-break/>l(a1)ge ne demande riens ie me deuise a elle (sol) et passe t(e1)ps comme f(o1)t les aul(-)<text:line-break/>tres de ceans (sol) mais oncques iour de ma vie ne la requis damours (sol) ne daul<text:line-break/>tre chose. Pourt(a1)t le vous dis ie ce dist le seigneur se aultrem(e1)t en estoit ie<text:line-break/>n(e1) seroye pas c(o1)tent. Se nostre domine en auoit poursuy au parau(a1)t ses<text:line-break/>parolles plus aigres et a toute force continua la poursuyte car ou (q2)l renc(o1)<text:line-break/>trast la gouge (sol) de tant pres la tenoit (q1) c(o1)traincte estoit voulsist ou non de(-)<text:line-break/>nier loreille en sa doulce requeste. Et elle duyte et faicte a lesper(o1) et a la l(a1)(-)<text:line-break/>ce endormoit nostre prestre (sol) et en son amour t(a1)t fort le boutoit (q2)l eust pour<text:line-break/>elle vng oger c(o1)batu. Si tost que de luy sestoit sauluee tout le playdoye d(e1)<text:line-break/>treulx deulx estoyt au maistre par elle racompte pour faire la farce au vif<text:line-break/>et bi(e1) tromper son chappelain il c(o1)m(a1)da a sa gouge que elle luy assignast<text:line-break/>iournee destre en la ruelle du lict ou ilz couchoyent (et) luy dist. Si tost (q1) m(o1)(-)<text:line-break/>seigneur sera couche ie feray ce (q1) vous vouldrez r(e1)dez vo(us) donc(q1)s a la ruel<text:line-break/>le du lict tout doulcement. Et fault dist il que tu luy laisses faire (sol) et moy<text:line-break/>aussi (sol) ie suis seur que quant il cuidera que ie dorme quil ne demourra gue(-)<text:line-break/>res (q2)l ne tenferre (sol) (et) iauray appreste a lenuir(o1) de ton deu(a1)t le las iolis (sol) ou il<text:line-break/>sera t(a1)tost attrape. La gouge en fut bien ioyeuse et fist t(e1)te (sol) et fist son rap(-)<text:line-break/>port a<text:s/>nostre domine (q2) iour de sa vie ne fut plus ioyeulx (sol) (et) sans ymaginer<text:line-break/>peril ne le d(a1)ger en quoy il se boutoit c(o1)me en la ch(a1)bre de son maistre tou<text:line-break/>te la raison estoit de luy a ce arriere mise seullem(e1)t luy challoit dacc(o1)plir<text:line-break/>sa folle voul(e1)te c(o1)bien que naturelle est de plusieurs acoustumee. Pour fai<text:line-break/>re fin a m(o1) proces nostre maistre prestre senvint a lheure assignee bi(e1) doul<text:line-break/>cem(e1)t en la ruelle du lict (et) dieu scet c(o1)me sa maistresse luy dist tout bas. Ne<text:line-break/>sonnes mot que qu(a1)t m(o1)seig(n1)r dormira bi(e1) fort ie vous taucheray de la(-)<text:line-break/>main et viendrez empres moy. En la b(o1)ne heure ce dist il. Le b(o1) cheualier (q2)<text:line-break/>a ceste heure ne dormoyt mye (sol) mais se tenoit a bi(e1) gr(a1)t peine de rire (sol) et tou<text:line-break/>teffois pour parfaire la farce il sen garda le mieulx quil peut (sol) et c(o1)me il a(-)<text:line-break/>uoit propose (et) dict (sol) il t(e1)dit sondit fille ou son las lequel quon veult (sol) tout a<text:line-break/>lendroit de la partie ou nostre maistre chappellain auoit plus gr(a1)t desir de<text:line-break/><text:soft-page-break/>heurter. Or est tout prest (et) nostre domine appelle. Et au fin pl(us) doulcem(e1)t<text:line-break/>quil peut entra ded(a1)s le lict (sol) et sans pl(us) barguigner il m(o1)te sur le tas pour<text:line-break/>veoir pl(us) loing. Si tost (q2)l fut loge le b(o1) cheualier tire son<text:s/>las bien fort (sol) et<text:line-break/>c(o1)menca a dire moult hault. Ha ribault prestre estes vous tel (sol) et nostre bon<text:line-break/>prestre a soy retirer mais il ne alla gueres loing (sol) car linstrum(e1)t que il vou<text:line-break/>loit accorder au bedon de la gouge estoyt si bien enueloppe du<text:s/>las quil na(-)<text:line-break/>uoit garde deslongner (sol) dont si tres esbahy se trouua (q2)l ne scauoit sa c(o1)te(-)<text:line-break/>nance ne qui luy estoit a aduenir de plus fort tiroit son maistre le las (q2) bi(e1)<text:line-break/>gr(a1)t douleur luy eust este se paour (et) esbahissem(e1)t ne luy<text:s/>eussent tollu tout<text:line-break/><text:span text:style-name="pb">[n.p.]</text:span><text:line-break/>ce sentem(e1)t. A petit de piece il reuint a luy (et) sentit tres bien ses douleurs et<text:line-break/>bi(e1) piteusem(e1)t cria mercy a son maistre (q2) t(a1)t grant fain auoit de rire (q1) a<text:line-break/>peine scauoit il parler. Si luy dist il neaulmoins au(a1)t quil leust au(a1)t en la<text:line-break/>ch(a1)bre parb(o1)dy. Allez vo(us) en nostre sire et ne vo(us) adui(e1)ne pl(us) ceste fois vo(us)<text:line-break/>sera pard(o1)nee mais la sec(o1)de seroit irremissible. Helas m(o1)seig(n1)r ce rep(o1)d<text:line-break/>il iamais ne maduiendra elle est cause de ce que iay fait. A ce coup il sen al(-)<text:line-break/>la et m(o1)seig(n1)r se recoucha (q2) acheua ce que lautre auoyt c(o1)mence. Mais sa<text:line-break/>chez que onc(q1)s puis ne si trouua le b(o1) prebstre au sceu du maistre. Il peult<text:line-break/>bi(e1) estre (q1) en rec(o1)pense de ces maulx (sol) la gouge en eut depuis pitie (et) pour sa<text:line-break/>c(o1)sci(e1)ce ac(q2)tter luy presta son bed(o1) (sol) (et) tellem(e1)t sacorder(e1)t (q1) le maistre en va<text:line-break/>lut pis t(a1)t en bi(e1)s c(o1)me en h(o1)neurs. Du surpl(us) ie me tais (et) a t(a1)t ie fais<text:s/>fin.</text:p>
      <text:h text:style-name="Titre1" text:outline-level="1">La.lxxvij.nouuelle racomptee par alardin.</text:h>
      <text:p text:style-name="figure">&lt;ATTimage&gt;</text:p>
      <text:p text:style-name="P158"><text:span text:style-name="T159">E</text:span>S marches de fl(a1)<text:line-break/>dres auoit vng g(e1)<text:line-break/>til homme ayant<text:line-break/>ay(a1)t sa mere bien<text:line-break/>ancienne (sol) et tres fort debili(-)<text:line-break/>tee de maladie (sol) pl(us) languis(-)<text:line-break/>sant et viu(a1)t a malaise que<text:line-break/>nulle aultre f(e1)me de son aa<text:line-break/>ge esperant delle mieulx va<text:line-break/>loir et am(e1)der et combien (q1)<text:line-break/>es marches de fl(a1)dres il fist<text:line-break/>sa residence si la visitoit il<text:line-break/>souuent (et) a chascune fois (q1)<text:line-break/>vers elle venoit tousiours<text:line-break/>estoit de mal opressee t(a1)t (q1)l<text:line-break/>le en cuida<text:s/>(q1) lame en deust<text:line-break/>ptir. Une fois entre les aul(-)<text:line-break/>tres c(o1)me il estoit venu veoir elle au (p3)tir luy dist a dieu m(o1) filz ie suis seu(-)<text:line-break/>re que iamais ne me verrez car ie m(e1) vois mourir. A dieu madamoyselle<text:line-break/>ma merevo(us) mauez t(a1)t de foys ceste<text:s/>lec(o1) recordee (q1) ie suis saoul et a troys<text:line-break/>ans passes (sol) que tousiours ainsi mauez dit (sol) mais vo(us) nen auez rien fait (p1)(-)<text:line-break/>nez b(o1) iour ie vo(us) en prie si ne faillez point la b(o1)ne damoyselle oy(a1)t de son<text:line-break/>filz la responce (sol) quoy que mallade et vielle fust en soubz ri(a1)t luy dist a dieu<text:line-break/><text:soft-page-break/>Or se passer(e1)t puis vng an puis deux ans tousiours en languissant. Ce(-)<text:line-break/>ste femme fut arriere de sondict filz visitee et vng soir comme en son lict<text:line-break/>en lhestel delle estoyt couchee tant oppressee de mal quon cuydoit bien quel<text:line-break/>le allast a mortaigne (sol) si fut ce b(o1) filz appelle de ceulx qui sa mere gardoy(e1)t<text:line-break/>et luy dir(e1)t que bien en haste a sa mere venist car seurement elle sen alloit.<text:line-break/><text:span text:style-name="pb">[n.p.]</text:span><text:line-break/>Dictes vo(us) donc dist il quelle senva. Par ma foy ie ne lose croire tousiours<text:line-break/>dit elle ainsi (sol) mais ri(e1) nen fait. N(e1)ny nenny dir(e1)t ses gardes cest a bon es(-)<text:line-break/>ci(e1)t vo(us) en (sol) car on voit bi(e1) (q1)lle sen va. Je vo(us) diray dist il allez vo(us) en deu(a1)t<text:line-break/>et ie vo(us) suiuray (et) dictes bi(e1) a ma mere puis quelle sen veult aller que par<text:line-break/>douay po(i1)t ne sen aille. Car le chemin est trop mauluais a peu (q1) deu(a1)t hier<text:line-break/>moy (et) mes cheuaulx ny demourasmes. Il se leua neaulmoins et house de<text:line-break/>sa robbe l(o1)gue se mist en<text:s/>train pour aller veoir se sa mere feroit la dernie(-)<text:line-break/>re et finable grimace. Luy la venu la trouua fort malade et mal disposee<text:line-break/>passe auoit subitte faulte (q2) la cuydoit bi(e1) emporter mais dieu mercy elle a<text:line-break/>uoit vng petit mieulx. Nest ce pas ce (q1) ie vous dy comm(e1)ce a dire ce b(o1) filz<text:line-break/>len dit tousiours ceans et si faict elle mesines quelle se meurt (sol) et riens nen<text:line-break/>faict (sol) prenne b(o1) terme de par dieu c(o1)me tant de fois luy ay dit (sol) (et) si ne fault<text:line-break/>point ie m(e1) retourne dont ie viens (sol) et si vo(us) aduise que plus ne mappellez<text:line-break/>selle deuoit sen aller toute seulle (sol) si ne luy feray ie pas a ceste heure compai<text:line-break/>gnie. Or c(o1)uient il que ie vous compte la fin de ceste entreprinse. Ceste da(-)<text:line-break/>moyselle ainsi malade que dit est reuint de ceste extresme maladie (sol) et com<text:line-break/>me au parau(a1)t despuis vesquit en languissant lespace de trois ans p(e1)d(a1)t<text:line-break/>lesquelz ce b(o1) filz la vint veoir dauenture vne fois et au point que elle ren<text:line-break/>dit lesperit mais le bon fut qu(a1)t on le vint (q1)rir pour estre au trespas delle<text:line-break/>il vestoit vne robbe neufue et ny voulut aller (sol) messaiges sur aultres ve(-)<text:line-break/>noient vers luy (sol) car sa b(o1)ne mere qui tiroit a la fin le vouloit veoir (et) rec(o1)(-)<text:line-break/>mander aussi son ame. Mais tousiours aux messaigers resp(o1)doit (sol) ie scay<text:line-break/>bien quelle na point de haste quelle ne attende bi(e1) que ma robbe soit mise<text:line-break/>a point. En la parfin tant luy fut rem(o1)stre que il sen alla t(a1)tost deuers sa<text:line-break/>mere sa robbe vestue sans les m(a1)ches le(q1)l qu(a1)t en ce<text:s/>point fut delle regar(-)<text:line-break/>de luy demanda ou estoi(e1)t les m(a1)ches de sa robbe et il dist. Elles sont la de<text:line-break/>d(a1)s (sol) qui nattendeut a estre parfaictes sinon que vo(us) desc(o1)brez la place (sol) el(-)<text:line-break/>les ser(o1)t d(o1)c t(a1)tost acheuees ce dist la<text:s/>damoyselle. Je men vois a dieu au(q1)l<text:line-break/>humblem(e1)t m(o1) ame recomm(a1)de (et) a toy aussi m(o1) filz. Lors rendit lame a<text:line-break/>dieu sans pl(us) mot dire la croix entre ses bras la(q1)lle chose voy(a1)t son b(o1) filz<text:line-break/>c(o1)m(e1)ca t(a1)t fort a plorer (q1) iamais ne fut veu la pareille (et) ne le pouuoit nul<text:line-break/>rec(o1)forter et t(a1)t en fist (q1) au bout des quinze iours il mourut de dneil.</text:p>
      <text:h text:style-name="Titre1" text:outline-level="1">La.lxxviij.nouuelle racomptee par iehan martin.</text:h>
      <text:p text:style-name="P160"><text:span text:style-name="T161">A</text:span>D bon pays de breb(a1) qui est vne tres b(o1)ne marche (et) plaisan<text:line-break/>te fournie adroit et bien garnie de belles filles (et) bien saiges<text:line-break/>coustumierement et le plus et des hommes on veult dire et<text:line-break/>se trouue assez veritable que tant plus viuent que tant pl(us)<text:line-break/>sont sotz. Nagueres aduint que vng gentil homme en ce<text:line-break/>point nay et destine<text:s/>il luy print voulente daller oultre mer<text:line-break/>voyager en diuers lieux comme en cypre en rodes et es marches denuiron<text:line-break/><text:span text:style-name="pb">[n.p.]</text:span><text:line-break/><text:soft-page-break/>(et) au dernier fut en hierusal(e1) ou il receut lordre de cheualerie (sol) p(e1)d(a1)t le(q1)l t(e1)ps<text:line-break/>de son voyage sa b(o1)ne femme ne<text:s/>fut pas si oyseuse (q1)lle ne prestast son quo<text:line-break/>ni(a1) a trois compaignons lesquelz c(o1)me a tout seruent par t(e1)ps et termes<text:line-break/>eurent audience (sol) et tout premier vng gentil escuyer frais et frisque (et) en b(o1)<text:line-break/>point (q2) t(a1)t rembourra son bas a son cher coust (et) subst(a1)ce t(a1)t de son corps<text:line-break/>c(o1)me en despence de pecune car a la verite elle t(a1)t bi(e1) le pluma quil ny fail<text:line-break/>loit point r(e1)uoyer quil sennuya et retira (sol) et de tous pointz lhabandonna.<text:line-break/>Laultre apres vint (q2) cheualier estoit et homme de grant bruyt qui bi(e1) ioy<text:line-break/>eulx fut dauoir gaigne la place (sol) et besongna au mieulx quil peult comme<text:line-break/>dessus moyennant de quibus (q1) la gouge t(a1)t bien scauoit auoir (q1) nul aul(-)<text:line-break/>tre ne la passoit (sol) (et) bref se lescuyer (q2) au parau(a1)t auoit la place auoit este ron<text:line-break/>ge (sol) d(a1)p cheualier nen eut pas moins. Si tourna bride et print conge (et) aux<text:line-break/>aultres hab(a1)donna la queste. Pour faire b(o1)ne bouche la b(o1)ne damoiselle<text:line-break/>d(u1)g maistre prestre sacointa (sol) et quoy (q2)l fust subtil et son argent bi(e1) fort lu<text:line-break/>xurieulx si fut il ranc(o1)ne de robes de vaisselle (sol) et des aultres bagues large<text:line-break/>ment. Or aduint dieu mercy (q1) le vaill(a1)t mary de ceste gouge fist scauoir sa<text:line-break/>venue (sol) et c(o1)me en hierusalem auoit<text:s/>este fait cheualier si fist sa b(o1)ne f(e1)me<text:line-break/>lhostel aprester tendre parer (et) nettoyer au mieulx (q2)l fut possible brief tout<text:line-break/>estoit bi(e1) net (et) plaisant fors elle seullem(e1)t car le plus du butin (q1)lle auoyt a<text:line-break/>force de reins gaigne auoit acquis vesselle tapisserie (et) daultres meubles as<text:line-break/>sez. A larriuee (q1) fist le doulx mary dieu scet la ioye (et) la feste (q1) on luy fist cel(-)<text:line-break/>le en especial (q2) le moins en tenoit c(o1)pte cestassauoir sa vaill(a1)te f(e1)me ie pas<text:line-break/>se to(us) ses biens vueillans (et) viens a ce que monseigneur son mary quoy co<text:line-break/>quart quil fust si se d(o1)na garde de foyson de meubles (q2) au(a1)t son partem(e1)t<text:line-break/>nestoient pas leans. Vint aux coffres aux buffetz (et) en assez daultres lieux<text:line-break/>et treuue tout multiplie dont le hutin luy monta en la teste (et) de plain sault<text:line-break/>son cueur en voulut descharger si sen vint eschauffe (et) mal meudeuers sa<text:line-break/>b(o1)ne f(e1)me (et) luy demanda tantost dou sourdoyent t(a1)t de biens c(o1)me ceulx<text:line-break/>que iay dessus nommez. Sainct ieh(a1) m(o1)seigneur ce dist ma dame ce nest<text:line-break/>pas mal dem(a1)de vous auez bi(e1) cause den tenir telle maniere (et) de vous es(-)<text:line-break/>chauffer ainsi il semble que vous soyez courrouce a vous veoir (sol) ie ne suis<text:line-break/>pas bien a mon aise dist il (sol) car ie ne vous laisse pas tant<text:s/>dargent a mon<text:line-break/>partir et si ne pouuez pas tant auoir espargne que pour auoir tant de<text:line-break/>vaisselle de tapisserie et le surplus des bagues que iay trouue par ceans<text:line-break/>il fault et ie nen doubte point (sol) car iay cause que quelqung se soit de vous<text:line-break/>accointe que nostre mesnaige a ainsi renforce (sol) et par dieu monseigneur<text:line-break/>respond la simple femme vous auez tort qui pour bi(e1) faire me mettez sus<text:line-break/>telle villennie ie vueil bien que vous sachez que ie ne suis pas telle (sol) mais<text:line-break/>meilleure en tous endroictz qua vous nappartient et nest ce pas raison a(-)<text:line-break/>uec(q1)s tout le mal (q1) iay eu damasser (et) despargner pour acroistre (et) embellir<text:line-break/><text:span text:style-name="pb">[n.p.]</text:span><text:line-break/>vostre hostel (et) le mien ien soye reprochee (et) tencee (sol) cest bien loing de c(o1)gnoi(-)<text:line-break/>stre ma peine c(o1)me bon mary doit faire a sa bonne preudef(e1)me telle lauez<text:line-break/>vo(us) meschant malheureux (sol) d(o1)t cest gr(a1)t d(o1)maige (p3) mon ame se ce nestoit<text:line-break/>pour mon h(o1)neur (et) pour m(o1) ame (sol) ce proces quoy quil fust plus long pour<text:line-break/>vng t(e1)ps cessa (et) saduisa<text:s/>ce maistre mary pour estre acertene de lestat de sa<text:line-break/>f(e1)me (q2)l feroit tant auec son cure qui son tresgr(a1)t amy estoit (q1) delle orroit<text:line-break/>la deuote c(o1)fession ce (q2)l fist au moyen du cure (q2) tout c(o1)duist (sol) car vng bien<text:line-break/>matin en la bonne sepmaine (q1) de son cure pour confesser approcha en vne<text:line-break/><text:soft-page-break/>chappelle deu(a1)t enuoya (sol) (et) a son mary vint lequel il adouba de son habit et<text:line-break/>l(e1)uoya deuers sa f(e1)me. Se nostre mary fut ioyeulx il ne le fault ia deman(-)<text:line-break/>der qu(a1)t en ce point il se trouua il vint en la chappelle (et) au siege du prestre<text:line-break/>s(a1)s mot dire entra (et) sa f(e1)me daprocher (q2) a genoulx se mist deu(a1)t ses piedz<text:line-break/>cuyd(a1)t pour vray estre son cure (et) sans tarder c(o1)menca a dire. Benedicite (et)<text:line-break/>nostre sire son mary resp(o1)dit d(n1)s au mieulx quil sceut c(o1)me le cure lauoit<text:line-break/>aprins acheua de dire ce (q2) affiert. Apres (q1) la b(o1)ne f(e1)me eut dict la generale<text:line-break/>c(o1)fessi(o1) elle desc(e1)dit au particulier (et) vint parler c(o1)m(e1)t dur(a1)t le t(e1)ps (q1) son<text:line-break/>mary auoit este deshors vng escueyr auoit este son lieuten(a1)t (sol) d(o1)t elle auoit<text:line-break/>t(a1)t en or en arg(e1)t q en bagues beaucoup am(e1)de et dieu scait qu(e1) oy(a1)t ceste<text:line-break/>c(o1)fessi(o1) se le mary estoit bien a son ayse se il eust ose voul(e1)tiers leust tuee (et)<text:line-break/>a ceste heure touteffoys affin douir le surpl(us) il eut paci(e1)ce. Qu(a1)t elle eut dit<text:line-break/>tout au l(o1)g de ce b(o1) escuyer du cheualier cest accusee (q2) c(o1)me laultre lauoit<text:line-break/>bien baguee le b(o1) mary (q2) de dueil se creue ne scet (q1) faire de soy descouurir<text:line-break/>(et) bailler labsolution sans plus att(e1)dre si nen fist il ri(e1)s (sol) neaulmoins print<text:line-break/>loysir descouter ce qu'il orta (sol) apres le tour du cheualier le prestre vint en ieu<text:line-break/>mais a ce coup le b(o1) mary (p3) dit paci(e1)ce (et)<text:s/>n(e1) peut plus ouyr si getta ius cha<text:line-break/>peron (et) surplus en soy m(o1)str(a1)t luy dist faulce (et) desloyalle or voy ie et con(-)<text:line-break/>gnoys vostre gr(a1)t trahyson (et) ne vous suffisoit il de lescuyer (et) puis du che(-)<text:line-break/>ualier sans a vng prestre vous d(o1)ner qui plus me desplaist (q1) tout ce (q1) fait<text:line-break/>auez (sol) vo(us) deuez scauoir (q1) de plain sault ceste vaill(a1)t f(e1)me fut esbahye mais<text:line-break/>le loysir (q1)lle eut de resp(o1)dre tres bien lasseura (et) sa contenance si bien ord(o1)(-)<text:line-break/>na de maniere (q1) a<text:s/>louyr a sa responce plus asseuree estoit (q1) la plus iuste de<text:line-break/>ce m(o1)de disant a dieu son oraison si resp(o1)dit t(a1)tost apres comme le sainct<text:line-break/>esperit linspira (et) dist bien froidem(e1)t pouure coquart (q2) ainsi vous tourm(e1)<text:line-break/>tez scauez vous bien pourquoy. Or oyez moy sil vous plaist (et) pensez vous<text:line-break/>que ie ne sceusse bien que cestiez vo(us) a qui me c(o1)fessoye si vous ay seruy c(o1)(-)<text:line-break/>me le cas le recueroit (et) sans m(e1)tir de mot vous ay tout confesse mon cas (sol)<text:line-break/>vecy comment de lescuyer me<text:s/>suis accusee et ce estes vous quant vous me<text:line-break/>eustes en mariage vous estiez escuyer (et) lors fistes de moy ce quil vo(us) pleut<text:line-break/>le cheualier aussi d(o1)t iay touche ce estes vous car a vostre retour vous me<text:line-break/>auez faict dame (sol) et vous estes le prestre aussi car nul sil nest prestre ne peult<text:line-break/><text:span text:style-name="pb">[n.p.]</text:span><text:line-break/>ouyr confessi(o1) (sol) par ma foy mamye or mauez vo(us) vaincu (et) bi(e1) m(o1)stre (q1) sai<text:line-break/>ge vo(us) estes (et) a tort vo(us) ay chargee d(o1)t ie me repens (et) vo(us) en cry mercy pro(-)<text:line-break/>mett(a1)t de lamender a vostre dict (sol) legierement il vo(us) est pardonne ce dist la<text:line-break/>f(e1)me puis que le cas vo(us) congnoissez. Ainsi quauez ouy fut le b(o1) cheualier<text:line-break/>deceu par le subtil engin de sa femme.</text:p>
      <text:h text:style-name="Titre1" text:outline-level="1">(pdm) La.lxxix.nouuelle racomptee par messire michault de changy.</text:h>
      <text:p text:style-name="figure">&lt;ATTimage&gt;</text:p>
      <text:p text:style-name="P162"><text:span text:style-name="T163">A</text:span>V b(o1) pais de bourb(o1)<text:line-break/>Rois ou de coustume<text:line-break/>les b(o1)nes bes(o1)gnes se font<text:line-break/>auoir lautrier vng medeci<text:line-break/>dieu scet (q1)l onc(q1)s ypocras<text:line-break/>ne gali(e1) ne pratiquer(e1)t ain<text:line-break/><text:soft-page-break/>si la sci(e1)ce c(o1)e il faisoit car<text:line-break/>en lieu de sirops (et) de bruua<text:line-break/>ges (et) de electuaires (et) de c(e1)t<text:line-break/>mille aultres besongnes (q1)<text:line-break/>medecins scayu(e1)t ord(o1)ner (sol)<text:line-break/>tant a conseruer la sante de<text:line-break/>lh(o1)me (q1) pour la recouurer<text:line-break/>se elle est perdue. Ce b(o1)me(-)<text:line-break/>decin dequoy ie vous (p3)le ne<text:line-break/>vsoit seullem(e1)t (q1)<text:s/>dune ma<text:line-break/>niere de faire cestassauoir de<text:line-break/>bailler clisteres (q1)l(q1) maniere qu(o1) luy apportast il faisoit tousiours bailler<text:line-break/>cysteres Et touteffois si bien luy venoit en ses besongnes (et) affaires (q1) chas<text:line-break/>cun estoit tres bi(e1) c(o1)tent de luy (et) guarissoit chascun dont son bruit creut et<text:line-break/>augm(e1)ta tant (et) en telle maniere (q1) on lappelloit maistre ieh(a1) par tout tant<text:line-break/>es maisons des princes (et) seigneurs c(o1)me es grosses abbayes (et) bonnes vil<text:line-break/>les (et) ne fut oncques aristotte ne galien ainsi auctorise par especial du com<text:line-break/>mun peuple (q1) ce bon maistre dessusdit (et) t(a1)t m(o1)ta sa b(o1)ne ren(o1)mee (q1) pour<text:line-break/>toutes choses on luy dem(a1)doit conseil (et) estoit t(a1)t embesongne incessam(-)<text:line-break/>m(e1)t quil ne scauoit au(q1)l ent(e1)dre (sol)<text:s/>sevne f(e1)me auoit mauluais mary rude (et)<text:line-break/>diuers elle venoit au remede vers ce b(o1) maistre bref de tout ce d(o1)t on peult<text:line-break/>demander bon conseil dh(o1)me nostre b(o1) medecin en auoit la huee (et) venoit<text:line-break/>on a luy de toutes pars pour enseigner les choses<text:s/>(p3)dues (sol) aduint vng iour<text:line-break/>que vng b(o1) simple h(o1)me de ch(a1)pestre auoit perdu son asne (et) a(p1)s la l(o1)gue<text:line-break/>queste dicelluy si se aduisa vng iour de tirervers celluy maistre (q2) très saige<text:line-break/>estoit (et) a lheure de savenue il estoit t(a1)t enuir(o1)ne d peuple (q2)l ne scauoit au(q1)l<text:line-break/>ent(e1)dre (sol) ce b(o1) homme neaulmoins r(o1)pit la presse et en la presence de plu(-)<text:line-break/>sieurs luy c(o1)pta son cas cestassauoir de son asne quil auoit perdu priant<text:line-break/><text:span text:style-name="pb">[n.p.]</text:span><text:line-break/>pour dieu quil luy voulsist radresser ce maistre (q2) plus aux aultres ent(e1)doit<text:line-break/>qua luy oy(a1)t le bruit (et) son de son l(a1)gaige se vira vers luy cuidant quil eust<text:line-break/>aulcune enfermete (et) affin d(e1) estre despesche dist a ses gens (sol) baillez luy vng<text:line-break/>clistere (et) le b(o1) simple h(o1)me (q2) lasne auoit perdu n(o1) sach(a1)t (q1) le maistre auoit<text:line-break/>dit fut prins des gens du maistre (q2) t(a1)tost c(o1)me il leur estoyt charge luy bail<text:line-break/>ler(e1)t vng clystere d(o1)t il fut bi(e1) esbahy car il ne scauoit (q1) cestoit. Qu(a1)t il eut<text:line-break/>ce clystere tel (q2)l fut dedans son ventre il picque (et) sen va sans pl(us) dem(a1)der<text:line-break/>son asne cuid(a1)t certainem(e1)t par ce le trouuer (sol) il neut gueres alle au(a1)t que<text:line-break/>le v(e1)tre luy brouilla tellem(e1)t que il fut c(o1)trainct de soy bouter en vne vieil<text:line-break/>le masure inhabitee pour faire ouuerture au clistere (q2) dem(a1)doit la clef des<text:line-break/>champs (et) au partir (q2)l fist il mena si gr(a1)t bruyt (q1) lasne du pouure h(o1)me (q2)<text:line-break/>paissoit assez pres c(o1)me esgare comm(e1)ca a reclamer et crier (sol) (et) b(o1) h(o1)me de<text:line-break/>sadu(a1)cer de leuer sus (et) ch(a1)ter. Te deum laudamus (sol) (et) venir a son asne quil<text:line-break/>cuydoit auoit retrouue (p3) le clistere (q1) luy auoit fait bailler le maistre (q2) eut<text:line-break/>encore plus de ren(o1)mee sans comparaison (q1) au parau(a1)t.<text:s/>Car des choses<text:line-break/>perdues on le tenoit vray enseigneur (sol) et de toutes sci(e1)ces aussi le (p3)fait do(-)<text:line-break/>cteur c(o1)bien que dung seul clystere toute ceste renommee vint.</text:p>
      <text:soft-page-break/>
      <text:h text:style-name="Titre1" text:outline-level="1">(pdm) La.lxxx.nouuelle racomptee (p3) messire michault de changy.</text:h>
      <text:p text:style-name="P164"><text:span text:style-name="T165">N</text:span>Agueres que es<text:s/>marches dallemaigne comme pour<text:line-break/>vray ouy nagueres racompter a deux g(e1)tilz (et) nobles<text:line-break/>seig(n1)rs dignes de croyre que vne ieune fille de laage<text:line-break/>de enuir(o1) quinze a seize ans (sol) fut d(o1)nee en mariage a<text:line-break/>vng loyal g(e1)tîl c(o1)paign(o1) bi(e1) gracieux (q2) tout deuoir<text:line-break/>faisoit de payer le deuoir que voulentiers dem(a1)dent<text:line-break/>les f(e1)mes sans mot dire qu(a1)t en cest aage (et) estat sont<text:line-break/>mais quoy (q2) le pouure homme fist bien la besongne<text:line-break/>et se efforcast espoire plus souu(e1)t que il ne deust touteffois nestoit loeuure<text:line-break/>(q2)l faisoit en aulcune maniere aggreable a sa f(e1)me (sol) car incessamm(e1)t ne fai<text:line-break/>soit (q2) reschiner et bien souu(e1)t ploroit t(a1)t tendrem(e1)t c(o1)me se tous ses amys<text:line-break/>fussent tous mors. Son b(o1) mary la veoit ainsi lam(e1)ter<text:s/>ne se scauoit assez<text:line-break/>esbahir (q1)lle chose luy pouoit faillir (et) luy dem(a1)doit doulcem(e1)t helas mamie<text:line-break/>et quauez vous (et) nestes vous pas bien vestue et bien logee (et) bi(e1) seruie et de<text:line-break/>tout ce que g(e1)s de nostre estat peuu(e1)t par raison desirer bi(e1) c(o1)uenablem(e1)t<text:line-break/>partie. Ce nest pas la (q2) me tient dist elle (sol) (et) quest ce dont (sol) dictes le moy dist il<text:line-break/>et se ie y puis mettre remede p(e1)sez que ie le feray pour y mettre corps (et) bi(e1)s<text:line-break/>Le plus des fois elle ne respondoit mot<text:s/>mais tousiours rechinoit et de pl(us)<text:line-break/>en pl(us) triste chiere (sol) matte (et) morne elle faisoit la(q1)lle chose le mary ne portoit<text:line-break/>pas bi(e1) pacientem(e1)t qu(a1)t scauoir il ne pouuoit la cause de ceste doleance il<text:line-break/>enquist tant quil en sceut vne partie (sol) car elle luy dist (q1)lle estoit desplaisante<text:line-break/>de ce quil estoit si petitem(e1)t fourny de cela que vous scauez cestassauoir du<text:line-break/><text:span text:style-name="pb">[n.p.]</text:span><text:line-break/>baston dequoy on plante les hommes c(o1)me dit hocace voire dist il est ce ce(-)<text:line-break/>la d(o1)t t(a1)t vo(us) voulez (et) par sainct martin vo(us) auez bien cause toutesfois il<text:line-break/>ne peult estre aultre et fault (q1) vous en passez tel (q2)l est voire se vous ne vou<text:line-break/>lez aller au ch(a1)ge. Ceste vie se c(o1)tinua vng grant t(e1)ps t(a1)t (q1) le mary voyant<text:line-break/>ceste obstination de<text:s/>elle assembla vng iour a vng disner vng grant tas des<text:line-break/>amis delle (et) leur rem(o1)stra le cas c(o1)ment il est cy dessus touche (et) disoit (q2)l luy<text:line-break/>sembloit (q1)lle nauoit cause de soy douloir de luy en ce cas car il cuidoit aussi<text:line-break/>bien estre party dinstrum(e1)s naturel que voisin (q2)l eust (et) affin dist il (q1) i(e1) soye<text:line-break/>mieulx creu et que vous voyez son tort euid(e1)t ie vous monstreray tout. A(-)<text:line-break/>donc il mist la denree au(a1)t sur la table deu(a1)t to(us) (et) toutes (et) dist vecy dequoy<text:line-break/>Et sa femme de plorer de pl(us) belle. Et par sainct iehan dist sa mere (sol) sa seur (sol)<text:line-break/>sa t(a1)te (sol) sa cousine sa voisine. Mamye vo(us) auez tort (et) que dem(a1)dez vo(us) vou<text:line-break/>lez vous pl(us) dem(a1)der (sol) qui esse qui ne deuroit estre c(o1)tente dung<text:s/>mary ainsi<text:line-break/>oustille ainsi maist dieu ie me ti(e1)droye bi(e1)heureuse den auoir autant voire<text:line-break/>beaucoup moins apaisez vo(us) et faictes b(o1)ne chere doresnauant (p3) dieu vo(us)<text:line-break/>estes la mieulx partie (q1) nous toutes se croy ie Et la ieune espousee oyant le<text:line-break/>coliege des femmes ainsi parler luy dist bi(e1) fort en plorant voicy le petit as<text:line-break/>n(o1) de ce(a1)s (q2) nagueres auec demy an de aage (et) si a linstrum(e1)t gr(a1)t (et) gros de<text:line-break/>la longueur dung bras (et) en ce disant tenoit son bras par le coulde (et)<text:s/>le bl(a1)s(-)<text:line-break/>loit trop bien (et) m(o1) mary (q2) a bien trentre trois ans nen a (q1) ce tant petit (q2)l<text:line-break/>a monstre (et) vo(us) semble il (q1) ien doye estre c(o1)tente. Chascun comm(e1)ca a rire<text:line-break/>et elle de pl(us) plorer t(a1)t (q1) lassemblee fut longuem(e1)t sans mot dire. Alors la<text:line-break/>mere print la parolle (et) a part dist a sa fille t(a1)t dunes (et) daultres (q1) aulcune(-)<text:line-break/>m(e1)t se c(o1)tenta mais ce fust a grant peine et voicy la guise des filles dalle(-)<text:line-break/>maigne se dieu plaist bien ser(o1)t tost ainsi en tr(a1)ce.</text:p>
      <text:soft-page-break/>
      <text:h text:style-name="Titre1" text:outline-level="1">(pdm) La.lxxxj.nouuelle racomptee par monseigneur de vuarin.</text:h>
      <text:p text:style-name="P166"><text:span text:style-name="T167">D</text:span>Vis que les comptes et hystoire des asnes sont ache(-)<text:line-break/>uees ie vo(us) feray en brief a la verite vng gracieux c(o1)<text:line-break/>pte dung cheualier (q1) la plus part de vous mes bons<text:line-break/>amys et seigneurs congnoissez de pieca. Il fut bien<text:line-break/>vray (q1) ledit cheualier sen amoura tres fort comme il<text:line-break/>est assez bi(e1) de coustume aux ieunes g(e1)s dune très bel<text:line-break/>le g(e1)te (et) ieune dame et du cartier du pays ou elle se te<text:line-break/>noit pl(us) bruyante la plus mignonne et plus renom(-)<text:line-break/>mee (sol) mais toutesfois quelque semblant quelque deuoir que il sceust faire<text:line-break/>pour obtenir la grace de celle dame iamais ne peut paruenir destre serui(-)<text:line-break/>teur retenu dont il estoit moult fort très desplaisant et bien marry atten(-)<text:line-break/>du que tant ard(a1)m(e1)t et loyallem(e1)t et t(a1)t entierem(e1)t laymoit que iamais<text:line-break/>femme ne le fut mieulx (sol) (et) nest point a oublier (q1) ce bon cheualier faisoit au(-)<text:line-break/>t(a1)t pour elle (q1) oncques fist seruiteur pour sa dame c(o1)me de ioustes<text:line-break/><text:span text:style-name="pb">[n.p.]</text:span><text:line-break/>dabille(-)m(e1)s (et) plusieurs esbatem(e1)s (et) neauimoins c(o1)me dit est tousiours trouuo it<text:line-break/>sa dame rude (et) mal traictable et luy m(o1)stroit moins de sembl(a1)t damours<text:line-break/>(q1) (p3) raison ne deust (sol) car elle scanoit bi(e1) (et) de vray que loyallem(e1)t et cherem(e1)t<text:line-break/>estoit de luy aymee et a dire la verite elle luy estoit trop dure (et) est assez a p(e1)(-)<text:line-break/>ser (q2)l procedoit de fierte (sol) dont elle estoit plus chargee que b(o1) ne luy fust c(o1)(-)<text:line-break/>me on pourroit dite remplye les choses est(a1)t c(o1)me dit est vne aultre dame<text:line-break/>voisine et amye de la dessusdicte voy(a1)t la queste dudict cheualier fut t(a1)t es<text:line-break/>prinse de son amour que pl(us) on ne pourroit. Et par trop bonne facon et<text:line-break/>moyen que trop b(o1) seroit a descripre (sol) fist tant (p3)<text:s/>subtilz moy(e1)s que en petit<text:line-break/>de temps ce b(o1) cheualier sen apperceut dont il ne se meut que bien a point<text:line-break/>t(a1)t sestoit fort d(o1)ne au parau(a1)t a sa belle et rigoureuse maistresse trop bi(e1)<text:line-break/>comme gracieux (q1) il estoit et bien saich(a1)t t(a1)t saigem(e1)t entretenoit celle de<text:line-break/>luy esprinse que se a la c(o1)gnoissance de laultre fust paruenu cause neusses<text:line-break/>eu blasmer son seruiteur. Or escoutez (q1)lle chose aduint de ses amours (sol) et<text:line-break/>(q1)lle en fut la conclusion. Ce cheualier amoureux pour la dist(a1)ce du lieu ne<text:line-break/>stoit si souuent au (p1)s de sa dame que son loyal cueur et trop amoureux de<text:line-break/>siroit. Si aduisa vng iour de prier aulc(u1)s cheualiers et escupers ses b(o1)s a<text:line-break/>mys qui touteffois de son cas rien ne scauoy(e1)t daller esbatre (sol) et voller (sol) (et) (q1)<text:line-break/>rir les lieures en la marche du pays ou sa dame se tenoit sachant de vray (p3)<text:line-break/>ses espies (q1) le mary delle ny estoit point mais estoit venu a la court ou sou<text:line-break/>u(e1)t se tenoit c(o1)me celluy qui se faict conte ad(o1)cce gentil Cheualier<text:s/>amou(-)<text:line-break/>reux et de ses c(o1)paign(o1)s ilz partirent le lendemain bien matin de la b(o1)ne<text:line-break/>ville ou la court se tenoit et tout quer(a1)t les lieures passer(e1)t le temps ioyeu<text:line-break/>sem(e1)t iusques a basse nonne sans boire et sans m(a1)ger. Et en gr(a1)t haste<text:s/>si<text:line-break/>se vindr(e1)t repaistre en vng petit village (et) apres le disner le(q1)l fut bien court<text:line-break/>et puis m(o1)ter(e1)t a cheual (sol) (et) de plus belle sen v(o1)t quer(a1)t les lieures. Et le b(o1)<text:line-break/>cheualier (q2) ne tiroit (q1) a vne mneoit tousiours sa brigade le plus fort quil<text:line-break/>pouuoit arriere de la b(o1)ne ville ou ses c(o1)paign(o1)s auoy(e1)t gr(a1)t enuye de re<text:line-break/>tirer et souu(e1)t luy disoient m(o1)seigneur le vespre approche il est heure de se<text:line-break/>retirer a la ville (sol) se nous ny aduisons nous ser(o1)s tous<text:s/>enfermez dehors et<text:line-break/>no(us) fauldra gesir en vng meschant vilage et tous mourir de fain. Vo(us) na<text:line-break/><text:soft-page-break/>uez garde se disoit la nostre amoureux il est encores assez haulte heure (et) au<text:line-break/>fort ie scay bien vng lieu en ce quartier ou l(e1) no(us) fera tresb(o1)ne chere (et) pour<text:line-break/>vous dire sea vo(us) ne tient les dames nous festoyront le plus honnestem(e1)t<text:line-break/>du m(o1)de. Et c(o1)me gens de court se trouu(e1)t voul(e1)tiers entre les dames ilz<text:line-break/>fur(e1)t c(o1)tens deulx gouuerner a lapetit de celluy (q2) les auoit mis en train (sol) (et)<text:line-break/>passer(e1)t le t(e1)ps quer(a1)t les lieures (et) vol(a1)s les perdris t(a1)t (q2) le iour si leur du(-)<text:line-break/>ra. Or vint lheure de tirer au logis si dist le cheualier a ses c(o1)paignons. Li<text:line-break/>r(o1)s tir(o1)s pays ie vo(us) meneray bien. Enuir(o1) vne heure ou deux de nuyct ce<text:line-break/>b(o1) cheualier (et) sa brigade arriuer(e1)t a la place ou se tenoit la dame<text:line-break/><text:span text:style-name="pb">[n.p.]</text:span><text:line-break/>dessusdi(-)cte de qui tant estoit feru la garde de la c(o1)paignie (q2) maintenuyt en auoit<text:line-break/>laisse le dormir on heurta a la porte du chasteau (et) les varletz assez tost vin(-)<text:line-break/>drent au(a1)t lesquelz leur dem(a1)der(e1)t quilz vouloyent (et) celluy a (q2) le fait tou(-)<text:line-break/>choit le plus print la parolle et leur c(o1)menca a dire messeig(n1)rs m(o1)seig(n1)r<text:line-break/>et ma dame sont ilz ce(a1)s. En verite<text:s/>resp(o1)dit lung pour tous m(o1)seigneur<text:line-break/>ny est pas mais ma dame y est. Or vous luy direz sil vo(us) plaist (q1) telz et telz<text:line-break/>cheualiers (et) escuyers de la court et moy vng tel venons desbatre et querir<text:line-break/>les lieures en ceste marche et nous sommes esgarez iusques a ceste heure (q2)<text:line-break/>est trop tard de retourner a la ville (sol) si luy pri(o1)s (q2)l luy plaise no(us) recepuoir<text:line-break/>pour ses hostes pour meshuy. Voulentiers dist laultre ie luy diray. Il vint<text:line-break/>faire ce messaige a sa maistresse la(q1)lle fist faire la resp(o1)ce s(a1)s venir deuers<text:line-break/>eulx (q2) fut telle. M(o1)seigneur dist le varlet (et) ma dame vo(us) fait scauoir (q1) m(o1)<text:line-break/>seigneur son mary nest pas icy d(o1)t il luy desplaist car sil y fust vo(us) fist bon(-)<text:line-break/>ne chere (et) en son absence elle noseroit recepuoir (p3)sonne sivo(us) prie (q1) luy par<text:line-break/>d(o1)nez. Le cheualier meneur de lassemblee pensez (q2)l fust bien esbahy (et) tres<text:line-break/>h(o1)teux douyr ceste resp(o1)ce. Car il cuidoyt bien veoir a loysir sa maistresse (sol)<text:line-break/>et deuiser tout a son cueur saoul dont il se trouua arriere et bi(e1) loing (et) en(-)<text:line-break/>cores beaucoup luy greuoit dauoir admene ses c(o1)paign(o1)s en lieu ou il se(-)<text:line-break/>stoit v(a1)te de les faire festoyer c(o1)me sach(a1)t ce gentil cheualier il ne monstra<text:line-break/>pas ce (q1) son pouure cueur portoit<text:s/>si dist de plainvsaige a ses c(o1)paignons.<text:line-break/>Messeigneurs pard(o1)nez moy (q1) ie vous ay fait payer labaye ie ne cuidoye<text:line-break/>pas (q1) les dames de ce pays fuss(e1)t si peu courtoyses que de refuser vng gi(-)<text:line-break/>ste aux g(e1)tilz (et) nobles cheualiers err(a1)s prenez en patience. Je vo(us) prometz<text:line-break/>par ma foy de vo(us) mener ailleurs vng peu au dessus de ce(a1)s ou l(e1) nous fe<text:line-break/>ra tont aultre chiere or adu(a1)t d(o1)c dir(e1)t les aultres picquez adu(a1)t (sol) b(o1)ne ad(-)<text:line-break/>u(e1)ture no(us) doint dieu. Et ilz se<text:s/>mettent au chemin. Et estoit lintention de<text:line-break/>leur guide de les mener a lhostel de la dame dont il estoit le chier tenu (et) d(o1)t<text:line-break/>moins de c(o1)pte il tenoit (q1) par raison il ne deust (et) c(o1)clud a ceste heure de soy<text:line-break/>oster de tous poins de lamour de celle (q2) si lourdem(e1)t auoit refuse sa c(o1)pai<text:line-break/>gnie (et) dont si peu de bien et quil luy en estoit aduenu en est(a1)t en son seruice<text:line-break/>et se delibera daymer seruir (et) obeir tant (q1) possible luy seroit a celle (q2) t(a1)t de<text:line-break/>bi(e1) luy vouloit (et) ou<text:s/>se dieu plaist se trouuera t(a1)tost. Pour abreger apres la<text:line-break/>grosse pluye (q1) la c(o1)paignie eut plus dune grosse heure et demye sur le doz<text:line-break/>on arriua a lhostel de la dame dont nagueres parloye et heurta len de bon<text:line-break/>hait a la porte (sol) car il estoit ia tard (et) entre neuf (et) dix heures de nuyt (sol) et doub<text:line-break/>toyent fort quon ne fust couche. Darletz et meschines saillirent adu(a1)t qui<text:line-break/>sen vouloyent aller coucher (et) demanderent quesse la et on leur dist. Ilz vin<text:line-break/>dr(e1)t a leur maistresse qui estoit ia en cotte simple (sol) et auoit mis son coeuure<text:line-break/>chief de nuyct et luy dirent. Ma dame monseigneur de tel lieu est a la porte<text:line-break/><text:soft-page-break/>qui veult entrer (et) auecques luy aulcuns aultres cheualiers de la court<text:line-break/><text:span text:style-name="pb">[n.p.]</text:span><text:line-break/>ius(-)ques au n(o1)bre de troys. Ilz soyent les tres<text:s/>bienvenus dist elle adu(a1)t adu(a1)t<text:line-break/>vous telz et telz acoup allez tuer chapp(o1)s (et) poullailles (et) ce (q2) nous au(o1)s de<text:line-break/>bon en haste. Brief elle disposa c(o1)me f(e1)me de gr(a1)t fac(o1) c(o1)me elle estoit (et) en<text:line-break/>cores est tout subit ses besongnes c(o1)me vous orrez t(a1)tost. Elle print bien<text:line-break/>en haste sa robbe de nuyt (et) ainsi atournee quelle estoit le plus gentem(e1)t (q2)l<text:line-break/>le vint au deu(a1)t des seig(n1)rs dessusdictz deux torches deu(a1)t elle (et) vne seulle<text:line-break/>f(e1)me auec sa très belle fille (sol) (et) les aultres mettoy(e1)t les ch(a1)bres a point. Elle<text:line-break/>vint renc(o1)trer ses hostes sur le pont du chasteau et le g(e1)til cheualier (q2) tant<text:line-break/>estoit en sa grace c(o1)me des aultres la guyde (et) meneur se mist en fr(o1)t deu(a1)t<text:line-break/>et en faisant les rec(o1)gnoiss(a1)ces il la baisa (et) puis apres tous les aultres pa<text:line-break/>reillem(e1)t la baiser(e1)t. Alors c(o1)me femme bi(e1) enseignee dist aux seigneurs<text:line-break/>dessusdictz. Messeig(n1)rs vous soyez les très bi(e1) venus m(o1)seigneur tel (sol) cest<text:line-break/>leur guide ie le c(o1)gnoys de pieca (sol) il est de sa grace tout de ce(a1)s se il luy plaist<text:line-break/>il fera mes accoint(a1)ces deuers vo(us) pour abreger acoint(a1)ces furent faictes<text:line-break/>le souper assez tost apres bien appreste et chascun deulx loge en belle (et) b(o1)ne<text:line-break/>ch(a1)bre bien appointee et bi(e1) fournye de tapisserie (et) de toute chose necessai(-)<text:line-break/>re. Si vous fault dire (q1) tandis (q1) le souper sapprestoit la dame (et) le bon che(-)<text:line-break/>ualier se deuiser(e1)t t(a1)t (et) si longuem(e1)t (et) se porta c(o1)clusion<text:s/>entre eulx (q1) pour<text:line-break/>la nuyt ilz ne feroi(e1)t (q1) vng lict car de b(o1)ne adu(a1)ture le mary nestoit point<text:line-break/>le(a1)s (sol) mais a plus de quar(a1)te lieues loing de la. Or est heure tandis (q1) le sou<text:line-break/>per est prest (et) que ces deuises se font (q1) len soupe le plus ioyeusement quon<text:line-break/>pourra apres les adu(a1)tures du iour (q1) ie vous dye la dame (q2) son hostel re(-)<text:line-break/>fusa a la brigade dessusdicte mesmes a celluy qui moult bi(e1) scauoit (q1) plus<text:line-break/>laymoit (q1) tout le m(o1)de (et) fut si mal courtoyse (q1)<text:s/>oncquesvers eulx ne se m(o1)<text:line-break/>stra. Elle dem(a1)da a ses gens qu(a1)t ilz fur(e1)t vers elle retournez de faire son<text:line-break/>mesnage quelle chose auoit resp(o1)du le cheualier lung luy dist. Ma dame il<text:line-break/>le fist bien court trop bien dist il (q1) il menoit ses g(e1)s envng lieu plus en sus<text:line-break/>dicy ou len leur feroit tres bon recueil (et) meilleur chiere. Elle p(e1)sa t(a1)tost ce<text:line-break/>qui estoit et dist. Ha il sen est alle a lhostel dune telle (q2) comme bien scay ne le<text:line-break/>voit pas enuis. Le(a1)s se traictera ie n(e1) doubte point<text:s/>(q1)lque chose a m(o1) pre(-)<text:line-break/>iudice. Et elle estant en ceste ymagination (et) p(e1)see t(a1)tost tout subitem(e1)t le<text:line-break/>couraige (q1) tant auoit rigoureux enuers son seruiteur porte tout change (et)<text:line-break/>altere (et) en tres cordial et bon vouloir tr(a1)smue d(o1)t enuie fut pour ceste heu<text:line-break/>re trop plus ne soit doulce (et) derriseure daccorder a son seruiteur tout ce (q1) il<text:line-break/>vouldroit requerir ne dem(a1)der (et) doubt(a1)t (q1) la dame ou la brigade estoit ne<text:line-break/>iouyst de celuy (q1) t(a1)t auoit traicte durem(e1)t escripuitvne lettre de sa main a<text:line-break/>son seruiteur d(o1)t la plus part des lignes estoi(e1)t de son precieux sang (q2) c(o1)te<text:line-break/>noit en effect (q1) t(a1)tost ces lettres veues tout aultre chose mis derriere il ve(-)<text:line-break/>nist vers elle tout seul auec le porteur (sol)<text:s/>(et) il seroit si aggreablem(e1)t receu que<text:line-break/>onc(q1)s seruiteur ne fut plus c(o1)t(e1)t de sa dame (q2)l seroit (et) en signe de pl(us)<text:line-break/><text:span text:style-name="pb">[n.p.]</text:span><text:line-break/>gr(a1)(-)de verite mist ded(a1)s la lettre vng dyam(a1)t (q1) bi(e1) c(o1)gnoissoit (sol) ce porteur qui<text:line-break/>seur estoit print ladicte lettre (et) vint au lieu dessusdict (et) trouua le cheualier<text:line-break/>au pres de son hostesse au souper et toute lassemblee. L(a1)tost apres graces<text:line-break/>le tira d(u1)g coste (sol) et en luy baill(a1)t la lettre dist (q2)l ne fist sembl(a1)t de ri(e1) (sol) mais<text:line-break/>quil ac(o1)plist le c(o1)tenu de ce (sol) ces lettres veues le bon cheualier fut bi(e1) esba(-)<text:line-break/><text:soft-page-break/>hy (et) encores plus ioyeulx car c(o1)bien quil eust c(o1)clud (et) delibere de soy retirer<text:line-break/>de lamour de elle (q2) ainsi luy escripuoit si nestoit il pas si c(o1)uerty (q2) la chose<text:line-break/>(q1) plus desiroit ne luy fust (p3) ceste lettre promise. Il tira son hostesse a part (et)<text:line-break/>luy dist c(o1)ment son maistre le m(a1)doit hastiuem(e1)t (et) (q1) force luy estoit de ptir<text:line-break/>tout a ceste heure (et) m(o1)stroit bien<text:s/>sembl(a1)t (q1) fort luy en desplaisoit (sol) celle qui<text:line-break/>au parau(a1)t estoit la plus ioyeuse att(e1)dant ce (q1) t(a1)t auoit desire deuint tri(-)<text:line-break/>ste (et) ennuyeuse (sol) (et) s(a1)s faire m(o1)stre ledict cheualier m(o1)te a cheual (et) laisse ses<text:line-break/>c(o1)paign(o1)s le(a1)s (et) auec le porteur de ces lettres vient t(a1)tost arriuer a(p1)s mi(-)<text:line-break/>nuyt a lhostel de sa dame de laquelle le mary estoit nagueres retourne de<text:line-break/>court (et) sapprestoit pour sen aller coucher (sol) d(o1)t dieu scet en (q1)l point en estoit<text:line-break/>celle qui son seruiteur auoit m(a1)de (q2)rir par ces lettres ce bon cheualier qui<text:line-break/>tout le iour auoit culte sa selle tant en la queste des lieures c(o1)me pour que<text:line-break/>rir logis sceut a la porte que le mary de sa dame estoit venu dont fut aussi<text:line-break/>ioyeulx (q1)<text:s/>vous pouez p(e1)ser. Si dem(a1)da a sa guyde (q2)l estoit de faire. Ilz ad<text:line-break/>uiser(e1)t ensemble (q2)l feroit semblant destre esgare de ses c(o1)paignons (et) que<text:line-break/>de b(o1)ne adu(a1)ture il aduoit trouue ceste guide (q1) le(a1)s lauoit addresse (sol) c(o1)me<text:line-break/>il fut dit il fut fait en la male heure (et) vint trouuer m(o1)seig(n1)r (et) ma dame et<text:line-break/>fist son psonnaige ainsi quil sceut. Apres boyre vne foys (q2) peu de bien luy<text:line-break/>fist on le mena en sa ch(a1)bre ou gueres ne dormoit la nuyt (et) l(e1)demain auec<text:line-break/>son<text:s/>hoste a la court retourna sans rien ac(o1)plir du contenu de la lettre des(-)<text:line-break/>susdicte (sol) et vous dy bien que la ne a aultre despuis il ne retourna (sol) car tost<text:line-break/>apres la court se despartit du pays et il suyuit le train (et) tout fut mis a n(o1)(-)<text:line-break/>chaloir et oubly (et) ne sen donna plus de mauluais temps.</text:p>
      <text:h text:style-name="Titre1" text:outline-level="1">(pdm) La.lxxxij.nouuelle racomptee par iehan martin.</text:h>
      <text:p text:style-name="P168"><text:span text:style-name="T169">O</text:span>B escoutez sil vous plaist (q2)l aduint en la chastellenie<text:line-break/>de lisle d(u1)g bergier des ch(a1)ps (et) dune ieune pastourel<text:line-break/>le (q2) ensemble gardoy(e1)t leurs brebis marche se porta<text:line-break/>entre eulx deux vne foys entre les aultres a la sem(o1)(-)<text:line-break/>ce de nature (q2) les auoit ia esleuez en aage de c(o1)gnoi(-)<text:line-break/>stre (q2) cest de ce m(o1)de (q2) le bergier m(o1)teroit sur sa ber(-)<text:line-break/>giere pour veoir de pl(us) loing (sol) pourueu (q2)l ne l(e1)broche<text:line-break/>roit n(o1)pl(us) adu(a1)t (q1)lle mesmes fist le signe de la main<text:line-break/>sur linstrum(e1)t naturel du bergier qui fut enuir(o1) deux doys la teste fr(a1)che (sol)<text:line-break/>et estoit le signe faict de vne meure noyre qui croist sur les hayes. Cela fait<text:line-break/>ilz se mettent a louuraige de par dieu (sol) et bon bergier fourre dedans<text:line-break/><text:span text:style-name="pb">[n.p.]</text:span><text:line-break/>com(-)me sil ne luy coustast ri(e1)s sans regarder marche ne promesse (q1) il cust fait a<text:line-break/>sa bergiere (sol) car tout ce (q1) il auoit ensepuelit iusques au<text:s/>manche (sol) et le pl(us) en<text:line-break/>eust eu il eust trouue lieu assez pour le logier. Et ladicte beile bergiere (q2) ia(-)<text:line-break/>mais ne aduoit este a telz nopces tant ayse se trouuoit que iamais elle ne<text:line-break/>voulsist faire aultre chose. Les armes fur(e1)t asseurees (et) se tira chascun tan<text:line-break/>tost vers ses brebis (q2) desia estoyent deulx esl(o1)gnees a cause de leur absen(-)<text:line-break/>ce. Tout fut rassemble (et) mis en b(o1) train (et) bon bergier qu(o1) appelloit hac(-)<text:line-break/>quin pour passe t(e1)ps c(o1)me il aduoit de coustume se mist en<text:s/>c(o1)trepops en(-)<text:line-break/>tre deux hayes sur vne baldichere (et) la sesbatoit (et) estoit plus aise q vng roy.<text:line-break/>La bergiere se mist a fairevng chappelet de florettes sur la riue d(u1)g tosse (sol)<text:line-break/>et regardoit tousiours disant la ch(a1)sonnette iolye se le bergier remendroit<text:line-break/><text:soft-page-break/>point a la meure mais cestoit la moindre de ses p(e1)sees (sol) mais quant elle vit<text:line-break/>quil ne venoit point elle le c(o1)mence a huchier. Hacquin hacquin (et) il resp(o1)d<text:line-break/>que veulx tu (sol) vi(e1) ca vi(e1) ca dist elle si feras cela. Et hacquin<text:s/>(q2) en estoit saoul<text:line-break/>(et) luy resp(o1)dit en m(o1) dieu iay aussi cher de nen faire rien ie mesbas bi(e1) ain(-)<text:line-break/>si. Et la bergiere luy dist (sol) vi(e1) ca hacquin ie te laisseray bouter pl(us) au(a1)t s(a1)s<text:line-break/>faire marche. Sainct ieh(a1) dist hacquin iay<text:s/>passe le signe de la meure aussi<text:line-break/>nen aurez vous plus maintenant. Il laissa la bergiere a qui bien desplai(-)<text:line-break/>soit de demeurer ainsi oyseuse.</text:p>
      <text:h text:style-name="Titre1" text:outline-level="1">(pdm) La.lxxxiij.nouuelle par monseigneur de vaul vrain.</text:h>
      <text:p text:style-name="P170"><text:span text:style-name="T171">E</text:span>T c(o1)me il est de coustume par tous pays es villages<text:line-break/>souu(e1)t sespand(e1)t les b(o1)s religieux m(a1)di(a1)s t(a1)t de lor<text:line-break/>dre des iacobins (sol) cordeliers (sol) carmes (sol) (et) augustis pour<text:line-break/>prescher au peuple la foy catholic(q2) blasmer (et) reprou(-)<text:line-break/>cher les vices les bi(e1)s (et) vertus exaulcer (et) louer. Aduit<text:line-break/>(q2) en vne bonne petite ville en la c(o1)te dartoys arriua<text:line-break/>vng carme du couu(e1)t darras (p3) vng dimenche matin<text:line-break/>ayant int(e1)cion dy prescher c(o1)me il fist bi(e1) deuotem(e1)t<text:line-break/>(et) haultem(e1)t car il estoit b(o1) clerc (et) b(o1) l(a1)gager. T(a1)dis (q2) le cure disoit sa gr(a1)<text:line-break/>de messe ce maistre carme se pourmenoit att(e1)dant (q2) quelq(u1)g le fist ch(a1)ter<text:line-break/>pour gaigner deux patars (sol) mais nul ne sen aduancoyt. Et ce voyant vne<text:line-break/>vieille damoyselle veufue a (q2) il prit très gr(a1)t pitie du pouure religieux luy<text:line-break/>fist dire messe et apres (q2) la messe fut dicte luy fist (p3) son varlet bailler deux<text:line-break/>patars (sol) et encores dauantaige le fist prier de disner a son logis. Le maistre<text:line-break/>moine happa cest arg(e1)t promett(a1)t de venir au disner c(o1)me il fist a(p1)s le (p1)s(-)<text:line-break/>chem(e1)t (et) (q1) la gr(a1)t messe de la parroisse fut finee. La b(o1)ne damoyselle (q2) la(-)<text:line-break/>uoit faict ch(a1)ter (sol) (et) sem(o1)dre au disner se partit de leglise elle (sol) (et) sa ch(a1)beriere<text:line-break/>et vindr(e1)t a lhostel faire tout prest pour recepuoir le prescheur (q2) en la con(-)<text:line-break/>duyte d(u1)g seruiteur de ladicte damoyselle vint arriuer a lhostel ou il fut re<text:line-break/>ceu. A(p1)s les mains lauees la damoyselle luy assigna sa place et elle semist<text:line-break/><text:span text:style-name="pb">[n.p.]</text:span><text:line-break/>aupres de luy<text:s/>(sol) (et) le varlet (et) la ch(a1)beriere se misrent a seruir et de plain sault<text:line-break/>apporter(e1)t la belle poree auec le beau lart (sol) (et) belles trippes de porc (et) lan<text:line-break/>gue de beuf rotie dieu scait c(o1)m(e1)t t(a1)tost (q1) damp moyne vit la vi(a1)de il tire<text:line-break/>vng beau long (et) large cousteau bien tr(e1)chant (q2)l auoit a sa saincture tout<text:line-break/>en disant benedicite (et) puis se mect en besongne a la poree tout premier (q2) l<text:line-break/>eut despechee (et) le lart aussi cy prins cy mis de la il se tire a ses tripes belles (et)<text:line-break/>fiert ded(a1)s c(o1)me le loup fait ded(a1)s les brebis (et) adu(a1)t (q1) la b(o1)ne damoyselle<text:line-break/>son hostesse eust a moytie menge sa poree il ny aduoit tripe ne tripette de(-)<text:line-break/>d(a1)s le plat. Si se print a ceste l(a1)gue de beuf (et) de son cousteau<text:s/>bien trench(a1)t<text:line-break/>en fist tant de pieces (sol) (q1) il nen demoura oncques loppin. La damoyselle qui<text:line-break/>tout ce sans mot dire regardoit gettoit souu(e1)t loeil. Et bien sur son bar(-)<text:line-break/>let (et) sa ch(a1)beriere (sol) et eulx tout doulcem(e1)t soubriant pareillement le regar(-)<text:line-break/>dop(e1)t. Elle fist apporter vne piece de b(o1) beuf salle (et) vne belle piece de mou<text:line-break/>ton (sol) (et) de b(o1) endroit (et) mettre sur la table. Et ce b(o1) moyne (q2) nauoit dappe(-)<text:line-break/>tit ne qung chi(e1) ven(a1)t de la chasse si print la<text:s/>piece de beuf (et) sil aduoit peu de<text:line-break/>pitie des tripes (sol) (et) de la l(a1)gue de beuf encores en eut il mois de ce beau beuf<text:line-break/><text:soft-page-break/>entrelarde. S(o1) hostesse (q2) gr(a1)t plaisir prenoit a le veoir m(e1)ger trop plus (q1)<text:line-break/>le varlet (et) la meschine (q2) entre<text:s/>leurs dens le mauldissoy(e1)t luy faisoit tous(-)<text:line-break/>iours emplire la tasse si tost (q1)lle estoit vuyde. Et p(e1)sez (q2)l descouuroit bien<text:line-break/>viande (et) nespargnoit point le boire. Il aduoit si très gr(a1)t haste de bi(e1) four<text:line-break/>nir son pourpoint (q2)l ne disoit mot (sol) aulmoins si peu (q1) ri(e1). Qu(a1)t la piece de<text:line-break/>beuf fut c(o1)me toute despechee (et) la pl(us) part de celle de mouton de la(q1)lle lho<text:line-break/>stesse auoit vng t(a1)tinet m(e1)ge (et) elle voy(a1)t (q1) son hoste nestoit point encores<text:line-break/>saoul fist signe a sa chamberiere quelle apportast vng gros i(a1)bon cuyt du<text:line-break/>iour de deu(a1)t (sol) la ch(a1)beriere tout mauldissant le prestre (q2) tant gourm(a1)doit<text:line-break/>fist le c(o1)mandem(e1)t de sa maistresse (et) mist le iamb(o1) sur la table (et) b(o1) moyne<text:line-break/>sans dem(a1)der qui viue frappa sus (et) le naura car de plain sault il luy tren(-)<text:line-break/>cha le iarret (et) de tous pointz le desm(e1)bra (et) ny laissa (q1) les os. Qui ad(o1)c eust<text:line-break/>veu le varlet (sol) et la meschine il neust iamais eu les fieures (sol) car il auoit<text:s/>des(-)<text:line-break/>garny tout lhostel (et) auoi(e1)t gr(a1)t paour (q2)l ne les m(e1)geast aussi. Pour abre(-)<text:line-break/>ger la dame fist mettre a la table vng très bon froumaige (et) vng plat bien<text:line-break/>fourny de tartres (et) pommes et de froumaige auec la belle piece de beurre<text:line-break/>frais (sol) d(o1)t on n(e1) rapporta si peu (q1) ri(e1). Le disner fut fait ainsi quauez ouy (sol) (et)<text:line-break/>vint a dire graces (q1) maistre moyne abregea plus ront (q1) vng tiquet se leua<text:line-break/>sus (et) dist a son hostesse damoyselle ie vo(us) remercie de voz bi(e1)s vo(us) mauez<text:line-break/>tenu bien ayse la vostre mercy. Je prie a celuy (q2) repeut cinq mille h(o1)mes de<text:line-break/>troys pains (et) de deux poissons d(o1)t demoura de relief douze corbeilles (q2)l le<text:line-break/>vous vueille r(e1)dre. Sainct ieh(a1) dist la ch(a1)beriere (q2) sau(a1)ca de parler. Sire<text:line-break/>vous en pouez bi(e1) t(a1)t dire (sol) ie croy se vo(us) eussiez este l(u1)g de ceulx qui furent<text:line-break/>repeuz qu(o1) n(e1) eust point t(a1)t raporte de relief (sol) car vo(us) eussiez bi(e1) tout<text:line-break/><text:span text:style-name="pb">[n.p.]</text:span><text:line-break/>man(-)ge (et) moy aussi se ie y eusse este braym(e1)t mamye dist le moyne ie ne vo(us) eus<text:line-break/>repas mangee (sol) mais ie vous eusse bi(e1) embrochee et mise en rost ainsi que<text:line-break/>vous pouez p(e1)ser quon fait. La dame comm(e1)ca a rire aussi fir(e1)t le varlet<text:line-break/>et la ch(a1)beriere maulgre quilz en eussent (et) nostre moyne sen alla.</text:p>
      <text:h text:style-name="Titre1" text:outline-level="1">(pdm) La.lxxxiiij.nouuelle de m(o1)seigneur le marquis de rotelin.</text:h>
      <text:p text:style-name="figure">&lt;ATTimage&gt;</text:p>
      <text:p text:style-name="P172"><text:span text:style-name="T173">T</text:span>Andis (q1) quelq(u1)g<text:line-break/>sauancera de dire<text:line-break/>quelque b(o1) c(o1)pte (sol)<text:line-break/>i(e1) feray vng petit<text:line-break/>qui ne vous tiendra gueres<text:line-break/>moins veritable (sol) et de<text:s/>nou(-)<text:line-break/>uel aduenu. Je auoye vng<text:line-break/>mareschal qui bien (et) l(o1)gue<text:line-break/>ment mauoit seruy de son<text:line-break/>mestier il luy print voulen(-)<text:line-break/>te de soy marier. Aussi le fut<text:line-break/>ilz a la plus merueilleuse f(e1)<text:line-break/>me qui fust en tout le pays.<text:line-break/>Et qu(a1)t il vit (q1) par beau ne<text:line-break/>plait il ne la pouuoit oster<text:line-break/>de sa mauluaistie il lab(a1)d(o1)<text:line-break/><text:soft-page-break/>na (et) ne se tenoit pl(us) auec elle<text:line-break/>mais la fuioit comme la tempeste. Qu(a1)t elle vit (q2)l la fuyoit ainsi et quelle<text:line-break/>nauoit a (q2) toucher (sol) ne m(o1)strer sa derniere maniere elle se mist en la (q1)ste de<text:line-break/>luy (p3) tout le suiuoit dieu scait disant (q1)lz motz (et) laultre se taisoit (et) picquoit<text:line-break/>son chemin (et) elle le suiuoit tousiours (et) disoit pl(us) de maulx (q1) vng dyable ne<text:line-break/>scauroit faire a vne ame dampnee (sol) vng iour entre les aultres voy(a1)t (q1) son<text:line-break/>mary ne resp(o1)doit mot a chose (q1)lle luy proposast en le suiuant (p3) la rue cri(-)<text:line-break/>sit t(a1)t (q1)lle pouuoit. Di(e1) ca traistre (p3)le a moy ie suis a toy (sol) et m(o1) mareschal<text:line-break/>(q2) estoit deu(a1)t disoit a chascun mot (q1)lle disoit ien d(o1)ne ma part au dyable<text:line-break/>et ainsi il la mena tout du l(o1)g de la ville tousiours cri(a1)t ie suis a toy (et) laul<text:line-break/>tre disoit ien donne ma part au dyable. L(a1)tost après comme dieu le per(-)<text:line-break/>mist ceste b(o1)ne f(e1)me mourut (et) chasc(u1)<text:s/>dem(a1)doit a m(o1) mareschal sil estoit<text:line-break/>courrouce de la mort de sa f(e1)me (sol) (et) il leur disoit (q1) iamais si gr(a1)t heur ne luy<text:line-break/>aduit (et) (q1) se dieu luy eust d(o1)ne vng souhait a s(o1) desir il eust dem(a1)de la mort<text:line-break/>de sa femme laquelle il disoit estre si tres mauluaise que se ie la scauoye en<text:line-break/>paradis ie ny vouldroye iamais aller t(a1)t (q1)lle y fust car impossible seroit (q1)<text:line-break/>paix fust en nulle assemblee ou elle fust. Mais ie suis seur (q1)lle est en enfer<text:line-break/>car oncques chose cree napprocha pl(us) a faire la maniere des dyables quelle<text:line-break/>faisoit et puis on luy disoit vrayem(e1)t il vo(us) fault remarier (et) enquerre vne<text:line-break/><text:span text:style-name="pb">[n.p.]</text:span><text:line-break/>b(o1)ne (et) paisible me marier disoit il iaymeroye mieux maller p(e1)dre au gibet<text:line-break/>(q1) iamais me rebouter au d(a1)ger de trouuer l(e1)fer (q1) iay la dieu mercy a ceste<text:line-break/>heure passe. Ainsi demoura (et) est encores ne scay (q2)l fera au t(e1)ps aduenir.</text:p>
      <text:h text:style-name="Titre1" text:outline-level="1">(pdm) La.lxxxv.nouuelle d(u1)g orfeure marie a vne tres belle ieune f(e1)me.</text:h>
      <text:p text:style-name="P174"><text:span text:style-name="T175">D</text:span>Espuis cent ans en ca ou enuir(o1) en ce pays de france<text:line-break/>est aduenu en vne b(o1)ne cite vne ioyeuse adu(e1)ture (q1) ie<text:line-break/>mettray icy pour accroistre mon n(o1)bre et aussi pour(-)<text:line-break/>ce (q1)lle est digne destre au renc des aultres. En ladicte<text:line-break/>b(o1)ne ville auoit vng orfeure marie de (q2) la f(e1)me estoit<text:line-break/>belle (et) gracieuse (et) auec tout ce tresamoureuse d(u1)g sei<text:line-break/>g(n1)r deglise son propre cure (q2) ne laimoit ri(e1)s moins<text:line-break/>(q1) elle luy. Mais de trouuer la maniere comment ilz se<text:line-break/>pourroyent ioindre amoureusem(e1)t ensemble fut tres difficille c(o1)bien<text:s/>que<text:line-break/>en la fin fut trouuee (et) (p3) l(e1)gin de la dame en la fac(o1) que ie vo(us) diray. Le vo(us)<text:line-break/>mary orfeure estoit t(a1)t alume (et) ard(a1)t en couuoitise darg(e1)t (q2)l ne dormoit<text:line-break/>vne seulle heure de vo(us) somme (sol) pour labourer ch(a1)sc(u1)<text:s/>iour se leuoit vne heu<text:line-break/>re ou deux deu(a1)t le iour (et) laissoit sa f(e1)me pr(e1)dre sa l(o1)gue crastine iusques a<text:line-break/>huyt ou neuf heures ou si l(o1)guem(e1)t que il luy plaisoit. Ceste bonne amou<text:line-break/>reuse voy(a1)t son mary c(o1)tinuer chasc(u1) iour la dilig(e1)ce (et) ent(e1)te de soy leuer<text:line-break/>pour ouurer (et) marteler saduisa (q1)lle employeroit son t(e1)ps auec(q1)s son cure<text:line-break/>ou elle estoit haband(o1)nee de son mary (et) (q1) a telle heure sondit amoureux la<text:line-break/>pourroit visiter sans le sceu de son mary (sol) car la maison du cure tenoit a la<text:line-break/>si(e1)ne sans moyen La bonne maniere fut descouuerte (sol) et mise en termes a<text:line-break/>nostre cure (q2) la prisa tres bi(e1) et luy sembla bi(e1) que aiseem(e1)t la feroit ainsi<text:line-break/>d(o1)cques (q1) la fac(o1) fut trouuee (et) mise en termes a(i1)si fut elle executee (et) le pl(us)<text:line-break/>tost que les am(a1)s peur(e1)t (et) la c(o1)tinuer(e1)t aulc(u1) t(e1)ps (q2) dura assez l(o1)guem(e1)t<text:line-break/><text:soft-page-break/>mais c(o1)me fortune (e1)uieuse peult estre de leur bi(e1) (et) de leur doulx passe t(e1)ps<text:line-break/>leur voulut leur<text:s/>cas descouurir en la maniere (q1) vo(us) orrez. Ce b(o1) orfeure a(-)<text:line-break/>uoit vng seruiteur (q2) estoit amoureux (et) ialoux tres amerem(e1)t de sa dame (et)<text:line-break/>pource que tres souuent auoit apperceu nostre maistre cure parler a sa da<text:line-break/>me il se doubtoit tresfort<text:s/>de ce (q2) estoit. Mais la maniere c(o1)m(e1)t se pouuoit<text:line-break/>faire il ne le pouuoit ymaginer se nestoit (q1) nostre curevenist a lheure (q2)l for<text:line-break/>geoit au pl(us) fort auec son maistre. Ceste ymaginati(o1) luy heurta t(a1)t la teste<text:line-break/>(q2)l fist le guet (et) se<text:s/>mist aux escoutes pour scauoir la verite de ce (q2)l (q1)roit. Il<text:line-break/>fist si b(o1) guet (q2)l apperceut et eut vraye experi(e1)ce du fait. Car vne matinee<text:line-break/>il vit le cure venir t(a1)tost a(p1)s (q1) lorfeure fut vuyde de sa chambre et y entrer<text:line-break/>puis fermer lhuys. Qu(a1)t il fut bi(e1) asseure (et) vit (q1) sa suspicion estoit vraye il<text:line-break/>se descouurit a son maistre (et) luy dist maistre ie vo(us) sers n(o1) pas seullement<text:line-break/>pour gaigner vostre arg(e1)t m(a1)ger v(r1)e pain (et) faire bi(e1) (et) loyallement vostre<text:line-break/>besongne mais aussi pour garder v(r1)e h(o1)neur (et) se aultrem(e1)t faisoye digne<text:line-break/><text:span text:style-name="pb">[n.p.]</text:span><text:line-break/>ne scroye destre vostre seruiteur. Jay eu des pieca suspici(o1) (q1) nostre cure ne<text:line-break/>vous fist desplaisir et si le vo(us) ay cele ius(q1)s a ceste heure et affin que ne<text:s/>cui(-)<text:line-break/>dez que ie vo(us) vueille troubler en vain ie vo(us) prie (q1) nous aillons en vostre<text:line-break/>ch(a1)bre et ie scay de vray que nous luy trouuerons. Qu(a1)t le bon h(o1)me ouyt<text:line-break/>ces nouuellles il se ti(e1)t tres bi(e1) de rire et fut bi(e1) content de visiter sa ch(a1)bre<text:line-break/>en la c(o1)paignie de son varlet (q2) luy fist promettre (q2)l ne tueroyt point le cu(-)<text:line-break/>re. Car aultrem(e1)t il ny vouloit aller. Ilz monter(e1)t en la chambre qui fut t(a1)<text:line-break/>tost onuerte et le mary entre le premier (et) vit (q1) m(o1)seigneur le cure tenoit sa<text:line-break/>femme entre ses bras et vit que il forgeoit ainsi quil pouuoit si sescria di(-)<text:line-break/>sant a mort ribault (q2) vo(us) a icy boute. Le pouure cure fut bien esbahy et de<text:line-break/>m(a1)da mercy. Ne sonnez mot ribault prestre ou ie vo(us) tueray a ceste<text:s/>heure<text:line-break/>dist lorfeure (sol) faictes de moy ce (q2)l vous plaira dist le pouure cure. Par lame<text:line-break/>de m(o1) pere au(a1)t (q1) meschapez ie vous mettray en tel estat (q1) iamais naurez<text:line-break/>voul(e1)te de marteler sur enclume femenine. Le pouure malheureux fut lye<text:line-break/>de ses deux ennemys si bi(e1) (q2) ne pouuoit ri(e1) mouuoir (q1) la teste puis il fut<text:line-break/>porte en vne petite mais(o1)nette derriere la maison de lorfeure (et) estoit la pla<text:line-break/>ce ou il f(o1)doit son arg(e1)t (sol) qu(a1)t il fut au lieu lorfeure enuoia (q1)rir deux<text:s/>gr(a1)s<text:line-break/>cloux a large teste des(q1)lz il atacha au l(o1)g du b(a1)c les deux marteaux (q2) auoi(e1)t<text:line-break/>forge en son absence (et) l(e1)clume de sa f(e1)me (et) puis le deslia de to(us) point (sol) cy prist<text:line-break/>apres de lestrain et boutta le feu en sa maisonnette<text:s/>puis il sen fuist en la<text:line-break/>rue crier au feu. Qu(a1)t le prestre se vit enuironne de feu (et) (q1) remede ny auoit<text:line-break/>qui ne luy faillist (p3)dre ses genitoirs ou estre brusle si sen courut (et) laissa sa<text:line-break/>bource clouee. Leffroy du feu fut t(a1)tost esleue par toute la rue si venoient<text:line-break/>les voisins pour lestaindre (sol) mais le cure les faisoyt retourner disant (q2)l en<text:line-break/>venoit (et) (q1) tout le d(o1)maige (q2) en pouuoyt aduenir estoit ia aduenu mais il<text:line-break/>ne disoit pas que le d(o1)maige luy c(o1)petoit. Ainsi fut le pouure amoureux<text:line-break/>cure sallarie du seruise (q2)l fist a amours par le moyen de la faulse et trahi(-)<text:line-break/>stre ialousie comme vous auez ouy.</text:p>
      <text:h text:style-name="Titre1" text:outline-level="1">(pdm) La.lxxxvj.nouuelle racomptee dung ieune homme de rouen.</text:h>
      <text:p text:style-name="P176"><text:span text:style-name="T177">N</text:span>Agueres en la ville de rou(e1) puis peu de t(e1)ps en cavng<text:line-break/>ieune h(o1)me print en mariage vne t(e1)dre ieune fille aa<text:line-break/>ge de quinze ans ou enuir(o1) le iour de leur grant feste<text:line-break/><text:soft-page-break/>cestassauoir des nopces la mere de ceste fille pour gar<text:line-break/>der et entretenir les cerimonies acoustumees en tel<text:line-break/>iour (sol) escola et introduysit la dame des nopces et luy<text:line-break/>aprint comment elle se deuoit gouuerner pour la pre<text:line-break/>miere nuyt auec(q1)s son mary (sol) la belle fille a (q2) tardoit<text:line-break/>attente de la nuyctd (sol) (o1)t elle recepuoit la doctriue mist grosse peine (et) gr(a1)de<text:line-break/>diligence de retenir la lesc(o1) de sa bonne mere (et) luy sembloit bi(e1) que quant<text:line-break/>lheure seroit venue ou elle deuroit mettre a executi(o1) celle lec(o1) (q1)lle en feroit<text:line-break/><text:span text:style-name="pb">[n.p.]</text:span><text:line-break/>si b(o1) deuoir (q1) son mary se Ioueroit oeue (et) en seroit tres c(o1)tent. Les nopces<text:line-break/>fur(e1)t h(o1)norablement faictes en gr(a1)t fol(e1)pnite (et) vint la deliree nuyt (sol) (et) tan<text:line-break/>tost a(p1)s la feste faillie (q1) les ieunes g(e1)s fur(e1)t retraitz (sol) (et) quilz eurent prins le<text:line-break/>c(o1)gie du sire des nopces (et) de la dame (sol) la b(o1)ne mere les cousines (sol) voysines<text:line-break/>et aultres priuees f(e1)mes prindr(e1)t nostre dame des nopces et la mener(e1)t en<text:line-break/>la chambre ou elle deuoit coucher pour la nuyt auec son espouse ou elles la<text:line-break/>desarmer(e1)t de ses atours ioyeulx et la firent coucher ainsi (q2)l est de raison (sol)<text:line-break/>puis luy d(o1)ner(e1)t b(o1)ne nuyt lune disant (sol) mamye dieu vo(us) doint ioye (et) plai<text:line-break/>sir de vostre mary (et) tellem(e1)t vous gouuerner auec luy que ce soit au salut<text:line-break/>de voz deux ames laultre disant mamye dieu vo(us) doint telle paix (et) c(o1)corde<text:line-break/>auec vostre mary (q1) puissez faire oeuure d(o1)t les sainctz cieulx soyent r(e1)plis<text:line-break/>et ainsi chascune faisant sa priere (sol) se partit. La mere (q2) demoura la dernie<text:line-break/>re reduict a memoire son escoliere sur la doctrine (et) less(o1) (q1) aprins luy auoit<text:line-break/>luy priant (q1) p(e1)ser il y voulsist. Et la b(o1)ne fille (q2) nauoit pas son cueur ain(-)<text:line-break/>si (q1) len dit c(o1)munem(e1)t en sa chausse respondit que tres b(o1)ne souuenance<text:line-break/>auoit de tout (et) (q1) bien retenu lauoit dieu mercy. Cest bi(e1) fait dist la mere or<text:line-break/>ie vous laisse et rec(o1)mande a la garde de dieu luy priant (q1) il vous d(o1)ne vo(us)<text:line-break/>ne adu(a1)ture (sol) a dieu belle fille (sol) a dieu ma b(o1)ne et saige mere. Si tost que la<text:line-break/>maistresse descolle fut vuydee nostre mary (q2) nattedoit a lhuys aultre cho(-)<text:line-break/>se entra ded(a1)s (et) la mere lenferma (et) tira lhuys (et) luy dist quil se gouuernast<text:line-break/>doulcem(e1)t auec sa fille ilz promist (q1) aussi feroit il. Et si tost (q1) lhuys fut fer<text:line-break/>me luy (q2) nauoit plus (q1) son pourpoint en son dos le rue ius et monte sur le<text:line-break/>lict et se ioinct au plus pres de sa dame des nopces la bataille a lapprocher<text:line-break/>de la barriere ou lescarmouche se deuoit faire la dame print (et) empoigna ce<text:line-break/>ste lance droicte (et) royde c(o1)me vng cornet de vachier (et) t(a1)tost quelle la sentit<text:line-break/>ainsi dure (et) de grosseur tres b(o1)ne elle fut bien esbahye (et) c(o1)menca a sescrier<text:line-break/>tres fort en disant que son escu nestoit pas assez puissant pour recepuoir (et)<text:line-break/>soubstenir les horions de si gros fust. Quelque deuoir (q1) nostre mary peust<text:line-break/>faire ne peut trouuer la maniere de estre receu a ceste iouste et en cest estrit<text:line-break/>la nuyt se passa sans riens besongner qui despleut moult a nostre sire des<text:line-break/>nopces mais au fort il print en paci(e1)ce esper(a1)t tout recouurer la nuyt pro<text:line-break/>chaine ou il fut aut(a1)t ouy (q1) a la (p1)miere et ainsi a la troyziesme (et) iusques a<text:line-break/>la quinziesme ou les armes fur(e1)t ac(o1)plies c(o1)me ie vous diray. Quant les<text:line-break/>quinze iours fur(e1)t passez (q1) noz deux ieunes g(e1)s fur(e1)t mariez c(o1)bien quilz<text:line-break/>neussent encores tenu ensemble mesnaige la mere vintvisiter son escolie(-)<text:line-break/>re (et) a(p1)s entre mille deuises (q1)lles eur(e1)t ensemble parle elle parla de son ma<text:line-break/>ry (et) luy dem(a1)da quel h(o1)me il estoit (et) sil faisoit bi(e1) son<text:s/>deuoir (et) la fille disoit<text:line-break/>que il estoit tres vo(us) h(o1)me doulx (et) paisible. Voire mais disoit la mere fait il<text:line-break/>bi(e1) ce (q1) l(o1) doit faire ouy disoit la fille mais (q1)lz mais (sol) il y a dire en son fait<text:line-break/>dist la mere ie l(e1)t(e1)s bi(e1) dictes le moy (et) ne le me celez poit. Car ie veulx tout<text:line-break/><text:span text:style-name="pb">[n.p.]</text:span><text:line-break/><text:soft-page-break/>scauoir a ceste heure. Est il h(o1)me pour ac(o1)plir le deu ou il est oblige (p3) ma(-)<text:line-break/>riage (et) d(o1)t ie vo(us) ay baille la lec(o1). La b(o1)ne fille fut t(a1)t pressee (q2) luy quint di<text:line-break/>re<text:s/>(q1)lle nauoit encores riens besongne en son ouuroir (sol) mais elle taisoit (q1)lle<text:line-break/>fut cause de la dilacion (sol) et (q1) tousiours eut refuse la iousterie. Qu(a1)t la me(-)<text:line-break/>re entendit ces douloureuses nouuelles dieu scait quelle vie elle mena di(-)<text:line-break/>sant que pour ses vo(us)s dieux elle y mettroit remede (et) brief et aussi que t(a1)t a<text:line-break/>uoit elle b(o1)ne accoint(a1)ce a m(o1)seigneur lofficial de rou(e1) qui luy seroit amy<text:line-break/>et fauousant a son vo(us) droict. Or ca ma fille dist elle il vo(us) c(o1)ui(e1)t desmarier<text:line-break/>ie n(e1) fais nulle doubte (q1) ie n(e1) treuue bi(e1) la fac(o1) (et) sopez seure que au(a1)t quil<text:line-break/>soit deux iours vo(us) feray auoir vng aultre h(o1)me qui si paisible ne vo(us) lais<text:line-break/>sera pas laissez moy faire (sol) ceste b(o1)ne f(e1)me a demy<text:s/>hors du sens vint c(o1)pter<text:line-break/>ce gr(a1)t meschief a son mary pere de sa fille d(o1)t ie fais m(o1) c(o1)pte (sol) et luy dist<text:line-break/>bi(e1) c(o1)m(e1)t ilz auoi(e1)t bi(e1) (p3)du leur belle (et) b(o1)ne fille amen(a1)t les raisons pour<text:line-break/>quoy (et) c(o1)m(e1)t et c(o1)clu(a1)t aux fins de la desmarier. T(a1)t bi(e1) c(o1)pta sa cause (q1)<text:line-break/>son mary se tyra de son coste (et) fut c(o1)t(e1)t (q1) l(e1) fist citer nostre nouueau marie<text:line-break/>(q2) ne scauoit ri(e1) de ce quainsi l(e1) se plaignoit de luy sans cause toutesfois il<text:line-break/>fut cite personnellem(e1)t a c(o1)paroir a l(e1)c(o1)tre de m(o1)seigneur le promoteur a<text:line-break/>la requeste de sa f(e1)me (et) par deu(a1)t m(o1)seig(n1)r lofficial pour quiter sa femme<text:line-break/>(et) luy d(o1)ner lic(e1)ce daultre par se marier ou alegure les causes pour<text:s/>quoy en<text:line-break/>t(a1)t de iours (q2) auoit este auec elle nauoit m(o1)stre (q2)l estoit h(o1)me c(o1)me les aul<text:line-break/>tres et fait ce (q2) apparti(e1)t aux mariez. Qu(a1)t le iour fut venu les pties se pre<text:line-break/>senter(e1)t en t(e1)ps et en lieu. Ilz furent huchez a dire leurs causes. La mere a<text:line-break/>la nouuelle mariee c(o1)m(e1)ca a c(o1)pter la cause de sa fille et dieu scet comme el<text:line-break/>le allegue les loix que l(e1) doit maintenir en mariage lesquelles son gendre<text:line-break/>nauoit ac(o1)plies ne delles vse parquoy requeroit (q2)l fust desioinct<text:s/>de sa fil(-)<text:line-break/>le et des ceste heure mesmes sans faire l(o1)g proces (sol) le b(o1) ieune h(o1)me fut bi(e1)<text:line-break/>es bahy qu(a1)t aisi ouyt blasonner ses armes (sol) mais gueres natt(e1)dit a resp(o1)<text:line-break/>dre aux alleguacions de son aduersaire et froidement de maniere rassise<text:line-break/>compter son cas et comme sa f(e1)me luy auoit faict refus qu(a1)t il auoit vou<text:line-break/>lu faire le deuoir de mariage la mere oy(a1)t ses responces pl(us) marrie que de<text:line-break/>u(a1)t c(o1)bien (q1) a peine les vouloit cropre dem(a1)da a sa fille sil estoit vray<text:s/>ce (q1)<text:line-break/>son mary auoit resp(o1)du et elle dist vrayem(e1)t mere ouy. Ha maleureuse dist<text:line-break/>la mere c(o1)m(e1)t lauez vo(us) refuse (sol) ne vous auoys ie pas dit (p3) plusieurs foys<text:line-break/>vostre lecon. La pouure fille ne scauoit que dire t(a1)t estoit h(o1)teuse.<text:s/>Toutes<text:line-break/>foys dist la mere ie vueil scauoir la cause pourquoy vo(us) auez fait refus ou<text:line-break/>se ne le me dictes vous me ferez courroucer mortellem(e1)t. La fille dist tout<text:line-break/>couuertem(e1)t en iugem(e1)t (q1) pource (q1)lle auoit trouue la l(a1)ce de son ch(a1)pion<text:line-break/>si grosse ne luy auoit ose bailler lescu daut(a1)t (q2)l ne la tuast c(o1)me encores el<text:line-break/>le en doubtoit et ne se vouloit desmouuoir de ceste doubte c(o1)bien (q1) sa mere<text:line-break/>luy disoit (q1) doubter n(e1) deuoit. Et apres ce adresse sa parolle au iuge en<text:line-break/><text:span text:style-name="pb">[n.p.]</text:span><text:line-break/>di(-)sant moseig(n1)r lofficial vo(us) auez ouy la c(o1)fessi(o1) de ma fille et les deff(e1)ces de<text:line-break/>m(o1) g(e1)dre ie vo(us) requiers r(e1)dez en vostre sent(e1)ce diffinitive. M(o1)seig(n1)r loffi<text:line-break/>cial (p3) appointem(e1)t fist faire vng lict en sa maison<text:s/>et ord(o1)na (p3) arrest (q1) les<text:line-break/><text:soft-page-break/>deux maries iroy(e1)t coucher ensemble enioign(a1)t a la mariee quelle empoi(-)<text:line-break/>gnast baudem(e1)t le bourd(o1) ou oustil (et) (q1)lle le mist au lieu ou il estoit ord(o1)ne.<text:line-break/>Et qu(a1)t celle sent(e1)ce si fut r(e1)due la<text:s/>mere dist gr(a1)t mercy m(o1)seigneur loffi<text:line-break/>cial vo(us) aduez tres bi(e1) iuge. Or adu(a1)t dist la mere ma fille faictes ce (q1) de(-)<text:line-break/>uez faire (et) gardez de venir a l(e1)contre de lappointem(e1)t de m(o1)seigneur loffi<text:line-break/>cial mettez la l(a1)ce au lieu ou<text:s/>elle doit estre. Et ie suis au fort c(o1)tente dist la<text:line-break/>fille de la mettre ou il fault mais se elle y deuoit pourrir ie ne len retireray<text:line-break/>ne sacqueray ia. Aisi se (p3)tir(e1)t du iugem(e1)t (et) aller(e1)t mettre a executi(o1) la sen<text:line-break/>t(e1)ce sans serg(e1)t<text:s/>(sol) car eulx mesmes fir(e1)t lexecuti(o1) (p3) ce moy(e1) nostre g(e1)drevit<text:line-break/>a chief de ceste iousterie d(o1)t il fut plustost saoul (q1) selle (q2) ny vouloit ent(e1)dre.</text:p>
      <text:h text:style-name="Titre1" text:outline-level="1">(pdm) La.lxxxvij.d(u1)g gentil cheualier le(q1)l fut amoureux dune belle fille.</text:h>
      <text:p text:style-name="P178"><text:span text:style-name="T179">E</text:span>N vne b(o1)ne ville du pays de holande auoit vng cheualier loge en<text:line-break/>vne belle hostellerie il y auoit vne ieune fille ch(a1)beriere (et) seruante<text:line-break/>de la(q1)lle il estoit tres amoureux et pour lamour delle il auoit t(a1)t<text:line-break/>faict au fourrier du duc de bourg(o1)gne (q1) cest hostel luy auoit deli(-)<text:line-break/>uer affin de mieulx pourchasser sa queste (sol) et venir aux fins ou il cont(e1)doit (sol)<text:line-break/>et ou amours le saisoi(e1)t encliner. Qu(a1)t il eut este enuir(o1) cinq ou six iours<text:line-break/>en ceste hostellerie il luy suruint par accid(e1)t vne malheureuse adu(e1)ture car<text:line-break/>vne maladie le print en loeil si griefue (q2)l ne le pouuoit tenir ouuert ne en<text:line-break/>vser tant estoyt aspre la douleur (et) pource (q1) tresfort doubtoit le (p3)dre mesme<text:line-break/>ment (q1) cestoit le membre ou il deuoit pl(us)<text:s/>de guet m(a1)da le cirurgi(e1) de m(o1)sei<text:line-break/>gneur le duc de bourg(o1)gne (q2) pour ce temps estoit a la ville. Et deuez sca(-)<text:line-break/>uoit que ledit cirurgien estoit vng gentil compaignon escuyer tout fait et<text:line-break/>tres bien duyt de son mestier car si tost que ce maistre cirurgien vit cest oeil<text:line-break/>le tint comme perdu ainsi que par aduanture ilz sont coustumiers de iu(-)<text:line-break/>ger des maladis affin que quant ilz les ont sances et guaries ilz en rappor<text:line-break/>tent plus de proffit tout premier et secondement plus de louenge (sol) le bon<text:line-break/>cheualier a qui desplaisoit douyr telles nouuelles demanda sil ny auoit<text:line-break/>point de remede a le guerir. Et laultre respondit que tres difficille seroit<text:line-break/>neaulmoins il oseroit bien entrepreudre a le guerir auecques layde de dieu<text:line-break/>mais quon le voulsist croire. Se vous me voulez deliurer de ce mal sans<text:line-break/>perte de mon oeil ie vous donneray bon vin dist le cheualier. Le marche<text:line-break/>fut fait et entreprint le cirurgien a guerir cest oeil dieu deuant et ordonna<text:line-break/>les heures quil viendroit chascun iour pour le mettre a point. A chascune<text:line-break/>fois que nostre cirurgien visitoit ce malabe la belle chamberiere le com(-)<text:line-break/>paignoit et aydoit a remuer le pouure pacient. Se ce bon cheualier estoit<text:line-break/>feru auant de ceste chamberiere si fut le cirurgien qui toutes les fois (q2)l<text:line-break/><text:span text:style-name="pb">[n.p.]</text:span><text:line-break/>ve(-)noit faire<text:s/>la visitation fischoit ces doulx regars sur le beau (et) poly visaige<text:line-break/>de ceste ch(a1)beriere (et) t(a1)t fort si aheurta (q2)l luy declaira son cas (sol) (et) de si tres b(o1)<text:line-break/>ne audi(e1)ce. Car de plain sault on luy accorda sa requeste mais la maniere<text:line-break/>c(o1)ment len pouuoit mettre a executi(o1) ses ardans desirs (sol) on ne la scauroit<text:line-break/>comment trouuer. Or touteffoys a quel(q1) peine (q1) ce fust facon fut trouuee<text:line-break/>par la prud(e1)ce du cirurgi(e1) (q2) fut telle. Je d(o1)neray ce dist il a entendre a mon<text:line-break/>seig(n1)r le paci(e1)t (sol) (q1)son oeil ne se peut guarir ce nest (q1) son aultre oeil soit ca(-)<text:line-break/><text:soft-page-break/>che (sol) car lusaige (q2)l a de regarder empesche la garison de laultre malade (sol) sil<text:line-break/>est c(o1)tent dist il (q1) il soit cache c(o1)me laultre ce nous sera<text:s/>la plus conuenable<text:line-break/>voye du m(o1)de pour pr(e1)dre noz delitz (et) plaisances (sol) (et) mesmem(e1)t en sa ch(a1)(-)<text:line-break/>bre affin (q1) len y pr(e1)ne moins de suspicion. La fille (q2) auoit aussi gr(a1)t desir<text:line-break/>(q1) le cirurgi(e1) prisa tres bi(e1) ce conseil<text:s/>ou cas (q1) ainsi se peust faire (sol) no(us) lessaye<text:line-break/>rons dit le cirurgi(e1). Il vint a lheure accoustumee veoir cest oeil malade (sol) et<text:line-break/>qu(a1)t il leut descouuert il fist bi(e1) de lesbahy. C(o1)m(e1)t dist il ie ne vy onc(q1)s tel<text:line-break/>mal cest oeil cy est<text:s/>plus lait (q2)l nestoit il y a quinze iours (sol) certainem(e1)t m(o1)sei<text:line-break/>gneur il sera b(o1) mestier (q1) vo(us) ayez paci(e1)ce. C(o1)m(e1)t dist le cheualier. Il fault<text:line-break/>que vostre bon oeil soit couuert (et) cache (sol) tellement (q2)l nayt point de lumiere<text:line-break/>vne heure enuir(o1) inc(o1)tin(e1)t (q1) iauray assis l(e1)plastre et ord(o1)ne laultre (sol) car en<text:line-break/>verite il l(e1)pesche a guarir sans doubte. Dem(a1)dez a ceste belle fille (q2) la veu<text:line-break/>chasc(u1) iour (q1) ie lay remue c(o1)ment il am(e1)de. Et la fille disoit (q2)l estoit plus<text:line-break/>lait que parau(a1)t. Or ca dist le cheualier ie vous haband(o1)ne tout faictes de<text:line-break/>moy ce quil vous plaist ie suis content de cligner loeil et de faire tant que<text:line-break/>len vouldra mais que guarison sensuyue (sol) les deux amans furent<text:s/>ad(o1)c bi(e1)<text:line-break/>ioyeulx qu(a1)t ilz vir(e1)t que le cheualier estoit c(o1)tent dauoir loeil cache qu(a1)t<text:line-break/>il fut appointe (sol) et quil eut les yeulx vendez maistre cirurgien saint se par(-)<text:line-break/>tit et dist a dieu comme il auoit de coustume promettant t(a1)tost<text:s/>de reuenir<text:line-break/>pour descouurir cest oeil. Il nalla gueres loing (sol) car assez pres de son pati(e1)t<text:line-break/>sur vne couche getta sa dame et daultre planette (q2)l nauoit regne sur loeil<text:line-break/>du cheualier visita les cloistres secretz de la chamberiere troys ou quattre<text:line-break/>foys maintint ceste maniere de faire enuers ceste belle fille sans que le che(-)<text:line-break/>ualier sen d(o1)nast garde combien quil en ouyst la tempeste (sol) mais il ne scait<text:line-break/>que ce pouuoit estre iusques a la sixiesme foys quil se doubta pour la con(-)<text:line-break/>tinuati(o1) (sol) a laquelle foys qu(a1)t il ouyt le tabourem(e1)t et noyse des c(o1)batans<text:line-break/>il arracha b(e1)de et emplastre (et) vit les deux amoureux qui se demenoy(e1)t tel(-)<text:line-break/>lement lung contre laultre quil sembloit proprement quilz deussent man<text:line-break/>ger l(u1)g laultre tant ioignoy(e1)t leur iambes ensemble. Et quelle la maistre<text:line-break/>cirurgien dist le cheualier mauez vous fait iouer a cligne mussete pour me<text:line-break/>faire ce desplaisir m(o1) oeil doit il estre guery par ce moyen que dictes vous.<text:line-break/>Le maistre cirurgien part et sen va. Et oncques puis le cheualier ne le m(a1)<text:line-break/>da (sol) aussi il ne retourna point (q1)rit son payem(e1)t de ce (q2)l auoit fait a loeil de<text:line-break/><text:span text:style-name="pb">[n.p.]</text:span><text:line-break/>nostre pacient (sol) car bien salarie se tenoit par sa dame qui fort gracieuse et<text:line-break/>haband(o1)nee estoit. Et a tant fais fin de ce present compte.</text:p>
      <text:h text:style-name="Titre1" text:outline-level="1">(pdm) La.lxxxviij.nouuelle vung simple homme paisent.</text:h>
      <text:p text:style-name="figure">&lt;ATTimage&gt;</text:p>
      <text:p text:style-name="P180"><text:span text:style-name="T181">A</text:span>Duint nagueres en<text:line-break/>vne petite ville cy en(-)<text:line-break/>tour vne adventure dont ie<text:line-break/>vous rac(o1)pteray lhystoire.<text:line-break/>Il y auoit en ceste dicteville<text:line-break/>vng simple (et) rude paisant<text:line-break/>marie a vne plaisante (et) as<text:line-break/><text:soft-page-break/>sez g(e1)te f(e1)me la(q1)lle laissoit<text:line-break/>le boire (sol) (et) le mangier pour<text:line-break/>aymer par amour. Le bon<text:line-break/>mary auoit dusaigne de de(-)<text:line-break/>mourer souu(e1)t es champz<text:line-break/>en vne mais(o1) (q2)l y estoit aul<text:line-break/>cuneffois trois iours aul(-)<text:line-break/>cuneffois<text:s/>quatre (et) aulc(u1)es<text:line-break/>soys pl(us) ainsi (q2) luy venoit<text:line-break/>a plaisir et laissoit sa f(e1)me<text:line-break/>pr(e1)dre du b(o1) temps (sol) car affin (q1)lle ne sespou(e1)tast (sol) elle auoit tousiours vng<text:line-break/>h(o1)me (q2) gardoit la place du b(o1) h(o1)me (sol) et entretenoit<text:s/>son deu(a1)t de paour q<text:line-break/>le rouil ny print. La reigle de ceste b(o1)ne bourgoise estoit de att(e1)dre son ma<text:line-break/>ry iusques a ce que len ne voyoit guieres et ius(q1)s a ce quelle se tenoit seure<text:line-break/>de son mary (q2)l ne retournoit poit ne laissoit venir le lieuten(a1)t de pour que<text:line-break/>tr(o1)pee ne fust. Elle ne sceut mettre si b(o1)ne ord(o1)nance en sa reigle acoustu(-)<text:line-break/>mee (q1) trompee ne fust (sol) car vne fois ainsi (q1) son mary auoit demoure deux<text:line-break/>iours ou trois iours (sol) et pour le quattriesme auoit attendu aussi tard quil<text:line-break/>estoit possible au(a1)t la porte close cuidant que par ce iour il ne deust point<text:line-break/>retourner si ferma lhuis et les fenestres c(o1)me les aultres iours et mist son<text:line-break/>amoureux au logis (et) c(o1)m(e1)c(e1)t a boire dautant (sol) et faire chiere tout<text:s/>oultre.<text:line-break/>Gueres assis nauoy(e1)t este a la table que nostre mary vint hucher a lhuys<text:line-break/>tout esbahy (q1) il le trouuoit ferme qu(a1)t la b(o1)ne dame louit fist sauluer son<text:line-break/>amoureux souz le lit pour le plus abreger puis vint dem(a1)der a lhuys qui a<text:line-break/>uoit heurte (sol) ouurez dist le mary. Ha m(o1) mary dist elle estes vo(us) la ie vo(us) de(-)<text:line-break/>uois demain enuoyer vng messaige c(o1)m(e1)t ne retournissiez point. Quelle<text:line-break/>chose ya dist il (sol) (q1)lle chose dist elle (sol) helas les sergens ont este ce(a1)s pl(us)<text:s/>de deux<text:line-break/>heure et demye vo(us) attend(a1)t pour vo(us) mener en prison (sol) en prison dit il et c(o1)<text:line-break/>m(e1)t en prison (q1)lle chose ay ie messait a (q2) doy ie qui se plaint de moy (sol) certes<text:line-break/>ie n(e1) scay rien dist la rusee (sol) mais ilz auoy(e1)t gr(a1)t vouloir (et) desir de mal<text:line-break/><text:span text:style-name="pb">[n.p.]</text:span><text:line-break/>fai(-)re il sembloit quilz voulsissent tuer vng haresme si fiers estoi(e1)t ilz. Voire<text:line-break/>se disoit il noz amys ne vous ont ilz point dit (q1)l(q1) chose quilz me vouloi(e1)t<text:line-break/>R(e1)ny dist elle fors (q1) filz vous tenoy(e1)t vo(us) neschapperiez de la prison deu(a1)t<text:line-break/>l(o1)g t(e1)ps. Il ne me ti(e1)n(e1)t encore pas dieu mercy a dieu ie m(e1) retourne. Ou<text:line-break/>irez vo(us) dist elle (q2) ne dem(a1)doit aultre d(o1)t ie vi(e1)s dist il ie iray d(o1)cques auec<text:line-break/>vo(us) dist elle n(o1)<text:s/>ferez gardez bi(e1) (et) gracieusem(e1)t la maison (et) ne dictes point<text:line-break/>que iaye icy este (sol) puis (q1) vo(us) voulez retourner aux ch(a1)ps dist elle hastez vo(us)<text:line-break/>au(a1)t (q1) len ferme la porte (sol) il est ia bi(e1) tard qu(a1)t elle seroyt fermee si sera t(a1)t<text:line-break/>le portier dist il pour moy quil la me ouurira tres voul(e1)tiers. A ces motz il<text:line-break/>vint a la porte il la trouua fermee (et) pour priere que il sceust faire le portier<text:line-break/>ne la voulut ouurir si fut bien mal c(o1)tent de ce quil c(o1)uenoit quil retour(-)<text:line-break/>nast en la mais(o1) doubt(a1)t les serg(e1)s touteffois failloit il (q2)l y retournast sil<text:line-break/>ne vouloit coucher sur les rues. Il vint arriere heurter a son huys et la da(-)<text:line-break/>me (q2) faisoit la ratelle auec son amoureux fut plus esbaye que deuant elle<text:line-break/>sault fus et vint a lhuys toute esperdue disant. M(o1) mary nest point reue(-)<text:line-break/>nu (sol) vous perdez t(e1)ps (sol) ouurez ouurez dist il mamye ce suis ie (sol) helas helas<text:line-break/>vous nauez point trouue la porte ouuerte ie m(e1) doubtoye bi(e1) dist elle veri<text:line-break/>tablem(e1)t ie ne vois remede en nostre faict que ne soyez prins car les serg(e1)t<text:line-break/><text:soft-page-break/>me dir(e1)t il men souuient mainten(a1)t quilz retourneroi(e1)t sur la nuit. Or ca<text:line-break/>dist il il nest mestier de long serm(o1) aduisons quil est de faire. Il vous fault<text:line-break/>mucer dist elle (et) si ne scay lieu ne retraict ou vo(us) puissez estre bien. Serois<text:line-break/>ie point bi(e1) dist laultre en nostre coul(o1)bier (q2) me cercheroit la. Et elle (q2) fut<text:line-break/>moult ioyeuse de ceste inuention et expedient traicte faignoyt. Toutes(-)<text:line-break/>fois dist le lieu nest grain h(o1)neste il y fait trop puant. Il ne me chault dist il<text:line-break/>iayme mieux me bouter la pour vne heure ou deux (et) estre saulue que en au<text:line-break/>tre honneste lieu ou ie seroye par adu(e1)ture trouue (sol) or ca dist elle puis (q1) vo(us)<text:line-break/>auez ferme couraige ie suis de vostre oppinion. Ce vaill(a1)t homme monta<text:line-break/>en ce coul(o1)bier qui se fermoit par dehors a clef et se fist illec enfermer (et) pria<text:line-break/>sa f(e1)me que se les sergens ne venoi(e1)t t(a1)tost elle le mist dehors. Nostre bon(-)<text:line-break/>ne bourgoise hab(a1)donna son mary et le (sol) laissa toute la nuit racouler auec<text:line-break/>les coul(o1)s a (q2) ne plaisoit gueres (et) tousiours doubtoit ces serg(e1)s (sol) au point<text:line-break/>du iour quil estoit heure (q1) lamoureux se departist ceste b(o1)ne preude femme<text:line-break/>vint hucher son mary et luy ouurit lhuys (q2) dem(a1)da c(o1)ment on lauoit lais<text:line-break/>se si l(o1)guem(e1)t tenir c(o1)paignie aux col(o1)s (sol) (et) elle (q2) estoit faicte (et) pourueue de<text:line-break/>bourdes luy dist (q1) les sergens auoi(e1)t toute la nuit veille autour de leur mai<text:line-break/>son (et)<text:s/>(q1) plusieurs fois auoit a eulx deuise (et) (q2)lz ne faisoy(e1)t (q1) partir (sol) mais ilz<text:line-break/>auoi(e1)t dit (q2)lz vi(e1)droi(e1)t a telle heure (q2)lz le trouueroy(e1)t. Le b(o1) h(o1)me bien es<text:line-break/>bahy (q1)lle chose serg(e1)s luy pouoy(e1)t vouloir si (p3)tit inc(o1)tin(e1)t (et) retourna aux<text:line-break/>ch(a1)ps promett(a1)t qu(e1) l(o1)g t(e1)ps ne reui(e1)droit (et) dieu scait (q1) la gouge le print<text:line-break/>bi(e1) en gre c(o1)bi(e1) (q1) se m(o1)stroit doloureuse (p3) tel moyen elle se d(o1)na meilleur<text:line-break/><text:span text:style-name="pb">[n.p.]</text:span><text:line-break/>t(e1)ps (q1) deuant (sol) car elle nauoit quelque roing sur le retour de son mary.</text:p>
      <text:h text:style-name="Titre1" text:outline-level="1">(pdm) La.lxxxix.nouuelle d(u1)g cure (q2) oublia a an(o1)cer le karesme.</text:h>
      <text:p text:style-name="P182"><text:span text:style-name="T183">E</text:span>N vng certain petit hamelet ou village de ce m(o1)de as<text:line-break/>sez loing de la b(o1)ne ville est aduenu vne petite<text:s/>hystoi<text:line-break/>re (q2) est digne de venir en laudi(e1)ce de vous mes bons<text:line-break/>seigneurs. Ce villaige ou hamellet estoit habitte d(u1)g<text:line-break/>m(o1)celet de rudes (et) simples paysans (q2) ne scauoy(e1)t c(o1)<text:line-break/>m(e1)t il deuoy(e1)t viure. Et se bi(e1) rudes (et) non saichans<text:line-break/>estoient leur cure ne lestoit pas vne once moins. Car<text:line-break/>luy mesmes failloit a c(o1)gnoistre qui estoit necessaire<text:line-break/>a to(us) generallem(e1)t c(o1)me ie vo(us) en d(o1)neray lexperience par vng cas (q2)l luy<text:line-break/>aduint. Vous denez scauuir (q1) ce prestce cure c(o1)me iay dict auoit sa teste af(-)<text:line-break/>fublee de simplesse si parfaicte quil ne scauoit point ann(o1)cer les festes des<text:line-break/>sainctz (q2) vi(e1)n(e1)t chascun an (sol) et en vng iour determine c(o1)me chascun scait (et)<text:line-break/>qu(a1)t ses parroissi(e1)s dem(a1)doyent quant la feste seroit il failloit bi(e1) coup a<text:line-break/>coup a le dire vrayem(e1)t. Entre aultres telles faultes (q2) souu(e1)t auenoi(e1)t en<text:line-break/>fist vne qui ne fut pas petite (sol) car laissa passer cinq sepmaines du haresme<text:line-break/>sans l(a1)noncer a ses parroissi(e1)s mais entendez c(o1)ment il se apperceut (q2)l a<text:line-break/>uoit failly Le samedy (q2) estoit la nuit de la bl(a1)che pas(q1) que len dit pasques<text:line-break/>fleuries luy vint voul(e1)te daller a la b(o1)ne ville pour aulcune chose (q2) luy be<text:line-break/><text:soft-page-break/>songnoit. Qu(a1)t il entra en la ville en cheuauch(a1)t (p3)my les rues il ap(p3)ceut<text:line-break/>(q1) les prestes faisoyent prouision de palmes et aultres verdures (et) veoit que<text:line-break/>au marche on les v(e1)doit pour seruir a la procession pour lendemain. Qui<text:line-break/>fut bi(e1) esbahy ce fut ce cure c(o1)bien que sembl(a1)t<text:s/>nen fist. Il vint aux f(e1)mes<text:line-break/>qui v(e1)doyent ces palmes au bois (et) en achepta faisant sembl(a1)t (q2) pour aul<text:line-break/>tre chose ne fust il venu a la bonne ville et puis m(o1)ta hastiuem(e1)t a cheual<text:line-break/>charge de sa march(a1)dise et pic(q1) a son village et le pl(us) tost (q1) possible luy fut<text:line-break/>il si trouua au(a1)t (q2)l fust desc(e1)du de dessus son cheual il rec(o1)tra aulc(u1)s de ses<text:line-break/>parroissiens aus(q1)lz il comm(a1)da (q1) len allast sonner les cloches (et) (q1) chascun<text:line-break/>vint a leglise de ceste heure (sol) car il leur vouloit dire aulcunes choses necessai<text:line-break/>res pour le salut de leurs ames. Lass(e1)blee fut t(a1)tost faicte (et) se trouua chas<text:line-break/>cun en leglise (sol) monseig(n1)r le cure tout house (sol) et esper(o1)ne vint bi(e1) embeson<text:line-break/>gne dieu le scait il m(o1)ta en s(o1) prosne (et) dist les motz (q2) sensuyu(e1)t. Mes b(o1)s<text:line-break/>seig(n1)rs ie vo(us) signifie (et) vo(us) fais assauoir (q1) auiourdhuy a este la veille et so<text:line-break/>l(e1)pnite de la feste de pasques fleuries. Et de ce iour en huyt prochain vo(us)<text:line-break/>aurez la veille de la gr(a1)t pas(q1) (q1) len dit la resurrecti(o1) nostre seig(n1)r. Quant<text:line-break/>les b(o1)nes gens ouyrent ces nouuelles comm(e1)cer(e1)t a murmurer et eulx es(-)<text:line-break/>bahyr tres fort c(o1)ment ce pouuoyt faire. Mot dist le cure ie vous appaise(-)<text:line-break/>ray bi(e1) t(a1)tost (et) vo(us) diray brayes raisons pourquoy vo(us) nauez (q1) huyt iours<text:line-break/>de karesme a faire voz penitances pour ceste annee et ne vous esmayez ia<text:line-break/><text:span text:style-name="pb">[n.p.]</text:span><text:line-break/>de ce (q1) ie vous diray et (q1) le karesme est ainsi venu tard. Je ti(e1) (q2)l nya celluy<text:line-break/>de vous qui ne saiche bi(e1) (et) soit records c(o1)m(e1)t les froidures ont este l(o1)gues<text:line-break/>(et) aspres ceste annee merueilleusem(e1)t pl(us) (q1) oncques mais (et) l(o1)g t(e1)ps a quil<text:line-break/>ne fist aussi perilleux (et) d(a1)gereux cheuaucher c(o1)me il a fait tout<text:s/>liuer pour<text:line-break/>les berglatz et neiges (q2) l(o1)guem(e1)t dure chascun de vo(us) scait cecy estre bray<text:line-break/>c(o1)me leu(a1)gille pourquoy ne vous d(o1)nez merueilles de la l(o1)gue demouree<text:line-break/>de haresme mais esmerueillez vo(us) aincoys c(o1)m(e1)t il peult venir mesmem(e1)t<text:line-break/>(q1) le chemin est très long iusques a sa maison si vo(us) prie (q1) le vueillez tenir<text:line-break/>pour excuse (et) mesmes il vo(us) en prie car auiourduy iay disne auec luy (et) leur<text:line-break/>n(o1)ma le lieu cestassauoir la ville ou il auoit este. Et pourt(a1)t dist<text:s/>il disposez<text:line-break/>vo(us) ceste sepmaine de venir a c(o1)fesse et c(o1)paroir demain a la procession c(o1)<text:line-break/>me il est de coustume et ayez pati(e1)ce ceste fois l(a1)nee qui vi(e1)dra se dieu plaist<text:line-break/>sera plus doulce parquoy il vi(e1)dra plus tost ainsi (q2)l a dusaige chascun an.<text:line-break/>Ainsi m(o1)seigneur le cure trouua le moyen de excuser sa simplesse (et) ignor(a1)<text:line-break/>ce et leur donna la benedicti(o1) (sol) disant priez dieu pour moy et ie prieray dieu<text:line-break/>pour vo(us). Ainsi desc(e1)dit de son prosne (et) sen alla a sa maison<text:s/>appo(i1)ter son<text:line-break/>boys (et) ses palmes pour les faire l(e1)demain seruir a la processi(o1) (et) fut tout.</text:p>
      <text:h text:style-name="Titre1" text:outline-level="1">(pdm) La.xc.nouuelle dung b(o1) marchant de brebant.</text:h>
      <text:p text:style-name="P184"><text:span text:style-name="T185">D</text:span>Our acroistre et employer mon nombre des nouuel(-)<text:line-break/>les (q1) iay promises compter (et) descripre (sol) i(e1) mettray icy<text:line-break/>vne d(o1)t la venue est fresche au pays de breb(a1)t (q2) est cel<text:line-break/>luy du m(o1)de ou les b(o1)nes au(a1)tures adui(e1)n(e1)t le plus<text:line-break/>souu(e1)t auoit vng b(o1) et loyal march(a1)t de qui sa f(e1)me<text:line-break/>estoit très fort malade et gisante pour la griefuete de<text:line-break/>son mal c(o1)tinuellem(e1)t sans hab(a1)donner le lict se b(o1)<text:line-break/>homme voy(a1)t sa b(o1)ne f(e1)me ainsi attaincte (et) languis<text:line-break/>sante menoit la plus douloureuse vie du m(o1)de tant marry et desplaisant<text:line-break/><text:soft-page-break/>estoit (q2)l ne pouuoit pl(us) et auoit gr(a1)t double que la mort ne l(e1) fist quitte en<text:line-break/>ceste dole(a1)ce pseuer(a1)t (et) doubt(a1)t la (p3)dre se vint r(e1)dre pres delle (et) luy d(o1)noit<text:line-break/>esper(a1)ce de garison et la rec(o1)fortoit au mieulx (q2)l scauoit ladm(o1)nestant de<text:line-break/>penser au sauluem(e1)t de son ame. Et apres (q2)l eut aulc(u1) petit de t(e1)ps deuise<text:line-break/>auec elle (et) fine ses adm(o1)nestem(e1)s et exortations luy cria mercy en luy req(-)<text:line-break/>rant (q2) saulcune chose luy auoit meffait qui fust par elle pard(o1)ne entre les<text:line-break/>cas ou il sentoit lauoit courroucee luy declaira comm(e1)t estoit bi(e1) recors (q2)l<text:line-break/>lauoit troublee plusieurs fois (et) tres souu(e1)t de ce (q2)l nauoit bes(o1)gne sur son<text:line-break/>harnois (q1) len peult bi(e1) appeller cuyracher toutes les fois (q1)lle eust bi(e1) vou(-)<text:line-break/>lu (et) mesmes (q1) bi(e1) le scauoit dont très humblem(e1)t requeroit pard(o1) et mer<text:line-break/>cy. Et la pouure malade ainsi quelle pouuoit (p3)ler luy pard(o1)noit les petis<text:line-break/>cas (et) legiers mais ce derrier ne pard(o1)noit elle point voulentiers sans sca(-)<text:line-break/>uoir<text:s/>les raisons qui auoi(e1)t meu et induyt son mary a non luy fourbir son<text:line-break/><text:span text:style-name="pb">[n.p.]</text:span><text:line-break/>harnoys qu(a1)t mesmes il scauoit bien que cestoit le plaisir delle et quelle ne<text:line-break/>apetoit aultre chose ne dem(a1)doit. C(o1)m(e1)t dist il voulez vous mourir sans<text:line-break/>pardonner a ceulx qui vo(us) ont meffait. Ie suis bi(e1) cont(e1)te de le pard(o1)ner (sol)<text:line-break/>mais ie vueil scauoir (q2) vous a meu aultrem(e1)t ie ne le pard(o1)neray point.<text:line-break/>Le bon mary pour trouuer moy(e1) dauoir pard(o1) cuyd(a1)t bi(e1) faire la beson(-)<text:line-break/>gne luy c(o1)menca a dire. Mamyebo(us) scauez bien (q1) par plusieurs foys auez<text:line-break/>este malade (et) deshaitee c(o1)bi(e1) (q1) n(o1)pas tant (q1) maintenant ie vous voy (et) du(-)<text:line-break/>r(a1)t la maladie ie nay iamais tant ose presumer (q1) de vous requerre de ba(-)<text:line-break/>taille ie doubtoye (q2)l ne vo(us) en fust du pire et soyez toute seure (q1) ce (q1) ien ay<text:line-break/>fait amour le ma fait faire. Taises vous m(e1)teur dist ceste pouure paci(e1)te<text:line-break/>oncques ne fus si malade ne si deshaictee pourquoy ie eusse fait reffus de<text:line-break/>c(o1)batre a vous (q1)rez aultre moy(e1) seboullez auoir pardon (sol) car celluy ne vo(us)<text:line-break/>aydera ia (sol) (et) puis (q2)l vo(us) conui(e1)t tout dire mesch(a1)t (et) lasche h(o1)me que vous<text:line-break/>estes (et) aultre ne fustes oncques p(e1)sez vous (q1) en ce m(o1)de soit medecine qui<text:line-break/>plus puisse ayder ne susciter la maladie dentre nous f(e1)mes (q1) la doulce et<text:line-break/>amoureuse opaignie des h(o1)mes (sol) mevoyez vo(us) bi(e1) deffaicte (et) seiche (p3) grief<text:line-break/>uete de mal (sol) aultre chose ne mest necessaire sin(o1) c(o1)paignie de vous. Ha<text:s/>dist<text:line-break/>laultre ie vo(us) gueriray prestement. Il fault sur ce lict (et) besongna le mieulx<text:line-break/>quil peut (et) t(a1)tost quil eut r(o1)pu deux l(a1)ces elle se lieue (et) se mist sur ses piedz<text:line-break/>puis demye heure apres alla par les rues (et) ses voysines (q2) la cuydoient co(-)<text:line-break/>me morte fur(e1)t tres esmerueillez iusques a ce quelle leur dist par (q1)lle voye (et)<text:line-break/>c(o1)ment elle estoit reuiuee quilz dir(e1)t tantost quil ny auoit (q1) ce seul remede<text:line-break/>Ainsi nostre bon march(a1)t aprint a guarir sa f(e1)me qui luy tourna a grant<text:line-break/>preiudice. Car souu(e1)t faignoit estre malade pour recepuoir la medecine.</text:p>
      <text:h text:style-name="Titre1" text:outline-level="1">(pdm) La.xcj.nouuelle de vng h(o1)me (q2) fut marie a vne ieune f(e1)me.</text:h>
      <text:p text:style-name="P186"><text:span text:style-name="T187">A</text:span>Insi que iestoye nagueres en la conte de fl(a1)dres en lune des<text:line-break/>plus grosses villes du pays vng<text:s/>gentil compaign(o1) me fist<text:line-break/>vng ioyeulx c(o1)pte d(u1)g h(o1)me marie de qui sa f(e1)me estoit t(a1)t<text:line-break/>luxurieuse (sol) (et) chaulde sur le potaige (et) t(a1)t publique (q1) a peine<text:line-break/>estoit elle cont(e1)te qu(o1) la coingnast en plaines rues au(a1)t (q1)l(-)<text:line-break/>le ne le fust. Son mary scauoit bien (sol) (q1) de celle c(o1)diti(o1) estoit<text:line-break/><text:soft-page-break/>mais de subtillite pour querir remede a luy d(o1)ner empeschem(e1)t il ne sca(-)<text:line-break/>uoit trouuer t(a1)t estoit a ce iolys mestier rusee. Il la menassoit de la battre<text:line-break/>seulle ou de la tuer mais querez qui le face aut(a1)t eust il proffite a menasser<text:line-break/>vng chi(e1) enraige ou quel(q1) aultre beste. Elle se pourchassoit a tous laz (et) ne<text:line-break/>demandoit (q1) hutin il auoit bien peu dhommes en toute la contree ou elle<text:line-break/>repairoit pour estaindre vne seulle estincelle de son grant feu et quic(o1)ques<text:line-break/>la barguignoit il auoit aussi bien a creance que a argent sec sust h(o1)me bos<text:line-break/>su ou vieulx c(o1)trefait ou aultre quelque deffigurance bref nul ne sen alloit<text:line-break/>sans denrees reporter. Le pouure mary voyant<text:s/>ceste vie continuer (sol) et que<text:line-break/><text:span text:style-name="pb">[n.p.]</text:span><text:line-break/>toutes les menasses ny proffitoyent riens il saduisa (q2)l lespou(e1)teroit (p3) vne<text:line-break/>maniere quil trouua. Qu(a1)t il la peut auoir seulle en sa maison il luy dist.<text:line-break/>Or ca ich(a1)ne ou bietrix ainsi (q2)l lapelloit ie<text:s/>voy bien (q1) vo(us) estes obstinee en<text:line-break/>vostre mesch(a1)ce (et) que quel(q1) menasse (q1) ie vous face ou punition vo(us) n(e1) te(-)<text:line-break/>nez n(o1) plus de c(o1)pte (q1) se ie m(e1) taisoye. Helas m(o1) mary dist elle en b(o1)ne foy<text:line-break/>ien suis la plus marrie (et) trop men deplaist mais ie ny puis mettre remede<text:line-break/>car ie suis nee en telle planette pour estre prestee (et) seru(a1)te aux h(o1)mes. Voi(-)<text:line-break/>re dea dist le mary y estes vous ainsi destinee sur ma foy iay bon remede et<text:line-break/>hastif vo(us) me tuerez donc dist elle<text:s/>aultre remede ny a laissez moy faire dit il<text:line-break/>ie scay bi(e1) mieulx (et) quoy dist elle (q1) ie le saiche par la mort bieu dist il ie vous<text:line-break/>hocheray vng iour tant (q1) ie vo(us) bouteray vng quarteron d(e1)fans ded(a1)s le<text:line-break/>ventre (et) puis ie vous hab(a1)d(o1)neray (sol) (et) les vo(us) laisseray toute seulle nourrir.<text:line-break/>Vous dist elle voire mais ou prins vo(us) nauez pas pour c(o1)m(e1)cer telles me(-)<text:line-break/>nasses (sol) mespouentent bien pou ie ne vous crains de cela pas vng nicquet.<text:line-break/>Se ien desmarche ie veulx (q1) len me tonde en croix (sol) et se il vous semble que<text:line-break/>ayez puissance de ce faire aduancez vous (sol) et c(o1)mencez de ceste heure (sol) ie suis<text:line-break/>preste pour liurer le mosle. Au dyable de telles f(e1)mes dist le mary que l(o1) ne<text:line-break/>peult par quelque voye corriger. Il fut c(o1)traint de la laisser passer sa desti(-)<text:line-break/>nee il se fust plus tost esseruelle (sol) (et) fendu la teste pour la repr(e1)dre (sol) (q1) luy faire<text:line-break/>tenir coy le derriere (sol) parquoy la laissa courre c(o1)me vne lysse entre deux dou(-)<text:line-break/>zaines de<text:s/>chi(e1)s (sol) et acc(o1)plir tous ses voulloirs et desordonnes desirs.</text:p>
      <text:h text:style-name="Titre1" text:outline-level="1">(pdm) La.xcij.nouuelle rac(o1)ptee par m(o1)seigneur de launoy.</text:h>
      <text:p text:style-name="P188"><text:span text:style-name="T189">E</text:span>N la cite de Metz en lorraine auoit puis certain t(e1)ps<text:line-break/>en ca (sol) vne b(o1)ne bourgoyse mariee (sol) (q2) estoit tout oul(-)<text:line-break/>tre de la contrarie de houlette ri(e1)s ne faisoit pl(us) bou(-)<text:line-break/>lentiers (sol) (q1) ce ioly esbatement que chascun scait et ou<text:line-break/>elle pouuoit desployer ses armes elle se m(o1)stroit vail<text:line-break/>lante (sol) et pou redoubt(a1)t les hori(o1)s. Or ent(e1)dez quelle<text:line-break/>chose luy aduint en excercent son mestier elle estoit a(-)<text:line-break/>moureuse d(u1)g gros chanoyne qui auoit plus darg(e1)t<text:line-break/>que vng chien na de pulces. Mais pource (q2)l demouroit en lieu ou les gens<text:line-break/>estoient a toute heure c(o1)me on diroit a vne gueulle bee ou place publicque<text:line-break/>elle ne scauoit c(o1)ment se trouuer auecques son chanoyne. T(a1)t p(e1)sa (et) sub(-)<text:line-break/>tilla a sa besongne quelle saduisa que se descouuriroit a vne sienne voysi(-)<text:line-break/>ne qui estoit sa seur darmes touchant le mestier (et) vsance de sa houllette (sol) et<text:line-break/>luy sembla quelle pourroit aller veoir son chanoyne accompaignee de sa<text:line-break/>boysine sans que len y p(e1)sast nul mal ou suspicion. Ainsi (q1) elle aduisa fut<text:line-break/>faict (sol) (et) c(o1)me se pour vne grosse matiere fust allee vers m(o1)seigneur le cha(-)<text:line-break/><text:soft-page-break/>noyne ainsi honnorablem(e1)t y alla elle acompagnee c(o1)me dit est. Pour le<text:line-break/>faire brief incontinent que noz bourgeoyses furent arriuees apres toutes<text:line-break/><text:span text:style-name="pb">[n.p.]</text:span><text:line-break/>les salutations ce fut la principale memoire que lenclorre auec son amou(-)<text:line-break/>reux chanoyne (et)<text:s/>fist t(a1)t que le chanoyne luy bailla une monture ainsi com<text:line-break/>me il scauoit. La voysine voyant laultre auoir laudience et le gouuerne(-)<text:line-break/>ment du maistre de leans nen eut pas peu denuie et luy desplaisoit moult<text:line-break/>que on ne luy faisoit ainsi comme a laultre au<text:s/>vuyder de la chambre (sol) celle<text:line-break/>qui auoit sa pitance dist a sa voysine. Nous en yrons nous. Voir dist laul<text:line-break/>tre sen va len ainsi selon ne me fait la courtoysie comme a vous (sol) par dieu<text:line-break/>ie accuseray le mesnaige (sol) ie ne suis pas icy venue pour eschauffer la cire.<text:line-break/>Quant len apperceut sa bonne voulente on luy offrit le clerc de ce chanoy(-)<text:line-break/>ne qui estoit vng fort et roide galant et homme pour la tres bien fourbir<text:line-break/>dequoy elle ne tint compte (sol) mais le reffusa de tous point disant que aussi<text:line-break/>bien vouloit auoir le maistre que laultre (sol) aultrem(e1)t ne seroit elle point c(o1)<text:line-break/>tente. Le chanoyne fut contrainct pour sauluer son honneur de saccorder (sol)<text:line-break/>et quant ce fut fait elle voulut bien ad(o1)cques dire a dieu et se partir (sol) mais<text:line-break/>laultre ne le vouloit pas (sol) ains dist toute courroucee que elle qui lauoit ad(-)<text:line-break/>menee (et) estoit celle pour qui lassemblee estoit faicte deuoit estre mieulx par<text:line-break/>tie que laultre et quelle ne se despartiroit point selle nauoit encores vng pi(-)<text:line-break/>cotin dauoyne. Le chanoyne fut bien esbahy quant il entendit ces nouuel(-)<text:line-break/>les et combi(e1) quil priast celle qui vouloit auoir le sucraist toutesfoys ne se<text:line-break/>vouloit elle rendre contente. Or ca dist il de par dieu ie suis content puis (q2)l<text:line-break/>fault que ainsi soit mais ny reuenez plus pour tel pris ie seroye hors de la<text:line-break/>ville. Qu(a1)t les armes fur(e1)t ac(o1)plies ceste damoyselle au sucraist au dire a<text:line-break/>dieu dit a son chanoyne (q2)l failloit d(o1)ner aulcune gracieuse chose pour sou(-)<text:line-break/>uen(a1)ce. S(a1)s se faire trop importuner ne trauailler de requestes. Et aussi<text:line-break/>pour estre deliure ce bon chanoyne auoit vne piece d(u1)g demour(a1)t de cœu(-)<text:line-break/>urechief (q2)l leur d(o1)na (et) la principalle receut le d(o1) ainsi dir(e1)t a dieu. Cest dist<text:line-break/>il ce (q1) ie vous puis maintenant d(o1)ner prenez chascune en gre. Elles ne fu<text:line-break/>r(e1)t guerres loing allees (q1) en plaine rue la voysine qui nauoit eu s(a1)s plus (q1)<text:line-break/>vng picotin dist a sa c(o1)paigne (q1)lle vouloit auoir sa portion de leur don et<text:line-break/>vi(e1) dist laultre ie suis c(o1)tente combi(e1) en<text:s/>voulez vous auoir. Fault il dem(a1)<text:line-break/>der cela dist elle ien doy auoir la moytie (et) vo(us) autant. C(o1)ment osez vo(us) de(-)<text:line-break/>mander dist laultre plus (q1) vo(us) nauez desseruy auez vo(us) point de h(o1)tevous<text:line-break/>scauez bi(e1) que vous nauez este (q1)vne foys au chanoyne (et) moy deux foys (sol) et<text:line-break/>par dieu ce nest pas raison que vous soyez partie aussi au(a1)t que moy. Par<text:line-break/>dieu ien auray autant que vous dit laultre ay ie pas fait m(o1) deuoir aussi<text:line-break/>auant que vous c(o1)ment lentendez vous. Nesse pas aut(a1)t<text:s/>dune foys com(-)<text:line-break/>me de dix et affin que vous congnoissez ma boul(e1)te sans tenir icy halle de<text:line-break/>neant ie vous c(o1)seille que me baillez ma part iustem(e1)t la moytie ou vous<text:line-break/>aurez incontin(e1)t hutin me voulez vo(us) ainsi gouuerner. Voire dea dit sa c(o1)<text:line-break/>paigne y voulez vo(us) proceder darmure de fait (sol) (et) par la puissance dieu vo(us)<text:line-break/><text:span text:style-name="pb">[n.p.]</text:span><text:line-break/>n(e1) aurez fors ce (q2) sera de raison (sol) cestassauoir des troys pars lune (et) iauray<text:line-break/>tout le demour(a1)t nay ie pas eu deux foys plus de paine (q1) vo(us) (sol) ad(o1)c laultre<text:line-break/>haulce (sol) (et) de b(o1) poing charge sur le visaige de sa c(o1)paignie pour (q2) lass(e1)blee<text:line-break/>auoit este faicte (q2) ne le tint pas longuem(e1)t sans r(e1)dre (sol) bref elle sentrebati(-)<text:line-break/>rent tant et de si b(o1)ne maniere (q1)<text:s/>a bien petit quelles ne sentretuer(e1)t (sol) (et) lune<text:line-break/>appelloit laultre ribaulde. Qu(a1)t les g(e1)s de la ruevir(e1)t la bataille des deux<text:line-break/><text:soft-page-break/>c(o1)paignes (q2) peu de t(e1)ps deu(a1)t auoi(e1)t passe par la rue ensemble amoureu(-)<text:line-break/>sem(e1)t fur(e1)t tous esbahys (et) les vindr(e1)t tenir (et) deffaire lune de laultre. Puis<text:line-break/>apres les g(e1)s (q2) la estoient hucher(e1)t leurs marys (q2) vindr(e1)t tantost (et) chasc(u1)<text:line-break/>deulx dem(a1)doit a sa f(e1)me la maniere de leur differ(e1)ce. Chascune c(o1)ptoit a<text:line-break/>son plus beau. Et t(a1)t (p3) leur faulx d(o1)ner a ent(e1)dre sans toucher de ce pour<text:line-break/>quoy la questi(o1) estoit meue les estmeur(e1)t tellem(e1)t l(u1)g c(o1)tre laultre quilz se<text:line-break/>vouloy(e1)t entretuer (sol) mais les serg(e1)s les mener(e1)t refroidir en la prison. La<text:line-break/>iustice voulut scauoir dont estoit procede le fondem(e1)t de la question entre<text:line-break/>les deux femmes. Elles fur(e1)t m(a1)dees et contrainctes de c(o1)fesser (q1) ce auoit<text:line-break/>este pour vne piece de coeuurechief. Les g(e1)s du conseil voy(a1)s (q1) la c(o1)gnois(-)<text:line-break/>sance de ceste cause nappartenoit a ceulx la r(e1)uoyerent deu(a1)t le roy de bor(-)<text:line-break/>deloys t(a1)t pour les merites de la couse (sol) c(o1)me pource que les f(e1)mes estoi(e1)t<text:line-break/>de ses subiectes (sol) et ce pendant le proces les bons marys demourerent en la<text:line-break/>prison attendans la sentence diffinitiue qui pour le nombre infiny deulx<text:line-break/>en est taillee de demourer pendue au clou.</text:p>
      <text:h text:style-name="Titre1" text:outline-level="1">(pdm) La.xciij.nouuelle de vne g(e1)te femme mariee.</text:h>
      <text:p text:style-name="P190"><text:span text:style-name="T191">T</text:span>Andis (q1) iay b(o1)ne audi(e1)ce ie vueil c(o1)pter vng gracieux c(o1)(-)<text:line-break/>pte aduenu au pays de haynault en vng village du pays<text:line-break/>que ie ay n(o1)me auec vne gente f(e1)me mariee (q2) aymoit plus<text:line-break/>chier le cler de sa parroisse d(o1)t elle estoit parroyssi(e1)ne (q1) son<text:line-break/>mary (sol) (et) pour trouuer quel(q1) moy(e1) destre auec son clerc fai(-)<text:line-break/>gnit a son mary (q1)lle deuoit vng pelerinaige a vng sainct<text:line-break/>qui nestoit gueres loig de la (et) (q1) promis luy auoit qu(a1)t elle estoit en trauail<text:line-break/>luy priant quil fust c(o1)tent (q1)lle y allast vng iour (q1)lle n(o1)ma le b(o1) simple ma<text:line-break/>ry (q2) ne se doubtoit de ri(e1) accorda ce pelerinaige (et) pource (q1) le mary demou(-)<text:line-break/>roit seul il luy dist (q1)lle luy aprestast son disner (et) soupper tout ensemble ad(-)<text:line-break/>u(a1)t (q1)lle se partist aultrem(e1)t il proit m(a1)ger a la tauerne. Elle fist son c(o1)m(a1)<text:line-break/>dem(e1)t (et) appresta vng b(o1) poussin (et) vne piece de mout(o1). Et qu(a1)t toutes ces<text:line-break/>preparati(o1)s fur(e1)t faictes elle dist a son mary (q1) tout estoit prest et (q1)lle alloit<text:line-break/>querre de leaue benoiste pour soy partir apres. Elle entra<text:s/>en leglise (et) le pre<text:line-break/>mier h(o1)me (q1) elle trouua ce fut celuy (q1) elle queroit cestassauoir son clerc a (q2)<text:line-break/>elle c(o1)pta les nouuelles c(o1)ment elle auoit congie daller en pelerinaige. (et)c.<text:line-break/>pour toute la iournee mais il y a vng cas dist elle ie<text:s/>suis seure (q1) si tost quil<text:line-break/>me sentira hors de lhostel (q2)l sen pra a la tauerne ou n(e1) retournera iusques<text:line-break/><text:span text:style-name="pb">[n.p.]</text:span><text:line-break/>au vespre bien tard (sol) ie le congnoys tel et pourt(a1)t iayme mieulx demourer<text:line-break/>a lhostel t(a1)dis quil ny sera point (q1) aller hors (et) d(o1)cques vous vous rendrez<text:line-break/>dedans une demye heure autour de nostre hostel (sol) affin (q1) ie vous mette de(-)<text:line-break/>d(a1)s par derriere sil adui(e1)t (q1) m(o1) mary ny soit point (et) sil y est no(us) pr(o1)sfaire<text:line-break/>nostre pelerinaige. Elle vint a lhostel ou<text:s/>elle trouua encore son mary dont<text:line-break/>elle ne tut point c(o1)tente (q2) luy dist. C(o1)ment estes vo(us) encores icy (sol) ie m(e1)vois<text:line-break/>dist elle chausser mes souliers (et) puis ie ne songeray plus gueres (q1) ie ne par(-)<text:line-break/>te. Elle alla au cordon(e1)nier (et)<text:s/>t(a1)dis quelle faisoit chausser ses souliers son<text:line-break/>mary passa par deu(a1)t lhostel du cordou(e1)nier auec vng aultre son voysin (q2)<text:line-break/>alloit de coustume voul(e1)tiers a la tauerne (et) c(o1)bien (q1)lle supposast (q1) pource<text:line-break/>quil estoit c(o1)paigne dudict voysin (q2)l sen allast a la tauerne toutefoys n(e1)<text:line-break/>auoit nulle voulente mais il sen alloit sur le marche pour trouuer encores<text:line-break/>vng b(o1) c(o1)paignon ou deux et les admener disner auec luy au c(o1)m(e1)cem(e1)t<text:line-break/><text:soft-page-break/>quil auoit dau(a1)taige cestassauoir le poussin et la piece de mouton. Or no(us)<text:line-break/>laisser(o1)s icy nostre mary cercher c(o1)paignie (et) retourner(o1)s a celle qui chaus<text:line-break/>soit ses souliers (q2) si tost (q1) ilz fur(e1)t chaussez reuint a lhostel le plus hastiue(-)<text:line-break/>m(e1)t quelle peut ou elle trouua le gentil escolier (q2) faisoit la procession tout<text:line-break/>autour de la maison a (q2) elle dist. M(o1) amy nous sommes les plus heureux<text:line-break/>du m(o1)de car iay veu m(o1) mary aller a la tauerne i(e1) suis seure car il y a vng<text:line-break/>si(e1) sortes (q2) le maine (p3) le bras le(q2)l<text:s/>ne le laissera pas retourner qu(a1)t il voul(-)<text:line-break/>dra (et) pourt(a1)t d(o1)nons no(us) ioye. Le iour est nostre iusques a la nuyt iay ap(-)<text:line-break/>preste vng poussin (et) vne belle piece de mout(o1) d(o1)t no(us) fer(o1)s gouguetes. Et<text:line-break/>sans plus ri(e1)s dire le mist dedans (et) laissa lhuys entrouuert affin (q1) les voy(-)<text:line-break/>sins ne sen doubtass(e1)t. Or retourn(o1)s mainten(a1)t a nostre mary (q2) a trou(-)<text:line-break/>ue deux bons c(o1)paignons auec le premier d(o1)t iay ple lesquelz il admaine<text:line-break/>to(us) pour desc(o1)sire (et) deuorer ce poussin en la c(o1)paignie de beauvin de beaul<text:line-break/>ne ou de meilleur sil est possible d(e1) finer. A larriuer a sa maison il entre le<text:line-break/>premier ded(a1)s et incontin(e1)t (q1) il fut entre il apperceut noz deux am(a1)s (q2) se<text:line-break/>stoy(e1)t mis a faire vng troncon de b(o1) ouuraige. Et qu(a1)t il vit sa f(e1)me qui<text:line-break/>auoit les i(a1)bes leuees (sol) il luy dist (q1)lle nauoit garde de vser ses souliers (et) que<text:line-break/>sans raison auoit trauaille le cordou(e1)nier puis (q1)lle vouloit faire son pele<text:line-break/>rinaige (p3) ycelle<text:s/>maniere. Il hucha ses c(o1)paign(o1)s (et) dist. Messeig(n1)rs regar(-)<text:line-break/>dez (q1) ma femme ayme mon proffit de peur (q1)lle ne vse ses beaulx souliers<text:line-break/>neuez elle chemine sur son doz il ne la pas telle qui veult. Il pr(e1)t vng petit<text:line-break/>de ce poussin (et) luy dist (q1)lle parfist son pelerinaige puis ferma lhuys (et) la lais(-)<text:line-break/>sa auec son clerc sans luy aultre chose dire (et) sen alla a la tauerne dequoy il<text:line-break/>ne fut pas t(a1)ce au retourner (sol) ne les aultres foys aussi qu(a1)t il y alloit pour(-)<text:line-break/>ce (q2)l nauoit ri(e1) ou pou parler de ce pelerinaige (q2) sa f(e1)me auoit faict a lho(-)<text:line-break/>stel auecques son amoureux le clerc de sa parroisse.</text:p>
      <text:h text:style-name="Titre1" text:outline-level="1">(pdm) La.xciij.nouuelle dung cure qui pourtoit courte robbe.</text:h>
      <text:p text:style-name="figure"><text:span text:style-name="pb">[n.p.]</text:span><text:line-break/>&lt;ATTimage&gt;</text:p>
      <text:p text:style-name="P192"><text:span text:style-name="T193">E</text:span>S marche de pis<text:line-break/>cardie ou diocese<text:line-break/>de therouenne a(-)<text:line-break/>uoit puis an et de(-)<text:line-break/>my en ca ou enuir(o1) vng g(e1)<text:line-break/>til cure demour(a1)t en la b(o1)(-)<text:line-break/>ne vile (q2) faisoit du gorgias<text:line-break/>tout oultre il portoit robbe<text:line-break/>courte chausses tirees a la<text:line-break/>facon de court t(a1)t gaillard<text:line-break/>estoit que l(e1) ne pourroit pl(us)<text:line-break/>qui nestoit pas pou desclan(-)<text:line-break/>dre aux g(e1)s deglise. Le pro(-)<text:line-break/>moteur or therouenne qui<text:line-break/>telle maniere de gens appel<text:line-break/>pelloyt le grant dyable soit<text:line-break/>informe du gouuernem(e1)t<text:line-break/>de(r1)e gentil cure (sol) il le fist citer pour le corriger (sol) (et) luy faire muer ses meurs.<text:line-break/>Il comparut es habitz cours c(o1)me sil ne tenist c(o1)pte du promoteur cuid(a1)t<text:line-break/><text:soft-page-break/>par adu(a1)ture que pour ses beaulx yeulx on le deliurast (sol) mais ainsi nauint<text:line-break/>pas car qu(a1)t il fut deu(a1)t m(o1)seigneur lofficial (et) sa partie le promoteur luy<text:line-break/>compta sa legende au long (sol) (et) demanda (sol) (p3) sa conclusi(o1) que ses habillem(e1)t<text:line-break/>(et) aultres menues manieres de faire luy fuss(e1)t deff(e1)dues et auec ce quil fust<text:line-break/>cond(a1)pne a payer certaines am(e1)des. M(o1)seig(n1)r loficial voyant a ses yeulx<text:line-break/>que tel estoit nostre cure que on luy baptisoit luy fist les deff(e1)ces sur les pei(-)<text:line-break/>nes du can(o1) que plus ne se desquisast en telle maniere (q2)l auoit fait et quil<text:line-break/>portast longues robbes et cheueulx longs (et) auec ce le c(o1)d(a1)pna a payer vne<text:line-break/>bonne s(o1)me dargent il promist que ainsi le feroit il (et) que plus ne seroit cite<text:line-break/>pour telle chose (sol) Il print c(o1)gie au promoteur et retourna a sa cure (et) si tost<text:line-break/>(q2)l y fut venu il fist hucher le drappier et le cousturier si fist tailler vne robbe<text:line-break/>(q2) luy trainoit pl(us) de trois quartiers dis(a1)t au cousturier les nouuelles de the(-)<text:line-break/>rou(e1)ne c(o1)ment cestassauoir quil auoit este reprins de porter courte robbe (et)<text:line-break/>que on luy auoit charge de la porter longue. Il vestit ceste robbe longue et<text:line-break/>laissa croistre ses cheueulx de sa teste et sa barbe (sol) (et) en cest estat seruoit la par(-)<text:line-break/>roisse ch(a1)toit messe (et) faisoit les aultres choses appartenans a cure. Le pro<text:line-break/>moteur fut arriere aduerty comment son cure se gouuernoit oultre la rei(-)<text:line-break/>gle et b(o1)ne (et) honneste conuersation de prestres lequel le fist citer comme de(-)<text:line-break/>uant (et) ilz se comparut en ces longs habitz. Quelle cy dist m(o1)seig(n1)r loffi(-)<text:line-break/>cial quant il fut deuant luy il semble que vo(us) tr(o1)pez des estatus (et) ordonn(a1)<text:line-break/>ces de leglise (sol) voyez vo(us) po(i1)t c(o1)me les aultres prestres sabill(e1)t se ce ne fust<text:line-break/><text:span text:style-name="pb">[n.p.]</text:span><text:line-break/>pour lamour de voz bons amys ie vo(us) feroye affubler la prison de ceans.<text:line-break/>Commeut m(o1)seigneur dist nostre cure ne mauez vous pas<text:s/>charche de poi(-)<text:line-break/>ter l(o1)gue robbe (et) longs cheueulx fais ie point ainsi que vous mauez c(o1)m(a1)<text:line-break/>de nest pas ceste robe assez l(o1)gue mes cheueulx s(o1)t ilz pas l(o1)gs (q2) voulez vo(us)<text:line-break/>(q1) ie face. Ie vueil dist m(o1)seigneur lofficial (et) si<text:s/>vous c(o1)mande q vo(us) portez<text:line-break/>robe (et) cheueulx a demy l(o1)gz ne trop ne pou (et) pour ceste gr(a1)de faulte ie vo(us)<text:line-break/>cond(a1)pne a payer dix liures dam(e1)de au promoteur vint liures a lafabriq<text:line-break/>de ce(a1)s et aut(a1)t a monseigneur de therou(e1)ne a<text:s/>conuertir a son aulmosne.<text:line-break/>Notre cure fut bi(e1) esbahy mais touteffois il faillit (q2)l passast par la il pr(e1)t<text:line-break/>congie et sen reuint en sa maison bien pensant comment il pourroit sub(-)<text:line-break/>tiller pour garder sa sentence de monseigneur lofficial. Il manda le<text:s/>coustu<text:line-break/>rier a qui il fist tailler vne robbe l(o1)gue d(u1)g coste c(o1)me celle d(o1)t no(us) au(o1)s (p3)<text:line-break/>le et couuerte comme la premiere de laultre coste puis il se fist barber du co(-)<text:line-break/>steau la barbe estoit courte en ce point alloit (p3) les rues et faisoyt son diuin<text:line-break/>office et combien quon luy dist (q1) cestoit mal faict touteffois si n(e1) tenoit il<text:line-break/>c(o1)pte. Le promoteur en fut encores aduerty (et) le fist citer c(o1)me deuant il c(o1)<text:line-break/>parut dieu scet comm(e1)t m(o1)seigneur lofficial fut mal c(o1)t(e1)t a peine quil ne<text:line-break/>soilloit de son siege hors du sens qu(a1)t il regardoit (sol) son cure estre habille en<text:line-break/>guyse de mommeur se les aultres deulx fois auoit este bien rachasse (sol) il fut<text:line-break/>encores mieulx ceste cy et c(o1)damyne a belles grosses amendes. Lors nostre<text:line-break/>cure se voyant ainsi de plume de amendes (sol) et de cond(a1)pnations dist a m(o1)<text:line-break/>seigneur lofficial. Il me semble faulue vostre reuerence que iay faict vostre<text:line-break/>comm(a1)dem(e1)t (sol) et entendez moy ie vous en diray la raison. Ad(o1)c il couurit<text:line-break/>sa barbe longue de sa main (q2)l est(e1)dit fus et puis dist se vous voulez ie nay<text:line-break/>point de barbe (sol) puis mist sa main de laultre le couurant la partie tondue<text:line-break/>ou rasee en (sol) disant. Se vous voulez iay l(o1)gue barbe esse pas ce que mauez<text:line-break/>commande.<text:s/>M(o1)seigneur lofficial voy(a1)t (q1) cestoit vng vray trompeur (et) quil<text:line-break/><text:soft-page-break/>se tr(o1)poit de luy fist venir le barbier et le paramentier et deuant tous les<text:line-break/>assist(e1)s luy fist faire sa barbe (et) cheueulx (et) puis coupper sa barbe de l(o1)gueur<text:line-break/>(q2)l estoit de mestier (et) de rais(o1) puis le r(e1)uoya a sa cure ou il se c(o1)duit haute(m1)t<text:line-break/>en ma(i1)ten(a1)t ceste derriere maniere (q1) il auoit aprise a la sueur de sa bourse.</text:p>
      <text:h text:style-name="Titre1" text:outline-level="1">(pdm) La.xcv.nouuelle racomptee (sol) par monseigneur de villiers.</text:h>
      <text:p text:style-name="P194"><text:span text:style-name="T195">C</text:span>Omme il est<text:s/>assez de coustume dieu mercy quant en<text:line-break/>plusieurs c(o1)munaultez de religi(o1)s y a de b(o1)s c(o1)pai(-)<text:line-break/>gn(o1)s aulmoins qu(a1)t au ieu des bas instrumens au<text:line-break/>propos nagueres auoit en vng couu(e1)t de paris vng<text:line-break/>tres b(o1)frere prescheur qui auoit de coustume de visi(-)<text:line-break/>ter ses voisins. Vng iour il choisit vne tres belle fem(-)<text:line-break/>me (q2) estoit sa prochaine voisine ieune (et) en b(o1) point (et)<text:line-break/>sentre aymoi(e1)t (et) la ieune femme estoit mariee<text:line-break/><text:span text:style-name="pb">[n.p.]</text:span><text:line-break/>nou(-)uellem(e1)t a vng b(o1) c(o1)paign(o1) (et) deuint ce maistre moyne tresbi(e1) amoureux<text:line-break/>delle (et) ne cessoit desplucher (et) sutilier voyes (et) moyes pour paruenir a ses at<text:line-break/>tainttes qui a dire en gros et en brief estoient pour faire cela que vous sca(-)<text:line-break/>uez. Or disoit ce maistre moine ie feray ainsi or conclut aultrement. Tant<text:line-break/>de propos luy venoient en la teste quil ne scauoit sur quoy carrester trop<text:line-break/>bien disoit il que le langaige nestoit point de abatre car elle est trop bonne<text:line-break/>et trop seure force mest que se ievueil paruenir a mes fins que par cautelle<text:line-break/>et<text:s/>deception ie la gaigne. Or escoutez dequoy le larr(o1) saduisa c(o1)ment frau(-)<text:line-break/>duleusem(e1)t la pouure beste attrappa et son desir tres desn(o1)neste comme il<text:line-break/>proposa ac(o1)plir. Il faignit vng iour mal en vng doy celluy d(e1)pres le<text:line-break/>poulce qui est le premier des quatre en la main destre et de faict lenuelopa<text:line-break/>de draps linges (sol) et le dora daulc(u1)s oignem(e1)s tres fort sent(a1)s (et) en ce point<text:line-break/>se tint vng iour ou deux touiours se m(o1)str(a1)t aual son eglise deu(a1)t la des(-)<text:line-break/>susdicte (et) dieu<text:s/>scet sil faisoit bi(e1) la douleur. La simplette le regardoit en pi<text:line-break/>tie (sol) et voyant bien a sa c(o1)ten(a1)ce que il auoit gr(a1)t douleur (sol) et pour la grant<text:line-break/>pitie quelle en eut luy demanda son cas et le subtil regard luy c(o1)pta si tres<text:line-break/>piteusem(e1)t (q2)l sembloit mieulx hors du sens que aultrem(e1)t. Ce iour ce pas(-)<text:line-break/>sa et a lendemain enuiron lheure de bespres que la b(o1)ne femme estoit a lho<text:line-break/>stel seullette ce paci(e1)t la vient trouuer auant de soye (sol) et aupres delle se mect<text:line-break/>faisant si tres bien le mallade que nul ne leust iugie en tres grant d(a1)gier or<text:line-break/>se viroit vers la fenestre mainten(a1)t vers la f(e1)me t(a1)t destranges manieres<text:line-break/>il faisoit (q1) vous fussiez esbahy (et) abuse a le veoir. Et la simplette qui toute<text:line-break/>pitie en auoit a peine (q1) les larmes ne luy failloi(e1)t et le c(o1)fortoit au mieulx<text:line-break/>que elle pouuoit. Helas frere henry auez vous parle au medecins telz (sol) (et) telz.<text:line-break/>Ouy certes mamye disoit il (sol) il nya medecin ne cirurgien en paris qui nayt<text:line-break/>veu mon cas. Et quen disent ilz souffrirez vo(us) l(o1)guem(e1)t ceste douleur (sol) he(-)<text:line-break/>las ouy voire encore pl(us) la mort se dieu ne mayde. Car en m(o1) faict na que<text:line-break/>vng seul remede et iaymeroye autant a peine mourir que le desceler. Car il<text:line-break/>est moins (q1) bien honneste et tout estr(a1)ge de ma profession. Comment dea<text:line-break/>dist la pouurette puis quil y a remede et nest ce pas mal faict et peche avo(us)<text:line-break/>de vo(us) laisser ainsi passi(o1)ner si est en verite ce me semble vo(us) vo(us) mettez en<text:line-break/>dangier de perdre sens et entendem(e1)t<text:s/>a ce que ie voy vostre douleur si as(p1)(-)<text:line-break/>et si terrible. Par dieu bien aspre (et) bien terrible est elle dist frere h(e1)ry. Mais<text:line-break/><text:soft-page-break/>quoy dieu la ma enuoyee loue soit ie presebi(e1) la maladie en gre (et) auray en<text:line-break/>paci(e1)ce (et) suis tout asseure dat(e1)dre la mort car cest le vray remede de ce voire<text:line-break/>excepte vng d(o1)t ie vous ay parle qui me gueriroit t(a1)tost (sol) mais quoy com<text:line-break/>me ie vo(us) ay dit (sol) ie noseroye dire (q2)l il est qu(a1)t aisi feroit (q2)l me seroit force a<text:line-break/>a deceler ce que cest (sol) ie nauroye point le vouloir de lacc(o1)plir. Et par sainct<text:line-break/>martin dist la b(o1)ne femme frere henry il me semble que vous auez tort de<text:line-break/>tenir telz termes et pour dieu dictes moy quil fault pour vostre guerison<text:line-break/><text:span text:style-name="pb">[n.p.]</text:span><text:line-break/>et ie vous asseure (q1) ie mettray<text:s/>peine (et) diligence de trouuer ce qui y seruira<text:line-break/>pour dieu ne soyes cause de vostre perdicion laissez vous ayder (et) secourir<text:line-break/>or dictes moy que cest et vous verrez se ie ne vous ayderay (sol) si seray (p3) dieu<text:line-break/>me deust il couster plus que vo(us) ne pensez. D(a1)p moyne voy(a1)t la b(o1)nevou<text:line-break/>l(e1)te de sa voisine apres vng gr(a1)t tas descusances (et) de reffus que pour estre<text:line-break/>bref ie trespasse dit a basse voir puis (q2)l vo(us) plaist (q2) ie le die ie vo(us) obeyray<text:line-break/>les medecins m(o1)t tous dit dung accord quen m(o1) faict na que vng seul re(-)<text:line-break/>mede (sol) cest de bouter m(o1) voy malade ded(a1)s le lieu secret dune f(e1)me nette et<text:line-break/>h(o1)neste (et) la le tenir assez b(o1)ne piece a(p1)s le oindre d(u1)g oignem(e1)t d(o1)t il m(o1)t<text:line-break/>baille la recepte vo(us)<text:s/>oyez que cest et pourtant que ie suis de ma nature (et) de<text:line-break/>propre coustume h(o1)teulx iay mieulx ayme endurer (sol) et souffrir iusques icy<text:line-break/>les maulx que iay portez qu(e1) riens dire a personne viu(a1)t vo(us) seulle scauez<text:line-break/>vous mon cas et mal gre moy (sol) helas helas dist la b(o1)ne femme ie ne vous<text:line-break/>ay dit chose que ie ne face (sol) ie vous vueil ayder a guerir (sol) ie suis c(o1)tente (et) me<text:line-break/>plaist bien pour vostre guarison et vo(us) oster de la terrible angoisse qui vo(us)<text:line-break/>tourmente que vous preste lieu pour vouter vostre doy malade. Et dieu le<text:line-break/>vo(us) r(e1)ve damoyselle dist damp moine ie ne vous eusse ose requerir ne aul(-)<text:line-break/>tre mais puis (q2)l vous plaist de me secourir ie ne seray ia cause de ma mort<text:line-break/>Or nous mettons doncques sil vo(us) plaist en quelque lieu secret que nul ne<text:line-break/>nous voye (sol) il me plaist bien dist elle si le mena en vne belle garderobe (et) ser(-)<text:line-break/>ra lhuys (sol) et sur le lict la mist (et) maistre moyne luy lieue ses drappeaux (sol) et en<text:line-break/>lieu du doy de la main bouta son perch(a1)t dur et royde dedans. Et a lentree<text:line-break/>(q2)l fist elle (q2) le sentit si tres gros dist (et) c(o1)m(e1)t vostre doy est il si gros ie nouy<text:line-break/>iamais parler du pareil. En verire dist il ce fait la maladie (q2) en ce point le<text:line-break/>mamis. Vo(us) me c(o1)tez merueilles dist<text:s/>elle. Et durant ses l(a1)gaiges maistre<text:line-break/>moyne ac(o1)plit ce pourquoy si bi(e1) auoit fait le malade (sol) et elle qui sentit. (et)c.<text:line-break/>demanda que cestoit (sol) et il resp(o1)dict que cest le clou de son voy qui est eff(o1)dre<text:line-break/>Je suis demy guery se me semble<text:s/>dieu mercy et la vostre. Et par ma foy ce<text:line-break/>me plaist moult ce dist la dame (q2) lors se leua sevous nestes bien guary si re<text:line-break/>tournez touteffois quil vous plaira car pour vous oster de douleur il nest<text:line-break/>riens que ie ne face et ne soyez plus si honteux que vous<text:s/>aues este pour vo<text:line-break/>stre guarison et sante recouurer.</text:p>
      <text:h text:style-name="Titre1" text:outline-level="1">(pdm) La.xcvj.nouuelle dung simple (et) riche cure de villaige.</text:h>
      <text:p text:style-name="P196"><text:span text:style-name="T197">R</text:span>Acompter ie vous vueil ce quil aduint lautrier a vng sim(-)<text:line-break/>ple cure de village. Ce bon cure auoyt vng chien quil auoit<text:line-break/>nourry et garde que to(us) les aultres chiens du pays passoit<text:line-break/>sur le faict daller en leaue querir le vireton (sol) et a loccasion<text:line-break/>de ce son maistre laymoit t(a1)t quil ne seroit pas legier a ra(-)<text:line-break/>compter combien il en estoit assotte. Aduint toutesfoys ie<text:line-break/><text:soft-page-break/>ne scay par quel<text:s/>cas (sol) ou sil eut trop grant chault. Ou trop gr(a1)t froit<text:line-break/><text:span text:style-name="pb">[n.p.]</text:span><text:line-break/>tou(-)tesfoys il fut malade (et) mourut. Que fist ce bon cure luy qui son presbitere<text:line-break/>auoit tout c(o1)tre le cymetiere. Qu(a1)t il vit son chien trespasse p(e1)sa (q1) grant<text:line-break/>d(o1)maige seroit (q1) vne si saige et b(o1)ne beste demourast sans sepulture (sol) et (q1)<text:line-break/>pourtant fist il une fosse assez pres de lhuys de sa maison (et) la l(e1)fouyt ie ne<text:line-break/>scay pas sil en fist vne de marbre (et) par dessus grauer vne epitaphe si men<text:line-break/>tais. Ne demoura gueres que la mort du b(o1) chien du cure fut par le villa(-)<text:line-break/>ge ann(o1)cee (et) tout espandue (q1) aux aureilles de leuesque du lieu paruint (et) de<text:line-break/>sa sepulture saincte que son maistre luy bailla (sol) si le manda vers luy venir<text:line-break/>par vne belle citation<text:s/>par vng chicaneur. Helas dist le cure (et) quay ie fait (q2)<text:line-break/>suis cite doffice. Qu(a1)t a moy dit le chicaneur ie ne scay (q2)l y a si ce nest pour<text:line-break/>tant (q2) vous auez enfouy vostre chi(e1) en terre saincte ou len mect les corps<text:line-break/>des cresti(e1)s. Ha se p(e1)se le cure cest cela (sol) or luy vint en teste (q2)l auoit mal fait<text:line-break/>(et) que sil se laisse emprisonner quil sera escorsche (sol) car m(o1)seigneur leuesque<text:line-break/>est le plus couuoyteux de ce royaulme (sol) (et) si a gens autour de luy qui scaiu(e1)t<text:line-break/>faire venir leaue au moulin dieu scait comment. Il vint a sa iournee (sol) et de<text:line-break/>plain vont sen alla vers monseigneur leuesque qui luy fist vng grant pro<text:line-break/>logue pour la sepulture du bon chi(e1). Et sembloit a louyr (sol) (q2) le cure eust pis<text:line-break/>fait que dauoir regnie dieu (sol) (et) apres tout son dire il c(o1)manda quil fust me(-)<text:line-break/>ne en la prison. Quant m(o1)seigneur le cure vit quon le vouloit vouter a la<text:line-break/>boiste aux cailloux (sol) il fut plus esbahy que vng camel (sol) (et) requist a m(o1)seig(n1)r<text:line-break/>leuesque quil fust<text:s/>ouy en sa cause (sol) le(q2)l luy accorda. Et deuez scauoir (q2) a ce(-)<text:line-break/>ste calenge estoient grant foison de g(e1)s de bi(e1) (et) de grant facon comme lofi<text:line-break/>cial (sol) les promoteurs (sol) les scribe (sol) notaires (sol) aduocatz (sol) procureurs (et) plusieurs<text:line-break/>aultres lesquelz tous ensemble grant ioye menoient du cas du bon cure (q2)<text:line-break/>a son chien auoit donne la terre saincte. Le cure en sa deffence (et) excuse par<text:line-break/>la en brief (sol) (et) dist. En verite monseigneur se vous eussiez autant congneu<text:line-break/>mon bon chi(e1) a qui dieu pardoint comme iay faict vous ne seriez pas tant<text:line-break/>esbahy de la sepulture que ie luy ay ordonnee c(o1)me vous estes (sol) car son pa(-)<text:line-break/>reil comme ie espere ne fut iamais trouue ne sera et lors commenca a dire<text:line-break/>bausme de son chien (sol) aussi<text:s/>pareillement sil fut bien saige en son viu(a1)t en(-)<text:line-break/>cores se fut plus a sa mort (sol) car il fist vng tresbeau testam(e1)t (sol) (et) pource que il<text:line-break/>scauoit vostre necessite et indigence il vous ordonna cinquante escus dor<text:line-break/>que ie vous aporte. Si les tira<text:s/>de son sein (et) les bailla a leuesque lequel les<text:line-break/>receut boul(e1)tiers (sol) et lors loua et approuua les sens du baill(a1)t chi(e1) ensem(-)<text:line-break/>ble son testament et la sepulture quil luy bailla.</text:p>
      <text:h text:style-name="Titre1" text:outline-level="1">(pdm) La.xcvij.nouuelle dune assemblee de bons compaignons.</text:h>
      <text:p text:style-name="P198"><text:span text:style-name="T199">A</text:span>Duint naguieres que estoit vne assemblee de bons c(o1)paignons<text:line-break/>faisans b(o1)ne chiere en la tauerne et buuans dautant. Et quant<text:line-break/>ilz eurent beu et mange et faict si bonne chiere iusques a louer<text:line-break/>dieu et aussi vsqz ad hebreos la plus part et quilz eurent compte<text:line-break/><text:span text:style-name="pb">[n.p.]</text:span><text:line-break/>et paye leur escot (sol) les aulcuns commencerent a dire c(o1)ment nous ser(o1)s fe(-)<text:line-break/>stoyez de noz femmes quant nous retourner(o1)s a lhostel (sol) dieu scait (q1) nous<text:line-break/>ne serons pas excommuniez (sol) on parlera bien a noz barbes. Nostre dame<text:line-break/>dist l(u1)g ie crains bien a my trouuer (sol) ainsi maist dieu dist laultre aussi fais<text:line-break/><text:soft-page-break/>ie moy (sol) ie suis tout seur douyz la passion (sol) pleust a dieu que ma femme fust<text:line-break/>muette (sol) ie buuroys trop plus hardym(e1)t que ie ne fais. Ainsi disoyent tre(-)<text:line-break/>stous (sol) fors lung deulx qui estoit bon compaign(o1) qui leur alloit dire. Et c(o1)<text:line-break/>ment beaulx seigneurs vous estes tous bien malheureux qui aduez tous<text:line-break/>chascun femme qui si fort vous reprent daller a la tauerne (sol) et est tant mal<text:line-break/>contente que vous buuez. Par ma foy dieu mercy la mienne nest pas telle.<text:line-break/>Car si ie buuoye dix voirres cent foys le iour si nest ce pas assez a son gre (sol)<text:line-break/>brief ie ne vis oncques quelle neust voulu (q1) ieusse plus veu la moytie. Car<text:line-break/>quant ie reuiens de la tauerne elle me soubhaicte tousiours le demourant<text:line-break/>du tonneau auecques si nesse pas signe que ie boiue assez a son gre. Qu(a1)t<text:line-break/>ses compaignons ouyrent ceste conclusion ilz se prindr(e1)t a rire (sol) (et) louerent<text:line-break/>beaucoup son c(o1)pte et sur ce sen allerent tous chascun en sa chascune. No<text:line-break/>stre bon compaignon qui ce compte auoit fait sen vint a lhostel ou il trou<text:line-break/>ua pou paisible sa femme toute preste a tencer qui de si loing quelle le vit<text:line-break/>venir commenca la souffrance acoustumee (et) de faict c(o1)me elle souloit luy<text:line-break/>souhaicta le demourant du vin du tonneau ded(a1)s le v(e1)tre. La vostre mer(-)<text:line-break/>cy mamye dist il encores aduez meilleure coustume que les aultres f(e1)mes<text:line-break/>de ceste ville elles enraigent de ce que leurs marys boyuent ne tant ne qu(a1)t<text:line-break/>et vous dieu le vous rende vouldriez bi(e1) que ie beusse tousiours ou vne b(o1)<text:line-break/>ne foys qui tousiours durast. Je ne scay dist elle que ie vouldroye sin(o1) que<text:line-break/>ie prie a dieu que tant beuuez vng iour que creuer en puissez. Comme ilz se<text:line-break/>deuisoyent ainsi doulcement que vous oyez le pot a la poree qui sur le feu<text:line-break/>estoit commence a sen fuyr par dessus pource que trop aspre feu auoit (et) le<text:line-break/>bon homme qui voyoit que sa f(e1)me ny mettoit point la main luy dist. Et<text:line-break/>ne voyez vous dame ce pot qui sen fouyt. Et elle qui encores rappaisee ne<text:line-break/>stoit respondict (sol) si fais rire ie le voy bien. Or le haulcez dieu vous mette en<text:line-break/>mal en. Si feray ie dist elle ie le haulceray ie le metz a douze deniers (sol) voyre<text:line-break/>dist il dame elle la responce haulces ce pot de par dieu. Et bien dist elle ie le<text:line-break/>metz a<text:s/>sept solz esse assez hault. Hen hen dist il (sol) et par sainct iehan ce ne se(-)<text:line-break/>ra pas sans troys coups de baston. Et il choysit vng gros baston et en des<text:line-break/>charge de toute sa force sur le doz de ma damoyselle en disant ce marche<text:line-break/>vous demeure. Et elle commence a crier a larme tant que les voysins se<text:line-break/>assemblerent qui demander(e1)t que cestoit et le bon h(o1)me rac(o1)pta lhystoire<text:line-break/>c(o1)me elle alloit dont ilz rirent trestous fors elle a (q2) le marche demoura.</text:p>
      <text:h text:style-name="Titre1" text:outline-level="1">(pdm) La.xcviij.nouuelle dung cheualier de ce<text:s/>royaulme (sol) le(-)<text:line-break/>quel auoit de sa femme une belle fille.</text:h>
      <text:p text:style-name="p"><text:span text:style-name="pb">[n.p.]</text:span></text:p>
      <text:p text:style-name="P200"><text:span text:style-name="T201">A</text:span>Duint nagueres es marches et mettes de france entre les<text:line-break/>aultres nobles auoit vng cheualier riche (et) noble tant par<text:line-break/>lancienne noblesse de ses predecesseurs comme par ses pro<text:line-break/>pres nobles<text:s/>et vertueux faictz lequel cheualier de sa f(e1)me<text:line-break/>espousee il auoit eu seullem(e1)t vne fille (q2) estoit tres belle et<text:line-break/>tres adressee pucelle c(o1)me a son estat appartenoit aagee de<text:line-break/>quinze a seize ans ou enuiron. Ce b(o1) et noble cheualier voyant sa fille estre<text:line-break/>assez aagee (sol) habille (sol) il eut tres gr(a1)t voul(e1)te de la d(o1)ner a vng cheualier son<text:line-break/>voysin (sol) n(o1) toutesfoys t(a1)t noble de par(e1)taige c(o1)me de grosses puissances (et)<text:line-break/>richesses t(e1)porelles auecques ce aussi aage de.lx.a.lxxx. ans ou enuir(o1). Ce<text:line-break/>vouloir r(a1)ge auec(q1)s le pere de la fille d(o1)t iay parle (sol) (q1) iamais ne cessera ius<text:line-break/><text:soft-page-break/>ques a ce (q1) les ali(a1)ces (et) promesses fur(e1)t faictes entre luy (et) sa f(e1)me mere de<text:line-break/>sa fille et ledict ancien cheualier touch(a1)t le mariage de luy auec ladicte fille<text:line-break/>(q2) des assemblees promesses (et) traictez ne scauoit ri(e1)s ne ny p(e1)soit aulcune(-)<text:line-break/>ment. Assez prochain de lhostel de celluy cheualier pere de la pucelle auoit<text:line-break/>vng aultre cheualier vaill(a1)t (et) preux<text:s/>(sol) riche moy(e1)nem(e1)t n(o1)pas t(a1)t de beau(-)<text:line-break/>coup (q1) laultre anci(e1) d(o1)t iay ple (q2) estoit tres ardamm(e1)t (et) fort embrase de la<text:line-break/>mour dicelle pucelle (sol) (et) pareillem(e1)t elle par la vertueuse (et) noble ren(o1)mee de<text:line-break/>luy en estoit tresfort entachee (sol) c(o1)bi(e1) (q1) en d(a1)gier plassent l(u1)g a lautre. Car<text:line-break/>le pere sen doubtoit (et) leur r(o1)poit les moy(e1)s (et) boyes (q2)l pouuoit (sol) toutesfoys<text:line-break/>il ne les pouoit forclure de l(e1)tiere (et) tres loyalle amour (sol) d(o1)t les deux cueurs<text:line-break/>estoi(e1)t entrelies (et) enlaces. Et qu(a1)t la fortune leur fauorisoit tant (q1) ensem<text:line-break/>ble les faisoit deuiser daultre chose ne tenoy(e1)t leurs deuises c(o1)me de pour<text:line-break/>p(e1)ser le moy(e1) (p3) le(q1)l leur seul (et) souuerain desir pourroit estre ac(o1)ply (p3) legi(-)<text:line-break/>gitime mariage. Or saprocha le tëps (q1) ycelle pucelle deut estre donnee a ce<text:line-break/>seig(n1)r anci(e1). Et le marche luy fut (p3) son pere descouuert (et) assigne le iour (q1)<text:line-break/>elle le deuoit espouser (sol) d(o1)t ne fut pas peu courroucee mais elle p(e1)sa (q2)lle y<text:line-break/>d(o1)neroit remede. Elle enuoya vers son tres chier amy le ieune cheualier (sol) (et)<text:line-break/>luy m(a1)da (q1) il benist celleem(e1)t le pl(us) tost (q1) il pourroit. Et quant il fut venu<text:line-break/>elle luy c(o1)pta les ali(a1)ces faictes delle (et) de laultre anci(e1) cheualier dem(a1)dant<text:line-break/>sur ce conseil affin de tout r(o1)pre (sol) car daultre (q1) de luy ne vouloit point estre<text:line-break/>espousee. Le cheualier luy resp(o1)dit (sol) mamye treschere puis (q1) vostre b(o1)te se<text:line-break/>veult t(a1)t humilier (q1) de moy offrir ce (q1) ie noseroye re(q1)rir sans tres grande<text:line-break/>vergoigne (sol) ie bo(us) remercye (sol) (et) se vo(us) voulez pseuerer en ceste b(o1)ne voul(e1)te (sol)<text:line-break/>ie scay (q1) no(us) deu(o1)s faire. No(us) pr(e1)dr(o1)s (et) assigner(o1)s vng iour (sol) au(q1)l ie vien(-)<text:line-break/>dray en ceste ville bi(e1) acc(o1)paigne de mes amys. Et a certaine heure vo(us) r(e1)(-)<text:line-break/>drez en quel(q1) lieu (q1) vous me direz maintenant (sol) ou ie vous trouueray seul<text:line-break/>le vous m(o1)terez sur m(o1) cheual (sol) (et) vous meneray en m(o1) chasteau. Et puis<text:line-break/>se nous pou(o1)s appaiser m(o1)seigneur vostre pere ou ma dame vostre mere<text:line-break/>nous proceder(o1)s a la c(o1)summati(o1) de noz promesses. La(q1)lle dist (q1) ce estoit<text:line-break/><text:span text:style-name="pb">[n.p.]</text:span><text:line-break/>bien aduise et que elle scauoit comment on si pourroit conuenablement<text:line-break/>conduire. Si luy dist que tel iour (et) telle heure venist en tel lieu ou il la trou(-)<text:line-break/>ueroit et puis feroit tout bien ainsi quil auoit aduise. Le iour de lassigna(-)<text:line-break/>cion vint (et) se comparut le ieune cheualier au lieu ou len luy auoit dit et ou<text:line-break/>il trouua sa dame qui monta sur son cheual (et) picqua fort tant quil eurent<text:line-break/>eslongne la place le b(o1) cheualier craignant que il ne trauaillast sa tresche(-)<text:line-break/>re et parfaicte amye rompit son legier pas (et) fist esp(a1)dre tous ses gens par<text:line-break/>divers chemins pour veoir se quelcun ne les suyuoit point (et) cheuauchoit a<text:line-break/>trauers champs sans tenir voyes ne sentiers le plus doulcement qui pou(-)<text:line-break/>uoit et chargea a ses gens que ilz se trouuassent ensemble tous a vng tres<text:line-break/>gros village quil leur nomma<text:s/>ou il auoit bonne int(e1)cion de repaistre. Ce<text:line-break/>village estoit assez estrange et hors de la commune voye des chemins (et) t(a1)t<text:line-break/>cheuaucherr(e1)t (q2)lz vindrent arriuer au village ou la dedicasse et generalle<text:line-break/>feste du lieu se faisoit a la(q1)lle feste y auoit gens de toutes sortes (et) de moult<text:line-break/>grande facon il entrerent a la meilleure tauerne de tout le lieu et inconti(-)<text:line-break/>nent dem(a1)derent a boire (et) a menger car il estoit tard apres disner et la pu(-)<text:line-break/><text:soft-page-break/>celle si estoit fort trauaillee. Ilz firent faire bon feu et tres bien appoin(-)<text:line-break/>ter a manger pour les gens dudict cheualier qui nestoient pas encores ve<text:line-break/>nus gueres neur(e1)t este en leur hostellerie que voicy venir tout present qua<text:line-break/>tre gros loudiers charretiers ou bouuiers par aduanture encores plus vil<text:line-break/>lains (sol) et entrerent en ceste dicte houstellerie bauldement dem(a1)dans moult<text:line-break/>rigoureusem(e1)t ou estoit la ribaulde que vng ruffien nagueres auoit ame<text:line-break/>nee derriere luy sur son cheual (sol) et quil failloit que ilz beussent auec elle et a<text:line-break/>leur tour la gouuerner. Lhoste qui estoit homme bien congnoissant ledit<text:line-break/>cheualier saichant quainsi nestoit pas que les ribaulx disoient il leur dist<text:line-break/>moult gracieusement que telle nestoit elle pas quil cuydoient par la mort<text:line-break/>bieu disrent ilz se vo(us) ne la nous liurez incontinent nous abbatrons les<text:line-break/>huys (et) lemmenerons par force maulgre voz d(e1)s. Quant le bon hoste ent(e1)(-)<text:line-break/>dit leur rigueur (et) (q1) sa doulce resp(o1)ce ne luy proffitoit po(i1)t leur n(o1)ma le n(o1)<text:line-break/>du cheualier le(q1)l estoyt tres ren(o1)me es marches (sol) mais peu c(o1)gneu de g(e1)s a<text:line-break/>loccasion que tousiours auoit este hors du pays acquerant h(o1)neur (et) ren(o1)(-)<text:line-break/>mee glorieuse es guerres et voyages loingtains leur dist aussi que la f(e1)me<text:line-break/>estoit vne ieune pucelle parente audit cheualier laquelle estoit nee et yssue<text:line-break/>de grant maison de tres noble parantaige. Helas messeigneurs vous pou<text:line-break/>uez dist il sans dangier de vo(us) ne daultruy estaindre (et) passer voz challeurs<text:line-break/>desordonnees auecques plusieurs aultres (q2) a loccasion de la feste de ce vil(-)<text:line-break/>lage sont venues (sol) et non pour aultre chose (q1) pour vo(us) et voz semblables (sol)<text:line-break/>pour dieu laissez en paix ceste noble fille (et) mettez deu(a1)t voz yeulx les gr(a1)s<text:line-break/>dangiers ou vous boutez.pensez a voz vouloirs (et) le grant mal que vous<text:line-break/>voulez c(o1)mettre a petite occasion. Cessez vostre sermon dir(e1)t les loudiers<text:line-break/><text:span text:style-name="pb">[n.p.]</text:span><text:line-break/>tous alumez du feu de concupisc(e1)ce charnelle (et) d(o1)nez nous voye (q1) la puis(-)<text:line-break/>sons sans violence auoir (sol) aultrement vo(us) ferons h(o1)te car en publique icy<text:line-break/>nous lamener(o1)s (et) chasc(u1) de nous quatre en fera son plaisir. Les parolles<text:line-break/>finees le bon hoste monta en la chambre ou le cheualier (et) la bonne pucelle<text:line-break/>estoient (sol) puis hucha le cheualier a part a qui les nouuelles compta lequel<text:line-break/>quant il eut tout bien et constamment entendu sans estre trouble il desc(e1)(-)<text:line-break/>dit garny de son espee parler aux quatre ribaulx leur dem(a1)dant tres doul(-)<text:line-break/>cement quelle chose il leur plaisoit de leur dire (sol) et ainsi rudes et mausades<text:line-break/>quilz estoyent respondirent quilz vouloyent auoir ceste ribaulde que il te(-)<text:line-break/>noit fermee en sa ch(a1)bre et (q1) se doulcem(e1)t ne leur bailloit ilz luy tolliroy(e1)t<text:line-break/>et rauiroyent a son dommaige. Beaulx seigneurs dist le cheualier se vous<text:line-break/>me c(o1)gnoissez bien vo(us) ne me ti(e1)driez pour tel (q2) meine par les ch(a1)ps les f(e1)<text:line-break/>mes telles que vo(us) appellez ceste (sol) oncques ie ne fis telle follie la mercy dieu<text:line-break/>et quant la voul(e1)te me seroit telle que dieu ne vueille iamais ne le feroye<text:line-break/>es marches dont ie suis et tous les miens ma noblesse et nettete de m(o1) cou<text:line-break/>raige ne le pourroit souffrir que ainsi me gouuernasse (sol) ceste femme est vne<text:line-break/>ieune pucelle ma cousine prochaine yssue de bonne maison (et) ie voys pour<text:line-break/>esbatre (et) passer temps doulcem(e1)t la men(a1)t auec moy<text:s/>ac(o1)paignee de mes<text:line-break/>gens lesquelz iacoit se quilz ne soient icy present touteffois vi(e1)dront il tan<text:line-break/>tost (et) ie les attens (et) ne soyez ia si abusez en voz couraiges que ie me repute<text:line-break/>si lasche que ie la laisse villenner (sol) ne souffrir luy faire iniure tant ne quant<text:line-break/>mais la garderay et deff(e1)dray aussi au(a1)t (et) l(o1)guem(e1)t (q1) la vigueur de mon<text:line-break/>corps pourra durer (sol) et iusques a la mort au(a1)t que le cheualier eust finee sa<text:line-break/>parolle les villains platriers luy entrerompir(e1)t en nyant tout premier (q2)l<text:line-break/>fust celluy quil auoit n(o1)me pource quil estoit seul (et) ledit cheualier iamais<text:line-break/><text:soft-page-break/>ne cheuauchoit que en grande compaignie de gens pourquoy luy conseil(-)<text:line-break/>loyent quil baillast ladicte f(e1)me sil estoit saige ou aultrem(e1)t luy roberoy(e1)t<text:line-break/>par force quelque chose quil en peust ensuyuir. Helas qu(a1)t le vaill(a1)t et cou<text:line-break/>raigeux cheualier apperceut (q1) douceur nauoit lieu en ses responces et que<text:line-break/>rigueur et haulteur occupoyent la place il se ferma en son couraige et reso<text:line-break/>lu que les vilains nauroient pas la iouyssance de la pucelle ou il y mour(-)<text:line-break/>roit to(us) en la deffendant pour faire fin lung de ces quatre saduanca de se<text:line-break/>rir de son baston a lhuys de la chambre et les aultres lensuyu(e1)t qui furent<text:line-break/>reboutes vaill(a1)m(e1)t de celluy cheualier et ainsi se comm(e1)ca la bataille qui<text:line-break/>dura assez longuement combi(e1) que les deux parties feussent despareilles (sol)<text:line-break/>ce b(o1) cheualier vainquit et rebouta les quatre ribaulx et ainsi (q1) il les pour<text:line-break/>suiuoit (et) chassoit pour en estre tout au dessus lung de ceulx qui auoit vng<text:line-break/>glayue se vira subit et le darda et lestomac du cheualier (et) le perca de part en<text:line-break/>part (et) du coup incontin(e1)t cheut mort d(o1)t ilz fur(e1)t moult ioyeulx. Ce faict<text:line-break/>lhoste fut par eulx c(o1)trainct de lenfouir au iardin de lhostel sans esclandre<text:line-break/><text:span text:style-name="pb">[n.p.]</text:span><text:line-break/>ne noyse. Quant le bon cheualier fut mort ilz vindrent heurter en la cham<text:line-break/>bre ou estoit la pucelle a qui desplaisoit que son amoureux t(a1)t demouroit<text:line-break/>et bouterent luys tout oultre et si tost comme elle vit les brig(a1)s<text:s/>entrer el(-)<text:line-break/>le iugea que le cheualier estoit mort dis(a1)t (sol) helas ou est ma garde (sol) ou est m(o1)<text:line-break/>seul refuge que est il deuenu dont vient que ainsi me blesse le cueur (sol) et que<text:line-break/>il me laisse icy seullette. Les quattre ribaulx voyant que elle estoit moult<text:line-break/>troublee la cuyderent faulcement et desloyaulment decepuoir par doulce<text:line-break/>parolles en disant que le cheualier si estoit en vne aultre maison (sol) et (q2)l luy<text:line-break/>mandoit quelle y allast auecques eulx et que plus seurement pour cela se<text:line-break/>pourroit garder<text:s/>mais riens nen voulut croire (sol) car le cueur tousiours luy<text:line-break/>iugeoit quilz lauoyent tue si comm(e1)ca a soy dementer (et) de cryer plus ame<text:line-break/>rement que deuant. Quelt cecy dirent ilz que tu nous faictz estrange ma(-)<text:line-break/>niere (sol) cuydes tu que no(us) ne te<text:s/>congnoissons se tu as suspection sur t(o1) ruf(-)<text:line-break/>fien que il ne soit mort tu nes pas abusee nous en auons deliure le pays<text:line-break/>pourquoy soyes toute asseuree que nous quatre aurons tous chascun l(u1)g<text:line-break/>apres laultre ta compaignie. Et a ces motz lung deulx sadu(a1)ce qui la pr(e1)t<text:line-break/>le plus rudement du monde disant quil aura sa compaiguie auant quelle<text:line-break/>luy eschappe. Et quant la pouure pucelle se vit ainsi efforcee (sol) (et) que la doul<text:line-break/>ceur de sop langaige ne luy portoit point de proffit si leur dist (sol) helas messei<text:line-break/>gneurs puis que vostre mauluaise voul(e1)te est ainsi tournee (sol) (et) que tres h(u1)(-)<text:line-break/>ble priere ne vous peult nullement adoulcir aulmoins ayez en vo(us) ceste h(o1)<text:line-break/>nestete de couraige que puis que il fault que avous ie soye habandonnee si<text:line-break/>soit<text:s/>priueem(e1)t. Cestassauoir a l(u1)g sans la presence de laultre. Ilz luy accor<text:line-break/>derent iacoit que ce fut tres enuis (sol) et puis luy fisr(e1)t chosir et pour eslire cel<text:line-break/>luy de eulx quatre (sol) lequel cuydoit estre le plus begnin (sol) doulx (et) courtois<text:s/>elle<text:line-break/>esteut mais de tous il estoit le pire. Ad(o1)cques la chambre fut fermee (sol) et t(a1)(-)<text:line-break/>tost a(p1)s la b(o1)ne pucelle se getta aux piedz dudit ribibault (sol) au(q1)l elle fist plu<text:line-break/>sieurs piteuses rem(o1)str(a1)ces en luy pri(a1)t que il eust pitie de elle mais tous(-)<text:line-break/>iours (p3)seuer(a1)t en malignite dist (q1) il feroit sa vaul(e1)te qu(a1)t elle le vit si tres<text:line-break/>dur (q1) sa priere tresh(u1)ble ue voulloit pas excaulcer elle luy dist. Or ca puis<text:line-break/>(q2)l c(o1)ui(e1)t (q2)l soit ainsi ie suis bi(e1) c(o1)t(e1)te (sol) mais ie vous supplie tresh(u1)blem(e1)t<text:line-break/>(q1) vo(us) cloyes les fenestres affin que no(us) soy(o1)s pl(us) secrettem(e1)t. Il acorda bi(e1)<text:line-break/><text:soft-page-break/>enuis et t(a1)dis (q2)l les cloyoit ladicte. Pucelle print vng petit cousteau (q1) elle<text:line-break/>auoit p(e1)du a sa saincture. Et en faisant vng moult piteulx cry se trancha<text:line-break/>la gorge et rendict son esperit. Et qu(a1)t le dessusdit ribault la vit couchee a<text:line-break/>terre il sen fuyt auecques ses c(o1)paign(o1)s et est a supposer (q1) despuis ilz ont<text:line-break/>este pugnys sel(o1) lexig(e1)ce du pyteux cas. Ainsi finer(e1)t leurs iours les deux<text:line-break/>beaulx amoureux tantost lung apres laultre sans apperceuoir riens des<text:line-break/>ioyeulx plaisirs ou ilz cuydoy(e1)t ensemble viure et durer tout leur temps.</text:p>
      <text:h text:style-name="Titre1" text:outline-level="1">(pdm) La.xcix.nouuelle racomptee par monseigneur.</text:h>
      <text:p text:style-name="figure"><text:span text:style-name="pb">[n.p.]</text:span><text:line-break/>&lt;ATTimage&gt;</text:p>
      <text:p text:style-name="P202"><text:span text:style-name="T203">S</text:span>Il vo(us) plaist descou(-)<text:line-break/>ter auant quil soit pl(us)<text:line-break/>tard tout a ceste heure ma<text:line-break/>petite ratellee et compte a(-)<text:line-break/>brege dung moult vaillant<text:line-break/>euesque du royaulme de ca<text:line-break/>stille ou despaigne (q2) pour<text:line-break/>aulcuus affaires du roy de<text:line-break/>castille son<text:s/>bon maistre (sol) au<text:line-break/>t(e1)ps de ceste hystoire sen al(-)<text:line-break/>loit en court de romme. Ce<text:line-break/>vaillant euesque dont ien(-)<text:line-break/>tens fournir ceste nouuelle<text:line-break/>si vint arriuer vng soir de(-)<text:line-break/>dans vne petite villette au<text:line-break/>pays de l(o1)bardie (et) luy est(a1)t<text:line-break/>arriue au logis par vng b(e1)<text:line-break/>dredy asses de b(o1)ne heure deuers le soir ord(o1)na a son Maistre dhostel de fai<text:line-break/>re apprester son soupper assez de b(o1)ne heure (sol) et que il le tenist le plus aise (q1)<text:line-break/>faire ce pourroit de ce d(o1)t on pourroit recourer en la dessus dicte villette car<text:line-break/>la mercy noble seigneur iesuchrist quoy quil fust gros (sol) gras (sol) et en tres bon<text:line-break/>point et ne se donnast de mauluais temps que bien apoint (sol) et sobrement<text:line-break/>si nen ieusnoit iournee (sol) son maistre dhostel pour luy obeir sen alla au<text:s/>mar<text:line-break/>che et par toutes les poissonnieres de la ville cherca pour trouuer du pois(-)<text:line-break/>son. Mais pour faire le compte brief il n(e1) peut oncques recouurer vng seul<text:line-break/>loppin quel(q1) dilig(e1)ce (q1) luy et son hoste en sceussent faire (sol) daduanture eulx<text:line-break/>retourn(a1)s a lhostel sans poisson trouuerent a vng bon homme des ch(a1)ps<text:line-break/>qui auoit deux b(o1)nes perdrix (sol) et ne dem(a1)doit (q1) march(a1)t (sol) si se pensa le mai<text:line-break/>stre dhostel que sil en pouuoit auoir bon compte que elles ne luy eschappe(-)<text:line-break/>royent pas (sol) et (q1) ce seroit bon pour le dym(e1)che (sol) et que son maistre en feroit<text:line-break/>gr(a1)t feste (sol) il les achepta et en eut bon pris. Il vint vers son maistre ces per<text:line-break/>drix en sa main toutes viues grasses et bien reffaictes et luy c(o1)pta leclipse<text:line-break/>de<text:s/>poisson qui estoyt en la ville dont il ne fut pas trop ioyeulx (sol) (et) luy dist (et) (q1)<text:line-break/>pourr(o1)s no(us) soupper. M(o1)seigneur resp(o1)dit il ie vo(us) feray faire des oeufz<text:line-break/>en plus de c(e1)t mille manieres (sol) vous aurez aussi des p(o1)mes (et) des poires (sol) no<text:line-break/>stre hoste a aussi de b(o1) fourmage (et) bien gras (sol) no(us) vo(us) ti(e1)dr(o1)s bi(e1) aise ayez<text:line-break/><text:soft-page-break/>pati(e1)ce pour meshuy vng soupper est t(a1)tost passe vo(us) serez demain pl(us) ai(-)<text:line-break/>se se dieu plaist nous pr(o1)s en la ville (q2) est trop mieulx empois(o1)nee que ceste<text:line-break/>cy (sol) (et) dim(e1)che vo(us) ne pouez faillir de estre bien disne (sol) car vecy deux perdrix (q1)<text:line-break/>iay pourueues qui sont a bon escient bonnes et bien nourries. Ce maistre<text:line-break/><text:span text:style-name="pb">[n.p.]</text:span><text:line-break/>esuesque se fist bailler ces perdris (et) les trouua telles (q1)lles estoy(e1)t bonnes a<text:line-break/>bon escient (sol) si se p(e1)sa (q1) elles tiendroy(e1)t a son soupper la place du poisson<text:line-break/>que il cuidoit auoir d(o1)t il nauoit point car il n(e1) peut onc(q1)s trouuer (sol) si les<text:line-break/>fist tuer bi(e1)<text:s/>en haste plumer (sol) larder et mettre en broche. Lors le maistre dho<text:line-break/>stel voyant (q2)l les vouloit rostir fut esbahy et dist a son maistre. M(o1)seig(n1)r<text:line-break/>elles sont bonnes tues mais les rostir mainten(a1)t pour le dim(e1)che il ne me<text:line-break/>semble pas b(o1). Ledict maistre dhostel perdoit son temps (sol) car quelque cho(-)<text:line-break/>se quil luy sceust rem(o1)strer si ne le voulut il croire (sol) car elles fur(e1)t mises en<text:line-break/>broche (sol) et rosties. Le bon prestre estoyt la pl(us) part du temps quelles misr(e1)t<text:line-break/>a cuire tousiours pres(e1)t d(o1)t son maistre dhostel ne se scauoit assez esbahyr<text:line-break/>et ne scauoit pas bi(e1) lappetit desordonne de son maistre (sol) (q2)l eust a ceste heu<text:line-break/>re de deuourer ces perdrix (sol) aincoys cuidoit (q2)l le fist pour dim(e1)che les auoir<text:line-break/>pl(us) prestes au disner. Lors les fist ainsi habiller (sol) et quant elles fur(e1)t (p1)stes (et)<text:line-break/>rosties la table couuerte (sol) et le vin apporte oeufz en diuerses fac(o1)s habillez<text:line-break/>(et) mys en point si sassist le prelat (et) le benedicite dit dem(a1)da lesdictes perdrix<text:line-break/>auec la moustarde. Son maistre dhostel desirant scauoir que son maistre<text:line-break/>vouloit faire de ces perdrix (sol) si les luy mist deu(a1)t luy toute ben(a1)tes de la bro<text:line-break/>che ard(a1)tes vne fumee arromati(q1) asses pour faire venir leaue a la bouche<text:line-break/>d(u1)g friant et b(o1) euesque dassaillir ces perdrix (et) desmembrer d(e1)tree la meil<text:line-break/>leure (q2) y fust et c(o1)menca a tr(e1)cher et m(a1)ger (sol) car tant auoit haste (q1) oncques<text:line-break/>ne d(o1)na loysir a son escuyer qui deuant luy trenchoit (q1) il eust mis son pain<text:line-break/>ne ses cousteaulx appoint. Qu(a1)t ce maistre dhostel vit son maistre sarra(-)<text:line-break/>cher a ces perdrix il fut bi(e1) esbahy et ne se peult taire ne tenir de luy dire (sol) ha<text:line-break/>m(o1)seig(n1)r et que faictes vo(us) (sol) estes vous iuif ou Sarrazin (q2) ne gardez aul<text:line-break/>trement le vendredy (sol) (p3) ma foy ie me d(o1)ne gr(a1)t merueille de vostre fait. Le<text:line-break/>stoy testoy dist le b(o1) prelat qui auoit toutes les mains grasse (et) la barbe aus<text:line-break/>si de ces perdrix. Tu es beste et ne scais que tu dis ie ne faitz<text:s/>point de mal.<text:line-break/>Tu scais et c(o1)gnois bien (q1) (p3) parolles moy et to(us) aultres prestres faisons<text:line-break/>dune hostie qui nest que de bled (et) de eaue le precieulx corps de iesucrist (sol) et ne<text:line-break/>puis ie d(o1)cques pas par plus forte raison moy qui t(a1)t ay veu<text:s/>de choses en<text:line-break/>court de r(o1)me (sol) (et) en tant de diuers lieux scauoir par parolles faire c(o1)uertir<text:line-break/>ces perdrix (q2) est chair en poisson (sol) iacoit ce (q1)lles reti(e1)n(e1)t la forme de perdrix<text:line-break/>si faitz dea maintes iournees sont passees (q1) ien scay bi(e1) la pratique. Elles<text:line-break/>ne furent pas si tost mises a la broche que par les parolles que ie scay (sol) ie les<text:line-break/>charme tellem(e1)t que en substance de poisson se conuertirent et en pourriez<text:line-break/>trestous qui cy estes manger comme moy sans peche (sol) mais pour lymagi(-)<text:line-break/>nation que vous en pourriez prendre (sol) elles ne vous feroyent ia bi(e1) si en se<text:line-break/>ray tout seul le meschief. Le maistre dhostel (sol) (et) tous les aultres de ses serui(-)<text:line-break/>teurs c(o1)mencer(e1)t a rire (sol) et firent semblant de adiouster<text:s/>foy a la bourde de<text:line-break/>leur maistre trop subtillement farde et coulouree (sol) et en tindrent despuis<text:line-break/><text:span text:style-name="pb">[n.p.]</text:span><text:line-break/>maniere du bien de luy (sol) et aussi mainteffoys en diuers lieux ioyeusement<text:line-break/>racompterent.</text:p>
      <text:soft-page-break/>
      <text:h text:style-name="Titre1" text:outline-level="1">(pdm) La.c.nouuelle dung ieune marchant de la cite de gennes.</text:h>
      <text:p text:style-name="figure">&lt;ATTimage&gt;</text:p>
      <text:p text:style-name="P204"><text:span text:style-name="T205">E</text:span>N la puissante ci<text:line-break/>te de gennes puis<text:line-break/>certain temps en<text:line-break/>ca y demouroit<text:line-break/>vng march(a1)t tout comble<text:line-break/>de bi(e1) et de richesses duquel<text:line-break/>lindustrie (et) maniere de vi(-)<text:line-break/>ure estoit de mener (et) c(o1)duy<text:line-break/>re grosses marchandises (p3)<text:line-break/>les mers et estranges pays<text:line-break/>especiallem(e1)t en alex(a1)drie.<text:line-break/>Tant vacca et entendit an<text:line-break/>gouuernem(e1)t des nauires<text:line-break/>et a entasser et amasser tre<text:line-break/>sors (et) am(o1)celer grandes ri<text:line-break/>chesses (q1) dur(a1)t tout le t(e1)ps<text:line-break/>(q2)l si ad(o1)na (sol) (q2) fut depuis sa<text:line-break/>tendre ieunesse<text:s/>iusques a laage de cinquante ans (sol) ne luy vint voulente ne<text:line-break/>souuenence daultre chose faire. Et comme il fut paruenu a laage dessusdi<text:line-break/>cte (sol) ainsi c(o1)me vne fois pensoit sur son estat voyant quil auoit despendu<text:line-break/>et employe tous ses iours (et) ans a<text:s/>riens aultre chose faire que cuyder acroi<text:line-break/>stre ses richesses sans iamais auoir vng seul moment ou minute de t(e1)ps<text:line-break/>auquel sa nature luy eust donne inclinati(o1) pour le faire penser ou induire<text:line-break/>de soy marier affin dauoir tres belle (et) b(o1)ne generati(o1) qui aux grans bi(e1)s<text:line-break/>quil auoit a dilig(e1)ce veille et a grant labeur amasse et acquis luy succedast<text:line-break/>Et a(p1)s luy les possedast (sol) c(o1)ceut en son couraige vne aigre (et) tres poign(a1)t<text:line-break/>douleur (sol) et desplaisant estoit a merueilles que ainsi auoit expose (et) despen(-)<text:line-break/>du ses ieunes iours (sol) en celle aigre dole(a1)ce (et) a regret demoura aulc(u1)s iours<text:line-break/>lesquelz iours pendans aduint que en la cite dessus nommee les ieunes et<text:line-break/>petis enf(a1)s apres (q2)lz auoient solempnise aulcune feste acoustumee entre<text:line-break/>eulx pour chasc(u1) an habillez et desguisez diuersem(e1)t (et) assez estr(a1)gem(e1)t les<text:line-break/>vngs dune maniere et les aultres daultre se vindrent rendre en grant n(o1)(-)<text:line-break/>bre en vng lieu ou les publicques et acoustumez esbatem(e1)s de la cite se<text:s/>fai(-)<text:line-break/>soyent communem(e1)t pour iouer en la presence de leurs peres et meres. Et<text:line-break/>aussi affin d(e1) reporter gloire renommee et louenge. A ceste assemblee se c(o1)<text:line-break/>parut et se trouua ce bon mon march(a1)t remply de fantasies et de soulcy (sol) (et)<text:line-break/>voy(a1)t les peres (et) les meres prendre gr(a1)t plaisir a veoir leurs enfans iouer<text:line-break/><text:span text:style-name="pb">[n.p.]</text:span><text:line-break/>et faire soupplesses (et) appertises agraua sa douleur qui par au(a1)t auoit de<text:line-break/>soy mesmes conceue en ce point sans le pouuoir plus aduiser ne regarder<text:line-break/>triste et mary retourna en sa maison (sol) (et) seullet se rendit en sa chambre ou<text:line-break/>il fut aulcune espace de t(e1)ps faisant c(o1)plainctes en ceste maniere. Ma pou(-)<text:line-break/>vre malheureux vieillart tel que ie suis et tousiours ay este de qui la fortu(-)<text:line-break/>ne et destinee sont dures (et) ameres et mal goustables. O chetif homme pl(us)<text:line-break/>que tous recreant (et) las (sol) par le veilles peines et labeurs et ent(e1)tes que tu as<text:line-break/>prinses et portees t(a1)t par mer que par terre ta gr(a1)de richesse (et) tes combles<text:line-break/>tresors sont bien vains. Lesquelz soubz perilleuses aduantures en peines<text:line-break/>dures et sueurs tu as amasse et am(o1)cele (et) pour les(q1)lz tout ton t(e1)ps as des(-)<text:line-break/><text:soft-page-break/>p(e1)du et vie sans auoir onc(q1)s vne petite espace ne souuenance de penser a<text:line-break/>toy mort (et) party de ce siecle les possedera (et) a qui (p3) loy humaine les deuras<text:line-break/>laisser en memoire de toy et de ton nom. Ma meschant couraige c(o1)m(e1)t as<text:line-break/>tu mis en n(o1)chaloir cela a quoy tu deuois d(o1)ner ent(e1)te singuliere iamais<text:line-break/>ne ta pleu mariage (sol) et tousiours las craint (et)<text:s/>reffuse mesmem(e1)t hay (et) mes(-)<text:line-break/>prise les bons (et) iustes c(o1)seilz de ceulx qui ty ont voulu induire affin que tu<text:line-break/>eusses lignee (q2) perpetrast ton n(o1) ta lou(e1)ge aussi ta renommee. O bi(e1) heu(-)<text:line-break/>reux sont les peres et les meres (q2) laissent<text:s/>a leurs successeurs bons (et) saiges<text:line-break/>enfans. Combien ay ie auiourdhuy regarde et apperceu des peres estans<text:line-break/>auxieux de leurs enf(a1)s (q2) se disoyent tres heureux (et) iugeoy(e1)t tresbi(e1) auoir<text:line-break/>employe leurs ans se apres leurs deces leur pouuoi(e1)t laisser vne petite par<text:line-break/>tie des gr(a1)s bi(e1)s que ie possede mainten(a1)t (sol) mais quel plaisir (et) soulas puis<text:line-break/>ie iamais auoir quel n(o1) et quelle renommee auray ie apres la mort (sol) ou est<text:line-break/>mainten(a1)t le filz quil mainti(e1)dra (et) fera memoyre de<text:s/>moy a(p1)s m(o1) trespas<text:line-break/>Senoist soit ce sainct mariage par le(q1)l la memoire et souuen(a1)ce des peres<text:line-break/>et des meres est entretenue (sol) et d(o1)t ten(us) possessions et heritaiges ont pour<text:line-break/>leurs doulx enf(a1)s a eternelle perman(e1)ce et duree. Et quant ce b(o1) march(a1)t<text:line-break/>eust a soymesmes longue espace de temps argue (sol) subit d(o1)ne remede et so(-)<text:line-break/>lution a ses argumens (sol) disant ces parolles. Or ca il ne mest desormais me<text:line-break/>stier (sol) nonobst(a1)t le nombre de mes ans tourm(e1)ter ne troubler de<text:s/>douleurs (sol)<text:line-break/>de angoisses (sol) ne de p(e1)sement. Au fort ce que iay par cy deuant faict pr(e1)dre<text:line-break/>sembl(a1)ce aux oyseaulx qui font leurs nidz (sol) (et) les preparent auant (q2)lz pon(-)<text:line-break/>n(e1)t leurs oeufz. Jay la mercy (sol) dieu richesses souffisantes pour moy (et) pour<text:line-break/>vne f(e1)me (et) pour plusieurs enfans sil adui(e1)t que ien aye (sol) et ne suis si anci(e1)<text:line-break/>ne t(a1)t deffourny de puissance naturelle que ie me doye soulcyer de perdre es<text:line-break/>perance de non pouuoir iamais auoir generation. Si me conui(e1)t arrester<text:line-break/>et donner toute entente veiller et trauailler aduisant ou ie trouueray fem<text:line-break/>me propice et conuenable amoy. Ainsi finant son proces vuyda de sa ch(a1)(-)<text:line-break/>bre et fist venir vers luy deux de ses c(o1)paign(o1)s mariniers comme luy aus<text:line-break/>quelz il descouurit son cas tout au plain les pri(a1)t tres affectueusem(e1)t (q1) ilz<text:line-break/><text:span text:style-name="pb">[n.p.]</text:span><text:line-break/>luy voulsissent ayder a trouuer (et) querir femme pour luy qui estoit la cho(-)<text:line-break/>se de ce monde que plus desiroit. Les deux march(a1)s entendu le b(o1) propos<text:line-break/>de leur compaignon (sol) le priserent et louerent beaucoup (sol) (et) prindrent la char<text:line-break/>ge de faire toute la diligence (et) inquisition possible pour luy trouuer f(e1)me.<text:line-break/>Et ce t(e1)ps pendant que la diligence et enqueste se faisoit nostre marchant<text:line-break/>t(a1)t eschauffe de marier (q1) plus il ne pouuoit (sol) faisoit de lamoureux cerch(a1)t<text:line-break/>par toute la cite (sol) entre les plus belles la plus ieune (sol) (et) daultres ne tenoit c(o1)(-)<text:line-break/>pte. Tant cercha (q1) en trouua vne telle qui la dem(a1)doit car de h(o1)nestes pa<text:line-break/>rens nee (sol) belle a merueilles ieune de quinze ans ou enuiron gente doulce (et)<text:line-break/>moult bien addressee estoit. Apres que il eut c(o1)gneu les vertus (et) c(o1)ditions<text:line-break/>doulces delle il eut telle affection et desir que elle fust dame de ses bi(e1)s par<text:line-break/>iuste mariage (q1) il la demanda a ses par(e1)s (et) amys lesquelz apres aulcunes<text:line-break/>petites difficultez (et) legieres qui gueres ne durer(e1)t luy d(o1)ner(e1)t moult vou(-)<text:line-break/>lentiers. En la mesmes heure luy fir(e1)t fiancer et donner caution (et) seurete<text:line-break/>du douaire dont il la vouloit douer. Se bon march(a1)t auoit prins tresgr(a1)t<text:line-break/>plaisir en sa marchandise pendant le t(e1)ps qui la menoit encores leut il pl(us)<text:line-break/>grant quant il se veit asseure de estre marie (et) mesmem(e1)t auecques femme<text:line-break/>telle quil en pouuoit auoir de<text:s/>beaulx enfans la feste (et) sol(e1)pnite des nopces<text:line-break/>fut honnorablem(e1)t et en gr(a1)de sumptuosite faicte (et) celebree laquelle feste<text:line-break/><text:soft-page-break/>faillie il mist en oubly et nonchaloir sa premiere maniere de viure (sol) cestassa<text:line-break/>uoir sur la mer il faisoit tres b(o1)ne chiere et prenoit grande plaisance auec(-)<text:line-break/>ques sa belle et doulce f(e1)me mais le t(e1)ps ne luy dura gueres (q1) saoul et en(-)<text:line-break/>nuye en fut car la premiere annee au(a1)t quelle fust expiree print desplaisan<text:line-break/>ce de demourer a lhostel en oysance (et) de<text:s/>y tenir mesnage en la maniere quil<text:line-break/>conuient a ceulx qui y sont lyez se hoda (et) enuuya ay(a1)t moult grant regret<text:line-break/>et son aultre mestier de marinier (q2) luy sembloit plus aysies (et) legier a main<text:line-break/>tenir que nestoit celluy (q2)l auoit si voulentiers entreprins a gouuerner par<text:line-break/>nuyt et par iour. Aultre chose ne faisoit que subtiller et p(e1)ser comment il<text:line-break/>se pourroit trouuer en alex(a1)drie en la maniere quil auoit acoustume (et) luy<text:line-break/>sembloit quil nestoit pas seullem(e1)t difficille de soy abstenir de mariner et<text:line-break/>non hanter la mer (et) lhaband(o1)ner de tous pointz mais aussi chose la plus<text:line-break/>impossible de ce m(o1)de (et) c(o1)bien (q1) sa voul(e1)te fust plainem(e1)t deliberee (et) reso<text:line-break/>lue de soy retraire et remettre a son premier mestier touteffoys ce celoit il<text:line-break/>a la femme doubt(a1)t (q1)lle ne le print a desplaisance (sol) et aussi auoit vne crain<text:line-break/>cte (et) doubte (q2) le destournoit (et) d(o1)noit vng moult gr(a1)t empeschem(e1)t a exe(-)<text:line-break/>cuter son desir. Car il congnoissoit bien la ieunesse du couraige de sadicte<text:line-break/>f(e1)me (et) luy estoit bien aduis que se il se absentoit elle ne se pourroit c(o1)tenir<text:line-break/>Confideroit aussi la muablete variablete du couraige femenin (et) mesme(-)<text:line-break/>ment (q1) les ieunes galans qui present estoyent assez coustumiers de passer<text:line-break/>souu(e1)t par deu(a1)t son huys pour la veoir dont il supposoit (q1) en son<text:line-break/><text:span text:style-name="pb">[n.p.]</text:span><text:line-break/>absen(-)ce ilz la pourroient bien visiter de plus pres et aussi par adu(a1)ture tenir son<text:line-break/>lieu. Et c(o1)me il eut este par longue de ces difficultez et diuerses ymagina<text:line-break/>ti(o1)s sans en<text:s/>dire mot (et) quil congneust quil auott ia acheue (et) passe la plus<text:line-break/>part de ses g(e1)s (sol) il mist a nonchaloir f(e1)me (et) mariage (sol) (et) tout le demourant<text:line-break/>qui affiert au mesnage (et) aux argum(e1)s (et) disputati(o1)s (q1) luy auoy(e1)t trouble<text:line-break/>la teste (sol) d(o1)na buefue solution disant en ceste maniere. Il mest trop plus c(o1)<text:line-break/>uenable de viure (q1) mourir. Et se ie ne laisse (et) haband(o1)ne m(o1) mesnaige en<text:line-break/>briefz iours il est tout certain (q1) ie ne puis longuem(e1)t viure ne durer (sol)<text:s/>laisse<text:line-break/>ray ie donc ceste belle (sol) (et) doulce femme ouy ie la lairray (sol) elle ayt doresnau(a1)t<text:line-break/>la cure (et) le soing delle mesmes se il luy plaist (sol) ie n(e1) beulx plus auoit la char<text:line-break/>ge. Helas (q1) feray ie quel desh(o1)neur quel desplaisir sera<text:s/>ce pour moy selle ne<text:line-break/>se conti(e1)t (et) garde chastete. Ha il vault mieulx viure (q1) mourir pour prendre<text:line-break/>soing pour la garder ia dieu ne vueille que pour le b(e1)tre de vne f(e1)me ie pr(e1)<text:line-break/>gne si estroicte cure ne soing sans auoit loyer ne sallaire (et) ne en recepuoit<text:line-break/>que tourm(e1)t de corps et dame. Ostez moy ces rigueurs et angoisses (q1) plu(-)<text:line-break/>sieurs seuffr(e1)t pour demourer auecques leurs femmes (sol) il nest chose en ce<text:line-break/>m(o1)de plus cruelle (sol) ne plus greu(a1)te les personnes. Ia dieu ne me laisse t(a1)t<text:line-break/>viure que pour quelque adu(a1)ture que en mariage puissent sourdre ie men<text:line-break/>courrouce ne monstre triste (sol) ie vueil auoit maintenant liberte et franchise<text:line-break/>de faire tout ce quil me vient a plaisir. Quant ce bon marchant eut d(o1)ne<text:line-break/>fin a ces tres bonnes deuises il se trouua auecques les c(o1)paignons mari(-)<text:line-break/>niers et leur dist quil vouloit encores vne foys visiter alexandrie (et) charger<text:line-break/>marchandises c(o1)me aultreffoys (et) souu(e1)t auoit faict en leur compaignie (sol)<text:line-break/>mais il ne leur declaira<text:s/>pas les troubles (q1) il prenoit a loccasion de son ma<text:line-break/>riage. Ilz fur(e1)t tantost daccord (et) luy dirent quil se fist prest pour partir au<text:line-break/>premier b(o1) vent qui surui(e1)droit. Les mariniers (et) bateaulx furent chargez<text:line-break/>et preparez pour partir (et) mis<text:s/>es lieux ou il failloit att(e1)dre v(e1)t propice (et) op(-)<text:line-break/><text:soft-page-break/>portun pour nager. Cedit b(o1) marchant doncques ferme (et) tout arreste en<text:line-break/>son propos (sol) c(o1)me le iour precedent celluy doncques qui se deuoit partir se<text:line-break/>trouua seul apres soupper auecques<text:s/>sa f(e1)me en sa chambre (sol) (et) il luy descou<text:line-break/>urit son intention (et) maniere de son prochain voyage (et) affin (q1) tres ioyeuse<text:line-break/>fust luy dist ces parolles. Ma tres chiere espouse (q1) ie ayme mieulx (q1) mavie<text:line-break/>faictes ie vous requiers bonne chiere (et) vous monstrez ioyeuse (sol) (et) ne prenez<text:line-break/>ne desplaisance ne tristesse en ce que ie vous declaireray. Iay propose devi<text:line-break/>siter ce cest le plaisir de nostre seigneur vne foys encores alex(a1)drie en la fa(-)<text:line-break/>con (q1) iay de long t(e1)ps acoustume (et) me<text:s/>semble (q1) n(e1) deuez estre marrie att(e1)<text:line-break/>du (q1) vous c(o1)gnoissez (q1) cest maniere de viure mon art et mon mestier aus(-)<text:line-break/>quelz moyens iay acquis richesses (sol) maisons (sol) nom (sol) (et) renommee (sol) (et) trouuer<text:line-break/>grant nombre damys (et) de familiarite les beaulx (sol) (et) riches aornemens (sol) an(-)<text:line-break/>neaulx (sol) vestemens (et) toutes les aultres precieuses bagues dont vous estes<text:line-break/><text:span text:style-name="pb">[n.p.]</text:span><text:line-break/>paree et aornee plus que nul aultre de ceste cite c(o1)me bien scauez ie les ay a<text:line-break/>chaptees du gaing (et) aduantaige que ie ay faict en mes marchandises. Ce<text:line-break/>voyage d(o1)cques ne vous doyt guieres ennuyer (sol) car le retour sera brief. Et<text:line-break/>ie vous prometz que a ceste foys c(o1)me iespere se la fortune ne me d(o1)ne eur<text:line-break/>que iamais plus ny vueil retourner (sol) ie y<text:s/>vueil prendre c(o1)gie a ceste foys. Il<text:line-break/>conuient doncques (q1) preniez maintenant couraige bon (et) ferme (sol) car ie vo(us)<text:line-break/>laisse la disposition administration et gouuernement de tous les biens (q1)<text:line-break/>ie possede (sol) mais au(a1)t (q1) ie me parte ie vous vueil faire aulcunes requestes.<text:line-break/>Pour la premiere ie vous prie (q1) vous soyez ioyeuse tandis (q1) ie feray mon<text:line-break/>voyage (sol) (et) viuez plaisamment et se iay quelque peu dymagination (q1) ainsi<text:line-break/>le facez ie en chemineray plus lyem(e1)t. Pour la deuxiesme vous scauez qu(e1)<text:line-break/>tre nous deux riens ne doyt estre tenu couuert ne cele (sol) car h(o1)neur proffit et<text:line-break/>ren(o1)mee doyuent estre c(o1)me ie tien quilz sont c(o1)mungs a tous deux (sol) et la<text:line-break/>lou(e1)ge (et) lhonneur de lung ne peult estre sans la gloire de<text:s/>laultre n(o1)plus (q1)<text:line-break/>le deshonneur de lung ne peult estre sans la h(o1)te de tous deux. Or ie vueil<text:line-break/>bien que vous ent(e1)dez (q1) ie ne suis pas si tres despourueu de sens que ie ne<text:line-break/>pense bien (sol) c(o1)ment ie vous laisse ieune (sol) belle (sol) doulce<text:s/>(sol) fresche (sol) (et) tendre sans<text:line-break/>soulas dh(o1)me (et) que de plusieurs en mon absence vous serez desiree (sol) com(-)<text:line-break/>bien que ie cuy de fermem(e1)t (q1) vous auez maintenant nette pensee courai(-)<text:line-break/>ge haicte toutesfoys qu(a1)t ie c(o1)gnois quelz sont<text:s/>vostre aage (et) linclination<text:line-break/>de la secrette challeur en quoy vous abondez il ne me semble pas possible<text:line-break/>quil ne vous faille par pure necessite (et) contraincte au t(e1)ps de mon absen(-)<text:line-break/>ce auoit compaignie dhomme d(o1)t cest bien mon plaisir que vous bo(us) ac(-)<text:line-break/>cordez ou vostre nature vous forcera (et) contraindra. Decy d(o1)cques le point<text:line-break/>ou ie vous vueil prier (sol) cest que gardez nostre mariage le plus longuem(e1)t (q1)<text:line-break/>vous pourrez en son entierete intention nay ne voulente aulcune de vous<text:line-break/>mettre en garde de aultruy pour vous c(o1)tenir mais vueil que de bo(us) mes(-)<text:line-break/>mes ayez la cure (et) le soig (sol) (et) en soyez gardi(e1)ne. Veritablem(e1)t il nest si estroi(-)<text:line-break/>cte garde au monde qui puisse destourber la f(e1)me oultre sa voulente a fai(-)<text:line-break/>re son plaisir (sol) qu(a1)t doncques vostre chaleur vous esguyll(o1)nera (et) poindra<text:line-break/>ie vous prie chere espouse que en lexecuti(o1) de vostre desir vous vous adui(-)<text:line-break/>sez prudentement (et) tellem(e1)t qui nen puisse estre publicque ren(o1)mee que se<text:line-break/>aultrement le faictes vous (sol) moy (et) tous noz amys sommes infames (et) des(-)<text:line-break/>honnorez sen faict doncques (sol) et par effect bo(us) ne pouez garder chastete aul<text:line-break/><text:soft-page-break/>moins mettez peine de la garder tant quil touche s(e1)me commune et ren(o1)<text:line-break/>mee (sol) mais ie vous<text:s/>vueil apprendre (et) enseigner la maniere (q1) vous deuez te<text:line-break/>nir en ceste matiere se elle suruient. Vous scauez que ceste bonne cite a tres<text:line-break/>gr(a1)t n(o1)bre (et) foyson de beaulx ieunes h(o1)mes v(e1)tre eulx tous vous en choy(-)<text:line-break/>sirez vng seul (et) vous<text:s/>en tenez cont(e1)te pour faire ce ou vostre nature vous<text:line-break/>enclinera (sol) touteffoys ie vueil que vous ayez en faisant lelection singulier<text:line-break/><text:span text:style-name="pb">[n.p.]</text:span><text:line-break/>regard que il ne soit homme vacgue deshonneste (et) pouvertueux (sol) car de tel<text:line-break/>ne vous deuez acointer pour le<text:s/>grant peril qui vous en pourroit sourdre.<text:line-break/>Car sans doubte il descouureroit et publicqueroit a la vollee vostre secret<text:line-break/>doncques vous eslirez celluy que vous congnoistrez fermem(e1)t estre saige<text:line-break/>et prud(e1)t affin (q1) se le meschief vous adui(e1)t (sol) il<text:s/>mette aussi grant peine a le<text:line-break/>celer comme vous de ceste article vous requiers ie (sol) et que me promettez en<text:line-break/>bonne et ferme loyaulte que vous garderez ceste lecon (sol) si vous aduise (q1) ne<text:line-break/>me respondez sur ceste matiere en la forme et facon (q1) ont de<text:s/>coustume les<text:line-break/>aultres femmes qu(a1)t on leur parle de telz propos c(o1)me ie vous dis main(-)<text:line-break/>tenant (sol) ie scay bi(e1) leurs resp(o1)ces (et) de quelz motz scayu(e1)t vser qui sont telz.<text:line-break/>he m(o1) doulx (et) parfaict mary qui vous a meu a dire ce (sol) ou<text:s/>auez vous char(-)<text:line-break/>gee ceste oppini(o1) (sol) cruelle plaine de t(e1)peste par quelle maniere ne quant me<text:line-break/>pourroit aduenir vng si abhominable delict n(e1)ny nenny (sol) ia dieu ne vueil(-)<text:line-break/>le que ie vous face telles promesses a qui ie prie (q1) il permette<text:s/>la terre ouurir<text:line-break/>qui m(e1)glotiue (et) deuore toute vifue au iour (et) heure (q1) ie ne dy pas commet(-)<text:line-break/>tray (sol) mais auray vne seulle p(e1)see a le c(o1)mettre. Ma chiere espouse ie vous<text:line-break/>ay ouuert ces manieres de respondre affin (q1) vers moy en vsez aulcunem(e1)t<text:line-break/>en bonne foy ie croy (et) tiens fermem(e1)t (q1) vous auez pour ceste heure (sol) moult<text:line-break/>bon (et) entier propos auquel ie vous prie que demourez autant (q1) vostre na(-)<text:line-break/>ture en pourra souffrir (sol) (et) ne entendez point que ie vueille (q1) me promettez<text:line-break/>faire ce entretenir ce que ie vous ay monstre fors seullement au cas que ne<text:line-break/>pourrez donner resist(e1)ce ne batailler contre lappetit de vostre fresle (et) doul<text:line-break/>ce ieunesse. Quant cedit bon marchant eut fine sa parolle la belle doulce (et)<text:line-break/>debonnaire sa femme la face toute rosee se print a tr(e1)bler quant deust don<text:line-break/>ner responces aux requestes que son mary luy auoit faictes. Ne demoura<text:line-break/>guieres touteffoys que la rogeur sesuanouyt (et) print asseurance en ferm(a1)t<text:line-break/>son couraige de constance (sol) (et) en ceste maniere causa sa gracieuse responce.<text:line-break/>Mon doulx (sol) et tres ayme mary ie vous asseure que oncques ie ne fus si es(-)<text:line-break/>pouentee ne troublee de mon entendem(e1)t que iay este presentem(e1)t par voz<text:line-break/>parolles quant elles me ont donne la congnoissance de ce (q1) oncqs ie nouys<text:line-break/>ne aprins ne p(e1)say vous congnoissez ma simplesse ieunesse (et) innoc(e1)ce cer(-)<text:line-break/>tainement il nest point possible a mon aage de faire ou pourp(e1)ser vng tel<text:line-break/>meschief ou deffaulte c(o1)me vous mauez dit (q1) vo(us) estes seur (et) scauez vraye<text:line-break/>m(e1)t (q1) vous abscent ie ne pourroye contenir ne garder lentierete de nostre<text:line-break/>mariage ceste parolle me tourm(e1)te fort le couraige (et) me fait tr(e1)bler toute<text:line-break/>et ne scay (q1)lle chose ie doys dire maintenant respondre ne proposer<text:s/>a voz<text:line-break/>raisons (sol) ainsi mauez priue (et) tolu lusaige de parler ie vo(us) diray toutesfoys<text:line-break/>vng mot qui vuydera de la profondesse de mon cueur et en telle maniere<text:line-break/>quil y gist en telle vuydera de ma bouche ie requiers tresh(u1)blem(e1)t a dieu (et) a<text:line-break/>ioinctes mains luy prie (q1) il face (et) comm(a1)de vng abisme ouurir ou ie scye<text:line-break/><text:span text:style-name="pb">[n.p.]</text:span><text:line-break/>gettee les membres tous arrachez et tourmentee de mort cruelle se iamais<text:line-break/>le iour bi(e1)t ou ie doye (sol) non seullem(e1)t commettre desloyaulte en nostre ma<text:line-break/><text:soft-page-break/>riage mais sans plus en auoir vne briefue pensee de le commettre (sol) et com(-)<text:line-break/>m(e1)t (sol) ne par (q1)lle maniere vng tel delit me pourroit aduenir ie ne scauroye<text:line-break/>entendre. Et pource (q1) men auez forclos et reclus de telles manieres de res(-)<text:line-break/>pondre disant que les<text:s/>femmes sont coustumieres de en vser pour trouuer<text:line-break/>les eschappatoires et alibis forains affin de vous faire plaisir et d(o1)ner re(-)<text:line-break/>pos a vostre ymaginati(o1) (et) que voyez (q1) en voz b(o1)s c(o1)m(a1)dem(e1)s ie suis pre(-)<text:line-break/>ste de obeyr garder et maintenir ie vo(us) prometz de ceste heure de couraige<text:line-break/>ferme arreste et estable oppini(o1) de att(e1)dre le iour de vostre reuenue en vraye<text:line-break/>et pure (sol) et entiere chastete de mon corps. Et que dieu ne vueille pas que il<text:line-break/>aduienne le contraire tenez vous en tout<text:s/>asseure (et) ie vous prometz ie tien<text:line-break/>dray la reigle (et) doctrine que vous mauez d(o1)nee en tout ce que ie feray sans<text:line-break/>la trespasser aulcunem(e1)t (sol) sil ya aultre chose dont vostre couraige soit char<text:line-break/>ge ie vo(us) prie descouurez tout (et) me c(o1)mandez faire et acomplir vostre bon<text:line-break/>desir aultre rien ne desire non pas le mi(e1). Nostre march(a1)t ouye la responce<text:line-break/>de sa femme fut tant ioyeulx qui ne se peut contenir de plorer disant. Ma<text:line-break/>tres chiere espousee puis que vostre doulce bonte me a voulu faire la pro(-)<text:line-break/>messe que iay requise (sol) ie vo(us) prye que que le entretenez. Le l(e1)demain au ma<text:line-break/>tin le bon marchant fut mande de ses compaign(o1)s pour entrer en la mer<text:line-break/>si print congie de sa b(o1)ne f(e1)me et elle le c(o1)m(a1)da a la grace de dieu puis m(o1)<text:line-break/>ta en la mer (et) se misrent a cheminer et nager vers alexandrie ou ilz paruin<text:line-break/>drent en briefz iours t(a1)t leur fut le vent aggreable (et) propice auquel lieu ilz<text:line-break/>se arresterent l(o1)gue espace de t(e1)ps tant pour deliurer leurs marchandises<text:line-break/>c(o1)me<text:s/>pour en changer des nouuelles p(e1)dant (et) durant lequel temps la tres<text:line-break/>gente (et) gracieuse damoyselle d(o1)t iay parle demoura garde de lhostel pour<text:line-break/>toute compaignie nauoit (q1) vne petite ieune fillette qui la seruoit (sol) et c(o1)(-)<text:line-break/>me iay dit ceste belle damoiselle nauoit (q1) quinze ans pourquoy se aulcune<text:line-break/>faulte fist on ne le doit pas t(a1)t imputer a malice c(o1)me a la fragilite de son<text:line-break/>ieune aage. C(o1)me doncques le marchant eut este plusieurs iours absent<text:line-break/>des yeulx delle pou a pou il fut mis<text:s/>en oubly. Si tost (q1) les ieunes g(e1)s sceu(-)<text:line-break/>r(e1)t ce partem(e1)t ilz la vindrent visiter laquelle au premier ne vouloit vui(-)<text:line-break/>der de sa maison (sol) ne soy monstrer (sol) mais toutesfois par force c(o1)tinuation (sol)<text:line-break/>et frequentation quotidienne pour le tres gr(a1)t plaisir (q1)lle print aux doulx<text:line-break/>et melodieux chantz (sol) et armonies de tous instrumens d(o1)t on iouoyt a son<text:line-break/>huys (sol) elle se adu(a1)ca de venir bayer (et) regarder par les creuaces des fenestres<text:line-break/>et secretz treillis dicelle. Par lesquelles bi(e1) pouuoit veoir ceulx qui leussent<text:line-break/>pl(us) voul(e1)tiers veue. En escoutant les chansons et d(a1)ces prenoit a la fois<text:line-break/>si grant plaisir que amours esmouuoit son couraige tellem(e1)t que chaleur<text:line-break/>naturelle souuent linduysoyt a briser sa contin(e1)ce. Tant souuent fut<text:line-break/><text:span text:style-name="pb">[n.p.]</text:span><text:line-break/>visi(-)tee en la maniere dessusdicte quen la parfin sa coucupiscence (sol) et vesir char<text:line-break/>nel la vaincquirent. Et fut touchee du dard amoureux bi(e1) auant. Et com<text:line-break/>me elle p(e1)sast souuent comment elle auoit si a elle ne tenoit<text:s/>tres bonne ha<text:line-break/>bitude (sol) et opportunite de temps et de lieu (sol) car nul ne la gardoit nul ne luy<text:line-break/>d(o1)noit empeschem(e1)t pour mettre a executi(o1) son desir et c(o1)clud (et) dist (q1) son<text:line-break/>mary estoit tres saige que garder ne pourroit sa c(o1)tinence<text:s/>et chastete de (q2)<text:line-break/>toutesfois elle vouloit garder la doctrine (sol) et auecques ce la promesse (q1) fai(-)<text:line-break/>cte luy auoit. Or me conuient il dist elle vser du conseil de m(o1) mary qui en<text:line-break/>faisant ie ne puis encourir a deshonneur puis quil men a baille la<text:s/>licence (sol)<text:line-break/>mais (q1) ie ne ysse les termes de la promesse que ie ay faicte et il mest aduis (sol)<text:line-break/><text:soft-page-break/>et il est vray quil men chargea (q1) qu(a1)t le cas aduiendroit (sol) que rompre me c(o1)<text:line-break/>uiendroit ma chastete que ie esleusse vng h(o1)me qui fust saige<text:s/>(sol) bien renom<text:line-break/>me et de gr(a1)de vertu (sol) et non aultre. En bonne foy aussi feray ie. Mais que<text:line-break/>ie puisse en non tres passant le bon conseil de m(o1) mary (sol) il me souffist large<text:line-break/>m(e1)t (sol) et ie ti(e1)s que il ne ent(e1)doyt point (sol) que lhomme deust estre ancien ains<text:line-break/>comme il me semble quil fust ieune ayant autant de renommee en clergie<text:line-break/>et science comme vng aultre vieil telle fut la lec(o1) comme il mest aduis. Es<text:line-break/>mesmes iours (q1) ces argum(e1)tations se saisoyent pour la (p3)tie de nostre da<text:line-break/>moiselle (sol) (et) que elle queroit vng saige ieune homme pour luy reffroidir les<text:line-break/>entrailles vng tres saige clerc arriua de son heur (q2) venoit freschem(e1)t de lu<text:line-break/>niuersite de boul(o1)gne la grasse (sol) la ou il auoit este plusieurs ans s(a1)s retour<text:line-break/>ner (sol) tant auoit vacque et donne son entente a lestude quen tout le pays ny<text:line-break/>auoit clerc de plus grande renommee par les magistraulx de la cite (et) auec<text:line-break/>ques eulx assistoit continuellement. Il auoit acoustume valler par chasc(u1)<text:line-break/>iour sur le marche a lhostel de la ville. Et iamais ne pouuoit passer (q1) (p3) de<text:line-break/>u(a1)t la maison de ladicte damoyselle a la(q1)lle pleut tres bi(e1) sa doulce manie<text:line-break/>re et combi(e1) quelle ne leust iamais veu excercer loffice de clergie toutesfois<text:line-break/>elle iugea tantost que il estoit tres gr(a1)t clerc (sol) ausquelz moy(e1)s elle ficha tou<text:line-break/>te son amour en luy disant (q1)l garderoit la lec(o1) de son mary (sol) mais par (q1)lle<text:line-break/>mainere elle luy pourroit m(o1)strer s(o1) gr(a1)t et ard(a1)t amour (et) ouurir le secret<text:line-break/>desir de son<text:s/>couraige elle ne scauoyt (sol) d(o1)t elle estoit moult desplaisante. El<text:line-break/>le se aduisa neaulmoins pource (q1) chascun iour il ne failloit point de passer<text:line-break/>deu(a1)t son huys en all(a1)t au marche elle se mettoit au peron parce le pl(us) g(e1)<text:line-break/>tem(e1)t que elle pourroit affin (q1) au passer quant il gettoit son regard sur la<text:line-break/>beaulte il la couuoitast (et) requist de ce dont on ne luy feroit pas reffus. Plu<text:line-break/>sieurs foys la damoiselle se monstra combien que ce ne fust au parauant<text:line-break/>sa coustume (et) iacoit ce (q1) tres plaisante fust et telle pour qui vng ieune cou<text:line-break/>raige deuoit t(a1)tost estre esprins (et) alume damours toutesfois le saige clerc<text:line-break/>iamais ne lapperceut car il marchoit si tres gracieusem(e1)t que en march(a1)t<text:line-break/>ne gettoit sa beue ne ca ne la (sol) et par ce<text:s/>moyen la b(o1)ne damoiselle ne<text:line-break/><text:span text:style-name="pb">[n.p.]</text:span><text:line-break/>proffi(-)ta tiens (sol) en la fac(o1) quelle auoit pour p(e1)see et aduisee. Selle fut dol(e1)te il n(e1)<text:line-break/>est ia mestier den faire enqueste (et) plus pensoit a son clerc (et) pl(us) allumoit (et) es<text:line-break/>prenoit son feu. A<text:s/>fin de piece apres vng tas dymaginati(o1)s que pour ab(-)<text:line-break/>breger ie passe les reciter c(o1)clud (sol) (et) se determina de enuoyer sa petite meschi<text:line-break/>nette deuers luy. Sy la hucha et c(o1)manda (q1) elle sen allast dem(a1)der vng tel<text:line-break/>cestassauoir de ce gr(a1)t clerc (sol) et quant elle lauroit trouue ou (q1)l fust luy dist (q1)<text:line-break/>le pl(us) en haste que il pourroit venist a lhostel dune telle damoyselle femme<text:line-break/>et espouse de vng tel et (q1) se il demandoyt quelle chose il plaisoit a la damoi<text:line-break/>selle elle luy resp(o1)dist que rien nen scauoyt. Mais tant seullem(e1)t luy auoit<text:line-break/>dit quil estoit gr(a1)de necessite (q2)lvenist. La fille mist en sa memoyre les motz<text:line-break/>de sa charge (et) se ptit pour querir celluy que elle trouua (sol) et ne demoura guie<text:line-break/>res car lë luy enseigna<text:s/>la maison ou il mangeoit (sol) au disner (sol) en vne moult<text:line-break/>gr(a1)de compaignie de ses amys et aultres gens de gr(a1)t facon. Ceste fillette<text:line-break/>entra ded(a1)s et en saluant toute la compaignie se vint addresser au clerc le<text:line-break/>quel elle dem(a1)doyt et oyans tous<text:s/>ceulx de la table luy fist son messaige bi(e1)<text:line-break/>saigem(e1)t ainsi c(o1)me sa charge le portoit. Le b(o1) seigneur qui congnoissoit<text:line-break/>de sa ieunesse levit march(a1)t d(o1)t la fille luy parloit (sol) et sa maison aussi bien<text:line-break/>c(o1)me la sienne (sol) mais ignor(a1)t quil fust marie ne que fust sa f(e1)me p(e1)sa tan(-)<text:line-break/><text:soft-page-break/>tost que pour labscence dudit march(a1)t sadicte f(e1)me le dem(a1)doit pour estre<text:line-break/>c(o1)seille en aulcune grosse cause c(o1)me elle vouloit (sol) car ledit clerc scauoit bi(e1)<text:line-break/>que le b(o1) mary estoit dehors (et) n(e1)tendoyt point la cautelle toutesfois dist il<text:line-break/>a ladicte fillette mamye allez dire a v(r1)e maistresse (q1) (i1)c(o1)tin(e1)t (q1) n(r1)e disner se<text:line-break/>ra passe ie iray deuers elle. La messagiere fist la resp(o1)ce telle que il failloit (et)<text:line-break/>que on luy auoit encharge (et) dieu scayt comme elle fut receue de sa maistres<text:line-break/>se quant elle ent(e1)dit les nouuelles que le clerc son amy par amours deuoit<text:line-break/>venir elle estoit la pl(us) ioyeuse (q1) onc(q1)s fut femme et pour la gr(a1)t ioye que el<text:line-break/>le auoit de tenir son clerc en sa maison (sol) trembloit (et) ne scauoit tenir manie<text:line-break/>re. Elle fist balays courre (p3) tout espandre la belle verdure en sa ch(a1)bre cou<text:line-break/>urir le lict (et) la couchette desployer riches couuertures (sol) tapis (et) courtines (et) se<text:line-break/>para (sol) (et) atourna des meilleurs attours et des pl(us) precieux que elle eust. En<text:line-break/>ce point lattendit aulc(u1) petit de t(e1)ps (q2) luy sembla long a merueilles (sol) pour<text:line-break/>le tres gr(a1)t desir quelle auoit. L(a1)t fut desire et attendu que il vint<text:s/>(sol) et ainsi<text:line-break/>comme elle lapperceut venir de loing elle m(o1)toit et descendoyt de sa cham<text:line-break/>bre alloit (et) venoit mainten(a1)t cy mainten(a1)t la t(a1)t estoit esmeue que il sem<text:line-break/>bloit que elle fust rauie de son sens. Et en la fain monta en sa chambre (sol) (et) il<text:line-break/>lec prepara et did(o1)na les bagues et ioyaulx que elle auoit attains et mys<text:line-break/>dehors pour festoyer (et) recepuoit son amoureux. Si fist demourer en bas la<text:line-break/>dicte fillette chamberiere pour lintrodupre (sol) (et) mener ou estoit sadicte mai(-)<text:line-break/>stresse. Et quant il fut arriue la fillette le receut moult gracieusement et le<text:line-break/>mist dedans (sol) et ferma lhuys laissant tous ses seruiteurs dehors ausquelz<text:line-break/><text:span text:style-name="pb">[n.p.]</text:span><text:line-break/>il fut dit que ilz att(e1)dissent illecques leur maistre. La damoyselle oy(a1)t son<text:line-break/>amoureux estre arriue ne se peut tenir de venir embas a lenc(o1)tre de luy (q1) el<text:line-break/>le le salua doulcement qu(a1)t elle le vit le print par la main et le mena en sa<text:line-break/>ch(a1)bre qui luy estoit appareillee (et) ou il fut moult eshahy qu(a1)t il se trouua<text:line-break/>t(a1)t pour la diuersite des paremens belles et precieuses ordonnances qui y<text:line-break/>estoyent comme aussi pour la tres grant beaulte de celle qui le menoit. Si<text:line-break/>tost que il fut en la chambre entre elle se assist dessus vne escabelle aupres de<text:line-break/>la couchette (sol) et puis le fict asseoir dessus vne aultre ioingnant de elle ou ilz<text:line-break/>fur(e1)t aulcune espace to(us) deux sans mot dire car chasc(u1) att(e1)doit tousiours<text:line-break/>la parolle de son compaignon lung en vne maniere (sol) laultre en vne aultre<text:line-break/>maniere. Car ledict clerc voyant et cuyd(a1)t que ladicte damoiselle luy deust<text:line-break/>ouurir aulcune grosse et difficille matiere la vouloit laisser comm(e1)cer. Et<text:line-break/>elle daultre coste pensant quil fust si saige et si prudent que sans riens luy<text:line-break/>dire ne rem(o1)strer pl(us) auant il dust entendre pourquoy elle luy auoit m(a1)de.<text:line-break/>Qu(a1)t elle vit (q1) semblant ne faisoit pour parler elle commenca et dist. M(o1)<text:line-break/>trescher parfait amy et tres saige h(o1)me ie vous vueil dire presentement la<text:line-break/>raison pourquoy et la cause qui ma mue a vo(us) mander. Je cuide que vous<text:line-break/>auez<text:s/>bonne c(o1)gnoissance et familiarite auecques mon mary en lestat que<text:line-break/>vous mevoyez icy ma il laissee et hab(a1)donnee pour aller sur la mer et me(-)<text:line-break/>ner les marchandises en alexandrie comme il a de long temps acoustume<text:line-break/>aduant son partement me dist (q1) qu(a1)t il seroit absent il se tenoit tout seur<text:line-break/>que ma nature et fragilite me contraindroyent a tompre et briser ma con<text:line-break/>tenance et que par necessite me conuiendroit conuerser auec homme affin<text:line-break/>de estaindre la chaleur qui en moy deuoit venir apres son partement. En<text:line-break/>bonne foy ie le repute vng tres saige homme car de ce quil me sembloit a(-)<text:line-break/>doncques impossible aduenir ie voy lexperi(e1)ce veritable car mon ieune aa<text:line-break/><text:soft-page-break/>ge ma beaulte mes t(e1)dres ans ne peu(e1)t souffrir ne endurer (q1) le t(e1)ps desp(e1)(-)<text:line-break/>de (et)<text:s/>c(o1)s(u1)me ainsi mes brefz iours en vain ma nature aussi ne se pourroit c(o1)<text:line-break/>t(e1)ter. Et affin (q1) vo(us) me ent(e1)dez bien a plain m(o1) saige et bi(e1) aduise mary<text:line-break/>(q1) auoit regard a m(o1) cas qu(a1)t il se partit en pl(us) gr(a1)de viligence (q1) moy mes<text:line-break/>mes voy(a1)t c(o1)me les ieunes (et) t(e1)dres florettes se seich(e1)t (et) amattissent quant<text:line-break/>aulc(u1) accid(e1)t leur adui(e1)t et c(o1)tre lord(o1)n(a1)ce (et) inclinati(o1) de leur nature (q3) tel<text:line-break/>le maniere c(o1)sideroit il ce qui mestoit a aduenir (sol) et voy(a1)t clerem(e1)t (q1) se ma<text:line-break/>c(o1)plexi(o1) (et) c(o1)diti(o1) nestoy(e1)t gouuernez sel(o1) lexigence de leurs naturelz prin<text:line-break/>cipes gueres ne luy pourroye durer. Si me fist iurer. Et promettre (q1) qu(a1)t<text:line-break/>il aduiendroit ainsi que ma nature me forceroit a rompre et briser mon en<text:line-break/>tierete ie esleusse vng h(o1)me saige et de haulte auctorite qui couuert et sub(-)<text:line-break/>til fust a garder nostre secret. Si est il a(i1)si que en toute la cite nay oncques<text:line-break/>sceu trouuer ne penser homme de quelque estat<text:s/>ou conditi(o1) quil soit plus<text:line-break/>ydoine que vous. Car vous estes ieune et tres saisse homme. Or mest il<text:line-break/><text:span text:style-name="pb">[n.p.]</text:span><text:line-break/>aduis que ne me reffuserez pas ne rebouterez. Vous voyez quelle ie suis et<text:line-break/>pouez labsence de mon mary supplier et son lieu tenir voire mainten(a1)t<text:s/>se<text:line-break/>cest vostre bon plaisir car nul h(o1)me nen scaura parler le lieu (sol) le t(e1)ps (sol) toute<text:line-break/>opportunite nous fauorisant. Le b(o1) seigneur preuenu (et) anticipe fut tout<text:line-break/>esbahy en son couraige de ce que la b(o1)ne dame dist. C(o1)bi(e1) que nul sembl(a1)t<text:line-break/>il nen fist. Il print la main dextre a la damoyselle (et) de ioyeulx viaire (et) plai(-)<text:line-break/>sante chere luy c(o1)menca a dire ces parolles. Je voy bi(e1) r(e1)dre et d(o1)ner gra(-)<text:line-break/>ces infinies a ma dame fortune qui auiourdhuy me d(o1)ne tant dheur (et) me<text:line-break/>faict parceuoit le fruict du plus grant desir que ie pouoye au m(o1)de auoit<text:line-break/>iamais ne me reputeray (sol) ne clameray infortune (sol) qu(a1)t en elle trouue si lar(-)<text:line-break/>ge bonte. Je puis seurem(e1)t dire que ie suis auiourdhuy le plus heureux de<text:line-break/>tous les aultres (sol) car quant ie p(e1)se en moy ma tres belle (sol) (et) doulce amye c(o1)(-)<text:line-break/>ment ensemble passer(o1)s ioyeusem(e1)t noz ieunes iours (sol) sans ce (q1) personne<text:line-break/>sen puisse apperceuoit ne d(o1)ner garde (sol) ie sanglantis de ioye. Ou est main<text:line-break/>ten(a1)t lh(o1)me qui est plus ayme de fortune que moy (sol) si ne fust vne seulle cho<text:line-break/>se qui me donne vng petit (et) legier empeschem(e1)t a mettre a execution de ce<text:line-break/>dont la dilation aigre me poise et desplaist (sol) ie seroye le plus (sol) (et) mieulx fortu<text:line-break/>ne de tout le monde. Et me desplaist souuerainem(e1)t que ie ne le puis am(e1)<text:line-break/>der. Qu(a1)t la bonne damoyselle qui a nul mal ne pensoit ouyt quil y auoit<text:line-break/>aulcune empeschement (q1) ne luy laissoit desployer ses armes. Elle tres dou<text:line-break/>l(e1)te (et) bien marrie luy pria que il le declairast pour y remedier se elle pouoit.<text:line-break/>Lempeschem(e1)t dist il nest point si gr(a1)t qu(e1) petit de t(e1)ps ie ne soye deliure.<text:line-break/>Et puis quil plaist a vostre gr(a1)t doulceur le scauoit ie vo(us) diray. Au t(e1)ps<text:line-break/>que iestoye a<text:s/>lestude en luniuersite de boulongne la grasse (sol) le peuple de ladi<text:line-break/>cte cite fut seduyt (et) esmeu tellem(e1)t (q1) par muthe mathe selleua encontre le<text:line-break/>seigneur si fus accuse auec les aultres mes c(o1)paignons dauoir este cause (sol)<text:line-break/>et moyen de la seduction (et) de muthe matherie (sol) pourquoy ie fus mis en pri<text:line-break/>son estroicte (sol) auquel lieu qu(a1)t ie my trouuay craign(a1) perdre la vie pource<text:line-break/>que ie me sentoye innocent du cas ie me d(o1)nay (et) vouay a dieu luy promet(-)<text:line-break/>tant que se il me deliuroit<text:s/>des prisons (sol) (et) r(e1)doit icy entre mes par(e1)s (sol) (et) amys<text:line-break/>ie ieusneroye pour lamour de luy vng an entier chascun iour au pain et a<text:line-break/>leaue. Et durant ceste abstin(e1)ce ne feroye peche de mon corps. Or ay ie par<text:line-break/>son ayde tantost faict la plus<text:s/>part de lannee et ne men reste gueres ie vous<text:line-break/>prie et requiers touteffoys puis que vostre plaisir a estre moy eslire pour vo<text:line-break/><text:soft-page-break/>stre que vous ne me changez pour nul aultre qui viue (et) ne vous vueille en<text:line-break/>nuyer le petit delay (q1) ie vous donneray pour parac(o1)plit m(o1) abstin(e1)ce qui<text:line-break/>sera brief faicte (et) qui pieca eust este parfaicte se ie meusse ose c(o1)fier en aul(-)<text:line-break/>truy (q1) meust peu ayder (et) d(o1)ner secours (sol) car ie suis quitte de chascune ieus(-)<text:line-break/>ne (q1) vng aultre feroit pour moy c(o1)me<text:s/>se ie la faisoye et pource (q1) iapercoy<text:line-break/>vostre grande amour et confiance que vous auez fiche en moy ie mettray<text:line-break/><text:span text:style-name="pb">[n.p.]</text:span><text:line-break/>sil vous plaist la fi(a1)ce en vous que iamais ne ose mettre sur freres (sol) amys (sol)<text:line-break/>ne parens (sol) doubtant que faulte ne me feissent touchant la ieusne et vous<text:line-break/>prieray que me aydiez a ieusner vne partie des iours qui restent a lacom(-)<text:line-break/>plissem(e1)t de mon an (sol) affin que plus brief ie vous puisse secourir en la gra<text:line-break/>cieuse requeste (q1) mauez faicte. Ma tres doulce et entiere amye<text:s/>ie nay mais<text:line-break/>que soixante iours. Lesquelz se cest vostre plaisir et voul(e1)te ie partiray en<text:line-break/>deux parties dequoy vous en aurez lune et moy laultre par telle conditi(o1)<text:line-break/>que sans fraulde me promettez men acquiter iustement. Et qu(a1)t ilz ser(o1)t<text:line-break/>acomplis<text:s/>nous passerons plaisamment noz iours d(o1)cques se vous auez<text:line-break/>la voulente de moy ayder en la maniere que iay dessus dicte dictes le moy<text:line-break/>mainten(a1)t. Il est a supposer que la grande et longue espace de t(e1)ps ne luy<text:line-break/>pleut gueres. Mais pource quelle estoit<text:s/>si doulcem(e1)t requise de son amy.<text:line-break/>Et aussi quelle desiroit moult la ieusne estre parfaicte et ac(o1)plie affin (q1)lle<text:line-break/>peust ac(o1)plir ses vouloirs (et) desirs auec son amoureux pensant aussi (q1) tr(e1)(-)<text:line-break/>te iours narrestoy(e1)t gueres. Elle promist<text:s/>de les faire et ac(o1)plir sans fraul(-)<text:line-break/>de ne sans deception ou mal engin. Le bon et notable seigneur dessusdict<text:line-break/>voyant que il auoit gaigne sa cause et que ses besongnes se portoy(e1)t tres<text:line-break/>bien si print conge a la bonne damoyselle qui ny pensoit nul mal<text:s/>en luy di<text:line-break/>sant que puis que sa voye et son chemin si estoit en ven(a1)t de sa maison au<text:line-break/>marche du passer deuant son huys que sans faulte il la vi(e1)droit bien sou(-)<text:line-break/>uent visiter. Et a tant se despartit et la belle dame c(o1)menca le lendemain<text:line-break/>a faire son<text:s/>abstinence en prenant ord(o1)nance que durant le t(e1)ps de sa ieus(-)<text:line-break/>ne elle ne m(e1)geroit son pain et son eaue iusques apres soleil rec(o1)se. Qu(a1)t<text:line-break/>elle eut ieusne troys iours le saige clerc ainsi (q1)l sen alloit au marche a lheu<text:line-break/>re quil auoit acoustume vint veoir sa dame a qui il se deuisa longuement<text:line-break/>puis au dire a dieu il luy demanda se la ieusne estoit ainsi enc(o1)mencee (sol) et<text:line-break/>elle respondit que ouy (sol) entretenez vous ainsi dist il (et) gardez vostre promes<text:line-break/>se ainsi que vous lauez faicte.<text:s/>Tout entierem(e1)t dist elle ne vous en doub(-)<text:line-break/>tez. Il print congie et se partit (et) elle perseuerant de iour en iour en sa ieus(-)<text:line-break/>ne et gardoit lobseruance en la facon que elle auoit promis tant estoit de<text:line-break/>b(o1)ne nature. Elle nauoit pas ieusne huyt iours que sa challeur naturelle<text:line-break/>comm(e1)ca fort a refroidir tellement (q1) force luy fut de changer habillem(e1)s (sol)<text:line-break/>car les mieulx fourrez (et) empennez qui ne seruoyent que en lyuer vindrent<text:line-break/>seruir au lieu des sangles (sol) (et) tendres quelle portoit auant labstinence entre<text:line-break/>prinse. Au quinziesme iour fut arriere visitee de son amoureux le clerc qui<text:line-break/>la trouua foyble que a grant peine pouuoit elle aller par la maison (et) la b(o1)<text:line-break/>ne simplette ne se scauoit donner garde de la tromperie tant sestoit hab(a1)(-)<text:line-break/>donnee a amours (sol) et parfaictement mis son entente a pseuerer celle ieus(-)<text:line-break/>ne et pour les ioyeulx et plaisans delitz quelle attendoit seurem(e1)t a auoir<text:line-break/>auec son gr(a1)t clerc (sol) lequel qu(a1)t a lentrer en la maison la vecit ainsi foyble<text:line-break/><text:span text:style-name="pb">[n.</text:span><text:span text:style-name="pb">p.]</text:span><text:line-break/>luy dit quel viaire esse la (sol) (et) c(o1)ment marches vous maintenant (sol) iappercoy<text:line-break/>que faictes labstin(e1)ce a regret (sol) (et) comment ma tres doulce amye ayez fer(-)<text:line-break/><text:soft-page-break/>me et constant couraige (sol) nous auons auiourdhuy acheue la moytie de vo<text:line-break/>stre ieusne se vostre nature est foible vaincquez la par roideur et constance<text:line-break/>de cueur (et) ne r(o1)pez vostre loyalle promesse. Il ladmonnesta si doulcement<text:line-break/>quil luy fist pr(e1)dre couraige par telle facon quil luy sembloit bien (q1) les aul<text:line-break/>tres quinze iours (q1) restoy(e1)t ne luy dureroy(e1)t guieres. Le vingtiesme vint<text:line-break/>a qui la simplette auoit perdu toute couleur (sol) (et) sembloit a demye morte (sol) et<text:line-break/>ne luy estoit plus le desir si grant c(o1)me le lict (et) c(o1)tinuellem(e1)t demourer ou<text:line-break/>elle se donna aulcunem(e1)t garde (q1) son clerc luy faisoit faire abstin(e1)ce pour<text:line-break/>chastier son desir charnel (sol) si iugea que la fac(o1) (et) maniere de faire estoi(e1)t sai(-)<text:line-break/>gement aduisees et ne pourroy(e1)t venir que dhomme bi(e1) sage (sol) touteffoys<text:line-break/>ce<text:s/>ne la desmeut point ne descouurit (q1) elle ne fust deliberee (et) arrestee de en(-)<text:line-break/>tretenir sa promesse. Au penultiesme tout elle enuoya querir son clerc qui<text:line-break/>quant il la vit couchee au lict demanda se pour vng seul iour qui restoit a<text:line-break/>uoit perdu le couraige. Et elle entrerompant sa parolle luy respondit. Ha<text:line-break/>mon bon amy vous mauez parfaictement et de loyalle amour aymee n(o1)<text:line-break/>pas deshonnestem(e1)t c(o1)me iauoye presume vous aymer (sol) pourquoy ie vo(us)<text:line-break/>tiens et tiendray tant que dieu me donnera vie et vous aussi pareillement<text:line-break/>mon tres chier et tres singulier amy qui auez garde (et) moy aprins mon en<text:line-break/>tiere chastete (et) ma chaste entiere et lhonneur (et) la bonne renommee de moy<text:line-break/>mon amy mes parens et amys. Benoist soit mon chier espour de qui iay<text:line-break/>garde et entretenu la lecon qui donne grant apaisement a mon cueur. Or<text:line-break/>ca mon amy ie vous rens telles graces (et) remercye comme ie puis du gr(a1)t<text:line-break/>honneur et biens (q1) mauez faitz pour lesquelz ie ne vous scauroye ne pour<text:line-break/>roye iamais rendre ne donner suffisantes graces. Non feroyent tous mes<text:line-break/>amys. Le bon et saige seigneur voyant son entreprinse estre acheuee print<text:line-break/>conge de la bonne damoyselle (et) doulcement ladmonnesta quil luy souuint<text:line-break/>de chastier desormais sa nature par abstinence (et) toutes les foys quelle sen<text:line-break/>sentoit esguill(o1)nee. Par lequel moyen elle demoura entiere iusques au re(-)<text:line-break/>tour de son bon mary (sol) lequel ne sceut oncques rien de ladicte aduenture.<text:line-break/>Car elle luy cela si fist le clerc pareillement.</text:p>
      <text:p text:style-name="trailer">(pdm) Cy finissent les cent nouueaulx comptes des<text:s/>cent nouuelles<text:line-break/>nouuelles (sol) c(o1)posees et recitees par nouuelles gens despuis na(-)<text:line-break/>guieres. Nouuellem(e1)t imprimees a &lt;ATTcaractere&gt; yon sur le rosne par Oli(-)<text:line-break/>uier Arnoullet demourant au pres de nostre dame de confort.</text:p>
      <text:p text:style-name="figure"><text:span text:style-name="pb">[n.p.]</text:span><text:line-break/>&lt;ATTimage&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weight-complex="bold" fo:color="#4F81BD" fo:font-size="12pt" style:font-size-asian="12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style:font-weight-complex="bold" fo:color="#4F81BD" fo:font-size="12pt" style:font-size-asian="12pt" style:font-size-complex="13pt"/>
    </style:style>
    <style:style style:name="Titre3Car" style:display-name="Titre 3 Car" style:family="text" style:parent-style-name="Policepardéfaut">
      <style:text-properties style:font-name="Cambria" style:font-name-asian="Times New Roman" style:font-name-complex="Times New Roman" style:font-weight-complex="bol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Style1" style:display-name="Style1" style:family="paragraph" style:parent-style-name="Titre4" style:default-outline-level="4">
      <style:paragraph-properties fo:line-height="100%"/>
      <style:text-properties fo:font-weight="normal" style:font-weight-asian="normal" fo:font-style="normal" style:font-style-asian="normal" style:use-window-font-color="true" fo:font-size="10pt" style:font-size-asian="10pt" fo:hyphenate="false"/>
    </style:style>
    <style:style style:name="h1.sub" style:display-name="&lt;h1.sub&gt;" style:family="paragraph" style:parent-style-name="Titre1" style:default-outline-level="1">
      <style:paragraph-properties fo:line-height="100%"/>
      <style:text-properties fo:font-size="12pt" style:font-size-asian="12pt" fo:hyphenate="false"/>
    </style:style>
    <style:style style:name="h2.sub" style:display-name="&lt;h2.sub&gt;" style:family="paragraph" style:parent-style-name="Titre2" style:default-outline-level="2">
      <style:paragraph-properties fo:line-height="100%"/>
      <style:text-properties fo:font-size="11pt" style:font-size-asian="11pt" fo:hyphenate="false"/>
    </style:style>
    <style:style style:name="h3.sub" style:display-name="&lt;h3.sub&gt;" style:family="paragraph" style:parent-style-name="Titre3" style:default-outline-level="3">
      <style:paragraph-properties fo:line-height="100%"/>
      <style:text-properties fo:font-size="10pt" style:font-size-asian="10pt" fo:hyphenate="false"/>
    </style:style>
    <style:style style:name="h4.sub" style:display-name="&lt;h4.sub&gt;" style:family="paragraph" style:parent-style-name="Style1" style:default-outline-level="4">
      <style:text-properties fo:font-size="9pt" style:font-size-asian="9pt" fo:hyphenate="false"/>
    </style:style>
    <style:style style:name="pb" style:display-name="&lt;pb&gt;" style:family="text" style:parent-style-name="Policepardéfaut">
      <style:text-properties style:font-name="Times New Roman" style:font-name-complex="Times New Roman" fo:font-weight="bold" style:font-weight-asian="bold"/>
    </style:style>
    <style:style style:name="cb" style:display-name="&lt;cb&gt;" style:family="text" style:parent-style-name="Policepardéfaut">
      <style:text-properties style:font-name="Times New Roman" style:font-name-complex="Times New Roman" fo:font-weight="bold" style:font-weight-asian="bold"/>
    </style:style>
    <style:style style:name="Style2" style:display-name="Style2" style:family="paragraph" style:parent-style-name="Normal">
      <style:paragraph-properties fo:margin-bottom="0in" fo:line-height="100%" fo:text-indent="0.1652in"/>
      <style:text-properties fo:font-size="12pt" style:font-size-asian="12pt" style:font-size-complex="12pt" fo:hyphenate="false"/>
    </style:style>
    <style:style style:name="p" style:display-name="&lt;p&gt;" style:family="paragraph" style:parent-style-name="Style2">
      <style:text-properties style:font-name="Times New Roman" fo:hyphenate="false"/>
    </style:style>
    <style:style style:name="noindent" style:display-name="&lt;noindent&gt;" style:family="paragraph" style:parent-style-name="Normal">
      <style:paragraph-properties fo:margin-bottom="0in" fo:line-height="100%"/>
      <style:text-properties style:font-name="Times New Roman" fo:font-size="12pt" style:font-size-asian="12pt" fo:hyphenate="false"/>
    </style:style>
    <style:style style:name="list" style:display-name="&lt;list&gt;" style:family="paragraph" style:parent-style-name="Normal">
      <style:paragraph-properties fo:margin-bottom="0in" fo:line-height="100%" fo:margin-left="0.1652in" fo:text-indent="-0.1652in">
        <style:tab-stops/>
      </style:paragraph-properties>
      <style:text-properties style:font-name="Times New Roman" fo:font-size="12pt" style:font-size-asian="12pt" fo:hyphenate="false"/>
    </style:style>
    <style:style style:name="ab" style:display-name="&lt;ab&gt;" style:family="paragraph" style:parent-style-name="Normal">
      <style:paragraph-properties fo:text-align="center" fo:margin-top="0.1666in" fo:margin-bottom="0.1666in" fo:line-height="100%"/>
      <style:text-properties style:font-name="Times New Roman" fo:font-size="12pt" style:font-size-asian="12pt" style:font-size-complex="12pt" fo:hyphenate="false"/>
    </style:style>
    <style:style style:name="l" style:display-name="&lt;l&gt;" style:family="paragraph" style:parent-style-name="Normal">
      <style:paragraph-properties fo:margin-bottom="0in" fo:line-height="100%" fo:text-indent="0.1652in"/>
      <style:text-properties style:font-name="Times New Roman" fo:font-size="12pt" style:font-size-asian="12pt" fo:hyphenate="false"/>
    </style:style>
    <style:style style:name="figure" style:display-name="&lt;figure&gt;" style:family="paragraph" style:parent-style-name="Normal">
      <style:paragraph-properties fo:text-align="center" fo:margin-bottom="0in" fo:line-height="100%"/>
      <style:text-properties fo:color="#FF0000" fo:hyphenate="false"/>
    </style:style>
    <style:style style:name="trailer" style:display-name="&lt;trailer&gt;" style:family="paragraph" style:parent-style-name="Normal">
      <style:paragraph-properties fo:margin-bottom="0in" fo:line-height="100%"/>
      <style:text-properties style:font-name="Times New Roman" fo:font-size="12pt" style:font-size-asian="12pt" fo:hyphenate="false"/>
    </style:style>
    <style:style style:name="Style3" style:display-name="Style3" style:family="paragraph" style:parent-style-name="Normal">
      <style:paragraph-properties fo:text-align="center" fo:margin-top="0.1666in" fo:margin-bottom="0.1666in" fo:line-height="100%"/>
      <style:text-properties style:font-name="Times New Roman" fo:hyphenate="false"/>
    </style:style>
    <style:style style:name="signed" style:display-name="&lt;signed&gt;" style:family="paragraph" style:parent-style-name="Normal">
      <style:paragraph-properties fo:text-align="end" fo:margin-bottom="0in" fo:line-height="100%"/>
      <style:text-properties style:font-name="Times New Roman" fo:font-size="12pt" style:font-size-asian="12pt" style:font-size-complex="12pt" fo:hyphenate="false"/>
    </style:style>
    <style:style style:name="Style4" style:display-name="Style4" style:family="paragraph" style:parent-style-name="Normal">
      <style:paragraph-properties fo:margin-top="0.0833in" fo:margin-bottom="0.0833in" fo:line-height="100%" fo:margin-left="0.3937in">
        <style:tab-stops/>
      </style:paragraph-properties>
      <style:text-properties style:font-name="Times New Roman" fo:hyphenate="false"/>
    </style:style>
    <style:style style:name="Appelnotedebasdep." style:display-name="Appel note de bas de p." style:family="text" style:parent-style-name="Policepardéfaut">
      <style:text-properties style:text-position="super 63.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2-11T12:34:00Z</meta:creation-date>
    <dc:date>2019-04-24T14:49:00Z</dc:date>
    <meta:template xlink:href="Normal.dotm" xlink:type="simple"/>
    <meta:editing-cycles>1631</meta:editing-cycles>
    <meta:editing-duration>PT45240S</meta:editing-duration>
    <meta:document-statistic meta:page-count="232" meta:paragraph-count="457" meta:word-count="151049" meta:character-count="860055" meta:row-count="11476" meta:non-whitespace-character-count="709457"/>
  </office:meta>
</office:document-meta>
</file>